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Novomlynsk, Dvorichna, Zapadne, Kot...</text:span>
</text:h>
      <text:p text:style-name="P4">
Authors: liveuamap (Language: en)</text:p>
      <text:p text:style-name="P4">
Time: 2023-04-22T-45:24:00</text:p>
      <text:p text:style-name="P4">
Location: Svatove (Latitude:49.54292 Longtitude:37.88893)</text:p>
      <text:p text:style-name="P4">
Videos: []</text:p>
      <text:p text:style-name="P4">
Images: []</text:p>
      <text:p text:style-name="P4">
Tags: ["Russia"]</text:p>
      <text:p text:style-name="P4">
ID: 22557901</text:p>
      <!--METADATA-->
      <text:p text:style-name="P4">
At Kupiansk direction Russian army shelled Krasne Pershe, Novomlynsk,Dvorichna, Zapadne, Kotlyarivka and Berestove of Kharkiv region, - GeneralStaff of Armed Forces of Ukraine says in the morning report</text:p>
      <text:p text:style-name="P4">
News Collection Link: <text:a xlink:type="simple" xlink:href="https://liveuamap.com/en/2023/22-april-at-kupiansk-direction-russian-army-shelled-krasne" text:style-name="Internet_20_link" text:visited-style-name="Visited_20_Internet_20_Link">
https://liveuamap.com/en/2023/22-april-at-kupiansk-direction-russian-army-shelled-krasne</text:a>
</text:p>
      <text:p text:style-name="P4">
Source: <text:a xlink:type="simple" xlink:href="https://t.me/lumsrc/4559" text:style-name="Internet_20_link" text:visited-style-name="Visited_20_Internet_20_Link">
https://t.me/lumsrc/4559</text:a>
</text:p>
      <!--NEWS-->
      <text:h text:style-name="P10" text:outline-level="1">
<text:span text:style-name="T4">
At Lyman direction Russian army shelled Stelmakhivka, Makiyivka, Nevske, Dibrova and Bilohori...</text:span>
</text:h>
      <text:p text:style-name="P4">
Authors: liveuamap (Language: en)</text:p>
      <text:p text:style-name="P4">
Time: 2023-04-22T-47:24:00</text:p>
      <text:p text:style-name="P4">
Location: Donetsk (Latitude:48.8089 Longtitude:38.07604)</text:p>
      <text:p text:style-name="P4">
Videos: []</text:p>
      <text:p text:style-name="P4">
Images: []</text:p>
      <text:p text:style-name="P4">
Tags: ["Russia"]</text:p>
      <text:p text:style-name="P4">
ID: 22557895</text:p>
      <!--METADATA-->
      <text:p text:style-name="P4">
At Lyman direction Russian army shelled Stelmakhivka, Makiyivka, Nevske,Dibrova and Bilohorivka of Luhansk region and Ivanivka, Verkhnokamyanske,Spirne and Zvanivka of Donetsk region, - General Staff of Armed Forces ofUkraine says in the morning report</text:p>
      <text:p text:style-name="P4">
News Collection Link: <text:a xlink:type="simple" xlink:href="https://liveuamap.com/en/2023/22-april-at-lyman-direction-russian-army-shelled-stelmakhivka" text:style-name="Internet_20_link" text:visited-style-name="Visited_20_Internet_20_Link">
https://liveuamap.com/en/2023/22-april-at-lyman-direction-russian-army-shelled-stelmakhivka</text:a>
</text:p>
      <text:p text:style-name="P4">
Source: <text:a xlink:type="simple" xlink:href="https://t.me/lumsrc/4560" text:style-name="Internet_20_link" text:visited-style-name="Visited_20_Internet_20_Link">
https://t.me/lumsrc/4560</text:a>
</text:p>
      <!--NEWS-->
      <text:h text:style-name="P10" text:outline-level="1">
<text:span text:style-name="T4">
At Bakhmut direction Russian army shelled Rozdolivka, Vasukivka, Orikhovo-Vasylivka, Novomark...</text:span>
</text:h>
      <text:p text:style-name="P4">
Authors: liveuamap (Language: en)</text:p>
      <text:p text:style-name="P4">
Time: 2023-04-22T-49:24:00</text:p>
      <text:p text:style-name="P4">
Location: Novhorods'ke, Donetsk Oblast (Latitude:48.33411 Longtitude:37.84653)</text:p>
      <text:p text:style-name="P4">
Videos: []</text:p>
      <text:p text:style-name="P4">
Images: []</text:p>
      <text:p text:style-name="P4">
Tags: ["Russia"]</text:p>
      <text:p text:style-name="P4">
ID: 22557892</text:p>
      <!--METADATA-->
      <text:p text:style-name="P4">
At Bakhmut direction Russian army shelled Rozdolivka, Vasukivka, Orikhovo-Vasylivka, Novomarkove, Hryhorivka, Bakhmut, Ivanivske, Chasiv Yar,Oleksandro-Shultyne, Bila Hora, Dyliyivka, Zalizne, Pivnichne, Pivdenne andNew York of Donetsk region, - General Staff of Armed Forces of Ukraine says inthe morning report</text:p>
      <text:p text:style-name="P4">
News Collection Link: <text:a xlink:type="simple" xlink:href="https://liveuamap.com/en/2023/22-april-at-bakhmut-direction-russian-army-shelled-rozdolivka" text:style-name="Internet_20_link" text:visited-style-name="Visited_20_Internet_20_Link">
https://liveuamap.com/en/2023/22-april-at-bakhmut-direction-russian-army-shelled-rozdolivka</text:a>
</text:p>
      <text:p text:style-name="P4">
Source: <text:a xlink:type="simple" xlink:href="https://t.me/lumsrc/4561" text:style-name="Internet_20_link" text:visited-style-name="Visited_20_Internet_20_Link">
https://t.me/lumsrc/4561</text:a>
</text:p>
      <!--NEWS-->
      <text:h text:style-name="P10" text:outline-level="1">
<text:span text:style-name="T4">
At Avdiyivka directions Russian army shelled Novokalynove, Stepove, Avdiyivka, Tonenke, Pervo...</text:span>
</text:h>
      <text:p text:style-name="P4">
Authors: liveuamap (Language: en)</text:p>
      <text:p text:style-name="P4">
Time: 2023-04-22T-51:24:00</text:p>
      <text:p text:style-name="P4">
Location: Avdiyivka (Latitude:48.2488 Longtitude:37.6898)</text:p>
      <text:p text:style-name="P4">
Videos: []</text:p>
      <text:p text:style-name="P4">
Images: []</text:p>
      <text:p text:style-name="P4">
Tags: ["Russia"]</text:p>
      <text:p text:style-name="P4">
ID: 22557883</text:p>
      <!--METADATA-->
      <text:p text:style-name="P4">
At Avdiyivka directions Russian army shelled Novokalynove, Stepove, Avdiyivka,Tonenke, Pervomayske, Nevelske of Donetsk region, - General Staff of ArmedForces of Ukraine says in the morning report</text:p>
      <text:p text:style-name="P4">
News Collection Link: <text:a xlink:type="simple" xlink:href="https://liveuamap.com/en/2023/22-april-at-avdiyivka-directions-russian-army-shelled-novokalynove" text:style-name="Internet_20_link" text:visited-style-name="Visited_20_Internet_20_Link">
https://liveuamap.com/en/2023/22-april-at-avdiyivka-directions-russian-army-shelled-novokalynove</text:a>
</text:p>
      <text:p text:style-name="P4">
Source: <text:a xlink:type="simple" xlink:href="https://t.me/lumsrc/4562" text:style-name="Internet_20_link" text:visited-style-name="Visited_20_Internet_20_Link">
https://t.me/lumsrc/4562</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2T-53:24:00</text:p>
      <text:p text:style-name="P4">
Location: Donetsk (Latitude:47.84911 Longtitude:37.49067)</text:p>
      <text:p text:style-name="P4">
Videos: []</text:p>
      <text:p text:style-name="P4">
Images: []</text:p>
      <text:p text:style-name="P4">
Tags: ["Russia"]</text:p>
      <text:p text:style-name="P4">
ID: 22557881</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Source: <text:a xlink:type="simple" xlink:href="https://t.me/lumsrc/4563" text:style-name="Internet_20_link" text:visited-style-name="Visited_20_Internet_20_Link">
https://t.me/lumsrc/4563</text:a>
</text:p>
      <!--NEWS-->
      <text:h text:style-name="P10" text:outline-level="1">
<text:span text:style-name="T4">
At Shaktarske direction Russian army shelled Prechystivka, Novoukrayinka, Zolota Nyva, Velyka...</text:span>
</text:h>
      <text:p text:style-name="P4">
Authors: liveuamap (Language: en)</text:p>
      <text:p text:style-name="P4">
Time: 2023-04-22T-55:24:00</text:p>
      <text:p text:style-name="P4">
Location: Velyka Novosilka (Latitude:47.83298 Longtitude:36.83664)</text:p>
      <text:p text:style-name="P4">
Videos: []</text:p>
      <text:p text:style-name="P4">
Images: []</text:p>
      <text:p text:style-name="P4">
Tags: ["Russia"]</text:p>
      <text:p text:style-name="P4">
ID: 22557880</text:p>
      <!--METADATA-->
      <text:p text:style-name="P4">
At Shaktarske direction Russian army shelled Prechystivka, Novoukrayinka,Zolota Nyva, Velyka Novosilka, - General Staff of Armed Forces of Ukraine saysin the morning report</text:p>
      <text:p text:style-name="P4">
News Collection Link: <text:a xlink:type="simple" xlink:href="https://liveuamap.com/en/2023/22-april-at-shaktarske-direction-russian-army-shelled-prechystivka" text:style-name="Internet_20_link" text:visited-style-name="Visited_20_Internet_20_Link">
https://liveuamap.com/en/2023/22-april-at-shaktarske-direction-russian-army-shelled-prechystivka</text:a>
</text:p>
      <text:p text:style-name="P4">
Source: <text:a xlink:type="simple" xlink:href="https://t.me/lumsrc/4564" text:style-name="Internet_20_link" text:visited-style-name="Visited_20_Internet_20_Link">
https://t.me/lumsrc/4564</text:a>
</text:p>
      <!--NEWS-->
      <text:h text:style-name="P10" text:outline-level="1">
<text:span text:style-name="T4">
At Zaporizhzhia and Kherson directions Russian army shelled Olhivske, Pavlivka, Malynivka, Hu...</text:span>
</text:h>
      <text:p text:style-name="P4">
Authors: liveuamap (Language: en)</text:p>
      <text:p text:style-name="P4">
Time: 2023-04-22T-57:24:00</text:p>
      <text:p text:style-name="P4">
Location: Kherson (Latitude:46.63317 Longtitude:32.61858)</text:p>
      <text:p text:style-name="P4">
Videos: []</text:p>
      <text:p text:style-name="P4">
Images: []</text:p>
      <text:p text:style-name="P4">
Tags: ["Russia"]</text:p>
      <text:p text:style-name="P4">
ID: 22557878</text:p>
      <!--METADATA-->
      <text:p text:style-name="P4">
At Zaporizhzhia and Kherson directions Russian army shelled Olhivske,Pavlivka, Malynivka, Huliaipole, Huliaipilske, Orikhiv, Novodanylivka andNovoandriyivka of Zaporizhzhia region, also Antonivka of Kherson region andKherson city, - General Staff of Armed Forces of Ukraine says in the morningreport</text:p>
      <text:p text:style-name="P4">
News Collection Link: <text:a xlink:type="simple" xlink:href="https://liveuamap.com/en/2023/22-april-at-zaporizhzhia-and-kherson-directions-russian-army" text:style-name="Internet_20_link" text:visited-style-name="Visited_20_Internet_20_Link">
https://liveuamap.com/en/2023/22-april-at-zaporizhzhia-and-kherson-directions-russian-army</text:a>
</text:p>
      <text:p text:style-name="P4">
Source: <text:a xlink:type="simple" xlink:href="https://t.me/lumsrc/4565" text:style-name="Internet_20_link" text:visited-style-name="Visited_20_Internet_20_Link">
https://t.me/lumsrc/4565</text:a>
</text:p>
      <!--NEWS-->
      <text:h text:style-name="P10" text:outline-level="1">
<text:span text:style-name="T4">
Donetsk Oblast(12:07). Red Alert: aerial threat. Sirens sounding. Take cover now!</text:span>
</text:h>
      <text:p text:style-name="P4">
Authors: liveuamap (Language: en)</text:p>
      <text:p text:style-name="P4">
Time: 2023-04-22T06:08:00</text:p>
      <text:p text:style-name="P4">
Location: Donetsk Oblast (Latitude:48.72852 Longtitude:37.57876)</text:p>
      <text:p text:style-name="P4">
Videos: []</text:p>
      <text:p text:style-name="P4">
Images: []</text:p>
      <text:p text:style-name="P4">
Tags: ["Europe", "Central and Eastern Europe"]</text:p>
      <text:p text:style-name="P4">
ID: 22557915</text:p>
      <!--METADATA-->
      <text:p text:style-name="P4">
Donetsk Oblast(12:07). Red Alert: aerial threat. Sirens sounding. Take covernow!</text:p>
      <text:p text:style-name="P4">
News Collection Link: <text:a xlink:type="simple" xlink:href="https://liveuamap.com/en/2023/22-april-donetsk-oblast1207-red-alert-aerial-g" text:style-name="Internet_20_link" text:visited-style-name="Visited_20_Internet_20_Link">
https://liveuamap.com/en/2023/22-april-donetsk-oblast1207-red-alert-aerial-g</text:a>
</text:p>
      <text:p text:style-name="P4">
Source: <text:a xlink:type="simple" xlink:href="https://t.me/air_alert_ua/43561" text:style-name="Internet_20_link" text:visited-style-name="Visited_20_Internet_20_Link">
https://t.me/air_alert_ua/43561</text:a>
</text:p>
      <!--NEWS-->
      <text:h text:style-name="P10" text:outline-level="1">
<text:span text:style-name="T4">
Mykolaiv, Mykolayivska Oblast, Kherson, Khersonska Oblast(12:12). Red Alert: aerial threat. S...</text:span>
</text:h>
      <text:p text:style-name="P4">
Authors: liveuamap (Language: en)</text:p>
      <text:p text:style-name="P4">
Time: 2023-04-22T06:13:00</text:p>
      <text:p text:style-name="P4">
Location: Mykolaiv (Latitude:46.94805 Longtitude:32.00525)</text:p>
      <text:p text:style-name="P4">
Videos: []</text:p>
      <text:p text:style-name="P4">
Images: []</text:p>
      <text:p text:style-name="P4">
Tags: ["Europe", "Central and Eastern Europe"]</text:p>
      <text:p text:style-name="P4">
ID: 22557916</text:p>
      <!--METADATA-->
      <text:p text:style-name="P4">
Mykolaiv, Mykolayivska Oblast, Kherson, Khersonska Oblast(12:12). Red Alert:aerial threat. Sirens sounding. Take cover now!</text:p>
      <text:p text:style-name="P4">
News Collection Link: <text:a xlink:type="simple" xlink:href="https://liveuamap.com/en/2023/22-april-mykolaiv-mykolayivska-oblast-khersong" text:style-name="Internet_20_link" text:visited-style-name="Visited_20_Internet_20_Link">
https://liveuamap.com/en/2023/22-april-mykolaiv-mykolayivska-oblast-khersong</text:a>
</text:p>
      <text:p text:style-name="P4">
Source: <text:a xlink:type="simple" xlink:href="https://t.me/air_alert_ua/43563" text:style-name="Internet_20_link" text:visited-style-name="Visited_20_Internet_20_Link">
https://t.me/air_alert_ua/43563</text:a>
</text:p>
      <!--NEWS-->
      <text:h text:style-name="P10" text:outline-level="1">
<text:span text:style-name="T4">
Zaporizka Oblast(12:49). Red Alert: aerial threat. Sirens sounding. Take cover now!</text:span>
</text:h>
      <text:p text:style-name="P4">
Authors: liveuamap (Language: en)</text:p>
      <text:p text:style-name="P4">
Time: 2023-04-22T06:50:00</text:p>
      <text:p text:style-name="P4">
Location: Zaporizka Oblast (Latitude:47.612021 Longtitude:35.765261)</text:p>
      <text:p text:style-name="P4">
Videos: []</text:p>
      <text:p text:style-name="P4">
Images: []</text:p>
      <text:p text:style-name="P4">
Tags: ["Europe", "Central and Eastern Europe"]</text:p>
      <text:p text:style-name="P4">
ID: 22557918</text:p>
      <!--METADATA-->
      <text:p text:style-name="P4">
Zaporizka Oblast(12:49). Red Alert: aerial threat. Sirens sounding. Take covernow!</text:p>
      <text:p text:style-name="P4">
News Collection Link: <text:a xlink:type="simple" xlink:href="https://liveuamap.com/en/2023/22-april-zaporizka-oblast1249-red-alert-aeriag" text:style-name="Internet_20_link" text:visited-style-name="Visited_20_Internet_20_Link">
https://liveuamap.com/en/2023/22-april-zaporizka-oblast1249-red-alert-aeriag</text:a>
</text:p>
      <text:p text:style-name="P4">
Source: <text:a xlink:type="simple" xlink:href="https://t.me/air_alert_ua/43564" text:style-name="Internet_20_link" text:visited-style-name="Visited_20_Internet_20_Link">
https://t.me/air_alert_ua/43564</text:a>
</text:p>
      <!--NEWS-->
      <text:h text:style-name="P10" text:outline-level="1">
<text:span text:style-name="T4">
Donetsk Oblast(17:57). Red Alert: aerial threat. Sirens sounding. Take cover now!</text:span>
</text:h>
      <text:p text:style-name="P4">
Authors: liveuamap (Language: en)</text:p>
      <text:p text:style-name="P4">
Time: 2023-04-22T11:58:00</text:p>
      <text:p text:style-name="P4">
Location: Donetsk Oblast (Latitude:48.72744 Longtitude:37.5781)</text:p>
      <text:p text:style-name="P4">
Videos: []</text:p>
      <text:p text:style-name="P4">
Images: []</text:p>
      <text:p text:style-name="P4">
Tags: ["Europe", "Central and Eastern Europe"]</text:p>
      <text:p text:style-name="P4">
ID: 22557921</text:p>
      <!--METADATA-->
      <text:p text:style-name="P4">
Donetsk Oblast(17:57). Red Alert: aerial threat. Sirens sounding. Take covernow!</text:p>
      <text:p text:style-name="P4">
News Collection Link: <text:a xlink:type="simple" xlink:href="https://liveuamap.com/en/2023/22-april-donetsk-oblast1757-red-alert-aerial-g" text:style-name="Internet_20_link" text:visited-style-name="Visited_20_Internet_20_Link">
https://liveuamap.com/en/2023/22-april-donetsk-oblast1757-red-alert-aerial-g</text:a>
</text:p>
      <text:p text:style-name="P4">
Source: <text:a xlink:type="simple" xlink:href="https://t.me/air_alert_ua/43569" text:style-name="Internet_20_link" text:visited-style-name="Visited_20_Internet_20_Link">
https://t.me/air_alert_ua/43569</text:a>
</text:p>
      <!--NEWS-->
      <text:h text:style-name="P10" text:outline-level="1">
<text:span text:style-name="T4">
Donetsk Oblast(19:38). Red Alert: aerial threat. Sirens sounding. Take cover now!</text:span>
</text:h>
      <text:p text:style-name="P4">
Authors: liveuamap (Language: en)</text:p>
      <text:p text:style-name="P4">
Time: 2023-04-22T13:39:00</text:p>
      <text:p text:style-name="P4">
Location: Donetsk Oblast (Latitude:48.7281 Longtitude:37.57845)</text:p>
      <text:p text:style-name="P4">
Videos: []</text:p>
      <text:p text:style-name="P4">
Images: []</text:p>
      <text:p text:style-name="P4">
Tags: ["Europe", "Central and Eastern Europe"]</text:p>
      <text:p text:style-name="P4">
ID: 22557924</text:p>
      <!--METADATA-->
      <text:p text:style-name="P4">
Donetsk Oblast(19:38). Red Alert: aerial threat. Sirens sounding. Take covernow!</text:p>
      <text:p text:style-name="P4">
News Collection Link: <text:a xlink:type="simple" xlink:href="https://liveuamap.com/en/2023/22-april-donetsk-oblast1938-red-alert-aerial-g" text:style-name="Internet_20_link" text:visited-style-name="Visited_20_Internet_20_Link">
https://liveuamap.com/en/2023/22-april-donetsk-oblast1938-red-alert-aerial-g</text:a>
</text:p>
      <text:p text:style-name="P4">
Source: <text:a xlink:type="simple" xlink:href="https://t.me/air_alert_ua/43571" text:style-name="Internet_20_link" text:visited-style-name="Visited_20_Internet_20_Link">
https://t.me/air_alert_ua/43571</text:a>
</text:p>
      <!--NEWS-->
      <text:h text:style-name="P10" text:outline-level="1">
<text:span text:style-name="T4">
Kharkiv, Kharkivska Oblast(21:02). Red Alert: aerial threat. Sirens sounding. Take cover now!</text:span>
</text:h>
      <text:p text:style-name="P4">
Authors: liveuamap (Language: en)</text:p>
      <text:p text:style-name="P4">
Time: 2023-04-22T15:03:00</text:p>
      <text:p text:style-name="P4">
Location: Kharkiv (Latitude:49.98081000 Longtitude:36.25272000)</text:p>
      <text:p text:style-name="P4">
Videos: []</text:p>
      <text:p text:style-name="P4">
Images: []</text:p>
      <text:p text:style-name="P4">
Tags: ["Europe", "Central and Eastern Europe"]</text:p>
      <text:p text:style-name="P4">
ID: 22557925</text:p>
      <!--METADATA-->
      <text:p text:style-name="P4">
Kharkiv, Kharkivska Oblast(21:02). Red Alert: aerial threat. Sirens sounding.Take cover now!</text:p>
      <text:p text:style-name="P4">
News Collection Link: <text:a xlink:type="simple" xlink:href="https://liveuamap.com/en/2023/22-april-kharkiv-kharkivska-oblast2102-red-alg" text:style-name="Internet_20_link" text:visited-style-name="Visited_20_Internet_20_Link">
https://liveuamap.com/en/2023/22-april-kharkiv-kharkivska-oblast2102-red-alg</text:a>
</text:p>
      <text:p text:style-name="P4">
Source: <text:a xlink:type="simple" xlink:href="https://t.me/suspilnekharkiv/24117" text:style-name="Internet_20_link" text:visited-style-name="Visited_20_Internet_20_Link">
https://t.me/suspilnekharkiv/24117</text:a>
</text:p>
      <!--NEWS-->
      <text:h text:style-name="P10" text:outline-level="1">
<text:span text:style-name="T4">
Dnipro, Dnipropetrovska Oblast, Zaporizka Oblast(22:16). Red Alert: aerial threat. Sirens sou...</text:span>
</text:h>
      <text:p text:style-name="P4">
Authors: liveuamap (Language: en)</text:p>
      <text:p text:style-name="P4">
Time: 2023-04-22T16:17:00</text:p>
      <text:p text:style-name="P4">
Location: Dnipro (Latitude:48.45930000 Longtitude:35.03865000)</text:p>
      <text:p text:style-name="P4">
Videos: []</text:p>
      <text:p text:style-name="P4">
Images: []</text:p>
      <text:p text:style-name="P4">
Tags: ["Europe", "Central and Eastern Europe"]</text:p>
      <text:p text:style-name="P4">
ID: 22557926</text:p>
      <!--METADATA-->
      <text:p text:style-name="P4">
Dnipro, Dnipropetrovska Oblast, Zaporizka Oblast(22:16). Red Alert: aerialthreat. Sirens sounding. Take cover now!</text:p>
      <text:p text:style-name="P4">
News Collection Link: <text:a xlink:type="simple" xlink:href="https://liveuamap.com/en/2023/22-april-dnipro-dnipropetrovska-oblast-zaporig" text:style-name="Internet_20_link" text:visited-style-name="Visited_20_Internet_20_Link">
https://liveuamap.com/en/2023/22-april-dnipro-dnipropetrovska-oblast-zaporig</text:a>
</text:p>
      <text:p text:style-name="P4">
Source: <text:a xlink:type="simple" xlink:href="https://t.me/air_alert_ua/43577" text:style-name="Internet_20_link" text:visited-style-name="Visited_20_Internet_20_Link">
https://t.me/air_alert_ua/43577</text:a>
</text:p>
      <!--NEWS-->
      <text:h text:style-name="P10" text:outline-level="1">
<text:span text:style-name="T4">
Donetsk Oblast(22:50). Red Alert: aerial threat. Sirens sounding. Take cover now!</text:span>
</text:h>
      <text:p text:style-name="P4">
Authors: liveuamap (Language: en)</text:p>
      <text:p text:style-name="P4">
Time: 2023-04-22T16:52:00</text:p>
      <text:p text:style-name="P4">
Location: Donetsk Oblast (Latitude:48.7277 Longtitude:37.57912)</text:p>
      <text:p text:style-name="P4">
Videos: []</text:p>
      <text:p text:style-name="P4">
Images: []</text:p>
      <text:p text:style-name="P4">
Tags: ["Europe", "Central and Eastern Europe"]</text:p>
      <text:p text:style-name="P4">
ID: 22557927</text:p>
      <!--METADATA-->
      <text:p text:style-name="P4">
Donetsk Oblast(22:50). Red Alert: aerial threat. Sirens sounding. Take covernow!</text:p>
      <text:p text:style-name="P4">
News Collection Link: <text:a xlink:type="simple" xlink:href="https://liveuamap.com/en/2023/22-april-donetsk-oblast2250-red-alert-aerial-g" text:style-name="Internet_20_link" text:visited-style-name="Visited_20_Internet_20_Link">
https://liveuamap.com/en/2023/22-april-donetsk-oblast2250-red-alert-aerial-g</text:a>
</text:p>
      <text:p text:style-name="P4">
Source: <text:a xlink:type="simple" xlink:href="https://t.me/air_alert_ua/43578" text:style-name="Internet_20_link" text:visited-style-name="Visited_20_Internet_20_Link">
https://t.me/air_alert_ua/43578</text:a>
</text:p>
      <!--NEWS-->
      <text:h text:style-name="P10" text:outline-level="1">
<text:span text:style-name="T4">
Завдання — прибрати будь-які можливості Росії обходити санкції — Президент України</text:span>
</text:h>
      <text:p text:style-name="P4">
Author: ['АРМІЯINFORM']</text:p>
      <text:p text:style-name="P4">
Time: 2023-04-22T96:00:00-04:00</text:p>
      <text:p text:style-name="P4">
Description: Президент України Володимир Зеленський звернувся зі щоденним посланням до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Tags: ['ВІДЕОЗВЕРНЕННЯ ПРЕЗИДЕНТА УКРАЇНИ', 'ВОЛОДИМИР ЗЕЛЕНСЬКИЙ']</text:p>
      <text:p text:style-name="P4">
Category: News</text:p>
      <!--METADATA-->
      <text:p text:style-name="P4">
<draw:frame draw:style-name="fr1" draw:name="Image2" text:anchor-type="as-char" svg:width="6.9236in" svg:height="3.888755in" draw:z-index="0">
<draw:image xlink:href="../Images/AРМІЯINFORM/2023-04-22T96-00-00-04-00/29c6c0f174ad7042e220823cf1002096_1682021633_extra_large.jpeg" xlink:type="simple" xlink:show="embed" xlink:actuate="onLoad" draw:mime-type="image/jpeg"/>
</draw:frame>
Володимир Зеленський</text:p>
      <text:p text:style-name="P4">
Президент України Володимир Зеленський звернувся зі щоденним посланням доукраїнського народу:</text:p>
      <text:p text:style-name="P4">
– Сьогодні набули чинності три нових санкційних рішення щодо тих, хтовкладається в російську агресію і підтримує її, –<text:a xlink:type="simple" xlink:href="https://www.president.gov.ua/videos/zavdannya-pribrati-bud-yaki-mozhlivosti-rosiyi-obhoditi-sank-4573" text:style-name="Internet_20_link" text:visited-style-name="Visited_20_Internet_20_Link">
зазначив</text:a>
 глава держави. – Передусім це черговийпакет санкцій проти російського ВПК – підприємств, які забезпечують армію-терориста. Цього разу до санкційних списків додано 322 компанії: виробникизброї, комплектуючих і подібного.</text:p>
      <text:p text:style-name="P4">
Інших два санкційні списки – це фізичні та юридичні особи, які допомагаютьобходити санкції проти Росії, тримають майно воєнних злочинців та задіяні узнищенні свободи як на території самої Росії, так і на нашій землі.</text:p>
      <text:p text:style-name="P4">
Наші санкційні пакети детально опрацьовуються, і зокрема – щодо синхронізаціїз 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Росії обходити санкції. Кожна російська схема, якадозволяє обійти санкції, додає часу цій війні, додає можливостей агресору.</text:p>
      <text:p text:style-name="P4">
Відповідно, що жорсткіше санкційний режим проти Росії, що більше обмеженьпроти держави-терориста та всіх пов’язаних з нею осіб, проти всієї російськоїекономіки війни – то швидше буде і завершення агресії.  І я дякую всім у світі, хто розуміє це.</text:p>
      <text:p text:style-name="P4">
Слава всім нашим воїнам! Слава всім нашим героям різних часів, які боролися занашу незалежність!  Україна завжди буде вільною! Слава Україні!</text:p>
      <text:p text:style-name="P4">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Із Судану евакуювали першу групу нідерландців</text:span>
</text:h>
      <text:p text:style-name="P4">
Authors: Ukrinform (Person)</text:p>
      <text:p text:style-name="P4">
Publisher: Укринформ (Organization)</text:p>
      <text:p text:style-name="P4">
Published Time: 2023-04-23T-10:22:00+03:00</text:p>
      <text:p text:style-name="P4">
Modified Time: 2023-04-23T23:22:00+03:00</text:p>
      <text:p text:style-name="P4">
Description: Перша група нідерландців покинула Судан на французькому літаку. — Укрінформ.</text:p>
      <text:p text:style-name="P4">
Images: ["<text:a xlink:type="simple" xlink:href="https://static.ukrinform.com/photos/2019_04/thumb_files/630_360_1555077319-488.jpg" text:style-name="Internet_20_link" text:visited-style-name="Visited_20_Internet_20_Link">
630_360_15550...</text:a>
"]</text:p>
      <text:p text:style-name="P4">
Tags: ['Евакуація', 'Судан', 'Війна']</text:p>
      <text:p text:style-name="P4">
Type: Article</text:p>
      <!--METADATA-->
      <text:p text:style-name="P4">
<draw:frame draw:style-name="fr1" draw:name="Image3" text:anchor-type="as-char" svg:width="6.9236in" svg:height="3.956343in" draw:z-index="0">
<draw:image xlink:href="../Images/yкринформ/2023-04-23T-10-22-00-03-00/630_360_1555077319-488.jpg" xlink:type="simple" xlink:show="embed" xlink:actuate="onLoad" draw:mime-type="image/jpeg"/>
</draw:frame>
 Першагрупа нідерландців покинула Судан на французькому літаку.</text:p>
      <text:p text:style-name="P4">
Про це повідомляє Укрінформ з посиланням на <text:a xlink:type="simple" xlink:href="https://nos.nl/collectie/13927/artikel/2472555-eerste-nederlanders-vanuit-sudan-geevacueerd" text:style-name="Internet_20_link" text:visited-style-name="Visited_20_Internet_20_Link">
</text:a>
 .</text:p>
      <text:p text:style-name="P4">
“Перші нідерландці були евакуйовані з Судану французьким літаком. Про цеповідомляє міністр закордонних справ Нідерландів Вопке Гукстра”, - йдеться уповідомленні.</text:p>
      <text:p text:style-name="P4">
Зазначається, що за його словами, йдеться про групу людей. Точної цифри він неназиває.</text:p>
      <text:p text:style-name="P4">
Ще одна група нідерландців покинула Хартум з автомобільною колоною ООН.</text:p>
      <text:p text:style-name="P4">
<text:span text:style-name="T4">
Читайте також:</text:span>
 <text:span text:style-name="T4">
<text:a xlink:type="simple" xlink:href="https://www.ukrinform.ua/rubric-world/3699620-britanskih-diplomativ-evakuuvali-iz-sudanu.html" text:style-name="Internet_20_link" text:visited-style-name="Visited_20_Internet_20_Link">
 </text:a>
 </text:span>
</text:p>
      <text:p text:style-name="P4">
У рятувальній операції Нідерланди об'єднали зусилля із Францією та Німеччиною.</text:p>
      <text:p text:style-name="P4">
Як повідомляв Укрінформ, 15 квітня після кількох днів напруженості між армією<text:span text:style-name="T4">
<text:a xlink:type="simple" xlink:href="https://www.ukrinform.ua/tag-sudan" text:style-name="Internet_20_link" text:visited-style-name="Visited_20_Internet_20_Link">
 </text:a>
 </text:span>
 та Силами швидкого реагування(RSF) в Хартумі пролунали вибухи й стрілянина. Суперечка зосереджена навколозапропонованого переходу країни до цивільного правління.</text:p>
      <text:p text:style-name="P4">
<text:span text:style-name="T4">
Читайте також:</text:span>
 <text:span text:style-name="T4">
<text:a xlink:type="simple" xlink:href="https://www.ukrinform.ua/rubric-world/3699486-ssa-evakuuvali-personal-posolstva-u-sudani.html" text:style-name="Internet_20_link" text:visited-style-name="Visited_20_Internet_20_Link">
 </text:a>
 </text:span>
</text:p>
      <text:p text:style-name="P4">
Щонайменше 97 людей загинули та ще сотні зазнали поранень під час зіткнень повсьому Судану.</text:p>
      <text:p text:style-name="P4">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У росії помер другий за день депутат держдуми від правлячої партії</text:span>
</text:h>
      <text:p text:style-name="P4">
Authors: Ukrinform (Person)</text:p>
      <text:p text:style-name="P4">
Publisher: Укринформ (Organization)</text:p>
      <text:p text:style-name="P4">
Published Time: 2023-04-23T-12:08:00+03:00</text:p>
      <text:p text:style-name="P4">
Modified Time: 2023-04-23T23:08:00+03:00</text:p>
      <text:p text:style-name="P4">
Description: У росії помер депутат держдуми від фракції "єдина росія" Джашарбек Узденов. — Укрінформ.</text:p>
      <text:p text:style-name="P4">
Images: ["<text:a xlink:type="simple" xlink:href="https://static.ukrinform.com/photos/2023_04/thumb_files/630_360_1682271792-181.jpg" text:style-name="Internet_20_link" text:visited-style-name="Visited_20_Internet_20_Link">
630_360_16822...</text:a>
"]</text:p>
      <text:p text:style-name="P4">
Tags: ['Депутат', 'Смерть', 'Держдума РФ']</text:p>
      <text:p text:style-name="P4">
Type: Article</text:p>
      <!--METADATA-->
      <text:p text:style-name="P4">
<draw:frame draw:style-name="fr1" draw:name="Image4" text:anchor-type="as-char" svg:width="6.9236in" svg:height="3.956343in" draw:z-index="0">
<draw:image xlink:href="../Images/yкринформ/2023-04-23T-12-08-00-03-00/630_360_1682271792-181.jpg" xlink:type="simple" xlink:show="embed" xlink:actuate="onLoad" draw:mime-type="image/jpeg"/>
</draw:frame>
 У росіїпомер депутат держдуми від фракції "єдина росія" Джашарбек Узденов.</text:p>
      <text:p text:style-name="P4">
Як передає Укрінформ, про це повідомляє <text:a xlink:type="simple" xlink:href="https://www.kommersant.ru/doc/5952357" text:style-name="Internet_20_link" text:visited-style-name="Visited_20_Internet_20_Link">
</text:a>
</text:p>
      <text:p text:style-name="P4">
Йому було 56 років.</text:p>
      <text:p text:style-name="P4">
У повідомленні партії вказується, що Узденов помер «після тяжкої та тривалоїхвороби».</text:p>
      <text:p text:style-name="P4">
Політик був членом Комітету з екології, природних ресурсів та охоронинавколишнього середовища <text:a xlink:type="simple" xlink:href="https://www.ukrinform.ua/tag-derzduma-rf" text:style-name="Internet_20_link" text:visited-style-name="Visited_20_Internet_20_Link">
 </text:a>
</text:p>
      <text:p text:style-name="P4">
The Insider зазначає, що Узденов пропустив безліч засідань у 2022 році, і неголосував за визнання росією так званих «днр» та «лнр» як самостійних,суверенних і незалежних держав.</text:p>
      <text:p text:style-name="P4">
<text:span text:style-name="T4">
Читайте також:</text:span>
 <text:a xlink:type="simple" xlink:href="https://www.ukrinform.ua/rubric-ato/3695950-sbu-ogolosila-pidozru-rosijskomu-deputatu-akij-komanduvav-obstrilom-pozicij-zsu.html" text:style-name="Internet_20_link" text:visited-style-name="Visited_20_Internet_20_Link">
 </text:a>
</text:p>
      <text:p text:style-name="P4">
Як повідомляв Укрінформ, <text:a xlink:type="simple" xlink:href="https://www.ukrinform.ua/rubric-world/3699675-pomer-odin-iz-najbagatsih-deputativ-derzdumi-rf-akogo-zasudili-v-ukraini.html" text:style-name="Internet_20_link" text:visited-style-name="Visited_20_Internet_20_Link">
 </text:a>
 , якого минулого року засудили за посягання на територіальнуцілісність і недоторканність України. Він підтримав постанову щодо зверненнядо президента рф з проханням розглянути питання щодо визнання псевдореспублік«днр» і «лнр» як самостійних, суверенних і незалежних держав.</text:p>
      <text:p text:style-name="P4">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На Запоріжжі ворог продовжує зводити фортифікаційні споруди та мінувати території - військові</text:span>
</text:h>
      <text:p text:style-name="P4">
Authors: Ukrinform (Person)</text:p>
      <text:p text:style-name="P4">
Publisher: Укринформ (Organization)</text:p>
      <text:p text:style-name="P4">
Published Time: 2023-04-23T-142:38:00+03:00</text:p>
      <text:p text:style-name="P4">
Modified Time: 2023-04-23T10:38:00+03:00</text:p>
      <text:p text:style-name="P4">
Description: На Запорізькому напрямку противник в очікуванні контрнаступу продовжує зводити фортифікаційні споруди, встановлювати протитанкові засоби та мінувати території. — Укрінформ.</text:p>
      <text:p text:style-name="P4">
Images: ["<text:a xlink:type="simple" xlink:href="https://static.ukrinform.com/photos/2023_04/thumb_files/630_360_1682236314-344.jpg" text:style-name="Internet_20_link" text:visited-style-name="Visited_20_Internet_20_Link">
630_360_16822...</text:a>
"]</text:p>
      <text:p text:style-name="P4">
Tags: ['Обстріл', 'Запоріжжя', 'Війна з росією', 'Контрнаступ', 'Єдині новини']</text:p>
      <text:p text:style-name="P4">
Type: Article</text:p>
      <!--METADATA-->
      <text:p text:style-name="P4">
<draw:frame draw:style-name="fr1" draw:name="Image5" text:anchor-type="as-char" svg:width="6.9236in" svg:height="3.956343in" draw:z-index="0">
<draw:image xlink:href="../Images/yкринформ/2023-04-23T-142-38-00-03-00/630_360_1682236314-344.jpg" xlink:type="simple" xlink:show="embed" xlink:actuate="onLoad" draw:mime-type="image/jpeg"/>
</draw:frame>
 НаЗапорізькому напрямку противник в очікуванні контрнаступу продовжує зводитифортифікаційні споруди, встановлювати протитанкові засоби та мінуватитериторії.</text:p>
      <text:p text:style-name="P4">
Як передає Укрінформ, про це в <text:a xlink:type="simple" xlink:href="https://www.youtube.com/watch" text:style-name="Internet_20_link" text:visited-style-name="Visited_20_Internet_20_Link">
</text:a>
 телемарафону «Єдині новини»повідомив керівник об'єднаного пресцентру сил оборони Таврійського напрямкуОлексій Дмитрашківський.</text:p>
      <text:p text:style-name="P4">
“На Запорізькому напрямку характер дій ворога без змін. Противник в очікуванні<text:a xlink:type="simple" xlink:href="https://www.ukrinform.ua/tag-kontrnastup" text:style-name="Internet_20_link" text:visited-style-name="Visited_20_Internet_20_Link">
 </text:a>
 і продовжує зводитифортифікаційні споруди, встановлювати протитанкові засоби та мінуватитериторії”, - сказав Дмитрашківський.</text:p>
      <text:p text:style-name="P4">
Крім того, він зауважив, що росіяни продовжують наступальні дії наАвдіївському напрямку, ведуть активну оборону на Новопавлівському таОріхівському напрямках.</text:p>
      <text:p text:style-name="P4">
<text:span text:style-name="T4">
Читайте також:</text:span>
 <text:a xlink:type="simple" xlink:href="https://www.ukrinform.ua/rubric-regions/3699190-v-ocikuvanni-kontrnastupu-zagarbniki-posilili-perevirki-ukrainciv-v-energodari.html" text:style-name="Internet_20_link" text:visited-style-name="Visited_20_Internet_20_Link">
 <text:span text:style-name="T4">
контрнаступ</text:span>
 </text:a>
</text:p>
      <text:p text:style-name="P4">
На Донецькому напрямку основні зусилля ворог зосередив на Авдіївськомунапрямку.</text:p>
      <text:p text:style-name="P4">
Також Дмитрашківський повідомив, що противник вів штурмові дії із завданнямоволодіти опорними пунктами першого ешелону. Це відбувалося в районіНовокалинового, Первомайського, Мар’їнки.</text:p>
      <text:p text:style-name="P4">
<text:span text:style-name="T4">
Читайте також:</text:span>
 <text:a xlink:type="simple" xlink:href="https://www.ukrinform.ua/rubric-ato/3699216-do-marinki-zagarbniki-perekinuli-zamist-desantnikiv-sturmovi-pidrozdili-z.html" text:style-name="Internet_20_link" text:visited-style-name="Visited_20_Internet_20_Link">
 </text:a>
</text:p>
      <text:p text:style-name="P4">
“Ворог здійснив 28 штурмових дій, але успіху на цих напрямках не мав.Натомість зазнав втрат близько двох рот особового складу (приблизно 200 людейубитими і пораненими) та 10 одиниць техніки”, - наголосив він.</text:p>
      <text:p text:style-name="P4">
Речник також зауважив, що на Вугледарському напрямку активних бойових дій неведеться, і ймовірно, що найближчим часом загарбники поновлять штурмові дії уцьому районі. "Втративши дуже багато особового складу на Авдіївському таМар’їнському напрямках, я думаю, ворог зосередить увагу на Вугледарськомунапрямку”, - сказав він.</text:p>
      <text:p text:style-name="P4">
Окрім цього, за ніч ворог 186 разів обстріляв позиції українських захисників,серед них Запоріжжя - 30, Донецький напрямок - 156.</text:p>
      <text:p text:style-name="P4">
Як повідомляв Укрінформ, Сили оборони України з 24 лютого 2022 року по 23квітня 2023 року <text:a xlink:type="simple" xlink:href="https://www.ukrinform.ua/rubric-ato/3699470-sili-oboroni-znisili-vze-186-420-rosijskih-zagarbnikiv.html" text:style-name="Internet_20_link" text:visited-style-name="Visited_20_Internet_20_Link">
 </text:a>
 , і за минулу добу - ще 690осіб.</text:p>
      <text:p text:style-name="P4">
Фото: Getty Images</text:p>
      <text:p text:style-name="P4">
Source: <text:a xlink:type="simple" xlink:href="https://www.ukrinform.ua/rubric-ato/3699513-na-zaporizzi-vorog-prodovzue-zvoditi-fortifikacijni-sporudi-ta-minuvati-teritorii-vijskovi.html" text:style-name="Internet_20_link" text:visited-style-name="Visited_20_Internet_20_Link">
https://www.ukrinform.ua/rubric-ato/3699513-na-zaporizzi-vorog-prodovzue-zvoditi-fortifikacijni-sporudi-ta-minuvati-teritorii-vijskovi.html</text:a>
</text:p>
      <!--NEWS-->
      <text:h text:style-name="P10" text:outline-level="1">
<text:span text:style-name="T4">
Українські параволейболісти стали віцечемпіонами на міжнародному турнірі у Німеччині</text:span>
</text:h>
      <text:p text:style-name="P4">
Authors: Ukrinform (Person)</text:p>
      <text:p text:style-name="P4">
Publisher: Укринформ (Organization)</text:p>
      <text:p text:style-name="P4">
Published Time: 2023-04-23T-15:52:22+03:00</text:p>
      <text:p text:style-name="P4">
Modified Time: 2023-04-23T22:52:22+03:00</text:p>
      <text:p text:style-name="P4">
Description: Українські параволейболісти стали віцечемпіонами міжнародного турніру з волейболу сидячи серед чоловічих команд. — Укрінформ.</text:p>
      <text:p text:style-name="P4">
Images: ["<text:a xlink:type="simple" xlink:href="https://static.ukrinform.com/photos/2023_04/thumb_files/630_360_1682278951-576.jpg" text:style-name="Internet_20_link" text:visited-style-name="Visited_20_Internet_20_Link">
630_360_16822...</text:a>
"]</text:p>
      <text:p text:style-name="P4">
Tags: ['Німеччина', 'Збірна України', 'Паралімпійці']</text:p>
      <text:p text:style-name="P4">
Type: Article</text:p>
      <!--METADATA-->
      <text:p text:style-name="P4">
<draw:frame draw:style-name="fr1" draw:name="Image6" text:anchor-type="as-char" svg:width="6.9236in" svg:height="3.956343in" draw:z-index="0">
<draw:image xlink:href="../Images/yкринформ/2023-04-23T-15-52-22-03-00/630_360_1682278951-576.jpg" xlink:type="simple" xlink:show="embed" xlink:actuate="onLoad" draw:mime-type="image/jpeg"/>
</draw:frame>
Українські параволейболісти стали віцечемпіонами міжнародного турніру зволейболу сидячи серед чоловічих команд.</text:p>
      <text:p text:style-name="P4">
Як передає Укрінформ, про це на своїй сторінці у <text:a xlink:type="simple" xlink:href="https://www.facebook.com/NationalSportsCommitteeOfTheDisabledOfUkraine/posts/pfbid0iWtrfAQRqMMCAtYhaWfoh2HKWEvwgoB4jHNnzCD5AW8YuSGTaqCJBQvhYrh8oQsel" text:style-name="Internet_20_link" text:visited-style-name="Visited_20_Internet_20_Link">
</text:a>
повідомляє Національний паралімпійський комітет України.</text:p>
      <text:p text:style-name="P4">
За найвищий титул континенту в європейському волейболі сидячи змагалисязагалом 9 команд.</text:p>
      <text:p text:style-name="P4">
Україну представила параволейбольна команда у складі 11 спортсменів зінвалідністю, які здобули почесне друге місце, поступившись лише команді зБоснії та Герцеговини.</text:p>
      <text:p text:style-name="P4">
<text:span text:style-name="T4">
Читайте також:</text:span>
 <text:a xlink:type="simple" xlink:href="https://www.ukrinform.ua/rubric-sports/3692256-zinoca-paralimpijska-zbirna-ukraini-z-golbolu-vigrala-turnir-u-litvi.html" text:style-name="Internet_20_link" text:visited-style-name="Visited_20_Internet_20_Link">
 <text:span text:style-name="T4">
Жіноча</text:span>
 <text:span text:style-name="T4">
паралімпійська</text:span>
 <text:span text:style-name="T4">
збірна</text:span>
 <text:span text:style-name="T4">
України</text:span>
<text:span text:style-name="T4">
голболу</text:span>
 <text:span text:style-name="T4">
виграла</text:span>
 <text:span text:style-name="T4">
турнір</text:span>
 <text:span text:style-name="T4">
Литві</text:span>
</text:a>
</text:p>
      <text:p text:style-name="P4">
У паралімпійському комітеті України також оприлюднили прізвища спортсменів:</text:p>
      <ul>
        <li>
Битченко Денис - Київська обл.,   * Ковальчук Юрій - Рівненська обл.,   * Прищепа Роман - Київська обл.,   * Сікальський Андрій - Рівненська обл.,   * Харламов Олексій - Дніпропетровська обл.,   * Драпак Олександр - Полтавська обл.,   * Забігайло Андрій - Житомирська обл.,   * Подік Іван - Житомирська обл.,   * Петренчук Максим - Харківська обл.,   * Приймаков Марк - Донецька/Дніпропетровська обл.,   * Прищепа Андрій - Київська обл.</li>
      </ul>
      <text:p text:style-name="P4">
Як повідомляв Укрінформ, національна паралімпійська збірна України зіспортивних танців на візках <text:a xlink:type="simple" xlink:href="https://www.ukrinform.ua/rubric-sports/3694240-ukrainski-paralimpijci-vigrali-turnir-zi-sportivnih-tanciv-na-vizkah.html" text:style-name="Internet_20_link" text:visited-style-name="Visited_20_Internet_20_Link">
 </text:a>
 .</text:p>
      <text:p text:style-name="P4">
Фото: Національний паралімпійський комітет України, Фейсбук</text:p>
      <text:p text:style-name="P4">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At Lyman direction Russian army shelled Makiyivka, Nevske and Bilohorivka of Luhansk region a...</text:span>
</text:h>
      <text:p text:style-name="P4">
Authors: liveuamap (Language: en)</text:p>
      <text:p text:style-name="P4">
Time: 2023-04-23T-17:31:00</text:p>
      <text:p text:style-name="P4">
Location: Bakhmut (Latitude:48.80822 Longtitude:38.25645)</text:p>
      <text:p text:style-name="P4">
Videos: []</text:p>
      <text:p text:style-name="P4">
Images: []</text:p>
      <text:p text:style-name="P4">
Tags: ["Russia"]</text:p>
      <text:p text:style-name="P4">
ID: 22557946</text:p>
      <!--METADATA-->
      <text:p text:style-name="P4">
At Lyman direction Russian army shelled Makiyivka, Nevske and Bilohorivka ofLuhansk region and Dibrova, Verkhnokamyanske and Spirne of Donetsk region, -General Staff of Armed Forces of Ukraine says in the morning report</text:p>
      <text:p text:style-name="P4">
News Collection Link: <text:a xlink:type="simple" xlink:href="https://liveuamap.com/en/2023/23-april-at-lyman-direction-russian-army-shelled-makiyivka" text:style-name="Internet_20_link" text:visited-style-name="Visited_20_Internet_20_Link">
https://liveuamap.com/en/2023/23-april-at-lyman-direction-russian-army-shelled-makiyivka</text:a>
</text:p>
      <text:p text:style-name="P4">
Source: <text:a xlink:type="simple" xlink:href="https://t.me/lumsrc/4569" text:style-name="Internet_20_link" text:visited-style-name="Visited_20_Internet_20_Link">
https://t.me/lumsrc/4569</text:a>
</text:p>
      <!--NEWS-->
      <text:h text:style-name="P10" text:outline-level="1">
<text:span text:style-name="T4">
Штати понизили рівень свого представництва в Радбезі ООН під час головування росії – Держдеп</text:span>
</text:h>
      <text:p text:style-name="P4">
Authors: Ukrinform (Person)</text:p>
      <text:p text:style-name="P4">
Publisher: Укринформ (Organization)</text:p>
      <text:p text:style-name="P4">
Published Time: 2023-04-23T-17:38:00+03:00</text:p>
      <text:p text:style-name="P4">
Modified Time: 2023-04-23T22:38:00+03:00</text:p>
      <text:p text:style-name="P4">
Description: Стратегія поводження США в Раді Безпеки ООН під час головування росії цього місяця передбачала зміну рівня її участі в засіданнях. — Укрінформ.</text:p>
      <text:p text:style-name="P4">
Images: ["<text:a xlink:type="simple" xlink:href="https://static.ukrinform.com/photos/2017_11/thumb_files/630_360_1511288470-1706.jpg" text:style-name="Internet_20_link" text:visited-style-name="Visited_20_Internet_20_Link">
630_360_15112...</text:a>
"]</text:p>
      <text:p text:style-name="P4">
Tags: ['ООН', 'Агресія РФ', 'Держдеп', 'росія', 'Радбез ООН']</text:p>
      <text:p text:style-name="P4">
Type: Article</text:p>
      <!--METADATA-->
      <text:p text:style-name="P4">
<draw:frame draw:style-name="fr1" draw:name="Image7" text:anchor-type="as-char" svg:width="6.9236in" svg:height="3.956343in" draw:z-index="0">
<draw:image xlink:href="../Images/yкринформ/2023-04-23T-17-38-00-03-00/630_360_1511288470-1706.jpg" xlink:type="simple" xlink:show="embed" xlink:actuate="onLoad" draw:mime-type="image/jpeg"/>
</draw:frame>
Стратегія поводження США в Раді Безпеки ООН під час головування росії цьогомісяця передбачала зміну рівня її участі в засіданнях.</text:p>
      <text:p text:style-name="P4">
Як передає Укрінформ, про це повідомляє <text:a xlink:type="simple" xlink:href="https://www.politico.com/news/2023/04/23/un-security-council-russia-us-00093272" text:style-name="Internet_20_link" text:visited-style-name="Visited_20_Internet_20_Link">
</text:a>
 з посиланням на посадовця Держдепу.</text:p>
      <text:p text:style-name="P4">
«Це означає направлення на деякі засідання дипломатів нижчого рангу замістьпосла США Лінди Томас-Грінфілд. Ці дипломати потім залишали засідання включові моменти», – пояснив посадовець на умовах анонімності.</text:p>
      <text:p text:style-name="P4">
Також Томас-Ґрінфілд пропустила традиційний сніданок, який росіяни влаштувализ нагоди початку свого президентства 3 квітня.</text:p>
      <text:p text:style-name="P4">
<text:span text:style-name="T4">
Читайте також:</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За словами посадовця, усе це свідчить про необхідність заявленої Вашингтономмети – зміни структури Організації Об'єднаних Націй.</text:p>
      <text:p text:style-name="P4">
«Це божевілля, що росія є постійним членом Ради Безпеки після того, як вонагрубо порушила Статут ООН, – сказав він. – Це дійсно один із багатьох проявівтого, що Рада Безпеки та ООН у цілому потребують реформування».</text:p>
      <text:p text:style-name="P4">
ООН звикла до дивацтв, абсурду й певної частки лицемірства, зазначає видання,але у квітні «це сягнуло епічних масштабів, оскільки росія перебрала на себеголовування в Раді Безпеки ООН на ротаційній основі й використала його длявиправдання своєї війни проти України».</text:p>
      <text:p text:style-name="P4">
<text:span text:style-name="T4">
Читайте також:</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5 квітня рф провела зустріч членів РБ у форматі Аррія для виправданнявикрадення дітей з окупованих територій України.</text:p>
      <text:p text:style-name="P4">
10 квітня організувала відкриті дебати в Радбезі, аби звинуватити західнікраїни у постачанні зброї Україні.</text:p>
      <text:p text:style-name="P4">
У понеділок, 24 квітня міністр закордонних справ росії сергій лавровголовуватиме на засіданні РБ, присвяченому захисту принципів Статуту ООН,зокрема запобіганню війнам.</text:p>
      <text:p text:style-name="P4">
«Вони намагаються нас тролити, – сказав американський посадовець. – Вониобирають теми, що стосуються їхніх найбільш кричущих дій у цій війні, інамагаються перевернути все з ніг на голову. Ми не піддамося на це».</text:p>
      <text:p text:style-name="P4">
<text:span text:style-name="T4">
Читайте також:</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Видання нагадує, що росія попереднього разу головувала в Раді Безпеки в лютому2022 року, коли розпочалося її повномасштабне вторгнення в Україну.</text:p>
      <text:p text:style-name="P4">
Як повідомлялося, у квітні росія головує в Раді Безпеки ООН. Головування вцьому органі щомісяця змінюється почергово між його членами. У травні цю рольвиконуватиме Швейцарія, у червні – ОАЕ.</text:p>
      <text:p text:style-name="P4">
До складу Радбезу входять п'ять постійних членів <text:span text:style-name="T4">
<text:a xlink:type="simple" xlink:href="https://www.ukrinform.ua/tag-oon" text:style-name="Internet_20_link" text:visited-style-name="Visited_20_Internet_20_Link">
</text:a>
 </text:span>
 – США, Велика Британія, Франція, Китайта росія (на місці радянського союзу), які мають право вето, а також 10 країн-членів на ротаційній основі.</text:p>
      <text:p text:style-name="P4">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Німецький генерал закликав уряд передати Україні більше боєприпасів для ППО та винищувачі F-16</text:span>
</text:h>
      <text:p text:style-name="P4">
Authors: Ukrinform (Person)</text:p>
      <text:p text:style-name="P4">
Publisher: Укринформ (Organization)</text:p>
      <text:p text:style-name="P4">
Published Time: 2023-04-23T-19:24:00+03:00</text:p>
      <text:p text:style-name="P4">
Modified Time: 2023-04-23T22:24:00+03:00</text:p>
      <text:p text:style-name="P4">
Description: Німеччині варто передати Україні бойову авіацію, зокрема винищувачі F-16 та боєприпаси для ППО. — Укрінформ.</text:p>
      <text:p text:style-name="P4">
Images: ["<text:a xlink:type="simple" xlink:href="https://static.ukrinform.com/photos/2023_04/thumb_files/630_360_1682278035-325.jpg" text:style-name="Internet_20_link" text:visited-style-name="Visited_20_Internet_20_Link">
630_360_16822...</text:a>
"]</text:p>
      <text:p text:style-name="P4">
Tags: ['Літак', 'Німеччина', 'Винищувач', 'ППО']</text:p>
      <text:p text:style-name="P4">
Type: Article</text:p>
      <!--METADATA-->
      <text:p text:style-name="P4">
<draw:frame draw:style-name="fr1" draw:name="Image8" text:anchor-type="as-char" svg:width="6.9236in" svg:height="3.956343in" draw:z-index="0">
<draw:image xlink:href="../Images/yкринформ/2023-04-23T-19-24-00-03-00/630_360_1682278035-325.jpg" xlink:type="simple" xlink:show="embed" xlink:actuate="onLoad" draw:mime-type="image/jpeg"/>
</draw:frame>
 Німеччиніварто передати Україні бойову авіацію, зокрема винищувачі F-16 та боєприпасидля ППО.</text:p>
      <text:p text:style-name="P4">
Як передає Укрінформ, таку думку висловив генерал у відставці, колишнійкомандувач сил KFOR Ерхард Бюлер, повідомляє <text:a xlink:type="simple" xlink:href="https://www.bild.de/politik/inland/politik-inland/ukraine-krieg-top-general-geht-auf-ampel-los-83658200.bild.html#fromWall" text:style-name="Internet_20_link" text:visited-style-name="Visited_20_Internet_20_Link">
</text:a>
 .</text:p>
      <text:p text:style-name="P4">
Уряд Німеччини, на думку генерала, безпосередньо відповідальний за поганеоснащення українських військових. За його словами, країна дуже пізно ухвалиларішення про постачання озброєння, тому Україна досі потерпає від нестачісучасної техніки.</text:p>
      <text:p text:style-name="P4">
<text:span text:style-name="T4">
Читайте також:</text:span>
 <text:a xlink:type="simple" xlink:href="https://www.ukrinform.ua/rubric-ato/3699667-patriot-moze-zbivati-raketi-s300-ale-racionalnise-nisiti-ci-zrk-na-zemli-ignat.html" text:style-name="Internet_20_link" text:visited-style-name="Visited_20_Internet_20_Link">
 </text:a>
</text:p>
      <text:p text:style-name="P4">
Бюлер також зазначив, що німецькі чиновники повинні якнайшвидше відповідати назапити української сторони та передавати не лише боєприпаси для ППО, а йбойову авіацію, як американські винищувачі F-16, які "є у великій кількості повсьому світу".</text:p>
      <text:p text:style-name="P4">
"Україна потребує більше боєприпасів для протиповітряної оборони, а такожбойових літаків" – сказав він, маючи на увазі не німецькі літаки, "аамериканські F-16, яких у світі дуже багато", - наголосив він.</text:p>
      <text:p text:style-name="P4">
За його словами, F16 - це лише один і прикладів.</text:p>
      <text:p text:style-name="P4">
"Сенс у тому, щоб поставити українців у становище, при якому вони самі зможутьзабезпечити безпеку своєї країни в довгостроковій перспективі", - сказавгенерал.</text:p>
      <text:p text:style-name="P4">
Як повідомляв Укрінформ, речник командування Повітряних сил ЗСУ Юрій Ігнатзаявив, що <text:a xlink:type="simple" xlink:href="https://www.ukrinform.ua/rubric-ato/3699662-obicani-partnerami-sistemi-ppo-vze-u-dorozi-do-svoih-majbutnih-pozicij-povitrani-sili.html" text:style-name="Internet_20_link" text:visited-style-name="Visited_20_Internet_20_Link">
 </text:a>
 .</text:p>
      <text:p text:style-name="P4">
Фото: ddp</text:p>
      <text:p text:style-name="P4">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At Bakhmut direction Russian army shelled Rozdolivka, Vasukivka, Orikhovo-Vasylivka, Novomark...</text:span>
</text:h>
      <text:p text:style-name="P4">
Authors: liveuamap (Language: en)</text:p>
      <text:p text:style-name="P4">
Time: 2023-04-23T-19:31:00</text:p>
      <text:p text:style-name="P4">
Location: Novhorods'ke, Donetsk Oblast (Latitude:48.33023 Longtitude:37.8352)</text:p>
      <text:p text:style-name="P4">
Videos: []</text:p>
      <text:p text:style-name="P4">
Images: []</text:p>
      <text:p text:style-name="P4">
Tags: ["Russia"]</text:p>
      <text:p text:style-name="P4">
ID: 22557945</text:p>
      <!--METADATA-->
      <text:p text:style-name="P4">
At Bakhmut direction Russian army shelled Rozdolivka, Vasukivka, Orikhovo-Vasylivka, Novomarkove, Hryhorivka, Bohdanivka, Bakhmut, Ivanivske, ChasivYar, Oleksandro-Shultyne, Bila Hora, Dyliyivka, Zalizne, Pivnichne, Pivdenneand New York of Donetsk region, - General Staff of Armed Forces of Ukrainesays in the morning report</text:p>
      <text:p text:style-name="P4">
News Collection Link: <text:a xlink:type="simple" xlink:href="https://liveuamap.com/en/2023/23-april-at-bakhmut-direction-russian-army-shelled-rozdolivka" text:style-name="Internet_20_link" text:visited-style-name="Visited_20_Internet_20_Link">
https://liveuamap.com/en/2023/23-april-at-bakhmut-direction-russian-army-shelled-rozdolivka</text:a>
</text:p>
      <text:p text:style-name="P4">
Source: <text:a xlink:type="simple" xlink:href="https://t.me/lumsrc/4570" text:style-name="Internet_20_link" text:visited-style-name="Visited_20_Internet_20_Link">
https://t.me/lumsrc/4570</text:a>
</text:p>
      <!--NEWS-->
      <text:h text:style-name="P10" text:outline-level="1">
<text:span text:style-name="T4">
росіяни упродовж дня обстріляли дві громади на Сумщині - ОВА</text:span>
</text:h>
      <text:p text:style-name="P4">
Authors: Ukrinform (Person)</text:p>
      <text:p text:style-name="P4">
Publisher: Укринформ (Organization)</text:p>
      <text:p text:style-name="P4">
Published Time: 2023-04-23T-21:11:00+03:00</text:p>
      <text:p text:style-name="P4">
Modified Time: 2023-04-23T22:11:00+03:00</text:p>
      <text:p text:style-name="P4">
Description: російські війська у неділю, 23 квітня, здійснили обстріли Хотінської та Білопільської Сумської області. — Укрінформ.</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9" text:anchor-type="as-char" svg:width="6.9236in" svg:height="3.956343in" draw:z-index="0">
<draw:image xlink:href="../Images/yкринформ/2023-04-23T-21-11-00-03-00/630_360_1676709830-821.jpeg" xlink:type="simple" xlink:show="embed" xlink:actuate="onLoad" draw:mime-type="image/jpeg"/>
</draw:frame>
російські війська у неділю, 23 квітня, здійснили обстріли Хотінської таБілопільської Сумської області.</text:p>
      <text:p text:style-name="P4">
Як передає Укрінформ, про це Сумська обласна військова адміністраціяповідомляє у <text:a xlink:type="simple" xlink:href="https://t.me/operativnoZSU/92768" text:style-name="Internet_20_link" text:visited-style-name="Visited_20_Internet_20_Link">
 </text:a>
 .</text:p>
      <text:p text:style-name="P4">
“Протягом дня росіяни здійснили обстріли двох прикордонних громад – Хотінськоїта Білопільської. Зафіксовано 11 прильотів з мінометів”, – ідеться вповідомленні.</text:p>
      <text:p text:style-name="P4">
Територію Білопільської громади росіяни обстріляли з мінометів, випустившип`ять мін.</text:p>
      <text:p text:style-name="P4">
<text:span text:style-name="T4">
Читайте також:</text:span>
 <text:span text:style-name="T4">
<text:a xlink:type="simple" xlink:href="https://www.ukrinform.ua/rubric-ato/3699355-vijska-rf-trici-obstrilali-prikordonna-sumsini.html" text:style-name="Internet_20_link" text:visited-style-name="Visited_20_Internet_20_Link">
 </text:a>
 </text:span>
</text:p>
      <text:p text:style-name="P4">
росіяни обстріляли з мінометів й Хотінську громаду, випустивши шість мін.</text:p>
      <text:p text:style-name="P4">
Також в Сумській ОВА додали, що з 07:00 ранку по території Білопільськоїгромади був мінометний <text:span text:style-name="T4">
<text:a xlink:type="simple" xlink:href="https://www.ukrinform.ua/tag-obstril" text:style-name="Internet_20_link" text:visited-style-name="Visited_20_Internet_20_Link">
 </text:a>
 </text:span>
 – п`ятьвлучань.</text:p>
      <text:p text:style-name="P4">
В усіх випадках обійшлося без наслідків.</text:p>
      <text:p text:style-name="P4">
<text:span text:style-name="T4">
Читайте також:</text:span>
 <text:span text:style-name="T4">
<text:a xlink:type="simple" xlink:href="https://www.ukrinform.ua/rubric-ato/3699652-unaslidok-obstriliv-hersonsini-poraneni-tri-ludini.html" text:style-name="Internet_20_link" text:visited-style-name="Visited_20_Internet_20_Link">
 </text:a>
 </text:span>
</text:p>
      <text:p text:style-name="P4">
Як повідомляв Укрінформ, війська російської федерації 22 квітня завдали ударівпо п'яти територіальних громадах Сумської області, здійснивши загалом 64влучання.</text:p>
      <text:p text:style-name="P4">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At Avdiyivka directions Russian army shelled Novokalynove, Stepove, Avdiyivka, Tonenke, Pervo...</text:span>
</text:h>
      <text:p text:style-name="P4">
Authors: liveuamap (Language: en)</text:p>
      <text:p text:style-name="P4">
Time: 2023-04-23T-21:31:00</text:p>
      <text:p text:style-name="P4">
Location: Avdiyivka (Latitude:48.24891 Longtitude:37.69255)</text:p>
      <text:p text:style-name="P4">
Videos: []</text:p>
      <text:p text:style-name="P4">
Images: []</text:p>
      <text:p text:style-name="P4">
Tags: ["Russia"]</text:p>
      <text:p text:style-name="P4">
ID: 22557944</text:p>
      <!--METADATA-->
      <text:p text:style-name="P4">
At Avdiyivka directions Russian army shelled Novokalynove, Stepove, Avdiyivka,Tonenke, Pervomayske and Nevelske of Donetsk region, - General Staff of ArmedForces of Ukraine says in the morning report</text:p>
      <text:p text:style-name="P4">
News Collection Link: <text:a xlink:type="simple" xlink:href="https://liveuamap.com/en/2023/23-april-at-avdiyivka-directions-russian-army-shelled-novokalynove" text:style-name="Internet_20_link" text:visited-style-name="Visited_20_Internet_20_Link">
https://liveuamap.com/en/2023/23-april-at-avdiyivka-directions-russian-army-shelled-novokalynove</text:a>
</text:p>
      <text:p text:style-name="P4">
Source: <text:a xlink:type="simple" xlink:href="https://t.me/lumsrc/4571" text:style-name="Internet_20_link" text:visited-style-name="Visited_20_Internet_20_Link">
https://t.me/lumsrc/4571</text:a>
</text:p>
      <!--NEWS-->
      <text:h text:style-name="P10" text:outline-level="1">
<text:span text:style-name="T4">
У Києві горів очерет, пожежу ліквідували</text:span>
</text:h>
      <text:p text:style-name="P4">
Authors: Ukrinform (Person)</text:p>
      <text:p text:style-name="P4">
Publisher: Укринформ (Organization)</text:p>
      <text:p text:style-name="P4">
Published Time: 2023-04-23T-23:07:38+03:00</text:p>
      <text:p text:style-name="P4">
Modified Time: 2023-04-23T22:07:38+03:00</text:p>
      <text:p text:style-name="P4">
Description: Пожежу на відкритій території в Солом’янському районі столиці ліквідували. — Укрінформ.</text:p>
      <text:p text:style-name="P4">
Images: ["<text:a xlink:type="simple" xlink:href="https://static.ukrinform.com/photos/2021_11/thumb_files/630_360_1636888675-773.jpg" text:style-name="Internet_20_link" text:visited-style-name="Visited_20_Internet_20_Link">
630_360_16368...</text:a>
"]</text:p>
      <text:p text:style-name="P4">
Tags: ['Пожежа', 'Віталій Кличко', 'Київ']</text:p>
      <text:p text:style-name="P4">
Type: Article</text:p>
      <!--METADATA-->
      <text:p text:style-name="P4">
<draw:frame draw:style-name="fr1" draw:name="Image10" text:anchor-type="as-char" svg:width="6.9236in" svg:height="3.956343in" draw:z-index="0">
<draw:image xlink:href="../Images/yкринформ/2023-04-23T-23-07-38-03-00/630_360_1636888675-773.jpg" xlink:type="simple" xlink:show="embed" xlink:actuate="onLoad" draw:mime-type="image/jpeg"/>
</draw:frame>
 Пожежу навідкритій території в Солом’янському районі столиці ліквідували.</text:p>
      <text:p text:style-name="P4">
Про це київський міський голова Віталій Кличко повідомив у <text:a xlink:type="simple" xlink:href="https://t.me/vitaliy_klitschko/1908" text:style-name="Internet_20_link" text:visited-style-name="Visited_20_Internet_20_Link">
</text:a>
 , передає Укрінформ.</text:p>
      <text:p text:style-name="P4">
«Пожежу на відкритій території в Солом’янському районі столиці ліквідували. Наперехресті пр. Лобановського та вул. Брожка сталось загоряння очерету на площі500 м.кв.», - написав Кличко.</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пожеж</text:span>
 </text:a>
</text:p>
      <text:p text:style-name="P4">
Детальну інформацію мер поки що не оприлюднив.</text:p>
      <text:p text:style-name="P4">
Як повідомляв Укрінформ, двоє людей загинули, а ще десятеро отримали пораненнявнаслідок ​​пожежі, що <text:a xlink:type="simple" xlink:href="https://www.ukrinform.ua/rubric-world/3699296-u-madridi-stalasa-pozeza-v-restorani-dvoe-zagiblih-10-postrazdalih.html" text:style-name="Internet_20_link" text:visited-style-name="Visited_20_Internet_20_Link">
 </text:a>
 .</text:p>
      <text:p text:style-name="P4">
Фото ілюстративне</text:p>
      <text:p text:style-name="P4">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At Maryinka direction Russian army shelled Krasnohorivka, Heorhiyivka and Novomykhaylivka of ...</text:span>
</text:h>
      <text:p text:style-name="P4">
Authors: liveuamap (Language: en)</text:p>
      <text:p text:style-name="P4">
Time: 2023-04-23T-23:31:00</text:p>
      <text:p text:style-name="P4">
Location: Donetsk (Latitude:47.85245 Longtitude:37.47728)</text:p>
      <text:p text:style-name="P4">
Videos: []</text:p>
      <text:p text:style-name="P4">
Images: []</text:p>
      <text:p text:style-name="P4">
Tags: ["Russia"]</text:p>
      <text:p text:style-name="P4">
ID: 22557943</text:p>
      <!--METADATA-->
      <text:p text:style-name="P4">
At Maryinka direction Russian army shelled Krasnohorivka, Heorhiyivka andNovomykhaylivka of Donetsk region, - General Staff of Armed Forces of Ukrainesays in the morning report</text:p>
      <text:p text:style-name="P4">
News Collection Link: <text:a xlink:type="simple" xlink:href="https://liveuamap.com/en/2023/23-april-at-maryinka-direction-russian-army-shelled-krasnohorivka" text:style-name="Internet_20_link" text:visited-style-name="Visited_20_Internet_20_Link">
https://liveuamap.com/en/2023/23-april-at-maryinka-direction-russian-army-shelled-krasnohorivka</text:a>
</text:p>
      <text:p text:style-name="P4">
Source: <text:a xlink:type="simple" xlink:href="https://t.me/lumsrc/4572" text:style-name="Internet_20_link" text:visited-style-name="Visited_20_Internet_20_Link">
https://t.me/lumsrc/4572</text:a>
</text:p>
      <!--NEWS-->
      <text:h text:style-name="P10" text:outline-level="1">
<text:span text:style-name="T4">
At Shaktarske direction Russian army shelled Vuhledar, Prechystivka, Novoukrayinka, Zolota Ny...</text:span>
</text:h>
      <text:p text:style-name="P4">
Authors: liveuamap (Language: en)</text:p>
      <text:p text:style-name="P4">
Time: 2023-04-23T-25:31:00</text:p>
      <text:p text:style-name="P4">
Location: Velyka Novosilka (Latitude:47.84657 Longtitude:36.83338)</text:p>
      <text:p text:style-name="P4">
Videos: []</text:p>
      <text:p text:style-name="P4">
Images: []</text:p>
      <text:p text:style-name="P4">
Tags: ["Russia"]</text:p>
      <text:p text:style-name="P4">
ID: 22557942</text:p>
      <!--METADATA-->
      <text:p text:style-name="P4">
At Shaktarske direction Russian army shelled Vuhledar, Prechystivka,Novoukrayinka, Zolota Nyva and Velyka Novosilka of Donetsk region, - GeneralStaff of Armed Forces of Ukraine says in the morning report</text:p>
      <text:p text:style-name="P4">
News Collection Link: <text:a xlink:type="simple" xlink:href="https://liveuamap.com/en/2023/23-april-at-shaktarske-direction-russian-army-shelled-vuhledar" text:style-name="Internet_20_link" text:visited-style-name="Visited_20_Internet_20_Link">
https://liveuamap.com/en/2023/23-april-at-shaktarske-direction-russian-army-shelled-vuhledar</text:a>
</text:p>
      <text:p text:style-name="P4">
Source: <text:a xlink:type="simple" xlink:href="https://t.me/lumsrc/4573" text:style-name="Internet_20_link" text:visited-style-name="Visited_20_Internet_20_Link">
https://t.me/lumsrc/4573</text:a>
</text:p>
      <!--NEWS-->
      <text:h text:style-name="P10" text:outline-level="1">
<text:span text:style-name="T4">
Зеленський анонсував декілька важливих міжнародних подій для України</text:span>
</text:h>
      <text:p text:style-name="P4">
Authors: Ukrinform (Person)</text:p>
      <text:p text:style-name="P4">
Publisher: Укринформ (Organization)</text:p>
      <text:p text:style-name="P4">
Published Time: 2023-04-23T-26:52:00+03:00</text:p>
      <text:p text:style-name="P4">
Modified Time: 2023-04-23T21:52:00+03:00</text:p>
      <text:p text:style-name="P4">
Description: Влада продовжує готувати кілька важливих міжнародних подій, які можуть дати Україні більше міцності, а нашим воїнам – більше зброї. — Укрінформ.</text:p>
      <text:p text:style-name="P4">
Images: ["<text:a xlink:type="simple" xlink:href="https://static.ukrinform.com/photos/2023_04/thumb_files/630_360_1682275359-951.jpeg" text:style-name="Internet_20_link" text:visited-style-name="Visited_20_Internet_20_Link">
630_360_16822...</text:a>
"]</text:p>
      <text:p text:style-name="P4">
Tags: ['Зброя', 'Зеленський', 'Війна з росією']</text:p>
      <text:p text:style-name="P4">
Type: Article</text:p>
      <!--METADATA-->
      <text:p text:style-name="P4">
<draw:frame draw:style-name="fr1" draw:name="Image11" text:anchor-type="as-char" svg:width="6.9236in" svg:height="3.956343in" draw:z-index="0">
<draw:image xlink:href="../Images/yкринформ/2023-04-23T-26-52-00-03-00/630_360_1682275359-951.jpeg" xlink:type="simple" xlink:show="embed" xlink:actuate="onLoad" draw:mime-type="image/jpeg"/>
</draw:frame>
 Владапродовжує готувати кілька важливих міжнародних подій, які можуть дати Українібільше міцності, а нашим воїнам – більше зброї.</text:p>
      <text:p text:style-name="P4">
Про це Президент України Володимир Зеленський сказав у <text:a xlink:type="simple" xlink:href="https://t.me/OP_UA/9312" text:style-name="Internet_20_link" text:visited-style-name="Visited_20_Internet_20_Link">
</text:a>
 , передає Укрінформ.</text:p>
      <text:p text:style-name="P4">
«Ми продовжуємо готувати кілька важливих міжнародних подій, які можуть датинашій державі більше міцності, а нашим воїнам – більше зброї. Майже щодня –відповідна комунікація з партнерами, відповідні завдання для нашої дипломатії.Наради, розмови, зустрічі", - сказав Зеленський.</text:p>
      <text:p text:style-name="P4">
<text:span text:style-name="T4">
Читайте також:</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Він подякував усім тим, хто залучений до такої підготовчої роботи. Вабсолютній більшості випадків це невидима для загалу робота, але саме так цепрацює. "Результат базується на підготовці. Дякую кожному й кожній, хто готуєрезультати для України! Офіс, уряд, наші дипломатичні представництва – дякуювсім, хто залучений", - сказав глава держави.</text:p>
      <text:p text:style-name="P4">
Він упевнений у тому, що наша перемога в цій війні буде спільною - усіх, хтоїї наближав, усіх, хто воював і працював заради перемоги.</text:p>
      <text:p text:style-name="P4">
<text:span text:style-name="T4">
Читайте також:</text:span>
 <text:span text:style-name="T4">
<text:a xlink:type="simple" xlink:href="https://www.ukrinform.ua/rubric-ato/3699698-zelenskij-podakuvav-silam-oboroni-aki-pokazali-rezultat-u-bou.html" text:style-name="Internet_20_link" text:visited-style-name="Visited_20_Internet_20_Link">
 </text:a>
 </text:span>
</text:p>
      <text:p text:style-name="P4">
Як повідомляв Укрінформ, Президент України Володимир Зеленський <text:span text:style-name="T5">
<text:span text:style-name="T4">
<text:a xlink:type="simple" xlink:href="https://www.ukrinform.ua/rubric-polytics/3699043-zbroa-ta-pidtrimka-ekonomiki-zelenskij-proviv-naradu-pro-zaplanovani-miznarodni-zahodi.html" text:style-name="Internet_20_link" text:visited-style-name="Visited_20_Internet_20_Link">
</text:a>
 </text:span>
 </text:span>
, що мають надати допомогу нашій обороні.</text:p>
      <text:p text:style-name="P4">
Фото: ОП</text:p>
      <text:p text:style-name="P4">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At Zaporizhzhia and Kherson directions Russian army shelled Vremivka, Zelene Pole of Donetsk ...</text:span>
</text:h>
      <text:p text:style-name="P4">
Authors: liveuamap (Language: en)</text:p>
      <text:p text:style-name="P4">
Time: 2023-04-23T-27:31:00</text:p>
      <text:p text:style-name="P4">
Location: Kherson (Latitude:46.64072 Longtitude:32.61961)</text:p>
      <text:p text:style-name="P4">
Videos: []</text:p>
      <text:p text:style-name="P4">
Images: []</text:p>
      <text:p text:style-name="P4">
Tags: ["Russia"]</text:p>
      <text:p text:style-name="P4">
ID: 22557941</text:p>
      <!--METADATA-->
      <text:p text:style-name="P4">
At Zaporizhzhia and Kherson directions Russian army shelled Vremivka, ZelenePole of Donetsk region; Huliaipole, Zaliznychne, Huliaipilske, Bilohirya, MalaTokmachka, Novoandriyivka and Kamyanske of Zaporizhzhia region; Sablukivka,Beryslav, Kozatske, Tokarivka, Inhulets, Inzhenerne, Antonivka, Bilozerka,Berehove, Kizomys of Kherson region and Kherson city., - General Staff ofArmed Forces of Ukraine says in the morning report</text:p>
      <text:p text:style-name="P4">
News Collection Link: <text:a xlink:type="simple" xlink:href="https://liveuamap.com/en/2023/23-april-at-zaporizhzhia-and-kherson-directions-russian-army" text:style-name="Internet_20_link" text:visited-style-name="Visited_20_Internet_20_Link">
https://liveuamap.com/en/2023/23-april-at-zaporizhzhia-and-kherson-directions-russian-army</text:a>
</text:p>
      <text:p text:style-name="P4">
Source: <text:a xlink:type="simple" xlink:href="https://t.me/lumsrc/4574" text:style-name="Internet_20_link" text:visited-style-name="Visited_20_Internet_20_Link">
https://t.me/lumsrc/4574</text:a>
</text:p>
      <!--NEWS-->
      <text:h text:style-name="P10" text:outline-level="1">
<text:span text:style-name="T4">
«Манчестер Юнайтед» вийшов у фінал кубка Англії</text:span>
</text:h>
      <text:p text:style-name="P4">
Authors: Ukrinform (Person)</text:p>
      <text:p text:style-name="P4">
Publisher: Укринформ (Organization)</text:p>
      <text:p text:style-name="P4">
Published Time: 2023-04-23T-28:43:16+03:00</text:p>
      <text:p text:style-name="P4">
Modified Time: 2023-04-23T21:43:16+03:00</text:p>
      <text:p text:style-name="P4">
Description: «Манкуніанці» здобули перемогу в серії післяматчевих пенальті. — Укрінформ.</text:p>
      <text:p text:style-name="P4">
Images: ["<text:a xlink:type="simple" xlink:href="https://static.ukrinform.com/photos/2023_04/thumb_files/630_360_1682275273-133.jpg" text:style-name="Internet_20_link" text:visited-style-name="Visited_20_Internet_20_Link">
630_360_16822...</text:a>
"]</text:p>
      <text:p text:style-name="P4">
Tags: ['Футбол', 'Манчестер Юнайтед', 'АПЛ']</text:p>
      <text:p text:style-name="P4">
Type: Article</text:p>
      <!--METADATA-->
      <text:p text:style-name="P4">
<draw:frame draw:style-name="fr1" draw:name="Image12" text:anchor-type="as-char" svg:width="6.9236in" svg:height="3.956343in" draw:z-index="0">
<draw:image xlink:href="../Images/yкринформ/2023-04-23T-28-43-16-03-00/630_360_1682275273-133.jpg" xlink:type="simple" xlink:show="embed" xlink:actuate="onLoad" draw:mime-type="image/jpeg"/>
</draw:frame>
«Манкуніанці» здобули перемогу в серії післяматчевих пенальті.</text:p>
      <text:p text:style-name="P4">
«Манчестер Юнайтед» на чужому полі переміг «Брайтон» 7:6 (0:0 за підсумкомосновного часу), передає Укрінформ.</text:p>
      <text:p text:style-name="P4">
В іншому півфінальному матчі «Манчестер Сіті» переміг «Шеффілд» (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text:p>
      <text:p text:style-name="P4">
«Манчестер Юнайтед» і «Манчестер Сіті» зустрінуться у фіналі кубка 3 червня.Початок матчу - о 17:00 за Києвом.</text:p>
      <text:p text:style-name="P4">
Фото: twitter.com/ManUtd</text:p>
      <text:p text:style-name="P4">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Гуменюк пояснила, чому ворог посилив обстріли правобережжя Херсонщини</text:span>
</text:h>
      <text:p text:style-name="P4">
Authors: Ukrinform (Person)</text:p>
      <text:p text:style-name="P4">
Publisher: Укринформ (Organization)</text:p>
      <text:p text:style-name="P4">
Published Time: 2023-04-23T-30:40:00+03:00</text:p>
      <text:p text:style-name="P4">
Modified Time: 2023-04-23T21:40:00+03:00</text:p>
      <text:p text:style-name="P4">
Description: Оприлюднення інформації про те, що українські сили зайняли позиції на лівому березі Дніпра у Херсонській області призвело до активізації дій росіян, посилення ворожих обстрілів, внаслідок чого було зруйновано близько 30 будинків та постраждало мирне населення. — Укрінформ.</text:p>
      <text:p text:style-name="P4">
Images: ["<text:a xlink:type="simple" xlink:href="https://static.ukrinform.com/photos/2022_07/thumb_files/630_360_1658745649-140.jpg" text:style-name="Internet_20_link" text:visited-style-name="Visited_20_Internet_20_Link">
630_360_16587...</text:a>
"]</text:p>
      <text:p text:style-name="P4">
Tags: ['Херсонщина', 'Обстріл', 'Війна з росією', 'Єдині новини', 'Наталія Гуменюк']</text:p>
      <text:p text:style-name="P4">
Type: Article</text:p>
      <!--METADATA-->
      <text:p text:style-name="P4">
<draw:frame draw:style-name="fr1" draw:name="Image13" text:anchor-type="as-char" svg:width="6.9236in" svg:height="3.956343in" draw:z-index="0">
<draw:image xlink:href="../Images/yкринформ/2023-04-23T-30-40-00-03-00/630_360_1658745649-140.jpg" xlink:type="simple" xlink:show="embed" xlink:actuate="onLoad" draw:mime-type="image/jpeg"/>
</draw:frame>
Оприлюднення інформації про те, що українські сили зайняли позиції на лівомуберезі Дніпра у Херсонській області призвело до активізації дій росіян,посилення ворожих обстрілів, внаслідок чого було зруйновано близько 30будинків та постраждало мирне населення.</text:p>
      <text:p text:style-name="P4">
Як передає Укрінформ, про це повідомила керівник пресцентру оперативногокомандування "Південь" Наталія Гуменюк в ефірі телемарафону «Єдині новини».</text:p>
      <text:p text:style-name="P4">
«Треба довіряти достовірним джерелам та розуміти, що таке висновки аналітиківта що таке звіт про проведену бойову роботу. Уточнена інформація, на жаль, недуже втішна і не дуже приємна. Ворог, реагуючи на такі інформаційні вкиди,дуже суттєво посилив атаки по протилежному берегу. Ми маємо дуже потужнийобстріл Херсонського району, Бериславського району, зруйновано близько 30житлових будинків, постраждали цивільні люди, зруйновано школу в одному знаселених пунктів. Натхненний такою інформацією ворог застосував дуже потужнуавіаційну атаку, підтягнув артилерію і намагався довести всіма силами, щоутримує позиції. Саме такі наслідки має інформаційний вкид в умовах гібридноївійни», - сказала Гуменюк.</text:p>
      <text:p text:style-name="P4">
<text:span text:style-name="T4">
Читайте також:</text:span>
 <text:a xlink:type="simple" xlink:href="https://www.ukrinform.ua/rubric-ato/3699531-gumenuk-zaklikae-do-informacijnoi-tisi-sodo-visadki-zsu-na-livomu-berezi.html" text:style-name="Internet_20_link" text:visited-style-name="Visited_20_Internet_20_Link">
 <text:span text:style-name="T4">
Гуменюк</text:span>
 </text:a>
</text:p>
      <text:p text:style-name="P4">
Раніше Гуменюк вже наголошувала на тому, що умови військової операціївимагають інформаційної тиші. Речниця вкотре закликала дуже ретельно підходитидо інформації, яку оприлюднюють з різних джерел та виважено її сприймати, ажурналістам – повідомляти дані, спираючись тільки на офіційні джерела.</text:p>
      <text:p text:style-name="P4">
«Інформаційний фронт – це теж фронт, і там теж може бути дуже боляче», -наголосила вона.</text:p>
      <text:p text:style-name="P4">
<text:span text:style-name="T4">
Читайте також:</text:span>
 <text:a xlink:type="simple" xlink:href="https://www.ukrinform.ua/rubric-ato/3699652-unaslidok-obstriliv-hersonsini-poraneni-tri-ludini.html" text:style-name="Internet_20_link" text:visited-style-name="Visited_20_Internet_20_Link">
 <text:span text:style-name="T4">
Херсонщин</text:span>
 </text:a>
</text:p>
      <text:p text:style-name="P4">
Як повідомлялося, Інститут вивчення війни повідомив, що українські силизайняли позиції на лівому березі Дніпра у Херсонській області.</text:p>
      <text:p text:style-name="P4">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Українці здобули «срібло» та «бронзу» на чемпіонаті Європи з греко-римської боротьби</text:span>
</text:h>
      <text:p text:style-name="P4">
Authors: Ukrinform (Person)</text:p>
      <text:p text:style-name="P4">
Publisher: Укринформ (Organization)</text:p>
      <text:p text:style-name="P4">
Published Time: 2023-04-23T-32:35:00+03:00</text:p>
      <text:p text:style-name="P4">
Modified Time: 2023-04-23T21:35:00+03:00</text:p>
      <text:p text:style-name="P4">
Description: На чемпіонаті Європи зі спортивної боротьби у Загребі (Хорватія) змагання завершили представникі греко-римского стилю. — Укрінформ.</text:p>
      <text:p text:style-name="P4">
Images: ["<text:a xlink:type="simple" xlink:href="https://static.ukrinform.com/photos/2023_04/thumb_files/630_360_1682273008-141.jpg" text:style-name="Internet_20_link" text:visited-style-name="Visited_20_Internet_20_Link">
630_360_16822...</text:a>
"]</text:p>
      <text:p text:style-name="P4">
Tags: ['Греко-римська боротьба']</text:p>
      <text:p text:style-name="P4">
Type: Article</text:p>
      <!--METADATA-->
      <text:p text:style-name="P4">
<draw:frame draw:style-name="fr1" draw:name="Image14" text:anchor-type="as-char" svg:width="6.9236in" svg:height="3.956343in" draw:z-index="0">
<draw:image xlink:href="../Images/yкринформ/2023-04-23T-32-35-00-03-00/630_360_1682273008-141.jpg" xlink:type="simple" xlink:show="embed" xlink:actuate="onLoad" draw:mime-type="image/jpeg"/>
</draw:frame>
 Начемпіонаті Європи зі спортивної боротьби у Загребі (Хорватія) змаганнязавершили представникі греко-римского стилю.</text:p>
      <text:p text:style-name="P4">
В останній день континентальної першості українці здобули дві медалі, передаєУкрінформ.</text:p>
      <text:p text:style-name="P4">
Срібну нагороду завоював Ярослав Фільчаков, який дійшов до фіналу у ваговійкатегорії до 82 кг, де за додатковими показниками поступився чинному чемпіонусвіту Бурхану Акбудаку із Туреччини (підсумковий рахунок - 3:3), передаєУкрінформ.</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ext:p>
      <text:p text:style-name="P4">
Бронзовим призером у Загребі став ще один представник української командиПарвіз Насібов (67 кг), який у сутичці за 3-є місце взяв гору над румуномМіхаєм Раду Міхутом (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Андрій Кулик (72 кг) посів 5-е місце, програвши у поєдинку за «бронзу»Селькуку Сану з Туреччини (1:5).</text:p>
      <text:p text:style-name="P4">
На фото: Ярослав Фільчаков (United World Wrestling).</text:p>
      <text:p text:style-name="P4">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Президент: Наша перемога в цій війні буде спільною – усіх, хто її наближав</text:span>
</text:h>
      <text:p text:style-name="P4">
Authors: Ukrinform (Person)</text:p>
      <text:p text:style-name="P4">
Publisher: Укринформ (Organization)</text:p>
      <text:p text:style-name="P4">
Published Time: 2023-04-23T-34:31:00+03:00</text:p>
      <text:p text:style-name="P4">
Modified Time: 2023-04-23T21:31:00+03:00</text:p>
      <text:p text:style-name="P4">
Description: Продовжуємо готувати кілька важливих міжнародних подій, які можуть дати нашій державі більше міцності, а нашим воїнам – більше зброї.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15" text:anchor-type="as-char" svg:width="6.9236in" svg:height="3.956343in" draw:z-index="0">
<draw:image xlink:href="../Images/yкринформ/2023-04-23T-34-31-00-03-00/630_360_1682063024-559.jpeg" xlink:type="simple" xlink:show="embed" xlink:actuate="onLoad" draw:mime-type="image/jpeg"/>
</draw:frame>
Продовжуємо готувати кілька важливих міжнародних подій, які можуть дати нашійдержаві більше міцності, а нашим воїнам – більше зброї.</text:p>
      <text:p text:style-name="P4">
Про це у своєму <text:a xlink:type="simple" xlink:href="https://www.youtube.com/watch" text:style-name="Internet_20_link" text:visited-style-name="Visited_20_Internet_20_Link">
 </text:a>
 наприкінці424-го дня війни сказав Президент України Володимир Зеленський, передаєУкрінформ.</text:p>
      <text:p text:style-name="P4">
_Відео:<text:a xlink:type="simple" xlink:href="https://www.youtube.com/watch" text:style-name="Internet_20_link" text:visited-style-name="Visited_20_Internet_20_Link">
 </text:a>
 _</text:p>
      <text:p text:style-name="P4">
_<text:span text:style-name="T4">
Бажаю здоровʼя, шановні українці!</text:span>
 _</text:p>
      <text:p text:style-name="P4">
Сьогодні хочу зосередитися на словах вдячності.</text:p>
      <text:p text:style-name="P4">
Перше – воїнам. Усім, хто зараз у бою, на позиціях, на бойових завданнях.Авдіївка, Марʼїнка, Бахмут, Лиманський напрямок, Сіверський...</text:p>
      <text:p text:style-name="P4">
35-та окрема бригада морської піхоти імені контрадмірала Остроградського,55-та окрема артилерійська бригада «Запорізька Січ», десантники нашої«Сімдесятдевʼятки» – дякую вам, воїни! Незмінно хоробрі й міцні!</text:p>
      <text:p text:style-name="P4">
80-та бригада ДШВ – дякую за зразкове знищення ворога під Бахмутом. Молодці,хлопці!</text:p>
      <text:p text:style-name="P4">
54-та окрема механізована бригада імені гетьмана Мазепи – дякую за стійкість,за захист позицій, а отже, за захист України!</text:p>
      <text:p text:style-name="P4">
Це важливо розуміти в кожному нашому місті, в кожному селі, всюди, де заразбільш-менш вже тихо. Всюди, де сьогодні був просто спокійний весняний сонячнийдень... Кожен день такої тиші в тилових областях здобувається нашими воїнами вжорстоких боях на передовій. У щоденних боях! Будь ласка, прошу, шануйте це. Ізавжди допомагайте нашим воїнам, коли це потрібно, завжди підтримуйте державуй оборону так, як це можливо.</text:p>
      <text:p text:style-name="P4">
Друге – подяка рятувальникам, усім нашим працівникам ДСНС, які залучені доліквідації наслідків ворожих ударів. Дякую всьому колективу ДСНС! А окремо зароботу саме цього тижня варто відзначити наших пожежників-рятувальників –сержанта Романа Світличного, сержанта Петра Бондаренка, старшого сержантаОлексія Інгульського, командира відділення 5-го державного пожежно-рятувального поста старшого прапорщика Олександра Іваненка, начальника 13-їпожежно-рятувальної частини міста Немирів майора Василя Мельника тапідполковника Віктора Кузьменка з Головного управління ДСНС у Полтавськійобласті. Дякую вам!</text:p>
      <text:p text:style-name="P4">
Третє – наші психологи. Сьогодні в нашій державі професійний день психологів,і я дякую кожному й кожній, хто обрав саме цю професію та присвячує своє життяі власне свій час здоров’ю та спокою інших. Хоч би де ви працювали, хоч биколи працювали, хоч би за яких умов це відбувалося, сенс роботи психологазавжди шляхетний – допомогти. Дякую тим, хто допомагає нашим людям!</text:p>
      <text:p text:style-name="P4">
Четвертий пункт. Починаючи з 90-х років саме 23 квітня щорічно відзначаєтьсяВсесвітній день книги та авторського права. Зараз, коли мільйони наших людейперебувають у різних країнах, коли українські діти живуть і вчаться в іншихмовних та культурних середовищах, особливо важливо, мені здається, щоб черезукраїнську книгу українське бачення світу все це об’єднувало наших людей,зберігало звʼязок із домом.</text:p>
      <text:p text:style-name="P4">
І я дякую всім, хто допомагає розповсюдженню нашої книги у світі. Хтореалізовує такі проєкти, як, наприклад «Книжки без кордонів». Важкого минулогороку було роздано понад 280 тис. книжок у межах цього проєкту. 20 країндолучились. Або інший наш проєкт – українські книжкові полички в майже 40країнах світу. Дякую всім, хто допомагає! Дякую всім нашим українськимвидавцям, які продовжують роботу. І, звичайно, дякую всім, хто пишеукраїнською та про Україну.</text:p>
      <text:p text:style-name="P4">
І, нарешті, п’яте. Ми продовжуємо готувати кілька важливих міжнародних подій,які можуть дати нашій державі більше міцності, а нашим воїнам – більше зброї.Майже щодня – відповідна комунікація з партнерами, відповідні завдання длянашої дипломатії. Наради, розмови, зустрічі.</text:p>
      <text:p text:style-name="P4">
І я дякую всім, хто залучений до такої підготовчої роботи. В абсолютнійбільшості випадків це невидима для загалу робота. І так правильно. Саме так цепрацює. Результат базується на підготовці. Дякую кожному й кожній, хто готуєрезультати для України! Офіс, уряд, наші дипломатичні представництва – дякуювсім, хто залучений!</text:p>
      <text:p text:style-name="P4">
Наша перемога в цій війні буде спільною. Усіх, хто її наближав. Усіх, хтовоював і працював заради перемоги. Слава кожному українському герою! Славанашому прекрасному народу!</text:p>
      <text:p text:style-name="P4">
_<text:span text:style-name="T4">
Слава Україні!</text:span>
 _</text:p>
      <text:p text:style-name="P4">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Стефанчук прибув до Праги для участі у Конференції спікерів парламентів ЄС</text:span>
</text:h>
      <text:p text:style-name="P4">
Authors: Ukrinform (Person)</text:p>
      <text:p text:style-name="P4">
Publisher: Укринформ (Organization)</text:p>
      <text:p text:style-name="P4">
Published Time: 2023-04-23T-36:24:00+03:00</text:p>
      <text:p text:style-name="P4">
Modified Time: 2023-04-23T21:24:00+03:00</text:p>
      <text:p text:style-name="P4">
Description: Голова Верховної Ради Руслан Стефанчук прибув до Праги для участі у Конференції спікерів парламентів Європейського Союзу. — Укрінформ.</text:p>
      <text:p text:style-name="P4">
Images: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Tags: ['Євросоюз', 'Прага', 'Стефанчук']</text:p>
      <text:p text:style-name="P4">
Type: Article</text:p>
      <!--METADATA-->
      <text:p text:style-name="P4">
<draw:frame draw:style-name="fr1" draw:name="Image16" text:anchor-type="as-char" svg:width="6.9236in" svg:height="3.956343in" draw:z-index="0">
<draw:image xlink:href="../Images/yкринформ/2023-04-23T-36-24-00-03-00/630_360_1682273806-233.jpg" xlink:type="simple" xlink:show="embed" xlink:actuate="onLoad" draw:mime-type="image/jpeg"/>
</draw:frame>
 ГоловаВерховної Ради Руслан Стефанчук прибув до Праги для участі у Конференціїспікерів парламентів Європейського Союзу.</text:p>
      <text:p text:style-name="P4">
Як передає Укрінформ, про це Стефанчук написав у <text:a xlink:type="simple" xlink:href="https://www.facebook.com/stefanchuk.official/posts/pfbid02cidqXvgBx9mrPYbbXiiUeQkVyyhinBdVsBwzqfRB7a26J8SzG3WJRooBEUQPHvgxl" text:style-name="Internet_20_link" text:visited-style-name="Visited_20_Internet_20_Link">
</text:a>
.</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Стефанчук вже зустрівся із головою Сенату Парламенту Чеської РеспублікиМілошем Вистрчілом. Голова ВРУ, подякував Чехії за послідовну підтримкусуверенітету та територіальної цілісності України.</text:p>
      <text:p text:style-name="P4">
<draw:frame draw:style-name="fr1" draw:name="Image17" text:anchor-type="as-char" svg:width="6.9236in" svg:height="4.615733in" draw:z-index="0">
<draw:image xlink:href="../Images/yкринформ/2023-04-23T-36-24-00-03-00/1682273974-180.jpg" xlink:type="simple" xlink:show="embed" xlink:actuate="onLoad" draw:mime-type="image/jpeg"/>
</draw:frame>
<draw:frame draw:style-name="fr1" draw:name="Image18" text:anchor-type="as-char" svg:width="6.9236in" svg:height="4.615733in" draw:z-index="0">
<draw:image xlink:href="../Images/yкринформ/2023-04-23T-36-24-00-03-00/1682273974-890.jpg" xlink:type="simple" xlink:show="embed" xlink:actuate="onLoad" draw:mime-type="image/jpeg"/>
</draw:frame>
</text:p>
      <text:p text:style-name="P4">
Він нагадав, що указом Президента України Володимира Зеленського голова СенатуЧехії нагороджений орденом князя Ярослава Мудрого ІІ ступеня. “Для мене євеликою честю вручити цю нагороду шановному колезі й справжньому другуУкраїни”, - підкреслив він.</text:p>
      <text:p text:style-name="P4">
Як повідомляв Укрінформ, Голова Верховної Ради <text:span text:style-name="T5">
<text:span text:style-name="T4">
<text:a xlink:type="simple" xlink:href="https://www.ukrinform.ua/rubric-polytics/3698946-stefancuk-vizme-ucast-u-samiti-goliv-parlamentiv-kraincleniv-ta-kandidativ-na-clenstvo-v-es.html" text:style-name="Internet_20_link" text:visited-style-name="Visited_20_Internet_20_Link">
</text:a>
 </text:span>
 </text:span>
, який відбудеться в Празі (Чехія).</text:p>
      <text:p text:style-name="P4">
<text:span text:style-name="T5">
Фото: Руслан Стефанчук, Фейсбук</text:span>
</text:p>
      <text:p text:style-name="P4">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В Україні очікуються дощі, подекуди із грозами, вдень до 19° тепла</text:span>
</text:h>
      <text:p text:style-name="P4">
Authors: Ukrinform (Person)</text:p>
      <text:p text:style-name="P4">
Publisher: Укринформ (Organization)</text:p>
      <text:p text:style-name="P4">
Published Time: 2023-04-23T-38:15:00+03:00</text:p>
      <text:p text:style-name="P4">
Modified Time: 2023-04-23T21:15:00+03:00</text:p>
      <text:p text:style-name="P4">
Description: В Україні у понеділок, 24 квітня, дощитиме, подекуди прошумлять грози, повітря вдень прогріється максимально до 19°. — Укрінформ.</text:p>
      <text:p text:style-name="P4">
Images: ["<text:a xlink:type="simple" xlink:href="https://static.ukrinform.com/photos/2018_05/thumb_files/630_360_1525846985-5329.jpg" text:style-name="Internet_20_link" text:visited-style-name="Visited_20_Internet_20_Link">
630_360_15258...</text:a>
"]</text:p>
      <text:p text:style-name="P4">
Tags: ['Дощ', 'Гроза', 'Погода', 'Тепло', 'Прогноз', 'Весна']</text:p>
      <text:p text:style-name="P4">
Type: Article</text:p>
      <!--METADATA-->
      <text:p text:style-name="P4">
<draw:frame draw:style-name="fr1" draw:name="Image19" text:anchor-type="as-char" svg:width="6.9236in" svg:height="3.956343in" draw:z-index="0">
<draw:image xlink:href="../Images/yкринформ/2023-04-23T-38-15-00-03-00/630_360_1525846985-5329.jpg" xlink:type="simple" xlink:show="embed" xlink:actuate="onLoad" draw:mime-type="image/jpeg"/>
</draw:frame>
 ВУкраїні у понеділок, 24 квітня, дощитиме, подекуди прошумлять грози, повітрявдень прогріється максимально до 19°.</text:p>
      <text:p text:style-name="P4">
Про це Укрінформу повідомили в Українському гідрометцентрі.</text:p>
      <text:p text:style-name="P4">
"Хмарно з проясненнями. Вночі без опадів, вдень на Лівобережжі, в Криму таКарпатському регіоні короткочасні дощі, окремі грози, на решті територіїмісцями невеликий дощ. Вітер переважно південно-східний, 5-10 м/с. Температуравночі 3-8° тепла, вдень 14-19°; на високогір'ї Карпат вночі близько 0°, вдень6-11° тепла", - поінформували синоптики.</text:p>
      <text:p text:style-name="P4">
За їхнім прогнозом, у Києві та Київській області буде хмарно з проясненнями,вдень місцями пройде невеликий дощ. Температура у столиці становитиме вночі6-8° тепла, вдень 16-18°, у регіоні вночі буде +3-8°, вдень 14-19°.</text:p>
      <text:p text:style-name="P4">
Хмарна з проясненнями погода збережеться в Україні й у наступні два дні. Узахідних, 25 квітня і у східних областях, вдень 26 квітня на Правобережжікороткочасні дощі, подекуди грози, 25 квітня в Карпатському регіоні місцямизначні опади; на решті території без опадів.</text:p>
      <text:p text:style-name="P4">
Температура вночі 4-9° тепла; вдень 15-20°, на заході, 25 квітня і на сході9-14°, 26 квітня на Житомирщині, Київщині, Вінниччині, Черкащині та Одещині12-17°.</text:p>
      <text:p text:style-name="P4">
<text:span text:style-name="T4">
Читайте також:</text:span>
 <text:a xlink:type="simple" xlink:href="https://www.ukrinform.ua/rubric-regions/3699520-v-ukraini-zalisautsa-pidtoplenimi-ponad-1200-dvorogospodarstv.html" text:style-name="Internet_20_link" text:visited-style-name="Visited_20_Internet_20_Link">
 <text:span text:style-name="T4">
Україні</text:span>
 <text:span text:style-name="T4">
залишаються</text:span>
 <text:span text:style-name="T4">
підтопленими</text:span>
 <text:span text:style-name="T4">
понад</text:span>
<text:span text:style-name="T4">
1200</text:span>
 <text:span text:style-name="T4">
дворогосподарств</text:span>
 </text:a>
</text:p>
      <text:p text:style-name="P4">
Синоптики прогнозують у ці дні на високогір'ї Карпат помірний, місцями значнийдощ з мокрим снігом; температура вночі та вдень 1-6° тепла.</text:p>
      <text:p text:style-name="P4">
У Києві та області буде без опадів, лише вдень 26 квітня пройде короткочаснийдощ, місцями гроза. У столиці вночі стовпчики термометрів покажуть 7-9°; вдень25 квітня 17-19°, 26 квітня 13-15°. По області буде вночі 4-9°, вдень 25квітня 15-20°, 26 квітня 12-17°.</text:p>
      <text:p text:style-name="P4">
За прогнозом, 27 квітня в Україні, крім західних областей, 28 квітня упівденній та східній частинах країни, вдень і в більшості центральних,Чернігівській та Сумській областях часом пройдуть дощі, місцями грози.</text:p>
      <text:p text:style-name="P4">
Температура у східних, Дніпропетровській, Запорізькій та Херсонській областяхвночі 6-12°, вдень 15-21°; на решті території вночі 3-9°, у західних,Житомирській, Вінницькій, 28 квітня і в Київській та Черкаській областях 1-6°тепла (в західних областях на поверхні ґрунту заморозки 0-3°); вдень 7-13°тепла; на високогір'ї Карпат вночі 0-5° <text:a xlink:type="simple" xlink:href="https://www.ukrinform.ua/tag-moroz" text:style-name="Internet_20_link" text:visited-style-name="Visited_20_Internet_20_Link">
 </text:a>
 , вдень 1-6° тепла.</text:p>
      <text:p text:style-name="P4">
У Києві та столичному регіоні 27 квітня очікується дощ, місцями гроза; 28квітня опадів не прогнозують. Температура у столиці становитиме вночі 4-6°тепла, вдень 10-12°, по області вночі буде 27 квітня 3-8°, 28 квітня 1-6°тепла; вдень 7-12°.</text:p>
      <text:p text:style-name="P4">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Зеленський подякував Силам оборони, які показали результат у бою</text:span>
</text:h>
      <text:p text:style-name="P4">
Authors: Ukrinform (Person)</text:p>
      <text:p text:style-name="P4">
Publisher: Укринформ (Organization)</text:p>
      <text:p text:style-name="P4">
Published Time: 2023-04-23T-40:13:00+03:00</text:p>
      <text:p text:style-name="P4">
Modified Time: 2023-04-23T21:13:00+03:00</text:p>
      <text:p text:style-name="P4">
Description: Президент України Володимир Зеленський подякував Силам оборони, які у бою показали результат, захищаючи Батьківщину. — Укрінформ.</text:p>
      <text:p text:style-name="P4">
Images: ["<text:a xlink:type="simple" xlink:href="https://static.ukrinform.com/photos/2023_02/thumb_files/630_360_1677434079-719.jpeg" text:style-name="Internet_20_link" text:visited-style-name="Visited_20_Internet_20_Link">
630_360_16774...</text:a>
"]</text:p>
      <text:p text:style-name="P4">
Tags: ['ДСНС',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23T-40-13-00-03-00/630_360_1677434079-719.jpeg" xlink:type="simple" xlink:show="embed" xlink:actuate="onLoad" draw:mime-type="image/jpeg"/>
</draw:frame>
Президент України Володимир Зеленський подякував Силам оборони, які у боюпоказали результат, захищаючи Батьківщину.</text:p>
      <text:p text:style-name="P4">
Про це він сказав у <text:a xlink:type="simple" xlink:href="https://www.youtube.com/watch" text:style-name="Internet_20_link" text:visited-style-name="Visited_20_Internet_20_Link">
</text:a>
, передає Укрінформ.</text:p>
      <text:p text:style-name="P4">
«Сьогодні хочу зосередитися на словах вдячності. Перше – воїнам. Усім, хтозараз у бою, на позиціях, у бойових завданнях… Авдіївка, Марʼїнка, Бахмут,Лиманський напрямок, Сіверський… 35-та окрема бригада морської піхоти іменіконтрадмірала Остроградського, 55-та окрема артилерійська бригада «ЗапорізькаСіч», десантники нашої «сімдесятдевʼятки» – дякую вам, воїни! Незмінно хоробрій міцні! 80-та бригада ДШВ – дякую за зразкове знищення ворога під Бахмутом.Молодці, хлопці! 54-та окрема механізована бригада імені гетьмана Мазепи –дякую за стійкість, за захист позицій, а отже, за захист України», - сказавЗеленський.</text:p>
      <text:p text:style-name="P4">
Президент також подякував рятувальникам та всім працівникам ДСНС, які задіянів ліквідації наслідків ворожих ударів. Він згадав й про психологів, адже в цейдень у нашій державі відзначають їхнє професійне свято. «Я дякую кожному ікожній, хто обрав саме цю професію та присвячує своє життя, власний часздоровʼю та спокою інших. Де б ви не працювали, коли б не працювали, за якихби це не відбувалось умов, сенс роботи психолога завжди шляхетний: допомогти.Дякую тим, хто допомагає нашим людям», - сказав він.</text:p>
      <text:p text:style-name="P4">
<text:span text:style-name="T4">
Читайте також:</text:span>
 <text:a xlink:type="simple" xlink:href="https://www.ukrinform.ua/rubric-economy/3699420-pocalas-globalna-robota-z-obmezenna-rosijskoi-atomnoi-galuzi-zelenskij.html" text:style-name="Internet_20_link" text:visited-style-name="Visited_20_Internet_20_Link">
 <text:span text:style-name="T4">
Зеленський</text:span>
 </text:a>
</text:p>
      <text:p text:style-name="P4">
Глава держави також нагадав про те, що починаючи з 90-х років саме 23 квітнящороку відзначається Всесвітній день книги та авторського права. Зараз, колимільйони наших людей перебувають у різних країнах, коли українські діти живутьі вчаться в інших мовних та культурних середовищах, особливо важливо, щобчерез українську книгу українське бачення світу обʼєднувало наших людей,зберігало звʼязок із домом, вважає Зеленський.</text:p>
      <text:p text:style-name="P4">
Фото: ОП</text:p>
      <text:p text:style-name="P4">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Twitter відновив синю галочку для відомих акаунтів</text:span>
</text:h>
      <text:p text:style-name="P4">
Authors: Ukrinform (Person)</text:p>
      <text:p text:style-name="P4">
Publisher: Укринформ (Organization)</text:p>
      <text:p text:style-name="P4">
Published Time: 2023-04-23T-43:56:00+03:00</text:p>
      <text:p text:style-name="P4">
Modified Time: 2023-04-23T20:56:00+03:00</text:p>
      <text:p text:style-name="P4">
Description: Деяким акаунтам Twitter з більш ніж мільйоном підписників Twitter повернув синю галочку без оплати за підписку. — Укрінформ.</text:p>
      <text:p text:style-name="P4">
Images: ["<text:a xlink:type="simple" xlink:href="https://static.ukrinform.com/photos/2023_04/thumb_files/630_360_1682252855-654.jpg" text:style-name="Internet_20_link" text:visited-style-name="Visited_20_Internet_20_Link">
630_360_16822...</text:a>
"]</text:p>
      <text:p text:style-name="P4">
Tags: ['Технології', 'Twitter', 'Соцмережі']</text:p>
      <text:p text:style-name="P4">
Type: Article</text:p>
      <!--METADATA-->
      <text:p text:style-name="P4">
<draw:frame draw:style-name="fr1" draw:name="Image21" text:anchor-type="as-char" svg:width="6.9236in" svg:height="3.956343in" draw:z-index="0">
<draw:image xlink:href="../Images/yкринформ/2023-04-23T-43-56-00-03-00/630_360_1682252855-654.jpg" xlink:type="simple" xlink:show="embed" xlink:actuate="onLoad" draw:mime-type="image/jpeg"/>
</draw:frame>
 Деякимакаунтам Twitter з більш ніж мільйоном підписників Twitter повернув синюгалочку без оплати за підписку.</text:p>
      <text:p text:style-name="P4">
Як передає Укрінформ, про це повідомляє <text:a xlink:type="simple" xlink:href="https://www.bbc.co.uk/news/technology-65365366" text:style-name="Internet_20_link" text:visited-style-name="Visited_20_Internet_20_Link">
</text:a>
 .</text:p>
      <text:p text:style-name="P4">
Серед тих, кому повернули синю галочку, десятки знаменитостей, деякітелеведучі та акаунти медіа. Деякі випадки відновлення позначки відбуваютьсяна безоплатній основі.</text:p>
      <text:p text:style-name="P4">
До того, як платформу купив Ілон Маск, синя галочка була значком верифікації,який Twitter надавав безкоштовно.</text:p>
      <text:p text:style-name="P4">
<text:span text:style-name="T4">
Читайте також:</text:span>
 <text:a xlink:type="simple" xlink:href="https://www.ukrinform.ua/rubric-technology/3699365-king-zaproponuvav-masku-peredati-jogo-sinu-galocku-u-twitter-fondu-prituli.html" text:style-name="Internet_20_link" text:visited-style-name="Visited_20_Internet_20_Link">
 <text:span text:style-name="T4">
Twitter</text:span>
 </text:a>
</text:p>
      <text:p text:style-name="P4">
Повідомлялося, що видалення застарілих синіх галочок доводилося робити вручну,тому цілком можливо, що це також ручний процес, який триватиме впродовжнайближчих днів.</text:p>
      <text:p text:style-name="P4">
Спочатку він використовувався як інструмент аутентифікації, покликанийдопомогти зупинити фейкові акаунти і поширення дезінформації.</text:p>
      <text:p text:style-name="P4">
Зараз це символ того, що акаунт підписався на преміум-послугу під назвоюTwitter Blue - і при здійсненні платежу відбувається процес верифікації.Існують різні ціни залежно від того, де здійснюється підписка, але всередньому вона становить близько 8 доларів на місяць.</text:p>
      <text:p text:style-name="P4">
<text:span text:style-name="T4">
Читайте також:</text:span>
 <text:a xlink:type="simple" xlink:href="https://www.ukrinform.ua/rubric-technology/3699574-mask-vidpoviv-kingu-so-zadonativ-100-miljoniv-dla-ukraini.html" text:style-name="Internet_20_link" text:visited-style-name="Visited_20_Internet_20_Link">
 </text:a>
</text:p>
      <text:p text:style-name="P4">
Як повідомляв Укрінформ, чимало акаунтів медіа у Twitter позбулися позначок,які засвідчують їхню приналежність або джерела фінансування.</text:p>
      <text:p text:style-name="P4">
Фото: Getty Images</text:p>
      <text:p text:style-name="P4">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Patriot може збивати ракети С-300, але раціональніше нищити ці ЗРК на землі - Ігнат</text:span>
</text:h>
      <text:p text:style-name="P4">
Authors: Ukrinform (Person)</text:p>
      <text:p text:style-name="P4">
Publisher: Укринформ (Organization)</text:p>
      <text:p text:style-name="P4">
Published Time: 2023-04-23T-45:35:00+03:00</text:p>
      <text:p text:style-name="P4">
Modified Time: 2023-04-23T20:35:00+03:00</text:p>
      <text:p text:style-name="P4">
Description: Передані міжнародними партнерами зенітно-ракетні комплекси Patriot можуть збивати випущені ворожими зенітно-ракетними системами С-300 ракети, але це буде не раціонально, тому установки краще намагатися нищити на землі. — Укрінформ.</text:p>
      <text:p text:style-name="P4">
Images: ["<text:a xlink:type="simple" xlink:href="https://static.ukrinform.com/photos/2023_04/thumb_files/630_360_1682265061-481.jpg" text:style-name="Internet_20_link" text:visited-style-name="Visited_20_Internet_20_Link">
630_360_16822...</text:a>
"]</text:p>
      <text:p text:style-name="P4">
Tags: ['Війна з росією', 'Patriot ', 'Єдині новини']</text:p>
      <text:p text:style-name="P4">
Type: Article</text:p>
      <!--METADATA-->
      <text:p text:style-name="P4">
<draw:frame draw:style-name="fr1" draw:name="Image22" text:anchor-type="as-char" svg:width="6.9236in" svg:height="3.952746in" draw:z-index="0">
<draw:image xlink:href="../Images/yкринформ/2023-04-23T-45-35-00-03-00/630_360_1682265061-481.jpg" xlink:type="simple" xlink:show="embed" xlink:actuate="onLoad" draw:mime-type="image/jpeg"/>
</draw:frame>
 Переданіміжнародними партнерами зенітно-ракетні комплекси Patriot можуть збивативипущені ворожими зенітно-ракетними системами С-300 ракети, але це буде нераціонально, тому установки краще намагатися нищити на землі.</text:p>
      <text:p text:style-name="P4">
Про це в ефірі телемарафону «Єдині новини» сказав речник командуванняПовітряних сил ЗСУ Юрій Ігнат, передає Укрінформ.</text:p>
      <text:p text:style-name="P4">
«Їх багато: 6-7 тисяч ракет С-300 було ще кілька місяців тому. Тут більшраціонально нищити їх на землі. Та й летять вони зі швидкістю 3,5 тисячікілометрів на годину. Їм треба лічені хвилини, щоб прибути. Але Patriot можезбивати такі ракети, тому що С-300 запускають по балістичній траєкторії. Може,але треба розуміти, скільки у нас буде ракет до Patriot і скільки у них доС-300. Зрозуміло, що вони будуть робити те ж саме, як Shahed запускати їх,виснажуючи нашу ППО», - сказав Ігнат.</text:p>
      <text:p text:style-name="P4">
<text:span text:style-name="T4">
Читайте також:</text:span>
 <text:a xlink:type="simple" xlink:href="https://www.ukrinform.ua/rubric-ato/3699662-obicani-partnerami-sistemi-ppo-vze-u-dorozi-do-svoih-majbutnih-pozicij-povitrani-sili.html" text:style-name="Internet_20_link" text:visited-style-name="Visited_20_Internet_20_Link">
 </text:a>
</text:p>
      <text:p text:style-name="P4">
Він зазначив, що іранськими Shahed росіяни намагаються виявити українську ППО,спробувати влучити в неї та виснажити загалом. «Подивіться, скільки ми на нихвитрачаємо ракет та різних засобів. Тому це й називається війною нависнаження, бо ворог намагається виснажити нас, ми – його. Але ж ми його такожвиснажуємо. Подивіться, скільки техніки ворожої знищено, його крилатих ракет»,- додав речник.</text:p>
      <text:p text:style-name="P4">
Передана західними партнерами система протиповітряної оборони Patriot ужезаступила на бойове чергування в Україні та захищає наше небо від ворожихракет, в тому числі й балістичних, та авіації, а інші – ще у дорозі.</text:p>
      <text:p text:style-name="P4">
<text:span text:style-name="T4">
Читайте також:</text:span>
 <text:a xlink:type="simple" xlink:href="https://www.ukrinform.ua/rubric-ato/3699497-izrailska-sistema-rannogo-opovisenna-suttevo-dopomoze-ukraini-ignat.html" text:style-name="Internet_20_link" text:visited-style-name="Visited_20_Internet_20_Link">
 <text:span text:style-name="T4">
Ігнат</text:span>
 </text:a>
</text:p>
      <text:p text:style-name="P4">
Як повідомлялося, Юрій Ігнат раніше наголошував на тому, що отримані відміжнародних партнерів зенітно-ракетні комплекси Patriot суттєво посилятьпротиповітряну оборону України і дозволять тримати російські літаки подалі відкордону.</text:p>
      <text:p text:style-name="P4">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Українка Олійникова перемогла литовку Бубеліте у фіналі ITF 15 в Іспанії</text:span>
</text:h>
      <text:p text:style-name="P4">
Authors: Ukrinform (Person)</text:p>
      <text:p text:style-name="P4">
Publisher: Укринформ (Organization)</text:p>
      <text:p text:style-name="P4">
Published Time: 2023-04-23T-47:32:25+03:00</text:p>
      <text:p text:style-name="P4">
Modified Time: 2023-04-23T20:32:25+03:00</text:p>
      <text:p text:style-name="P4">
Description: Українська тенісистка Олександра Олійникова (№711 WTA) перемогла на турнірі ITF 15 в іспанському Тельде. — Укрінформ.</text:p>
      <text:p text:style-name="P4">
Images: ["<text:a xlink:type="simple" xlink:href="https://static.ukrinform.com/photos/2023_04/thumb_files/630_360_1682271103-644.jpg" text:style-name="Internet_20_link" text:visited-style-name="Visited_20_Internet_20_Link">
630_360_16822...</text:a>
"]</text:p>
      <text:p text:style-name="P4">
Tags: ['Теніс']</text:p>
      <text:p text:style-name="P4">
Type: Article</text:p>
      <!--METADATA-->
      <text:p text:style-name="P4">
<draw:frame draw:style-name="fr1" draw:name="Image23" text:anchor-type="as-char" svg:width="6.9236in" svg:height="3.956343in" draw:z-index="0">
<draw:image xlink:href="../Images/yкринформ/2023-04-23T-47-32-25-03-00/630_360_1682271103-644.jpg" xlink:type="simple" xlink:show="embed" xlink:actuate="onLoad" draw:mime-type="image/jpeg"/>
</draw:frame>
Українська тенісистка Олександра Олійникова (№711 WTA) перемогла на турніріITF 15 в іспанському Тельде.</text:p>
      <text:p text:style-name="P4">
У фіналі спортсменка перемогла литовку Клаудію Бубеліте (№682 WTA) з рахунком6:3, 6:1, передає Укрінформ.</text:p>
      <text:p text:style-name="P4">
Олійникова не допустила жодної подвійної помилки, жодного разу не подаланавиліт та реалізувала 4/6 брейк-пойнтів.</text:p>
      <text:p text:style-name="P4">
<text:span text:style-name="T4">
Читайте також:</text:span>
 <text:a xlink:type="simple" xlink:href="https://www.ukrinform.ua/rubric-sports/3699527-ukrainski-tenisisti-vigrali-turnir-itf-v-ispanii.html" text:style-name="Internet_20_link" text:visited-style-name="Visited_20_Internet_20_Link">
 <text:span text:style-name="T4">
теніс</text:span>
 </text:a>
</text:p>
      <text:p text:style-name="P4">
Це четверта перемога Олійникової на турнірі ITF в кар'єрі та перша внинішньому сезоні.</text:p>
      <text:p text:style-name="P4">
Фото: ITF</text:p>
      <text:p text:style-name="P4">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Помер один із найбагатших депутатів держдуми рф, якого засудили в Україні</text:span>
</text:h>
      <text:p text:style-name="P4">
Authors: Ukrinform (Person)</text:p>
      <text:p text:style-name="P4">
Publisher: Укринформ (Organization)</text:p>
      <text:p text:style-name="P4">
Published Time: 2023-04-23T-49:17:00+03:00</text:p>
      <text:p text:style-name="P4">
Modified Time: 2023-04-23T20:17:00+03:00</text:p>
      <text:p text:style-name="P4">
Description: У росії у віці 77 років помер депутат держдуми рф Микола Борцов, якого минулого року засудили за посягання на територіальну цілісність і недоторканність України. — Укрінформ.</text:p>
      <text:p text:style-name="P4">
Images: ["<text:a xlink:type="simple" xlink:href="https://static.ukrinform.com/photos/2023_04/thumb_files/630_360_1682266089-851.jpeg" text:style-name="Internet_20_link" text:visited-style-name="Visited_20_Internet_20_Link">
630_360_16822...</text:a>
"]</text:p>
      <text:p text:style-name="P4">
Tags: ['Депутат', 'Смерть', 'Держдума РФ', 'росія']</text:p>
      <text:p text:style-name="P4">
Type: Article</text:p>
      <!--METADATA-->
      <text:p text:style-name="P4">
<draw:frame draw:style-name="fr1" draw:name="Image24" text:anchor-type="as-char" svg:width="6.9236in" svg:height="3.956343in" draw:z-index="0">
<draw:image xlink:href="../Images/yкринформ/2023-04-23T-49-17-00-03-00/630_360_1682266089-851.jpeg" xlink:type="simple" xlink:show="embed" xlink:actuate="onLoad" draw:mime-type="image/jpeg"/>
</draw:frame>
 У росіїу віці 77 років помер депутат держдуми рф Микола Борцов, якого минулого рокузасудили за посягання на територіальну цілісність і недоторканність України.</text:p>
      <text:p text:style-name="P4">
Як передає Укрінформ, про це повідомляє  <text:a xlink:type="simple" xlink:href="https://www.rbc.ru/politics/23/04/2023/6444f9ba9a7947704f5b19a6" text:style-name="Internet_20_link" text:visited-style-name="Visited_20_Internet_20_Link">
</text:a>
 .</text:p>
      <text:p text:style-name="P4">
Про смерть Борцова повідомив губернатор Липецької області Ігор Артамонов.Проте причину смерті він не уточнив. Борцова поховають у москві.</text:p>
      <text:p text:style-name="P4">
Зазначається, що Борцов, який народився 8 травня 1945 року, був депутатомдерждуми рф з 2003 року, входив до фракції "єдина росія".</text:p>
      <text:p text:style-name="P4">
Декілька років входив до списку найбагатших парламентаріїв, які задекларувалинайвищі доходи. У 2021 році посідав 194 місце у списку заможних росіян заверсією <text:a xlink:type="simple" xlink:href="https://www.ukrinform.ua/tag-forbes" text:style-name="Internet_20_link" text:visited-style-name="Visited_20_Internet_20_Link">
 </text:a>
 , журнал оцінив його статки в550 млн дол.</text:p>
      <text:p text:style-name="P4">
<text:span text:style-name="T4">
Читайте також:</text:span>
 <text:a xlink:type="simple" xlink:href="https://www.ukrinform.ua/rubric-world/3571340-u-rosii-pomer-golovred-ulublenoi-gazeti-putina.html" text:style-name="Internet_20_link" text:visited-style-name="Visited_20_Internet_20_Link">
 <text:span text:style-name="T4">
росії</text:span>
 <text:span text:style-name="T4">
помер</text:span>
 <text:span text:style-name="T4">
головред</text:span>
 <text:span text:style-name="T4">
улюбленої</text:span>
 <text:span text:style-name="T4">
газети</text:span>
<text:span text:style-name="T4">
путіна</text:span>
 </text:a>
</text:p>
      <text:p text:style-name="P4">
Як повідомляв Укрінформ, наприкінці березня минулого року Офіс генеральногопрокурора заявив, що за посягання на територіальну цілісність інедоторканність України засудили 20 депутатів державної думи російськоїфедерації. Кожного з них засуджено до 15 років позбавлення волі з конфіскацієюмайна.</text:p>
      <text:p text:style-name="P4">
Незадовго до повномасштабного вторгнення, 15 лютого 2022 року, російськідепутати підтримали постанову щодо звернення до президента рф з проханнямрозглянути питання щодо визнання псевдореспублік «днр» і «лнр» як самостійних,суверенних і незалежних держав.</text:p>
      <text:p text:style-name="P4">
У переліку засуджених вказаний Борцов Микола Іванович, 08.05.1945 р.н.</text:p>
      <text:p text:style-name="P4">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Дії росіян на Таврійському напрямку стали більш інтенсивними – військові</text:span>
</text:h>
      <text:p text:style-name="P4">
Authors: Ukrinform (Person)</text:p>
      <text:p text:style-name="P4">
Publisher: Укринформ (Organization)</text:p>
      <text:p text:style-name="P4">
Published Time: 2023-04-23T-51:04:00+03:00</text:p>
      <text:p text:style-name="P4">
Modified Time: 2023-04-23T20:04:00+03:00</text:p>
      <text:p text:style-name="P4">
Description: Тактика та характер дій росіян на Таврійському напрямку змінилися та стали більш інтенсивними. — Укрінформ.</text:p>
      <text:p text:style-name="P4">
Images: ["<text:a xlink:type="simple" xlink:href="https://static.ukrinform.com/photos/2022_07/thumb_files/630_360_1658910361-742.jpg" text:style-name="Internet_20_link" text:visited-style-name="Visited_20_Internet_20_Link">
630_360_16589...</text:a>
"]</text:p>
      <text:p text:style-name="P4">
Tags: ['Російські військові', 'Війна з росією', 'Єдині новини']</text:p>
      <text:p text:style-name="P4">
Type: Article</text:p>
      <!--METADATA-->
      <text:p text:style-name="P4">
<draw:frame draw:style-name="fr1" draw:name="Image25" text:anchor-type="as-char" svg:width="6.9236in" svg:height="3.956343in" draw:z-index="0">
<draw:image xlink:href="../Images/yкринформ/2023-04-23T-51-04-00-03-00/630_360_1658910361-742.jpg" xlink:type="simple" xlink:show="embed" xlink:actuate="onLoad" draw:mime-type="image/jpeg"/>
</draw:frame>
 Тактиката характер дій росіян на Таврійському напрямку змінилися та стали більшінтенсивними.</text:p>
      <text:p text:style-name="P4">
Як передає Укрінформ, про це в ефірі телемарафону «Єдині новини» повідомивкерівник об'єднаного пресцентру сил оборони Таврійського напрямку ОлексійДмитрашківський.</text:p>
      <text:p text:style-name="P4">
«Тактика та характер дій противника на нашому напрямку дещо змінивсяінтенсивністю та нарощенням зусиль на Авдіївському, Мар'їнському таВугледарському напрямках. Мета – витіснення, захоплення та створення такихумов, які дозволять їм вийти на адміністративні кордони Донецької області.Характерною рисою є постійна ротація, систематичне перегрупування, невпинненарощування підрозділів для того, щоб морально вплинути на наші війська.Вогнем артилерії постійно ворог впливає на наші війська, наносить авіаційніудари, намагається змусити наші підрозділи відходити та вживати заходи попротивнику», - сказав Дмитрашківський.</text:p>
      <text:p text:style-name="P4">
<text:span text:style-name="T4">
Читайте також:</text:span>
 <text:a xlink:type="simple" xlink:href="https://www.ukrinform.ua/rubric-ato/3696933-vijska-rf-vidveli-z-rajonu-marinki-dvi-desantni-castini-na-vidnovlenna.html" text:style-name="Internet_20_link" text:visited-style-name="Visited_20_Internet_20_Link">
 </text:a>
</text:p>
      <text:p text:style-name="P4">
За його словами, командування рф перекинуло для боїв під Мар’їнкою наДонеччині так звані «штурмові підрозділи Z», які були завезені замістьдесантників. Армія противника почала повністю переймати досвід пвк «вагнер» танабирати у свої ряди людей із кримінальним минулим. «Є певні інструкції, якіпотрапили до нас разом з полоненими, де чітко зазначається, що бійцям даногопідрозділу під час ведення бойових дій не надається медична допомога на полібою і поранених не евакуюють до тих пір, поки не буде взята позиція або небуде дана команда на відступ», - розповів він.</text:p>
      <text:p text:style-name="P4">
Раніше він припустив, що втративши дуже багато особового складу наАвдіївському та Мар’їнському напрямках, <text:a xlink:type="simple" xlink:href="https://www.ukrinform.ua/tag-rosijski-vijskovi" text:style-name="Internet_20_link" text:visited-style-name="Visited_20_Internet_20_Link">
 </text:a>
 може зосередити увагу на Вугледарському напрямку. У суботув районі Вугледара росіяни здійснили 6 авіанальотів, внаслідок яких зруйнованопомешкання мирного населення. «Для чого це робить? Зараз у Бахмуті така жситуація. Вони, що називається, розбирають будинок поверх за поверхом, аби унаших воїнів не було можливості облаштувати хоча б якусь позицію для відбиттянаступу чи для відпочинку. Тому вони, на мою думку, обстрілюють саме Вугледарі намагаються досягти так успіху. Можливо, це і є причиною того, що найближчимчасом вони спробують штурмувати на Вугледарському напрямку», - сказавДмитрашківський.</text:p>
      <text:p text:style-name="P4">
Як повідомляв Укрінформ, раніше керівник об'єднаного пресцентру сил оборониТаврійського напрямку зазначив, що <text:a xlink:type="simple" xlink:href="https://www.ukrinform.ua/rubric-ato/3699513-na-zaporizzi-vorog-prodovzue-zvoditi-fortifikacijni-sporudi-ta-minuvati-teritorii-vijskovi.html" text:style-name="Internet_20_link" text:visited-style-name="Visited_20_Internet_20_Link">
 </text:a>
 продовжує зводити фортифікаційні споруди,встановлювати протитанкові засоби й мінувати території.</text:p>
      <text:p text:style-name="P4">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Президент ФХУ Зубко: Тренерський штаб отримав від федерації одне завдання - перемагати</text:span>
</text:h>
      <text:p text:style-name="P4">
Authors: Ukrinform (Person)</text:p>
      <text:p text:style-name="P4">
Publisher: Укринформ (Organization)</text:p>
      <text:p text:style-name="P4">
Published Time: 2023-04-23T-54:51:56+03:00</text:p>
      <text:p text:style-name="P4">
Modified Time: 2023-04-23T19:51:56+03:00</text:p>
      <text:p text:style-name="P4">
Description: Президент Федерації хокею України Георгій Зубко оцінив виступ збірної України у першому матчі чемпіонату світу в дивізіоні ІВ проти Китаю (4:5). — Укрінформ.</text:p>
      <text:p text:style-name="P4">
Images: ["<text:a xlink:type="simple" xlink:href="https://static.ukrinform.com/photos/2023_04/thumb_files/630_360_1682268658-974.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26" text:anchor-type="as-char" svg:width="6.9236in" svg:height="3.956343in" draw:z-index="0">
<draw:image xlink:href="../Images/yкринформ/2023-04-23T-54-51-56-03-00/630_360_1682268658-974.jpg" xlink:type="simple" xlink:show="embed" xlink:actuate="onLoad" draw:mime-type="image/jpeg"/>
</draw:frame>
 ПрезидентФедерації хокею України Георгій Зубко оцінив виступ збірної України у першомуматчі чемпіонату світу в дивізіоні ІВ проти Китаю (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ext:p>
      <text:p text:style-name="P4">
Як повідомлялося, збірна України програла в овертаймі Китаю на стартічемпіонату світу з хокею в Дивізіоні ІВ (4:5).</text:p>
      <text:p text:style-name="P4">
Фото: пресслужба федерації</text:p>
      <text:p text:style-name="P4">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У Кенії ексгумували тіла вже 47 осіб, які голодували до смерті</text:span>
</text:h>
      <text:p text:style-name="P4">
Authors: Ukrinform (Person)</text:p>
      <text:p text:style-name="P4">
Publisher: Укринформ (Organization)</text:p>
      <text:p text:style-name="P4">
Published Time: 2023-04-23T-56:45:00+03:00</text:p>
      <text:p text:style-name="P4">
Modified Time: 2023-04-23T19:45:00+03:00</text:p>
      <text:p text:style-name="P4">
Description: Кенійська поліція ексгумувала тіла 47 осіб, які голодували до смерті для того, щоб потрапити на небеса. — Укрінформ.</text:p>
      <text:p text:style-name="P4">
Images: ["<text:a xlink:type="simple" xlink:href="https://static.ukrinform.com/photos/2023_04/thumb_files/630_360_1682258392-827.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27" text:anchor-type="as-char" svg:width="6.9236in" svg:height="3.956343in" draw:z-index="0">
<draw:image xlink:href="../Images/yкринформ/2023-04-23T-56-45-00-03-00/630_360_1682258392-827.jpg" xlink:type="simple" xlink:show="embed" xlink:actuate="onLoad" draw:mime-type="image/jpeg"/>
</draw:frame>
 Кенійськаполіція ексгумувала тіла 47 осіб, які голодували до смерті для того, щобпотрапити на небеса.</text:p>
      <text:p text:style-name="P4">
Як передає Укрінформ, про це повідомляє <text:a xlink:type="simple" xlink:href="https://www.reuters.com/world/africa/kenyan-police-exhume-21-bodies-suspected-christian-cult-graves-2023-04-23/" text:style-name="Internet_20_link" text:visited-style-name="Visited_20_Internet_20_Link">
</text:a>
</text:p>
      <text:p text:style-name="P4">
У п'ятницю поліція почала ексгумацію тіл з лісу Шакахола, що поблизуприбережного міста Малінді. Люди, які були причетні до християнського культу,вірили, що потраплять на небеса, якщо вб'ють себе голодом.</text:p>
      <text:p text:style-name="P4">
"Загалом у лісі Шакахола загинули 47 осіб", - повідомив детектив Чарльз Камаув неділю агентству Reuters.</text:p>
      <text:p text:style-name="P4">
<text:span text:style-name="T4">
Читайте також:</text:span>
 <text:a xlink:type="simple" xlink:href="https://www.ukrinform.ua/rubric-world/3698940-u-sudani-z-pocatku-zbrojnogo-protistoanna-vze-ponad-400-zagiblih.html" text:style-name="Internet_20_link" text:visited-style-name="Visited_20_Internet_20_Link">
 <text:span text:style-name="T4">
Судані</text:span>
 </text:a>
</text:p>
      <text:p text:style-name="P4">
За словами Камау, <text:a xlink:type="simple" xlink:href="https://www.ukrinform.ua/tag-eksgumacia" text:style-name="Internet_20_link" text:visited-style-name="Visited_20_Internet_20_Link">
 </text:a>
 все ще триває.</text:p>
      <text:p text:style-name="P4">
Як повідомляв Укрінформ, <text:a xlink:type="simple" xlink:href="https://www.ukrinform.ua/rubric-world/3699632-u-kenii-viavili-desatki-til-viran-aki-goloduvali-do-smerti.html" text:style-name="Internet_20_link" text:visited-style-name="Visited_20_Internet_20_Link">
 </text:a>
у рамках розслідування справи проповідника, який закликав своїх послідовниківголодувати до смерті.</text:p>
      <text:p text:style-name="P4">
<text:span text:style-name="T5">
Фото: Wachira Mwangi | Nation Media Group</text:span>
</text:p>
      <text:p text:style-name="P4">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У росії відреагували на невидачу віз її журналістам для роботи в ООН</text:span>
</text:h>
      <text:p text:style-name="P4">
Authors: Ukrinform (Person)</text:p>
      <text:p text:style-name="P4">
Publisher: Укринформ (Organization)</text:p>
      <text:p text:style-name="P4">
Published Time: 2023-04-23T-58:26:00+03:00</text:p>
      <text:p text:style-name="P4">
Modified Time: 2023-04-23T19:26:00+03:00</text:p>
      <text:p text:style-name="P4">
Description: Сполучені Штати не видали працівникам російських медіа віз для висвітлення візиту глави МЗС рф сергія лаврова на Генеральну асамблею ООН. лавров і загалом російська сторона погрожують через це американським журналістам, які працюють у росії. — Укрінформ.</text:p>
      <text:p text:style-name="P4">
Images: ["<text:a xlink:type="simple" xlink:href="https://static.ukrinform.com/photos/2019_10/thumb_files/630_360_1570183193-551.jpeg" text:style-name="Internet_20_link" text:visited-style-name="Visited_20_Internet_20_Link">
630_360_15701...</text:a>
"]</text:p>
      <text:p text:style-name="P4">
Tags: ['США', 'Віза', 'Журналіст', 'росія']</text:p>
      <text:p text:style-name="P4">
Type: Article</text:p>
      <!--METADATA-->
      <text:p text:style-name="P4">
<draw:frame draw:style-name="fr1" draw:name="Image28" text:anchor-type="as-char" svg:width="6.9236in" svg:height="3.956343in" draw:z-index="0">
<draw:image xlink:href="../Images/yкринформ/2023-04-23T-58-26-00-03-00/630_360_1570183193-551.jpeg" xlink:type="simple" xlink:show="embed" xlink:actuate="onLoad" draw:mime-type="image/jpeg"/>
</draw:frame>
Сполучені Штати не видали працівникам російських медіа віз для висвітленнявізиту глави МЗС рф сергія лаврова на Генеральну асамблею ООН. лавров ізагалом російська сторона погрожують через це американським журналістам, якіпрацюють у росії.</text:p>
      <text:p text:style-name="P4">
Як передає Укрінформ, про це повідомляє <text:a xlink:type="simple" xlink:href="https://t.me/rian_ru/200616" text:style-name="Internet_20_link" text:visited-style-name="Visited_20_Internet_20_Link">
 </text:a>
російського держінформагентства.</text:p>
      <text:p text:style-name="P4">
«Ставлення до американських журналістів у росії буде таким самим, як у США доросійських після історії з невидачею віз для роботи в ООН», - заявилоросійське дипломатичне джерело.</text:p>
      <text:p text:style-name="P4">
За його словами, американські журналісти будуть відчувати на собі весьдискомфорт, незручність та аналогічне ставлення. Джерело додало, що «турбота»США про заарештованого в рф журналіста Гершковича уявна, інакше б вони,мовляв, «не дошкуляли російським журналістам».</text:p>
      <text:p text:style-name="P4">
<text:span text:style-name="T4">
Читайте також:</text:span>
 <text:a xlink:type="simple" xlink:href="https://www.ukrinform.ua/rubric-world/3699100-derzdep-vidmovivsa-komentuvati-comu-ne-vsij-delegacii-rf-vidali-vizi-dla-vidvidanna-oon.html" text:style-name="Internet_20_link" text:visited-style-name="Visited_20_Internet_20_Link">
 <text:span text:style-name="T4">
візи</text:span>
 </text:a>
</text:p>
      <text:p text:style-name="P4">
Ця заява є більш конкретним викладенням позиції, яку заявив з цього приводуглава МЗС рф <text:a xlink:type="simple" xlink:href="https://t.me/rian_ru/200615" text:style-name="Internet_20_link" text:visited-style-name="Visited_20_Internet_20_Link">
 </text:a>
 : «Не забудемо, не пробачимо».</text:p>
      <text:p text:style-name="P4">
Як повідомлялося, російські медіапрацівники направлялися в Нью-Йорк длявисвітлення заходів у рамках російського головування в Радбезі ООН. Проте СШАвидали <text:a xlink:type="simple" xlink:href="https://www.ukrinform.ua/tag-viza" text:style-name="Internet_20_link" text:visited-style-name="Visited_20_Internet_20_Link">
 </text:a>
 тільки лаврову та дипломатам,які його супроводжують.</text:p>
      <text:p text:style-name="P4">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Ла Ліга: «Барселона» мінімально перемогла «Атлетико»</text:span>
</text:h>
      <text:p text:style-name="P4">
Authors: Ukrinform (Person)</text:p>
      <text:p text:style-name="P4">
Publisher: Укринформ (Organization)</text:p>
      <text:p text:style-name="P4">
Published Time: 2023-04-23T-60:10:21+03:00</text:p>
      <text:p text:style-name="P4">
Modified Time: 2023-04-23T19:10:21+03:00</text:p>
      <text:p text:style-name="P4">
Description: «Каталонці» продовжують очолювати чемпіонат Іспанії. — Укрінформ.</text:p>
      <text:p text:style-name="P4">
Images: ["<text:a xlink:type="simple" xlink:href="https://static.ukrinform.com/photos/2023_04/thumb_files/630_360_1682266047-553.jpg" text:style-name="Internet_20_link" text:visited-style-name="Visited_20_Internet_20_Link">
630_360_16822...</text:a>
"]</text:p>
      <text:p text:style-name="P4">
Tags: ['Барселона', 'Футбол']</text:p>
      <text:p text:style-name="P4">
Type: Article</text:p>
      <!--METADATA-->
      <text:p text:style-name="P4">
<draw:frame draw:style-name="fr1" draw:name="Image29" text:anchor-type="as-char" svg:width="6.9236in" svg:height="3.956343in" draw:z-index="0">
<draw:image xlink:href="../Images/yкринформ/2023-04-23T-60-10-21-03-00/630_360_1682266047-553.jpg" xlink:type="simple" xlink:show="embed" xlink:actuate="onLoad" draw:mime-type="image/jpeg"/>
</draw:frame>
«Каталонці» продовжують очолювати чемпіонат Іспанії.</text:p>
      <text:p text:style-name="P4">
«Барселона» на своєму полі здолала «Атлетико» 1:0 в 30-у турі іспанськоїпірмери, передає Укрінформ.</text:p>
      <text:p text:style-name="P4">
Єдиний гол записав на свій рахунок Торрес на 44-й хвилині.</text:p>
      <text:p text:style-name="P4">
«Барселона» продовжує очолювати Ла Лігу, маючи в активі 76 пунктів після 30матчів.</text:p>
      <text:p text:style-name="P4">
<text:span text:style-name="T4">
Читайте також:</text:span>
 <text:a xlink:type="simple" xlink:href="https://www.ukrinform.ua/rubric-sports/3699396-mancester-siti-rozgromiv-seffld-unajted-i-zigrae-u-finali-kubka-anglii.html" text:style-name="Internet_20_link" text:visited-style-name="Visited_20_Internet_20_Link">
 </text:a>
</text:p>
      <text:p text:style-name="P4">
Як повідомлялося, чинний переможець Прімери «Реал» йде на другій сходинці,відстаючи від лідера на 11 очок.</text:p>
      <text:p text:style-name="P4">
Фото: fcbarcelona.com</text:p>
      <text:p text:style-name="P4">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Авіація Сил оборони завдала 11 ударів по російських загарбниках</text:span>
</text:h>
      <text:p text:style-name="P4">
Authors: Ukrinform (Person)</text:p>
      <text:p text:style-name="P4">
Publisher: Укринформ (Organization)</text:p>
      <text:p text:style-name="P4">
Published Time: 2023-04-23T-62:08:42+03:00</text:p>
      <text:p text:style-name="P4">
Modified Time: 2023-04-23T19:08:42+03:00</text:p>
      <text:p text:style-name="P4">
Description: Авіація Сил оборони України за добу завдала 11 ударів по російських загарбниках. — Укрінформ.</text:p>
      <text:p text:style-name="P4">
Images: ["<text:a xlink:type="simple" xlink:href="https://static.ukrinform.com/photos/2023_04/thumb_files/630_360_1681751256-398.jpg" text:style-name="Internet_20_link" text:visited-style-name="Visited_20_Internet_20_Link">
630_360_16817...</text:a>
"]</text:p>
      <text:p text:style-name="P4">
Tags: ['Генштаб', 'ЗСУ', 'Російська авіація', 'Війна з росією']</text:p>
      <text:p text:style-name="P4">
Type: Article</text:p>
      <!--METADATA-->
      <text:p text:style-name="P4">
<draw:frame draw:style-name="fr1" draw:name="Image30" text:anchor-type="as-char" svg:width="6.9236in" svg:height="3.956343in" draw:z-index="0">
<draw:image xlink:href="../Images/yкринформ/2023-04-23T-62-08-42-03-00/630_360_1681751256-398.jpg" xlink:type="simple" xlink:show="embed" xlink:actuate="onLoad" draw:mime-type="image/jpeg"/>
</draw:frame>
 АвіаціяСил оборони України за добу завдала 11 ударів по російських загарбниках.</text:p>
      <text:p text:style-name="P4">
Як передає Укрінформ, про це Генеральний штаб Збройних сил України повідомив у<text:a xlink:type="simple" xlink:href="https://www.facebook.com/GeneralStaff.ua/posts/pfbid0NvLxNmEnT5P5eNBssoobkH2EBdLwrEd2sbq5JyDBAn9c8TuAsRbSTFBaL6szr9Qnl" text:style-name="Internet_20_link" text:visited-style-name="Visited_20_Internet_20_Link">
</text:a>
, оприлюднивши оперативну інформацію станом на 18:00 23 квітня.</text:p>
      <text:p text:style-name="P4">
«Авіація Сил оборони за добу завдала 11 ударів по районах зосередженняособового складу та військової техніки окупантів. Також було збито два ворожірозвідувальні БпЛА типу «Мерлін» та один «Орлан-10», - ідеться в повідомленні.</text:p>
      <text:p text:style-name="P4">
У Генштабі зазначають, що російська федерація не відмовляється від своїхпланів щодо захоплення території України. Продовжує ігнорувати Міжнароднегуманітарне право, завдає ударів, здійснює обстріли не лише по позиціяхукраїнських військ, а й по цивільній інфраструктурі населених пунктів,тероризуючи мирних жителів.</text:p>
      <text:p text:style-name="P4">
<text:span text:style-name="T4">
Читайте також:</text:span>
 <text:a xlink:type="simple" xlink:href="https://www.ukrinform.ua/rubric-ato/3699586-na-pivdni-zenitniki-znisili-cotiri-rosijski-dronikamikadze-lancet.html" text:style-name="Internet_20_link" text:visited-style-name="Visited_20_Internet_20_Link">
 </text:a>
</text:p>
      <text:p text:style-name="P4">
Протягом доби ворог завдав 28 авіаційних ударів та здійснив близько 10обстрілів з реактивних систем залпового вогню по позиціях українських військта населених пунктах. Є поранені серед цивільного населення, зруйновано тапошкоджено приватні житлові будинки та іншу цивільну інфраструктуру.</text:p>
      <text:p text:style-name="P4">
Ймовірність завдання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доби було відбито понад 45 атак противника на зазначенихділянках фронту. Найзапекліші бої тривають за Бахмут та Мар’їнку», -поінформували у Генштабі.</text:p>
      <text:p text:style-name="P4">
<text:span text:style-name="T4">
Читайте також:</text:span>
 <text:a xlink:type="simple" xlink:href="https://www.ukrinform.ua/rubric-ato/3699565-na-mikolaivsini-zenitniki-zbili-rosijskij-rozviduvalnij-bezpilotnik.html" text:style-name="Internet_20_link" text:visited-style-name="Visited_20_Internet_20_Link">
 </text:a>
</text:p>
      <text:p text:style-name="P4">
_<text:span text:style-name="T4">
На Волинському та Поліському напрямках</text:span>
 _ оперативна обстановказалишається сталою. Ознак формування наступальних угруповань не виявлено.Визначені підрозділи збройних сил республіки білорусь продовжують виконуватизавдання у прикордонних з Україною районах. На території білорусі продовжуютьперебувати деякі підрозділи територіальних військ збройних сил рф.</text:p>
      <text:p text:style-name="P4">
_<text:span text:style-name="T4">
На Сіверському та Слобожанському напрямках</text:span>
 _ ворог продовжує утримувати уприкордонних з Україною районах Брянської, Курської та Бєлгородської областейпевну кількість своїх військ. Протягом доби здійснив обстріли населенихпунктів Червона Зоря Сумської області, а також Гоптівка, Зелене, Нескучне,Бударки, Мілове та Красне Перше на Харківщині.</text:p>
      <text:p text:style-name="P4">
_<text:span text:style-name="T4">
На Куп’янському напрямку</text:span>
 _ артилерійських обстрілів зазнали населеніпункти Дворічна, Гряниківка, Масютівка, Лиман Перший, Кислівка, БерестовеХарківської області.</text:p>
      <text:p text:style-name="P4">
<text:span text:style-name="T4">
Читайте також:</text:span>
 <text:a xlink:type="simple" xlink:href="https://www.ukrinform.ua/rubric-ato/3699470-sili-oboroni-znisili-vze-186-420-rosijskih-zagarbnikiv.html" text:style-name="Internet_20_link" text:visited-style-name="Visited_20_Internet_20_Link">
 <text:span text:style-name="T4">
знищил</text:span>
 </text:a>
</text:p>
      <text:p text:style-name="P4">
_<text:span text:style-name="T4">
На Лиманському напрямку</text:span>
 _ цієї доби загарбники не проводили наступальнихдій. Артилерійських обстрілів зазнали населені пункти, що поряд з лінієюбойового зіткнення, а саме: Макіївка, Невське, Білогорівка Луганської областіта Діброва, Верхньокам’янське, Спірне Донецької області.</text:p>
      <text:p text:style-name="P4">
<text:span text:style-name="T4">
<text:span text:style-name="T5">
На Бахмутському напрямку</text:span>
 </text:span>
 ворог продовжує вести наступальні дії.Тривають важкі бої за місто Бахмут. Також протягом доби ворог вів безуспішнінаступальні дії на околицях населених пунктів Григорівка та Богданівка. Відворожих обстрілів постраждали Васюківка, Оріхово-Василівка, Маркове,Григорівка, Бахмут, Іванівське, Часів Яр, Новодмитрівка, Костянтинівка та Нью-Йорк Донецької області.</text:p>
      <text:p text:style-name="P4">
_<text:span text:style-name="T4">
На Авдіївському напрямку</text:span>
 _ російські війська вели наступальні дії врайонах Новокалинового та Первомайського Донецької області, успіху не мали,зазнали великих втрат. Здійснили обстріли населених пунктів, що знаходятьсянеподалік лінії зіткнення, зокрема: Новокалинове, Авдіївка, Ласточкине,Первомайське, Карлівка та Невельське Донецької області.</text:p>
      <text:p text:style-name="P4">
<text:span text:style-name="T4">
Читайте також:</text:span>
 <text:a xlink:type="simple" xlink:href="https://www.ukrinform.ua/rubric-ato/3699659-zagarbniki-skinuli-snaradi-na-nikopol-troe-poranenih.html" text:style-name="Internet_20_link" text:visited-style-name="Visited_20_Internet_20_Link">
 </text:a>
</text:p>
      <text:p text:style-name="P4">
_<text:span text:style-name="T4">
На Мар’їнському напрямку</text:span>
 _ протягом доби українські захисники відбиличисленні атаки ворога у північній і центральній частинах населеного пунктуМар’їнка, а також в районі Новомихайлівки Донецької області. Водночас, ворожихобстрілів зазнали населені пункти Красногорівка, Георгіївка, Мар’їнка,Новомихайлівка та Парасковіївка Донецької області.</text:p>
      <text:p text:style-name="P4">
_<text:span text:style-name="T4">
На Шахтарському напрямку</text:span>
 _ протягом поточної доби ворог наступальних дійне проводив. Здійснив обстріли населених пунктів Богоявленка, Новоукраїнка,Вугледар, Золота Нива, Велика Новосілка Донецької області.</text:p>
      <text:p text:style-name="P4">
_<text:span text:style-name="T4">
На Запорізькому та Херсонському напрямках</text:span>
 _ загарбники продовжують вестиоборонні дії. Водночас, протягом доби здійснили обстріли понад 35 населенихпунктів. Серед них - Времівка Донецької області; Малинівка, Гуляйполе,Залізничне, Гуляйпільське, Білогір'я, Мала Токмачка, Новоданилівка,Новоандріївка та Кам’янське Запорізької області; Золота Балка, Берислав,Веселе, Іванівка, Інженерне, Антонівка, Дніпровське, Велетенське, КізомисХерсонської області та місто Херсон.</text:p>
      <text:p text:style-name="P4">
<text:span text:style-name="T4">
Читайте також:</text:span>
 <text:a xlink:type="simple" xlink:href="https://www.ukrinform.ua/rubric-ato/3699513-na-zaporizzi-vorog-prodovzue-zvoditi-fortifikacijni-sporudi-ta-minuvati-teritorii-vijskovi.html" text:style-name="Internet_20_link" text:visited-style-name="Visited_20_Internet_20_Link">
 <text:span text:style-name="T4">
ворог</text:span>
 </text:a>
</text:p>
      <text:p text:style-name="P4">
«Не маючи значущих досягнень на полі бою, військовослужбовці зс рф тапредставники ПВК «вагнер» все частіше намагаються відшукати винних у цьому.Відповідальність за власні тактичні прорахунки та допущені втрати перекладаютьодин на одного. Нещодавно у населеному пункті Станиця Луганська Луганськоїобласті відбулася бійка між військовослужбовцями зс рф та найманцями ПВК«вагнер», яка переросла у перестрілку. Внаслідок конфлікту є загиблі з обохсторін», - сказано в повідомленні.</text:p>
      <text:p text:style-name="P4">
У Генштабі повідомляють, що російські війська продовжують зазнавати великихвтрат на полі бою. Всі медичні заклади на тимчасово захопленій територіїпереповнені пораненими загарбниками. Ворог вимушений використовувати навчальнізаклади тимчасово захоплених територій у власних цілях.</text:p>
      <text:p text:style-name="P4">
«Так, в населеному пункті Містки Луганської області загарбники облаштувалимісцеву школу під військовий шпиталь. Там перебуває велика кількість пораненихросіян. Крім того, у всіх медичних закладах окупантів існує великий дефіцитмедикаментів та перев’язувальних матеріалів», - ідеться в повідомленні.</text:p>
      <text:p text:style-name="P4">
Як повідомляв Укрінформ, Сили оборони України з 24 лютого 2022 року по 23квітня 2023 року ліквідували близько 186 тисяч 420 російських агресорів.</text:p>
      <text:p text:style-name="P4">
Фото: Фейсбук Міноборони</text:p>
      <text:p text:style-name="P4">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Хокей: збірна України поступилася Китаю в овертаймі на ЧС</text:span>
</text:h>
      <text:p text:style-name="P4">
Authors: Ukrinform (Person)</text:p>
      <text:p text:style-name="P4">
Publisher: Укринформ (Organization)</text:p>
      <text:p text:style-name="P4">
Published Time: 2023-04-23T-69:51:00+03:00</text:p>
      <text:p text:style-name="P4">
Modified Time: 2023-04-23T18:51:00+03:00</text:p>
      <text:p text:style-name="P4">
Description: Збірна України програла в овертаймі Китаю на старті чемпіонату світу з хокею в Дивізіоні ІВ. — Укрінформ.</text:p>
      <text:p text:style-name="P4">
Images: ["<text:a xlink:type="simple" xlink:href="https://static.ukrinform.com/photos/2023_04/thumb_files/630_360_1682265009-246.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31" text:anchor-type="as-char" svg:width="6.9236in" svg:height="3.956343in" draw:z-index="0">
<draw:image xlink:href="../Images/yкринформ/2023-04-23T-69-51-00-03-00/630_360_1682265009-246.jpg" xlink:type="simple" xlink:show="embed" xlink:actuate="onLoad" draw:mime-type="image/jpeg"/>
</draw:frame>
 ЗбірнаУкраїни програла в овертаймі Китаю на старті чемпіонату світу з хокею вДивізіоні ІВ.</text:p>
      <text:p text:style-name="P4">
Сьогодні, 23 квітня, в естонському Таллінні стартував чемпіонат світу з хокеюу Дивізіоні ІВ, передає Укрінформ.</text:p>
      <text:p text:style-name="P4">
Чоловіча збірна України програла в овертаймі Китаю - 4:5.</text:p>
      <text:p text:style-name="P4">
У складі «синьо-жовтих» відзначився Мережко, хет-трик на рахунку Ворони.</text:p>
      <text:p text:style-name="P4">
Переглянути гру можна <text:a xlink:type="simple" xlink:href="https://www.youtube.com/live/I5u3WScJ1is" text:style-name="Internet_20_link" text:visited-style-name="Visited_20_Internet_20_Link">
</text:a>
 .</text:p>
      <text:p text:style-name="P4">
24 квітня українці зіграють зі збірною Сербії.</text:p>
      <text:p text:style-name="P4">
<text:span text:style-name="T4">
Читайте також:</text:span>
 <text:a xlink:type="simple" xlink:href="https://www.ukrinform.ua/rubric-sports/3699499-nhl-vegas-po-bulitah-obigrav-vinnipeg-u-matci-serii-plejoff-kubka-stenli.html" text:style-name="Internet_20_link" text:visited-style-name="Visited_20_Internet_20_Link">
 </text:a>
</text:p>
      <text:p text:style-name="P4">
Як повідомлялося, переможець турніру підвищиться у класі й наступного сезонугратиме в Дивізіоні ІА.</text:p>
      <text:p text:style-name="P4">
Фото: ФХУ</text:p>
      <text:p text:style-name="P4">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Обіцяні партнерами системи ППО вже у дорозі до своїх майбутніх позицій - Повітряні сили</text:span>
</text:h>
      <text:p text:style-name="P4">
Authors: Ukrinform (Person)</text:p>
      <text:p text:style-name="P4">
Publisher: Укринформ (Organization)</text:p>
      <text:p text:style-name="P4">
Published Time: 2023-04-23T-71:42:00+03:00</text:p>
      <text:p text:style-name="P4">
Modified Time: 2023-04-23T18:42:00+03:00</text:p>
      <text:p text:style-name="P4">
Description: Передана західними партнерами система протиповітряної оборони Patriot уже заступила на бойове чергування в Україні та захищає наше небо від ворожих ракет, в тому числі балістичних та авіації, інші системи ППО – ще у дорозі. — Укрінформ.</text:p>
      <text:p text:style-name="P4">
Images: ["<text:a xlink:type="simple" xlink:href="https://static.ukrinform.com/photos/2022_06/thumb_files/630_360_1655213739-313.jpg" text:style-name="Internet_20_link" text:visited-style-name="Visited_20_Internet_20_Link">
630_360_16552...</text:a>
"]</text:p>
      <text:p text:style-name="P4">
Tags: ['Повітряні сили ЗСУ', 'Patriot ', 'ППО', 'Єдині новини']</text:p>
      <text:p text:style-name="P4">
Type: Article</text:p>
      <!--METADATA-->
      <text:p text:style-name="P4">
<draw:frame draw:style-name="fr1" draw:name="Image32" text:anchor-type="as-char" svg:width="6.9236in" svg:height="3.956343in" draw:z-index="0">
<draw:image xlink:href="../Images/yкринформ/2023-04-23T-71-42-00-03-00/630_360_1655213739-313.jpg" xlink:type="simple" xlink:show="embed" xlink:actuate="onLoad" draw:mime-type="image/jpeg"/>
</draw:frame>
 Переданазахідними партнерами система протиповітряної оборони Patriot уже заступила набойове чергування в Україні та захищає наше небо від ворожих ракет, в томучислі балістичних та авіації, інші системи ППО – ще у дорозі.</text:p>
      <text:p text:style-name="P4">
Про це в ефірі загальнонаціонального телемарафону «Єдині новини» сказав речниккомандування Повітряних сил ЗСУ Юрій Ігнат, передає Укрінформ.</text:p>
      <text:p text:style-name="P4">
«Один з дивізіонів вже заступив кілька днів тому, працює… Інші ті (системи ППО- ред.), що нам обіцяли, вже у дорозі до своїх майбутніх позицій.Сподіваємося, що вже будуть якісь результати й проти рашистских літаківзокрема», - сказав Ігнат</text:p>
      <text:p text:style-name="P4">
Він нагадав про те, що командувач Повітряних сил Збройних сил України МиколаОлещук вже перевірив бойові позиції ЗРК Patriot на одному з напрямків таподякував зенітникам, які завершили навчання значно раніше від запланованихтермінів.</text:p>
      <text:p text:style-name="P4">
<text:span text:style-name="T4">
Читайте також:</text:span>
 <text:a xlink:type="simple" xlink:href="https://www.ukrinform.ua/rubric-ato/3699295-sistemi-patriot-dozvolat-trimati-rosijski-litaki-podali-vid-kordonu-ukraini-ignat.html" text:style-name="Internet_20_link" text:visited-style-name="Visited_20_Internet_20_Link">
 <text:span text:style-name="T4">
Patriot</text:span>
 </text:a>
</text:p>
      <text:p text:style-name="P4">
Ігнат також вкотре зазначив, що росія використовує для атак на Україну до 40своїх, білоруських й кримських летовищ. «Війна у нас же точиться в основномуна східному напрямку та південніше, йдеться про Запорізьку, Херсонську,Миколаївську області, також були нещодавно зафіксовані удари по Чернігівськійта Сумській областях. Зрештою, це відбувається постійно. Близько 20 літаків зцих летовищ знаходяться у повітряному просторі у світлу пору доби», - додавречник.</text:p>
      <text:p text:style-name="P4">
Як повідомлялося, речник командування Повітряних сил <text:a xlink:type="simple" xlink:href="https://www.ukrinform.ua/tag-zsu" text:style-name="Internet_20_link" text:visited-style-name="Visited_20_Internet_20_Link">
</text:a>
 Юрій Ігнат раніше наголошував на тому, щоотримані від міжнародних партнерів зенітно-ракетні комплекси Patriot суттєвопосилять протиповітряну оборону України і дозволять тримати російські літакиподалі від кордону.</text:p>
      <text:p text:style-name="P4">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Загарбники скинули снаряди на Нікополь, троє поранених</text:span>
</text:h>
      <text:p text:style-name="P4">
Authors: Ukrinform (Person)</text:p>
      <text:p text:style-name="P4">
Publisher: Укринформ (Organization)</text:p>
      <text:p text:style-name="P4">
Published Time: 2023-04-23T-73:29:00+03:00</text:p>
      <text:p text:style-name="P4">
Modified Time: 2023-04-23T18:29:00+03:00</text:p>
      <text:p text:style-name="P4">
Description: російські війська скинули на Нікополь небезпечні снаряди, внаслідок чого три людини отримали поранення. — Укрінформ.</text:p>
      <text:p text:style-name="P4">
Images: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Tags: ['Нікополь', 'Обстріл', 'Поранені', 'Війна з росією']</text:p>
      <text:p text:style-name="P4">
Type: Article</text:p>
      <!--METADATA-->
      <text:p text:style-name="P4">
<draw:frame draw:style-name="fr1" draw:name="Image33" text:anchor-type="as-char" svg:width="6.9236in" svg:height="3.956343in" draw:z-index="0">
<draw:image xlink:href="../Images/yкринформ/2023-04-23T-73-29-00-03-00/630_360_1682263490-975.jpg" xlink:type="simple" xlink:show="embed" xlink:actuate="onLoad" draw:mime-type="image/jpeg"/>
</draw:frame>
 російськівійська скинули на Нікополь небезпечні снаряди, внаслідок чого три людиниотримали поранення.</text:p>
      <text:p text:style-name="P4">
Про це у <text:a xlink:type="simple" xlink:href="https://t.me/dnipropetrovskaODA/4232" text:style-name="Internet_20_link" text:visited-style-name="Visited_20_Internet_20_Link">
 </text:a>
 повідомив головаДніпропетровської ОВА Сергій Лисак, передає Укрінформ.</text:p>
      <text:p text:style-name="P4">
"У Нікополі троє постраждалих серед місцевих! Це черговий доказ того, що маємосправу з терористами. Вони вкотре атакували місто з безпілотників. Скидалинебезпечні снаряди. Пролунало щонайменше чотири <text:a xlink:type="simple" xlink:href="https://www.ukrinform.ua/tag-vibuh" text:style-name="Internet_20_link" text:visited-style-name="Visited_20_Internet_20_Link">
</text:a>
 ", - йдеться у дописі.</text:p>
      <text:p text:style-name="P4">
<draw:frame draw:style-name="fr1" draw:name="Image34" text:anchor-type="as-char" svg:width="6.9236in" svg:height="6.9236in" draw:z-index="0">
<draw:image xlink:href="../Images/yкринформ/2023-04-23T-73-29-00-03-00/1682263490-975.jpg" xlink:type="simple" xlink:show="embed" xlink:actuate="onLoad" draw:mime-type="image/jpeg"/>
</draw:frame>
<draw:frame draw:style-name="fr1" draw:name="Image35" text:anchor-type="as-char" svg:width="6.9236in" svg:height="6.9236in" draw:z-index="0">
<draw:image xlink:href="../Images/yкринформ/2023-04-23T-73-29-00-03-00/1682263469-198.jpg" xlink:type="simple" xlink:show="embed" xlink:actuate="onLoad" draw:mime-type="image/jpeg"/>
</draw:frame>
</text:p>
      <text:p text:style-name="P4">
Один чоловік 33 років отримав осколкові поранення. Ще двоє – з мінно-вибуховими травмами та контузіями.</text:p>
      <text:p text:style-name="P4">
<text:span text:style-name="T4">
Читайте також:</text:span>
 <text:a xlink:type="simple" xlink:href="https://www.ukrinform.ua/rubric-ato/3699621-rosijski-vijska-obstrilali-selo-na-hersonsini-dvoe-poranenih.html" text:style-name="Internet_20_link" text:visited-style-name="Visited_20_Internet_20_Link">
 <text:span text:style-name="T4">
масовано</text:span>
 </text:a>
</text:p>
      <text:p text:style-name="P4">
Як згодом повідомив у <text:a xlink:type="simple" xlink:href="https://t.me/mykola_lukashuk/4212" text:style-name="Internet_20_link" text:visited-style-name="Visited_20_Internet_20_Link">
 </text:a>
 головаДніпропетровської обласної ради Микола Лукашук, удень в Нікополі булозафіксовано 5 атак, є поранені та руйнування.</text:p>
      <text:p text:style-name="P4">
<draw:frame draw:style-name="fr1" draw:name="Image36" text:anchor-type="as-char" svg:width="6.9236in" svg:height="6.9236in" draw:z-index="0">
<draw:image xlink:href="../Images/yкринформ/2023-04-23T-73-29-00-03-00/1682270350-932.jpg" xlink:type="simple" xlink:show="embed" xlink:actuate="onLoad" draw:mime-type="image/jpeg"/>
</draw:frame>
</text:p>
      <text:p text:style-name="P4">
"Внаслідок обстрілу було поранено трьох людей, двох 1990 р.н. та одного 1992р.н. Вони отримали необхідну медичну допомогу. Один із поранених бувгоспіталізований, інші проходять амбулаторне лікування. Пошкоджено комунальнийзаклад, два житлових будинки, дві господарські споруди, автомобіль та лініяелектропередачі", - йдеться у дописі.</text:p>
      <text:p text:style-name="P4">
Раніше повідомлялося, що пізно ввечері ворог скинув з безпілотника вибуховийснаряд на територію Марганецької громади Дніпропетровщини.</text:p>
      <text:p text:style-name="P4">
<text:span text:style-name="T5">
Фото: Телеграм Сергій Лисак / Дніпропетровська ОДА (ОВА)</text:span>
</text:p>
      <text:p text:style-name="P4">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УПЛ: «Чорноморець» вирвав перемогу у «Кривбаса» в результативному матчі</text:span>
</text:h>
      <text:p text:style-name="P4">
Authors: Ukrinform (Person)</text:p>
      <text:p text:style-name="P4">
Publisher: Укринформ (Organization)</text:p>
      <text:p text:style-name="P4">
Published Time: 2023-04-23T-81:35:00+03:00</text:p>
      <text:p text:style-name="P4">
Modified Time: 2023-04-23T17:35:00+03:00</text:p>
      <text:p text:style-name="P4">
Description: «Моряки» здійснили камбек, відігравшись із рахунку 2:1. — Укрінформ.</text:p>
      <text:p text:style-name="P4">
Images: ["<text:a xlink:type="simple" xlink:href="https://static.ukrinform.com/photos/2023_04/thumb_files/630_360_1682260438-379.jpg" text:style-name="Internet_20_link" text:visited-style-name="Visited_20_Internet_20_Link">
630_360_16822...</text:a>
"]</text:p>
      <text:p text:style-name="P4">
Tags: ['Футбол', "Прем'єр-ліга", 'Чорноморець']</text:p>
      <text:p text:style-name="P4">
Type: Article</text:p>
      <!--METADATA-->
      <text:p text:style-name="P4">
<draw:frame draw:style-name="fr1" draw:name="Image37" text:anchor-type="as-char" svg:width="6.9236in" svg:height="3.956343in" draw:z-index="0">
<draw:image xlink:href="../Images/yкринформ/2023-04-23T-81-35-00-03-00/630_360_1682260438-379.jpg" xlink:type="simple" xlink:show="embed" xlink:actuate="onLoad" draw:mime-type="image/jpeg"/>
</draw:frame>
 «Моряки»здійснили камбек, відігравшись із рахунку 2:1.</text:p>
      <text:p text:style-name="P4">
«Чорноморець» на чужому полі переміг «Кривбас» 3:2 в 22-у турі Українськоїпрем'єр-ліги, передає Укрінформ.</text:p>
      <text:p text:style-name="P4">
У складі криворіжців відзначився Луньов, автогол на рахунку Брагару. Одеситивідігралися зусиллями Кузика, дубль на рахунку Алефіренка.</text:p>
      <text:p text:style-name="P4">
Перемога дозволила «Чорноморцю» піднятися на 11-у сходинку УПЛ - 22 очки після23 поєдинків.</text:p>
      <text:p text:style-name="P4">
<text:span text:style-name="T4">
Читайте також:</text:span>
 <text:a xlink:type="simple" xlink:href="https://www.ukrinform.ua/rubric-sports/3699595-upl-lviv-prograv-metalistu-1925.html" text:style-name="Internet_20_link" text:visited-style-name="Visited_20_Internet_20_Link">
 </text:a>
</text:p>
      <text:p text:style-name="P4">
Як повідомлялося, «Шахтар» очолює чемпіонат України з футболу, маючи в активі53 пункти після 22 матчів.</text:p>
      <text:p text:style-name="P4">
Фото: fckryvbas.com</text:p>
      <text:p text:style-name="P4">
Source: <text:a xlink:type="simple" xlink:href="https://www.ukrinform.ua/rubric-sports/3699643-upl-cornomorec-virvav-peremogu-u-krivbasa-v-rezultativnomu-matci.html" text:style-name="Internet_20_link" text:visited-style-name="Visited_20_Internet_20_Link">
https://www.ukrinform.ua/rubric-sports/3699643-upl-cornomorec-virvav-peremogu-u-krivbasa-v-rezultativnomu-matci.html</text:a>
</text:p>
      <!--NEWS-->
      <text:h text:style-name="P10" text:outline-level="1">
<text:span text:style-name="T4">
Боррель назвав «неприйнятною» заяву посла КНР щодо суверенітету колишніх радянських республік</text:span>
</text:h>
      <text:p text:style-name="P4">
Authors: Ukrinform (Person)</text:p>
      <text:p text:style-name="P4">
Publisher: Укринформ (Organization)</text:p>
      <text:p text:style-name="P4">
Published Time: 2023-04-23T-8:39:00+03:00</text:p>
      <text:p text:style-name="P4">
Modified Time: 2023-04-23T23:39:00+03:00</text:p>
      <text:p text:style-name="P4">
Description: Високий представник ЄС Жозеп Боррель назвав неприйнятними висловлювання китайського посла у Франції Лу Шає, який поставив під сумніви суверенітет держав, що постали на місці колишнього Радянського Союзу. — Укрінформ.</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Китай', 'Посол', 'СРСР', 'Боррель']</text:p>
      <text:p text:style-name="P4">
Type: Article</text:p>
      <!--METADATA-->
      <text:p text:style-name="P4">
<draw:frame draw:style-name="fr1" draw:name="Image38" text:anchor-type="as-char" svg:width="6.9236in" svg:height="3.956343in" draw:z-index="0">
<draw:image xlink:href="../Images/yкринформ/2023-04-23T-8-39-00-03-00/630_360_1613983608-121.jpg" xlink:type="simple" xlink:show="embed" xlink:actuate="onLoad" draw:mime-type="image/jpeg"/>
</draw:frame>
 Високийпредставник ЄС Жозеп Боррель назвав неприйнятними висловлювання китайськогопосла у Франції Лу Шає, який поставив під сумніви суверенітет держав, щопостали на місці колишнього Радянського Союзу.</text:p>
      <text:p text:style-name="P4">
Як передає Укрінформ, про це він написав у <text:a xlink:type="simple" xlink:href="https://twitter.com/JosepBorrellF/status/1650148235166531586" text:style-name="Internet_20_link" text:visited-style-name="Visited_20_Internet_20_Link">
</text:a>
 .</text:p>
      <text:p text:style-name="P4">
«Неприйнятні висловлювання посла Китаю у Франції, які ставлять під сумнівсуверенітет країн, що стали незалежними після розпаду Радянського Союзу в 1991році. ЄС може лише припустити, що ці заяви не є офіційною політикою Китаю», –зазначив він.</text:p>
      <text:p text:style-name="Quotations">

<text:p text:style-name="P4">
Unacceptable remarks of the Chinese Ambassador to France questioning the&gt;
 sovereignty of the countries which became independent with the end of the&gt;
 Soviet Union in 1991.  &gt;
  &gt;
  The EU can only suppose these declarations do not represent China’s&gt;
 official policy.&gt;
&gt;
 — Josep Borrell Fontelles (@JosepBorrellF) <text:a xlink:type="simple" xlink:href="https://twitter.com/JosepBorrellF/status/1650148235166531586" text:style-name="Internet_20_link" text:visited-style-name="Visited_20_Internet_20_Link">
&gt;
 </text:a>
</text:p>

</text:p>
      <text:p text:style-name="P4">
<text:span text:style-name="T4">
Читайте також:</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style-name="P4">
Як повідомляв Укрінформ, китайський посол у Франції заявив, що країни, якіколись були республіками у складі СССР, «не мають ефективного статусу вміжнародному праві», оскільки відповідна міжнародна угода, яка б ратифікувалаїхній статус, на його думку, відсутня.</text:p>
      <text:p text:style-name="P4">
Офіційний представник <text:span text:style-name="T4">
<text:a xlink:type="simple" xlink:href="https://www.ukrinform.ua/tag-kitaj" text:style-name="Internet_20_link" text:visited-style-name="Visited_20_Internet_20_Link">
 </text:a>
 </text:span>
 такожзгадав про окупований росією Крим, зазначивши, що у цьому випадку все залежитьвід того, «з якої точки зору сприймати проблему», і що «все не так просто», апівострів «спочатку був російським».</text:p>
      <text:p text:style-name="P4">
Посол України у Франції Вадим Омельченко у відповідь припустив, що Лу Шає маєпроблеми з географією та нагадав, що такі заяви суперечать офіційній позиціїКитаю.</text:p>
      <text:p text:style-name="P4">
<text:span text:style-name="T4">
Читайте також:</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З Критикою заяв китайського дипломата виступили Франція та країни Балтії.</text:p>
      <text:p text:style-name="P4">
Радник Офісу Президента Михайло Подоляк закликав Китай не переказуватипропаганду російських аутсайдерів, якщо він хоче бути «великим політичнимгравцем».</text:p>
      <text:p text:style-name="P4">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Шмигаль: Україна починає одну з десяти пріоритетних реформ – комплексні зміни в енергетиці</text:span>
</text:h>
      <text:p text:style-name="P4">
Authors: Ukrinform (Person)</text:p>
      <text:p text:style-name="P4">
Publisher: Укринформ (Organization)</text:p>
      <text:p text:style-name="P4">
Published Time: 2023-04-23T-98:41:00+03:00</text:p>
      <text:p text:style-name="P4">
Modified Time: 2023-04-23T15:41:00+03:00</text:p>
      <text:p text:style-name="P4">
Description: Україна починає комплексі зміни в енергетиці, серед яких - відновлення енергосистеми, інтеграція з Європейським Союзом, розвиток чистої зеленої генерації. — Укрінформ.</text:p>
      <text:p text:style-name="P4">
Images: ["<text:a xlink:type="simple" xlink:href="https://static.ukrinform.com/photos/2023_03/thumb_files/630_360_1677851425-181.jpg" text:style-name="Internet_20_link" text:visited-style-name="Visited_20_Internet_20_Link">
630_360_16778...</text:a>
"]</text:p>
      <text:p text:style-name="P4">
Tags: ['Енергетика', 'Реформа', 'Україна', 'Шмигаль']</text:p>
      <text:p text:style-name="P4">
Type: Article</text:p>
      <!--METADATA-->
      <text:p text:style-name="P4">
<draw:frame draw:style-name="fr1" draw:name="Image39" text:anchor-type="as-char" svg:width="6.9236in" svg:height="3.956343in" draw:z-index="0">
<draw:image xlink:href="../Images/yкринформ/2023-04-23T-98-41-00-03-00/630_360_1677851425-181.jpg" xlink:type="simple" xlink:show="embed" xlink:actuate="onLoad" draw:mime-type="image/jpeg"/>
</draw:frame>
 Українапочинає комплексі зміни в енергетиці, серед яких - відновлення енергосистеми,інтеграція з Європейським Союзом, розвиток чистої зеленої генерації.</text:p>
      <text:p text:style-name="P4">
Як передає Укрінформ, про це заявив Прем'єр-міністр Денис Шмигаль у  <text:a xlink:type="simple" xlink:href="https://www.facebook.com/dshmyhal/posts/pfbid0iTHobErmMkDQcwueAsDyBxyxWmbosNo5Hre1FLAU2nKn2CxVFXSLXAesc1Am6mXpl" text:style-name="Internet_20_link" text:visited-style-name="Visited_20_Internet_20_Link">
</text:a>
, підбиваючи підсумки тижня.</text:p>
      <text:p text:style-name="P4">
“Комплексні зміни в енергетиці. Починаємо одну з десяти пріоритетних реформ.Наша мета - відновлення енергосистеми, її децентралізація, інтеграція з ЄС,розвиток чистої зеленої генерації, збільшення видобутку українського газу,енергоефективність і нарощення нафтовидобутку”, - написав він.</text:p>
      <text:p text:style-name="P4">
Він додав, що українські громади посилюють взаємодію з партнерами. У Києвівідбувся Міжнародний саміт міст та регіонів та було презентовано концепціюРегіонального офісу міжнародного співробітництва. Також на саміті підписалиДекларацію 30-ти країн, Ради Європи, <text:a xlink:type="simple" xlink:href="https://www.ukrinform.ua/tag-evrosouz" text:style-name="Internet_20_link" text:visited-style-name="Visited_20_Internet_20_Link">
 </text:a>
 та Європейського комітету регіонів про готовність до патронату надпостраждалими регіонами. За його словами, на саміті уклали 11 угод міжукраїнськими регіонами, містами, громадами та іноземними партнерами.</text:p>
      <text:p text:style-name="P4">
Шмигаль підкреслив, що триває реформа військово-лікарських комісій. Ранішебуло ухвалено рішення, що позаштатні ВЛК створюватимуть на базі цивільнихмедичних закладів з одночасним впровадженням нового пакету Програми медичнихгарантій. Він додав, що цього тижня спростили виїзд поранених бійців налікування за кордон. Направлення вони отримають у своїй лікарні без черг табюрократії.</text:p>
      <text:p text:style-name="P4">
<text:span text:style-name="T4">
Читайте також:</text:span>
 <text:a xlink:type="simple" xlink:href="https://www.ukrinform.ua/rubric-economy/3697872-u-radi-zareestruvali-zakonoproekt-pro-rozvitok-zelenoi-generacii.html" text:style-name="Internet_20_link" text:visited-style-name="Visited_20_Internet_20_Link">
 </text:a>
</text:p>
      <text:p text:style-name="P4">
Також цього тижня Уряд ухвалив постанову, яка дозволяє розпочати тестуванняпрограми “єВідновлення”. Програму розпочнуть із сервісу надання допомоги наремонт пошкодженого житла. Ця програма запрацює в “Дії” з 10 травня. Розмірвиплати на ремонт визначатиме спеціальна комісія, кошти можна витратити набудівельні матеріали чи на оплату послуг підрядника.</text:p>
      <text:p text:style-name="P4">
Як повідомляв Укрінформ, енергетичні відомства України та США разом зініціативою Net Zero World готують програму співпраці з розвитку  <text:a xlink:type="simple" xlink:href="https://www.ukrinform.ua/rubric-economy/3693348-ukraina-ta-ssa-pracuut-nad-spilnou-programou-u-sferi-energetiki.html" text:style-name="Internet_20_link" text:visited-style-name="Visited_20_Internet_20_Link">
</text:a>
</text:p>
      <text:p text:style-name="P4">
За результатами нової спільної оцінки Програми розвитку ООН та Світовогобанку, збитки, завдані  <text:a xlink:type="simple" xlink:href="https://www.ukrinform.ua/rubric-economy/3692153-zbitki-energeticnoi-infrastrukturi-ukraini-perevisili-10-milardiv-ocinka-proon-i-svitovogo-banku.html" text:style-name="Internet_20_link" text:visited-style-name="Visited_20_Internet_20_Link">
 </text:a>
 , газовій татепловій інфраструктурі України, перевищують 10 млрд дол.</text:p>
      <text:p text:style-name="P4">
Source: <text:a xlink:type="simple" xlink:href="https://www.ukrinform.ua/rubric-economy/3699612-smigal-ukraina-pocinae-odnu-z-desati-prioritetnih-reform-kompleksni-zmini-v-energetici.html" text:style-name="Internet_20_link" text:visited-style-name="Visited_20_Internet_20_Link">
https://www.ukrinform.ua/rubric-economy/3699612-smigal-ukraina-pocinae-odnu-z-desati-prioritetnih-reform-kompleksni-zmini-v-energetici.html</text:a>
</text:p>
      <!--NEWS-->
      <text:h text:style-name="P10" text:outline-level="1">
<text:span text:style-name="T4">
Drone dropped explosive device in Marhanets yesterday, no casualties</text:span>
</text:h>
      <text:p text:style-name="P4">
Authors: liveuamap (Language: en)</text:p>
      <text:p text:style-name="P4">
Time: 2023-04-23T01:43:10</text:p>
      <text:p text:style-name="P4">
Location: Marhanets (Latitude:47.64504 Longtitude:34.64127)</text:p>
      <text:p text:style-name="P4">
Videos: []</text:p>
      <text:p text:style-name="P4">
Images: []</text:p>
      <text:p text:style-name="P4">
Tags: ["Europe", "Central and Eastern Europe"]</text:p>
      <text:p text:style-name="P4">
ID: 22557936</text:p>
      <!--METADATA-->
      <text:p text:style-name="P4">
Drone dropped explosive device in Marhanets yesterday, no casualties</text:p>
      <text:p text:style-name="P4">
News Collection Link: <text:a xlink:type="simple" xlink:href="https://liveuamap.com/en/2023/23-april-drone-dropped-explosive-device-in-marhanets-yesterday" text:style-name="Internet_20_link" text:visited-style-name="Visited_20_Internet_20_Link">
https://liveuamap.com/en/2023/23-april-drone-dropped-explosive-device-in-marhanets-yesterday</text:a>
</text:p>
      <text:p text:style-name="P4">
Source: <text:a xlink:type="simple" xlink:href="https://t.me/dnepr_operativ/40315" text:style-name="Internet_20_link" text:visited-style-name="Visited_20_Internet_20_Link">
https://t.me/dnepr_operativ/40315</text:a>
</text:p>
      <!--NEWS-->
      <text:h text:style-name="P10" text:outline-level="1">
<text:span text:style-name="T4">
Russian army launched missiles at several settlements of Kharkiv region and Kharkiv city last...</text:span>
</text:h>
      <text:p text:style-name="P4">
Authors: liveuamap (Language: en)</text:p>
      <text:p text:style-name="P4">
Time: 2023-04-23T02:37:00</text:p>
      <text:p text:style-name="P4">
Location: Kharkiv, Kharkiv Oblast (Latitude:49.91121 Longtitude:36.29737)</text:p>
      <text:p text:style-name="P4">
Videos: []</text:p>
      <text:p text:style-name="P4">
Images: ["<text:a xlink:type="simple" xlink:href="https://liveuamap.com/pics/2023/04/23/22557939_0.jpg" text:style-name="Internet_20_link" text:visited-style-name="Visited_20_Internet_20_Link">
22557939_0.jpg</text:a>
"]</text:p>
      <text:p text:style-name="P4">
Tags: []</text:p>
      <text:p text:style-name="P4">
ID: 22557939</text:p>
      <!--METADATA-->
      <text:p text:style-name="P4">
Russian army launched missiles at several settlements of Kharkiv region andKharkiv city last night</text:p>
      <text:p text:style-name="P4">
<draw:frame draw:style-name="fr1" draw:name="Image40" text:anchor-type="as-char" svg:width="6.9236in" svg:height="5.1927in" draw:z-index="0">
<draw:image xlink:href="../Images/liveuamap/2023-04-23T02-37-00/22557939_0.jpg" xlink:type="simple" xlink:show="embed" xlink:actuate="onLoad" draw:mime-type="image/jpeg"/>
</draw:frame>
</text:p>
      <text:p text:style-name="P4">
News Collection Link: <text:a xlink:type="simple" xlink:href="https://liveuamap.com/en/2023/23-april-russian-army-launched-missiles-at-several-settlements" text:style-name="Internet_20_link" text:visited-style-name="Visited_20_Internet_20_Link">
https://liveuamap.com/en/2023/23-april-russian-army-launched-missiles-at-several-settlements</text:a>
</text:p>
      <text:p text:style-name="P4">
Source: <text:a xlink:type="simple" xlink:href="https://t.me/UkraineNow/32051" text:style-name="Internet_20_link" text:visited-style-name="Visited_20_Internet_20_Link">
https://t.me/UkraineNow/32051</text:a>
</text:p>
      <!--NEWS-->
      <text:h text:style-name="P10" text:outline-level="1">
<text:span text:style-name="T4">
Donetsk Oblast(08:49). Red Alert: aerial threat. Sirens sounding. Take cover now!</text:span>
</text:h>
      <text:p text:style-name="P4">
Authors: liveuamap (Language: en)</text:p>
      <text:p text:style-name="P4">
Time: 2023-04-23T02:50:00</text:p>
      <text:p text:style-name="P4">
Location: Donetsk Oblast (Latitude:48.72658 Longtitude:37.57705)</text:p>
      <text:p text:style-name="P4">
Videos: []</text:p>
      <text:p text:style-name="P4">
Images: []</text:p>
      <text:p text:style-name="P4">
Tags: ["Europe", "Central and Eastern Europe"]</text:p>
      <text:p text:style-name="P4">
ID: 22557937</text:p>
      <!--METADATA-->
      <text:p text:style-name="P4">
Donetsk Oblast(08:49). Red Alert: aerial threat. Sirens sounding. Take covernow!</text:p>
      <text:p text:style-name="P4">
News Collection Link: <text:a xlink:type="simple" xlink:href="https://liveuamap.com/en/2023/23-april-donetsk-oblast0849-red-alert-aerial-g" text:style-name="Internet_20_link" text:visited-style-name="Visited_20_Internet_20_Link">
https://liveuamap.com/en/2023/23-april-donetsk-oblast0849-red-alert-aerial-g</text:a>
</text:p>
      <text:p text:style-name="P4">
Source: <text:a xlink:type="simple" xlink:href="https://t.me/air_alert_ua/43584" text:style-name="Internet_20_link" text:visited-style-name="Visited_20_Internet_20_Link">
https://t.me/air_alert_ua/43584</text:a>
</text:p>
      <!--NEWS-->
      <text:h text:style-name="P10" text:outline-level="1">
<text:span text:style-name="T4">
Russian army launched S-300 missile at Sloviansk overnight</text:span>
</text:h>
      <text:p text:style-name="P4">
Authors: liveuamap (Language: en)</text:p>
      <text:p text:style-name="P4">
Time: 2023-04-23T03:20:05</text:p>
      <text:p text:style-name="P4">
Location: Sloviansk (Latitude:48.85365 Longtitude:37.56998)</text:p>
      <text:p text:style-name="P4">
Videos: []</text:p>
      <text:p text:style-name="P4">
Images: ["<text:a xlink:type="simple" xlink:href="https://liveuamap.com/pics/2023/04/23/22557938_0.jpg" text:style-name="Internet_20_link" text:visited-style-name="Visited_20_Internet_20_Link">
22557938_0.jpg</text:a>
"]</text:p>
      <text:p text:style-name="P4">
Tags: ["Europe", "Central and Eastern Europe"]</text:p>
      <text:p text:style-name="P4">
ID: 22557938</text:p>
      <!--METADATA-->
      <text:p text:style-name="P4">
Russian army launched S-300 missile at Sloviansk overnight</text:p>
      <text:p text:style-name="P4">
<draw:frame draw:style-name="fr1" draw:name="Image41" text:anchor-type="as-char" svg:width="6.9236in" svg:height="3.894525in" draw:z-index="0">
<draw:image xlink:href="../Images/liveuamap/2023-04-23T03-20-05/22557938_0.jpg" xlink:type="simple" xlink:show="embed" xlink:actuate="onLoad" draw:mime-type="image/jpeg"/>
</draw:frame>
</text:p>
      <text:p text:style-name="P4">
News Collection Link: <text:a xlink:type="simple" xlink:href="https://liveuamap.com/en/2023/23-april-russian-army-launched-s300-missile-at-sloviansk" text:style-name="Internet_20_link" text:visited-style-name="Visited_20_Internet_20_Link">
https://liveuamap.com/en/2023/23-april-russian-army-launched-s300-missile-at-sloviansk</text:a>
</text:p>
      <text:p text:style-name="P4">
Source: <text:a xlink:type="simple" xlink:href="https://t.me/UkraineNow/32053" text:style-name="Internet_20_link" text:visited-style-name="Visited_20_Internet_20_Link">
https://t.me/UkraineNow/32053</text:a>
</text:p>
      <!--NEWS-->
      <text:h text:style-name="P10" text:outline-level="1">
<text:span text:style-name="T4">
At Kupiansk direction Russian army shelled Novomlynsk, Zapadne, Masutivka, Synkivka, Kyslivka...</text:span>
</text:h>
      <text:p text:style-name="P4">
Authors: liveuamap (Language: en)</text:p>
      <text:p text:style-name="P4">
Time: 2023-04-23T03:31:00</text:p>
      <text:p text:style-name="P4">
Location: Svatove (Latitude:49.5437 Longtitude:37.89288)</text:p>
      <text:p text:style-name="P4">
Videos: []</text:p>
      <text:p text:style-name="P4">
Images: []</text:p>
      <text:p text:style-name="P4">
Tags: ["Russia"]</text:p>
      <text:p text:style-name="P4">
ID: 22557947</text:p>
      <!--METADATA-->
      <text:p text:style-name="P4">
At Kupiansk direction Russian army shelled Novomlynsk, Zapadne, Masutivka,Synkivka, Kyslivka and Berestove of Kharkiv region, - General Staff of ArmedForces of Ukraine says in the morning report</text:p>
      <text:p text:style-name="P4">
News Collection Link: <text:a xlink:type="simple" xlink:href="https://liveuamap.com/en/2023/23-april-at-kupiansk-direction-russian-army-shelled-novomlynsk" text:style-name="Internet_20_link" text:visited-style-name="Visited_20_Internet_20_Link">
https://liveuamap.com/en/2023/23-april-at-kupiansk-direction-russian-army-shelled-novomlynsk</text:a>
</text:p>
      <text:p text:style-name="P4">
Source: <text:a xlink:type="simple" xlink:href="https://t.me/lumsrc/4568" text:style-name="Internet_20_link" text:visited-style-name="Visited_20_Internet_20_Link">
https://t.me/lumsrc/45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3T03:33:04</text:p>
      <text:p text:style-name="P4">
Location: Marinka, Donetsk Oblast (Latitude:47.94291 Longtitude:37.50355)</text:p>
      <text:p text:style-name="P4">
Videos: []</text:p>
      <text:p text:style-name="P4">
Images: []</text:p>
      <text:p text:style-name="P4">
Tags: ["Russia"]</text:p>
      <text:p text:style-name="P4">
ID: 22557940</text:p>
      <!--METADATA-->
      <text:p text:style-name="P4">
Russian forces conducting offensive actions at Lyman, Bakhmut, Avdiivka andMaryinka directions. Ukrainian military repelled 58 Russian attacks. Russianforces attempting to advance near Bakhmut, Hryhorivka, Khromove and Ivanivske,Novokalynove, Maryinka, - General Staff of Armed Forces of Ukraine says in themorning report</text:p>
      <text:p text:style-name="P4">
News Collection Link: <text:a xlink:type="simple" xlink:href="https://liveuamap.com/en/2023/23-april-russian-forces-conducting-offensive-actions-at-lyman" text:style-name="Internet_20_link" text:visited-style-name="Visited_20_Internet_20_Link">
https://liveuamap.com/en/2023/23-april-russian-forces-conducting-offensive-actions-at-lyman</text:a>
</text:p>
      <text:p text:style-name="P4">
Source: <text:a xlink:type="simple" xlink:href="https://t.me/lumsrc/4575" text:style-name="Internet_20_link" text:visited-style-name="Visited_20_Internet_20_Link">
https://t.me/lumsrc/4575</text:a>
</text:p>
      <!--NEWS-->
      <text:h text:style-name="P10" text:outline-level="1">
<text:span text:style-name="T4">
Zaporizka Oblast(09:48). Red Alert: aerial threat. Sirens sounding. Take cover now!</text:span>
</text:h>
      <text:p text:style-name="P4">
Authors: liveuamap (Language: en)</text:p>
      <text:p text:style-name="P4">
Time: 2023-04-23T03:49:00</text:p>
      <text:p text:style-name="P4">
Location: Zaporizka Oblast (Latitude:47.612281 Longtitude:35.766121)</text:p>
      <text:p text:style-name="P4">
Videos: []</text:p>
      <text:p text:style-name="P4">
Images: []</text:p>
      <text:p text:style-name="P4">
Tags: ["Europe", "Central and Eastern Europe"]</text:p>
      <text:p text:style-name="P4">
ID: 22557951</text:p>
      <!--METADATA-->
      <text:p text:style-name="P4">
Zaporizka Oblast(09:48). Red Alert: aerial threat. Sirens sounding. Take covernow!</text:p>
      <text:p text:style-name="P4">
News Collection Link: <text:a xlink:type="simple" xlink:href="https://liveuamap.com/en/2023/23-april-zaporizka-oblast0948-red-alert-aeriag" text:style-name="Internet_20_link" text:visited-style-name="Visited_20_Internet_20_Link">
https://liveuamap.com/en/2023/23-april-zaporizka-oblast0948-red-alert-aeriag</text:a>
</text:p>
      <text:p text:style-name="P4">
Source: <text:a xlink:type="simple" xlink:href="https://t.me/air_alert_ua/43585" text:style-name="Internet_20_link" text:visited-style-name="Visited_20_Internet_20_Link">
https://t.me/air_alert_ua/43585</text:a>
</text:p>
      <!--NEWS-->
      <text:h text:style-name="P10" text:outline-level="1">
<text:span text:style-name="T4">
Kherson, Khersonska Oblast(10:14). Red Alert: aerial threat. Sirens sounding. Take cover now!</text:span>
</text:h>
      <text:p text:style-name="P4">
Authors: liveuamap (Language: en)</text:p>
      <text:p text:style-name="P4">
Time: 2023-04-23T04:16:00</text:p>
      <text:p text:style-name="P4">
Location: Kherson (Latitude:46.65581000 Longtitude:32.61780000)</text:p>
      <text:p text:style-name="P4">
Videos: []</text:p>
      <text:p text:style-name="P4">
Images: []</text:p>
      <text:p text:style-name="P4">
Tags: ["Europe", "Central and Eastern Europe"]</text:p>
      <text:p text:style-name="P4">
ID: 22557953</text:p>
      <!--METADATA-->
      <text:p text:style-name="P4">
Kherson, Khersonska Oblast(10:14). Red Alert: aerial threat. Sirens sounding.Take cover now!</text:p>
      <text:p text:style-name="P4">
News Collection Link: <text:a xlink:type="simple" xlink:href="https://liveuamap.com/en/2023/23-april-kherson-khersonska-oblast1014-red-alg" text:style-name="Internet_20_link" text:visited-style-name="Visited_20_Internet_20_Link">
https://liveuamap.com/en/2023/23-april-kherson-khersonska-oblast1014-red-alg</text:a>
</text:p>
      <text:p text:style-name="P4">
Source: <text:a xlink:type="simple" xlink:href="https://t.me/air_alert_ua/43589" text:style-name="Internet_20_link" text:visited-style-name="Visited_20_Internet_20_Link">
https://t.me/air_alert_ua/43589</text:a>
</text:p>
      <!--NEWS-->
      <text:h text:style-name="P10" text:outline-level="1">
<text:span text:style-name="T4">
Donetsk Oblast(10:21). Red Alert: aerial threat. Sirens sounding. Take cover now!</text:span>
</text:h>
      <text:p text:style-name="P4">
Authors: liveuamap (Language: en)</text:p>
      <text:p text:style-name="P4">
Time: 2023-04-23T04:22:00</text:p>
      <text:p text:style-name="P4">
Location: Donetsk Oblast (Latitude:48.72831 Longtitude:37.57844)</text:p>
      <text:p text:style-name="P4">
Videos: []</text:p>
      <text:p text:style-name="P4">
Images: []</text:p>
      <text:p text:style-name="P4">
Tags: ["Europe", "Central and Eastern Europe"]</text:p>
      <text:p text:style-name="P4">
ID: 22557954</text:p>
      <!--METADATA-->
      <text:p text:style-name="P4">
Donetsk Oblast(10:21). Red Alert: aerial threat. Sirens sounding. Take covernow!</text:p>
      <text:p text:style-name="P4">
News Collection Link: <text:a xlink:type="simple" xlink:href="https://liveuamap.com/en/2023/23-april-donetsk-oblast1021-red-alert-aerial-g" text:style-name="Internet_20_link" text:visited-style-name="Visited_20_Internet_20_Link">
https://liveuamap.com/en/2023/23-april-donetsk-oblast1021-red-alert-aerial-g</text:a>
</text:p>
      <text:p text:style-name="P4">
Source: <text:a xlink:type="simple" xlink:href="https://t.me/air_alert_ua/43590" text:style-name="Internet_20_link" text:visited-style-name="Visited_20_Internet_20_Link">
https://t.me/air_alert_ua/43590</text:a>
</text:p>
      <!--NEWS-->
      <text:h text:style-name="P10" text:outline-level="1">
<text:span text:style-name="T4">
Mykolaiv, Mykolayivska Oblast(10:24). Red Alert: aerial threat. Sirens sounding. Take cover now!</text:span>
</text:h>
      <text:p text:style-name="P4">
Authors: liveuamap (Language: en)</text:p>
      <text:p text:style-name="P4">
Time: 2023-04-23T04:27:00</text:p>
      <text:p text:style-name="P4">
Location: Mykolaiv (Latitude:46.94866 Longtitude:32.00639)</text:p>
      <text:p text:style-name="P4">
Videos: []</text:p>
      <text:p text:style-name="P4">
Images: []</text:p>
      <text:p text:style-name="P4">
Tags: ["Europe", "Central and Eastern Europe"]</text:p>
      <text:p text:style-name="P4">
ID: 22557955</text:p>
      <!--METADATA-->
      <text:p text:style-name="P4">
Mykolaiv, Mykolayivska Oblast(10:24). Red Alert: aerial threat. Sirenssounding. Take cover now!</text:p>
      <text:p text:style-name="P4">
News Collection Link: <text:a xlink:type="simple" xlink:href="https://liveuamap.com/en/2023/23-april-mykolaiv-mykolayivska-oblast1024-redg" text:style-name="Internet_20_link" text:visited-style-name="Visited_20_Internet_20_Link">
https://liveuamap.com/en/2023/23-april-mykolaiv-mykolayivska-oblast1024-redg</text:a>
</text:p>
      <text:p text:style-name="P4">
Source: <text:a xlink:type="simple" xlink:href="https://t.me/air_alert_ua/43591" text:style-name="Internet_20_link" text:visited-style-name="Visited_20_Internet_20_Link">
https://t.me/air_alert_ua/43591</text:a>
</text:p>
      <!--NEWS-->
      <text:h text:style-name="P10" text:outline-level="1">
<text:span text:style-name="T4">
Kharkiv, Kharkivska Oblast(10:50). Red Alert: aerial threat. Sirens sounding. Take cover now!</text:span>
</text:h>
      <text:p text:style-name="P4">
Authors: liveuamap (Language: en)</text:p>
      <text:p text:style-name="P4">
Time: 2023-04-23T04:51:00</text:p>
      <text:p text:style-name="P4">
Location: Kharkiv (Latitude:49.9808 Longtitude:36.25397)</text:p>
      <text:p text:style-name="P4">
Videos: []</text:p>
      <text:p text:style-name="P4">
Images: []</text:p>
      <text:p text:style-name="P4">
Tags: ["Europe", "Central and Eastern Europe"]</text:p>
      <text:p text:style-name="P4">
ID: 22557956</text:p>
      <!--METADATA-->
      <text:p text:style-name="P4">
Kharkiv, Kharkivska Oblast(10:50). Red Alert: aerial threat. Sirens sounding.Take cover now!</text:p>
      <text:p text:style-name="P4">
News Collection Link: <text:a xlink:type="simple" xlink:href="https://liveuamap.com/en/2023/23-april-kharkiv-kharkivska-oblast1050-red-alg" text:style-name="Internet_20_link" text:visited-style-name="Visited_20_Internet_20_Link">
https://liveuamap.com/en/2023/23-april-kharkiv-kharkivska-oblast1050-red-alg</text:a>
</text:p>
      <text:p text:style-name="P4">
Source: <text:a xlink:type="simple" xlink:href="https://t.me/air_alert_ua/43592" text:style-name="Internet_20_link" text:visited-style-name="Visited_20_Internet_20_Link">
https://t.me/air_alert_ua/43592</text:a>
</text:p>
      <!--NEWS-->
      <text:h text:style-name="P10" text:outline-level="1">
<text:span text:style-name="T4">
Russian airstrikes reported in Bilozerka district</text:span>
</text:h>
      <text:p text:style-name="P4">
Authors: liveuamap (Language: en)</text:p>
      <text:p text:style-name="P4">
Time: 2023-04-23T04:58:55</text:p>
      <text:p text:style-name="P4">
Location: Bilozerka, Kherson (Latitude:46.61618 Longtitude:32.44889)</text:p>
      <text:p text:style-name="P4">
Videos: []</text:p>
      <text:p text:style-name="P4">
Images: []</text:p>
      <text:p text:style-name="P4">
Tags: ["Europe", "Central and Eastern Europe"]</text:p>
      <text:p text:style-name="P4">
ID: 22557957</text:p>
      <!--METADATA-->
      <text:p text:style-name="P4">
Russian airstrikes reported in Bilozerka district</text:p>
      <text:p text:style-name="P4">
News Collection Link: <text:a xlink:type="simple" xlink:href="https://liveuamap.com/en/2023/23-april-russian-airstrikes-reported-in-bilozerka-district" text:style-name="Internet_20_link" text:visited-style-name="Visited_20_Internet_20_Link">
https://liveuamap.com/en/2023/23-april-russian-airstrikes-reported-in-bilozerka-district</text:a>
</text:p>
      <text:p text:style-name="P4">
Source: <text:a xlink:type="simple" xlink:href="https://t.me/hueviyherson/38326" text:style-name="Internet_20_link" text:visited-style-name="Visited_20_Internet_20_Link">
https://t.me/hueviyherson/38326</text:a>
</text:p>
      <!--NEWS-->
      <text:h text:style-name="P10" text:outline-level="1">
<text:span text:style-name="T4">
Dnipro, Dnipropetrovska Oblast(10:57). Red Alert: aerial threat. Sirens sounding. Take cover ...</text:span>
</text:h>
      <text:p text:style-name="P4">
Authors: liveuamap (Language: en)</text:p>
      <text:p text:style-name="P4">
Time: 2023-04-23T04:59:00</text:p>
      <text:p text:style-name="P4">
Location: Dnipro (Latitude:48.46035 Longtitude:35.03796)</text:p>
      <text:p text:style-name="P4">
Videos: []</text:p>
      <text:p text:style-name="P4">
Images: []</text:p>
      <text:p text:style-name="P4">
Tags: ["Europe", "Central and Eastern Europe"]</text:p>
      <text:p text:style-name="P4">
ID: 22557958</text:p>
      <!--METADATA-->
      <text:p text:style-name="P4">
Dnipro, Dnipropetrovska Oblast(10:57). Red Alert: aerial threat. Sirenssounding. Take cover now!</text:p>
      <text:p text:style-name="P4">
News Collection Link: <text:a xlink:type="simple" xlink:href="https://liveuamap.com/en/2023/23-april-dnipro-dnipropetrovska-oblast1057-reg" text:style-name="Internet_20_link" text:visited-style-name="Visited_20_Internet_20_Link">
https://liveuamap.com/en/2023/23-april-dnipro-dnipropetrovska-oblast1057-reg</text:a>
</text:p>
      <text:p text:style-name="P4">
Source: <text:a xlink:type="simple" xlink:href="https://t.me/suspilnednipro/14646" text:style-name="Internet_20_link" text:visited-style-name="Visited_20_Internet_20_Link">
https://t.me/suspilnednipro/14646</text:a>
</text:p>
      <!--NEWS-->
      <text:h text:style-name="P10" text:outline-level="1">
<text:span text:style-name="T4">
Donetsk Oblast(11:52). Red Alert: aerial threat. Sirens sounding. Take cover now!</text:span>
</text:h>
      <text:p text:style-name="P4">
Authors: liveuamap (Language: en)</text:p>
      <text:p text:style-name="P4">
Time: 2023-04-23T05:54:00</text:p>
      <text:p text:style-name="P4">
Location: Donetsk Oblast (Latitude:48.72747 Longtitude:37.57761)</text:p>
      <text:p text:style-name="P4">
Videos: []</text:p>
      <text:p text:style-name="P4">
Images: []</text:p>
      <text:p text:style-name="P4">
Tags: ["Europe", "Central and Eastern Europe"]</text:p>
      <text:p text:style-name="P4">
ID: 22557962</text:p>
      <!--METADATA-->
      <text:p text:style-name="P4">
Donetsk Oblast(11:52). Red Alert: aerial threat. Sirens sounding. Take covernow!</text:p>
      <text:p text:style-name="P4">
News Collection Link: <text:a xlink:type="simple" xlink:href="https://liveuamap.com/en/2023/23-april-donetsk-oblast1152-red-alert-aerial-g" text:style-name="Internet_20_link" text:visited-style-name="Visited_20_Internet_20_Link">
https://liveuamap.com/en/2023/23-april-donetsk-oblast1152-red-alert-aerial-g</text:a>
</text:p>
      <text:p text:style-name="P4">
Source: <text:a xlink:type="simple" xlink:href="https://t.me/air_alert_ua/43599" text:style-name="Internet_20_link" text:visited-style-name="Visited_20_Internet_20_Link">
https://t.me/air_alert_ua/43599</text:a>
</text:p>
      <!--NEWS-->
      <text:h text:style-name="P10" text:outline-level="1">
<text:span text:style-name="T4">
На південному сході Туреччини стався землетрус</text:span>
</text:h>
      <text:p text:style-name="P4">
Authors: Ukrinform (Person)</text:p>
      <text:p text:style-name="P4">
Publisher: Укринформ (Organization)</text:p>
      <text:p text:style-name="P4">
Published Time: 2023-04-23T06:13:00+03:00</text:p>
      <text:p text:style-name="P4">
Modified Time: 2023-04-23T06:13:00+03:00</text:p>
      <text:p text:style-name="P4">
Description: Землетрус силою 3,9 бала стався на південному сході Туреччини, у провінції Мугла. — Укрінформ.</text:p>
      <text:p text:style-name="P4">
Images: ["<text:a xlink:type="simple" xlink:href="https://static.ukrinform.com/photos/2020_05/thumb_files/630_360_1590641887-201.jpg" text:style-name="Internet_20_link" text:visited-style-name="Visited_20_Internet_20_Link">
630_360_15906...</text:a>
"]</text:p>
      <text:p text:style-name="P4">
Tags: ['Землетрус', 'Туреччина']</text:p>
      <text:p text:style-name="P4">
Type: Article</text:p>
      <!--METADATA-->
      <text:p text:style-name="P4">
<draw:frame draw:style-name="fr1" draw:name="Image42" text:anchor-type="as-char" svg:width="6.9236in" svg:height="3.956343in" draw:z-index="0">
<draw:image xlink:href="../Images/yкринформ/2023-04-23T06-13-00-03-00/630_360_1590641887-201.jpg" xlink:type="simple" xlink:show="embed" xlink:actuate="onLoad" draw:mime-type="image/jpeg"/>
</draw:frame>
 Землетруссилою 3,9 бала стався на південному сході Туреччини, у провінції Мугла.</text:p>
      <text:p text:style-name="P4">
Про це повідомляє Укрінформ із <text:a xlink:type="simple" xlink:href="https://deprem.afad.gov.tr/event-detail/442607" text:style-name="Internet_20_link" text:visited-style-name="Visited_20_Internet_20_Link">
 </text:a>
 на Директорат із ліквідації наслідків стихійних лих інадзвичайних ситуацій (AFAD).</text:p>
      <text:p text:style-name="P4">
“Землетрус силою 3,9 бала стався у районі Ула провінції Мугла, що напівденному сході Туреччини о 23.38 за місцевим часом (однаковий з київським -ред.)”, - повідомив AFAD.</text:p>
      <text:p text:style-name="P4">
Епіцентр землетрусу знаходився на глибині 6,99 км.</text:p>
      <text:p text:style-name="P4">
<text:span text:style-name="T4">
Читайте також:</text:span>
 <text:span text:style-name="T4">
<text:a xlink:type="simple" xlink:href="https://www.ukrinform.ua/rubric-world/3699453-v-indonezii-stalosa-dva-zemletrusi-e-zagroza-cunami.html" text:style-name="Internet_20_link" text:visited-style-name="Visited_20_Internet_20_Link">
 </text:a>
 </text:span>
</text:p>
      <text:p text:style-name="P4">
Як повідомляв Укрінформ, на грецькому острові Еввія у суботу _<text:span text:style-name="T4">
<text:a xlink:type="simple" xlink:href="https://www.ukrinform.ua/rubric-world/3699321-u-grecii-stavsa-zemletrus.html" text:style-name="Internet_20_link" text:visited-style-name="Visited_20_Internet_20_Link">
</text:a>
 </text:span>
 _</text:p>
      <text:p text:style-name="P4">
Source: <text:a xlink:type="simple" xlink:href="https://www.ukrinform.ua/rubric-world/3699455-na-pivdennomu-shodi-tureccini-stavsa-zemletrus.html" text:style-name="Internet_20_link" text:visited-style-name="Visited_20_Internet_20_Link">
https://www.ukrinform.ua/rubric-world/3699455-na-pivdennomu-shodi-tureccini-stavsa-zemletrus.html</text:a>
</text:p>
      <!--NEWS-->
      <text:h text:style-name="P10" text:outline-level="1">
<text:span text:style-name="T4">
Авіація ЗСУ за добу завдала вісім ударів по районах скупчення ворога</text:span>
</text:h>
      <text:p text:style-name="P4">
Authors: Ukrinform (Person)</text:p>
      <text:p text:style-name="P4">
Publisher: Укринформ (Organization)</text:p>
      <text:p text:style-name="P4">
Published Time: 2023-04-23T06:27:00+03:00</text:p>
      <text:p text:style-name="P4">
Modified Time: 2023-04-23T06:27:00+03:00</text:p>
      <text:p text:style-name="P4">
Description: Авіація Сил оборони за добу завдала 8 ударів по районах зосередження окупантів. — Укрінформ.</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Обстріл', 'ЗСУ', 'Агресія РФ']</text:p>
      <text:p text:style-name="P4">
Type: Article</text:p>
      <!--METADATA-->
      <text:p text:style-name="P4">
<draw:frame draw:style-name="fr1" draw:name="Image43" text:anchor-type="as-char" svg:width="6.9236in" svg:height="3.956343in" draw:z-index="0">
<draw:image xlink:href="../Images/yкринформ/2023-04-23T06-27-00-03-00/630_360_1666798892-927.jpg" xlink:type="simple" xlink:show="embed" xlink:actuate="onLoad" draw:mime-type="image/jpeg"/>
</draw:frame>
 АвіаціяСил оборони за добу завдала 8 ударів по районах зосередження окупантів.</text:p>
      <text:p text:style-name="P4">
Про це йдеться у <text:a xlink:type="simple" xlink:href="https://www.facebook.com/GeneralStaff.ua/posts/pfbid0jiTgdntfXQB84gGzXP5n3vw7RZysWzwnK7wJz6zuPtMd8HsS9pcrFcadoCNEZ1Wnl" text:style-name="Internet_20_link" text:visited-style-name="Visited_20_Internet_20_Link">
</text:a>
, передає Укрінформ.</text:p>
      <text:p text:style-name="P4">
"Було збито ворожий гелікоптер Мі-24 та 4 БпЛА противника (2 розвідувальних -“Орлан-10” та “Zala”, а також 2 дрони-камікадзе типу “Ланцет”). Підрозділиракетних військ і артилерії протягом доби уразили 4 райони зосередження живоїсили, 2 склади боєприпасів та ще два важливих військових об’єкти противника",- повідомляють військові.</text:p>
      <text:p text:style-name="P4">
<text:span text:style-name="T4">
Читайте також:</text:span>
 <text:span text:style-name="T4">
<text:a xlink:type="simple" xlink:href="https://www.ukrinform.ua/rubric-regions/3699445-u-slovansku-prolunala-seria-vibuhiv.html" text:style-name="Internet_20_link" text:visited-style-name="Visited_20_Internet_20_Link">
 </text:a>
 </text:span>
</text:p>
      <text:p text:style-name="P4">
Також вони інформують, що рф протягом минулої доби завдала 8 ракетних, 37авіаційних ударів та здійснила близько 45 обстрілів з реактивних системзалпового вогню по позиціям наших військ та населених пунктах. Є загиблі тапоранені серед цивільного населення, зруйновано та пошкоджено приватні житловібудинки та інша цивільна інфраструктура.</text:p>
      <text:p text:style-name="P4">
"Основні зусилля противник зосереджує на веденні наступальних дій наБахмутському, Авдіївському та Мар’їнському напрямках - відбито 58 атакпротивника. Найзапекліші бої тривають за Бахмут та Мар’їнку", - заявили уГенштабі.</text:p>
      <text:p text:style-name="P4">
<text:span text:style-name="T4">
Читайте також:</text:span>
 <text:span text:style-name="T4">
<text:a xlink:type="simple" xlink:href="https://www.ukrinform.ua/rubric-ato/3699380-ukrainski-vijskovi-vidbili-40-atak-rosian-ta-troh-napramkah.html" text:style-name="Internet_20_link" text:visited-style-name="Visited_20_Internet_20_Link">
 </text:a>
</text:span>
</text:p>
      <text:p text:style-name="P4">
Там також зазначили, що ймовірність подальших ракетних та авіаційних ударів повсій території України залишається високою.</text:p>
      <text:p text:style-name="P4">
На <text:span text:style-name="T4">
Волинському</text:span>
 та <text:span text:style-name="T4">
Поліському</text:span>
 напрямках оперативна обстановка безсуттєвих змін.</text:p>
      <text:p text:style-name="P4">
На <text:span text:style-name="T4">
Сіверському</text:span>
 та <text:span text:style-name="T4">
Слобожанському</text:span>
 напрямках противник протягом добизавдав авіаційного удару по Орликівці та здійснив обстріли населених пунктівКарповичі і Хотіївка Чернігівської області; Уланове, Бруски, Стукалівка,Волфине, Коренівка і Юнаківка Сумської області, а також Тимофіївка наХарківщині.</text:p>
      <text:p text:style-name="P4">
На <text:span text:style-name="T4">
Куп’янському</text:span>
 напрямку артилерійських обстрілів противника зазналиНовомлинськ, Западне, Масютівка, Синьківка, Кислівка та Берестове Харківськоїобласті.</text:p>
      <text:p text:style-name="P4">
<text:span text:style-name="T4">
Читайте також:</text:span>
 <text:span text:style-name="T4">
<text:a xlink:type="simple" xlink:href="https://www.ukrinform.ua/rubric-ato/3698591-zaluznij-obgovoriv-iz-komanduvacem-zbrojnih-sil-latvii-vazlivist-posilenna-ukrainskoi-ppo.html" text:style-name="Internet_20_link" text:visited-style-name="Visited_20_Internet_20_Link">
 </text:a>
 </text:span>
</text:p>
      <text:p text:style-name="P4">
На <text:span text:style-name="T4">
Лиманському</text:span>
 напрямку противник наступальних дій не проводив.Артилерійських обстрілів зазнали Макіївка, Невське і Білогорівка Луганськоїобласті та Діброва, Верхньокам’янське і Спірне Донецької області.</text:p>
      <text:p text:style-name="P4">
На <text:span text:style-name="T4">
Бахмутському</text:span>
 напрямку продовжуються запеклі бої за місто Бахмут.Поблизу населених пунктів Григорівка, Хромове та Іванівське противник вівбезуспішні наступальні дії. Від ворожих обстрілів постраждали Роздолівка,Васюківка, Оріхово-Василівка, Новомаркове, Григорівка, Богданівка, Бахмут,Іванівське, Часів Яр, Олександро-Шультине, Біла Гора, Диліївка, Залізне,Північне, Південне та Нью-Йорк Донецької області.</text:p>
      <text:p text:style-name="P4">
На <text:span text:style-name="T4">
Авдіївському</text:span>
 напрямку противник вів наступальні дії в районахНовокалинового Донецької області, успіху не мав. Обстріляв, зокрема,Новокалинове, Степове, Авдіївку, Тоненьке, Первомайське та НевельськеДонецької області.</text:p>
      <text:p text:style-name="P4">
<text:span text:style-name="T4">
Читайте також:</text:span>
 <text:span text:style-name="T4">
<text:a xlink:type="simple" xlink:href="https://t.me/ukrinform_news/96562" text:style-name="Internet_20_link" text:visited-style-name="Visited_20_Internet_20_Link">
 </text:a>
 </text:span>
</text:p>
      <text:p text:style-name="P4">
На <text:span text:style-name="T4">
Мар’їнському</text:span>
 напрямку протягом минулої доби наші захисники відбилиатаки противника в районі Мар’їнки. Окрім цього, ворожих обстрілів зазналиКрасногорівка, Георгіївка та Новомихайлівка Донецької області.</text:p>
      <text:p text:style-name="P4">
На <text:span text:style-name="T4">
Шахтарському</text:span>
 напрямку минулої доби ворог обстріляв Вугледар,Пречистівку, Новоукраїнку, Золоту Ниву та Велику Новосілку на Донеччині.</text:p>
      <text:p text:style-name="P4">
На <text:span text:style-name="T4">
Запорізькому</text:span>
 та <text:span text:style-name="T4">
Херсонському</text:span>
 напрямках противник продовжує вестиоборонні дії. Протягом минулої доби здійснив мінометні та артилерійськіобстріли понад 30 населених пунктів. Серед них – Времівка, Зелене ПолеДонецької області; Гуляйполе, Залізничне, Гуляйпільське, Білогір'я, МалаТокмачка, Новоандріївка та Кам’янське Запорізької області; Саблуківка,Берислав, Козацьке, Токарівка, Інгулець, Інженерне, Антонівка, Білозерка,Берегове, Кізомис на Херсонщині та місто Херсон.</text:p>
      <text:p text:style-name="P4">
Як раніше повідомляв Укрінформ, сили оборони України з 24 лютого 2022 року по22 квітня 2023 року <text:span text:style-name="T4">
<text:a xlink:type="simple" xlink:href="https://www.ukrinform.ua/rubric-ato/3699160-sili-oboroni-znisili-185-730-rosijskih-zagarbnikiv.html" text:style-name="Internet_20_link" text:visited-style-name="Visited_20_Internet_20_Link">
 </text:a>
 . </text:span>
</text:p>
      <text:p text:style-name="P4">
Source: <text:a xlink:type="simple" xlink:href="https://www.ukrinform.ua/rubric-ato/3699457-aviacia-zsu-za-dobu-zavdala-visim-udariv-po-rajonah-skupcenna-voroga.html" text:style-name="Internet_20_link" text:visited-style-name="Visited_20_Internet_20_Link">
https://www.ukrinform.ua/rubric-ato/3699457-aviacia-zsu-za-dobu-zavdala-visim-udariv-po-rajonah-skupcenna-voroga.html</text:a>
</text:p>
      <!--NEWS-->
      <text:h text:style-name="P10" text:outline-level="1">
<text:span text:style-name="T4">
В Ізраїлі поновилися масові протести</text:span>
</text:h>
      <text:p text:style-name="P4">
Authors: Ukrinform (Person)</text:p>
      <text:p text:style-name="P4">
Publisher: Укринформ (Organization)</text:p>
      <text:p text:style-name="P4">
Published Time: 2023-04-23T06:40:00+03:00</text:p>
      <text:p text:style-name="P4">
Modified Time: 2023-04-23T06:40:00+03:00</text:p>
      <text:p text:style-name="P4">
Description: В Ізраїлі знов відбулася масштабна акція протесту проти судової реформи. — Укрінформ.</text:p>
      <text:p text:style-name="P4">
Images: ["<text:a xlink:type="simple" xlink:href="https://static.ukrinform.com/photos/2020_07/thumb_files/630_360_1595592864-661.png" text:style-name="Internet_20_link" text:visited-style-name="Visited_20_Internet_20_Link">
630_360_15955...</text:a>
"]</text:p>
      <text:p text:style-name="P4">
Tags: ['Ізраїль', 'Протест', 'Реформа', 'Судова реформа']</text:p>
      <text:p text:style-name="P4">
Type: Article</text:p>
      <!--METADATA-->
      <text:p text:style-name="P4">
<draw:frame draw:style-name="fr1" draw:name="Image44" text:anchor-type="as-char" svg:width="6.9236in" svg:height="3.956343in" draw:z-index="0">
<draw:image xlink:href="../Images/yкринформ/2023-04-23T06-40-00-03-00/630_360_1595592864-661.png" xlink:type="simple" xlink:show="embed" xlink:actuate="onLoad" draw:mime-type="image/png"/>
</draw:frame>
 В Ізраїлізнов відбулася масштабна акція протесту проти судової реформи.</text:p>
      <text:p text:style-name="P4">
Про це у суботу, 22 квітня, повідомляє <text:a xlink:type="simple" xlink:href="https://www.jpost.com/israel-news/politics-and-diplomacy/article-739947" text:style-name="Internet_20_link" text:visited-style-name="Visited_20_Internet_20_Link">
 </text:a>
</text:p>
      <text:p text:style-name="P4">
Як зазначає газета, лише у Тель-Авіві на вулиці вийшли 110 тис. людей.Організатори ж повідомили, що в акції взяли участь лише 165 тис.демонстрантів.</text:p>
      <text:p text:style-name="P4">
У Тель-Авіві тимчасово перекрили рух транспорту рядом вулиць.</text:p>
      <text:p text:style-name="Quotations">

<text:p text:style-name="P4">
הנסיך הקטן מפלוגה ב'  &gt;
  &gt;
  מ"אחים לנשק" נמסר: "נזכור ולא נשכח את טובי בניה ובנותיה של המדינה אשר נפלו&gt;
 למען נצח ישראל ולמען הגנה על ישראל - יהודית ודמוקרטית  &gt;
  &gt;
  דגל קפלן של <text:span text:style-name="T5">
אחים לנשק</text:span>
 מוקדש למשפחת השכול"  &gt;
  &gt;
  קרדיט: אביב אטלס <text:a xlink:type="simple" xlink:href="https://t.co/ETYmyfL044" text:style-name="Internet_20_link" text:visited-style-name="Visited_20_Internet_20_Link">
 </text:a>
&gt;
&gt;
 — 𝐎𝐧 𝐀𝐳𝐫𝐢𝐞𝐥 (@iloveisraell) <text:a xlink:type="simple" xlink:href="https://twitter.com/iloveisraell/status/1649838416308174856" text:style-name="Internet_20_link" text:visited-style-name="Visited_20_Internet_20_Link">
&gt;
 </text:a>
</text:p>

</text:p>
      <text:p text:style-name="P4">
<text:span text:style-name="T4">
Читайте також:</text:span>
 <text:span text:style-name="T4">
<text:a xlink:type="simple" xlink:href="https://www.ukrinform.ua/rubric-world/3693705-izrail-rozpocav-mobilizaciu-rezervistiv.html" text:style-name="Internet_20_link" text:visited-style-name="Visited_20_Internet_20_Link">
 </text:a>
 </text:span>
</text:p>
      <text:p text:style-name="P4">
Протести продовжуються попри рішення прем'єра Біньяміна Нетаньяху призупинитисудову реформу. Вона передбачає передачу парламентській більшості контролю запроцесом вибору суддів Верховного суду. Також влада хоче відмовитися відзаконодавчого принципу, що дозволяє Верховному суду скасовувати рішення уряду.</text:p>
      <text:p text:style-name="P4">
<text:span text:style-name="T4">
Читайте також:</text:span>
 <text:span text:style-name="T4">
<text:a xlink:type="simple" xlink:href="https://www.ukrinform.ua/rubric-kyiv/3698876-izrail-pocne-testuvati-u-kievi-sistemu-opovisenna-pro-raketni-obstrili.html" text:style-name="Internet_20_link" text:visited-style-name="Visited_20_Internet_20_Link">
 </text:a>
 </text:span>
</text:p>
      <text:p text:style-name="P4">
Прем'єр вже погодився відкласти ухвалення закону про судову реформу до літа.</text:p>
      <text:p text:style-name="P4">
<text:span text:style-name="T5">
Фото: MARC ISRAEL SELLEM/THE JERUSALEM POST</text:span>
</text:p>
      <text:p text:style-name="P4">
Source: <text:a xlink:type="simple" xlink:href="https://www.ukrinform.ua/rubric-world/3699458-v-izraili-ponovilisa-masovi-protesti.html" text:style-name="Internet_20_link" text:visited-style-name="Visited_20_Internet_20_Link">
https://www.ukrinform.ua/rubric-world/3699458-v-izraili-ponovilisa-masovi-protesti.html</text:a>
</text:p>
      <!--NEWS-->
      <text:h text:style-name="P10" text:outline-level="1">
<text:span text:style-name="T4">
Країни G7 закликали продовжити та розширити «зернову угоду»</text:span>
</text:h>
      <text:p text:style-name="P4">
Authors: Ukrinform (Person)</text:p>
      <text:p text:style-name="P4">
Publisher: Укринформ (Organization)</text:p>
      <text:p text:style-name="P4">
Published Time: 2023-04-23T06:55:00+03:00</text:p>
      <text:p text:style-name="P4">
Modified Time: 2023-04-23T06:55:00+03:00</text:p>
      <text:p text:style-name="P4">
Description: Країни G7 закликали до продовження, повної імплементації та розширення критично важливої угоди про експорт українського зерна через Чорне море.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Велика сімка', 'Війна з росією', 'зерновий коридор']</text:p>
      <text:p text:style-name="P4">
Type: Article</text:p>
      <!--METADATA-->
      <text:p text:style-name="P4">
<draw:frame draw:style-name="fr1" draw:name="Image45" text:anchor-type="as-char" svg:width="6.9236in" svg:height="3.956343in" draw:z-index="0">
<draw:image xlink:href="../Images/yкринформ/2023-04-23T06-55-00-03-00/630_360_1528600995-9562.jpg" xlink:type="simple" xlink:show="embed" xlink:actuate="onLoad" draw:mime-type="image/jpeg"/>
</draw:frame>
 Країни G7закликали до продовження, повної імплементації та розширення критично важливоїугоди про експорт українського зерна через Чорне море.</text:p>
      <text:p text:style-name="P4">
Про це йдеться в комюніке міністрів сільського господарства країн-членівгрупи, передає Укрінформ із посиланням на <text:a xlink:type="simple" xlink:href="https://www.reuters.com/world/europe/g7-calls-extension-full-implementation-expansion-black-sea-grain-deal-2023-04-23/" text:style-name="Internet_20_link" text:visited-style-name="Visited_20_Internet_20_Link">
</text:a>
.</text:p>
      <text:p text:style-name="P4">
Це комюніке країни G7 оприлюднили на тлі новин про те, що зернова угода підзагрозою через росію, яка її саботує.</text:p>
      <text:p text:style-name="P4">
<text:span text:style-name="T4">
Читайте також:</text:span>
 <text:span text:style-name="T4">
<text:a xlink:type="simple" xlink:href="https://www.ukrinform.ua/rubric-economy/3698620-zernova-ugoda-mae-vikonuvatisa-bez-perepon-z-boku-kremla-usaid.html" text:style-name="Internet_20_link" text:visited-style-name="Visited_20_Internet_20_Link">
 </text:a>
 </text:span>
</text:p>
      <text:p text:style-name="P4">
У комюніке, узгодженому після дводенної зустрічі в японському місті Міядзакі,міністри сільського господарства G7 "визнали важливість" угоди, заявивши: "Мирішуче підтримуємо продовження, повну реалізацію та розширення (Чорноморськоїзернової ініціативи) BSGI".</text:p>
      <text:p text:style-name="P4">
"Ми засуджуємо спроби росії використовувати продовольство як засібдестабілізації та інструмент геополітичного примусу і підтверджуємо нашуприхильність діяти солідарно і підтримувати тих, хто найбільше страждає відросійської «мілітаризації» продовольства", – йдеться в комюніке.</text:p>
      <text:p text:style-name="P4">
<text:span text:style-name="T4">
Читайте також:</text:span>
 <text:span text:style-name="T4">
<text:a xlink:type="simple" xlink:href="https://www.ukrinform.ua/rubric-world/3697686-lavrov-obgovorit-ukrainsku-zernovu-ugodu-z-generalnim-sekretarem-oon.html" text:style-name="Internet_20_link" text:visited-style-name="Visited_20_Internet_20_Link">
 </text:a>
 </text:span>
</text:p>
      <text:p text:style-name="P4">
У документі також сказано, що члени G7 "готові" підтримати відновлення іреконструкцію України, в тому числі шляхом надання експертної допомоги врозмінуванні сільськогосподарських земель і реконструкціїсільськогосподарської інфраструктури.</text:p>
      <text:p text:style-name="P4">
<text:span text:style-name="T4">
Читайте також:</text:span>
 <text:span text:style-name="T4">
<text:a xlink:type="simple" xlink:href="https://www.ukrinform.ua/rubric-economy/3698923-posol-ukraini-u-tureccini-skazav-vid-cogo-zalezit-rozsirenna-zernovoi-ugodi-na-porti-mikolaeva.html" text:style-name="Internet_20_link" text:visited-style-name="Visited_20_Internet_20_Link">
 </text:a>
 </text:span>
</text:p>
      <text:p text:style-name="P4">
Як повідомлялося, українська сторона заявляла, що зернову угоду потрібнорозширити, зробивши її безстроковою, а також _<text:span text:style-name="T4">
<text:a xlink:type="simple" xlink:href="https://www.ukrinform.ua/rubric-economy/3662332-zelenskij-cas-rozsiriti-zernovu-iniciativu-na-porti-mikolaivsini.html" text:style-name="Internet_20_link" text:visited-style-name="Visited_20_Internet_20_Link">
</text:a>
 </text:span>
 _</text:p>
      <text:p text:style-name="P4">
Source: <text:a xlink:type="simple" xlink:href="https://www.ukrinform.ua/rubric-economy/3699462-kraini-g7-zaklikali-prodovziti-ta-rozsiriti-zernovu-ugodu.html" text:style-name="Internet_20_link" text:visited-style-name="Visited_20_Internet_20_Link">
https://www.ukrinform.ua/rubric-economy/3699462-kraini-g7-zaklikali-prodovziti-ta-rozsiriti-zernovu-ugodu.html</text:a>
</text:p>
      <!--NEWS-->
      <text:h text:style-name="P10" text:outline-level="1">
<text:span text:style-name="T4">
Туреччина евакуює своїх громадян із Судану через третю країну</text:span>
</text:h>
      <text:p text:style-name="P4">
Authors: Ukrinform (Person)</text:p>
      <text:p text:style-name="P4">
Publisher: Укринформ (Organization)</text:p>
      <text:p text:style-name="P4">
Published Time: 2023-04-23T07:24:00+03:00</text:p>
      <text:p text:style-name="P4">
Modified Time: 2023-04-23T07:24:00+03:00</text:p>
      <text:p text:style-name="P4">
Description: Громадян Туреччини, які перебувають в Судані, евакуюють через третю країну у зв’язку із останніми подіями в країні та небезпекою, яку вони несуть безпеці громадян. — Укрінформ.</text:p>
      <text:p text:style-name="P4">
Images: ["<text:a xlink:type="simple" xlink:href="https://static.ukrinform.com/photos/2020_10/thumb_files/630_360_1602840596-128.jpg" text:style-name="Internet_20_link" text:visited-style-name="Visited_20_Internet_20_Link">
630_360_16028...</text:a>
"]</text:p>
      <text:p text:style-name="P4">
Tags: ['Евакуація', 'Судан', 'Туреччина', 'Сутички', 'Переворот']</text:p>
      <text:p text:style-name="P4">
Type: Article</text:p>
      <!--METADATA-->
      <text:p text:style-name="P4">
<draw:frame draw:style-name="fr1" draw:name="Image46" text:anchor-type="as-char" svg:width="6.9236in" svg:height="3.956343in" draw:z-index="0">
<draw:image xlink:href="../Images/yкринформ/2023-04-23T07-24-00-03-00/630_360_1602840596-128.jpg" xlink:type="simple" xlink:show="embed" xlink:actuate="onLoad" draw:mime-type="image/jpeg"/>
</draw:frame>
 ГромадянТуреччини, які перебувають в Судані, евакуюють через третю країну у зв’язку ізостанніми подіями в країні та небезпекою, яку вони несуть безпеці громадян.</text:p>
      <text:p text:style-name="P4">
Про це повідомляє Укрінформ з посиланням на повідомлення <text:a xlink:type="simple" xlink:href="https://twitter.com/TCHartumBE/status/1649837113175683072" text:style-name="Internet_20_link" text:visited-style-name="Visited_20_Internet_20_Link">
</text:a>
 .</text:p>
      <text:p text:style-name="P4">
“У результаті оцінки безпеки, проведеної через конфлікти, що тривають уСудані, було вирішено евакуювати турецьких громадян у регіоні. <text:a xlink:type="simple" xlink:href="https://www.ukrinform.ua/tag-evakuacia" text:style-name="Internet_20_link" text:visited-style-name="Visited_20_Internet_20_Link">
</text:a>
 відбудеться наземними шляхами черезтретю країну”, - повідомило посольство.</text:p>
      <text:p text:style-name="P4">
Також зазначається, що для евакуації потрібно мати необхідні документи тарозраховувати на дорогу, що триватиме 22-24 години.</text:p>
      <text:p text:style-name="P4">
Вказано, що громадян збиратимуть рано вранці у трьох місцях у столиці Хартумі.</text:p>
      <text:p text:style-name="P4">
<text:span text:style-name="T4">
Читайте також:</text:span>
 <text:a xlink:type="simple" xlink:href="https://www.ukrinform.ua/rubric-world/3698940-u-sudani-z-pocatku-zbrojnogo-protistoanna-vze-ponad-400-zagiblih.html" text:style-name="Internet_20_link" text:visited-style-name="Visited_20_Internet_20_Link">
 <text:span text:style-name="T4">
Судан</text:span>
 </text:a>
</text:p>
      <text:p text:style-name="P4">
Як повідомляв Укрінформ, раніше армія Судану заявляла, що  <text:a xlink:type="simple" xlink:href="https://www.ukrinform.ua/rubric-world/3699371-armia-sudanu-poobicala-zabezpeciti-evakuaciu-inozemnih-gromadan-u-najblizci-godini.html" text:style-name="Internet_20_link" text:visited-style-name="Visited_20_Internet_20_Link">
</text:a>
 у зв'язку зактивними бойовими діями на території країни.ЄС <text:a xlink:type="simple" xlink:href="https://www.ukrinform.ua/rubric-world/3699230-evrosouz-planue-mozlivu-evakuaciu-svoih-gromadan-iz-sudanu-afp.html" text:style-name="Internet_20_link" text:visited-style-name="Visited_20_Internet_20_Link">
</text:a>
 можливу евакуацію своїх громадянз Хартума, коли це дозволить безпекова ситуація, оскільки в столиці Суданутривають збройні зіткнення.15 квітня після кількох днів напруженості міжармією Судану та Силами швидкого реагування в Хартумі пролунали <text:a xlink:type="simple" xlink:href="https://www.ukrinform.ua/tag-vibuh" text:style-name="Internet_20_link" text:visited-style-name="Visited_20_Internet_20_Link">
</text:a>
 й стрілянина. Конфлікт точиться навколопереходу країни до цивільного правління.</text:p>
      <text:p text:style-name="P4">
Обидві сторони застосовують танки, артилерію, бойову авіацію та іншу важкузброю. Бойові дії забрали сотні життів і позбавили мільйони людей електрики,води й продовольства.</text:p>
      <text:p text:style-name="P4">
Source: <text:a xlink:type="simple" xlink:href="https://www.ukrinform.ua/rubric-world/3699464-tureccina-evakuue-svoih-gromadan-iz-sudanu-cerez-tretu-krainu.html" text:style-name="Internet_20_link" text:visited-style-name="Visited_20_Internet_20_Link">
https://www.ukrinform.ua/rubric-world/3699464-tureccina-evakuue-svoih-gromadan-iz-sudanu-cerez-tretu-krainu.html</text:a>
</text:p>
      <!--NEWS-->
      <text:h text:style-name="P10" text:outline-level="1">
<text:span text:style-name="T4">
росіяни з безпілотника обстріляли Нікопольщину</text:span>
</text:h>
      <text:p text:style-name="P4">
Authors: Ukrinform (Person)</text:p>
      <text:p text:style-name="P4">
Publisher: Укринформ (Organization)</text:p>
      <text:p text:style-name="P4">
Published Time: 2023-04-23T07:42:00+03:00</text:p>
      <text:p text:style-name="P4">
Modified Time: 2023-04-23T07:42:00+03:00</text:p>
      <text:p text:style-name="P4">
Description: Армія рф минулої доби завдала удару по Нікопольському району Дніпропетров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Обстріл', 'Дрон', 'Війна з росією']</text:p>
      <text:p text:style-name="P4">
Type: Article</text:p>
      <!--METADATA-->
      <text:p text:style-name="P4">
<draw:frame draw:style-name="fr1" draw:name="Image47" text:anchor-type="as-char" svg:width="6.9236in" svg:height="3.956343in" draw:z-index="0">
<draw:image xlink:href="../Images/yкринформ/2023-04-23T07-42-00-03-00/630_360_1669987737-966.jpg" xlink:type="simple" xlink:show="embed" xlink:actuate="onLoad" draw:mime-type="image/jpeg"/>
</draw:frame>
 Армія рфминулої доби завдала удару по Нікопольському району Дніпропетровської області.</text:p>
      <text:p text:style-name="P4">
Як передає Укрінформ, про це повідомив  начальник Дніпропетровської ОВА СергійЛисак <text:a xlink:type="simple" xlink:href="https://t.me/dnipropetrovskaODA/4228" text:style-name="Internet_20_link" text:visited-style-name="Visited_20_Internet_20_Link">
 </text:a>
</text:p>
      <text:p text:style-name="P4">
“Окупанти продовжують тероризувати мирних. Не залишають у спокої <text:a xlink:type="simple" xlink:href="https://www.ukrinform.ua/tag-nikopol" text:style-name="Internet_20_link" text:visited-style-name="Visited_20_Internet_20_Link">
</text:a>
 район.</text:p>
      <text:p text:style-name="P4">
Пізно ввечері вдарили по Марганецькій громаді. Застосували безпілотник. Знього скинули вибуховий снаряд”, – написав він.</text:p>
      <text:p text:style-name="P4">
<text:span text:style-name="T4">
Читайте також:</text:span>
 <text:a xlink:type="simple" xlink:href="https://www.ukrinform.ua/rubric-ato/3699428-rosiani-vdarili-po-harkivsini-raketami-s300-sonajmense-5-vlucan.html" text:style-name="Internet_20_link" text:visited-style-name="Visited_20_Internet_20_Link">
 <text:span text:style-name="T4">
росіяни</text:span>
 <text:span text:style-name="T4">
вдарили</text:span>
 <text:span text:style-name="T4">
Харківщині</text:span>
 <text:span text:style-name="T4">
ракетами</text:span>
<text:span text:style-name="T4">
300</text:span>
 <text:span text:style-name="T4">
щонайменше</text:span>
 <text:span text:style-name="T4">
ять</text:span>
 <text:span text:style-name="T4">
влучань</text:span>
 </text:a>
</text:p>
      <text:p text:style-name="P4">
За словами очільника регіона, люди не постраждали. Територія ударуобстежується.</text:p>
      <text:p text:style-name="P4">
Як повідомляв Укрінформ, о  півночі <text:a xlink:type="simple" xlink:href="https://www.ukrinform.ua/rubric-regions/3699445-u-slovansku-prolunala-seria-vibuhiv.html" text:style-name="Internet_20_link" text:visited-style-name="Visited_20_Internet_20_Link">
 </text:a>
 Повітряну тривогуоголошували вже після вибухів.</text:p>
      <text:p text:style-name="P4">
Source: <text:a xlink:type="simple" xlink:href="https://www.ukrinform.ua/rubric-regions/3699467-rosiani-z-bezpilotnika-obstrilali-nikopolsinu.html" text:style-name="Internet_20_link" text:visited-style-name="Visited_20_Internet_20_Link">
https://www.ukrinform.ua/rubric-regions/3699467-rosiani-z-bezpilotnika-obstrilali-nikopolsinu.html</text:a>
</text:p>
      <!--NEWS-->
      <text:h text:style-name="P10" text:outline-level="1">
<text:span text:style-name="T4">
Збірна України зіграє з хокеїстами Китаю на старті чемпіонату світу в Естонії</text:span>
</text:h>
      <text:p text:style-name="P4">
Authors: Ukrinform (Person)</text:p>
      <text:p text:style-name="P4">
Publisher: Укринформ (Organization)</text:p>
      <text:p text:style-name="P4">
Published Time: 2023-04-23T07:50:00+03:00</text:p>
      <text:p text:style-name="P4">
Modified Time: 2023-04-23T07:50:00+03:00</text:p>
      <text:p text:style-name="P4">
Description: У Таллінні (Естонія) в неділю, 23 квітня, розпочинається чемпіонат світу з хокею у Дивізіоні ІВ. — Укрінформ.</text:p>
      <text:p text:style-name="P4">
Images: ["<text:a xlink:type="simple" xlink:href="https://static.ukrinform.com/photos/2023_04/thumb_files/630_360_1682195317-947.jpg" text:style-name="Internet_20_link" text:visited-style-name="Visited_20_Internet_20_Link">
630_360_16821...</text:a>
"]</text:p>
      <text:p text:style-name="P4">
Tags: ['Чемпіонат світу з хокею', 'Збірна України']</text:p>
      <text:p text:style-name="P4">
Type: Article</text:p>
      <!--METADATA-->
      <text:p text:style-name="P4">
<draw:frame draw:style-name="fr1" draw:name="Image48" text:anchor-type="as-char" svg:width="6.9236in" svg:height="3.956343in" draw:z-index="0">
<draw:image xlink:href="../Images/yкринформ/2023-04-23T07-50-00-03-00/630_360_1682195317-947.jpg" xlink:type="simple" xlink:show="embed" xlink:actuate="onLoad" draw:mime-type="image/jpeg"/>
</draw:frame>
 У Таллінні(Естонія) в неділю, 23 квітня, розпочинається чемпіонат світу з хокею уДивізіоні ІВ.</text:p>
      <text:p text:style-name="P4">
Збірна України о 16.00 стартуватиме матчем з командою Китаю, передаєУкрінформ.</text:p>
      <text:p text:style-name="P4">
В інших поєдинках першого ігрового дня також зійдуться Нідерланди та Японія(12.30), Сербія та Естонія (19.00).</text:p>
      <text:p text:style-name="P4">
24 квітня підопічні Вадима Шахрайчука зіграють із Сербією, 26 квітня - зЕстонією, 27 квітня - з Нідерландами, 29 квітня - з Японією.</text:p>
      <text:p text:style-name="P4">
<text:span text:style-name="T4">
Читайте також:</text:span>
 <text:a xlink:type="simple" xlink:href="https://www.ukrinform.ua/rubric-sports/3698155-zbirna-ukraini-z-hokeu-vigrala-vsi-sist-kontrolnih-matciv-pidgotovki-do-cs2023.html" text:style-name="Internet_20_link" text:visited-style-name="Visited_20_Internet_20_Link">
 <text:span text:style-name="T4">
хокею</text:span>
 </text:a>
</text:p>
      <text:p text:style-name="P4">
Переможець турніру підвищиться у класі і наступного сезону гратиме у другомуза класифікацією Дивізіоні ІА.</text:p>
      <text:p text:style-name="P4">
Фото: ФХУ.</text:p>
      <text:p text:style-name="P4">
Source: <text:a xlink:type="simple" xlink:href="https://www.ukrinform.ua/rubric-sports/3699433-zbirna-ukraini-zigrae-z-hokeistami-kitau-na-starti-cempionatu-svitu-v-estonii.html" text:style-name="Internet_20_link" text:visited-style-name="Visited_20_Internet_20_Link">
https://www.ukrinform.ua/rubric-sports/3699433-zbirna-ukraini-zigrae-z-hokeistami-kitau-na-starti-cempionatu-svitu-v-estonii.html</text:a>
</text:p>
      <!--NEWS-->
      <text:h text:style-name="P10" text:outline-level="1">
<text:span text:style-name="T4">
Армія рф минулої доби випустила 236 снарядів по Херсонщині, є загиблий та поранені</text:span>
</text:h>
      <text:p text:style-name="P4">
Authors: Ukrinform (Person)</text:p>
      <text:p text:style-name="P4">
Publisher: Укринформ (Organization)</text:p>
      <text:p text:style-name="P4">
Published Time: 2023-04-23T07:57:00+03:00</text:p>
      <text:p text:style-name="P4">
Modified Time: 2023-04-23T07:57:00+03:00</text:p>
      <text:p text:style-name="P4">
Description: За минулу добу російські загарбники 54 рази обстріли Херсонську область, в результаті чого, загинув цивільний.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Херсон', 'Херсонщина', 'Обстріл', 'Російська авіація', 'Дрон', 'Війна з росією', 'Артилерія']</text:p>
      <text:p text:style-name="P4">
Type: Article</text:p>
      <!--METADATA-->
      <text:p text:style-name="P4">
<draw:frame draw:style-name="fr1" draw:name="Image49" text:anchor-type="as-char" svg:width="6.9236in" svg:height="3.956343in" draw:z-index="0">
<draw:image xlink:href="../Images/yкринформ/2023-04-23T07-57-00-03-00/630_360_1656480323-642.jpg" xlink:type="simple" xlink:show="embed" xlink:actuate="onLoad" draw:mime-type="image/jpeg"/>
</draw:frame>
 За минулудобу російські загарбники 54 рази обстріли Херсонську область, в результатічого, загинув цивільний.</text:p>
      <text:p text:style-name="P4">
Про це повідомляє  начальник Херсонської обласної військової адміністраціїОлександр Прокудін <text:a xlink:type="simple" xlink:href="https://t.me/olexandrprokudin/338" text:style-name="Internet_20_link" text:visited-style-name="Visited_20_Internet_20_Link">
 </text:a>
 , передає Укрінформ.</text:p>
      <text:p text:style-name="P4">
"За минулу добу противник здійснив – 54 обстріли, випустивши 236 снарядів зважкої артилерії, <text:a xlink:type="simple" xlink:href="https://www.ukrinform.ua/tag-bezpilotnik" text:style-name="Internet_20_link" text:visited-style-name="Visited_20_Internet_20_Link">
 </text:a>
 та авіації.Місто Херсон ворог обстріляв два рази.  російські військові поцілили у житловіквартали населених пунктів області", - зазначив він.</text:p>
      <text:p text:style-name="P4">
Через російську агресію одна людина загинула, а ще двоє дістали поранення.</text:p>
      <text:p text:style-name="P4">
<text:span text:style-name="T4">
Читайте також:</text:span>
 <text:a xlink:type="simple" xlink:href="https://www.ukrinform.ua/rubric-regions/3699443-zagarbniki-viganaut-ziteliv-livobereznoi-hersonsini-z-domivok-cns.html" text:style-name="Internet_20_link" text:visited-style-name="Visited_20_Internet_20_Link">
 <text:span text:style-name="T4">
Загарбники</text:span>
 <text:span text:style-name="T4">
виганяють</text:span>
 <text:span text:style-name="T4">
жителів</text:span>
 <text:span text:style-name="T4">
лівобережної</text:span>
<text:span text:style-name="T4">
Херсонщини</text:span>
 <text:span text:style-name="T4">
домівок</text:span>
 <text:span text:style-name="T4">
ЦНС</text:span>
 </text:a>
</text:p>
      <text:p text:style-name="P4">
Як повідомляв Укрінформ, армія рф увечері у суботу, 22 квітня, <text:a xlink:type="simple" xlink:href="https://www.ukrinform.ua/rubric-ato/3699428-rosiani-vdarili-po-harkivsini-raketami-s300-sonajmense-5-vlucan.html" text:style-name="Internet_20_link" text:visited-style-name="Visited_20_Internet_20_Link">
</text:a>
 , зафіксовано щонайменше 5 «прильотів»</text:p>
      <text:p text:style-name="P4">
Source: <text:a xlink:type="simple" xlink:href="https://www.ukrinform.ua/rubric-regions/3699468-zagarbniki-minuloi-dobi-vipustili-236-snaradiv-po-hersonsini-e-zagibli-ta-poraneni.html" text:style-name="Internet_20_link" text:visited-style-name="Visited_20_Internet_20_Link">
https://www.ukrinform.ua/rubric-regions/3699468-zagarbniki-minuloi-dobi-vipustili-236-snaradiv-po-hersonsini-e-zagibli-ta-poraneni.html</text:a>
</text:p>
      <!--NEWS-->
      <text:h text:style-name="P10" text:outline-level="1">
<text:span text:style-name="T4">
Сили оборони знищили вже 186 420 російських загарбників</text:span>
</text:h>
      <text:p text:style-name="P4">
Authors: Ukrinform (Person)</text:p>
      <text:p text:style-name="P4">
Publisher: Укринформ (Organization)</text:p>
      <text:p text:style-name="P4">
Published Time: 2023-04-23T08:09:00+03:00</text:p>
      <text:p text:style-name="P4">
Modified Time: 2023-04-23T08:09:00+03:00</text:p>
      <text:p text:style-name="P4">
Description: Сили оборони України з 24 лютого 2022 року по 23 квітня 2023 року ліквідували близько 186 тисяч 420 російських агресорів, і за минулу добу - ще 690 осіб. — Укрінформ.</text:p>
      <text:p text:style-name="P4">
Images: ["<text:a xlink:type="simple" xlink:href="https://static.ukrinform.com/photos/2022_09/thumb_files/630_360_1662995187-984.jpg" text:style-name="Internet_20_link" text:visited-style-name="Visited_20_Internet_20_Link">
630_360_16629...</text:a>
", "<text:a xlink:type="simple" xlink:href="https://static.ukrinform.com/photos/2023_04/1682226466-359.jpeg" text:style-name="Internet_20_link" text:visited-style-name="Visited_20_Internet_20_Link">
1682226466-35...</text:a>
"]</text:p>
      <text:p text:style-name="P4">
Tags: ['Генштаб', 'ЗСУ', 'Війна з росією']</text:p>
      <text:p text:style-name="P4">
Type: Article</text:p>
      <!--METADATA-->
      <text:p text:style-name="P4">
<draw:frame draw:style-name="fr1" draw:name="Image50" text:anchor-type="as-char" svg:width="6.9236in" svg:height="3.956343in" draw:z-index="0">
<draw:image xlink:href="../Images/yкринформ/2023-04-23T08-09-00-03-00/630_360_1662995187-984.jpg" xlink:type="simple" xlink:show="embed" xlink:actuate="onLoad" draw:mime-type="image/jpeg"/>
</draw:frame>
 Силиоборони України з 24 лютого 2022 року по 23 квітня 2023 року ліквідувалиблизько 186 тисяч 420 російських агресорів, і за минулу добу - ще 690 осіб.</text:p>
      <text:p text:style-name="P4">
Як передає Укрінформ, про це Генеральний штаб Збройних сил України повідомляєу  <text:a xlink:type="simple" xlink:href="https://www.facebook.com/GeneralStaff.ua/posts/pfbid0HmKvpd8kjed8NrjRZthNUZufxmJzdKyEiQKVrAasPBDjahw1JitiqrDW1i35ihryl" text:style-name="Internet_20_link" text:visited-style-name="Visited_20_Internet_20_Link">
</text:a>
</text:p>
      <text:p text:style-name="P4">
<draw:frame draw:style-name="fr1" draw:name="Image51" text:anchor-type="as-char" svg:width="6.9236in" svg:height="9.962291in" draw:z-index="0">
<draw:image xlink:href="../Images/yкринформ/2023-04-23T08-09-00-03-00/1682226466-359.jpeg" xlink:type="simple" xlink:show="embed" xlink:actuate="onLoad" draw:mime-type="image/jpeg"/>
</draw:frame>
</text:p>
      <text:p text:style-name="P4">
Також оборонці України знищили 3675 ворожих танків (+3 одиниці), бойовихброньованих машин ‒ 7131 (+1), артилерійських систем – 2837 (+5), РСЗВ – 539(+0), засобів ППО ‒ 289 (+0), <text:a xlink:type="simple" xlink:href="https://www.ukrinform.ua/tag-litak" text:style-name="Internet_20_link" text:visited-style-name="Visited_20_Internet_20_Link">
 </text:a>
 – 308(+0), гелікоптерів – 294 (+1), БПЛА оперативно-тактичного рівня – 2402 (+4),крилатих ракет ‒ 911 (+0), кораблів / катерів ‒ 18 (+0), автомобільної технікита автоцистерн – 5730 (+12), спеціальної техніки ‒ 339 (+2).</text:p>
      <text:p text:style-name="P4">
<text:span text:style-name="T4">
Читайте також:</text:span>
 <text:a xlink:type="simple" xlink:href="https://www.ukrinform.ua/rubric-ato/3699442-dla-kontrnastupu-ukraini-potribni-vinisuvaci-ta-dalekobijni-raketi-zastupnik-glavi-mzs.html" text:style-name="Internet_20_link" text:visited-style-name="Visited_20_Internet_20_Link">
 <text:span text:style-name="T4">
Для</text:span>
 <text:span text:style-name="T4">
контрнаступу</text:span>
 <text:span text:style-name="T4">
Україні</text:span>
 <text:span text:style-name="T4">
потрібні</text:span>
<text:span text:style-name="T4">
винищувачі</text:span>
 <text:span text:style-name="T4">
далекобійні</text:span>
 <text:span text:style-name="T4">
ракети</text:span>
 <text:span text:style-name="T4">
заступник</text:span>
 <text:span text:style-name="T4">
глави</text:span>
 <text:span text:style-name="T4">
МЗС</text:span>
</text:a>
</text:p>
      <text:p text:style-name="P4">
Дані уточнюються.</text:p>
      <text:p text:style-name="P4">
Як повідомляв Укрінформ, авіація Сил оборони за добу  <text:a xlink:type="simple" xlink:href="https://www.ukrinform.ua/rubric-ato/3699457-aviacia-zsu-za-dobu-zavdala-visim-udariv-po-rajonah-skupcenna-voroga.html" text:style-name="Internet_20_link" text:visited-style-name="Visited_20_Internet_20_Link">
</text:a>
 по районах зосередження росіян.</text:p>
      <text:p text:style-name="P4">
Перше фото: Getty Images</text:p>
      <text:p text:style-name="P4">
Source: <text:a xlink:type="simple" xlink:href="https://www.ukrinform.ua/rubric-ato/3699470-sili-oboroni-znisili-vze-186-420-rosijskih-zagarbnikiv.html" text:style-name="Internet_20_link" text:visited-style-name="Visited_20_Internet_20_Link">
https://www.ukrinform.ua/rubric-ato/3699470-sili-oboroni-znisili-vze-186-420-rosijskih-zagarbnikiv.html</text:a>
</text:p>
      <!--NEWS-->
      <text:h text:style-name="P10" text:outline-level="1">
<text:span text:style-name="T4">
Учора ворог здійснив артилерійську атаку по акваторії Очаківської громади</text:span>
</text:h>
      <text:p text:style-name="P4">
Authors: Ukrinform (Person)</text:p>
      <text:p text:style-name="P4">
Publisher: Укринформ (Organization)</text:p>
      <text:p text:style-name="P4">
Published Time: 2023-04-23T08:25:59+03:00</text:p>
      <text:p text:style-name="P4">
Modified Time: 2023-04-23T08:25:59+03:00</text:p>
      <text:p text:style-name="P4">
Description: У Миколаївській області російська армія в суботу, 22 квітня, здійснила артилерійський обстріл акваторії Очаківської громад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иколаївщина', 'Обстріл', 'Війна з росією', 'Артилерія']</text:p>
      <text:p text:style-name="P4">
Type: Article</text:p>
      <!--METADATA-->
      <text:p text:style-name="P4">
<draw:frame draw:style-name="fr1" draw:name="Image52" text:anchor-type="as-char" svg:width="6.9236in" svg:height="3.956343in" draw:z-index="0">
<draw:image xlink:href="../Images/yкринформ/2023-04-23T08-25-59-03-00/630_360_1677569405-698.jpg" xlink:type="simple" xlink:show="embed" xlink:actuate="onLoad" draw:mime-type="image/jpeg"/>
</draw:frame>
 УМиколаївській області російська армія в суботу, 22 квітня, здійснилаартилерійський обстріл акваторії Очаківської громади.</text:p>
      <text:p text:style-name="P4">
Як передає Укрінформ, про це начальник Миколаївської обласної військовоїадміністрації Віталій Кім повідомив у  <text:a xlink:type="simple" xlink:href="https://t.me/mykolaivskaODA/4818" text:style-name="Internet_20_link" text:visited-style-name="Visited_20_Internet_20_Link">
 </text:a>
 .</text:p>
      <text:p text:style-name="P4">
За його словами, вчора о 15:34 був зафіксований артилерійський обстрілакваторії Очаківської громади. "Без руйнувань та постраждалих", - підкресливКім.</text:p>
      <text:p text:style-name="P4">
<text:span text:style-name="T4">
Читайте також:</text:span>
 <text:a xlink:type="simple" xlink:href="https://www.ukrinform.ua/rubric-ato/3699389-vijskovi-rf-obstrilali-park-u-hersoni-e-poranenij.html" text:style-name="Internet_20_link" text:visited-style-name="Visited_20_Internet_20_Link">
 <text:span text:style-name="T4">
Військові</text:span>
 <text:span text:style-name="T4">
обстріляли</text:span>
 <text:span text:style-name="T4">
парк</text:span>
 <text:span text:style-name="T4">
Херсоні</text:span>
<text:span text:style-name="T4">
поранений</text:span>
 </text:a>
</text:p>
      <text:p text:style-name="P4">
Як додав очільник ОВА, у <text:a xlink:type="simple" xlink:href="https://www.ukrinform.ua/tag-mikolaiv" text:style-name="Internet_20_link" text:visited-style-name="Visited_20_Internet_20_Link">
 </text:a>
 ,Первомайському, Баштанському і Вознесенському районах день та ніч пройшливідносно спокійно.</text:p>
      <text:p text:style-name="P4">
Як повідомляв Укрінформ, 21 квітня зранку росіяни здійснили артилерійськийобстріл акваторії Очаківської громади з Кінбурнської коси.</text:p>
      <text:p text:style-name="P4">
Source: <text:a xlink:type="simple" xlink:href="https://www.ukrinform.ua/rubric-regions/3699471-ucora-vorog-zdijsniv-artilerijsku-ataku-po-akvatorii-ocakivskoi-gromadi.html" text:style-name="Internet_20_link" text:visited-style-name="Visited_20_Internet_20_Link">
https://www.ukrinform.ua/rubric-regions/3699471-ucora-vorog-zdijsniv-artilerijsku-ataku-po-akvatorii-ocakivskoi-gromadi.html</text:a>
</text:p>
      <!--NEWS-->
      <text:h text:style-name="P10" text:outline-level="1">
<text:span text:style-name="T4">
Dnipro, Dnipropetrovska Oblast(14:31). Red Alert: aerial threat. Sirens sounding. Take cover ...</text:span>
</text:h>
      <text:p text:style-name="P4">
Authors: liveuamap (Language: en)</text:p>
      <text:p text:style-name="P4">
Time: 2023-04-23T08:34:00</text:p>
      <text:p text:style-name="P4">
Location: Dnipro (Latitude:48.45903 Longtitude:35.03968)</text:p>
      <text:p text:style-name="P4">
Videos: []</text:p>
      <text:p text:style-name="P4">
Images: []</text:p>
      <text:p text:style-name="P4">
Tags: ["Europe", "Central and Eastern Europe"]</text:p>
      <text:p text:style-name="P4">
ID: 22558063</text:p>
      <!--METADATA-->
      <text:p text:style-name="P4">
Dnipro, Dnipropetrovska Oblast(14:31). Red Alert: aerial threat. Sirenssounding. Take cover now!</text:p>
      <text:p text:style-name="P4">
News Collection Link: <text:a xlink:type="simple" xlink:href="https://liveuamap.com/en/2023/23-april-dnipro-dnipropetrovska-oblast1431-reg" text:style-name="Internet_20_link" text:visited-style-name="Visited_20_Internet_20_Link">
https://liveuamap.com/en/2023/23-april-dnipro-dnipropetrovska-oblast1431-reg</text:a>
</text:p>
      <text:p text:style-name="P4">
Source: <text:a xlink:type="simple" xlink:href="https://t.me/air_alert_ua/43601" text:style-name="Internet_20_link" text:visited-style-name="Visited_20_Internet_20_Link">
https://t.me/air_alert_ua/43601</text:a>
</text:p>
      <!--NEWS-->
      <text:h text:style-name="P10" text:outline-level="1">
<text:span text:style-name="T4">
У Туреччині пройде останнє перед виборами засідання парламенту</text:span>
</text:h>
      <text:p text:style-name="P4">
Authors: Ukrinform (Person)</text:p>
      <text:p text:style-name="P4">
Publisher: Укринформ (Organization)</text:p>
      <text:p text:style-name="P4">
Published Time: 2023-04-23T08:37:47+03:00</text:p>
      <text:p text:style-name="P4">
Modified Time: 2023-04-23T08:37:47+03:00</text:p>
      <text:p text:style-name="P4">
Description: У Туреччині 23 квітня відбудеться останнє перед парламентськими та президентськими виборами засідання меджлісу. — Укрінформ.</text:p>
      <text:p text:style-name="P4">
Images: ["<text:a xlink:type="simple" xlink:href="https://static.ukrinform.com/photos/2017_01/thumb_files/630_360_1484043111-9211.jpg" text:style-name="Internet_20_link" text:visited-style-name="Visited_20_Internet_20_Link">
630_360_14840...</text:a>
"]</text:p>
      <text:p text:style-name="P4">
Tags: ['Парламент', 'Вибори', 'Туреччина']</text:p>
      <text:p text:style-name="P4">
Type: Article</text:p>
      <!--METADATA-->
      <text:p text:style-name="P4">
<draw:frame draw:style-name="fr1" draw:name="Image53" text:anchor-type="as-char" svg:width="6.9236in" svg:height="3.956343in" draw:z-index="0">
<draw:image xlink:href="../Images/yкринформ/2023-04-23T08-37-47-03-00/630_360_1484043111-9211.jpg" xlink:type="simple" xlink:show="embed" xlink:actuate="onLoad" draw:mime-type="image/jpeg"/>
</draw:frame>
 УТуреччині 23 квітня відбудеться останнє перед парламентськими тапрезидентськими виборами засідання меджлісу.</text:p>
      <text:p text:style-name="P4">
Про це повідомляє  <text:a xlink:type="simple" xlink:href="https://www.ahaber.com.tr/yasam/2023/04/22/328-vekil-son-kez-genel-kurulda-tbmmde-bir-donem-sona-eriyor" text:style-name="Internet_20_link" text:visited-style-name="Visited_20_Internet_20_Link">
 </text:a>
 передає Укрінформ.</text:p>
      <text:p text:style-name="P4">
Як зазначається, у Великих національних зборах Туреччини відбудетьсяспеціальна сесія у зв'язку з Днем національної незалежності та дітейТуреччини.</text:p>
      <text:p text:style-name="P4">
"Для 328 депутатів це буде останнє засідання”, - пише видання, маючи на увазідепутатів, які не увійшли у передвиборчі списки своїх партій.</text:p>
      <text:p text:style-name="P4">
<text:span text:style-name="T4">
Читайте також:</text:span>
 <text:a xlink:type="simple" xlink:href="https://www.ukrinform.ua/rubric-world/3692673-erdogan-obicae-zdivuvati-imenami-u-spisku-pravlacoi-partii-na-viborah.html" text:style-name="Internet_20_link" text:visited-style-name="Visited_20_Internet_20_Link">
 <text:span text:style-name="T4">
вибор</text:span>
 </text:a>
</text:p>
      <text:p text:style-name="P4">
Спікер парламенту Мустафа Шентоп також головуватиме на засіданні парламентувостаннє.</text:p>
      <text:p text:style-name="P4">
Як повідомляв Укрінформ, вибори в Туреччині відбудуться 14 травня.</text:p>
      <text:p text:style-name="P4">
Source: <text:a xlink:type="simple" xlink:href="https://www.ukrinform.ua/rubric-world/3699475-u-tureccini-projde-ostanne-pered-viborami-zasidanna-parlamentu.html" text:style-name="Internet_20_link" text:visited-style-name="Visited_20_Internet_20_Link">
https://www.ukrinform.ua/rubric-world/3699475-u-tureccini-projde-ostanne-pered-viborami-zasidanna-parlamentu.html</text:a>
</text:p>
      <!--NEWS-->
      <text:h text:style-name="P10" text:outline-level="1">
<text:span text:style-name="T4">
Унаслідок обстрілів на Донеччині поранені четверо цивільних</text:span>
</text:h>
      <text:p text:style-name="P4">
Authors: Ukrinform (Person)</text:p>
      <text:p text:style-name="P4">
Publisher: Укринформ (Organization)</text:p>
      <text:p text:style-name="P4">
Published Time: 2023-04-23T08:49:00+03:00</text:p>
      <text:p text:style-name="P4">
Modified Time: 2023-04-23T08:49:00+03:00</text:p>
      <text:p text:style-name="P4">
Description: Армія російської федерації за минулу добу, 22 квітня, завдала поранень чотирьом жителям Донецької області. — Укрінформ.</text:p>
      <text:p text:style-name="P4">
Images: ["<text:a xlink:type="simple" xlink:href="https://static.ukrinform.com/photos/2023_04/thumb_files/630_360_1682236492-932.jpeg" text:style-name="Internet_20_link" text:visited-style-name="Visited_20_Internet_20_Link">
630_360_16822...</text:a>
", "<text:a xlink:type="simple" xlink:href="https://static.ukrinform.com/photos/2023_04/1682236492-535.jpeg" text:style-name="Internet_20_link" text:visited-style-name="Visited_20_Internet_20_Link">
1682236492-53...</text:a>
", "<text:a xlink:type="simple" xlink:href="https://static.ukrinform.com/photos/2023_04/1682236493-223.jpeg" text:style-name="Internet_20_link" text:visited-style-name="Visited_20_Internet_20_Link">
1682236493-22...</text:a>
", "<text:a xlink:type="simple" xlink:href="https://static.ukrinform.com/photos/2023_04/1682236492-656.jpeg" text:style-name="Internet_20_link" text:visited-style-name="Visited_20_Internet_20_Link">
1682236492-65...</text:a>
"]</text:p>
      <text:p text:style-name="P4">
Tags: ['Донеччина', 'Обстріл', 'Поранені', 'Війна з росією']</text:p>
      <text:p text:style-name="P4">
Type: Article</text:p>
      <!--METADATA-->
      <text:p text:style-name="P4">
<draw:frame draw:style-name="fr1" draw:name="Image54" text:anchor-type="as-char" svg:width="6.9236in" svg:height="3.956343in" draw:z-index="0">
<draw:image xlink:href="../Images/yкринформ/2023-04-23T08-49-00-03-00/630_360_1682236492-932.jpeg" xlink:type="simple" xlink:show="embed" xlink:actuate="onLoad" draw:mime-type="image/jpeg"/>
</draw:frame>
 Арміяросійської федерації за минулу добу, 22 квітня, завдала поранень чотирьомжителям Донецької області.</text:p>
      <text:p text:style-name="P4">
Як передає Укрінформ, про це начальник Донецької обласної військовоїадміністрації Павло Кириленко повідомив у  <text:a xlink:type="simple" xlink:href="https://t.me/pavlokyrylenko_donoda/7659" text:style-name="Internet_20_link" text:visited-style-name="Visited_20_Internet_20_Link">
</text:a>
 .</text:p>
      <text:p text:style-name="P4">
“За 22 квітня стало відомо ще про чотирьох людей, поранених росіянами: трьох у<text:a xlink:type="simple" xlink:href="https://www.ukrinform.ua/tag-bahmut" text:style-name="Internet_20_link" text:visited-style-name="Visited_20_Internet_20_Link">
 </text:a>
 та одного в Очеретиному”, - зазначиввін.</text:p>
      <text:p text:style-name="P4">
<text:span text:style-name="T4">
Читайте також:</text:span>
 <text:a xlink:type="simple" xlink:href="https://www.ukrinform.ua/rubric-ato/3699152-sili-oboroni-za-dobu-vidbili-53-ataki-protivnika-trivaut-zapekli-boi-za-bahmut.html" text:style-name="Internet_20_link" text:visited-style-name="Visited_20_Internet_20_Link">
 <text:span text:style-name="T4">
Бахмут</text:span>
 </text:a>
</text:p>
      <text:p text:style-name="P4">
Крім того, у Вугледарі через російський авіаудар зруйновано дев’ятиповерховийбудинок.</text:p>
      <text:p text:style-name="P4">
«На Волноваському напрямку росіяни завдали два авіаудари по Вугледару —зруйновано дев'ятиповерхівку. У громаді також пошкоджено приватний будинок уБогоявленці», - написав Кириленко.</text:p>
      <text:p text:style-name="P4">
<draw:frame draw:style-name="fr1" draw:name="Image55" text:anchor-type="as-char" svg:width="6.9236in" svg:height="9.231467in" draw:z-index="0">
<draw:image xlink:href="../Images/yкринформ/2023-04-23T08-49-00-03-00/1682236492-535.jpeg" xlink:type="simple" xlink:show="embed" xlink:actuate="onLoad" draw:mime-type="image/jpeg"/>
</draw:frame>
</text:p>
      <text:p text:style-name="P4">
На Горлівському напрямку відомо про 20 пошкоджених приватних будинків уБахмуті та 15 — у Торецькій громаді. Під обстрілами перебувають околиціСоледарської та Часовоярської громад.</text:p>
      <text:p text:style-name="P4">
<draw:frame draw:style-name="fr1" draw:name="Image56" text:anchor-type="as-char" svg:width="6.9236in" svg:height="9.231467in" draw:z-index="0">
<draw:image xlink:href="../Images/yкринформ/2023-04-23T08-49-00-03-00/1682236493-223.jpeg" xlink:type="simple" xlink:show="embed" xlink:actuate="onLoad" draw:mime-type="image/jpeg"/>
</draw:frame>
<draw:frame draw:style-name="fr1" draw:name="Image57" text:anchor-type="as-char" svg:width="6.9236in" svg:height="9.231467in" draw:z-index="0">
<draw:image xlink:href="../Images/yкринформ/2023-04-23T08-49-00-03-00/1682236492-656.jpeg" xlink:type="simple" xlink:show="embed" xlink:actuate="onLoad" draw:mime-type="image/jpeg"/>
</draw:frame>
</text:p>
      <text:p text:style-name="P4">
Наразі неможливо встановити точну кількість жертв у Маріуполі та Волновасі,підкреслив Кириленко.</text:p>
      <text:p text:style-name="P4">
Як повідомляв Укрінформ, опівночі у Слов’янську Донецької області  <text:a xlink:type="simple" xlink:href="https://www.ukrinform.ua/rubric-regions/3699445-u-slovansku-prolunala-seria-vibuhiv.html" text:style-name="Internet_20_link" text:visited-style-name="Visited_20_Internet_20_Link">
</text:a>
</text:p>
      <text:p text:style-name="P4">
<text:span text:style-name="T5">
Фото: Павло Кириленко</text:span>
</text:p>
      <text:p text:style-name="P4">
Source: <text:a xlink:type="simple" xlink:href="https://www.ukrinform.ua/rubric-regions/3699479-unaslidok-obstriliv-na-doneccini-poraneni-cetvero-civilnih.html" text:style-name="Internet_20_link" text:visited-style-name="Visited_20_Internet_20_Link">
https://www.ukrinform.ua/rubric-regions/3699479-unaslidok-obstriliv-na-doneccini-poraneni-cetvero-civilnih.html</text:a>
</text:p>
      <!--NEWS-->
      <text:h text:style-name="P10" text:outline-level="1">
<text:span text:style-name="T4">
Сьогодні пройдуть два матчі футбольної Прем'єр-ліги України</text:span>
</text:h>
      <text:p text:style-name="P4">
Authors: Ukrinform (Person)</text:p>
      <text:p text:style-name="P4">
Publisher: Укринформ (Organization)</text:p>
      <text:p text:style-name="P4">
Published Time: 2023-04-23T08:51:50+03:00</text:p>
      <text:p text:style-name="P4">
Modified Time: 2023-04-23T08:51:50+03:00</text:p>
      <text:p text:style-name="P4">
Description: Двома поєдинками продовжиться у неділю, 23 квітня, 22-й тур чемпіонату України з футболу серед команд Прем'єр-ліги (УПЛ). — Укрінформ.</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58" text:anchor-type="as-char" svg:width="6.9236in" svg:height="3.956343in" draw:z-index="0">
<draw:image xlink:href="../Images/yкринформ/2023-04-23T08-51-50-03-00/630_360_1569402287-491.jpg" xlink:type="simple" xlink:show="embed" xlink:actuate="onLoad" draw:mime-type="image/jpeg"/>
</draw:frame>
 Двомапоєдинками продовжиться у неділю, 23 квітня, 22-й тур чемпіонату України зфутболу серед команд Прем'єр-ліги (УПЛ).</text:p>
      <text:p text:style-name="P4">
Програму дня о 13.00 розпочне зустріч «Львова» з харківським «Металістом1925», передає Укрінформ.</text:p>
      <text:p text:style-name="P4">
О 15.00 стартує гра криворізького «Кривбаса» та одеського «Чорноморця».</text:p>
      <text:p text:style-name="P4">
22-й тур у понеділок, 24 квітня, завершать матчі «Дніпра-1» та львівського«Руха» (13.00), «Олександрії» та «Інгульця» із Петрового (15.00).</text:p>
      <text:p text:style-name="P4">
<text:span text:style-name="T5">
Результати попередніх матчів туру:</text:span>
</text:p>
      <text:p text:style-name="P4">
«Колос» (Ковалівка) - «Зоря» (Луганськ) - 0:1</text:p>
      <text:p text:style-name="P4">
гол: Володимир Бражко (31-а хвилина);</text:p>
      <text:p text:style-name="P4">
«Ворскла» (Полтава) - «Металіст» (Харків) - 3:2</text:p>
      <text:p text:style-name="P4">
голи: Сефері (26, 45+1), Феліпе (45+2) - Богдан Бойчук (9), Юрій Романюк (82);</text:p>
      <text:p text:style-name="P4">
«Верес» (Рівне) - «Минай» - 1:1</text:p>
      <text:p text:style-name="P4">
голи: Андрій Блізніченко (55) - Єгор Твердохліб (60);</text:p>
      <text:p text:style-name="P4">
«Динамо» (Київ) - «Шахтар» (Донецьк) - 1:1</text:p>
      <text:p text:style-name="P4">
голи: Олександр Андрієвський (82) - Тарас Степаненко (12).</text:p>
      <text:p text:style-name="P4">
<text:span text:style-name="T4">
Читайте також:</text:span>
 <text:a xlink:type="simple" xlink:href="https://www.ukrinform.ua/rubric-sports/3699404-lucesku-jde-na-likarnanij-dinamo-keruvatime-sovkovskij.html" text:style-name="Internet_20_link" text:visited-style-name="Visited_20_Internet_20_Link">
 </text:a>
</text:p>
      <text:p text:style-name="P4">
У турнірній таблиці УПЛ лідирує «Шахтар», у якого 53 очки (після 22-х ігор),далі - «Зоря» - 46 (22), «Дніпро-1» - 45 (20), «Динамо» - 41 (22),«Олександрія» - 33 (20), «Колос» - 30 (22), «Ворскла» - 29 (22) та «Кривбас» -28 (21).</text:p>
      <text:p text:style-name="P4">
Source: <text:a xlink:type="simple" xlink:href="https://www.ukrinform.ua/rubric-sports/3699481-sogodni-projdut-dva-matci-futbolnoi-premerligi-ukraini.html" text:style-name="Internet_20_link" text:visited-style-name="Visited_20_Internet_20_Link">
https://www.ukrinform.ua/rubric-sports/3699481-sogodni-projdut-dva-matci-futbolnoi-premerligi-ukraini.html</text:a>
</text:p>
      <!--NEWS-->
      <text:h text:style-name="P10" text:outline-level="1">
<text:span text:style-name="T4">
Іспанія відправила шість танків Leopard 2 в Україну</text:span>
</text:h>
      <text:p text:style-name="P4">
Authors: Ukrinform (Person)</text:p>
      <text:p text:style-name="P4">
Publisher: Укринформ (Organization)</text:p>
      <text:p text:style-name="P4">
Published Time: 2023-04-23T08:58:00+03:00</text:p>
      <text:p text:style-name="P4">
Modified Time: 2023-04-23T08:58:00+03:00</text:p>
      <text:p text:style-name="P4">
Description: Міністр оборони Іспанії Маргарита Роблес повідомила, що шість танків Leopard 2, передані Мадридом для ЗСУ, уже прямують в Україну. — Укрінформ.</text:p>
      <text:p text:style-name="P4">
Images: ["<text:a xlink:type="simple" xlink:href="https://static.ukrinform.com/photos/2016_02/thumb_files/630_360_1455264895-1585-foto-bundeswehr.jpg" text:style-name="Internet_20_link" text:visited-style-name="Visited_20_Internet_20_Link">
630_360_14552...</text:a>
"]</text:p>
      <text:p text:style-name="P4">
Tags: ['Іспанія', 'Україна', 'Війна з росією', ' танк Leopard']</text:p>
      <text:p text:style-name="P4">
Type: Article</text:p>
      <!--METADATA-->
      <text:p text:style-name="P4">
<draw:frame draw:style-name="fr1" draw:name="Image59" text:anchor-type="as-char" svg:width="6.9236in" svg:height="3.956343in" draw:z-index="0">
<draw:image xlink:href="../Images/yкринформ/2023-04-23T08-58-00-03-00/630_360_1455264895-1585-foto-bundeswehr.jpg" xlink:type="simple" xlink:show="embed" xlink:actuate="onLoad" draw:mime-type="image/jpeg"/>
</draw:frame>
 Міністр оборони Іспанії Маргарита Роблес повідомила, що шістьтанків Leopard 2, передані Мадридом для ЗСУ, уже прямують в Україну.</text:p>
      <text:p text:style-name="P4">
Про це вона сказала журналістам, передає Укрінформ з посиланням на  <text:a xlink:type="simple" xlink:href="https://edition.cnn.com/2023/04/23/europe/spain-leopard-2-tanks-ukraine-war-shipment-intl-hnk/index.html" text:style-name="Internet_20_link" text:visited-style-name="Visited_20_Internet_20_Link">
</text:a>
 .</text:p>
      <text:p text:style-name="P4">
За словами міністра, танки залишили портове місто Сантандер «разом з 20важкими транспортними засобами».</text:p>
      <text:p text:style-name="P4">
«За шість днів, транзитом через іншу країну, вони будуть в Україні», - сказалаРоблес.</text:p>
      <text:p text:style-name="P4">
Минулого тижня вона заявила, що ще чотири танки Leopard, на додачу до шести,будуть «якнайшвидше» відправлені в Україну після ремонту.</text:p>
      <text:p text:style-name="P4">
<text:span text:style-name="T4">
Читайте також:</text:span>
 <text:a xlink:type="simple" xlink:href="https://www.ukrinform.ua/rubric-polytics/3698979-ispania-nadae-veliku-pidtrimku-ukraini-glava-mzs-albares.html" text:style-name="Internet_20_link" text:visited-style-name="Visited_20_Internet_20_Link">
 <text:span text:style-name="T4">
Іспанія</text:span>
 <text:span text:style-name="T4">
надає</text:span>
 <text:span text:style-name="T4">
велику</text:span>
 <text:span text:style-name="T4">
підтримку</text:span>
<text:span text:style-name="T4">
Україні</text:span>
 <text:span text:style-name="T4">
глава</text:span>
 <text:span text:style-name="T4">
МЗС</text:span>
 <text:span text:style-name="T4">
Альбарес</text:span>
 </text:a>
</text:p>
      <text:p text:style-name="P4">
В Іспанії підготовку для роботи на основних бойових танках Leopard 2 пройшли55 українських військових.</text:p>
      <text:p text:style-name="P4">
Як повідомляв Укрінформ, Німеччина передала Україні 18 <text:a xlink:type="simple" xlink:href="https://www.ukrinform.ua/tag-tank" text:style-name="Internet_20_link" text:visited-style-name="Visited_20_Internet_20_Link">
</text:a>
 Leopard 2A6. Також Україна отримала відПортугалії три танки Leopard моделі 2A6.</text:p>
      <text:p text:style-name="P4">
20 квітня стало відомо, що Нідерланди та Данія передадуть Україні 14 танківLeopard 2A4 німецького виробництва.</text:p>
      <text:p text:style-name="P4">
Фото: Bundeswehr</text:p>
      <text:p text:style-name="P4">
Source: <text:a xlink:type="simple" xlink:href="https://www.ukrinform.ua/rubric-ato/3699484-ispania-vidpravila-sist-tankiv-leopard-2-v-ukrainu.html" text:style-name="Internet_20_link" text:visited-style-name="Visited_20_Internet_20_Link">
https://www.ukrinform.ua/rubric-ato/3699484-ispania-vidpravila-sist-tankiv-leopard-2-v-ukrainu.html</text:a>
</text:p>
      <!--NEWS-->
      <text:h text:style-name="P10" text:outline-level="1">
<text:span text:style-name="T4">
Пам’яті снайпера Дмитра Іванова (позивний «Бендер»)</text:span>
</text:h>
      <text:p text:style-name="P4">
Authors: Ukrinform (Person)</text:p>
      <text:p text:style-name="P4">
Publisher: Укринформ (Organization)</text:p>
      <text:p text:style-name="P4">
Published Time: 2023-04-23T09:00:00+03:00</text:p>
      <text:p text:style-name="P4">
Modified Time: 2023-04-23T09:00:00+03:00</text:p>
      <text:p text:style-name="P4">
Description: Чоловік не мав досвіду у військовій справі, але у перший день повномасштабної війни стояв на порозі військомату — Укрінформ.</text:p>
      <text:p text:style-name="P4">
Images: ["<text:a xlink:type="simple" xlink:href="https://static.ukrinform.com/photos/2023_04/thumb_files/630_360_1681563326-233.jpg" text:style-name="Internet_20_link" text:visited-style-name="Visited_20_Internet_20_Link">
630_360_16815...</text:a>
", "<text:a xlink:type="simple" xlink:href="https://static.ukrinform.com/photos/2023_04/1681563491-534.jpg" text:style-name="Internet_20_link" text:visited-style-name="Visited_20_Internet_20_Link">
1681563491-53...</text:a>
", "<text:a xlink:type="simple" xlink:href="https://static.ukrinform.com/photos/2023_04/1681563325-218.jpg" text:style-name="Internet_20_link" text:visited-style-name="Visited_20_Internet_20_Link">
1681563325-21...</text:a>
", "<text:a xlink:type="simple" xlink:href="https://static.ukrinform.com/photos/2023_04/1681563324-674.jpg" text:style-name="Internet_20_link" text:visited-style-name="Visited_20_Internet_20_Link">
1681563324-67...</text:a>
", "<text:a xlink:type="simple" xlink:href="https://static.ukrinform.com/photos/2023_04/1681563325-427.jpg" text:style-name="Internet_20_link" text:visited-style-name="Visited_20_Internet_20_Link">
1681563325-42...</text:a>
", "<text:a xlink:type="simple" xlink:href="https://static.ukrinform.com/photos/2023_04/1681563325-784.jpg" text:style-name="Internet_20_link" text:visited-style-name="Visited_20_Internet_20_Link">
1681563325-78...</text:a>
", "<text:a xlink:type="simple" xlink:href="https://static.ukrinform.com/photos/2023_04/1681563326-641.jpg" text:style-name="Internet_20_link" text:visited-style-name="Visited_20_Internet_20_Link">
1681563326-64...</text:a>
", "<text:a xlink:type="simple" xlink:href="https://static.ukrinform.com/photos/2023_04/1681566684-385.jpg" text:style-name="Internet_20_link" text:visited-style-name="Visited_20_Internet_20_Link">
1681566684-38...</text:a>
", "<text:a xlink:type="simple" xlink:href="https://static.ukrinform.com/photos/2023_04/1681566684-230.jpg" text:style-name="Internet_20_link" text:visited-style-name="Visited_20_Internet_20_Link">
1681566684-23...</text:a>
"]</text:p>
      <text:p text:style-name="P4">
Tags: ['Одеса', "Пам'ять", 'Війна з росією', '#stoprussia']</text:p>
      <text:p text:style-name="P4">
Type: Article</text:p>
      <!--METADATA-->
      <text:p text:style-name="P4">
<draw:frame draw:style-name="fr1" draw:name="Image60" text:anchor-type="as-char" svg:width="6.9236in" svg:height="3.956343in" draw:z-index="0">
<draw:image xlink:href="../Images/yкринформ/2023-04-23T09-00-00-03-00/630_360_1681563326-233.jpg" xlink:type="simple" xlink:show="embed" xlink:actuate="onLoad" draw:mime-type="image/jpeg"/>
</draw:frame>
 Чоловік немав досвіду у військовій справі, але у перший день повномасштабної війни стоявна порозі військомату</text:p>
      <text:p text:style-name="P4">
До повномасштабного вторгнення одесит Дмитро Іванов працював у будівельнійсфері, любив рибалити та мав багато друзів. Чоловік був одруженим та виховував13-річну доньку Юлію. Він брав участь у всіх патріотичних заходах в місті тавстигав волонтерити.</text:p>
      <text:p text:style-name="P4">
<draw:frame draw:style-name="fr1" draw:name="Image61" text:anchor-type="as-char" svg:width="6.645898in" svg:height="10.0in" draw:z-index="0">
<draw:image xlink:href="../Images/yкринформ/2023-04-23T09-00-00-03-00/1681563491-534.jpg" xlink:type="simple" xlink:show="embed" xlink:actuate="onLoad" draw:mime-type="image/jpeg"/>
</draw:frame>
</text:p>
      <text:p text:style-name="P4">
<text:span text:style-name="T5">
Фото: Фейсбук Dmitriy Ivanov</text:span>
</text:p>
      <text:p text:style-name="P4">
Разом із товаришами Дмитро заснував громадське об’єднання, яке допомагалодитячим будинкам, проводило для охочих зустрічі з героями сьогодення в рамкахпатріотичного виховання та допомагало хлопцям АТО/ООС.</text:p>
      <text:p text:style-name="P4">
<draw:frame draw:style-name="fr1" draw:name="Image62" text:anchor-type="as-char" svg:width="6.9236in" svg:height="5.1927in" draw:z-index="0">
<draw:image xlink:href="../Images/yкринформ/2023-04-23T09-00-00-03-00/1681563325-218.jpg" xlink:type="simple" xlink:show="embed" xlink:actuate="onLoad" draw:mime-type="image/jpeg"/>
</draw:frame>
</text:p>
      <text:p text:style-name="P4">
<text:span text:style-name="T5">
Фото: Фейсбук Dmitriy Ivanov</text:span>
</text:p>
      <text:p text:style-name="P4">
Дмитро не мав досвіду у військовій справі, але у перший день повномасштабноївійни разом із трьома найкращими друзями стояв на порозі районного ТЦК(територіальний центр комплектування та соціальної підтримки - ред.).</text:p>
      <text:p text:style-name="P4">
<draw:frame draw:style-name="fr1" draw:name="Image63" text:anchor-type="as-char" svg:width="6.9236in" svg:height="6.9236in" draw:z-index="0">
<draw:image xlink:href="../Images/yкринформ/2023-04-23T09-00-00-03-00/1681563324-674.jpg" xlink:type="simple" xlink:show="embed" xlink:actuate="onLoad" draw:mime-type="image/jpeg"/>
</draw:frame>
</text:p>
      <text:p text:style-name="P4">
<text:span text:style-name="T5">
Фото: Фейсбук Николай Рябиченко</text:span>
</text:p>
      <text:p text:style-name="P4">
Дружина загиблого Наталя згадує, що Дмитро не замислювався ані на мить, чи йтийому на війну.</text:p>
      <text:p text:style-name="P4">
«Він був дуже хоробрим й непохитним. Чесним й справедливим. Спочатку я кориласебе й все думала, ну чому я його не відговорила? Але потім сказала йогодоньці: «Хто міг зупинити твого батька? Ніхто…». Він вірив в Україну, вірив унашу перемогу і хотів її наблизити всіма силами», - каже Наталя.</text:p>
      <text:p text:style-name="P4">
<draw:frame draw:style-name="fr1" draw:name="Image64" text:anchor-type="as-char" svg:width="6.9236in" svg:height="4.634966in" draw:z-index="0">
<draw:image xlink:href="../Images/yкринформ/2023-04-23T09-00-00-03-00/1681563325-427.jpg" xlink:type="simple" xlink:show="embed" xlink:actuate="onLoad" draw:mime-type="image/jpeg"/>
</draw:frame>
</text:p>
      <text:p text:style-name="P4">
<text:span text:style-name="T5">
Фото: Фейсбук Poltavka Natalka</text:span>
</text:p>
      <text:p text:style-name="P4">
У подружжя не було спільних дітей, але Дмитро мріяв про поповнення родини. «Невстиг….» - не може стримати сліз молода вдова.</text:p>
      <text:p text:style-name="P4">
Чоловік загинув 20 березня у Бахмуті від авіаудару. До цього він розповідавдружині, що тут побачив, як виглядає Пекло.</text:p>
      <text:p text:style-name="P4">
<draw:frame draw:style-name="fr1" draw:name="Image65" text:anchor-type="as-char" svg:width="6.9236in" svg:height="9.231467in" draw:z-index="0">
<draw:image xlink:href="../Images/yкринформ/2023-04-23T09-00-00-03-00/1681563325-784.jpg" xlink:type="simple" xlink:show="embed" xlink:actuate="onLoad" draw:mime-type="image/jpeg"/>
</draw:frame>
</text:p>
      <text:p text:style-name="P4">
<text:span text:style-name="T5">
Фото: Фейсбук Poltavka Natalka</text:span>
</text:p>
      <text:p text:style-name="P4">
«Якщо ми підемо з Бахмута сьогодні, то завтра орки будуть у нас вдома. Ми неможемо цього допустити, там наші дружини, діти й матері», - наводить Наталяслова загиблого героя.</text:p>
      <text:p text:style-name="P4">
<text:a xlink:type="simple" xlink:href="https://www.facebook.com/100006451578871/videos/189414660489363" text:style-name="Internet_20_link" text:visited-style-name="Visited_20_Internet_20_Link">
 </text:a>
 уФейсбуці, яку зробив Дмитро, була саме про захист Бахмута.</text:p>
      <text:p text:style-name="P4">
«Їдемо дорогою спогадів з побратимом. Їдемо захищати український Бахмут. Чомусаме спогадів? Тому що проїхали вже 500 км, та життя пролетіло перед очима.Згадуєш все, бо не знаєш, чи повернешся звідти живим… Я з Одеси, як ібільшість воїнів в бригаді. Бахмут знаходиться за тисячу кілометрів від Одесий він НАШ! Український! Ми обов’язково переможемо, все буде Україна!» -підбадьорює Дмитро, а в очах зчитується сум, ніби чоловік передчуваєнеминуче….</text:p>
      <text:p text:style-name="P4">
За словами друга Дмитра Бориса, коли герой пройшов один із найважчих своїхбоїв у Бахмуті – не зрозумів, як вцілів, адже по позиціях українськихзахисників били не тільки міномети, а й крили авіацією. На деякий час хлопцівтратили зв’язок з командуванням, але позицій не залишили та дали гідну відсічворогу. Коли зв’язок відновився, бригада отримала наказ змінити локацію. Тамбуло безпечніше і Дмитро вийшов на зв’язок.</text:p>
      <text:p text:style-name="P4">
«Ми говорили за 12 годин до його загибелі. Підрозділ Дмитра мав відпочивати,але їх підняли по тривозі. Останнє, що він написав, що біжить «працювати». Явідповів, бережи себе, друже… Наступного дня повідомили, що Дмитро загинув.Він був мені справжнім другом», - каже Борис.</text:p>
      <text:p text:style-name="P4">
<draw:frame draw:style-name="fr1" draw:name="Image66" text:anchor-type="as-char" svg:width="6.9236in" svg:height="3.224603in" draw:z-index="0">
<draw:image xlink:href="../Images/yкринформ/2023-04-23T09-00-00-03-00/1681563326-641.jpg" xlink:type="simple" xlink:show="embed" xlink:actuate="onLoad" draw:mime-type="image/jpeg"/>
</draw:frame>
</text:p>
      <text:p text:style-name="P4">
<text:span text:style-name="T5">
Фото: Фейсбук Poltavka Natalka</text:span>
</text:p>
      <text:p text:style-name="P4">
Інший товариш Дмитра, Микола, вважає загиблого героя не просто другом, а«старшим братом». Чоловіки пліч-о-пліч пішли боронити Україну рік тому.</text:p>
      <text:p text:style-name="P4">
«Я поїхав на 0 раніше і ти постійно мене наставляв, як поводитися, як зберегтисвоє життя. Я завжди слухав тебе, адже ти був прикладом хорошого військовогодля мене. Я вірю, що на небі ти займеш почесне місце нашого з Борею ангела-охоронця. Я тебе ніколи не забуду!!!! Ти будеш у моїй пам'яті й серціназавжди» - <text:a xlink:type="simple" xlink:href="https://www.facebook.com/permalink.php" text:style-name="Internet_20_link" text:visited-style-name="Visited_20_Internet_20_Link">
</text:a>
Микола.</text:p>
      <text:p text:style-name="P4">
Дмитро Іванов повернувся в Одесу «на щиті». В останню путь героя проводжалийого рідні та знайомі.</text:p>
      <text:p text:style-name="P4">
<draw:frame draw:style-name="fr1" draw:name="Image67" text:anchor-type="as-char" svg:width="6.9236in" svg:height="4.615733in" draw:z-index="0">
<draw:image xlink:href="../Images/yкринформ/2023-04-23T09-00-00-03-00/1681566684-385.jpg" xlink:type="simple" xlink:show="embed" xlink:actuate="onLoad" draw:mime-type="image/jpeg"/>
</draw:frame>
<draw:frame draw:style-name="fr1" draw:name="Image68" text:anchor-type="as-char" svg:width="6.9236in" svg:height="4.615733in" draw:z-index="0">
<draw:image xlink:href="../Images/yкринформ/2023-04-23T09-00-00-03-00/1681566684-230.jpg" xlink:type="simple" xlink:show="embed" xlink:actuate="onLoad" draw:mime-type="image/jpeg"/>
</draw:frame>
</text:p>
      <text:p text:style-name="P4">
«Він вже дивиться з небес на нашу працю в молитві й труді, на працю в захистітої святої землі, яка до нас прийшла від дідів та прадідів, від славетнихрицарів козаків й воїнів гетьманів. Прощаємося з героєм, нащадком цьогославного українського роду. Хто душу положе за братів своїх, у того будеЦарство небесне. Проклята та нація, яка принесла на нашу землю таку великубіду, яка принесла сльози для дітей та для батьків», - звучало у прощальномуслові над Дмитром капелана Василя Вирозуба.</text:p>
      <text:p text:style-name="P4">
Вічна пам'ять Герою!</text:p>
      <text:p text:style-name="P4">
<text:span text:style-name="T5">
Перше фото: Фейсбук Poltavka Natalka</text:span>
</text:p>
      <text:p text:style-name="P4">
Source: <text:a xlink:type="simple" xlink:href="https://www.ukrinform.ua/rubric-ato/3696189-pamati-snajpera-dmitra-ivanova-pozivnij-bender.html" text:style-name="Internet_20_link" text:visited-style-name="Visited_20_Internet_20_Link">
https://www.ukrinform.ua/rubric-ato/3696189-pamati-snajpera-dmitra-ivanova-pozivnij-bender.html</text:a>
</text:p>
      <!--NEWS-->
      <text:h text:style-name="P10" text:outline-level="1">
<text:span text:style-name="T4">
Donetsk Oblast(15:05). Red Alert: aerial threat. Sirens sounding. Take cover now!</text:span>
</text:h>
      <text:p text:style-name="P4">
Authors: liveuamap (Language: en)</text:p>
      <text:p text:style-name="P4">
Time: 2023-04-23T09:07:00</text:p>
      <text:p text:style-name="P4">
Location: Donetsk Oblast (Latitude:48.72637 Longtitude:37.57792)</text:p>
      <text:p text:style-name="P4">
Videos: []</text:p>
      <text:p text:style-name="P4">
Images: []</text:p>
      <text:p text:style-name="P4">
Tags: ["Europe", "Central and Eastern Europe"]</text:p>
      <text:p text:style-name="P4">
ID: 22558065</text:p>
      <!--METADATA-->
      <text:p text:style-name="P4">
Donetsk Oblast(15:05). Red Alert: aerial threat. Sirens sounding. Take covernow!</text:p>
      <text:p text:style-name="P4">
News Collection Link: <text:a xlink:type="simple" xlink:href="https://liveuamap.com/en/2023/23-april-donetsk-oblast1505-red-alert-aerial-g" text:style-name="Internet_20_link" text:visited-style-name="Visited_20_Internet_20_Link">
https://liveuamap.com/en/2023/23-april-donetsk-oblast1505-red-alert-aerial-g</text:a>
</text:p>
      <text:p text:style-name="P4">
Source: <text:a xlink:type="simple" xlink:href="https://t.me/air_alert_ua/43603" text:style-name="Internet_20_link" text:visited-style-name="Visited_20_Internet_20_Link">
https://t.me/air_alert_ua/43603</text:a>
</text:p>
      <!--NEWS-->
      <text:h text:style-name="P10" text:outline-level="1">
<text:span text:style-name="T4">
2 person wounded as result of shelling in Kizomys village of Kherson region today</text:span>
</text:h>
      <text:p text:style-name="P4">
Authors: liveuamap (Language: en)</text:p>
      <text:p text:style-name="P4">
Time: 2023-04-23T09:08:51</text:p>
      <text:p text:style-name="P4">
Location: Kherson (Latitude:46.56358 Longtitude:32.33551)</text:p>
      <text:p text:style-name="P4">
Videos: []</text:p>
      <text:p text:style-name="P4">
Images: []</text:p>
      <text:p text:style-name="P4">
Tags: ["Europe", "Central and Eastern Europe"]</text:p>
      <text:p text:style-name="P4">
ID: 22558066</text:p>
      <!--METADATA-->
      <text:p text:style-name="P4">
2 person wounded as result of shelling in Kizomys village of Kherson regiontoday</text:p>
      <text:p text:style-name="P4">
News Collection Link: <text:a xlink:type="simple" xlink:href="https://liveuamap.com/en/2023/23-april-2-person-wounded-as-result-of-shelling-in-kizomys" text:style-name="Internet_20_link" text:visited-style-name="Visited_20_Internet_20_Link">
https://liveuamap.com/en/2023/23-april-2-person-wounded-as-result-of-shelling-in-kizomys</text:a>
</text:p>
      <text:p text:style-name="P4">
Source: <text:a xlink:type="simple" xlink:href="https://t.me/suspilnekherson/25265" text:style-name="Internet_20_link" text:visited-style-name="Visited_20_Internet_20_Link">
https://t.me/suspilnekherson/25265</text:a>
</text:p>
      <!--NEWS-->
      <text:h text:style-name="P10" text:outline-level="1">
<text:span text:style-name="T4">
США евакуювали співробітників посольства у Судані</text:span>
</text:h>
      <text:p text:style-name="P4">
Authors: Ukrinform (Person)</text:p>
      <text:p text:style-name="P4">
Publisher: Укринформ (Organization)</text:p>
      <text:p text:style-name="P4">
Published Time: 2023-04-23T09:10:00+03:00</text:p>
      <text:p text:style-name="P4">
Modified Time: 2023-04-23T09:10:00+03:00</text:p>
      <text:p text:style-name="P4">
Description: Американські військові завершили евакуацію персоналу посольства США в Судані.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Байден', 'Евакуація', 'Посольство', 'США', 'Судан']</text:p>
      <text:p text:style-name="P4">
Type: Article</text:p>
      <!--METADATA-->
      <text:p text:style-name="P4">
<draw:frame draw:style-name="fr1" draw:name="Image69" text:anchor-type="as-char" svg:width="6.9236in" svg:height="3.956343in" draw:z-index="0">
<draw:image xlink:href="../Images/yкринформ/2023-04-23T09-10-00-03-00/630_360_1530736867-9723.jpg" xlink:type="simple" xlink:show="embed" xlink:actuate="onLoad" draw:mime-type="image/jpeg"/>
</draw:frame>
Американські військові завершили евакуацію персоналу посольства США в Судані.</text:p>
      <text:p text:style-name="P4">
Про це повідомив президент США Джо Байден пізно ввечері у суботу, передаєУкрінформ із посиланням на <text:a xlink:type="simple" xlink:href="https://abcnews.go.com/International/us-embassy-staff-sudan-evacuated-amid-fighting/story" text:style-name="Internet_20_link" text:visited-style-name="Visited_20_Internet_20_Link">
 </text:a>
</text:p>
      <text:p text:style-name="P4">
Байден підтвердив евакуацію американських дипломатів із Хартума за йогонаказом і заявив, що адміністрація продовжить допомагати американцям у Судані.</text:p>
      <text:p text:style-name="P4">
«Я вдячний за неперевершену майстерність наших військовослужбовців, якіуспішно доставили їх (працівників посольства – ред.) у безпечне місце. І ядякую Джибуті, Ефіопії та Саудівській Аравії, які відіграли вирішальну роль вуспіху нашої операції», - сказав він.</text:p>
      <text:p text:style-name="P4">
<text:span text:style-name="T4">
Читайте також:</text:span>
 <text:a xlink:type="simple" xlink:href="https://www.ukrinform.ua/rubric-world/3699464-tureccina-evakuue-svoih-gromadan-iz-sudanu-cerez-tretu-krainu.html" text:style-name="Internet_20_link" text:visited-style-name="Visited_20_Internet_20_Link">
 <text:span text:style-name="T4">
Судан</text:span>
 </text:a>
</text:p>
      <text:p text:style-name="P4">
За словами глави Білого дому, посольство буде тимчасово закрито, але «нашавідданість народу Судану та майбутньому, якого вони прагнуть для себе,нескінченна».</text:p>
      <text:p text:style-name="P4">
Держсекретар Ентоні Блінкен заявив, що призупинення діяльності посольства <text:a xlink:type="simple" xlink:href="https://www.ukrinform.ua/tag-ssa" text:style-name="Internet_20_link" text:visited-style-name="Visited_20_Internet_20_Link">
</text:a>
 в Хартумі було пов'язане з ризиком длябезпеки його працівників.</text:p>
      <text:p text:style-name="P4">
«Широкомасштабні бойові дії спричинили значну кількість смертей і пораненьсеред цивільного населення та пошкодження основної інфраструктури та створилинеприйнятний ризик для персоналу нашого посольства», — йдеться у заявіБлінкена.</text:p>
      <text:p text:style-name="P4">
Як повідомляв Укрінформ, армія Судану раніше заявила, що <text:a xlink:type="simple" xlink:href="https://www.ukrinform.ua/rubric-world/3699371-armia-sudanu-poobicala-zabezpeciti-evakuaciu-inozemnih-gromadan-u-najblizci-godini.html" text:style-name="Internet_20_link" text:visited-style-name="Visited_20_Internet_20_Link">
</text:a>
</text:p>
      <text:p text:style-name="P4">
15 квітня після кількох днів напруженості між армією Судану та «Силамишвидкого реагування» в Хартумі пролунали вибухи й стрілянина. Конфліктточиться навколо переходу країни до цивільного правління.</text:p>
      <text:p text:style-name="P4">
Обидві сторони застосовують танки, артилерію, бойову авіацію та іншу важкузброю.</text:p>
      <text:p text:style-name="P4">
За даними ВООЗ, унаслідок конфлікту, який спалахнув у Судані, загинули 270людей, 2600 дістали поранення.</text:p>
      <text:p text:style-name="P4">
Source: <text:a xlink:type="simple" xlink:href="https://www.ukrinform.ua/rubric-world/3699486-ssa-evakuuvali-personal-posolstva-u-sudani.html" text:style-name="Internet_20_link" text:visited-style-name="Visited_20_Internet_20_Link">
https://www.ukrinform.ua/rubric-world/3699486-ssa-evakuuvali-personal-posolstva-u-sudani.html</text:a>
</text:p>
      <!--NEWS-->
      <text:h text:style-name="P10" text:outline-level="1">
<text:span text:style-name="T4">
Синєгубов показав наслідки ракетного обстрілу росіянами Харкова та області</text:span>
</text:h>
      <text:p text:style-name="P4">
Authors: Ukrinform (Person)</text:p>
      <text:p text:style-name="P4">
Publisher: Укринформ (Organization)</text:p>
      <text:p text:style-name="P4">
Published Time: 2023-04-23T09:20:15+03:00</text:p>
      <text:p text:style-name="P4">
Modified Time: 2023-04-23T09:20:15+03:00</text:p>
      <text:p text:style-name="P4">
Description: Начальник Харківської обласної військової адміністрації Олег Синєгубов показав наслідки обстрілу російською армією Харкова та області. — Укрінформ.</text:p>
      <text:p text:style-name="P4">
Images: ["<text:a xlink:type="simple" xlink:href="https://static.ukrinform.com/photos/2023_04/thumb_files/630_360_1682230584-934.jpeg" text:style-name="Internet_20_link" text:visited-style-name="Visited_20_Internet_20_Link">
630_360_16822...</text:a>
", "<text:a xlink:type="simple" xlink:href="https://static.ukrinform.com/photos/2023_04/1682230584-851.jpeg" text:style-name="Internet_20_link" text:visited-style-name="Visited_20_Internet_20_Link">
1682230584-85...</text:a>
"]</text:p>
      <text:p text:style-name="P4">
Tags: ['Харків', 'Синєгубов', 'Війна з росією', 'Ракетний удар']</text:p>
      <text:p text:style-name="P4">
Type: Article</text:p>
      <!--METADATA-->
      <text:p text:style-name="P4">
<draw:frame draw:style-name="fr1" draw:name="Image70" text:anchor-type="as-char" svg:width="6.9236in" svg:height="3.956343in" draw:z-index="0">
<draw:image xlink:href="../Images/yкринформ/2023-04-23T09-20-15-03-00/630_360_1682230584-934.jpeg" xlink:type="simple" xlink:show="embed" xlink:actuate="onLoad" draw:mime-type="image/jpeg"/>
</draw:frame>
 НачальникХарківської обласної військової адміністрації Олег Синєгубов показав наслідкиобстрілу російською армією Харкова та області.</text:p>
      <text:p text:style-name="P4">
Як передає Укрінформ, відповідні світлини він опублікував у  <text:a xlink:type="simple" xlink:href="https://t.me/synegubov/6020" text:style-name="Internet_20_link" text:visited-style-name="Visited_20_Internet_20_Link">
</text:a>
 .</text:p>
      <text:p text:style-name="P4">
За словами Синєгубова, "цієї ночі ворог завдав ракетних ударів по Харкову таХарківський області. У Харкові одна з ракет влучила в землю. Ще одна <text:a xlink:type="simple" xlink:href="https://www.ukrinform.ua/tag-raketa" text:style-name="Internet_20_link" text:visited-style-name="Visited_20_Internet_20_Link">
</text:a>
 , ймовірно, розірвалася в повітрі надтериторією овочевої фабрики. Пошкоджені теплиці, робочі цехи".</text:p>
      <text:p text:style-name="P4">
Як зазначив очільник ОВА, внаслідок ракетного удару по селу КотляриХарківського району зруйновано два приватні будинки, пошкоджені 10 будинків,гараж і чотири автомобілі. Сталися пожежі. Постраждалих немає.</text:p>
      <text:p text:style-name="P4">
<draw:frame draw:style-name="fr1" draw:name="Image71" text:anchor-type="as-char" svg:width="6.9236in" svg:height="5.1927in" draw:z-index="0">
<draw:image xlink:href="../Images/yкринформ/2023-04-23T09-20-15-03-00/1682230584-851.jpeg" xlink:type="simple" xlink:show="embed" xlink:actuate="onLoad" draw:mime-type="image/jpeg"/>
</draw:frame>
</text:p>
      <text:p text:style-name="P4">
<text:span text:style-name="T4">
Читайте також:</text:span>
 <text:a xlink:type="simple" xlink:href="https://www.ukrinform.ua/rubric-regions/3699468-zagarbniki-minuloi-dobi-vipustili-236-snaradiv-po-hersonsini-e-zagibli-ta-poraneni.html" text:style-name="Internet_20_link" text:visited-style-name="Visited_20_Internet_20_Link">
 </text:a>
</text:p>
      <text:p text:style-name="P4">
"Протягом минулої доби ворог обстрілював населені пункти Харківського,Куп'янського, Чугуївського та Богодухівського районів. Зокрема під ворожимвогнем перебували Куп'янськ, Вовчанськ, Тимофіївка, Новомлинськ, Западне таінші населені пункти. На щастя - без постраждалих та масштабних руйнувань", -підкреслив Синєгубов.</text:p>
      <text:p text:style-name="P4">
Він додав, що в області триває гуманітарне розмінування. За минулу добупіротехніки ДСНС обстежили більше 14 га території та знешкодили 132вибухонебезпечні предмети.</text:p>
      <text:p text:style-name="P4">
Як повідомляв Укрінформ, армія рф ввечері 22 квітня  <text:a xlink:type="simple" xlink:href="https://www.ukrinform.ua/rubric-ato/3699428-rosiani-vdarili-po-harkivsini-raketami-s300-sonajmense-5-vlucan.html" text:style-name="Internet_20_link" text:visited-style-name="Visited_20_Internet_20_Link">
</text:a>
 ракетами С-300, зафіксовано щонайменшеп'ять ударів.</text:p>
      <text:p text:style-name="P4">
Source: <text:a xlink:type="simple" xlink:href="https://www.ukrinform.ua/rubric-ato/3699487-sinegubov-pokazav-naslidki-raketnogo-obstrilu-rosianami-harkova-ta-oblasti.html" text:style-name="Internet_20_link" text:visited-style-name="Visited_20_Internet_20_Link">
https://www.ukrinform.ua/rubric-ato/3699487-sinegubov-pokazav-naslidki-raketnogo-obstrilu-rosianami-harkova-ta-oblasti.html</text:a>
</text:p>
      <!--NEWS-->
      <text:h text:style-name="P10" text:outline-level="1">
<text:span text:style-name="T4">
«Філадельфія» вийшла до чвертьфіналу плей-офф НБА, обігравши «Бруклін»</text:span>
</text:h>
      <text:p text:style-name="P4">
Authors: Ukrinform (Person)</text:p>
      <text:p text:style-name="P4">
Publisher: Укринформ (Organization)</text:p>
      <text:p text:style-name="P4">
Published Time: 2023-04-23T09:24:28+03:00</text:p>
      <text:p text:style-name="P4">
Modified Time: 2023-04-23T09:24:28+03:00</text:p>
      <text:p text:style-name="P4">
Description: У північноамериканській Національній баскетбольній асоціації (НБА) відбулися чергові поєдинки плей-офф. — Укрінформ.</text:p>
      <text:p text:style-name="P4">
Images: ["<text:a xlink:type="simple" xlink:href="https://static.ukrinform.com/photos/2023_04/thumb_files/630_360_1682231028-899.jpg" text:style-name="Internet_20_link" text:visited-style-name="Visited_20_Internet_20_Link">
630_360_16822...</text:a>
"]</text:p>
      <text:p text:style-name="P4">
Tags: ['Баскетбол', 'НБА']</text:p>
      <text:p text:style-name="P4">
Type: Article</text:p>
      <!--METADATA-->
      <text:p text:style-name="P4">
<draw:frame draw:style-name="fr1" draw:name="Image72" text:anchor-type="as-char" svg:width="6.9236in" svg:height="3.956343in" draw:z-index="0">
<draw:image xlink:href="../Images/yкринформ/2023-04-23T09-24-28-03-00/630_360_1682231028-899.jpg" xlink:type="simple" xlink:show="embed" xlink:actuate="onLoad" draw:mime-type="image/jpeg"/>
</draw:frame>
 Упівнічноамериканській Національній баскетбольній асоціації (НБА) відбулисячергові поєдинки плей-офф.</text:p>
      <text:p text:style-name="P4">
Першим чвертьфіналістом сезону-2022/23 стала «Філадельфія», яка здолала«Бруклін» - 96:88 (22:29, 18:19, 26:15, 30:25), вигравши серію - 4:0, передаєУкрінформ.</text:p>
      <text:p text:style-name="P4">
Наступним суперником «Філадельфії» буде переможець протистояння «Бостона» та«Атланти» (серія - 2:1).</text:p>
      <text:p text:style-name="P4">
<text:span text:style-name="T4">
Читайте також:</text:span>
 <text:a xlink:type="simple" xlink:href="https://www.ukrinform.ua/rubric-sports/3699178-viznacilisa-supernici-ukrainok-na-etapi-svitovoi-serii-z-basketbolu-3h3.html" text:style-name="Internet_20_link" text:visited-style-name="Visited_20_Internet_20_Link">
 <text:span text:style-name="T4">
баскетбол</text:span>
 </text:a>
</text:p>
      <text:p text:style-name="P4">
<text:span text:style-name="T5">
Результати інших матчів ігрового дня:</text:span>
</text:p>
      <text:p text:style-name="P4">
«Кліпперс» - «Фінікс» - 100:112 (30:23, 17:25, 31:35, 22:29), рахунок у серії- 1:3</text:p>
      <text:p text:style-name="P4">
«Майамі» - «Мілуокі» - 121:99 (29:21, 37:32, 28:26, 27:20), рахунок у серії -2:1</text:p>
      <text:p text:style-name="P4">
«Лейкерс» - «Мемфіс» - 111:101 (35:9, 18:28, 35:31, 23:33), рахунок у серії -2:1.</text:p>
      <text:p text:style-name="P4">
Фото: globallookpress.com.</text:p>
      <text:p text:style-name="P4">
Source: <text:a xlink:type="simple" xlink:href="https://www.ukrinform.ua/rubric-sports/3699489-filadelfia-vijsla-do-cvertfinalu-plejoff-nba-obigravsi-bruklin.html" text:style-name="Internet_20_link" text:visited-style-name="Visited_20_Internet_20_Link">
https://www.ukrinform.ua/rubric-sports/3699489-filadelfia-vijsla-do-cvertfinalu-plejoff-nba-obigravsi-bruklin.html</text:a>
</text:p>
      <!--NEWS-->
      <text:h text:style-name="P10" text:outline-level="1">
<text:span text:style-name="T4">
рф прагне відкласти відкриту мобілізацію, щоб мінімізувати внутрішнє інакомислення – розвідка Британії</text:span>
</text:h>
      <text:p text:style-name="P4">
Authors: Ukrinform (Person)</text:p>
      <text:p text:style-name="P4">
Publisher: Укринформ (Organization)</text:p>
      <text:p text:style-name="P4">
Published Time: 2023-04-23T09:27:00+03:00</text:p>
      <text:p text:style-name="P4">
Modified Time: 2023-04-23T09:27:00+03:00</text:p>
      <text:p text:style-name="P4">
Description: Міністерство оборони росії запустило нову велику рекламну кампанію з набору добровольців, таким чином, влада рф прагне відкласти відкриту мобілізацію, щоб уникнути внутрішнього інакомислення.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Британія', 'Мобілізація', 'Розвідка', 'росія', 'Війна з росією']</text:p>
      <text:p text:style-name="P4">
Type: Article</text:p>
      <!--METADATA-->
      <text:p text:style-name="P4">
<draw:frame draw:style-name="fr1" draw:name="Image73" text:anchor-type="as-char" svg:width="6.9236in" svg:height="3.956343in" draw:z-index="0">
<draw:image xlink:href="../Images/yкринформ/2023-04-23T09-27-00-03-00/630_360_1663576850-585.jpg" xlink:type="simple" xlink:show="embed" xlink:actuate="onLoad" draw:mime-type="image/jpeg"/>
</draw:frame>
Міністерство оборони росії запустило нову велику рекламну кампанію з наборудобровольців, таким чином, влада рф прагне відкласти відкриту мобілізацію, щобуникнути внутрішнього інакомислення.</text:p>
      <text:p text:style-name="P4">
Як передає Укрінформ, про це у <text:a xlink:type="simple" xlink:href="https://twitter.com/DefenceHQ/status/1650012022371753984" text:style-name="Internet_20_link" text:visited-style-name="Visited_20_Internet_20_Link">
</text:a>
 повідомляєміноборони Британії з посиланням на дані розвідки.</text:p>
      <text:p text:style-name="P4">
Як зазначається у зведенні, у рамках широкомасштабної кампанії рекламаз’явилася в російських соціальних мережах, на білбордах і на телебаченні.</text:p>
      <text:p text:style-name="P4">
Нова реклама апелює до чоловічої гордості потенційних новобранців, звертаючисьдо «справжніх чоловіків», а також підкреслюючи фінансові переваги вступу долав армії.</text:p>
      <text:p text:style-name="P4">
Приватна військова компанія «вагнера» також претендує на залучення обмеженоїкількості російських чоловіків бойового віку, оскільки її доступ до вербуванняполонених було припинено.</text:p>
      <text:p text:style-name="P4">
<text:span text:style-name="T4">
Читайте також:</text:span>
 <text:a xlink:type="simple" xlink:href="https://www.ukrinform.ua/rubric-crimea/3698794-u-krimu-zrostae-nevdovolenna-naselenna-cerez-mobilizaciu-do-rosarmii-centr-nacsprotivu.html" text:style-name="Internet_20_link" text:visited-style-name="Visited_20_Internet_20_Link">
 <text:span text:style-name="T4">
мобілізацію</text:span>
 </text:a>
</text:p>
      <text:p text:style-name="P4">
«Залишається дуже малоймовірним, що кампанія залучить заявлену міноборони ціль- 400 000 добровольців. Влада майже напевно прагне відкласти будь-яку нову,відкриту обов’язкову <text:a xlink:type="simple" xlink:href="https://www.ukrinform.ua/tag-mobilizacia" text:style-name="Internet_20_link" text:visited-style-name="Visited_20_Internet_20_Link">
 </text:a>
 якомогадовше, щоб мінімізувати внутрішні інакомислення», - йдеться у повідомленні.</text:p>
      <text:p text:style-name="P4">
Як повідомляв Укрінформ, у попередньому зведенні британська розвідказазначала, що <text:a xlink:type="simple" xlink:href="https://www.ukrinform.ua/rubric-world/3699299-u-rf-skasuvali-akciu-bezsmertnij-polk-cerez-strah-pokazati-masstab-vtrat-britanska-rozvidka.html" text:style-name="Internet_20_link" text:visited-style-name="Visited_20_Internet_20_Link">
 </text:a>
 , ймовірно, щоб не підкреслювати масштаб своїх втрат на війні вУкраїні.</text:p>
      <text:p text:style-name="P4">
Source: <text:a xlink:type="simple" xlink:href="https://www.ukrinform.ua/rubric-world/3699490-rf-pragne-vidklasti-vidkritu-mobilizaciu-sob-minimizuvati-vnutrisne-inakomislenna-rozvidka-britanii.html" text:style-name="Internet_20_link" text:visited-style-name="Visited_20_Internet_20_Link">
https://www.ukrinform.ua/rubric-world/3699490-rf-pragne-vidklasti-vidkritu-mobilizaciu-sob-minimizuvati-vnutrisne-inakomislenna-rozvidka-britanii.html</text:a>
</text:p>
      <!--NEWS-->
      <text:h text:style-name="P10" text:outline-level="1">
<text:span text:style-name="T4">
Ізраїльська система раннього оповіщення суттєво допоможе Україні - Ігнат</text:span>
</text:h>
      <text:p text:style-name="P4">
Authors: Ukrinform (Person)</text:p>
      <text:p text:style-name="P4">
Publisher: Укринформ (Organization)</text:p>
      <text:p text:style-name="P4">
Published Time: 2023-04-23T09:36:00+03:00</text:p>
      <text:p text:style-name="P4">
Modified Time: 2023-04-23T09:36:00+03:00</text:p>
      <text:p text:style-name="P4">
Description: Ізраїльська система раннього оповіщення про повітряну загрозу суттєво допоможе Україні на різних ділянках. — Укрінформ.</text:p>
      <text:p text:style-name="P4">
Images: ["<text:a xlink:type="simple" xlink:href="https://static.ukrinform.com/photos/2022_09/thumb_files/630_360_1662723765-520.jpg" text:style-name="Internet_20_link" text:visited-style-name="Visited_20_Internet_20_Link">
630_360_16627...</text:a>
"]</text:p>
      <text:p text:style-name="P4">
Tags: ['Ізраїль', 'Ракета', 'Повітряні сили ЗСУ', 'Єдині новини']</text:p>
      <text:p text:style-name="P4">
Type: Article</text:p>
      <!--METADATA-->
      <text:p text:style-name="P4">
<draw:frame draw:style-name="fr1" draw:name="Image74" text:anchor-type="as-char" svg:width="6.9236in" svg:height="3.956343in" draw:z-index="0">
<draw:image xlink:href="../Images/yкринформ/2023-04-23T09-36-00-03-00/630_360_1662723765-520.jpg" xlink:type="simple" xlink:show="embed" xlink:actuate="onLoad" draw:mime-type="image/jpeg"/>
</draw:frame>
Ізраїльська система раннього оповіщення про повітряну загрозу суттєво допоможеУкраїні на різних ділянках.</text:p>
      <text:p text:style-name="P4">
Про це в  <text:a xlink:type="simple" xlink:href="https://www.youtube.com/watch" text:style-name="Internet_20_link" text:visited-style-name="Visited_20_Internet_20_Link">
 </text:a>
загальнонаціонального телемарафону «Єдині новини» сказав речник командуванняПовітряних сил ЗСУ Юрій Ігнат, передає кореспондент Укрінформу.</text:p>
      <text:p text:style-name="P4">
“Система раннього оповіщення наразі необхідна. Критично важливо знати, колистався пуск, для того щоб оперативно зреагувати та запустити системи <text:a xlink:type="simple" xlink:href="https://www.ukrinform.ua/tag-ppo" text:style-name="Internet_20_link" text:visited-style-name="Visited_20_Internet_20_Link">
</text:a>
 . Якщо є загроза, то системи ранньоговиявлення можуть швидко надати таку інформацію”, - сказав Ігнат.</text:p>
      <text:p text:style-name="P4">
Він зазначив, що така система може суттєво допомогти Україні на різнихділянках.</text:p>
      <text:p text:style-name="P4">
“Ви бачили, що відбулось у Запоріжжі, коли саме з РСЗВ влучили у житловийбудинок. Снаряд летить лічені хвилини. Коли вчасно немає інформації про такезастосування, то немає часу сховатися”, - підкреслив речник.</text:p>
      <text:p text:style-name="P4">
За його словами, це також стосується зенітних ракет С-300 та С-400.</text:p>
      <text:p text:style-name="P4">
<text:span text:style-name="T4">
Читайте також:</text:span>
 <text:a xlink:type="simple" xlink:href="https://www.ukrinform.ua/rubric-polytics/3672389-u-vidmovi-izrailu-peredati-ukraini-ppo-hawk-nemae-zlogo-umislu-voni-nepridatni-posol.html" text:style-name="Internet_20_link" text:visited-style-name="Visited_20_Internet_20_Link">
 <text:span text:style-name="T4">
відмові</text:span>
 <text:span text:style-name="T4">
Ізраїлю</text:span>
 <text:span text:style-name="T4">
передати</text:span>
 <text:span text:style-name="T4">
Україні</text:span>
 <text:span text:style-name="T4">
ППО</text:span>
<text:span text:style-name="T4">
Hawk</text:span>
 <text:span text:style-name="T4">
немає</text:span>
 <text:span text:style-name="T4">
злого</text:span>
 <text:span text:style-name="T4">
умислу</text:span>
 <text:span text:style-name="T4">
вони</text:span>
 <text:span text:style-name="T4">
непридатні</text:span>
 <text:span text:style-name="T4">
посол</text:span>
</text:a>
</text:p>
      <text:p text:style-name="P4">
Ігнат також наголосив, що від оперативності інформації про загрозу залежатьлюдські життя.</text:p>
      <text:p text:style-name="P4">
Відео: Національний телемарафон "Єдині новини"</text:p>
      <text:p text:style-name="P4">
Як повідомляв Укрінформ, Ізраїль працює над  <text:a xlink:type="simple" xlink:href="https://www.ukrinform.ua/rubric-ato/3672431-izrailska-sistema-rannogo-opovisenna-bude-viprobuvana-v-kievi-posol-ukraini.html" text:style-name="Internet_20_link" text:visited-style-name="Visited_20_Internet_20_Link">
</text:a>
 про наближення ракет ібезпілотників для Києва, згодом він може бути розширений на інші регіони.</text:p>
      <text:p text:style-name="P4">
В Ізраїлі працюють потужні радари, які вираховують, куди саме летить ракета, ісирена включається секторально у конкретному місці. Окрім того, сирена даєспеціальний сигнал, який вказує, скільки хвилин є у населення, щоб заховатисяв укритті.</text:p>
      <text:p text:style-name="P4">
Source: <text:a xlink:type="simple" xlink:href="https://www.ukrinform.ua/rubric-ato/3699497-izrailska-sistema-rannogo-opovisenna-suttevo-dopomoze-ukraini-ignat.html" text:style-name="Internet_20_link" text:visited-style-name="Visited_20_Internet_20_Link">
https://www.ukrinform.ua/rubric-ato/3699497-izrailska-sistema-rannogo-opovisenna-suttevo-dopomoze-ukraini-ignat.html</text:a>
</text:p>
      <!--NEWS-->
      <text:h text:style-name="P10" text:outline-level="1">
<text:span text:style-name="T4">
На Луганщині загарбники не беруть на реалізацію продукти місцевих виробників</text:span>
</text:h>
      <text:p text:style-name="P4">
Authors: Ukrinform (Person)</text:p>
      <text:p text:style-name="P4">
Publisher: Укринформ (Organization)</text:p>
      <text:p text:style-name="P4">
Published Time: 2023-04-23T09:36:29+03:00</text:p>
      <text:p text:style-name="P4">
Modified Time: 2023-04-23T09:36:29+03:00</text:p>
      <text:p text:style-name="P4">
Description: На тимчасово захопленій росіянами території Луганської області загарбники відмовляються брати на реалізацію продукти місцевих виробник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родукти', 'Війна з росією']</text:p>
      <text:p text:style-name="P4">
Type: Article</text:p>
      <!--METADATA-->
      <text:p text:style-name="P4">
<draw:frame draw:style-name="fr1" draw:name="Image75" text:anchor-type="as-char" svg:width="6.9236in" svg:height="3.956343in" draw:z-index="0">
<draw:image xlink:href="../Images/yкринформ/2023-04-23T09-36-29-03-00/630_360_1668461240-442.jpg" xlink:type="simple" xlink:show="embed" xlink:actuate="onLoad" draw:mime-type="image/jpeg"/>
</draw:frame>
 Натимчасово захопленій росіянами території Луганської області загарбникивідмовляються брати на реалізацію продукти місцевих виробників.</text:p>
      <text:p text:style-name="P4">
Як передає Укрінформ, про це голова Луганської обласної військовоїадміністрації Артем Лисогор повідомив у  <text:a xlink:type="simple" xlink:href="https://www.facebook.com/odalug/posts/pfbid0LrsMb3ZLpGivuzRq1TvGWxPVCuBrnt2KWUdfJkEwM9hFBi5AJ4Bm8TNESuqZfCxal" text:style-name="Internet_20_link" text:visited-style-name="Visited_20_Internet_20_Link">
</text:a>
.</text:p>
      <text:p text:style-name="P4">
За його словами, "починаючи з 2014 року мережі супермаркетів налагодиливигідні їм зв’язки з постачальниками, встановлюють ціни на власний розсуд.Тому поява нових місцевих виробників у 2022 році виявилася майже нікому невигідна".</text:p>
      <text:p text:style-name="P4">
Як приклад, зазначив Лисогор, у такій ситуації опинився сирзавод з Марківки."Хоча ціни на марківські сири навіть із накруткою торговельної мережі єнижчими за білоруські та російські. Але це було б вигідно тільки місцевимпокупцям, але аж ніяк не бізнесу окупантів. Наразі завод завантажений лише на40% потужності".</text:p>
      <text:p text:style-name="P4">
<text:span text:style-name="T4">
Читайте також:</text:span>
 <text:a xlink:type="simple" xlink:href="https://www.ukrinform.ua/rubric-regions/3697547-na-lugansini-za-tri-kilometri-vid-linii-frontu-viavili-shron-z-boepripasami.html" text:style-name="Internet_20_link" text:visited-style-name="Visited_20_Internet_20_Link">
 <text:span text:style-name="T4">
Луганщ</text:span>
 </text:a>
</text:p>
      <text:p text:style-name="P4">
Крім того, повідомив очільник ОВА, у так званій "лнр" ще взимку обіцялипоширити мережу банківських відділень і банкоматів. "Втім, заява була намісцевому рівні і розрахована виключно на заспокоєння населення. А банківськусистему монополював один із російських банків. Звісно, підсанкційний", -підкреслив Лисогор і додав: "Кінець квітня, а проблема залишається невирішеною".</text:p>
      <text:p text:style-name="P4">
Так, у <text:a xlink:type="simple" xlink:href="https://www.ukrinform.ua/tag-severodoneck" text:style-name="Internet_20_link" text:visited-style-name="Visited_20_Internet_20_Link">
 </text:a>
 на усе місто функціонуєлише одне відділення, відкрито тільки до обіду. "Щодня там збираються черги усотні людей. А отримують послуги одиниці. У сусідніх населених пунктахситуація не краща. Аби вирішити свої проблеми, люди змушені їхати доЛуганська. Але ж усім містом не вирушиш. Залишається чекати. Біля стін банку",- підкреслив очільник ОВА.</text:p>
      <text:p text:style-name="P4">
Як повідомляв Укрінформ, на тимчасово захоплені території Луганщини росіянизавозять  <text:a xlink:type="simple" xlink:href="https://www.ukrinform.ua/rubric-regions/3697762-zagarbniki-zavozat-na-lugansinu-baskirskih-doroznikiv-dla-remontu-avtoslahiv-ova.html" text:style-name="Internet_20_link" text:visited-style-name="Visited_20_Internet_20_Link">
 </text:a>
для ремонту автошляхів.</text:p>
      <text:p text:style-name="P4">
Source: <text:a xlink:type="simple" xlink:href="https://www.ukrinform.ua/rubric-regions/3699494-na-lugansini-zagarbniki-ne-berut-na-realizaciu-produkti-miscevih-virobnikiv.html" text:style-name="Internet_20_link" text:visited-style-name="Visited_20_Internet_20_Link">
https://www.ukrinform.ua/rubric-regions/3699494-na-lugansini-zagarbniki-ne-berut-na-realizaciu-produkti-miscevih-virobnikiv.html</text:a>
</text:p>
      <!--NEWS-->
      <text:h text:style-name="P10" text:outline-level="1">
<text:span text:style-name="T4">
Загарбники вночі завдали ракетного удару по Слов’янську</text:span>
</text:h>
      <text:p text:style-name="P4">
Authors: Ukrinform (Person)</text:p>
      <text:p text:style-name="P4">
Publisher: Укринформ (Organization)</text:p>
      <text:p text:style-name="P4">
Published Time: 2023-04-23T09:43:00+03:00</text:p>
      <text:p text:style-name="P4">
Modified Time: 2023-04-23T09:43:00+03:00</text:p>
      <text:p text:style-name="P4">
Description: Уночі російські війська завдали ракетного удару по Слов’янську, через що постраждали декілька приватних будинків. — Укрінформ.</text:p>
      <text:p text:style-name="P4">
Images: ["<text:a xlink:type="simple" xlink:href="https://static.ukrinform.com/photos/2023_04/thumb_files/630_360_1682232221-106.jpeg" text:style-name="Internet_20_link" text:visited-style-name="Visited_20_Internet_20_Link">
630_360_16822...</text:a>
"]</text:p>
      <text:p text:style-name="P4">
Tags: ['Обстріл', "Слов'янськ", 'Війна з росією', 'Ракетний удар']</text:p>
      <text:p text:style-name="P4">
Type: Article</text:p>
      <!--METADATA-->
      <text:p text:style-name="P4">
<draw:frame draw:style-name="fr1" draw:name="Image76" text:anchor-type="as-char" svg:width="6.9236in" svg:height="3.956343in" draw:z-index="0">
<draw:image xlink:href="../Images/yкринформ/2023-04-23T09-43-00-03-00/630_360_1682232221-106.jpeg" xlink:type="simple" xlink:show="embed" xlink:actuate="onLoad" draw:mime-type="image/jpeg"/>
</draw:frame>
 Уночіросійські війська завдали ракетного удару по Слов’янську, через що постраждалидекілька приватних будинків.</text:p>
      <text:p text:style-name="P4">
Як передає Укрінформ, про це у <text:a xlink:type="simple" xlink:href="https://t.me/slv_vca/8066" text:style-name="Internet_20_link" text:visited-style-name="Visited_20_Internet_20_Link">
 </text:a>
 повідомляєСлов’янська МВА.</text:p>
      <text:p text:style-name="P4">
«Чергового <text:a xlink:type="simple" xlink:href="https://www.ukrinform.ua/tag-raketnij-udar" text:style-name="Internet_20_link" text:visited-style-name="Visited_20_Internet_20_Link">
 </text:a>
 місто зазналоминулої ночі. Цього разу ракета «С-300» влучила в мікрорайоні Лісний поблизукар’єру. Постраждали декілька приватних будинків. На щастя, обійшлося безжертв», - поінформував начальник МВА Вадим Лях.</text:p>
      <text:p text:style-name="P4">
Лях також закликав місцевих жителів утриматися від відвідування кладовищ тамісць масового скупчення людей.</text:p>
      <text:p text:style-name="P4">
<text:span text:style-name="T4">
Читайте також:</text:span>
 <text:a xlink:type="simple" xlink:href="https://www.ukrinform.ua/rubric-regions/3699445-u-slovansku-prolunala-seria-vibuhiv.html" text:style-name="Internet_20_link" text:visited-style-name="Visited_20_Internet_20_Link">
 </text:a>
</text:p>
      <text:p text:style-name="P4">
Як повідомляв Укрінформ, армія російської федерації за минулу добу, 22 квітня,<text:a xlink:type="simple" xlink:href="https://www.ukrinform.ua/rubric-sports/3699479-unaslidok-obstriliv-na-doneccini-poraneni-cetvero-civilnih.html" text:style-name="Internet_20_link" text:visited-style-name="Visited_20_Internet_20_Link">
 </text:a>
</text:p>
      <text:p text:style-name="P4">
<text:span text:style-name="T5">
Фото: Телеграм Слов'янська міська ВА інформує</text:span>
</text:p>
      <text:p text:style-name="P4">
Source: <text:a xlink:type="simple" xlink:href="https://www.ukrinform.ua/rubric-ato/3699496-rosiani-vnoci-zavdali-raketnogo-udaru-po-slovansku.html" text:style-name="Internet_20_link" text:visited-style-name="Visited_20_Internet_20_Link">
https://www.ukrinform.ua/rubric-ato/3699496-rosiani-vnoci-zavdali-raketnogo-udaru-po-slovansku.html</text:a>
</text:p>
      <!--NEWS-->
      <text:h text:style-name="P10" text:outline-level="1">
<text:span text:style-name="T4">
НХЛ: «Вегас» по булітах обіграв «Вінніпег» у матчі серії плей-офф Кубка Стенлі</text:span>
</text:h>
      <text:p text:style-name="P4">
Authors: Ukrinform (Person)</text:p>
      <text:p text:style-name="P4">
Publisher: Укринформ (Organization)</text:p>
      <text:p text:style-name="P4">
Published Time: 2023-04-23T09:51:01+03:00</text:p>
      <text:p text:style-name="P4">
Modified Time: 2023-04-23T09:51:01+03:00</text:p>
      <text:p text:style-name="P4">
Description: У північноамериканській Національній хокейній лізі (НХЛ) відбулися чергові матчі 1/8 фіналу Кубка Стенлі. — Укрінформ.</text:p>
      <text:p text:style-name="P4">
Images: ["<text:a xlink:type="simple" xlink:href="https://static.ukrinform.com/photos/2023_04/thumb_files/630_360_1682232586-211.jpg" text:style-name="Internet_20_link" text:visited-style-name="Visited_20_Internet_20_Link">
630_360_16822...</text:a>
"]</text:p>
      <text:p text:style-name="P4">
Tags: ['хокей', 'Кубок Стенлі']</text:p>
      <text:p text:style-name="P4">
Type: Article</text:p>
      <!--METADATA-->
      <text:p text:style-name="P4">
<draw:frame draw:style-name="fr1" draw:name="Image77" text:anchor-type="as-char" svg:width="6.9236in" svg:height="3.956343in" draw:z-index="0">
<draw:image xlink:href="../Images/yкринформ/2023-04-23T09-51-01-03-00/630_360_1682232586-211.jpg" xlink:type="simple" xlink:show="embed" xlink:actuate="onLoad" draw:mime-type="image/jpeg"/>
</draw:frame>
 Упівнічноамериканській Національній хокейній лізі (НХЛ) відбулися чергові матчі1/8 фіналу Кубка Стенлі.</text:p>
      <text:p text:style-name="P4">
«Вінніпег» на домашній арені Canada Life Centre поступився у серії булітів«Вегасу» - 4:5 (1:2, 0:2, 3:0, 0:0, 0:1), рахунок в серії - 1:2, передаєУкрінформ.</text:p>
      <text:p text:style-name="P4">
<text:span text:style-name="T4">
Читайте також:</text:span>
 <text:a xlink:type="simple" xlink:href="https://www.ukrinform.ua/rubric-sports/3699227-nhl-ajlenders-zdobuv-persu-peremogu-nad-karolinou-u-serii-kubka-stenli.html" text:style-name="Internet_20_link" text:visited-style-name="Visited_20_Internet_20_Link">
 </text:a>
</text:p>
      <text:p text:style-name="P4">
<text:span text:style-name="T5">
Результати інших поєдинків ігрового дня:</text:span>
</text:p>
      <text:p text:style-name="P4">
«Тампа-Бей» - «Торонто» - 3:4 ОТ (2:2, 1:0, 0:1, 0:1), рахунок в серії - 1:2</text:p>
      <text:p text:style-name="P4">
«Рейнджерс» - «Нью-Джерсі» - 1:2 ОТ (0:0, 1:1, 0:0, 0:1), рахунок в серії 2:1</text:p>
      <text:p text:style-name="P4">
«Сіетл» - «Колорадо» - 4:6 (1:2, 2:1, 1:3), рахунок в серії - 1:2.</text:p>
      <text:p text:style-name="P4">
Фото: Getty Images.</text:p>
      <text:p text:style-name="P4">
Source: <text:a xlink:type="simple" xlink:href="https://www.ukrinform.ua/rubric-sports/3699499-nhl-vegas-po-bulitah-obigrav-vinnipeg-u-matci-serii-plejoff-kubka-stenli.html" text:style-name="Internet_20_link" text:visited-style-name="Visited_20_Internet_20_Link">
https://www.ukrinform.ua/rubric-sports/3699499-nhl-vegas-po-bulitah-obigrav-vinnipeg-u-matci-serii-plejoff-kubka-stenli.html</text:a>
</text:p>
      <!--NEWS-->
      <text:h text:style-name="P10" text:outline-level="1">
<text:span text:style-name="T4">
Кіпр заморозив рахунки осіб, які допомагали російським олігархам обходити санкції</text:span>
</text:h>
      <text:p text:style-name="P4">
Authors: Ukrinform (Person)</text:p>
      <text:p text:style-name="P4">
Publisher: Укринформ (Organization)</text:p>
      <text:p text:style-name="P4">
Published Time: 2023-04-23T09:58:00+03:00</text:p>
      <text:p text:style-name="P4">
Modified Time: 2023-04-23T09:58:00+03:00</text:p>
      <text:p text:style-name="P4">
Description: Кіпр ужив жорстких заходів щодо осіб і компаній, які, за даними США та Британії, допомагали російським олігархам обходити санкції, запроваджені через розв'язану росією війну в Україні. — Укрінформ.</text:p>
      <text:p text:style-name="P4">
Images: ["<text:a xlink:type="simple" xlink:href="https://static.ukrinform.com/photos/2023_04/thumb_files/630_360_1682233642-642.jpg" text:style-name="Internet_20_link" text:visited-style-name="Visited_20_Internet_20_Link">
630_360_16822...</text:a>
"]</text:p>
      <text:p text:style-name="P4">
Tags: ['Антиросійські санкції', 'Банк', 'Кіпр', 'Війна з росією']</text:p>
      <text:p text:style-name="P4">
Type: Article</text:p>
      <!--METADATA-->
      <text:p text:style-name="P4">
<draw:frame draw:style-name="fr1" draw:name="Image78" text:anchor-type="as-char" svg:width="6.9236in" svg:height="3.956343in" draw:z-index="0">
<draw:image xlink:href="../Images/yкринформ/2023-04-23T09-58-00-03-00/630_360_1682233642-642.jpg" xlink:type="simple" xlink:show="embed" xlink:actuate="onLoad" draw:mime-type="image/jpeg"/>
</draw:frame>
 Кіпр уживжорстких заходів щодо осіб і компаній, які, за даними США та Британії,допомагали російським олігархам обходити санкції, запроваджені черезрозв'язану росією війну в Україні.</text:p>
      <text:p text:style-name="P4">
Про це заявив комісар з фінансів Кіпру Павлос Іоанну, передає Укрінформ ізпосиланням на <text:a xlink:type="simple" xlink:href="https://www.barrons.com/news/cyprus-says-cracking-down-on-ukraine-war-sanctions-busters-ad6928db" text:style-name="Internet_20_link" text:visited-style-name="Visited_20_Internet_20_Link">
 </text:a>
</text:p>
      <text:p text:style-name="P4">
За словами Іоанну, активи відповідних фізичних та юридичних осіб булизаморожені.</text:p>
      <text:p text:style-name="P4">
На Кіпрі проживає велика російська діаспора.</text:p>
      <text:p text:style-name="P4">
Британія та США раніше наклали санкції на 13 громадян <text:a xlink:type="simple" xlink:href="https://www.ukrinform.ua/tag-kipr" text:style-name="Internet_20_link" text:visited-style-name="Visited_20_Internet_20_Link">
</text:a>
 та компанії, які, як стверджується,допомагали російським олігархам обходити санкції та приховувати їхні фінансовіактиви після вторгнення в Україну у лютому 2022 року.</text:p>
      <text:p text:style-name="P4">
<text:span text:style-name="T4">
Читайте також:</text:span>
 <text:a xlink:type="simple" xlink:href="https://www.ukrinform.ua/rubric-economy/3697199-berlin-namagaetsa-zapobigti-obhodu-antirosijskih-sankcij.html" text:style-name="Internet_20_link" text:visited-style-name="Visited_20_Internet_20_Link">
 </text:a>
</text:p>
      <text:p text:style-name="P4">
Речник уряду Константінос Летімбіотіс заявив, що Нікосія зобов’язаласяпритягнути до відповідальності всіх кіпріотів, яких США та Британіязвинувачують у тому, що вони дозволяли олігархам обходити санкції,запроваджені через війну.</text:p>
      <text:p text:style-name="P4">
Цього тижня голова Центрального банку Кіпру Константінос Геродоту повідомивпрезидентові Нікосу Хрістодулідесу, що кіпрські банки заморозили рахунки 13зазначених осіб і низки кіпрських компаній.</text:p>
      <text:p text:style-name="P4">
За його словами, за останні роки влада закрила 43 тис. підставних компаній і123 тис. «підозрілих» банківських рахунків. Лише 2,2% усіх банківських вкладівна острові наразі належать росіянам, сказав він.</text:p>
      <text:p text:style-name="P4">
<text:span text:style-name="T4">
Читайте також:</text:span>
 <text:a xlink:type="simple" xlink:href="https://www.ukrinform.ua/rubric-economy/3698618-avstria-zamorozila-rosijski-aktivi-na-2-milardi.html" text:style-name="Internet_20_link" text:visited-style-name="Visited_20_Internet_20_Link">
 </text:a>
</text:p>
      <text:p text:style-name="P4">
Водночас газета Phileleftheros повідомила, що Bank of Cyprus «попередив 4000клієнтів, які мають російський паспорт і не є резидентами країн ЄС, що їхнірахунки будуть закриті».</text:p>
      <text:p text:style-name="P4">
Як <text:a xlink:type="simple" xlink:href="https://www.ukrinform.ua/rubric-economy/3697412-najbilsij-kiprskij-bank-zakrivae-rahunki-rosian.html" text:style-name="Internet_20_link" text:visited-style-name="Visited_20_Internet_20_Link">
 </text:a>
 , за інформацією Forbes, рахунки росіянзакриває не лише Bank Of Cyprus, а й інші місцеві банки, у тому числіпідрозділи грецьких Hellenic Bank та Alpha Bank. На думку видання, новіобмеження пов'язані з побоюваннями банків потрапити під американські санкціїчерез роботу з російськими клієнтами.</text:p>
      <text:p text:style-name="P4">
<text:span text:style-name="T5">
Фото: Shutterstock</text:span>
</text:p>
      <text:p text:style-name="P4">
Source: <text:a xlink:type="simple" xlink:href="https://www.ukrinform.ua/rubric-world/3699502-kipr-zamoroziv-rahunki-osib-aki-dopomagali-rosijskim-oligarham-obhoditi-sankcii.html" text:style-name="Internet_20_link" text:visited-style-name="Visited_20_Internet_20_Link">
https://www.ukrinform.ua/rubric-world/3699502-kipr-zamoroziv-rahunki-osib-aki-dopomagali-rosijskim-oligarham-obhoditi-sankcii.html</text:a>
</text:p>
      <!--NEWS-->
      <text:h text:style-name="P10" text:outline-level="1">
<text:span text:style-name="T4">
росії до осені не вдасться накопичити навіть третину від випущених нею ракет - Повітряні сили</text:span>
</text:h>
      <text:p text:style-name="P4">
Authors: Ukrinform (Person)</text:p>
      <text:p text:style-name="P4">
Publisher: Укринформ (Organization)</text:p>
      <text:p text:style-name="P4">
Published Time: 2023-04-23T10:12:00+03:00</text:p>
      <text:p text:style-name="P4">
Modified Time: 2023-04-23T10:12:00+03:00</text:p>
      <text:p text:style-name="P4">
Description: Восени і взимку росія випустила велику кількість ракет - їй не вдасться накопичити навіть третину того до осіннього періоду. — Укрінформ.</text:p>
      <text:p text:style-name="P4">
Images: ["<text:a xlink:type="simple" xlink:href="https://static.ukrinform.com/photos/2023_03/thumb_files/630_360_1678112971-291.jpg" text:style-name="Internet_20_link" text:visited-style-name="Visited_20_Internet_20_Link">
630_360_16781...</text:a>
"]</text:p>
      <text:p text:style-name="P4">
Tags: ['Ракета', 'Повітряні сили ЗСУ', 'Війна з росією', 'Єдині новини']</text:p>
      <text:p text:style-name="P4">
Type: Article</text:p>
      <!--METADATA-->
      <text:p text:style-name="P4">
<draw:frame draw:style-name="fr1" draw:name="Image79" text:anchor-type="as-char" svg:width="6.9236in" svg:height="3.956343in" draw:z-index="0">
<draw:image xlink:href="../Images/yкринформ/2023-04-23T10-12-00-03-00/630_360_1678112971-291.jpg" xlink:type="simple" xlink:show="embed" xlink:actuate="onLoad" draw:mime-type="image/jpeg"/>
</draw:frame>
 Восени івзимку росія випустила велику кількість ракет - їй не вдасться накопичитинавіть третину того до осіннього періоду.</text:p>
      <text:p text:style-name="P4">
Про це в  <text:a xlink:type="simple" xlink:href="https://www.youtube.com/watch" text:style-name="Internet_20_link" text:visited-style-name="Visited_20_Internet_20_Link">
 </text:a>
 телемарафону «Єдиніновини» сказав речник командування Повітряних сил ЗСУ Юрій Ігнат, передаєУкрінформ.</text:p>
      <text:p text:style-name="P4">
“Восени і взимку росія випустила велику кількість <text:a xlink:type="simple" xlink:href="https://www.ukrinform.ua/tag-raketa" text:style-name="Internet_20_link" text:visited-style-name="Visited_20_Internet_20_Link">
</text:a>
 . Їй не вдасться накопичити навітьтретину того, за той період, що залишився до осені. Виробництво триває доволідовго, в умовах санкцій здійснювати його непросто”, - зауважив Ігнат.</text:p>
      <text:p text:style-name="P4">
<text:span text:style-name="T4">
Читайте також:</text:span>
 <text:a xlink:type="simple" xlink:href="https://www.ukrinform.ua/rubric-ato/3697461-rosia-moze-gotuvati-raketnij-udar-na-travnevi-svata-gumenuk.html" text:style-name="Internet_20_link" text:visited-style-name="Visited_20_Internet_20_Link">
 <text:span text:style-name="T4">
ракет</text:span>
 </text:a>
</text:p>
      <text:p text:style-name="P4">
Він припустив, що ворог намагатиметься отримати якісь додаткові системи відінших країн.</text:p>
      <text:p text:style-name="P4">
“Їм вдасться щось накопичити, але такий потенціал, який вони накопичувалидесятиліттями, навряд чи вийде мати у себе на озброєнні”, - підкреслив речник.</text:p>
      <text:p text:style-name="P4">
Відео: Телемарафону «Єдині новини»</text:p>
      <text:p text:style-name="P4">
Як повідомляв Укрінформ, російські війська від початку весни  <text:a xlink:type="simple" xlink:href="https://www.ukrinform.ua/rubric-ato/3696711-vorog-z-vesni-zminiv-taktiku-obstriliv-ignat.html" text:style-name="Internet_20_link" text:visited-style-name="Visited_20_Internet_20_Link">
</text:a>
 території України.</text:p>
      <text:p text:style-name="P4">
Source: <text:a xlink:type="simple" xlink:href="https://www.ukrinform.ua/rubric-ato/3699506-rosii-do-oseni-ne-vdastsa-nakopiciti-navit-tretinu-vid-vipusenih-neu-raket-povitrani-sili.html" text:style-name="Internet_20_link" text:visited-style-name="Visited_20_Internet_20_Link">
https://www.ukrinform.ua/rubric-ato/3699506-rosii-do-oseni-ne-vdastsa-nakopiciti-navit-tretinu-vid-vipusenih-neu-raket-povitrani-sili.html</text:a>
</text:p>
      <!--NEWS-->
      <text:h text:style-name="P10" text:outline-level="1">
<text:span text:style-name="T4">
Прикордонні населені пункти Харківщини щодня зазнають до 60 обстрілів – глава ОВА</text:span>
</text:h>
      <text:p text:style-name="P4">
Authors: Ukrinform (Person)</text:p>
      <text:p text:style-name="P4">
Publisher: Укринформ (Organization)</text:p>
      <text:p text:style-name="P4">
Published Time: 2023-04-23T10:14:00+03:00</text:p>
      <text:p text:style-name="P4">
Modified Time: 2023-04-23T10:14:00+03:00</text:p>
      <text:p text:style-name="P4">
Description: Населені пункти Харківської області поблизу кордону з російською федерацією щодня зазнають до 60 ворожих обстрілів. — Укрінформ.</text:p>
      <text:p text:style-name="P4">
Images: ["<text:a xlink:type="simple" xlink:href="https://static.ukrinform.com/photos/2023_04/thumb_files/630_360_1682234491-487.jpg" text:style-name="Internet_20_link" text:visited-style-name="Visited_20_Internet_20_Link">
630_360_16822...</text:a>
"]</text:p>
      <text:p text:style-name="P4">
Tags: ['Обстріл', 'Харківщина', 'Війна з росією', 'Єдині новини']</text:p>
      <text:p text:style-name="P4">
Type: Article</text:p>
      <!--METADATA-->
      <text:p text:style-name="P4">
<draw:frame draw:style-name="fr1" draw:name="Image80" text:anchor-type="as-char" svg:width="6.9236in" svg:height="3.956343in" draw:z-index="0">
<draw:image xlink:href="../Images/yкринформ/2023-04-23T10-14-00-03-00/630_360_1682234491-487.jpg" xlink:type="simple" xlink:show="embed" xlink:actuate="onLoad" draw:mime-type="image/jpeg"/>
</draw:frame>
 Населеніпункти Харківської області поблизу кордону з російською федерацією щоднязазнають до 60 ворожих обстрілів.</text:p>
      <text:p text:style-name="P4">
Про це в ефірі телемарафону «Єдині новини» <text:a xlink:type="simple" xlink:href="https://www.facebook.com/synegubov.oleg/posts/pfbid0mghGV1z2SXYshvMKjxnCaAMgaN3VK4tK79LrQXAwgkvPFwYPRUHnwDbTqqWnxRwCl" text:style-name="Internet_20_link" text:visited-style-name="Visited_20_Internet_20_Link">
</text:a>
начальник Харківської ОВА Олег Синєгубов, передає кореспондент Укрінформу.</text:p>
      <text:p text:style-name="P4">
«У нас <text:a xlink:type="simple" xlink:href="https://www.ukrinform.ua/tag-obstril" text:style-name="Internet_20_link" text:visited-style-name="Visited_20_Internet_20_Link">
 </text:a>
 щонайменше від 40 до 60 разівнаселені пункти на півночі області, які розташовані на кордоні з російськоюфедерацією. Окрім того, Вовчанський, Куп’янський напрямки, де наразі проходятьнайактивніші бойові дії і фактично проходить лінія фронту, - там ворогпостійно намагається бити по позиціях наших військових і прориватись, однакзазнає втрат і відходить», - зазначив Синєгубов.</text:p>
      <text:p text:style-name="P4">
<text:span text:style-name="T5">
Відео: телемарафон "Єдині новини"</text:span>
</text:p>
      <text:p text:style-name="P4">
За його словами, в області триває розмінування та відновленняелектропостачання на деокупованих територіях. За два тижні вдалося відновитиелектрику для понад 2 тис. абонентів. Цей процес прямо пов’язаний ізрозмінуванням. Зокрема, при розмінуванні 200 метрів ліній електропередачі булознешкоджено майже 250 вибухонебезпечних предметів.</text:p>
      <text:p text:style-name="P4">
Загалом на Харківщині розмінування потребують близько 550 тис. га земельсільськогосподарського призначення.</text:p>
      <text:p text:style-name="P4">
<text:span text:style-name="T4">
Читайте також:</text:span>
 <text:a xlink:type="simple" xlink:href="https://www.ukrinform.ua/rubric-ato/3699487-sinegubov-pokazav-naslidki-raketnogo-obstrilu-rosianami-harkova-ta-oblasti.html" text:style-name="Internet_20_link" text:visited-style-name="Visited_20_Internet_20_Link">
 <text:span text:style-name="T4">
Синєгубов</text:span>
 </text:a>
</text:p>
      <text:p text:style-name="P4">
Як повідомляв Укрінформ, армія рф увечері 22 квітня <text:a xlink:type="simple" xlink:href="https://www.ukrinform.ua/rubric-ato/3699428-rosiani-vdarili-po-harkivsini-raketami-s300-sonajmense-5-vlucan.html" text:style-name="Internet_20_link" text:visited-style-name="Visited_20_Internet_20_Link">
</text:a>
 , зафіксовано щонайменше 5 ударів.</text:p>
      <text:p text:style-name="P4">
<text:span text:style-name="T5">
Фото: Фейсбук Олег Синєгубов</text:span>
</text:p>
      <text:p text:style-name="P4">
Source: <text:a xlink:type="simple" xlink:href="https://www.ukrinform.ua/rubric-regions/3699507-prikordonni-naseleni-punkti-harkivsini-sodna-zaznaut-do-60-obstriliv-glava-ova.html" text:style-name="Internet_20_link" text:visited-style-name="Visited_20_Internet_20_Link">
https://www.ukrinform.ua/rubric-regions/3699507-prikordonni-naseleni-punkti-harkivsini-sodna-zaznaut-do-60-obstriliv-glava-ova.html</text:a>
</text:p>
      <!--NEWS-->
      <text:h text:style-name="P10" text:outline-level="1">
<text:span text:style-name="T4">
Donetsk Oblast(16:17). Red Alert: aerial threat. Sirens sounding. Take cover now!</text:span>
</text:h>
      <text:p text:style-name="P4">
Authors: liveuamap (Language: en)</text:p>
      <text:p text:style-name="P4">
Time: 2023-04-23T10:19:00</text:p>
      <text:p text:style-name="P4">
Location: Donetsk Oblast (Latitude:48.72658 Longtitude:37.57784)</text:p>
      <text:p text:style-name="P4">
Videos: []</text:p>
      <text:p text:style-name="P4">
Images: []</text:p>
      <text:p text:style-name="P4">
Tags: ["Europe", "Central and Eastern Europe"]</text:p>
      <text:p text:style-name="P4">
ID: 22558104</text:p>
      <!--METADATA-->
      <text:p text:style-name="P4">
Donetsk Oblast(16:17). Red Alert: aerial threat. Sirens sounding. Take covernow!</text:p>
      <text:p text:style-name="P4">
News Collection Link: <text:a xlink:type="simple" xlink:href="https://liveuamap.com/en/2023/23-april-donetsk-oblast1617-red-alert-aerial-g" text:style-name="Internet_20_link" text:visited-style-name="Visited_20_Internet_20_Link">
https://liveuamap.com/en/2023/23-april-donetsk-oblast1617-red-alert-aerial-g</text:a>
</text:p>
      <text:p text:style-name="P4">
Source: <text:a xlink:type="simple" xlink:href="https://t.me/air_alert_ua/43605" text:style-name="Internet_20_link" text:visited-style-name="Visited_20_Internet_20_Link">
https://t.me/air_alert_ua/43605</text:a>
</text:p>
      <!--NEWS-->
      <text:h text:style-name="P10" text:outline-level="1">
<text:span text:style-name="T4">
На Запоріжжі внаслідок артилерійського обстрілу поранений чоловік</text:span>
</text:h>
      <text:p text:style-name="P4">
Authors: Ukrinform (Person)</text:p>
      <text:p text:style-name="P4">
Publisher: Укринформ (Organization)</text:p>
      <text:p text:style-name="P4">
Published Time: 2023-04-23T10:24:00+03:00</text:p>
      <text:p text:style-name="P4">
Modified Time: 2023-04-23T10:24:00+03:00</text:p>
      <text:p text:style-name="P4">
Description: Минулої доби російська армія обстріляла 18 населених пунктів у Запорізькій області, одна людина зазнала поранення.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Поранені', 'Запоріжжя', 'Війна з росією']</text:p>
      <text:p text:style-name="P4">
Type: Article</text:p>
      <!--METADATA-->
      <text:p text:style-name="P4">
<draw:frame draw:style-name="fr1" draw:name="Image81" text:anchor-type="as-char" svg:width="6.9236in" svg:height="3.956343in" draw:z-index="0">
<draw:image xlink:href="../Images/yкринформ/2023-04-23T10-24-00-03-00/630_360_1656480323-642.jpg" xlink:type="simple" xlink:show="embed" xlink:actuate="onLoad" draw:mime-type="image/jpeg"/>
</draw:frame>
 Минулоїдоби російська армія обстріляла 18 населених пунктів у Запорізькій області,одна людина зазнала поранення.</text:p>
      <text:p text:style-name="P4">
Про це в  <text:a xlink:type="simple" xlink:href="https://t.me/zoda_gov_ua/18366" text:style-name="Internet_20_link" text:visited-style-name="Visited_20_Internet_20_Link">
 </text:a>
 повідомляє голова ЗапорізькоїОВА Юрій Малашко, передає Укрінформ.</text:p>
      <text:p text:style-name="P4">
За даними ОВА, загарбники здійснили за добу 70 артилерійських обстрілів,чотири атаки з РСЗВ та чотири із застосуванням БПЛА по мирних населенихпунктах на лінії розмежування у Запорізькій області.</text:p>
      <text:p text:style-name="P4">
<text:span text:style-name="T4">
Читайте також:</text:span>
 <text:a xlink:type="simple" xlink:href="https://www.ukrinform.ua/rubric-ato/3698516-na-zaporizzi-cerez-vorozij-artobstril-zaginulo-podruzza.html" text:style-name="Internet_20_link" text:visited-style-name="Visited_20_Internet_20_Link">
 <text:span text:style-name="T4">
Запоріж</text:span>
 </text:a>
</text:p>
      <text:p text:style-name="P4">
"Під ударом опинилися Ольгівське, Новоданилівка, Кам'янське, Гуляйпільське таще 14 сіл і міст. На жаль, окрім руйнувань цивільних об'єктів у Степногірськує постраждалий - 56-річний чоловік отримав поранення під час артилерійськогообстрілу", - зазначив Малашко.</text:p>
      <text:p text:style-name="P4">
Як повідомлялося, міський голова <text:a xlink:type="simple" xlink:href="https://www.ukrinform.ua/tag-melitopol" text:style-name="Internet_20_link" text:visited-style-name="Visited_20_Internet_20_Link">
 </text:a>
Іван Федоров заявляв, що на захоплених територіях Запорізької області армія рфготується до евакуації населення та оборони.</text:p>
      <text:p text:style-name="P4">
Source: <text:a xlink:type="simple" xlink:href="https://www.ukrinform.ua/rubric-regions/3699509-na-zaporizzi-vnaslidok-artilerijskogo-obstrilu-poranenij-colovik.html" text:style-name="Internet_20_link" text:visited-style-name="Visited_20_Internet_20_Link">
https://www.ukrinform.ua/rubric-regions/3699509-na-zaporizzi-vnaslidok-artilerijskogo-obstrilu-poranenij-colovik.html</text:a>
</text:p>
      <!--NEWS-->
      <text:h text:style-name="P10" text:outline-level="1">
<text:span text:style-name="T4">
Крутих і Марченко виступлять на турнірі ATP в Остраві</text:span>
</text:h>
      <text:p text:style-name="P4">
Authors: Ukrinform (Person)</text:p>
      <text:p text:style-name="P4">
Publisher: Укринформ (Organization)</text:p>
      <text:p text:style-name="P4">
Published Time: 2023-04-23T10:38:00+03:00</text:p>
      <text:p text:style-name="P4">
Modified Time: 2023-04-23T10:38:00+03:00</text:p>
      <text:p text:style-name="P4">
Description: Українці Олексій Крутих та Ілля Марченко візьмуть участь у турнірі Асоціації тенісистів професіоналів (АТР) серії Challenger - Ostra Group Open - в Остраві (Чехія) із призовим фондом €73 тис. — Укрінформ.</text:p>
      <text:p text:style-name="P4">
Images: ["<text:a xlink:type="simple" xlink:href="https://static.ukrinform.com/photos/2023_04/thumb_files/630_360_1682235419-544.jpg" text:style-name="Internet_20_link" text:visited-style-name="Visited_20_Internet_20_Link">
630_360_16822...</text:a>
"]</text:p>
      <text:p text:style-name="P4">
Tags: ['Теніс', 'Марченко']</text:p>
      <text:p text:style-name="P4">
Type: Article</text:p>
      <!--METADATA-->
      <text:p text:style-name="P4">
<draw:frame draw:style-name="fr1" draw:name="Image82" text:anchor-type="as-char" svg:width="6.9236in" svg:height="3.956343in" draw:z-index="0">
<draw:image xlink:href="../Images/yкринформ/2023-04-23T10-38-00-03-00/630_360_1682235419-544.jpg" xlink:type="simple" xlink:show="embed" xlink:actuate="onLoad" draw:mime-type="image/jpeg"/>
</draw:frame>
 УкраїнціОлексій Крутих та Ілля Марченко візьмуть участь у турнірі Асоціації тенісистівпрофесіоналів (АТР) серії Challenger - Ostra Group Open - в Остраві (Чехія) ізпризовим фондом €73 тис.</text:p>
      <text:p text:style-name="P4">
Крутих (№180 рейтингу АТР) зіграє в основній сітці змагань, де посіяний під7-м номером. Першим суперником українця буде румун Ніколас Давид Іонел (№219),передає Укрінформ.</text:p>
      <text:p text:style-name="P4">
Марченко (№324) отримав сьомий номер «посіву» у кваліфікації та у першому колізіграє проти володаря wild card чеха Домініка Келловські (№1207).</text:p>
      <text:p text:style-name="P4">
<text:span text:style-name="T4">
Читайте також:</text:span>
 <text:a xlink:type="simple" xlink:href="https://www.ukrinform.ua/rubric-sports/3699294-katarina-zavacka-vistupit-u-titulnomu-matci-turniru-itf-v-italii.html" text:style-name="Internet_20_link" text:visited-style-name="Visited_20_Internet_20_Link">
 </text:a>
</text:p>
      <text:p text:style-name="P4">
Турнір в Остраві триватиме до 30 квітня.</text:p>
      <text:p text:style-name="P4">
На фото: Ілля Марченко (btu.org.ua).</text:p>
      <text:p text:style-name="P4">
Source: <text:a xlink:type="simple" xlink:href="https://www.ukrinform.ua/rubric-sports/3699510-krutih-i-marcenko-vistuplat-na-turniri-atp-v-ostravi.html" text:style-name="Internet_20_link" text:visited-style-name="Visited_20_Internet_20_Link">
https://www.ukrinform.ua/rubric-sports/3699510-krutih-i-marcenko-vistuplat-na-turniri-atp-v-ostravi.html</text:a>
</text:p>
      <!--NEWS-->
      <text:h text:style-name="P10" text:outline-level="1">
<text:span text:style-name="T4">
Данілов закликав припинити саджати Україну за стіл переговорів</text:span>
</text:h>
      <text:p text:style-name="P4">
Authors: Ukrinform (Person)</text:p>
      <text:p text:style-name="P4">
Publisher: Укринформ (Organization)</text:p>
      <text:p text:style-name="P4">
Published Time: 2023-04-23T10:40:00+03:00</text:p>
      <text:p text:style-name="P4">
Modified Time: 2023-04-23T10:40:00+03:00</text:p>
      <text:p text:style-name="P4">
Description: Секретар Ради національної безпеки і оборони Олексій Данілов закликає припинити постійно саджати Україну за стіл переговорів, натомість - дати достатньо зброї.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Переговори', 'РНБО', 'Україна', 'Данілов', 'Війна з росією']</text:p>
      <text:p text:style-name="P4">
Type: Article</text:p>
      <!--METADATA-->
      <text:p text:style-name="P4">
<draw:frame draw:style-name="fr1" draw:name="Image83" text:anchor-type="as-char" svg:width="6.9236in" svg:height="3.956343in" draw:z-index="0">
<draw:image xlink:href="../Images/yкринформ/2023-04-23T10-40-00-03-00/630_360_1680783784-260.jpg" xlink:type="simple" xlink:show="embed" xlink:actuate="onLoad" draw:mime-type="image/jpeg"/>
</draw:frame>
 СекретарРади національної безпеки і оборони Олексій Данілов закликає припинитипостійно саджати Україну за стіл переговорів, натомість - дати достатньозброї.</text:p>
      <text:p text:style-name="P4">
Як передає Укрінформ, про це він написав у  <text:a xlink:type="simple" xlink:href="https://www.facebook.com/danilov.oleksiy/posts/pfbid02PgFEo1k2DtZR2WkEWZxtHh4Ks2Y1wWRPA4n79Sj9ZJDddKwU5gC8J3ADwFCHWjXkl" text:style-name="Internet_20_link" text:visited-style-name="Visited_20_Internet_20_Link">
</text:a>
</text:p>
      <text:p text:style-name="P4">
За словами секретаря <text:a xlink:type="simple" xlink:href="https://www.ukrinform.ua/tag-rnbo" text:style-name="Internet_20_link" text:visited-style-name="Visited_20_Internet_20_Link">
 </text:a>
 , "коли метаросійського агресора залишається незмінною — знищення України, ініціативимирного врегулювання, що звучать останнім часом, — це ніщо інше якпроросійська миротворчість".</text:p>
      <text:p text:style-name="P4">
"Не треба нас постійно садити за стіл переговорів, дайте нам достатньо зброї.Зброя — найкращий посередник і єдиний зрозумілий для рф аргумент спілкування",- наголосив Данілов.</text:p>
      <text:p text:style-name="P4">
<text:span text:style-name="T4">
Читайте також:</text:span>
 <text:a xlink:type="simple" xlink:href="https://www.ukrinform.ua/rubric-polytics/3699106-dla-dosagnenna-miru-v-ukraini-evrosouz-pidtrimue-lise-propozicii-zelenskogo-predstavnik-es.html" text:style-name="Internet_20_link" text:visited-style-name="Visited_20_Internet_20_Link">
 <text:span text:style-name="T4">
Для</text:span>
 <text:span text:style-name="T4">
досягнення</text:span>
 <text:span text:style-name="T4">
миру</text:span>
 <text:span text:style-name="T4">
Україні</text:span>
 <text:span text:style-name="T4">
Євросоюз</text:span>
<text:span text:style-name="T4">
підтримує</text:span>
 <text:span text:style-name="T4">
лише</text:span>
 <text:span text:style-name="T4">
пропозиції</text:span>
 <text:span text:style-name="T4">
Зеленського</text:span>
 <text:span text:style-name="T4">
представник</text:span>
</text:a>
</text:p>
      <text:p text:style-name="P4">
Як повідомляв Укрінформ, міністр оборони Італії Гвідо Крозетто вважає, щопотрібно  <text:a xlink:type="simple" xlink:href="https://www.ukrinform.ua/rubric-world/3699322-ministr-oboroni-italii-vistupae-za-peregovori-miz-ukrainou-ta-rf-i-poserednictvo-kitau.html" text:style-name="Internet_20_link" text:visited-style-name="Visited_20_Internet_20_Link">
 </text:a>
 аКитай міг би бути посередником.</text:p>
      <text:p text:style-name="P4">
Раніше державний радник і міністр закордонних справ КНР Цінь Ган  <text:a xlink:type="simple" xlink:href="https://www.ukrinform.ua/rubric-polytics/3698830-pekin-ne-planue-tisnuti-na-insi-kraini-u-vijni-rf-proti-ukraini-glava-mzs-kitau.html" text:style-name="Internet_20_link" text:visited-style-name="Visited_20_Internet_20_Link">
</text:a>
 , що Китай займаєнеупереджену позицію стосовно "кризи в Україні" і прагне зменшення градусапротистояння та переговорів для її політичного врегулювання.</text:p>
      <text:p text:style-name="P4">
Високий представник ЄС Жозеп Боррель  <text:a xlink:type="simple" xlink:href="https://www.ukrinform.ua/rubric-world/3697373-vidnosini-es-iz-kitaem-zalezat-pid-pozicii-pekina-sodo-vivedenna-vijsk-rf-z-ukraini-borrel.html" text:style-name="Internet_20_link" text:visited-style-name="Visited_20_Internet_20_Link">
 </text:a>
 , що Європейський Союз не зможерозвивати "нормальні відносини" з Китаєм, якщо офіційний Пекін нескористається своїм впливом на росію, аби переконати її вивести війська зУкраїни та закінчити війну.</text:p>
      <text:p text:style-name="P4">
Source: <text:a xlink:type="simple" xlink:href="https://www.ukrinform.ua/rubric-ato/3699512-danilov-zaklikav-pripiniti-sadzati-ukrainu-za-stil-peregovoriv.html" text:style-name="Internet_20_link" text:visited-style-name="Visited_20_Internet_20_Link">
https://www.ukrinform.ua/rubric-ato/3699512-danilov-zaklikav-pripiniti-sadzati-ukrainu-za-stil-peregovoriv.html</text:a>
</text:p>
      <!--NEWS-->
      <text:h text:style-name="P10" text:outline-level="1">
<text:span text:style-name="T4">
Zaporizka Oblast(16:53). Red Alert: aerial threat. Sirens sounding. Take cover now!</text:span>
</text:h>
      <text:p text:style-name="P4">
Authors: liveuamap (Language: en)</text:p>
      <text:p text:style-name="P4">
Time: 2023-04-23T10:54:00</text:p>
      <text:p text:style-name="P4">
Location: Zaporizka Oblast (Latitude:47.612021 Longtitude:35.765261)</text:p>
      <text:p text:style-name="P4">
Videos: []</text:p>
      <text:p text:style-name="P4">
Images: []</text:p>
      <text:p text:style-name="P4">
Tags: ["Europe", "Central and Eastern Europe"]</text:p>
      <text:p text:style-name="P4">
ID: 22558110</text:p>
      <!--METADATA-->
      <text:p text:style-name="P4">
Zaporizka Oblast(16:53). Red Alert: aerial threat. Sirens sounding. Take covernow!</text:p>
      <text:p text:style-name="P4">
News Collection Link: <text:a xlink:type="simple" xlink:href="https://liveuamap.com/en/2023/23-april-zaporizka-oblast1653-red-alert-aeriag" text:style-name="Internet_20_link" text:visited-style-name="Visited_20_Internet_20_Link">
https://liveuamap.com/en/2023/23-april-zaporizka-oblast1653-red-alert-aeriag</text:a>
</text:p>
      <text:p text:style-name="P4">
Source: <text:a xlink:type="simple" xlink:href="https://t.me/air_alert_ua/43606" text:style-name="Internet_20_link" text:visited-style-name="Visited_20_Internet_20_Link">
https://t.me/air_alert_ua/43606</text:a>
</text:p>
      <!--NEWS-->
      <text:h text:style-name="P10" text:outline-level="1">
<text:span text:style-name="T4">
У Києві за день рівень води у Дніпрі впав ще на 5 сантиметрів</text:span>
</text:h>
      <text:p text:style-name="P4">
Authors: Ukrinform (Person)</text:p>
      <text:p text:style-name="P4">
Publisher: Укринформ (Organization)</text:p>
      <text:p text:style-name="P4">
Published Time: 2023-04-23T10:57:00+03:00</text:p>
      <text:p text:style-name="P4">
Modified Time: 2023-04-23T10:57:00+03:00</text:p>
      <text:p text:style-name="P4">
Description: Упродовж тижня водопілля у Києві йде на спад: за останній день рівень води у Дніпрі впав ще на п'ять сантиметрів. — Укрінформ.</text:p>
      <text:p text:style-name="P4">
Images: ["<text:a xlink:type="simple" xlink:href="https://static.ukrinform.com/photos/2023_04/thumb_files/630_360_1682236579-491.jpeg" text:style-name="Internet_20_link" text:visited-style-name="Visited_20_Internet_20_Link">
630_360_16822...</text:a>
"]</text:p>
      <text:p text:style-name="P4">
Tags: ['Дніпро', 'Київ', 'Водопілля']</text:p>
      <text:p text:style-name="P4">
Type: Article</text:p>
      <!--METADATA-->
      <text:p text:style-name="P4">
<draw:frame draw:style-name="fr1" draw:name="Image84" text:anchor-type="as-char" svg:width="6.9236in" svg:height="3.956343in" draw:z-index="0">
<draw:image xlink:href="../Images/yкринформ/2023-04-23T10-57-00-03-00/630_360_1682236579-491.jpeg" xlink:type="simple" xlink:show="embed" xlink:actuate="onLoad" draw:mime-type="image/jpeg"/>
</draw:frame>
 Упродовжтижня водопілля у Києві йде на спад: за останній день рівень води у Дніпрівпав ще на п'ять сантиметрів.</text:p>
      <text:p text:style-name="P4">
Про це у <text:a xlink:type="simple" xlink:href="https://t.me/VA_Kyiv/1532" text:style-name="Internet_20_link" text:visited-style-name="Visited_20_Internet_20_Link">
 </text:a>
 повідомила пресслужба Київськоїміської військової адміністрації.</text:p>
      <text:p text:style-name="P4">
«Станом на 10:00 23.04.2023 рівень води р. Дніпро у Києві біля моста "Метро"становить 9 303 см. Цей показник на 5 см менше, ніж учора. Весь тижденьводопілля йде на спад”, - зазначив начальник КМВА Сергій Попко.</text:p>
      <text:p text:style-name="P4">
<text:span text:style-name="T4">
Читайте також:</text:span>
 <text:a xlink:type="simple" xlink:href="https://www.ukrinform.ua/rubric-regions/3698901-vesnane-vodopilla-na-kiivsini-znizivsa-riven-nebezpeki.html" text:style-name="Internet_20_link" text:visited-style-name="Visited_20_Internet_20_Link">
 <text:span text:style-name="T4">
водопілля</text:span>
 </text:a>
</text:p>
      <text:p text:style-name="P4">
Він зауважив, що у столиці все ще утримується підтоплення заплавних територійта низьких ділянок садово-дачної забудови, присадибних ділянок, але аварійнихпідтоплень по <text:a xlink:type="simple" xlink:href="https://www.ukrinform.ua/tag-kiev" text:style-name="Internet_20_link" text:visited-style-name="Visited_20_Internet_20_Link">
 </text:a>
 не зафіксовано.</text:p>
      <text:p text:style-name="P4">
Як повідомляв Укрінформ, у столиці пройшли <text:a xlink:type="simple" xlink:href="https://www.ukrinform.ua/rubric-kyiv/3697890-u-stolici-rozpocalisa-navcanna-z-protidii-naslidkam-poveni.html" text:style-name="Internet_20_link" text:visited-style-name="Visited_20_Internet_20_Link">
</text:a>
</text:p>
      <text:p text:style-name="P4">
<text:span text:style-name="T5">
Фото: Марія Ковальчук</text:span>
</text:p>
      <text:p text:style-name="P4">
Source: <text:a xlink:type="simple" xlink:href="https://www.ukrinform.ua/rubric-kyiv/3699519-u-kievi-za-den-riven-vodi-u-dnipri-vpav-se-na-5-santimetriv.html" text:style-name="Internet_20_link" text:visited-style-name="Visited_20_Internet_20_Link">
https://www.ukrinform.ua/rubric-kyiv/3699519-u-kievi-za-den-riven-vodi-u-dnipri-vpav-se-na-5-santimetriv.html</text:a>
</text:p>
      <!--NEWS-->
      <text:h text:style-name="P10" text:outline-level="1">
<text:span text:style-name="T4">
Dnipro, Dnipropetrovska Oblast(17:08). Red Alert: aerial threat. Sirens sounding. Take cover ...</text:span>
</text:h>
      <text:p text:style-name="P4">
Authors: liveuamap (Language: en)</text:p>
      <text:p text:style-name="P4">
Time: 2023-04-23T11:09:00</text:p>
      <text:p text:style-name="P4">
Location: Dnipro (Latitude:48.45829 Longtitude:35.03822)</text:p>
      <text:p text:style-name="P4">
Videos: []</text:p>
      <text:p text:style-name="P4">
Images: []</text:p>
      <text:p text:style-name="P4">
Tags: ["Europe", "Central and Eastern Europe"]</text:p>
      <text:p text:style-name="P4">
ID: 22558111</text:p>
      <!--METADATA-->
      <text:p text:style-name="P4">
Dnipro, Dnipropetrovska Oblast(17:08). Red Alert: aerial threat. Sirenssounding. Take cover now!</text:p>
      <text:p text:style-name="P4">
News Collection Link: <text:a xlink:type="simple" xlink:href="https://liveuamap.com/en/2023/23-april-dnipro-dnipropetrovska-oblast1708-reg" text:style-name="Internet_20_link" text:visited-style-name="Visited_20_Internet_20_Link">
https://liveuamap.com/en/2023/23-april-dnipro-dnipropetrovska-oblast1708-reg</text:a>
</text:p>
      <text:p text:style-name="P4">
Source: <text:a xlink:type="simple" xlink:href="https://t.me/air_alert_ua/43607" text:style-name="Internet_20_link" text:visited-style-name="Visited_20_Internet_20_Link">
https://t.me/air_alert_ua/43607</text:a>
</text:p>
      <!--NEWS-->
      <text:h text:style-name="P10" text:outline-level="1">
<text:span text:style-name="T4">
В Україні залишаються підтопленими понад 1200 дворогосподарств</text:span>
</text:h>
      <text:p text:style-name="P4">
Authors: Ukrinform (Person)</text:p>
      <text:p text:style-name="P4">
Publisher: Укринформ (Organization)</text:p>
      <text:p text:style-name="P4">
Published Time: 2023-04-23T11:12:00+03:00</text:p>
      <text:p text:style-name="P4">
Modified Time: 2023-04-23T11:12:00+03:00</text:p>
      <text:p text:style-name="P4">
Description: В Україні станом на неділю, 23 квітня, залишаються підтопленими 1 225 дворогосподарств і 219 будинків. — Укрінформ.</text:p>
      <text:p text:style-name="P4">
Images: ["<text:a xlink:type="simple" xlink:href="https://static.ukrinform.com/photos/2023_04/thumb_files/630_360_1681800909-7759.jpeg" text:style-name="Internet_20_link" text:visited-style-name="Visited_20_Internet_20_Link">
630_360_16818...</text:a>
"]</text:p>
      <text:p text:style-name="P4">
Tags: ['ДСНС', 'Паводок', 'Водопілля']</text:p>
      <text:p text:style-name="P4">
Type: Article</text:p>
      <!--METADATA-->
      <text:p text:style-name="P4">
<draw:frame draw:style-name="fr1" draw:name="Image85" text:anchor-type="as-char" svg:width="6.9236in" svg:height="3.956343in" draw:z-index="0">
<draw:image xlink:href="../Images/yкринформ/2023-04-23T11-12-00-03-00/630_360_1681800909-7759.jpeg" xlink:type="simple" xlink:show="embed" xlink:actuate="onLoad" draw:mime-type="image/jpeg"/>
</draw:frame>
 ВУкраїні станом на неділю, 23 квітня, залишаються підтопленими 1 225дворогосподарств і 219 будинків.</text:p>
      <text:p text:style-name="P4">
Як передає Укрінформ, про це повідомляє <text:a xlink:type="simple" xlink:href="https://dsns.gov.ua/uk/news/nadzvicaini-podiyi/operativna-informaciia-shhodo-likvidaciyi-naslidkiv-castkovix-pidtoplen-na-teritoriyi-ukrayini-stanom-na-900-22-kvitnia-1" text:style-name="Internet_20_link" text:visited-style-name="Visited_20_Internet_20_Link">
</text:a>
</text:p>
      <text:p text:style-name="P4">
За інформацією ДСНС, наразі гідрологічна ситуація контрольована.Спостерігається тенденція щодо зниження темпу підняття рівня води у річках напівночі України.</text:p>
      <text:p text:style-name="P4">
Залишаються підтопленими 1 тис. 225 дворогосподарств: Чернігівська – 488,Кіровоградська – 323, Черкаська – 135, Дніпропетровська – 102, Полтавська –107, Київська – 52 та Волинська – 18) та 219 будинків (Кіровоградська – 87,Дніпропетровська – 61, Черкаська – 40, Чернігівська – 29, Полтавська – 2).</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span text:style-name="T4">
Києві</text:span>
 </text:a>
</text:p>
      <text:p text:style-name="P4">
У Дніпропетровській, Волинській, Рівненській, Черкаській та Полтавськійобластях <text:a xlink:type="simple" xlink:href="https://www.ukrinform.ua/tag-vodopilla" text:style-name="Internet_20_link" text:visited-style-name="Visited_20_Internet_20_Link">
 </text:a>
 21 тис. 215 гасільськогосподарських угідь. Порушено транспортне сполучення до 33 населенихпунктів: у Чернігівській області - до 32 та у Київській - до одного.</text:p>
      <text:p text:style-name="P4">
Гідрологічна ситуація перебуває на посиленому контролі ДСНС.</text:p>
      <text:p text:style-name="P4">
Як повідомляв Укрінформ, станом на 22 квітня в Україні <text:a xlink:type="simple" xlink:href="https://www.ukrinform.ua/rubric-regions/3699228-pidtoplenimi-zalisautsa-ponad-1-200-gospodarstv-u-semi-oblastah-ukraini.html" text:style-name="Internet_20_link" text:visited-style-name="Visited_20_Internet_20_Link">
</text:a>
</text:p>
      <text:p text:style-name="P4">
Source: <text:a xlink:type="simple" xlink:href="https://www.ukrinform.ua/rubric-regions/3699520-v-ukraini-zalisautsa-pidtoplenimi-ponad-1200-dvorogospodarstv.html" text:style-name="Internet_20_link" text:visited-style-name="Visited_20_Internet_20_Link">
https://www.ukrinform.ua/rubric-regions/3699520-v-ukraini-zalisautsa-pidtoplenimi-ponad-1200-dvorogospodarstv.html</text:a>
</text:p>
      <!--NEWS-->
      <text:h text:style-name="P10" text:outline-level="1">
<text:span text:style-name="T4">
Kherson, Khersonska Oblast(17:14). Red Alert: aerial threat. Sirens sounding. Take cover now!</text:span>
</text:h>
      <text:p text:style-name="P4">
Authors: liveuamap (Language: en)</text:p>
      <text:p text:style-name="P4">
Time: 2023-04-23T11:16:00</text:p>
      <text:p text:style-name="P4">
Location: Kherson (Latitude:46.65574 Longtitude:32.61841)</text:p>
      <text:p text:style-name="P4">
Videos: []</text:p>
      <text:p text:style-name="P4">
Images: []</text:p>
      <text:p text:style-name="P4">
Tags: ["Europe", "Central and Eastern Europe"]</text:p>
      <text:p text:style-name="P4">
ID: 22558112</text:p>
      <!--METADATA-->
      <text:p text:style-name="P4">
Kherson, Khersonska Oblast(17:14). Red Alert: aerial threat. Sirens sounding.Take cover now!</text:p>
      <text:p text:style-name="P4">
News Collection Link: <text:a xlink:type="simple" xlink:href="https://liveuamap.com/en/2023/23-april-kherson-khersonska-oblast1714-red-alg" text:style-name="Internet_20_link" text:visited-style-name="Visited_20_Internet_20_Link">
https://liveuamap.com/en/2023/23-april-kherson-khersonska-oblast1714-red-alg</text:a>
</text:p>
      <text:p text:style-name="P4">
Source: <text:a xlink:type="simple" xlink:href="https://t.me/air_alert_ua/43608" text:style-name="Internet_20_link" text:visited-style-name="Visited_20_Internet_20_Link">
https://t.me/air_alert_ua/43608</text:a>
</text:p>
      <!--NEWS-->
      <text:h text:style-name="P10" text:outline-level="1">
<text:span text:style-name="T4">
У Сєвєродонецьку росіяни під приводом ремонтів займаються мародерством</text:span>
</text:h>
      <text:p text:style-name="P4">
Authors: Ukrinform (Person)</text:p>
      <text:p text:style-name="P4">
Publisher: Укринформ (Organization)</text:p>
      <text:p text:style-name="P4">
Published Time: 2023-04-23T11:17:00+03:00</text:p>
      <text:p text:style-name="P4">
Modified Time: 2023-04-23T11:17:00+03:00</text:p>
      <text:p text:style-name="P4">
Description: У тимчасово захопленому Сєвєродонецьку на Луганщині росіяни, які нібито приїжджають відновлювати місто, насправді грабують уцілілі квартири та заклади. — Укрінформ.</text:p>
      <text:p text:style-name="P4">
Images: ["<text:a xlink:type="simple" xlink:href="https://static.ukrinform.com/photos/2023_04/thumb_files/630_360_1682238413-169.jpg" text:style-name="Internet_20_link" text:visited-style-name="Visited_20_Internet_20_Link">
630_360_16822...</text:a>
"]</text:p>
      <text:p text:style-name="P4">
Tags: ['Луганщина', 'Окупація', 'Мародери', 'Війна з росією', 'Єдині новини']</text:p>
      <text:p text:style-name="P4">
Type: Article</text:p>
      <!--METADATA-->
      <text:p text:style-name="P4">
<draw:frame draw:style-name="fr1" draw:name="Image86" text:anchor-type="as-char" svg:width="6.9236in" svg:height="3.956343in" draw:z-index="0">
<draw:image xlink:href="../Images/yкринформ/2023-04-23T11-17-00-03-00/630_360_1682238413-169.jpg" xlink:type="simple" xlink:show="embed" xlink:actuate="onLoad" draw:mime-type="image/jpeg"/>
</draw:frame>
 Утимчасово захопленому Сєвєродонецьку на Луганщині росіяни, які нібитоприїжджають відновлювати місто, насправді грабують уцілілі квартири тазаклади.</text:p>
      <text:p text:style-name="P4">
Про це в <text:a xlink:type="simple" xlink:href="https://t.me/sm_vca/5472" text:style-name="Internet_20_link" text:visited-style-name="Visited_20_Internet_20_Link">
 </text:a>
 телемарафону «Єдині новини» розповівначальник Сєвєродонецької міської військової адміністрації Олександр Стрюк,передає кореспондент Укрінформу.</text:p>
      <text:p text:style-name="P4">
«У місто привозять людей нібито ... на відновлення міста. Вони створюютькартинку по заміні вікон, батарей, а фактично відбувається <text:a xlink:type="simple" xlink:href="https://www.ukrinform.ua/tag-maroderi" text:style-name="Internet_20_link" text:visited-style-name="Visited_20_Internet_20_Link">
</text:a>
 квартир, які вціліли, в яких щезалишилося якесь майно. Та й не тільки квартир, а й громадських будівель. Єінформація, що заїхали нібито відновлювати школу, а вивезли звідти геть усе,включаючи електрочайники та інші прилади, що були у будівлі», - сказав Стрюк.</text:p>
      <text:p text:style-name="P4">
За його словами, у місті складна ситуація з працевлаштуванням. Загарбникипропонують місцевим жителям працювати у сфері житлово-комунальногогосподарства, де вони насправді списують кошти.</text:p>
      <text:p text:style-name="P4">
Окрім того, загарбники використовують соцвиплати як привід примусити отриматиросійські паспорти.</text:p>
      <text:p text:style-name="P4">
«Якщо говорити про місцеве населення, то його в місті не більше 10 тисяч.Решта – це заїжджі або бригади так званих будівельників, які приїжджають умісто на заробіток, або переодягнені військові, які розквартировані по місту.Кількість дітей не змінювалася з моменту окупації, це десь в межах 1000 – до1500 максимум. Точного перепису навіть окупаційна влада не робила», - зазначивСтрюк.</text:p>
      <text:p text:style-name="P4">
Найболючішим питанням, за словами глави МВА, є надання медичних послуг - вонона рівні фельдшерської допомоги. Це призводить до підвищення смертності.</text:p>
      <text:p text:style-name="P4">
<text:span text:style-name="T4">
Читайте також:</text:span>
 <text:a xlink:type="simple" xlink:href="https://www.ukrinform.ua/rubric-regions/3697762-zagarbniki-zavozat-na-lugansinu-baskirskih-doroznikiv-dla-remontu-avtoslahiv-ova.html" text:style-name="Internet_20_link" text:visited-style-name="Visited_20_Internet_20_Link">
 <text:span text:style-name="T4">
Луганщину</text:span>
 </text:a>
</text:p>
      <text:p text:style-name="P4">
Начальник МВА зазначив, що електрика у Сєвєродонецьку є лише частково. Вода убудинках здебільшого не піднімається вище другого поверху і часто зникає. Попериметру міста виросло нове стихійне звалище.</text:p>
      <text:p text:style-name="P4">
Як повідомлялося, у тимчасово захопленому Сєвєродонецьку Луганської області <text:a xlink:type="simple" xlink:href="https://www.ukrinform.ua/rubric-regions/3696199-zagarbniki-zabiraut-ludej-u-severodonecku-do-komendaturi-cerez-sprobi-zvazatisa-z-ridnimi.html" text:style-name="Internet_20_link" text:visited-style-name="Visited_20_Internet_20_Link">
</text:a>
</text:p>
      <text:p text:style-name="P4">
<text:span text:style-name="T5">
Фото: Радіо Свобода</text:span>
</text:p>
      <text:p text:style-name="P4">
Source: <text:a xlink:type="simple" xlink:href="https://www.ukrinform.ua/rubric-regions/3699525-u-severodonecku-rosiani-pid-privodom-remontiv-zajmautsa-maroderstvom.html" text:style-name="Internet_20_link" text:visited-style-name="Visited_20_Internet_20_Link">
https://www.ukrinform.ua/rubric-regions/3699525-u-severodonecku-rosiani-pid-privodom-remontiv-zajmautsa-maroderstvom.html</text:a>
</text:p>
      <!--NEWS-->
      <text:h text:style-name="P10" text:outline-level="1">
<text:span text:style-name="T4">
пригожин, імовірно, переконує путіна перейти до оборони перед контрнаступом ЗСУ — ISW</text:span>
</text:h>
      <text:p text:style-name="P4">
Authors: Ukrinform (Person)</text:p>
      <text:p text:style-name="P4">
Publisher: Укринформ (Organization)</text:p>
      <text:p text:style-name="P4">
Published Time: 2023-04-23T11:19:11+03:00</text:p>
      <text:p text:style-name="P4">
Modified Time: 2023-04-23T11:19:11+03:00</text:p>
      <text:p text:style-name="P4">
Description: Власник російської пвк "вагнера" євген пригожин, імовірно намагається переконати президента росії перейти до оборони та зосередитися на утриманні поточної лінії фронту перед контрнаступом українських військових. — Укрінформ.</text:p>
      <text:p text:style-name="P4">
Images: ["<text:a xlink:type="simple" xlink:href="https://static.ukrinform.com/photos/2018_03/thumb_files/630_360_1519900781-1927.jpg" text:style-name="Internet_20_link" text:visited-style-name="Visited_20_Internet_20_Link">
630_360_15199...</text:a>
"]</text:p>
      <text:p text:style-name="P4">
Tags: ['Оборона', 'путін', 'ЗСУ', 'Пригожин', 'Війна з росією', 'Контрнаступ']</text:p>
      <text:p text:style-name="P4">
Type: Article</text:p>
      <!--METADATA-->
      <text:p text:style-name="P4">
<draw:frame draw:style-name="fr1" draw:name="Image87" text:anchor-type="as-char" svg:width="6.9236in" svg:height="3.956343in" draw:z-index="0">
<draw:image xlink:href="../Images/yкринформ/2023-04-23T11-19-11-03-00/630_360_1519900781-1927.jpg" xlink:type="simple" xlink:show="embed" xlink:actuate="onLoad" draw:mime-type="image/jpeg"/>
</draw:frame>
 Власникросійської пвк "вагнера" євген пригожин, імовірно намагається переконатипрезидента росії перейти до оборони та зосередитися на утриманні поточноїлінії фронту перед контрнаступом українських військових.</text:p>
      <text:p text:style-name="P4">
Про це йдеться у  <text:a xlink:type="simple" xlink:href="https://www.understandingwar.org/backgrounder/russian-offensive-campaign-assessment-april-22-2023" text:style-name="Internet_20_link" text:visited-style-name="Visited_20_Internet_20_Link">
 </text:a>
 Інституту вивчення війни (ISW),передає Укрінформ.</text:p>
      <text:p text:style-name="P4">
Як зазначається, пригожин заявив 21 квітня, що росії необхідно «закріпитисятаким чином, щоб вирвати (російські війська з позицій - ред.) можна було лишекігтями супротивника».</text:p>
      <text:p text:style-name="P4">
Аналітики інституту зазначають, що коментар пригожина з'явився післяобговорення результатів зустрічі Контактної групи з питань оборони України наавіабазі « <text:a xlink:type="simple" xlink:href="https://www.ukrinform.ua/tag-zustric-ramstajn" text:style-name="Internet_20_link" text:visited-style-name="Visited_20_Internet_20_Link">
 </text:a>
 » у Німеччині,зобов'язань Заходу щодо підготовки більшої кількості українських кадрів іпродовження військової підтримки України.</text:p>
      <text:p text:style-name="P4">
пригожин також зазначив, що Україна намагатиметься «розірвати» російськівійська на частини та що росія повинна протистояти таким атакам, додали в ISW.</text:p>
      <text:p text:style-name="P4">
<text:span text:style-name="T4">
Читайте також:</text:span>
 <text:a xlink:type="simple" xlink:href="https://www.ukrinform.ua/rubric-ato/3696791-rf-posilue-pvk-vagner-z-metou-zahopiti-bahmut-isw.html" text:style-name="Internet_20_link" text:visited-style-name="Visited_20_Internet_20_Link">
 </text:a>
</text:p>
      <text:p text:style-name="P4">
«Останнім часом риторика пригожина стає все тривожнішою, і він робить подібнізаяви про невизначене майбутнє російських наступальних операцій на Донбасі.Заклики пригожина до зміцнення російської оборони на окупованих територіях іобговорення перспектив українських контрнаступів привертають увагу, оскількивказують на те, що він намагається посилити дискусію в російськомувнутрішньому інформаційному просторі. росія, однак, продовжує проводитинаступальні операції в Донецькій і Луганській областях», - зазначилианалітики.</text:p>
      <text:p text:style-name="P4">
пригожин також виступає за те, щоб росія зосередилася на утриманні поточноїлінії фронту, а не прагнула здобути більше досягнень, щоб російські сили могливідновити свою боєздатність для подальших наступальних операцій, безприпинення війни і без вступу в мирні переговори, йдеться у звіті.</text:p>
      <text:p text:style-name="P4">
Водночас, ISW пише, що деякі російські ультранаціоналісти розповіли, щоміноборони рф повідомило їм про зусилля, спрямовані на набір 400 тис.контрактників для забезпечення достатньої кількості військовослужбовців длязахисту й ефективного заморожування наявних фронтів в Україні.</text:p>
      <text:p text:style-name="P4">
<text:span text:style-name="T4">
Читайте також:</text:span>
 <text:a xlink:type="simple" xlink:href="https://www.ukrinform.ua/rubric-ato/3698698-rosiani-sukaut-novu-taktiku-na-poli-bou-ta-namautsa-viaviti-ukrainsku-ppo-gumenuk.html" text:style-name="Internet_20_link" text:visited-style-name="Visited_20_Internet_20_Link">
 <text:span text:style-name="T4">
тактик</text:span>
 </text:a>
</text:p>
      <text:p text:style-name="P4">
У ISW зазначили, що російське військове командування перекидає призовників дляутримання російських позицій у Криму і, можливо, планує підготувати новіресурси для утримання росією позиції, коли майбутній український контрнаступдосягне кульмінації.</text:p>
      <text:p text:style-name="P4">
У звіті наголошується, що путін віддає перевагу лояльності, а некомпетентності, що, ймовірно, заважає міністру оборони рф сергію шойгу іначальнику генштабу валерію герасимову зосередитися на створенні оптимальнихумов для ефективної оборони замість того, щоб витрачати елітні підрозділи нависнажливі бої за незначні досягнення.</text:p>
      <text:p text:style-name="P4">
Як повідомляв Укрінформ, на думку речника командування Повітряних сил ЗСУ ЮріяІгната, восени і взимку росія випустила велику кількість ракет - їй невдасться накопичити навіть третину того до осіннього періоду.</text:p>
      <text:p text:style-name="P4">
Source: <text:a xlink:type="simple" xlink:href="https://www.ukrinform.ua/rubric-ato/3699522-prigozin-imovirno-perekonue-putina-perejti-do-oboroni-pered-kontrnastupom-zsu-isw.html" text:style-name="Internet_20_link" text:visited-style-name="Visited_20_Internet_20_Link">
https://www.ukrinform.ua/rubric-ato/3699522-prigozin-imovirno-perekonue-putina-perejti-do-oboroni-pered-kontrnastupom-zsu-isw.html</text:a>
</text:p>
      <!--NEWS-->
      <text:h text:style-name="P10" text:outline-level="1">
<text:span text:style-name="T4">
Українські тенісисти виграли турнір ITF в Іспанії</text:span>
</text:h>
      <text:p text:style-name="P4">
Authors: Ukrinform (Person)</text:p>
      <text:p text:style-name="P4">
Publisher: Укринформ (Organization)</text:p>
      <text:p text:style-name="P4">
Published Time: 2023-04-23T11:32:10+03:00</text:p>
      <text:p text:style-name="P4">
Modified Time: 2023-04-23T11:32:10+03:00</text:p>
      <text:p text:style-name="P4">
Description: Георгій Кравченко та Олександр Брайнін стали переможцями турніру Міжнародної федерації тенісу (ITF) у Тельді (Іспанія) із призовим фондом $15 тис. — Укрінформ.</text:p>
      <text:p text:style-name="P4">
Images: ["<text:a xlink:type="simple" xlink:href="https://static.ukrinform.com/photos/2023_04/thumb_files/630_360_1682238661-751.jpg" text:style-name="Internet_20_link" text:visited-style-name="Visited_20_Internet_20_Link">
630_360_16822...</text:a>
"]</text:p>
      <text:p text:style-name="P4">
Tags: ['Теніс']</text:p>
      <text:p text:style-name="P4">
Type: Article</text:p>
      <!--METADATA-->
      <text:p text:style-name="P4">
<draw:frame draw:style-name="fr1" draw:name="Image88" text:anchor-type="as-char" svg:width="6.9236in" svg:height="3.956343in" draw:z-index="0">
<draw:image xlink:href="../Images/yкринформ/2023-04-23T11-32-10-03-00/630_360_1682238661-751.jpg" xlink:type="simple" xlink:show="embed" xlink:actuate="onLoad" draw:mime-type="image/jpeg"/>
</draw:frame>
 ГеоргійКравченко та Олександр Брайнін стали переможцями турніру Міжнародної федераціїтенісу (ITF) у Тельді (Іспанія) із призовим фондом $15 тис.</text:p>
      <text:p text:style-name="P4">
Як повідомляє <text:a xlink:type="simple" xlink:href="https://btu.org.ua/news/ukrainskiy-tennis/44733-telde-m15-brajnin-i-kravchenko-vyigrali-parnyj-turnir-itf-obygrav-v-finale-liderov-poseva.html" text:style-name="Internet_20_link" text:visited-style-name="Visited_20_Internet_20_Link">
 </text:a>
 , у фіналі парного розряду змаганьукраїнський тандем обіграв лідерів «посіву» іспанців Альберто Барросо Кампосата Серхі Переса Контрі - 7:6 (6:5), 6:7 (3:7), 10:6, передає Укрінформ.</text:p>
      <text:p text:style-name="P4">
Кравченко та Брайнін виграли свої другі парні титули ITF і вперше перемогли натурнірі разом. 23-річний Олександр Брайнін раніше ставав чемпіоном змагань уНовомосковську (разом із казахом Тимуром Мауленовим), а 22-річний ГеоргійКравченко - у 2019 році виграв турнір в Ірпені (разом із українцем ОлегомПриходьком).</text:p>
      <text:p text:style-name="P4">
<text:span text:style-name="T4">
Читайте також:</text:span>
 <text:a xlink:type="simple" xlink:href="https://www.ukrinform.ua/rubric-sports/3698894-molcanov-zupinivsa-u-parnomu-pivfinali-turniru-atp-250-u-misti-banaluka.html" text:style-name="Internet_20_link" text:visited-style-name="Visited_20_Internet_20_Link">
 </text:a>
</text:p>
      <text:p text:style-name="P4">
Перемога в Іспанії принесла українським тенісистам по 15 рейтингових очок та$930 призових (на пару).</text:p>
      <text:p text:style-name="P4">
Фото: btu.org.ua.</text:p>
      <text:p text:style-name="P4">
Source: <text:a xlink:type="simple" xlink:href="https://www.ukrinform.ua/rubric-sports/3699527-ukrainski-tenisisti-vigrali-turnir-itf-v-ispanii.html" text:style-name="Internet_20_link" text:visited-style-name="Visited_20_Internet_20_Link">
https://www.ukrinform.ua/rubric-sports/3699527-ukrainski-tenisisti-vigrali-turnir-itf-v-ispanii.html</text:a>
</text:p>
      <!--NEWS-->
      <text:h text:style-name="P10" text:outline-level="1">
<text:span text:style-name="T4">
Над Маріуполем посилилась активність ворожої авіації – Андрющенко</text:span>
</text:h>
      <text:p text:style-name="P4">
Authors: Ukrinform (Person)</text:p>
      <text:p text:style-name="P4">
Publisher: Укринформ (Organization)</text:p>
      <text:p text:style-name="P4">
Published Time: 2023-04-23T11:36:00+03:00</text:p>
      <text:p text:style-name="P4">
Modified Time: 2023-04-23T11:36:00+03:00</text:p>
      <text:p text:style-name="P4">
Description: Над Маріуполем спостерігають посилену активність російської авіації. — Укрінформ.</text:p>
      <text:p text:style-name="P4">
Images: ["<text:a xlink:type="simple" xlink:href="https://static.ukrinform.com/photos/2022_06/thumb_files/630_360_1655518756-718.jpg" text:style-name="Internet_20_link" text:visited-style-name="Visited_20_Internet_20_Link">
630_360_16555...</text:a>
"]</text:p>
      <text:p text:style-name="P4">
Tags: ['Маріуполь', 'Російська авіація', 'Вертоліт', 'Війна з росією']</text:p>
      <text:p text:style-name="P4">
Type: Article</text:p>
      <!--METADATA-->
      <text:p text:style-name="P4">
<draw:frame draw:style-name="fr1" draw:name="Image89" text:anchor-type="as-char" svg:width="6.9236in" svg:height="3.956343in" draw:z-index="0">
<draw:image xlink:href="../Images/yкринформ/2023-04-23T11-36-00-03-00/630_360_1655518756-718.jpg" xlink:type="simple" xlink:show="embed" xlink:actuate="onLoad" draw:mime-type="image/jpeg"/>
</draw:frame>
 НадМаріуполем спостерігають посилену активність російської авіації.</text:p>
      <text:p text:style-name="P4">
Про це в  <text:a xlink:type="simple" xlink:href="https://t.me/andriyshTime/8894" text:style-name="Internet_20_link" text:visited-style-name="Visited_20_Internet_20_Link">
 </text:a>
 повідомив радник мера МаріуполяПетро Андрющенко, передає Укрінформ.</text:p>
      <text:p text:style-name="P4">
«Знову фіксуємо посилення роботи ворожої авіації, зокрема гвинтокрилів», -написав Андрющенко.</text:p>
      <text:p text:style-name="P4">
За його словами, авіація летить переважно над морем через Новоазовський району напрямку Волноваха/ Вугледар.</text:p>
      <text:p text:style-name="P4">
<text:span text:style-name="T4">
Читайте також:</text:span>
 <text:a xlink:type="simple" xlink:href="https://www.ukrinform.ua/rubric-regions/3698710-u-mariupoli-fiksuut-ruh-vijskovih-vantazivok-iz-boekomplektom-u-napramku-berdanska.html" text:style-name="Internet_20_link" text:visited-style-name="Visited_20_Internet_20_Link">
 <text:span text:style-name="T4">
Маріупол</text:span>
 </text:a>
</text:p>
      <text:p text:style-name="P4">
Як повідомлялося, агресія росії спричинила в <text:a xlink:type="simple" xlink:href="https://www.ukrinform.ua/tag-mariupol" text:style-name="Internet_20_link" text:visited-style-name="Visited_20_Internet_20_Link">
 </text:a>
 одну з найбільших гуманітарних катастроф. Місто майже на 90%зруйноване внаслідок ворожих обстрілів. Пошкоджені та зруйновані житловібудинки, лікарні, школи, дитсадки тощо.</text:p>
      <text:p text:style-name="P4">
Наразі у місті залишаються понад 100 тис. жителів.</text:p>
      <text:p text:style-name="P4">
Загарбники зносять пошкоджені ними будинки, щоб сховати сліди свого злочину.</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699528-nad-mariupolem-posililas-aktivnist-vorozoi-aviacii-andrusenko.html" text:style-name="Internet_20_link" text:visited-style-name="Visited_20_Internet_20_Link">
https://www.ukrinform.ua/rubric-regions/3699528-nad-mariupolem-posililas-aktivnist-vorozoi-aviacii-andrusenko.html</text:a>
</text:p>
      <!--NEWS-->
      <text:h text:style-name="P10" text:outline-level="1">
<text:span text:style-name="T4">
Kharkiv, Kharkivska Oblast(17:37). Red Alert: aerial threat. Sirens sounding. Take cover now!</text:span>
</text:h>
      <text:p text:style-name="P4">
Authors: liveuamap (Language: en)</text:p>
      <text:p text:style-name="P4">
Time: 2023-04-23T11:38:00</text:p>
      <text:p text:style-name="P4">
Location: Kharkiv (Latitude:49.98046 Longtitude:36.25258)</text:p>
      <text:p text:style-name="P4">
Videos: []</text:p>
      <text:p text:style-name="P4">
Images: []</text:p>
      <text:p text:style-name="P4">
Tags: ["Europe", "Central and Eastern Europe"]</text:p>
      <text:p text:style-name="P4">
ID: 22558113</text:p>
      <!--METADATA-->
      <text:p text:style-name="P4">
Kharkiv, Kharkivska Oblast(17:37). Red Alert: aerial threat. Sirens sounding.Take cover now!</text:p>
      <text:p text:style-name="P4">
News Collection Link: <text:a xlink:type="simple" xlink:href="https://liveuamap.com/en/2023/23-april-kharkiv-kharkivska-oblast1737-red-alg" text:style-name="Internet_20_link" text:visited-style-name="Visited_20_Internet_20_Link">
https://liveuamap.com/en/2023/23-april-kharkiv-kharkivska-oblast1737-red-alg</text:a>
</text:p>
      <text:p text:style-name="P4">
Source: <text:a xlink:type="simple" xlink:href="https://t.me/air_alert_ua/43610" text:style-name="Internet_20_link" text:visited-style-name="Visited_20_Internet_20_Link">
https://t.me/air_alert_ua/43610</text:a>
</text:p>
      <!--NEWS-->
      <text:h text:style-name="P10" text:outline-level="1">
<text:span text:style-name="T4">
Уряд Латвії виділить €4 мільйони на мовні курси для українських біженців</text:span>
</text:h>
      <text:p text:style-name="P4">
Authors: Ukrinform (Person)</text:p>
      <text:p text:style-name="P4">
Publisher: Укринформ (Organization)</text:p>
      <text:p text:style-name="P4">
Published Time: 2023-04-23T11:39:00+03:00</text:p>
      <text:p text:style-name="P4">
Modified Time: 2023-04-23T11:39:00+03:00</text:p>
      <text:p text:style-name="P4">
Description: Уряд Латвії ухвалив рішення щодо фінансування на понад 4 млн євро програми навчання українських громадян, які перебувають у республіці, латиської мови. — Укрінформ.</text:p>
      <text:p text:style-name="P4">
Images: ["<text:a xlink:type="simple" xlink:href="https://static.ukrinform.com/photos/2016_08/thumb_files/630_360_1471273532-2809-foto-chromorange-bilderboxglobal-look-press.jpg" text:style-name="Internet_20_link" text:visited-style-name="Visited_20_Internet_20_Link">
630_360_14712...</text:a>
"]</text:p>
      <text:p text:style-name="P4">
Tags: ['Латвія', 'Освіта', 'Біженці']</text:p>
      <text:p text:style-name="P4">
Type: Article</text:p>
      <!--METADATA-->
      <text:p text:style-name="P4">
<draw:frame draw:style-name="fr1" draw:name="Image90" text:anchor-type="as-char" svg:width="6.9236in" svg:height="3.956343in" draw:z-index="0">
<draw:image xlink:href="../Images/yкринформ/2023-04-23T11-39-00-03-00/630_360_1471273532-2809-foto-chromorange-bilderboxglobal-look-press.jpg" xlink:type="simple" xlink:show="embed" xlink:actuate="onLoad" draw:mime-type="image/jpeg"/>
</draw:frame>
 Уряд Латвії ухвалив рішення щодофінансування на понад 4 млн євро програми навчання українських громадян, якіперебувають у республіці, латиської мови.</text:p>
      <text:p text:style-name="P4">
Про це повідомляє <text:a xlink:type="simple" xlink:href="https://www.km.gov.lv/lv/jaunums/valdiba-latviesu-valodas-apmacibam-ukrainas-civiliedzivotajiem-pieskir-4-miljonus-eiro" text:style-name="Internet_20_link" text:visited-style-name="Visited_20_Internet_20_Link">
 </text:a>
 ,передає Укрінформ.</text:p>
      <text:p text:style-name="P4">
«Метою програми є популяризація використання латиської мови серед громадянУкраїни шляхом надання безкоштовних уроків, починаючи з рівня володіння мовоюА1 та згідно з початковим рівнем володіння мовою, дорослим українцям, зокреманеповнолітнім із середньою освітою, у всіх регіонах Латвії та незалежно відтривалості перебування у країні», - йдеться у повідомленні.</text:p>
      <text:p text:style-name="P4">
Зазначається, що у 2023 році планується прийняти в <text:a xlink:type="simple" xlink:href="https://www.ukrinform.ua/tag-latvia" text:style-name="Internet_20_link" text:visited-style-name="Visited_20_Internet_20_Link">
</text:a>
 40 тис. українців, з них 65% або 26тис. становитимуть дорослі. «Цивільні особи України в Латвії хочуть дедалібільше залучатися до працевлаштування. Для забезпечення ширших можливостей дляроботи, а також для соціально-економічної інтеграції людей у латвійськесуспільство необхідне знання латиської мови», - зазначає пресслужба Мінкульту.</text:p>
      <text:p text:style-name="P4">
<text:span text:style-name="T4">
Читайте також:</text:span>
 <text:a xlink:type="simple" xlink:href="https://www.ukrinform.ua/rubric-diaspora/3696306-bizenci-z-ukraini-zapovnili-progalini-na-polskomu-rinku-praci.html" text:style-name="Internet_20_link" text:visited-style-name="Visited_20_Internet_20_Link">
 <text:span text:style-name="T4">
Біженці</text:span>
 </text:a>
</text:p>
      <text:p text:style-name="P4">
Фінансування перерозподілено на виконання постанови кабінету міністрів «ПроПлан заходів щодо надання підтримки громадянам України в ЛатвійськійРеспубліці на 2023 рік». Воно призначене для організації курсів латиської мовидо 31 грудня. На реалізацію проєктів програми, адміністрованої Фондомінтеграції суспільства (SIF), виділено 3 990 400 євро, на адмініструванняпрограми – ще 39 436 євро.</text:p>
      <text:p text:style-name="P4">
<text:span text:style-name="T4">
Читайте також:</text:span>
 <text:a xlink:type="simple" xlink:href="https://www.ukrinform.ua/rubric-uarazom/3697690-latvia-peredast-ukraini-se-visim-konfiskovanih-avtomobiliv.html" text:style-name="Internet_20_link" text:visited-style-name="Visited_20_Internet_20_Link">
 <text:span text:style-name="T4">
Латвія</text:span>
 </text:a>
</text:p>
      <text:p text:style-name="P4">
Програма "Уроки латиської мови для громадян України", фінансується здержавного бюджету і реалізується з 2022 року. Торік було укладено 31 угоду зорганізаціями, які проводять уроки латиської мови в усіх регіонах країни.Заняття відвідали загалом 3507 осіб (2249 осіб успішно освоїли рівеньволодіння мовою А1, 350 осіб – рівень А2).</text:p>
      <text:p text:style-name="P4">
Як повідомляв Укрінформ, Міністерство оборони Латвії у 2023 році <text:a xlink:type="simple" xlink:href="https://www.ukrinform.ua/rubric-ato/3699104-latvia-peredast-ukraini-vsi-svoi-stinger-minoboroni.html" text:style-name="Internet_20_link" text:visited-style-name="Visited_20_Internet_20_Link">
</text:a>
 , що вдвічі більше, як порівняти з 2022-м.</text:p>
      <text:p text:style-name="P4">
Source: <text:a xlink:type="simple" xlink:href="https://www.ukrinform.ua/rubric-society/3699529-urad-latvii-vidilit-4-miljoni-na-navcanna-ukrainskih-bizenciv-latiskoi-movi.html" text:style-name="Internet_20_link" text:visited-style-name="Visited_20_Internet_20_Link">
https://www.ukrinform.ua/rubric-society/3699529-urad-latvii-vidilit-4-miljoni-na-navcanna-ukrainskih-bizenciv-latiskoi-movi.html</text:a>
</text:p>
      <!--NEWS-->
      <text:h text:style-name="P10" text:outline-level="1">
<text:span text:style-name="T4">
Гуменюк закликає до інформаційної тиші щодо висадки ЗСУ на лівому березі</text:span>
</text:h>
      <text:p text:style-name="P4">
Authors: Ukrinform (Person)</text:p>
      <text:p text:style-name="P4">
Publisher: Укринформ (Organization)</text:p>
      <text:p text:style-name="P4">
Published Time: 2023-04-23T11:52:00+03:00</text:p>
      <text:p text:style-name="P4">
Modified Time: 2023-04-23T11:52:00+03:00</text:p>
      <text:p text:style-name="P4">
Description: Умови військової операції з висадки Збройних сил України на лівому березі Херсонщини вимагають інформаційної тиші.  — Укрінформ.</text:p>
      <text:p text:style-name="P4">
Images: ["<text:a xlink:type="simple" xlink:href="https://static.ukrinform.com/photos/2023_04/thumb_files/630_360_1681805389-752.jpg" text:style-name="Internet_20_link" text:visited-style-name="Visited_20_Internet_20_Link">
630_360_16818...</text:a>
"]</text:p>
      <text:p text:style-name="P4">
Tags: ['ЗСУ', 'Війна з росією', 'Контрнаступ', 'Єдині новини', 'Наталія Гуменюк']</text:p>
      <text:p text:style-name="P4">
Type: Article</text:p>
      <!--METADATA-->
      <text:p text:style-name="P4">
<draw:frame draw:style-name="fr1" draw:name="Image91" text:anchor-type="as-char" svg:width="6.9236in" svg:height="3.956343in" draw:z-index="0">
<draw:image xlink:href="../Images/yкринформ/2023-04-23T11-52-00-03-00/630_360_1681805389-752.jpg" xlink:type="simple" xlink:show="embed" xlink:actuate="onLoad" draw:mime-type="image/jpeg"/>
</draw:frame>
 Умовивійськової операції з висадки Збройних сил України на лівому березі Херсонщинивимагають інформаційної тиші.</text:p>
      <text:p text:style-name="P4">
Як передає Укрінформ, так прокометувала керівник пресцентру оперативногокомандування "Південь" Наталія Гуменюк в <text:a xlink:type="simple" xlink:href="https://www.youtube.com/watch" text:style-name="Internet_20_link" text:visited-style-name="Visited_20_Internet_20_Link">
</text:a>
 телемарафону «Єдині новини»інформацію щодо висадки Збройних сил України на лівому березі Херсонщини.</text:p>
      <text:p text:style-name="P4">
<text:span text:style-name="T5">
Відео: телемарафон "Єдині новини"</text:span>
</text:p>
      <text:p text:style-name="P4">
"Дуже складна робота триває, коли треба подолати таку перешкоду як Дніпро,коли лінія фронту проходить повз широку потужну річку. Тому умови військовоїоперації вимагають інформаційної тиші доти, поки це не буде достатньо безпечнодля наших <text:a xlink:type="simple" xlink:href="https://www.ukrinform.ua/tag-zsu" text:style-name="Internet_20_link" text:visited-style-name="Visited_20_Internet_20_Link">
 </text:a>
 . Тому тут треба набратисятерпіння і навіть найкращим студентам Інституту вивчення війни”, - сказалаГуменюк.</text:p>
      <text:p text:style-name="P4">
<text:span text:style-name="T4">
Читайте також:</text:span>
 <text:a xlink:type="simple" xlink:href="https://www.ukrinform.ua/rubric-crimea/3699008-rosiani-stvoruut-u-krimu-kilka-rubeziv-oboroni-ta-vivozat-majno-do-rf-gumenuk.html" text:style-name="Internet_20_link" text:visited-style-name="Visited_20_Internet_20_Link">
 <text:span text:style-name="T4">
Гуменюк</text:span>
 </text:a>
</text:p>
      <text:p text:style-name="P4">
Як повідомлялося, міністр оборони США Ллойд Остін заявив, що <text:a xlink:type="simple" xlink:href="https://www.ukrinform.ua/rubric-ato/3699014-ukraina-dosagla-progresu-v-narosuvanni-svoih-sil-pered-kontrnastupom-ostin.html" text:style-name="Internet_20_link" text:visited-style-name="Visited_20_Internet_20_Link">
</text:a>
</text:p>
      <text:p text:style-name="P4">
Source: <text:a xlink:type="simple" xlink:href="https://www.ukrinform.ua/rubric-ato/3699531-gumenuk-zaklikae-do-informacijnoi-tisi-sodo-visadki-zsu-na-livomu-berezi.html" text:style-name="Internet_20_link" text:visited-style-name="Visited_20_Internet_20_Link">
https://www.ukrinform.ua/rubric-ato/3699531-gumenuk-zaklikae-do-informacijnoi-tisi-sodo-visadki-zsu-na-livomu-berezi.html</text:a>
</text:p>
      <!--NEWS-->
      <text:h text:style-name="P10" text:outline-level="1">
<text:span text:style-name="T4">
росія вивела у Чорне море два ракетоносії з вісьмома «Калібрами»</text:span>
</text:h>
      <text:p text:style-name="P4">
Authors: Ukrinform (Person)</text:p>
      <text:p text:style-name="P4">
Publisher: Укринформ (Organization)</text:p>
      <text:p text:style-name="P4">
Published Time: 2023-04-23T12:00:00+03:00</text:p>
      <text:p text:style-name="P4">
Modified Time: 2023-04-23T12:00:00+03:00</text:p>
      <text:p text:style-name="P4">
Description: У Чорному морі чергують два російські підводні ракетоносії, оснащені вісьмома ракетами типу "Калібр".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92" text:anchor-type="as-char" svg:width="6.9236in" svg:height="3.956343in" draw:z-index="0">
<draw:image xlink:href="../Images/yкринформ/2023-04-23T12-00-00-03-00/630_360_1678431987-587.jpg" xlink:type="simple" xlink:show="embed" xlink:actuate="onLoad" draw:mime-type="image/jpeg"/>
</draw:frame>
 У Чорномуморі чергують два російські підводні ракетоносії, оснащені вісьмома ракетамитипу "Калібр".</text:p>
      <text:p text:style-name="P4">
Як передає Укрінформ, про це Оперативне командування “Південь” повідомляє у  <text:a xlink:type="simple" xlink:href="https://www.facebook.com/OperationalCommandSouth/posts/pfbid02YBSRYG8Ejwsh1EJkgUUPdZbLabNLq1sdAyHsT1wmQL2iRAMPKMamgQg5ief9WvTtl" text:style-name="Internet_20_link" text:visited-style-name="Visited_20_Internet_20_Link">
</text:a>
.</text:p>
      <text:p text:style-name="P4">
“В Чорному морі вороже корабельне угруповання складається з 10 кораблів, середяких 1 великий десантний корабель і 2 підводні ракетоносії, споряджені 8“Калібрами”, - ідеться у повідомленні.</text:p>
      <text:p text:style-name="P4">
В ОК “Південь” попереджають, що “загроза ракетного удару залишається,повторення ворожих атак прифронтових територій керованими авіаційними бомбамицілком імовірне, загроза атак <text:a xlink:type="simple" xlink:href="https://www.ukrinform.ua/tag-dronkamikadze" text:style-name="Internet_20_link" text:visited-style-name="Visited_20_Internet_20_Link">
 </text:a>
типу Shahed-131/136, зокрема в нічний час, дуже висока”.</text:p>
      <text:p text:style-name="P4">
<text:span text:style-name="T4">
Читайте також:</text:span>
 <text:a xlink:type="simple" xlink:href="https://www.ukrinform.ua/rubric-ato/3699506-rosii-do-oseni-ne-vdastsa-nakopiciti-navit-tretinu-vid-vipusenih-neu-raket-povitrani-sili.html" text:style-name="Internet_20_link" text:visited-style-name="Visited_20_Internet_20_Link">
 <text:span text:style-name="T4">
ракет</text:span>
 </text:a>
</text:p>
      <text:p text:style-name="P4">
Крім того,  Військово-морські сили Збройних сил України повідомляють у  <text:a xlink:type="simple" xlink:href="https://www.facebook.com/navy.mil.gov.ua/posts/pfbid033w4soP4254nf5bz5jzGrho2qcLaoW5qTqzDb2FuucVLGr3v9RBExjxP1Kjesyz3al" text:style-name="Internet_20_link" text:visited-style-name="Visited_20_Internet_20_Link">
</text:a>
, що у Середземному морі російська федерація тримає два носії крилатих ракет"Калібр" із загальним залпом до 24 ракет.</text:p>
      <text:p text:style-name="P4">
“Станом на 13:00 23 квітня в Азовському морі – 1 ворожий корабель; уСередземному морі на бойовому чергуванні - до восьми російських кораблів, зних два носії крилатих ракет "Калібр", загальний залп яких - до 24 ракет”, -зазначається у повідомленні.</text:p>
      <text:p text:style-name="P4">
Як повідомляв Укрінформ, 22 квітня на бойовому чергуванні в Чорному морі росіятримала 11 кораблів.</text:p>
      <text:p text:style-name="P4">
Source: <text:a xlink:type="simple" xlink:href="https://www.ukrinform.ua/rubric-ato/3699534-rosia-vivela-u-corne-more-dva-raketonosii-z-vismoma-kalibrami.html" text:style-name="Internet_20_link" text:visited-style-name="Visited_20_Internet_20_Link">
https://www.ukrinform.ua/rubric-ato/3699534-rosia-vivela-u-corne-more-dva-raketonosii-z-vismoma-kalibrami.html</text:a>
</text:p>
      <!--NEWS-->
      <text:h text:style-name="P10" text:outline-level="1">
<text:span text:style-name="T4">
Став відомий склад збірної України на чемпіонат світу з дзюдо</text:span>
</text:h>
      <text:p text:style-name="P4">
Authors: Ukrinform (Person)</text:p>
      <text:p text:style-name="P4">
Publisher: Укринформ (Organization)</text:p>
      <text:p text:style-name="P4">
Published Time: 2023-04-23T12:07:04+03:00</text:p>
      <text:p text:style-name="P4">
Modified Time: 2023-04-23T12:07:04+03:00</text:p>
      <text:p text:style-name="P4">
Description: Збірна України з дзюдо визначила склад команди на чемпіонат світу, який пройде 7-13 травня у Досі (Катар). — Укрінформ.</text:p>
      <text:p text:style-name="P4">
Images: ["<text:a xlink:type="simple" xlink:href="https://static.ukrinform.com/photos/2023_03/thumb_files/630_360_1679932331-849.jpg" text:style-name="Internet_20_link" text:visited-style-name="Visited_20_Internet_20_Link">
630_360_16799...</text:a>
"]</text:p>
      <text:p text:style-name="P4">
Tags: ['Чемпіонат світу', 'Збірна України', 'Дзюдо', "Дар'я Білодід"]</text:p>
      <text:p text:style-name="P4">
Type: Article</text:p>
      <!--METADATA-->
      <text:p text:style-name="P4">
<draw:frame draw:style-name="fr1" draw:name="Image93" text:anchor-type="as-char" svg:width="6.9236in" svg:height="3.956343in" draw:z-index="0">
<draw:image xlink:href="../Images/yкринформ/2023-04-23T12-07-04-03-00/630_360_1679932331-849.jpg" xlink:type="simple" xlink:show="embed" xlink:actuate="onLoad" draw:mime-type="image/jpeg"/>
</draw:frame>
 ЗбірнаУкраїни з дзюдо визначила склад команди на чемпіонат світу, який пройде 7-13травня у Досі (Катар).</text:p>
      <text:p text:style-name="P4">
Як повідомляє <text:a xlink:type="simple" xlink:href="https://suspilne.media/453534-zbirna-ukraini-viznacila-sklad-na-cempionat-svitu-2023-z-dzudo-u-komandi-sist-debutantiv/" text:style-name="Internet_20_link" text:visited-style-name="Visited_20_Internet_20_Link">
 </text:a>
 , до заявкикоманди на турнір потрапили 14 дзюдоїстів: вісім чоловіків та шість жінок,передає Укрінформ.</text:p>
      <text:p text:style-name="P4">
<text:span text:style-name="T5">
Склад збірної України:</text:span>
</text:p>
      <text:p text:style-name="P4">
чоловіки - Артем Лесюк, Дільшот Халматов (обидва - до 60 кг), Богдан Ядов (66кг), Владислав Казіміров (73 кг), Геворг Манукян (81 кг), Артем Бубир (90 кг),Антон Савицький (100 кг), Євгеній Балевський (понад 100 кг);</text:p>
      <text:p text:style-name="P4">
жінки - Марія Буйок (48 кг), Дар'я Білодід (57 кг), Юлія Гребеножко (63 кг),Єлизавета Литвиненко, Юлія Курченко (обидві - 78 кг), Руслана Булавіна (понад78 кг).</text:p>
      <text:p text:style-name="P4">
<text:span text:style-name="T4">
Читайте також:</text:span>
 <text:a xlink:type="simple" xlink:href="https://www.ukrinform.ua/rubric-sports/3698580-dzudoisti-zantaraa-nabali-ta-kalanina-zaversili-kareru.html" text:style-name="Internet_20_link" text:visited-style-name="Visited_20_Internet_20_Link">
 <text:span text:style-name="T4">
Дзюдо</text:span>
 </text:a>
</text:p>
      <text:p text:style-name="P4">
Збірна України не змагатиметься у командному турнірі на ЧС-2023. Це рішеннятренерського штабу команди: дзюдоїсти готуватимуться до командного старту наЄвропейських іграх-2023.</text:p>
      <text:p text:style-name="P4">
На фото: Дар'я Білодід (ijf.org).</text:p>
      <text:p text:style-name="P4">
Source: <text:a xlink:type="simple" xlink:href="https://www.ukrinform.ua/rubric-sports/3699535-stav-vidomij-sklad-zbirnoi-ukraini-na-cempionat-svitu-z-dzudo.html" text:style-name="Internet_20_link" text:visited-style-name="Visited_20_Internet_20_Link">
https://www.ukrinform.ua/rubric-sports/3699535-stav-vidomij-sklad-zbirnoi-ukraini-na-cempionat-svitu-z-dzudo.html</text:a>
</text:p>
      <!--NEWS-->
      <text:h text:style-name="P10" text:outline-level="1">
<text:span text:style-name="T4">
У Франції прокоментували заяву посла КНР у Парижі щодо суверенітету колишніх радянських республік</text:span>
</text:h>
      <text:p text:style-name="P4">
Authors: Ukrinform (Person)</text:p>
      <text:p text:style-name="P4">
Publisher: Укринформ (Organization)</text:p>
      <text:p text:style-name="P4">
Published Time: 2023-04-23T12:09:00+03:00</text:p>
      <text:p text:style-name="P4">
Modified Time: 2023-04-23T12:09:00+03:00</text:p>
      <text:p text:style-name="P4">
Description: Франція після суперечливих коментарів посла КНР у Парижі заявила про свою «повну солідарність» з усіма колишніми країнами-членами СРСР, які, за її словами, отримали незалежність «після десятиліть утисків». — Укрінформ.</text:p>
      <text:p text:style-name="P4">
Images: ["<text:a xlink:type="simple" xlink:href="https://static.ukrinform.com/photos/2022_05/thumb_files/630_360_1652209855-436.jpg" text:style-name="Internet_20_link" text:visited-style-name="Visited_20_Internet_20_Link">
630_360_16522...</text:a>
"]</text:p>
      <text:p text:style-name="P4">
Tags: ['Франція', 'Китай', 'Посол']</text:p>
      <text:p text:style-name="P4">
Type: Article</text:p>
      <!--METADATA-->
      <text:p text:style-name="P4">
<draw:frame draw:style-name="fr1" draw:name="Image94" text:anchor-type="as-char" svg:width="6.9236in" svg:height="3.956343in" draw:z-index="0">
<draw:image xlink:href="../Images/yкринформ/2023-04-23T12-09-00-03-00/630_360_1652209855-436.jpg" xlink:type="simple" xlink:show="embed" xlink:actuate="onLoad" draw:mime-type="image/jpeg"/>
</draw:frame>
 Франціяпісля суперечливих коментарів посла КНР у Парижі заявила про свою «повнусолідарність» з усіма колишніми країнами-членами СРСР, які, за її словами,отримали незалежність «після десятиліть утисків».</text:p>
      <text:p text:style-name="P4">
Про це заявив у неділю представник МЗС Франції, передає Укрінформ ізпосиланням на <text:a xlink:type="simple" xlink:href="https://www.reuters.com/world/europe/france-baltic-states-dismayed-after-china-envoy-questions-ukraine-sovereignty-2023-04-23/" text:style-name="Internet_20_link" text:visited-style-name="Visited_20_Internet_20_Link">
 </text:a>
 .</text:p>
      <text:p text:style-name="P4">
«Щодо України зокрема. Вона була міжнародно визнана в межах кордонів,включаючи Крим, у 1991 році всією міжнародною спільнотою, включаючи Китай», -сказав представник французького МЗС.</text:p>
      <text:p text:style-name="P4">
За його словами, Китаю доведеться уточнити, чи відображають ці коментарікитайського посла його позицію чи ні.</text:p>
      <text:p text:style-name="P4">
<text:span text:style-name="T4">
Читайте також:</text:span>
 <text:a xlink:type="simple" xlink:href="https://www.ukrinform.ua/rubric-ato/3699512-danilov-zaklikav-pripiniti-sadzati-ukrainu-za-stil-peregovoriv.html" text:style-name="Internet_20_link" text:visited-style-name="Visited_20_Internet_20_Link">
 </text:a>
</text:p>
      <text:p text:style-name="P4">
У МЗС Китаю не одразу відповіли на коментарі агентству Reuters.</text:p>
      <text:p text:style-name="P4">
Як повідомляв Укрінформ, посол Китаю у Франції Лу Шає <text:a xlink:type="simple" xlink:href="https://www.ukrinform.ua/rubric-world/3699378-posol-kitau-u-francii-postaviv-pid-sumniv-suverenitet-kolisnih-radanskih-respublik.html" text:style-name="Internet_20_link" text:visited-style-name="Visited_20_Internet_20_Link">
</text:a>
 , та зазнавжорсткої критики.</text:p>
      <text:p text:style-name="P4">
Зокрема, посол України у Франції Вадим Омельченко припустив, що Лу Шає маєпроблеми з географією, та нагадав, що подібні заяви суперечать офіційнійпозиції Китаю.</text:p>
      <text:p text:style-name="P4">
<text:span text:style-name="T4">
Читайте також:</text:span>
 <text:a xlink:type="simple" xlink:href="https://www.ukrinform.ua/rubric-world/3699322-ministr-oboroni-italii-vistupae-za-peregovori-miz-ukrainou-ta-rf-i-poserednictvo-kitau.html" text:style-name="Internet_20_link" text:visited-style-name="Visited_20_Internet_20_Link">
 <text:span text:style-name="T4">
Китаю</text:span>
 </text:a>
</text:p>
      <text:p text:style-name="P4">
Глава МЗС Литви Габріелюс Ландсбергіс сказав, що заява посла Китаю у Франціїпроказує слушність того, «чому країни Балтії не довіряють Китаю «посередництвомиру в Україні».</text:p>
      <text:p text:style-name="P4">
Міністр закордонних справ Естонії Маргус Цахкна <text:a xlink:type="simple" xlink:href="https://www.ukrinform.ua/rubric-world/3699418-u-mzs-estonii-ta-latvii-viklicut-kitajskih-diplomativ-cerez-zaavi-posla-knr-u-francii.html#:~:text=%D0%93%D0%BB%D0%B0%D0%B2%D0%B0%20%D0%9C%D0%97%D0%A1%20%D0%9B%D0%B8%D1%82%D0%B2%D0%B8%20%D0%93%D0%B0%D0%B1%D1%80%D1%96%D0%B5%D0%BB%D1%8E%D1%81%20%D0%9B%D0%B0%D0%BD%D0%B4%D1%81%D0%B1%D0%B5%D1%80%D0%B3%D1%96%D1%81,%C2%AB%D0%BF%D0%BE%D1%81%D0%B5%D1%80%D0%B5%D0%B4%D0%BD%D0%B8%D1%86%D1%82%D0%B2%D0%BE%20%D0%BC%D0%B8%D1%80%D1%83%20%D0%B2%20%D0%A3%D0%BA%D1%80%D0%B0%D1%97%D0%BD%D1%96%C2%BB." text:style-name="Internet_20_link" text:visited-style-name="Visited_20_Internet_20_Link">
</text:a>
, який висловив сумніви щодо суверенітету колишніх країн-членів СРСР.</text:p>
      <text:p text:style-name="P4">
Фото: CGTN</text:p>
      <text:p text:style-name="P4">
Source: <text:a xlink:type="simple" xlink:href="https://www.ukrinform.ua/rubric-world/3699536-u-francii-prokomentuvali-zaavu-posla-knr-u-parizi-sodo-suverenitetu-kolisnih-radanskih-respublik.html" text:style-name="Internet_20_link" text:visited-style-name="Visited_20_Internet_20_Link">
https://www.ukrinform.ua/rubric-world/3699536-u-francii-prokomentuvali-zaavu-posla-knr-u-parizi-sodo-suverenitetu-kolisnih-radanskih-respublik.html</text:a>
</text:p>
      <!--NEWS-->
      <text:h text:style-name="P10" text:outline-level="1">
<text:span text:style-name="T4">
На Хмельниччині ще одна парафія перейшла до ПЦУ</text:span>
</text:h>
      <text:p text:style-name="P4">
Authors: Ukrinform (Person)</text:p>
      <text:p text:style-name="P4">
Publisher: Укринформ (Organization)</text:p>
      <text:p text:style-name="P4">
Published Time: 2023-04-23T12:13:00+03:00</text:p>
      <text:p text:style-name="P4">
Modified Time: 2023-04-23T12:13:00+03:00</text:p>
      <text:p text:style-name="P4">
Description: Парафія святої мучениці Параскеви у селі Лісові Гринівці Хмельницької області перейшла з Української православної церкви (московського патріархату) до Православної церкви України. — Укрінформ.</text:p>
      <text:p text:style-name="P4">
Images: ["<text:a xlink:type="simple" xlink:href="https://static.ukrinform.com/photos/2023_04/thumb_files/630_360_1682241037-672.jpg" text:style-name="Internet_20_link" text:visited-style-name="Visited_20_Internet_20_Link">
630_360_16822...</text:a>
", "<text:a xlink:type="simple" xlink:href="https://static.ukrinform.com/photos/2023_04/1682241050-903.jpg" text:style-name="Internet_20_link" text:visited-style-name="Visited_20_Internet_20_Link">
1682241050-90...</text:a>
", "<text:a xlink:type="simple" xlink:href="https://static.ukrinform.com/photos/2023_04/1682241063-412.jpg" text:style-name="Internet_20_link" text:visited-style-name="Visited_20_Internet_20_Link">
1682241063-41...</text:a>
"]</text:p>
      <text:p text:style-name="P4">
Tags: ['Хмельниччина', 'УПЦ МП', 'Православна церква України']</text:p>
      <text:p text:style-name="P4">
Type: Article</text:p>
      <!--METADATA-->
      <text:p text:style-name="P4">
<draw:frame draw:style-name="fr1" draw:name="Image95" text:anchor-type="as-char" svg:width="6.9236in" svg:height="3.956343in" draw:z-index="0">
<draw:image xlink:href="../Images/yкринформ/2023-04-23T12-13-00-03-00/630_360_1682241037-672.jpg" xlink:type="simple" xlink:show="embed" xlink:actuate="onLoad" draw:mime-type="image/jpeg"/>
</draw:frame>
 Парафіясвятої мучениці Параскеви у селі Лісові Гринівці Хмельницької області перейшлаз Української православної церкви (московського патріархату) до Православноїцеркви України.</text:p>
      <text:p text:style-name="P4">
Про це у <text:a xlink:type="simple" xlink:href="https://www.facebook.com/permalink.php" text:style-name="Internet_20_link" text:visited-style-name="Visited_20_Internet_20_Link">
</text:a>
повідомив депутат Хмельницької районної ради Олександр Чорнієвич, передаєУкрінформ.</text:p>
      <text:p text:style-name="P4">
«Відбулися збори релігійної організації храму Святої Мучениці Параскеви селаЛісові Гринівці Лісовогринівецької ТГ… Присутні на зборах одностайнопідтримали зміну підлеглості у канонічних та організаційних питанняхрелігійної організації з УПЦ (МП) та приєдналися до помісної <text:a xlink:type="simple" xlink:href="https://www.ukrinform.ua/tag-pravoslavna-cerkva-ukraini" text:style-name="Internet_20_link" text:visited-style-name="Visited_20_Internet_20_Link">
</text:a>
 », - йдеться уповідомленні.</text:p>
      <text:p text:style-name="P4">
<draw:frame draw:style-name="fr1" draw:name="Image96" text:anchor-type="as-char" svg:width="6.9236in" svg:height="5.1927in" draw:z-index="0">
<draw:image xlink:href="../Images/yкринформ/2023-04-23T12-13-00-03-00/1682241050-903.jpg" xlink:type="simple" xlink:show="embed" xlink:actuate="onLoad" draw:mime-type="image/jpeg"/>
</draw:frame>
<draw:frame draw:style-name="fr1" draw:name="Image97" text:anchor-type="as-char" svg:width="6.9236in" svg:height="5.1927in" draw:z-index="0">
<draw:image xlink:href="../Images/yкринформ/2023-04-23T12-13-00-03-00/1682241063-412.jpg" xlink:type="simple" xlink:show="embed" xlink:actuate="onLoad" draw:mime-type="image/jpeg"/>
</draw:frame>
</text:p>
      <text:p text:style-name="P4">
За словами Чорнієвича, у зборах взяли участь понад 700 людей.</text:p>
      <text:p text:style-name="P4">
<text:span text:style-name="T4">
Читайте також:</text:span>
 <text:a xlink:type="simple" xlink:href="https://www.ukrinform.ua/rubric-society/3696602-pcu-provela-persu-velikodnu-sluzbu-v-kievopecerskij-lavri.html" text:style-name="Internet_20_link" text:visited-style-name="Visited_20_Internet_20_Link">
 <text:span text:style-name="T4">
ПЦУ</text:span>
 </text:a>
</text:p>
      <text:p text:style-name="P4">
Як повідомляв Укрінформ, на Хмельниччині від початку повномасштабної війни зУкраїнської православної церкви (московського патріархату) вийшли 178релігійних громад, з яких <text:a xlink:type="simple" xlink:href="https://www.ukrinform.ua/rubric-regions/3695844-na-hmelniccini-vid-pocatku-povnomasstabnoi-vijni-upc-mp-zalisili-178-parafij.html" text:style-name="Internet_20_link" text:visited-style-name="Visited_20_Internet_20_Link">
 </text:a>
</text:p>
      <text:p text:style-name="P4">
<text:span text:style-name="T5">
Фото: Фейсбук Олександр Чорнієвич</text:span>
</text:p>
      <text:p text:style-name="P4">
Source: <text:a xlink:type="simple" xlink:href="https://www.ukrinform.ua/rubric-regions/3699537-na-hmelniccini-se-odna-parafia-perejsla-do-pcu.html" text:style-name="Internet_20_link" text:visited-style-name="Visited_20_Internet_20_Link">
https://www.ukrinform.ua/rubric-regions/3699537-na-hmelniccini-se-odna-parafia-perejsla-do-pcu.html</text:a>
</text:p>
      <!--NEWS-->
      <text:h text:style-name="P10" text:outline-level="1">
<text:span text:style-name="T4">
росіяни отримали нову партію «шахедів» і намагаються знайти нашу ППО - Гуменюк</text:span>
</text:h>
      <text:p text:style-name="P4">
Authors: Ukrinform (Person)</text:p>
      <text:p text:style-name="P4">
Publisher: Укринформ (Organization)</text:p>
      <text:p text:style-name="P4">
Published Time: 2023-04-23T12:28:00+03:00</text:p>
      <text:p text:style-name="P4">
Modified Time: 2023-04-23T12:28:00+03:00</text:p>
      <text:p text:style-name="P4">
Description: росіяни отримали чергову партію "шахедів" і наразі намагаються виявити системи нашої протиповітряної оборони.  — Укрінформ.</text:p>
      <text:p text:style-name="P4">
Images: ["<text:a xlink:type="simple" xlink:href="https://static.ukrinform.com/photos/2022_07/thumb_files/630_360_1656933176-267.jpg" text:style-name="Internet_20_link" text:visited-style-name="Visited_20_Internet_20_Link">
630_360_16569...</text:a>
"]</text:p>
      <text:p text:style-name="P4">
Tags: ['Війна з росією', 'Дрон-камікадзе', 'Єдині новини', 'Наталія Гуменюк']</text:p>
      <text:p text:style-name="P4">
Type: Article</text:p>
      <!--METADATA-->
      <text:p text:style-name="P4">
<draw:frame draw:style-name="fr1" draw:name="Image98" text:anchor-type="as-char" svg:width="6.9236in" svg:height="3.956343in" draw:z-index="0">
<draw:image xlink:href="../Images/yкринформ/2023-04-23T12-28-00-03-00/630_360_1656933176-267.jpg" xlink:type="simple" xlink:show="embed" xlink:actuate="onLoad" draw:mime-type="image/jpeg"/>
</draw:frame>
 росіяниотримали чергову партію "шахедів" і наразі намагаються виявити системи нашоїпротиповітряної оборони.</text:p>
      <text:p text:style-name="P4">
Як передає Укрінформ, про це керівник пресцентру оперативного командування"Південь" Наталія Гуменюк повідомила в <text:a xlink:type="simple" xlink:href="https://www.youtube.com/watch" text:style-name="Internet_20_link" text:visited-style-name="Visited_20_Internet_20_Link">
</text:a>
.</text:p>
      <text:p text:style-name="P4">
"За маркуванням ми побачили, що це чергова партія. Ми бачимо навіть позастосуванню, що майже щоночі відбувається пуск цих баражуючих снарядів порегіонах України. Вочевидь, вони отримали поповнення і наразі намагаютьсязнайти нашу протиповітряну оборону", - сказала Гуменюк.</text:p>
      <text:p text:style-name="P4">
<text:span text:style-name="T4">
Читайте також:</text:span>
 <text:a xlink:type="simple" xlink:href="https://www.ukrinform.ua/rubric-ato/3699531-gumenuk-zaklikae-do-informacijnoi-tisi-sodo-visadki-zsu-na-livomu-berezi.html" text:style-name="Internet_20_link" text:visited-style-name="Visited_20_Internet_20_Link">
 <text:span text:style-name="T4">
Гуменюк</text:span>
 </text:a>
</text:p>
      <text:p text:style-name="P4">
Як повідомлялося, <text:a xlink:type="simple" xlink:href="https://www.ukrinform.ua/rubric-ato/3699129-vorog-atakuvav-ukrainu-patma-sahedami-cotiri-z-nih-znisila-ppo.html" text:style-name="Internet_20_link" text:visited-style-name="Visited_20_Internet_20_Link">
 </text:a>
 , чотири з нихбули знищені ППО.</text:p>
      <text:p text:style-name="P4">
Source: <text:a xlink:type="simple" xlink:href="https://www.ukrinform.ua/rubric-ato/3699542-rosiani-otrimali-novu-partiu-sahediv-i-namagautsa-znajti-nasu-ppo-gumenuk.html" text:style-name="Internet_20_link" text:visited-style-name="Visited_20_Internet_20_Link">
https://www.ukrinform.ua/rubric-ato/3699542-rosiani-otrimali-novu-partiu-sahediv-i-namagautsa-znajti-nasu-ppo-gumenuk.html</text:a>
</text:p>
      <!--NEWS-->
      <text:h text:style-name="P10" text:outline-level="1">
<text:span text:style-name="T4">
Стрибок цін на зерно та паливо: міністри G7 стурбовані впливом війни на продовольчу безпеку</text:span>
</text:h>
      <text:p text:style-name="P4">
Authors: Ukrinform (Person)</text:p>
      <text:p text:style-name="P4">
Publisher: Укринформ (Organization)</text:p>
      <text:p text:style-name="P4">
Published Time: 2023-04-23T12:28:32+03:00</text:p>
      <text:p text:style-name="P4">
Modified Time: 2023-04-23T12:28:32+03:00</text:p>
      <text:p text:style-name="P4">
Description: Міністри сільського господарства країн «Групи семи» (G7) висловили стурбованість руйнівним впливом на глобальну продовольчу безпеку розв’язаної росією війни проти України. — Укрінформ.</text:p>
      <text:p text:style-name="P4">
Images: ["<text:a xlink:type="simple" xlink:href="https://static.ukrinform.com/photos/2022_12/thumb_files/630_360_1670868347-184.jpg" text:style-name="Internet_20_link" text:visited-style-name="Visited_20_Internet_20_Link">
630_360_16708...</text:a>
"]</text:p>
      <text:p text:style-name="P4">
Tags: ['Україна', 'Велика сімка', 'Війна з росією', 'Продовольча безпека']</text:p>
      <text:p text:style-name="P4">
Type: Article</text:p>
      <!--METADATA-->
      <text:p text:style-name="P4">
<draw:frame draw:style-name="fr1" draw:name="Image99" text:anchor-type="as-char" svg:width="6.9236in" svg:height="3.956343in" draw:z-index="0">
<draw:image xlink:href="../Images/yкринформ/2023-04-23T12-28-32-03-00/630_360_1670868347-184.jpg" xlink:type="simple" xlink:show="embed" xlink:actuate="onLoad" draw:mime-type="image/jpeg"/>
</draw:frame>
 Міністрисільського господарства країн «Групи семи» (G7) висловили стурбованістьруйнівним впливом на глобальну продовольчу безпеку розв’язаної росією війнипроти України.</text:p>
      <text:p text:style-name="P4">
Про це йдеться в комюніке, узгодженому міністрами в неділю за результатамидводенної зустрічі в японському місті Міядзакі, передає Укрінформ ізпосиланням на  <text:a xlink:type="simple" xlink:href="https://english.kyodonews.net/news/2023/04/b096c990d487-g-7-farm-ministers-condemn-russia-for-wars-impact-on-food-security.html" text:style-name="Internet_20_link" text:visited-style-name="Visited_20_Internet_20_Link">
</text:a>
 .</text:p>
      <text:p text:style-name="P4">
«Ми глибоко стурбовані руйнівним впливом війни на продовольчу безпеку в усьомусвіті, зокрема через стрибок цін на зерно, паливо та добрива, що непропорційновпливає на найбільш уразливі верстви населення», – йдеться в заяві.</text:p>
      <text:p text:style-name="P4">
Міністри G7 заявили, що війна ще більше посилила продовольчу нестабільність натлі <text:a xlink:type="simple" xlink:href="https://www.ukrinform.ua/tag-zmina-klimatu" text:style-name="Internet_20_link" text:visited-style-name="Visited_20_Internet_20_Link">
 </text:a>
 і втрати біорізноманіття,які негативно впливають на сільськогосподарські культури, воду та родючістьґрунтів.</text:p>
      <text:p text:style-name="P4">
<text:span text:style-name="T4">
Читайте також:</text:span>
 <text:a xlink:type="simple" xlink:href="https://www.ukrinform.ua/rubric-economy/3699276-solskij-zaklikae-kraini-g7-dopomogti-v-rozminuvanni-silgospzemel-ukraini.html" text:style-name="Internet_20_link" text:visited-style-name="Visited_20_Internet_20_Link">
 </text:a>
</text:p>
      <text:p text:style-name="P4">
Вони також оголосили про «План дій Міядзакі» у відповідь на численні складніпроблеми, з якими стикаються глобальні продовольчі системи. Він спрямований якна подолання короткострокових викликів, спричинених війною росії проти Україниі наслідками пандемії COVID-19, так і досягнення довгострокових цілей зіскорочення викидів парникових газів і збереження біорізноманіття.</text:p>
      <text:p text:style-name="P4">
Серед пунктів плану є «диверсифікація ланцюгів постачання і визначення шляхівпокращення місцевих, регіональних і глобальних продовольчих систем, сталоговикористання країнами їхніх сільськогосподарських ресурсів та сприянняторгівлі».</text:p>
      <text:p text:style-name="P4">
Як повідомляв Укрінформ, країни G7 закликали до продовження, повноїімплементації та розширення критично важливої  <text:a xlink:type="simple" xlink:href="https://www.ukrinform.ua/rubric-economy/3699462-kraini-g7-zaklikali-prodovziti-ta-rozsiriti-zernovu-ugodu.html" text:style-name="Internet_20_link" text:visited-style-name="Visited_20_Internet_20_Link">
</text:a>
 .</text:p>
      <text:p text:style-name="P4">
Source: <text:a xlink:type="simple" xlink:href="https://www.ukrinform.ua/rubric-economy/3699541-stribok-cin-na-zerno-ta-palivo-ministri-g7-sturbovani-vplivom-vijni-na-prodovolcu-bezpeku.html" text:style-name="Internet_20_link" text:visited-style-name="Visited_20_Internet_20_Link">
https://www.ukrinform.ua/rubric-economy/3699541-stribok-cin-na-zerno-ta-palivo-ministri-g7-sturbovani-vplivom-vijni-na-prodovolcu-bezpeku.html</text:a>
</text:p>
      <!--NEWS-->
      <text:h text:style-name="P10" text:outline-level="1">
<text:span text:style-name="T4">
Частка китайського юаня в глобальних платежах у березні зросла до 2,26%</text:span>
</text:h>
      <text:p text:style-name="P4">
Authors: Ukrinform (Person)</text:p>
      <text:p text:style-name="P4">
Publisher: Укринформ (Organization)</text:p>
      <text:p text:style-name="P4">
Published Time: 2023-04-23T12:37:42+03:00</text:p>
      <text:p text:style-name="P4">
Modified Time: 2023-04-23T12:37:42+03:00</text:p>
      <text:p text:style-name="P4">
Description: Частка китайської валюти - юаня в глобальних платежах зросла з 2,19% у лютому до 2,26% у березні.  — Укрінформ.</text:p>
      <text:p text:style-name="P4">
Images: ["<text:a xlink:type="simple" xlink:href="https://static.ukrinform.com/photos/2015_11/thumb_files/630_360_1447921620-9172.jpg" text:style-name="Internet_20_link" text:visited-style-name="Visited_20_Internet_20_Link">
630_360_14479...</text:a>
"]</text:p>
      <text:p text:style-name="P4">
Tags: ['Китай', 'Валюта', 'Юань']</text:p>
      <text:p text:style-name="P4">
Type: Article</text:p>
      <!--METADATA-->
      <text:p text:style-name="P4">
<draw:frame draw:style-name="fr1" draw:name="Image100" text:anchor-type="as-char" svg:width="6.9236in" svg:height="3.956343in" draw:z-index="0">
<draw:image xlink:href="../Images/yкринформ/2023-04-23T12-37-42-03-00/630_360_1447921620-9172.jpg" xlink:type="simple" xlink:show="embed" xlink:actuate="onLoad" draw:mime-type="image/jpeg"/>
</draw:frame>
 Часткакитайської валюти - юаня в глобальних платежах зросла з 2,19% у лютому до2,26% у березні.</text:p>
      <text:p text:style-name="P4">
Як передає Укрінформ, про це з посиланням на дані SWIFT, глобальногопостачальника послуг обміну фінансовими повідомленнями, повідомляє <text:a xlink:type="simple" xlink:href="https://english.news.cn/20230423/0a9237fec006402ca2e969ed2640c6f4/c.html" text:style-name="Internet_20_link" text:visited-style-name="Visited_20_Internet_20_Link">
</text:a>
 .</text:p>
      <text:p text:style-name="P4">
Валюта Китаю за підсумками березня залишилася п’ятою за активністю приросту їївикористання в міжнародних розрахунках.</text:p>
      <text:p text:style-name="P4">
<text:span text:style-name="T4">
Читайте також:</text:span>
 <text:a xlink:type="simple" xlink:href="https://www.ukrinform.ua/rubric-technology/3697262-kitajski-brendi-zajnali-ponad-70-rosijskogo-rinku-smartfoniv.html" text:style-name="Internet_20_link" text:visited-style-name="Visited_20_Internet_20_Link">
 </text:a>
</text:p>
      <text:p text:style-name="P4">
Так, минулого місяця обсяг маси юаня в платежах у системі SWIFT зріс на25,04%, що також більше, ніж у лютому, коли приріст становив 21,46%.</text:p>
      <text:p text:style-name="P4">
Без урахування показників єврозони (євро), юань посідає сьоме місце з часткою1,67% серед національних валют, що використовуються в глобальних розрахунках(долар США, японська єна, британський фунт стерлінгів та інші).</text:p>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text:p>
      <text:p text:style-name="P4">
Як повідомляв Укрінформ, згідно з даними уряду КНР, економіка Китаю в першомукварталі зросла на 4,5% порівняно з роком раніше, причому темпи зростанняістотно прискорилися після скасування жорстких обмежень політики «нульовогоCOVID-19».</text:p>
      <text:p text:style-name="P4">
Source: <text:a xlink:type="simple" xlink:href="https://www.ukrinform.ua/rubric-economy/3699546-castka-kitajskogo-uana-v-globalnih-platezah-u-berezni-zrosla-do-226.html" text:style-name="Internet_20_link" text:visited-style-name="Visited_20_Internet_20_Link">
https://www.ukrinform.ua/rubric-economy/3699546-castka-kitajskogo-uana-v-globalnih-platezah-u-berezni-zrosla-do-226.html</text:a>
</text:p>
      <!--NEWS-->
      <text:h text:style-name="P10" text:outline-level="1">
<text:span text:style-name="T4">
Проєкт «Книжки без кордонів» реалізують уже в 37 країнах - Зеленська</text:span>
</text:h>
      <text:p text:style-name="P4">
Authors: Ukrinform (Person)</text:p>
      <text:p text:style-name="P4">
Publisher: Укринформ (Organization)</text:p>
      <text:p text:style-name="P4">
Published Time: 2023-04-23T12:41:00+03:00</text:p>
      <text:p text:style-name="P4">
Modified Time: 2023-04-23T12:41:00+03:00</text:p>
      <text:p text:style-name="P4">
Description: Проєкт "Книжки без кордонів" реалізують уже у 37 країнах, загалом на 170 поличках вже є 44 тисячі книжок. — Укрінформ.</text:p>
      <text:p text:style-name="P4">
Images: ["<text:a xlink:type="simple" xlink:href="https://static.ukrinform.com/photos/2022_12/thumb_files/630_360_1672150502-692.jpeg" text:style-name="Internet_20_link" text:visited-style-name="Visited_20_Internet_20_Link">
630_360_16721...</text:a>
"]</text:p>
      <text:p text:style-name="P4">
Tags: ['Книги', 'Українська книга', 'Олена Зеленська']</text:p>
      <text:p text:style-name="P4">
Type: Article</text:p>
      <!--METADATA-->
      <text:p text:style-name="P4">
<draw:frame draw:style-name="fr1" draw:name="Image101" text:anchor-type="as-char" svg:width="6.9236in" svg:height="3.956343in" draw:z-index="0">
<draw:image xlink:href="../Images/yкринформ/2023-04-23T12-41-00-03-00/630_360_1672150502-692.jpeg" xlink:type="simple" xlink:show="embed" xlink:actuate="onLoad" draw:mime-type="image/jpeg"/>
</draw:frame>
 Проєкт"Книжки без кордонів" реалізують уже у 37 країнах, загалом на 170 поличках вжеє 44 тисячі книжок.</text:p>
      <text:p text:style-name="P4">
Як передає Укрінформ, про це дружина Президента України Олена Зеленськаповідомила у <text:a xlink:type="simple" xlink:href="https://t.me/FirstLadyOfUkraine/2971" text:style-name="Internet_20_link" text:visited-style-name="Visited_20_Internet_20_Link">
 </text:a>
 у Всесвітній день книгита авторського права.</text:p>
      <text:p text:style-name="P4">
За словами першої леді, через російське вторгнення <text:a xlink:type="simple" xlink:href="https://www.ukrinform.ua/tag-ukrainska-kniga" text:style-name="Internet_20_link" text:visited-style-name="Visited_20_Internet_20_Link">
</text:a>
 потерпають так само, як люди.</text:p>
      <text:p text:style-name="P4">
“На Лондонському книжковому ярмарку, який щойно відбувся у Великій Британії,ми показали меблі та речі зі знищених бібліотек. Ставлення до культуринайбільш наочно показує сутність агресора”, - зазначила Зеленська.</text:p>
      <text:p text:style-name="P4">
“Та книжки не лише жертви, - зауважила дружина Президента. - Вони, як і всяукраїнська культура, є нашою підтримкою. Я часто чула зворушливе “Нарештірідна книжка, рідною мовою!” від учасників міжнародного проєкту “Книжки безкордонів”.</text:p>
      <text:p text:style-name="P4">
За її словами, торік спільно з посольствами роздавали видання за макетамиукраїнських видавництв дітям українських переселенців у різних країнах.</text:p>
      <text:p text:style-name="P4">
“Книжка повертає відчуття дому, знайомить нас зі світом і світ із нами”, -зазначила перша леді і назвала дуже важливим, щоб українські видавці тавидання брали участь у книжкових ярмарках по всьому світу.</text:p>
      <text:p text:style-name="P4">
<text:span text:style-name="T4">
Читайте також:</text:span>
 <text:a xlink:type="simple" xlink:href="https://www.ukrinform.ua/rubric-culture/3694344-v-indii-zavlatsa-ukrainski-knizkovi-polici-ta-audiogidi.html" text:style-name="Internet_20_link" text:visited-style-name="Visited_20_Internet_20_Link">
 <text:span text:style-name="T4">
книжкові</text:span>
 </text:a>
</text:p>
      <text:p text:style-name="P4">
Як підкреслила Зеленська, саме тому вона завжди долучається до таких заходів,бо це можливість розказати про Україну та її спротив через культуру. Зокрема,зазначила вона, особливо приємно, що у щорічному конкурсі Best Baltic BookDesign 2023, на якому Україна була присутня як запрошена країна, одну знагород отримав “Довідник безбар’єрності” – унікальне видання про рівність ікоректну взаємодію. Це ще один приклад того, що у українців разом з вільнимсвітом спільні цінності, наголосила перша леді.</text:p>
      <text:p text:style-name="P4">
“Продовжуємо знайомити світ з Україною та нашою літературою через українськікнижкові полички – передаємо набори найякісніших видань до бібліотек по всійпланеті”, - зазначила Зеленська і повідомила, що першу поличку відкрили вНаціональній бібліотеці Вірменії, бібліотеці Спільноти зовнішньої політикиІндонезії, Столичній бібліотеці Угорщини, Маріборській бібліотеці Словенії.Уже друга з’явилася на Кіпрі, у бібліотеці Муніципального музею. Поповнилася50 українськими книжками бібліотека міста Лінчепінг у Швеції.</text:p>
      <text:p text:style-name="P4">
<text:span text:style-name="T4">
Читайте також:</text:span>
 <text:a xlink:type="simple" xlink:href="https://www.ukrinform.ua/rubric-diaspora/3677579-u-bolgarskomu-plovdivi-zavitsa-ukrainska-knizkova-policka.html" text:style-name="Internet_20_link" text:visited-style-name="Visited_20_Internet_20_Link">
 </text:a>
</text:p>
      <text:p text:style-name="P4">
Дружина Президента подякувала за підтримку посольствам, Міністерству культурита інформаційної політики, Міністерству закордонних спарв та Українськомуінституту книги, а також висловила вдячність благодійному фонду “Київськашкола економіки” за підтримку проєкту та передачу 4 тисяч книжок до 22посольств.</text:p>
      <text:p text:style-name="P4">
Як повідомляв Укрінформ, проєкт «Книжки без кордонів» реалізується підпатронатом першої леді Олени Зеленської спільно з Міністерством культури таінформаційної політики України, Міністерством закордонних справ та Українськимінститутом книги.</text:p>
      <text:p text:style-name="P4">
<text:span text:style-name="T5">
Фото: Офіс Президента</text:span>
</text:p>
      <text:p text:style-name="P4">
Source: <text:a xlink:type="simple" xlink:href="https://www.ukrinform.ua/rubric-society/3699547-proekt-knizki-bez-kordoniv-realizuut-uze-v-37-krainah-zelenska.html" text:style-name="Internet_20_link" text:visited-style-name="Visited_20_Internet_20_Link">
https://www.ukrinform.ua/rubric-society/3699547-proekt-knizki-bez-kordoniv-realizuut-uze-v-37-krainah-zelenska.html</text:a>
</text:p>
      <!--NEWS-->
      <text:h text:style-name="P10" text:outline-level="1">
<text:span text:style-name="T4">
Фільм «Між небом та горами» покажуть на Trento Film Festival</text:span>
</text:h>
      <text:p text:style-name="P4">
Authors: Ukrinform (Person)</text:p>
      <text:p text:style-name="P4">
Publisher: Укринформ (Organization)</text:p>
      <text:p text:style-name="P4">
Published Time: 2023-04-23T12:44:24+03:00</text:p>
      <text:p text:style-name="P4">
Modified Time: 2023-04-23T12:44:24+03:00</text:p>
      <text:p text:style-name="P4">
Description: Фільм режисера Дмитра Грешка «Між небом та горами» покажуть на кінофестивалі, що відбудеться з 28 квітня по 7 травня в місті Тренто (Італія). — Укрінформ.</text:p>
      <text:p text:style-name="P4">
Images: ["<text:a xlink:type="simple" xlink:href="https://static.ukrinform.com/photos/2023_04/thumb_files/630_360_1682242967-120.jpg" text:style-name="Internet_20_link" text:visited-style-name="Visited_20_Internet_20_Link">
630_360_16822...</text:a>
"]</text:p>
      <text:p text:style-name="P4">
Tags: ['Фестиваль', 'Італія', 'фільм']</text:p>
      <text:p text:style-name="P4">
Type: Article</text:p>
      <!--METADATA-->
      <text:p text:style-name="P4">
<draw:frame draw:style-name="fr1" draw:name="Image102" text:anchor-type="as-char" svg:width="6.9236in" svg:height="3.956343in" draw:z-index="0">
<draw:image xlink:href="../Images/yкринформ/2023-04-23T12-44-24-03-00/630_360_1682242967-120.jpg" xlink:type="simple" xlink:show="embed" xlink:actuate="onLoad" draw:mime-type="image/jpeg"/>
</draw:frame>
 Фільмрежисера Дмитра Грешка «Між небом та горами» покажуть на кінофестивалі, щовідбудеться з 28 квітня по 7 травня в місті Тренто (Італія).</text:p>
      <text:p text:style-name="P4">
Про це повідомляє пресслужба Державного агентства з питань кіно у <text:a xlink:type="simple" xlink:href="https://www.facebook.com/ukrainefilmagency/posts/pfbid036Y72nSDEAWxyTxrRkrbUKXgddDxFcB63Bfv7F7qDtdDWu8h2EqE7nbvHoWqmoPqkl" text:style-name="Internet_20_link" text:visited-style-name="Visited_20_Internet_20_Link">
</text:a>
, передає Укрінформ.</text:p>
      <text:p text:style-name="P4">
«Документальну стрічку режисера Дмитра Грешка і продюсерки Поліни Герман будепредставлено у секції HIGH LANDS, яка презентує творчі документальні фільмипро гірські суспільства, традиції та мінливі ландшафти», - йдеться вповідомленні.</text:p>
      <text:p text:style-name="P4">
<text:span text:style-name="T4">
Читайте також:</text:span>
 <text:a xlink:type="simple" xlink:href="https://www.ukrinform.ua/rubric-culture/3699133-ce-nepripustimo-tkacenko-pro-rosijski-narativi-na-festival-arsmondo-slave.html" text:style-name="Internet_20_link" text:visited-style-name="Visited_20_Internet_20_Link">
 </text:a>
</text:p>
      <text:p text:style-name="P4">
Картина розповідає про життя в гірському селі Колочава на Закарпатті у 2020році - у час, коли світу загрожувала пандемія нового та невідомогокоронавірусу.</text:p>
      <text:p text:style-name="P4">
«Гірське село Колочава на Закарпатті продовжує жити буденним життям, адже людитут постійно постають перед труднощами. Єдина станція швидкої допомоги в селіта чотири жінки-фельдшерки працюють у звичайному режимі», - йдеться уповідомленні.</text:p>
      <text:p text:style-name="P4">
Фільм створено UP UA STUDIO за підтримки Держкіно і Міністерства культури таінформаційної політики України.</text:p>
      <text:p text:style-name="P4">
<text:span text:style-name="T4">
Читайте також:</text:span>
 <text:a xlink:type="simple" xlink:href="https://www.ukrinform.ua/rubric-culture/3698973-v-uzgorodi-startuvav-miznarodnij-teatralnij-festival-svoboda.html" text:style-name="Internet_20_link" text:visited-style-name="Visited_20_Internet_20_Link">
 <text:span text:style-name="T4">
фестиваль</text:span>
 </text:a>
</text:p>
      <text:p text:style-name="P4">
Як повідомляв Укрінформ, фільм “Між небом та горами” показали на кінофестиваліFIPADOC - International Documentary Festival у Франції, який проходив з 20 по28 січня 2023 року.</text:p>
      <text:p text:style-name="P4">
Trento Film Festival - найстаріший міжнародний кінофестиваль, присвяченимгорам, пригодам і дослідженням, який було засновано у 1952 році.</text:p>
      <text:p text:style-name="P4">
Source: <text:a xlink:type="simple" xlink:href="https://www.ukrinform.ua/rubric-culture/3699548-film-miz-nebom-ta-gorami-pokazut-na-trento-film-festival.html" text:style-name="Internet_20_link" text:visited-style-name="Visited_20_Internet_20_Link">
https://www.ukrinform.ua/rubric-culture/3699548-film-miz-nebom-ta-gorami-pokazut-na-trento-film-festival.html</text:a>
</text:p>
      <!--NEWS-->
      <text:h text:style-name="P10" text:outline-level="1">
<text:span text:style-name="T4">
На півночі Франції автомобіль в'їхав у натовп на фестивалі,  щонайменше 11 постраждалих</text:span>
</text:h>
      <text:p text:style-name="P4">
Authors: Ukrinform (Person)</text:p>
      <text:p text:style-name="P4">
Publisher: Укринформ (Organization)</text:p>
      <text:p text:style-name="P4">
Published Time: 2023-04-23T12:50:00+03:00</text:p>
      <text:p text:style-name="P4">
Modified Time: 2023-04-23T12:50:00+03:00</text:p>
      <text:p text:style-name="P4">
Description: На півночі Франції автомобіль в'їхав у натовп на міжнародному фестивалі повітряних зміїв, унаслідок чого постраждали щонайменше 11 людей. — Укрінформ.</text:p>
      <text:p text:style-name="P4">
Images: ["<text:a xlink:type="simple" xlink:href="https://static.ukrinform.com/photos/2023_04/thumb_files/630_360_1682241728-417.jpg" text:style-name="Internet_20_link" text:visited-style-name="Visited_20_Internet_20_Link">
630_360_16822...</text:a>
"]</text:p>
      <text:p text:style-name="P4">
Tags: ['Автомобіль', 'ДТП', 'Фестиваль', 'Франція', 'Поранені']</text:p>
      <text:p text:style-name="P4">
Type: Article</text:p>
      <!--METADATA-->
      <text:p text:style-name="P4">
<draw:frame draw:style-name="fr1" draw:name="Image103" text:anchor-type="as-char" svg:width="6.9236in" svg:height="3.956343in" draw:z-index="0">
<draw:image xlink:href="../Images/yкринформ/2023-04-23T12-50-00-03-00/630_360_1682241728-417.jpg" xlink:type="simple" xlink:show="embed" xlink:actuate="onLoad" draw:mime-type="image/jpeg"/>
</draw:frame>
 На півночіФранції автомобіль в'їхав у натовп на міжнародному фестивалі повітряних зміїв,унаслідок чого постраждали щонайменше 11 людей.</text:p>
      <text:p text:style-name="P4">
Про це повідомляє <text:a xlink:type="simple" xlink:href="https://www.theguardian.com/world/2023/apr/22/car-drives-into-crowd-at-french-kite-flying-festival-injuring-ten" text:style-name="Internet_20_link" text:visited-style-name="Visited_20_Internet_20_Link">
 </text:a>
 передаєУкрінформ.</text:p>
      <text:p text:style-name="P4">
Інцидент стався у суботу ввечері у муніципалітеті Берк, департамент Па-де-Кале.</text:p>
      <text:p text:style-name="P4">
Як повідомили в екстрених службах, з-поміж <text:a xlink:type="simple" xlink:href="https://www.ukrinform.ua/tag-poraneni" text:style-name="Internet_20_link" text:visited-style-name="Visited_20_Internet_20_Link">
 </text:a>
 найбільше постраждали чотири жінки, серед яких дві пенсіонерки, 75та 82 років.</text:p>
      <text:p text:style-name="P4">
Зазначається, що літній водій автомобіля не впорався із керуванням. Поліціяйого заарештувала.</text:p>
      <text:p text:style-name="P4">
Щорічний фестиваль проходить протягом кількох днів і збирає сотні тисячвідвідувачів з усього світу.</text:p>
      <text:p text:style-name="P4">
<text:span text:style-name="T4">
Читайте також:</text:span>
 <text:a xlink:type="simple" xlink:href="https://www.ukrinform.ua/rubric-world/3695371-kilkist-zertv-unaslidok-obvalu-budinku-v-marseli-zrosla-do-vosmi.html" text:style-name="Internet_20_link" text:visited-style-name="Visited_20_Internet_20_Link">
 </text:a>
</text:p>
      <text:p text:style-name="P4">
Як повідомляв Укрінформ, <text:a xlink:type="simple" xlink:href="https://www.ukrinform.ua/rubric-world/3699397-u-mali-stavsa-potrijnij-terakt-devatero-zagiblih-i-ponad-60-poranenih.html" text:style-name="Internet_20_link" text:visited-style-name="Visited_20_Internet_20_Link">
 </text:a>
 унаслідок якого загинули щонайменше дев'ятеро людей іпонад 60 дістали поранення, зруйновано близько 20 будівель.</text:p>
      <text:p text:style-name="P4">
<text:span text:style-name="T5">
Фото: Twitter</text:span>
</text:p>
      <text:p text:style-name="P4">
Source: <text:a xlink:type="simple" xlink:href="https://www.ukrinform.ua/rubric-world/3699543-na-pivnoci-francii-avtomobil-vihav-u-natovp-na-festivali-sonajmense-11-postrazdalih.html" text:style-name="Internet_20_link" text:visited-style-name="Visited_20_Internet_20_Link">
https://www.ukrinform.ua/rubric-world/3699543-na-pivnoci-francii-avtomobil-vihav-u-natovp-na-festivali-sonajmense-11-postrazdalih.html</text:a>
</text:p>
      <!--NEWS-->
      <text:h text:style-name="P10" text:outline-level="1">
<text:span text:style-name="T4">
У Софійському соборі презентували виставку, присвячену загиблим бійцям тероборони</text:span>
</text:h>
      <text:p text:style-name="P4">
Authors: Ukrinform (Person)</text:p>
      <text:p text:style-name="P4">
Publisher: Укринформ (Organization)</text:p>
      <text:p text:style-name="P4">
Published Time: 2023-04-23T12:53:51+03:00</text:p>
      <text:p text:style-name="P4">
Modified Time: 2023-04-23T12:53:51+03:00</text:p>
      <text:p text:style-name="P4">
Description: У Софійському соборі у Києві презентували виставку, присвячену загиблим бійцям із бригад територіальної оборони Київської області та столиці. — Укрінформ.</text:p>
      <text:p text:style-name="P4">
Images: ["<text:a xlink:type="simple" xlink:href="https://static.ukrinform.com/photos/2023_04/thumb_files/630_360_1682243020-290.jpeg" text:style-name="Internet_20_link" text:visited-style-name="Visited_20_Internet_20_Link">
630_360_16822...</text:a>
", "<text:a xlink:type="simple" xlink:href="https://static.ukrinform.com/photos/2023_04/1682243021-658.jpeg" text:style-name="Internet_20_link" text:visited-style-name="Visited_20_Internet_20_Link">
1682243021-65...</text:a>
", "<text:a xlink:type="simple" xlink:href="https://static.ukrinform.com/photos/2023_04/1682243021-691.jpeg" text:style-name="Internet_20_link" text:visited-style-name="Visited_20_Internet_20_Link">
1682243021-69...</text:a>
", "<text:a xlink:type="simple" xlink:href="https://static.ukrinform.com/photos/2023_04/1682243021-768.jpeg" text:style-name="Internet_20_link" text:visited-style-name="Visited_20_Internet_20_Link">
1682243021-76...</text:a>
"]</text:p>
      <text:p text:style-name="P4">
Tags: ['Виставка', 'Ікона', 'Київ', 'Собор']</text:p>
      <text:p text:style-name="P4">
Type: Article</text:p>
      <!--METADATA-->
      <text:p text:style-name="P4">
<draw:frame draw:style-name="fr1" draw:name="Image104" text:anchor-type="as-char" svg:width="6.9236in" svg:height="3.956343in" draw:z-index="0">
<draw:image xlink:href="../Images/yкринформ/2023-04-23T12-53-51-03-00/630_360_1682243020-290.jpeg" xlink:type="simple" xlink:show="embed" xlink:actuate="onLoad" draw:mime-type="image/jpeg"/>
</draw:frame>
 УСофійському соборі у Києві презентували виставку, присвячену загиблим бійцяміз бригад територіальної оборони Київської області та столиці.</text:p>
      <text:p text:style-name="P4">
Про це у  <text:a xlink:type="simple" xlink:href="https://t.me/kyivoda/9413" text:style-name="Internet_20_link" text:visited-style-name="Visited_20_Internet_20_Link">
 </text:a>
 повідомила пресслужба Київськоїобласної військової адміністрації, передає Укрінформ.</text:p>
      <text:p text:style-name="P4">
На виставці «Софійський деісис» презентовано цикл робіт художників ОлександраКлименка та Соні Атлантової з проєкту «Ікони на ящиках з-під набоїв».</text:p>
      <text:p text:style-name="P4">
<draw:frame draw:style-name="fr1" draw:name="Image105" text:anchor-type="as-char" svg:width="6.9236in" svg:height="3.89773in" draw:z-index="0">
<draw:image xlink:href="../Images/yкринформ/2023-04-23T12-53-51-03-00/1682243021-658.jpeg" xlink:type="simple" xlink:show="embed" xlink:actuate="onLoad" draw:mime-type="image/jpeg"/>
</draw:frame>
</text:p>
      <text:p text:style-name="P4">
Митці представили 11 робіт, написаних на ящиках з-під зброї, що залишилисяпісля боїв на Київщині навесні 2022 року. Джерелом натхнення для художниківстав монументальний живопис Софійського собору, зокрема образи святих воїнів-мучеників у фресках XI ст.</text:p>
      <text:p text:style-name="P4">
<text:span text:style-name="T4">
Читайте також:</text:span>
 <text:a xlink:type="simple" xlink:href="https://www.ukrinform.ua/rubric-kyiv/3698981-u-kiivskomu-metro-vidkriut-interaktivnu-vistavku-pro-metodi-i-manipulacii-rosijskoi-propagandi.html" text:style-name="Internet_20_link" text:visited-style-name="Visited_20_Internet_20_Link">
 <text:span text:style-name="T4">
виставк</text:span>
 </text:a>
</text:p>
      <text:p text:style-name="P4">
<draw:frame draw:style-name="fr1" draw:name="Image106" text:anchor-type="as-char" svg:width="6.9236in" svg:height="3.89773in" draw:z-index="0">
<draw:image xlink:href="../Images/yкринформ/2023-04-23T12-53-51-03-00/1682243021-691.jpeg" xlink:type="simple" xlink:show="embed" xlink:actuate="onLoad" draw:mime-type="image/jpeg"/>
</draw:frame>
</text:p>
      <text:p text:style-name="P4">
Експозиція присвячена загиблим бійцям зі 114, 112 та 241 бригад територіальноїоборони Київської області та <text:a xlink:type="simple" xlink:href="https://www.ukrinform.ua/tag-kiiv" text:style-name="Internet_20_link" text:visited-style-name="Visited_20_Internet_20_Link">
 </text:a>
 .</text:p>
      <text:p text:style-name="P4">
"Ікони з вписаними іменами загиблих відтепер займуть своє місце на хорахсобору – увічнять пам’ять про героїв-оборонців Київської землі", - зазначаютьв ОВА.</text:p>
      <text:p text:style-name="P4">
<draw:frame draw:style-name="fr1" draw:name="Image107" text:anchor-type="as-char" svg:width="6.9236in" svg:height="3.89773in" draw:z-index="0">
<draw:image xlink:href="../Images/yкринформ/2023-04-23T12-53-51-03-00/1682243021-768.jpeg" xlink:type="simple" xlink:show="embed" xlink:actuate="onLoad" draw:mime-type="image/jpeg"/>
</draw:frame>
</text:p>
      <text:p text:style-name="P4">
Як повідомляв Укрінформ, у Київській міській галереї мистецтв «Лавра»  <text:a xlink:type="simple" xlink:href="https://www.ukrinform.ua/rubric-kyiv/3698143-u-kievi-vidkrili-vistavku-hram-ukrainska-samoidentifikacia-castina-2.html" text:style-name="Internet_20_link" text:visited-style-name="Visited_20_Internet_20_Link">
</text:a>
 розпису церкви Покрова Богородиціу селі Липівка на Київщині.</text:p>
      <text:p text:style-name="P4">
Source: <text:a xlink:type="simple" xlink:href="https://www.ukrinform.ua/rubric-kyiv/3699553-u-sofijskomu-sobori-prezentuvali-vistavku-prisvacenu-zagiblim-bijcam-teroboroni.html" text:style-name="Internet_20_link" text:visited-style-name="Visited_20_Internet_20_Link">
https://www.ukrinform.ua/rubric-kyiv/3699553-u-sofijskomu-sobori-prezentuvali-vistavku-prisvacenu-zagiblim-bijcam-teroboroni.html</text:a>
</text:p>
      <!--NEWS-->
      <text:h text:style-name="P10" text:outline-level="1">
<text:span text:style-name="T4">
5 Russian attacks today in Nikopol using drones</text:span>
</text:h>
      <text:p text:style-name="P4">
Authors: liveuamap (Language: en)</text:p>
      <text:p text:style-name="P4">
Time: 2023-04-23T12:58:00</text:p>
      <text:p text:style-name="P4">
Location: Zaporizhia (Latitude:47.57136 Longtitude:34.40114)</text:p>
      <text:p text:style-name="P4">
Videos: []</text:p>
      <text:p text:style-name="P4">
Images: ["<text:a xlink:type="simple" xlink:href="https://liveuamap.com/pics/2023/04/23/22558131_0.jpg" text:style-name="Internet_20_link" text:visited-style-name="Visited_20_Internet_20_Link">
22558131_0.jpg</text:a>
", "<text:a xlink:type="simple" xlink:href="https://liveuamap.com/pics/2023/04/23/22558131_1.jpg" text:style-name="Internet_20_link" text:visited-style-name="Visited_20_Internet_20_Link">
22558131_1.jpg</text:a>
", "<text:a xlink:type="simple" xlink:href="https://liveuamap.com/pics/2023/04/23/22558131_2.jpg" text:style-name="Internet_20_link" text:visited-style-name="Visited_20_Internet_20_Link">
22558131_2.jpg</text:a>
", "<text:a xlink:type="simple" xlink:href="https://liveuamap.com/pics/2023/04/23/22558131_3.jpg" text:style-name="Internet_20_link" text:visited-style-name="Visited_20_Internet_20_Link">
22558131_3.jpg</text:a>
", "<text:a xlink:type="simple" xlink:href="https://liveuamap.com/pics/2023/04/23/22558131_4.jpg" text:style-name="Internet_20_link" text:visited-style-name="Visited_20_Internet_20_Link">
22558131_4.jpg</text:a>
"]</text:p>
      <text:p text:style-name="P4">
Tags: ["Europe", "Central and Eastern Europe"]</text:p>
      <text:p text:style-name="P4">
ID: 22558131</text:p>
      <!--METADATA-->
      <text:p text:style-name="P4">
5 Russian attacks today in Nikopol using drones</text:p>
      <text:p text:style-name="P4">
<draw:frame draw:style-name="fr1" draw:name="Image108" text:anchor-type="as-char" svg:width="6.9236in" svg:height="6.9236in" draw:z-index="0">
<draw:image xlink:href="../Images/liveuamap/2023-04-23T12-58-00/22558131_0.jpg" xlink:type="simple" xlink:show="embed" xlink:actuate="onLoad" draw:mime-type="image/jpeg"/>
</draw:frame>
<draw:frame draw:style-name="fr1" draw:name="Image109" text:anchor-type="as-char" svg:width="6.9236in" svg:height="6.9236in" draw:z-index="0">
<draw:image xlink:href="../Images/liveuamap/2023-04-23T12-58-00/22558131_1.jpg" xlink:type="simple" xlink:show="embed" xlink:actuate="onLoad" draw:mime-type="image/jpeg"/>
</draw:frame>
<draw:frame draw:style-name="fr1" draw:name="Image110" text:anchor-type="as-char" svg:width="6.9236in" svg:height="6.9236in" draw:z-index="0">
<draw:image xlink:href="../Images/liveuamap/2023-04-23T12-58-00/22558131_2.jpg" xlink:type="simple" xlink:show="embed" xlink:actuate="onLoad" draw:mime-type="image/jpeg"/>
</draw:frame>
<draw:frame draw:style-name="fr1" draw:name="Image111" text:anchor-type="as-char" svg:width="6.9236in" svg:height="6.9236in" draw:z-index="0">
<draw:image xlink:href="../Images/liveuamap/2023-04-23T12-58-00/22558131_3.jpg" xlink:type="simple" xlink:show="embed" xlink:actuate="onLoad" draw:mime-type="image/jpeg"/>
</draw:frame>
<draw:frame draw:style-name="fr1" draw:name="Image112" text:anchor-type="as-char" svg:width="6.9236in" svg:height="6.9236in" draw:z-index="0">
<draw:image xlink:href="../Images/liveuamap/2023-04-23T12-58-00/22558131_4.jpg" xlink:type="simple" xlink:show="embed" xlink:actuate="onLoad" draw:mime-type="image/jpeg"/>
</draw:frame>
</text:p>
      <text:p text:style-name="P4">
News Collection Link: <text:a xlink:type="simple" xlink:href="https://liveuamap.com/en/2023/23-april-5-russian-attacks-today-in-nikopol-using-drones" text:style-name="Internet_20_link" text:visited-style-name="Visited_20_Internet_20_Link">
https://liveuamap.com/en/2023/23-april-5-russian-attacks-today-in-nikopol-using-drones</text:a>
</text:p>
      <text:p text:style-name="P4">
Source: <text:a xlink:type="simple" xlink:href="https://t.me/dnepr_operativ/40359" text:style-name="Internet_20_link" text:visited-style-name="Visited_20_Internet_20_Link">
https://t.me/dnepr_operativ/40359</text:a>
</text:p>
      <!--NEWS-->
      <text:h text:style-name="P10" text:outline-level="1">
<text:span text:style-name="T4">
Демократія має відповідати силою на спроби автократії обнулити світовий порядок - Єрмак</text:span>
</text:h>
      <text:p text:style-name="P4">
Authors: Ukrinform (Person)</text:p>
      <text:p text:style-name="P4">
Publisher: Укринформ (Organization)</text:p>
      <text:p text:style-name="P4">
Published Time: 2023-04-23T13:11:00+03:00</text:p>
      <text:p text:style-name="P4">
Modified Time: 2023-04-23T13:11:00+03:00</text:p>
      <text:p text:style-name="P4">
Description: Керівник Офісу Президента Андрій Єрмак переконаний, що демократії мають давати відповідь на будь-які спроби автократії порушити світовий порядок. — Укрінформ.</text:p>
      <text:p text:style-name="P4">
Images: ["<text:a xlink:type="simple" xlink:href="https://static.ukrinform.com/photos/2023_02/thumb_files/630_360_1676360567-664.jpeg" text:style-name="Internet_20_link" text:visited-style-name="Visited_20_Internet_20_Link">
630_360_16763...</text:a>
"]</text:p>
      <text:p text:style-name="P4">
Tags: ['Демократія', 'Єрмак', 'Офіс Президента']</text:p>
      <text:p text:style-name="P4">
Type: Article</text:p>
      <!--METADATA-->
      <text:p text:style-name="P4">
<draw:frame draw:style-name="fr1" draw:name="Image113" text:anchor-type="as-char" svg:width="6.9236in" svg:height="3.956343in" draw:z-index="0">
<draw:image xlink:href="../Images/yкринформ/2023-04-23T13-11-00-03-00/630_360_1676360567-664.jpeg" xlink:type="simple" xlink:show="embed" xlink:actuate="onLoad" draw:mime-type="image/jpeg"/>
</draw:frame>
 КерівникОфісу Президента Андрій Єрмак переконаний, що демократії мають давативідповідь на будь-які спроби автократії порушити світовий порядок.</text:p>
      <text:p text:style-name="P4">
Про це він написав у <text:a xlink:type="simple" xlink:href="https://t.me/ermaka2022/2499" text:style-name="Internet_20_link" text:visited-style-name="Visited_20_Internet_20_Link">
 </text:a>
 , передає Укрінформ.</text:p>
      <text:p text:style-name="P4">
"Демократія має відповідати силою на будь-які спроби автократії обнулитисвітовий порядок. І сила ця стосується не тільки зброї, а й економічних ударівпо державах, які вирішили кинути виклик міжнародному праву", - наголосивЄрмак.</text:p>
      <text:p text:style-name="P4">
<text:span text:style-name="T4">
Читайте також:</text:span>
 <text:a xlink:type="simple" xlink:href="https://www.ukrinform.ua/rubric-polytics/3698585-ukraina-mae-stati-klucovim-sponsorom-regionalnoi-ta-zagalnoevropejskoi-bezpeki-ermak.html" text:style-name="Internet_20_link" text:visited-style-name="Visited_20_Internet_20_Link">
 <text:span text:style-name="T4">
Єрмак</text:span>
 </text:a>
</text:p>
      <text:p text:style-name="P4">
Як повідомлялося, Президент Володимир Зеленський заявив, що ключовим завданнямУкраїни і всіх, хто прагне швидшого завершення війни, є посилення санкційноготиску на росію та унеможливлення обходу санкцій країною-агресором.</text:p>
      <text:p text:style-name="P4">
Фото: ОП</text:p>
      <text:p text:style-name="P4">
Source: <text:a xlink:type="simple" xlink:href="https://www.ukrinform.ua/rubric-polytics/3699556-demokratia-mae-vidpovidati-silou-na-sprobi-avtokratii-obnuliti-svitovij-poradok-ermak.html" text:style-name="Internet_20_link" text:visited-style-name="Visited_20_Internet_20_Link">
https://www.ukrinform.ua/rubric-polytics/3699556-demokratia-mae-vidpovidati-silou-na-sprobi-avtokratii-obnuliti-svitovij-poradok-ermak.html</text:a>
</text:p>
      <!--NEWS-->
      <text:h text:style-name="P10" text:outline-level="1">
<text:span text:style-name="T4">
У Львові проходить перший в Україні ярмарок молодіжного підприємництва JUNIOR EXPO 2023</text:span>
</text:h>
      <text:p text:style-name="P4">
Authors: Ukrinform (Person)</text:p>
      <text:p text:style-name="P4">
Publisher: Укринформ (Organization)</text:p>
      <text:p text:style-name="P4">
Published Time: 2023-04-23T13:25:00+03:00</text:p>
      <text:p text:style-name="P4">
Modified Time: 2023-04-23T13:25:00+03:00</text:p>
      <text:p text:style-name="P4">
Description: У Стрийському парку Львова проходить перший в Україні ярмарок молодіжного підприємництва JUNIOR EXPO 2023, на якому учні профтехучилищ продають свої вироби та проводять майстер-класи. — Укрінформ.</text:p>
      <text:p text:style-name="P4">
Images: ["<text:a xlink:type="simple" xlink:href="https://static.ukrinform.com/photos/2023_04/thumb_files/630_360_1682245493-937.jpeg" text:style-name="Internet_20_link" text:visited-style-name="Visited_20_Internet_20_Link">
630_360_16822...</text:a>
", "<text:a xlink:type="simple" xlink:href="https://static.ukrinform.com/photos/2023_04/thumb_files/630_360_1682245551-8783.jpeg" text:style-name="Internet_20_link" text:visited-style-name="Visited_20_Internet_20_Link">
630_360_16822...</text:a>
", "<text:a xlink:type="simple" xlink:href="https://static.ukrinform.com/photos/2023_04/thumb_files/630_360_1682245551-6293.jpeg" text:style-name="Internet_20_link" text:visited-style-name="Visited_20_Internet_20_Link">
630_360_16822...</text:a>
", "<text:a xlink:type="simple" xlink:href="https://static.ukrinform.com/photos/2023_04/thumb_files/630_360_1682245551-7102.jpeg" text:style-name="Internet_20_link" text:visited-style-name="Visited_20_Internet_20_Link">
630_360_16822...</text:a>
", "<text:a xlink:type="simple" xlink:href="https://static.ukrinform.com/photos/2023_04/thumb_files/630_360_1682245551-6771.jpeg" text:style-name="Internet_20_link" text:visited-style-name="Visited_20_Internet_20_Link">
630_360_16822...</text:a>
", "<text:a xlink:type="simple" xlink:href="https://static.ukrinform.com/photos/2023_04/thumb_files/630_360_1682245551-4349.jpeg" text:style-name="Internet_20_link" text:visited-style-name="Visited_20_Internet_20_Link">
630_360_16822...</text:a>
", "<text:a xlink:type="simple" xlink:href="https://static.ukrinform.com/photos/2023_04/thumb_files/630_360_1682245551-7929.jpeg" text:style-name="Internet_20_link" text:visited-style-name="Visited_20_Internet_20_Link">
630_360_16822...</text:a>
", "<text:a xlink:type="simple" xlink:href="https://static.ukrinform.com/photos/2023_04/thumb_files/630_360_1682245551-9718.jpeg" text:style-name="Internet_20_link" text:visited-style-name="Visited_20_Internet_20_Link">
630_360_16822...</text:a>
", "<text:a xlink:type="simple" xlink:href="https://static.ukrinform.com/photos/2023_04/thumb_files/630_360_1682245551-1404.jpeg" text:style-name="Internet_20_link" text:visited-style-name="Visited_20_Internet_20_Link">
630_360_16822...</text:a>
", "<text:a xlink:type="simple" xlink:href="https://static.ukrinform.com/photos/2023_04/thumb_files/630_360_1682245551-4948.jpeg" text:style-name="Internet_20_link" text:visited-style-name="Visited_20_Internet_20_Link">
630_360_16822...</text:a>
", "<text:a xlink:type="simple" xlink:href="https://static.ukrinform.com/photos/2023_04/thumb_files/630_360_1682245551-7730.jpeg" text:style-name="Internet_20_link" text:visited-style-name="Visited_20_Internet_20_Link">
630_360_16822...</text:a>
"]</text:p>
      <text:p text:style-name="P4">
Tags: ['Львів', 'Технології', 'Ярмарок', 'Молодь']</text:p>
      <text:p text:style-name="P4">
Type: Article</text:p>
      <!--METADATA-->
      <text:p text:style-name="P4">
<draw:frame draw:style-name="fr1" draw:name="Image114" text:anchor-type="as-char" svg:width="6.9236in" svg:height="3.956343in" draw:z-index="0">
<draw:image xlink:href="../Images/yкринформ/2023-04-23T13-25-00-03-00/630_360_1682245493-937.jpeg" xlink:type="simple" xlink:show="embed" xlink:actuate="onLoad" draw:mime-type="image/jpeg"/>
</draw:frame>
 УСтрийському парку Львова проходить перший в Україні ярмарок молодіжногопідприємництва JUNIOR EXPO 2023, на якому учні профтехучилищ продають своївироби та проводять майстер-класи.</text:p>
      <text:p text:style-name="P4">
Про це у <text:a xlink:type="simple" xlink:href="https://t.me/kozytskyy_maksym_official/7859" text:style-name="Internet_20_link" text:visited-style-name="Visited_20_Internet_20_Link">
 </text:a>
 повідомивначальник Львівської ОВА Максим Козицький, передає Укрінформ.</text:p>
      <text:p text:style-name="P4">
«Сьогодні у Стрийському парку у Львові відбувається JUNIOR EXPO 2023 – першийв Україні <text:a xlink:type="simple" xlink:href="https://www.ukrinform.ua/tag-armarok" text:style-name="Internet_20_link" text:visited-style-name="Visited_20_Internet_20_Link">
 </text:a>
 молодіжногопідприємництва. У вас є чудова нагода придбати бенто-тортики, швидкочай,прикраси з натурального каміння, косметички, екоблокноти з ароматизованимисторінками, шопери, наноліхтарики, портативні турбопечі і ще багато іншихцікавих і потрібних речей», - написав Козицький.</text:p>
      <text:p text:style-name="P4">
<draw:frame draw:style-name="fr1" draw:name="Image115" text:anchor-type="as-char" svg:width="6.9236in" svg:height="3.956343in" draw:z-index="0">
<draw:image xlink:href="../Images/yкринформ/2023-04-23T13-25-00-03-00/630_360_1682245551-8783.jpeg" xlink:type="simple" xlink:show="embed" xlink:actuate="onLoad" draw:mime-type="image/jpeg"/>
</draw:frame>
 У Львовіпроходить ярмарок молодіжного підприємництва JUNIOR EXPO 2023 / Фото: МаксимКозицький/Львівська ОВА (ОДА)  <text:a xlink:type="simple" xlink:href="https://static.ukrinform.com/photos/2023_04/1682245551-8783.jpeg" text:style-name="Internet_20_link" text:visited-style-name="Visited_20_Internet_20_Link">
<draw:frame draw:style-name="fr1" draw:name="Image116" text:anchor-type="as-char" svg:width="6.9236in" svg:height="3.956343in" draw:z-index="0">
<draw:image xlink:href="../Images/yкринформ/2023-04-23T13-25-00-03-00/630_360_1682245551-8783.jpeg" xlink:type="simple" xlink:show="embed" xlink:actuate="onLoad" draw:mime-type="image/jpeg"/>
</draw:frame>
</text:a>
 <text:a xlink:type="simple" xlink:href="https://static.ukrinform.com/photos/2023_04/1682245551-6293.jpeg" text:style-name="Internet_20_link" text:visited-style-name="Visited_20_Internet_20_Link">
<draw:frame draw:style-name="fr1" draw:name="Image117" text:anchor-type="as-char" svg:width="6.9236in" svg:height="3.956343in" draw:z-index="0">
<draw:image xlink:href="../Images/yкринформ/2023-04-23T13-25-00-03-00/630_360_1682245551-6293.jpeg" xlink:type="simple" xlink:show="embed" xlink:actuate="onLoad" draw:mime-type="image/jpeg"/>
</draw:frame>
</text:a>
 <text:a xlink:type="simple" xlink:href="https://static.ukrinform.com/photos/2023_04/1682245551-7102.jpeg" text:style-name="Internet_20_link" text:visited-style-name="Visited_20_Internet_20_Link">
<draw:frame draw:style-name="fr1" draw:name="Image118" text:anchor-type="as-char" svg:width="6.9236in" svg:height="3.956343in" draw:z-index="0">
<draw:image xlink:href="../Images/yкринформ/2023-04-23T13-25-00-03-00/630_360_1682245551-7102.jpeg" xlink:type="simple" xlink:show="embed" xlink:actuate="onLoad" draw:mime-type="image/jpeg"/>
</draw:frame>
</text:a>
 <text:a xlink:type="simple" xlink:href="https://static.ukrinform.com/photos/2023_04/1682245551-6771.jpeg" text:style-name="Internet_20_link" text:visited-style-name="Visited_20_Internet_20_Link">
<draw:frame draw:style-name="fr1" draw:name="Image119" text:anchor-type="as-char" svg:width="6.9236in" svg:height="3.956343in" draw:z-index="0">
<draw:image xlink:href="../Images/yкринформ/2023-04-23T13-25-00-03-00/630_360_1682245551-6771.jpeg" xlink:type="simple" xlink:show="embed" xlink:actuate="onLoad" draw:mime-type="image/jpeg"/>
</draw:frame>
</text:a>
 <text:a xlink:type="simple" xlink:href="https://static.ukrinform.com/photos/2023_04/1682245551-4349.jpeg" text:style-name="Internet_20_link" text:visited-style-name="Visited_20_Internet_20_Link">
<draw:frame draw:style-name="fr1" draw:name="Image120" text:anchor-type="as-char" svg:width="6.9236in" svg:height="3.956343in" draw:z-index="0">
<draw:image xlink:href="../Images/yкринформ/2023-04-23T13-25-00-03-00/630_360_1682245551-4349.jpeg" xlink:type="simple" xlink:show="embed" xlink:actuate="onLoad" draw:mime-type="image/jpeg"/>
</draw:frame>
</text:a>
 <text:a xlink:type="simple" xlink:href="https://static.ukrinform.com/photos/2023_04/1682245551-7929.jpeg" text:style-name="Internet_20_link" text:visited-style-name="Visited_20_Internet_20_Link">
<draw:frame draw:style-name="fr1" draw:name="Image121" text:anchor-type="as-char" svg:width="6.9236in" svg:height="3.956343in" draw:z-index="0">
<draw:image xlink:href="../Images/yкринформ/2023-04-23T13-25-00-03-00/630_360_1682245551-7929.jpeg" xlink:type="simple" xlink:show="embed" xlink:actuate="onLoad" draw:mime-type="image/jpeg"/>
</draw:frame>
</text:a>
 <text:a xlink:type="simple" xlink:href="https://static.ukrinform.com/photos/2023_04/1682245551-9718.jpeg" text:style-name="Internet_20_link" text:visited-style-name="Visited_20_Internet_20_Link">
<draw:frame draw:style-name="fr1" draw:name="Image122" text:anchor-type="as-char" svg:width="6.9236in" svg:height="3.956343in" draw:z-index="0">
<draw:image xlink:href="../Images/yкринформ/2023-04-23T13-25-00-03-00/630_360_1682245551-9718.jpeg" xlink:type="simple" xlink:show="embed" xlink:actuate="onLoad" draw:mime-type="image/jpeg"/>
</draw:frame>
</text:a>
 <text:a xlink:type="simple" xlink:href="https://static.ukrinform.com/photos/2023_04/1682245551-1404.jpeg" text:style-name="Internet_20_link" text:visited-style-name="Visited_20_Internet_20_Link">
<draw:frame draw:style-name="fr1" draw:name="Image123" text:anchor-type="as-char" svg:width="6.9236in" svg:height="3.956343in" draw:z-index="0">
<draw:image xlink:href="../Images/yкринформ/2023-04-23T13-25-00-03-00/630_360_1682245551-1404.jpeg" xlink:type="simple" xlink:show="embed" xlink:actuate="onLoad" draw:mime-type="image/jpeg"/>
</draw:frame>
</text:a>
 <text:a xlink:type="simple" xlink:href="https://static.ukrinform.com/photos/2023_04/1682245551-4948.jpeg" text:style-name="Internet_20_link" text:visited-style-name="Visited_20_Internet_20_Link">
<draw:frame draw:style-name="fr1" draw:name="Image124" text:anchor-type="as-char" svg:width="6.9236in" svg:height="3.956343in" draw:z-index="0">
<draw:image xlink:href="../Images/yкринформ/2023-04-23T13-25-00-03-00/630_360_1682245551-4948.jpeg" xlink:type="simple" xlink:show="embed" xlink:actuate="onLoad" draw:mime-type="image/jpeg"/>
</draw:frame>
</text:a>
 <text:a xlink:type="simple" xlink:href="https://static.ukrinform.com/photos/2023_04/1682245551-7730.jpeg" text:style-name="Internet_20_link" text:visited-style-name="Visited_20_Internet_20_Link">
<draw:frame draw:style-name="fr1" draw:name="Image125" text:anchor-type="as-char" svg:width="6.9236in" svg:height="3.956343in" draw:z-index="0">
<draw:image xlink:href="../Images/yкринформ/2023-04-23T13-25-00-03-00/630_360_1682245551-7730.jpeg" xlink:type="simple" xlink:show="embed" xlink:actuate="onLoad" draw:mime-type="image/jpeg"/>
</draw:frame>
</text:a>
</text:p>
      <text:p text:style-name="P4">
За його словами, ці вироби створили понад 300 учнів закладів професійно-технічної освіти Львівської та Чернівецької областей, які стали першими вУкраїні, хто взяв участь у навчальній програмі «Компанія» від JuniorAchievement. У межах навчання вони започаткували 44 учнівські компанії.</text:p>
      <text:p text:style-name="P4">
За <text:a xlink:type="simple" xlink:href="https://city-adm.lviv.ua/news/society/youth-policy/296195-u-lvovi-na-iarmarku-molodizhnoho-pidpryiemnytstva-uchni-uchylyshch-prodaiut-svoi-vyroby" text:style-name="Internet_20_link" text:visited-style-name="Visited_20_Internet_20_Link">
 </text:a>
Львівської міськради, учасники ярмарку підготували для львів’ян та гостейміста дев'ять авторських майстер-класів: моделювання та дизайн одягу замотивами мультфільму «Мавка», виготовлення декоративних свічок, розписгіпсових фігурок, виготовлення екосумок, бісероплетіння, декоруванняпатріотичних блокнотів, створення прикрас-амулетів з натурального каменю,декорування та розпис імбирних пряників та хімічний аналіз води.</text:p>
      <text:p text:style-name="P4">
<text:span text:style-name="T4">
Читайте також:</text:span>
 <text:a xlink:type="simple" xlink:href="https://www.ukrinform.ua/rubric-regions/3699125-v-uzgorodi-startuvav-sakurafest-so-u-programi.html" text:style-name="Internet_20_link" text:visited-style-name="Visited_20_Internet_20_Link">
 </text:a>
</text:p>
      <text:p text:style-name="P4">
Як повідомляв Укрінформ, у місті Кобеляки Полтавської області пройшовблагодійний ярмарок, головною метою якого був збір коштів для придбання БПЛАдля військового Олександра Лугового.</text:p>
      <text:p text:style-name="P4">
<text:span text:style-name="T5">
Фото: Телеграм Максима Козицького</text:span>
</text:p>
      <text:p text:style-name="P4">
Source: <text:a xlink:type="simple" xlink:href="https://www.ukrinform.ua/rubric-regions/3699562-u-lvovi-prohodit-persij-v-ukraini-armarok-molodiznogo-pidpriemnictva-junior-expo-2023.html" text:style-name="Internet_20_link" text:visited-style-name="Visited_20_Internet_20_Link">
https://www.ukrinform.ua/rubric-regions/3699562-u-lvovi-prohodit-persij-v-ukraini-armarok-molodiznogo-pidpriemnictva-junior-expo-2023.html</text:a>
</text:p>
      <!--NEWS-->
      <text:h text:style-name="P10" text:outline-level="1">
<text:span text:style-name="T4">
На Миколаївщині зенітники збили російський розвідувальний безпілотник</text:span>
</text:h>
      <text:p text:style-name="P4">
Authors: Ukrinform (Person)</text:p>
      <text:p text:style-name="P4">
Publisher: Укринформ (Organization)</text:p>
      <text:p text:style-name="P4">
Published Time: 2023-04-23T13:36:00+03:00</text:p>
      <text:p text:style-name="P4">
Modified Time: 2023-04-23T13:36:00+03:00</text:p>
      <text:p text:style-name="P4">
Description: У Миколаївській області у неділю, 23 квітня, зенітники збили ворожий безпілотний літальний апарат типу “Мерлін”. — Укрінформ.</text:p>
      <text:p text:style-name="P4">
Images: ["<text:a xlink:type="simple" xlink:href="https://static.ukrinform.com/photos/2023_01/thumb_files/630_360_1674235674-799.jpg" text:style-name="Internet_20_link" text:visited-style-name="Visited_20_Internet_20_Link">
630_360_16742...</text:a>
", "<text:a xlink:type="simple" xlink:href="https://static.ukrinform.com/photos/2023_04/1682246110-383.jpg" text:style-name="Internet_20_link" text:visited-style-name="Visited_20_Internet_20_Link">
1682246110-38...</text:a>
"]</text:p>
      <text:p text:style-name="P4">
Tags: ['Безпілотник', 'Миколаївщина', 'Війна з росією']</text:p>
      <text:p text:style-name="P4">
Type: Article</text:p>
      <!--METADATA-->
      <text:p text:style-name="P4">
<draw:frame draw:style-name="fr1" draw:name="Image126" text:anchor-type="as-char" svg:width="6.9236in" svg:height="3.956343in" draw:z-index="0">
<draw:image xlink:href="../Images/yкринформ/2023-04-23T13-36-00-03-00/630_360_1674235674-799.jpg" xlink:type="simple" xlink:show="embed" xlink:actuate="onLoad" draw:mime-type="image/jpeg"/>
</draw:frame>
 УМиколаївській області у неділю, 23 квітня, зенітники збили ворожий безпілотнийлітальний апарат типу “Мерлін”.</text:p>
      <text:p text:style-name="P4">
Як передає Укрінформ, про це Повітряне командування “Південь” повідомляє у <text:a xlink:type="simple" xlink:href="https://www.facebook.com/PvKPivden/posts/pfbid02FCajQbvehnrSUpH9DxAVMeEmCXn7tDY3imyJoDfjACRRJcgUbLcCo5KGApLEfpYLl" text:style-name="Internet_20_link" text:visited-style-name="Visited_20_Internet_20_Link">
</text:a>
.</text:p>
      <text:p text:style-name="P4">
Близько 11.50 воїни зенітної ракетної одеської бригади повітряногокомандування "Південь" збили російський розвідувальний БпЛА типу “Мерлін”,ідеться в повідомленні.</text:p>
      <text:p text:style-name="P4">
<draw:frame draw:style-name="fr1" draw:name="Image127" text:anchor-type="as-char" svg:width="6.9236in" svg:height="6.9236in" draw:z-index="0">
<draw:image xlink:href="../Images/yкринформ/2023-04-23T13-36-00-03-00/1682246110-383.jpg" xlink:type="simple" xlink:show="embed" xlink:actuate="onLoad" draw:mime-type="image/jpeg"/>
</draw:frame>
</text:p>
      <text:p text:style-name="P4">
Як повідомляв Укрінформ, Сили оборони України <text:a xlink:type="simple" xlink:href="https://www.ukrinform.ua/rubric-ato/3699395-sili-oboroni-zbili-rosijskij-mi24.html" text:style-name="Internet_20_link" text:visited-style-name="Visited_20_Internet_20_Link">
</text:a>
 .</text:p>
      <text:p text:style-name="P4">
Фото ілюстративне</text:p>
      <text:p text:style-name="P4">
Source: <text:a xlink:type="simple" xlink:href="https://www.ukrinform.ua/rubric-ato/3699565-na-mikolaivsini-zenitniki-zbili-rosijskij-rozviduvalnij-bezpilotnik.html" text:style-name="Internet_20_link" text:visited-style-name="Visited_20_Internet_20_Link">
https://www.ukrinform.ua/rubric-ato/3699565-na-mikolaivsini-zenitniki-zbili-rosijskij-rozviduvalnij-bezpilotnik.html</text:a>
</text:p>
      <!--NEWS-->
      <text:h text:style-name="P10" text:outline-level="1">
<text:span text:style-name="T4">
Маск відповів Кінгу, що задонатив $100 мільйонів для України</text:span>
</text:h>
      <text:p text:style-name="P4">
Authors: Ukrinform (Person)</text:p>
      <text:p text:style-name="P4">
Publisher: Укринформ (Organization)</text:p>
      <text:p text:style-name="P4">
Published Time: 2023-04-23T13:47:00+03:00</text:p>
      <text:p text:style-name="P4">
Modified Time: 2023-04-23T13:47:00+03:00</text:p>
      <text:p text:style-name="P4">
Description: Американський мільярдер Ілон Маск заявив, що задонатив Україні 100 мільйонів доларів.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івен Кінг', 'Twitter', 'допомога', 'Війна з росією']</text:p>
      <text:p text:style-name="P4">
Type: Article</text:p>
      <!--METADATA-->
      <text:p text:style-name="P4">
<draw:frame draw:style-name="fr1" draw:name="Image128" text:anchor-type="as-char" svg:width="6.9236in" svg:height="3.956343in" draw:z-index="0">
<draw:image xlink:href="../Images/yкринформ/2023-04-23T13-47-00-03-00/630_360_1620987964-731.jpg" xlink:type="simple" xlink:show="embed" xlink:actuate="onLoad" draw:mime-type="image/jpeg"/>
</draw:frame>
Американський мільярдер Ілон Маск заявив, що задонатив Україні 100 мільйонівдоларів.</text:p>
      <text:p text:style-name="P4">
Так він відреагував у <text:a xlink:type="simple" xlink:href="https://twitter.com/elonmusk/status/1650008972865224704" text:style-name="Internet_20_link" text:visited-style-name="Visited_20_Internet_20_Link">
</text:a>
 на пропозиціюамериканського письменника Стівена Кінга передати кошти за його синю галочкуверифікації Благодійному фонду Сергія Притули, передає Укрінформ.</text:p>
      <text:p text:style-name="P4">
«Я пожертвував Україні 100 мільйонів доларів, скільки ви пожертвували?» -написав <text:a xlink:type="simple" xlink:href="https://www.ukrinform.ua/tag-ilon-mask" text:style-name="Internet_20_link" text:visited-style-name="Visited_20_Internet_20_Link">
 </text:a>
</text:p>
      <text:p text:style-name="P4">
Він також репоснув допис міністра цифрової трансформації України МихайлаФедорова від 24 жовтня 2022 року, де урядовець дякує американському мільярдеруза фінансування роботи терміналів супутникового інтернету Starlink в Україні.Їх компанія Маска передала Києву на початку повномасштабного вторгнення.</text:p>
      <text:p text:style-name="P4">
<text:span text:style-name="T4">
Читайте також:</text:span>
 <text:a xlink:type="simple" xlink:href="https://www.ukrinform.ua/rubric-technology/3699365-king-zaproponuvav-masku-peredati-jogo-sinu-galocku-u-twitter-fondu-prituli.html" text:style-name="Internet_20_link" text:visited-style-name="Visited_20_Internet_20_Link">
 </text:a>
</text:p>
      <text:p text:style-name="P4">
Як повідомляв Укрінформ, після придбання Маском компанії Twitter <text:a xlink:type="simple" xlink:href="https://www.ukrinform.ua/rubric-technology/3698922-twitter-pribrav-z-akauntiv-nizki-zmi-poznacki-pro-dzerela-finansuvanna.html" text:style-name="Internet_20_link" text:visited-style-name="Visited_20_Internet_20_Link">
</text:a>
 , оскільки вони непідписалися на Twitter Blue.</text:p>
      <text:p text:style-name="P4">
Цей сервіс дає змогу користувачам соцмережі за щомісячну підписку отримуватирозширені можливості у соцмережі. Коштує підписка на Twitter Blue 8 доларів намісяць.</text:p>
      <text:p text:style-name="P4">
Source: <text:a xlink:type="simple" xlink:href="https://www.ukrinform.ua/rubric-technology/3699574-mask-vidpoviv-kingu-so-zadonativ-100-miljoniv-dla-ukraini.html" text:style-name="Internet_20_link" text:visited-style-name="Visited_20_Internet_20_Link">
https://www.ukrinform.ua/rubric-technology/3699574-mask-vidpoviv-kingu-so-zadonativ-100-miljoniv-dla-ukraini.html</text:a>
</text:p>
      <!--NEWS-->
      <text:h text:style-name="P10" text:outline-level="1">
<text:span text:style-name="T4">
Chief of Russian mercenaries of PMC Wagner Group Prigozhin says his fighters will not take an...</text:span>
</text:h>
      <text:p text:style-name="P4">
Authors: liveuamap (Language: en)</text:p>
      <text:p text:style-name="P4">
Time: 2023-04-23T13:48:00</text:p>
      <text:p text:style-name="P4">
Location: Bakhmut (Latitude:48.59114 Longtitude:38.03364)</text:p>
      <text:p text:style-name="P4">
Videos: []</text:p>
      <text:p text:style-name="P4">
Images: []</text:p>
      <text:p text:style-name="P4">
Tags: ["Minsk Monitor", "Europe"]</text:p>
      <text:p text:style-name="P4">
ID: 22558132</text:p>
      <!--METADATA-->
      <text:p text:style-name="P4">
Chief of Russian mercenaries of PMC Wagner Group Prigozhin says his fighterswill not take any POWs anymore</text:p>
      <text:p text:style-name="P4">
News Collection Link: <text:a xlink:type="simple" xlink:href="https://liveuamap.com/en/2023/23-april-chief-of-russian-mercenaries-of-pmc-wagner-group" text:style-name="Internet_20_link" text:visited-style-name="Visited_20_Internet_20_Link">
https://liveuamap.com/en/2023/23-april-chief-of-russian-mercenaries-of-pmc-wagner-group</text:a>
</text:p>
      <text:p text:style-name="P4">
Source: <text:a xlink:type="simple" xlink:href="https://t.me/bbbreaking/153616" text:style-name="Internet_20_link" text:visited-style-name="Visited_20_Internet_20_Link">
https://t.me/bbbreaking/153616</text:a>
</text:p>
      <!--NEWS-->
      <text:h text:style-name="P10" text:outline-level="1">
<text:span text:style-name="T4">
У Стамбулі офіс керівної партії обстріляли зі зброї</text:span>
</text:h>
      <text:p text:style-name="P4">
Authors: Ukrinform (Person)</text:p>
      <text:p text:style-name="P4">
Publisher: Укринформ (Organization)</text:p>
      <text:p text:style-name="P4">
Published Time: 2023-04-23T13:48:01+03:00</text:p>
      <text:p text:style-name="P4">
Modified Time: 2023-04-23T13:48:01+03:00</text:p>
      <text:p text:style-name="P4">
Description: У Стамбулі невідомі вчинили збройний напад на офіс керівної Партії справедливості та розвитку. — Укрінформ.</text:p>
      <text:p text:style-name="P4">
Images: ["<text:a xlink:type="simple" xlink:href="https://static.ukrinform.com/photos/2023_04/thumb_files/630_360_1682246813-437.jpg" text:style-name="Internet_20_link" text:visited-style-name="Visited_20_Internet_20_Link">
630_360_16822...</text:a>
"]</text:p>
      <text:p text:style-name="P4">
Tags: ['Обстріл', 'Зброя', 'Туреччина']</text:p>
      <text:p text:style-name="P4">
Type: Article</text:p>
      <!--METADATA-->
      <text:p text:style-name="P4">
<draw:frame draw:style-name="fr1" draw:name="Image129" text:anchor-type="as-char" svg:width="6.9236in" svg:height="3.956343in" draw:z-index="0">
<draw:image xlink:href="../Images/yкринформ/2023-04-23T13-48-01-03-00/630_360_1682246813-437.jpg" xlink:type="simple" xlink:show="embed" xlink:actuate="onLoad" draw:mime-type="image/jpeg"/>
</draw:frame>
 У Стамбуліневідомі вчинили збройний напад на офіс керівної Партії справедливості тарозвитку.</text:p>
      <text:p text:style-name="P4">
Про це повідомляє <text:a xlink:type="simple" xlink:href="https://www.dailysabah.com/politics/elections/security-measures-upped-after-attacks-on-turkish-political-entities/amp" text:style-name="Internet_20_link" text:visited-style-name="Visited_20_Internet_20_Link">
 </text:a>
 , передаєУкрінформ.</text:p>
      <text:p text:style-name="P4">
Як зазначається, у п'ятницю пізно ввечері невідомі на мотоциклі обстрілялиофіс партії зі стрілецької зброї.</text:p>
      <text:p text:style-name="P4">
Внаслідок нападу ніхто не постраждав.</text:p>
      <text:p text:style-name="P4">
<text:span text:style-name="T4">
Читайте також:</text:span>
 <text:a xlink:type="simple" xlink:href="https://www.ukrinform.ua/rubric-world/3699475-u-tureccini-projde-ostanne-pered-viborami-zasidanna-parlamentu.html" text:style-name="Internet_20_link" text:visited-style-name="Visited_20_Internet_20_Link">
 <text:span text:style-name="T4">
Туреччин</text:span>
 </text:a>
</text:p>
      <text:p text:style-name="P4">
Міністр внутрішніх справ Туреччини Сулейман Сойлу зазначав, що це не першийнапад на відділення партії в Туреччині - на цей час сталося 69 подібнихінцидентів.</text:p>
      <text:p text:style-name="P4">
Як повідомляв Укрінформ, 14 травня в Туреччині відбудуться парламентські тапрезидентські вибори.</text:p>
      <text:p text:style-name="P4">
Фото: АА</text:p>
      <text:p text:style-name="P4">
Source: <text:a xlink:type="simple" xlink:href="https://www.ukrinform.ua/rubric-world/3699576-u-stambuli-ofis-kerivnoi-partii-obstrilali-zi-zbroi.html" text:style-name="Internet_20_link" text:visited-style-name="Visited_20_Internet_20_Link">
https://www.ukrinform.ua/rubric-world/3699576-u-stambuli-ofis-kerivnoi-partii-obstrilali-zi-zbroi.html</text:a>
</text:p>
      <!--NEWS-->
      <text:h text:style-name="P10" text:outline-level="1">
<text:span text:style-name="T4">
Українські фристайлісти завершили сезон «золотом» та «сріблом» Кубка Європи</text:span>
</text:h>
      <text:p text:style-name="P4">
Authors: Ukrinform (Person)</text:p>
      <text:p text:style-name="P4">
Publisher: Укринформ (Organization)</text:p>
      <text:p text:style-name="P4">
Published Time: 2023-04-23T13:53:02+03:00</text:p>
      <text:p text:style-name="P4">
Modified Time: 2023-04-23T13:53:02+03:00</text:p>
      <text:p text:style-name="P4">
Description: Дві медалі вибороли українські фристайлісти у дисципліні біг-ейр на заключному етапі Кубка Європи в австрійському Штубай. — Укрінформ.</text:p>
      <text:p text:style-name="P4">
Images: ["<text:a xlink:type="simple" xlink:href="https://static.ukrinform.com/photos/2023_04/thumb_files/630_360_1682247033-206.png" text:style-name="Internet_20_link" text:visited-style-name="Visited_20_Internet_20_Link">
630_360_16822...</text:a>
"]</text:p>
      <text:p text:style-name="P4">
Tags: ['Спорт']</text:p>
      <text:p text:style-name="P4">
Type: Article</text:p>
      <!--METADATA-->
      <text:p text:style-name="P4">
<draw:frame draw:style-name="fr1" draw:name="Image130" text:anchor-type="as-char" svg:width="6.9236in" svg:height="3.956343in" draw:z-index="0">
<draw:image xlink:href="../Images/yкринформ/2023-04-23T13-53-02-03-00/630_360_1682247033-206.png" xlink:type="simple" xlink:show="embed" xlink:actuate="onLoad" draw:mime-type="image/png"/>
</draw:frame>
 Дві медалівибороли українські фристайлісти у дисципліні біг-ейр на заключному етапіКубка Європи в австрійському Штубай.</text:p>
      <text:p text:style-name="P4">
Як повідомляє <text:a xlink:type="simple" xlink:href="https://www.facebook.com/olympicua/posts/pfbid0YD5VkXM26mKdq4MAYQcA9tywMhAagKD6pPvwabSJEomU9jw8niFkZmVDFbt11Do4l" text:style-name="Internet_20_link" text:visited-style-name="Visited_20_Internet_20_Link">
</text:a>
України, Орест Коваленко став переможцем змагань, які зібрали 75 учасників з15-ти країн, передає Укрінформ.</text:p>
      <text:p text:style-name="P4">
Це друга у цьому сезоні і третя загалом перемога для 21-річного спортсмена зРівного на етапах Кубка Європи.</text:p>
      <text:p text:style-name="P4">
<text:span text:style-name="T4">
Читайте також:</text:span>
 <text:a xlink:type="simple" xlink:href="https://www.ukrinform.ua/rubric-sports/3687847-ukrainska-fristajlistka-nelli-popovic-vigrala-zoloto-etapu-kubka-svitu.html" text:style-name="Internet_20_link" text:visited-style-name="Visited_20_Internet_20_Link">
 <text:span text:style-name="T4">
фристайл</text:span>
 </text:a>
</text:p>
      <text:p text:style-name="P4">
Серед жінок срібною медалісткою, здобувши свій четвертий в кар'єрі подіум назмаганнях такого рівня, стала 22-річна киянка Катерина Коцар.</text:p>
      <text:p text:style-name="P4">
Фото: НОК України.</text:p>
      <text:p text:style-name="P4">
Source: <text:a xlink:type="simple" xlink:href="https://www.ukrinform.ua/rubric-sports/3699580-ukrainski-fristajlisti-zaversili-sezon-zolotom-ta-sriblom-kubka-evropi.html" text:style-name="Internet_20_link" text:visited-style-name="Visited_20_Internet_20_Link">
https://www.ukrinform.ua/rubric-sports/3699580-ukrainski-fristajlisti-zaversili-sezon-zolotom-ta-sriblom-kubka-evropi.html</text:a>
</text:p>
      <!--NEWS-->
      <text:h text:style-name="P10" text:outline-level="1">
<text:span text:style-name="T4">
У МЗС Польщі розкритикували позицію Німеччини щодо вступу України до НАТО</text:span>
</text:h>
      <text:p text:style-name="P4">
Authors: Ukrinform (Person)</text:p>
      <text:p text:style-name="P4">
Publisher: Укринформ (Organization)</text:p>
      <text:p text:style-name="P4">
Published Time: 2023-04-23T14:05:00+03:00</text:p>
      <text:p text:style-name="P4">
Modified Time: 2023-04-23T14:05:00+03:00</text:p>
      <text:p text:style-name="P4">
Description: Позиція Німеччини, яка калькулювала і гальмувала євроінтеграцію України, призвела до повномасштабної агресії росії проти Києва. — Укрінформ.</text:p>
      <text:p text:style-name="P4">
Images: ["<text:a xlink:type="simple" xlink:href="https://static.ukrinform.com/photos/2017_03/thumb_files/630_360_1490771959-5530.jpeg" text:style-name="Internet_20_link" text:visited-style-name="Visited_20_Internet_20_Link">
630_360_14907...</text:a>
"]</text:p>
      <text:p text:style-name="P4">
Tags: ['НАТО', 'Німеччина', 'Польща', 'Війна з росією']</text:p>
      <text:p text:style-name="P4">
Type: Article</text:p>
      <!--METADATA-->
      <text:p text:style-name="P4">
<draw:frame draw:style-name="fr1" draw:name="Image131" text:anchor-type="as-char" svg:width="6.9236in" svg:height="3.956343in" draw:z-index="0">
<draw:image xlink:href="../Images/yкринформ/2023-04-23T14-05-00-03-00/630_360_1490771959-5530.jpeg" xlink:type="simple" xlink:show="embed" xlink:actuate="onLoad" draw:mime-type="image/jpeg"/>
</draw:frame>
 ПозиціяНімеччини, яка калькулювала і гальмувала євроінтеграцію України, призвела доповномасштабної агресії росії проти Києва.</text:p>
      <text:p text:style-name="P4">
Про це у коментарі <text:a xlink:type="simple" xlink:href="https://www.pap.pl/aktualnosci/news,1564457,wiceszef-msz-gdyby-niemcy-nie-staraly-sie-opoznic-wejscia-ukrainy-do-nato" text:style-name="Internet_20_link" text:visited-style-name="Visited_20_Internet_20_Link">
 </text:a>
 заявивзаступник міністра закордонних справ Польщі Пьотр Вавжик, коментуючи заявуміністра оборони ФРН Бориса Пісторіуса про те, що зараз не дуже відповіднийчас говорити про членство України в НАТО і це рішення треба ухвалювати з“холодною головою”, передає Укрінформ.</text:p>
      <text:p text:style-name="P4">
“Питання: коли буде час на ці “холодні голови”: 10 чи 30 років після війни?”,- зазначив Вавжик, реагуючи на слова Пісторіуса.</text:p>
      <text:p text:style-name="P4">
За його словами, якби Німеччина не калькулювала та, як зараз, не намагаласязатягнути вступ України до Північноатлантичного альянсу, і якби Українузапросили до Альянсу багато років тому в Мюнхені, то “сьогодні не було бивійни в Україні”.</text:p>
      <text:p text:style-name="P4">
<text:span text:style-name="T4">
Читайте також:</text:span>
 <text:a xlink:type="simple" xlink:href="https://www.ukrinform.ua/rubric-ato/3698624-ukraina-mae-zdobuti-peremogu-ale-ne-obovazkovo-vijskovim-slahom-pistorius.html" text:style-name="Internet_20_link" text:visited-style-name="Visited_20_Internet_20_Link">
 <text:span text:style-name="T4">
Пісторіус</text:span>
 </text:a>
</text:p>
      <text:p text:style-name="P4">
За його словами, нині спостерігається підхід, який країни Західної Європидемонструють віддавна: такі країни, як Німеччина чи Франція, завжди були протичленства України чи то в ЄС, чи то в <text:a xlink:type="simple" xlink:href="https://www.ukrinform.ua/tag-nato" text:style-name="Internet_20_link" text:visited-style-name="Visited_20_Internet_20_Link">
 </text:a>
 .</text:p>
      <text:p text:style-name="P4">
Як зауважив Вавжик, позиція німецького міністра може відтермінувати вступУкраїни до НАТО, оскільки при прийнятті нової країни до Альянсу потрібнаодностайність серед держав-членів організації.</text:p>
      <text:p text:style-name="P4">
Він наголосив, що Польща підтримує членство України в ЄС.</text:p>
      <text:p text:style-name="P4">
“На нашу думку, чим швидше це станеться, тим краще, адже це буде запорукоюбезпеки не лише України та Польщі, а й усього регіону”, - заявив заступникглави польської дипломатії.</text:p>
      <text:p text:style-name="P4">
Вавжик запевнив, що Варшава весь час намагається переконувати західнихпартнерів, аби вони змінили думку і щоб Україна якомога швидше приєдналася доНАТО.</text:p>
      <text:p text:style-name="P4">
<text:span text:style-name="T4">
Читайте також:</text:span>
 <text:a xlink:type="simple" xlink:href="https://www.ukrinform.ua/rubric-polytics/3696067-ukraina-ne-prijme-surogatnih-risen-vilnuskogo-samitu-sodo-svogo-vstupu-do-nato-kuleba.html" text:style-name="Internet_20_link" text:visited-style-name="Visited_20_Internet_20_Link">
 </text:a>
</text:p>
      <text:p text:style-name="P4">
Як повідомлялося, міністр оборони ФРН Пісторіус в інтерв’ю ZDF виключив швидкустежку інтеграції України до НАТО. Він зауважив, що таке рішення маєухвалюватися солідарно, “з холодною головою і гарячим серцем, а не навпаки”.</text:p>
      <text:p text:style-name="P4">
У липні у Вільнюсі відбудеться саміт НАТО, під час нього Україна хоче отриматичіткі гарантії безпеки від союзників, а також <text:a xlink:type="simple" xlink:href="https://www.ukrinform.ua/rubric-polytics/3698737-ukraina-pragne-zdobuti-evroatlanticnu-perspektivu-na-samiti-nato-u-vilnusi-golova-vr.html" text:style-name="Internet_20_link" text:visited-style-name="Visited_20_Internet_20_Link">
</text:a>
</text:p>
      <text:p text:style-name="P4">
Source: <text:a xlink:type="simple" xlink:href="https://www.ukrinform.ua/rubric-polytics/3699585-u-mzs-polsi-rozkritikuvali-poziciu-nimeccini-sodo-vstupu-ukraini-do-nato.html" text:style-name="Internet_20_link" text:visited-style-name="Visited_20_Internet_20_Link">
https://www.ukrinform.ua/rubric-polytics/3699585-u-mzs-polsi-rozkritikuvali-poziciu-nimeccini-sodo-vstupu-ukraini-do-nato.html</text:a>
</text:p>
      <!--NEWS-->
      <text:h text:style-name="P10" text:outline-level="1">
<text:span text:style-name="T4">
На півдні зенітники знищили чотири російські дрони-камікадзе «Ланцет»</text:span>
</text:h>
      <text:p text:style-name="P4">
Authors: Ukrinform (Person)</text:p>
      <text:p text:style-name="P4">
Publisher: Укринформ (Organization)</text:p>
      <text:p text:style-name="P4">
Published Time: 2023-04-23T14:22:00+03:00</text:p>
      <text:p text:style-name="P4">
Modified Time: 2023-04-23T14:22:00+03:00</text:p>
      <text:p text:style-name="P4">
Description: У Миколаївській та Херсонській областях ввечері 22 квітня та зранку 23 квітня зенітники знищили чотири ворожі дрони-камікадзе "Ланцет". — Укрінформ.</text:p>
      <text:p text:style-name="P4">
Images: ["<text:a xlink:type="simple" xlink:href="https://static.ukrinform.com/photos/2023_04/thumb_files/630_360_1682248586-703.jpg" text:style-name="Internet_20_link" text:visited-style-name="Visited_20_Internet_20_Link">
630_360_16822...</text:a>
", "<text:a xlink:type="simple" xlink:href="https://static.ukrinform.com/photos/2023_04/1682248648-828.jpg" text:style-name="Internet_20_link" text:visited-style-name="Visited_20_Internet_20_Link">
1682248648-82...</text:a>
", "<text:a xlink:type="simple" xlink:href="https://static.ukrinform.com/photos/2023_04/1682248649-567.jpg" text:style-name="Internet_20_link" text:visited-style-name="Visited_20_Internet_20_Link">
1682248649-56...</text:a>
"]</text:p>
      <text:p text:style-name="P4">
Tags: ['Безпілотник', 'Херсонщина', 'Миколаївщина', 'Дрон', 'Війна з росією']</text:p>
      <text:p text:style-name="P4">
Type: Article</text:p>
      <!--METADATA-->
      <text:p text:style-name="P4">
<draw:frame draw:style-name="fr1" draw:name="Image132" text:anchor-type="as-char" svg:width="6.9236in" svg:height="3.956343in" draw:z-index="0">
<draw:image xlink:href="../Images/yкринформ/2023-04-23T14-22-00-03-00/630_360_1682248586-703.jpg" xlink:type="simple" xlink:show="embed" xlink:actuate="onLoad" draw:mime-type="image/jpeg"/>
</draw:frame>
 УМиколаївській та Херсонській областях ввечері 22 квітня та зранку 23 квітнязенітники знищили чотири ворожі дрони-камікадзе "Ланцет".</text:p>
      <text:p text:style-name="P4">
Як передає Укрінформ, про це Повітряне командування “Південь” повідомляє у  <text:a xlink:type="simple" xlink:href="https://www.facebook.com/PvKPivden/posts/pfbid02jgpcRXftAph9qtxKY2F8typ5NsjLqQvDuJAx9kmfdtf9q3MmyuEqxLdhcm4XdA4xl" text:style-name="Internet_20_link" text:visited-style-name="Visited_20_Internet_20_Link">
</text:a>
.</text:p>
      <text:p text:style-name="P4">
Протягом вечора 22 квітня та ранку 23 квітня воїни мобільних вогневих групХерсонської зенітної ракетної бригади знищили чотири "Ланцети", ідеться уповідомленні.</text:p>
      <text:p text:style-name="P4">
<draw:frame draw:style-name="fr1" draw:name="Image133" text:anchor-type="as-char" svg:width="6.9236in" svg:height="8.646524in" draw:z-index="0">
<draw:image xlink:href="../Images/yкринформ/2023-04-23T14-22-00-03-00/1682248648-828.jpg" xlink:type="simple" xlink:show="embed" xlink:actuate="onLoad" draw:mime-type="image/jpeg"/>
</draw:frame>
</text:p>
      <text:p text:style-name="P4">
<text:span text:style-name="T4">
Читайте також:</text:span>
 <text:a xlink:type="simple" xlink:href="https://www.ukrinform.ua/rubric-ato/3699395-sili-oboroni-zbili-rosijskij-mi24.html" text:style-name="Internet_20_link" text:visited-style-name="Visited_20_Internet_20_Link">
 <text:span text:style-name="T4">
Сили</text:span>
 <text:span text:style-name="T4">
оборони</text:span>
 <text:span text:style-name="T4">
збили</text:span>
 <text:span text:style-name="T4">
російський</text:span>
</text:a>
</text:p>
      <text:p text:style-name="P4">
<draw:frame draw:style-name="fr1" draw:name="Image134" text:anchor-type="as-char" svg:width="6.9236in" svg:height="5.719496in" draw:z-index="0">
<draw:image xlink:href="../Images/yкринформ/2023-04-23T14-22-00-03-00/1682248649-567.jpg" xlink:type="simple" xlink:show="embed" xlink:actuate="onLoad" draw:mime-type="image/jpeg"/>
</draw:frame>
</text:p>
      <text:p text:style-name="P4">
Як повідомляв Укрінформ, у Миколаївській області 23 квітня зенітники збили  <text:a xlink:type="simple" xlink:href="https://www.ukrinform.ua/rubric-ato/3699565-na-mikolaivsini-zenitniki-zbili-rosijskij-rozviduvalnij-bezpilotnik.html" text:style-name="Internet_20_link" text:visited-style-name="Visited_20_Internet_20_Link">
</text:a>
 типу “Мерлін”.</text:p>
      <text:p text:style-name="P4">
Source: <text:a xlink:type="simple" xlink:href="https://www.ukrinform.ua/rubric-ato/3699586-na-pivdni-zenitniki-znisili-cotiri-rosijski-dronikamikadze-lancet.html" text:style-name="Internet_20_link" text:visited-style-name="Visited_20_Internet_20_Link">
https://www.ukrinform.ua/rubric-ato/3699586-na-pivdni-zenitniki-znisili-cotiri-rosijski-dronikamikadze-lancet.html</text:a>
</text:p>
      <!--NEWS-->
      <text:h text:style-name="P10" text:outline-level="1">
<text:span text:style-name="T4">
УПЛ: «Львів» програв «Металісту 1925»</text:span>
</text:h>
      <text:p text:style-name="P4">
Authors: Ukrinform (Person)</text:p>
      <text:p text:style-name="P4">
Publisher: Укринформ (Organization)</text:p>
      <text:p text:style-name="P4">
Published Time: 2023-04-23T14:52:00+03:00</text:p>
      <text:p text:style-name="P4">
Modified Time: 2023-04-23T14:52:00+03:00</text:p>
      <text:p text:style-name="P4">
Description: Футболісти «Львова» зазнали 15-ї поразки у нинішньому чемпіонаті України з футболу серед команд Прем'єр-ліги (УПЛ). — Укрінформ.</text:p>
      <text:p text:style-name="P4">
Images: ["<text:a xlink:type="simple" xlink:href="https://static.ukrinform.com/photos/2017_05/thumb_files/630_360_1496211326-5424.jpg" text:style-name="Internet_20_link" text:visited-style-name="Visited_20_Internet_20_Link">
630_360_14962...</text:a>
"]</text:p>
      <text:p text:style-name="P4">
Tags: ['Футбол', 'Металіст-1925', "Прем'єр-ліга", 'ФК Львів']</text:p>
      <text:p text:style-name="P4">
Type: Article</text:p>
      <!--METADATA-->
      <text:p text:style-name="P4">
<draw:frame draw:style-name="fr1" draw:name="Image135" text:anchor-type="as-char" svg:width="6.9236in" svg:height="3.956343in" draw:z-index="0">
<draw:image xlink:href="../Images/yкринформ/2023-04-23T14-52-00-03-00/630_360_1496211326-5424.jpg" xlink:type="simple" xlink:show="embed" xlink:actuate="onLoad" draw:mime-type="image/jpeg"/>
</draw:frame>
Футболісти «Львова» зазнали 15-ї поразки у нинішньому чемпіонаті України зфутболу серед команд Прем'єр-ліги (УПЛ).</text:p>
      <text:p text:style-name="P4">
Домашній поєдинок 22-го туру з харківським «Металістом 1925» львів'янипрограли з рахунком 0:2, передає Укрінформ.</text:p>
      <text:p text:style-name="P4">
Авторами голів стали Костянтин Бичек, якому на 26-й хвилині асистувавРостислав Русин, та Дмитро Капінус (84).</text:p>
      <text:p text:style-name="P4">
Недільний ігровий день о 15.00 продовжує зустріч криворізького «Кривбаса» таодеського «Чорноморця».</text:p>
      <text:p text:style-name="P4">
22-й тур у понеділок, 24 квітня, завершать матчі «Дніпра-1» та львівського«Руха» (13.00), «Олександрії» та «Інгульця» із Петрового (15.00).</text:p>
      <text:p text:style-name="P4">
Результати попередніх матчів туру:</text:p>
      <text:p text:style-name="P4">
«Колос» (Ковалівка) - «Зоря» (Луганськ) - 0:1</text:p>
      <text:p text:style-name="P4">
гол: Володимир Бражко (31-а хвилина);</text:p>
      <text:p text:style-name="P4">
«Ворскла» (Полтава) - «Металіст» (Харків) - 3:2</text:p>
      <text:p text:style-name="P4">
голи: Сефері (26, 45+1), Феліпе (45+2) - Богдан Бойчук (9), Юрій Романюк (82);</text:p>
      <text:p text:style-name="P4">
«Верес» (Рівне) - «Минай» - 1:1</text:p>
      <text:p text:style-name="P4">
голи: Андрій Блізніченко (55) - Єгор Твердохліб (60);</text:p>
      <text:p text:style-name="P4">
«Динамо» (Київ) - «Шахтар» (Донецьк) - 1:1</text:p>
      <text:p text:style-name="P4">
голи: Олександр Андрієвський (82) - Тарас Степаненко (12).</text:p>
      <text:p text:style-name="P4">
<text:span text:style-name="T4">
Читайте також:</text:span>
 <text:a xlink:type="simple" xlink:href="https://www.ukrinform.ua/rubric-sports/3699369-dinamo-i-sahtar-zigrali-vniciu-v-matci-upl.html" text:style-name="Internet_20_link" text:visited-style-name="Visited_20_Internet_20_Link">
 <text:span text:style-name="T4">
Динамо</text:span>
 </text:a>
</text:p>
      <text:p text:style-name="P4">
У турнірній таблиці УПЛ лідирує «Шахтар», у якого 53 очки (після 22-х ігор),далі - «Зоря» - 46 (22), «Дніпро-1» - 45 (20), «Динамо» - 41 (22),«Олександрія» - 33 (20), «Колос» - 30 (22), «Ворскла» - 29 (22) та «Кривбас» -28 (21).</text:p>
      <text:p text:style-name="P4">
Source: <text:a xlink:type="simple" xlink:href="https://www.ukrinform.ua/rubric-sports/3699595-upl-lviv-prograv-metalistu-1925.html" text:style-name="Internet_20_link" text:visited-style-name="Visited_20_Internet_20_Link">
https://www.ukrinform.ua/rubric-sports/3699595-upl-lviv-prograv-metalistu-1925.html</text:a>
</text:p>
      <!--NEWS-->
      <text:h text:style-name="P10" text:outline-level="1">
<text:span text:style-name="T4">
Вінниця та німецьке Карлсруе стали містами-побратимами</text:span>
</text:h>
      <text:p text:style-name="P4">
Authors: Ukrinform (Person)</text:p>
      <text:p text:style-name="P4">
Publisher: Укринформ (Organization)</text:p>
      <text:p text:style-name="P4">
Published Time: 2023-04-23T14:55:00+03:00</text:p>
      <text:p text:style-name="P4">
Modified Time: 2023-04-23T14:55:00+03:00</text:p>
      <text:p text:style-name="P4">
Description: Вінниця та німецьке місто Карлсруе підписали угоду про побратимство. — Укрінформ.</text:p>
      <text:p text:style-name="P4">
Images: ["<text:a xlink:type="simple" xlink:href="https://static.ukrinform.com/photos/2023_04/thumb_files/630_360_1682250968-229.jpeg" text:style-name="Internet_20_link" text:visited-style-name="Visited_20_Internet_20_Link">
630_360_16822...</text:a>
", "<text:a xlink:type="simple" xlink:href="https://static.ukrinform.com/photos/2023_04/1682250969-398.jpeg" text:style-name="Internet_20_link" text:visited-style-name="Visited_20_Internet_20_Link">
1682250969-39...</text:a>
", "<text:a xlink:type="simple" xlink:href="https://static.ukrinform.com/photos/2023_04/1682250969-885.jpeg" text:style-name="Internet_20_link" text:visited-style-name="Visited_20_Internet_20_Link">
1682250969-88...</text:a>
", "<text:a xlink:type="simple" xlink:href="https://static.ukrinform.com/photos/2023_04/1682250969-690.jpeg" text:style-name="Internet_20_link" text:visited-style-name="Visited_20_Internet_20_Link">
1682250969-69...</text:a>
"]</text:p>
      <text:p text:style-name="P4">
Tags: ['Німеччина', 'Вінниця']</text:p>
      <text:p text:style-name="P4">
Type: Article</text:p>
      <!--METADATA-->
      <text:p text:style-name="P4">
<draw:frame draw:style-name="fr1" draw:name="Image136" text:anchor-type="as-char" svg:width="6.9236in" svg:height="3.956343in" draw:z-index="0">
<draw:image xlink:href="../Images/yкринформ/2023-04-23T14-55-00-03-00/630_360_1682250968-229.jpeg" xlink:type="simple" xlink:show="embed" xlink:actuate="onLoad" draw:mime-type="image/jpeg"/>
</draw:frame>
 Вінницята німецьке місто Карлсруе підписали угоду про побратимство.</text:p>
      <text:p text:style-name="P4">
Про це в <text:a xlink:type="simple" xlink:href="https://t.me/morgunovofficial/3452" text:style-name="Internet_20_link" text:visited-style-name="Visited_20_Internet_20_Link">
 </text:a>
 повідомив міський головаВінниці Сергій Моргунов, передає Укрінформ.</text:p>
      <text:p text:style-name="P4">
«Вінниця та Карлсруе тепер побратими. Угода підписана! Це відкриває новіможливості для обміну досвідом, спільних проєктів та комунікації міжмешканцями», - зазначив Моргунов.</text:p>
      <text:p text:style-name="P4">
<draw:frame draw:style-name="fr1" draw:name="Image137" text:anchor-type="as-char" svg:width="6.9236in" svg:height="4.602912in" draw:z-index="0">
<draw:image xlink:href="../Images/yкринформ/2023-04-23T14-55-00-03-00/1682250969-398.jpeg" xlink:type="simple" xlink:show="embed" xlink:actuate="onLoad" draw:mime-type="image/jpeg"/>
</draw:frame>
</text:p>
      <text:p text:style-name="P4">
<draw:frame draw:style-name="fr1" draw:name="Image138" text:anchor-type="as-char" svg:width="6.9236in" svg:height="4.602912in" draw:z-index="0">
<draw:image xlink:href="../Images/yкринформ/2023-04-23T14-55-00-03-00/1682250969-885.jpeg" xlink:type="simple" xlink:show="embed" xlink:actuate="onLoad" draw:mime-type="image/jpeg"/>
</draw:frame>
</text:p>
      <text:p text:style-name="P4">
За його словами, міста співпрацюватимуть у сферах просторового розвитку імобільності, <text:a xlink:type="simple" xlink:href="https://www.ukrinform.ua/tag-energetika" text:style-name="Internet_20_link" text:visited-style-name="Visited_20_Internet_20_Link">
 </text:a>
 , ІТ та науковійдіяльності, культури і туризму, євроінтеграції. Це актуальні напрями дляповоєнного відновлення та інноваційного розвитку.</text:p>
      <text:p text:style-name="P4">
<draw:frame draw:style-name="fr1" draw:name="Image139" text:anchor-type="as-char" svg:width="6.9236in" svg:height="4.602912in" draw:z-index="0">
<draw:image xlink:href="../Images/yкринформ/2023-04-23T14-55-00-03-00/1682250969-690.jpeg" xlink:type="simple" xlink:show="embed" xlink:actuate="onLoad" draw:mime-type="image/jpeg"/>
</draw:frame>
</text:p>
      <text:p text:style-name="P4">
Моргунов додав, що у травні до Вінниці приїде делегація з Карлсруе.</text:p>
      <text:p text:style-name="P4">
<text:span text:style-name="T4">
Читайте також:</text:span>
 <text:a xlink:type="simple" xlink:href="https://www.ukrinform.ua/rubric-regions/3697532-danske-misto-orhus-stalo-mistompobratimom-lvova.html" text:style-name="Internet_20_link" text:visited-style-name="Visited_20_Internet_20_Link">
 <text:span text:style-name="T4">
Данське</text:span>
 <text:span text:style-name="T4">
місто</text:span>
 <text:span text:style-name="T4">
Орхус</text:span>
 <text:span text:style-name="T4">
стало</text:span>
 <text:span text:style-name="T4">
містом</text:span>
<text:span text:style-name="T4">
побратимом</text:span>
 <text:span text:style-name="T4">
Львова</text:span>
 </text:a>
</text:p>
      <text:p text:style-name="P4">
Він також наголосив, що Карлсруе й раніше підтримувало Вінницю. Зокрема,надані німецькими партнерами намети для "пунктів незламності" та генераторидопомогли обласному центру вистояти взимку.</text:p>
      <text:p text:style-name="P4">
Як повідомлялося, компанія Bosch передала Вінниці у тривале користуванняіндикативну станцію моніторингу повітря, яка з максимальною точністю вимірюєпоказники забрудненості атмосфери.</text:p>
      <text:p text:style-name="P4">
_ Фото: Сергій Моргунов  _</text:p>
      <text:p text:style-name="P4">
Source: <text:a xlink:type="simple" xlink:href="https://www.ukrinform.ua/rubric-regions/3699598-vinnica-ta-nimecke-karlsrue-stali-mistamipobratimami.html" text:style-name="Internet_20_link" text:visited-style-name="Visited_20_Internet_20_Link">
https://www.ukrinform.ua/rubric-regions/3699598-vinnica-ta-nimecke-karlsrue-stali-mistamipobratimami.html</text:a>
</text:p>
      <!--NEWS-->
      <text:h text:style-name="P10" text:outline-level="1">
<text:span text:style-name="T4">
У Міноборони показали, як проходять тактичні заняття українських десантників</text:span>
</text:h>
      <text:p text:style-name="P4">
Authors: Ukrinform (Person)</text:p>
      <text:p text:style-name="P4">
Publisher: Укринформ (Organization)</text:p>
      <text:p text:style-name="P4">
Published Time: 2023-04-23T15:02:00+03:00</text:p>
      <text:p text:style-name="P4">
Modified Time: 2023-04-23T15:02:00+03:00</text:p>
      <text:p text:style-name="P4">
Description: Тактичні заняття десантно-штурмових підрозділів відбуваються в максимально реалістичних умовах. — Укрінформ.</text:p>
      <text:p text:style-name="P4">
Images: ["<text:a xlink:type="simple" xlink:href="https://static.ukrinform.com/photos/2023_04/thumb_files/630_360_1682251185-6359.jpeg" text:style-name="Internet_20_link" text:visited-style-name="Visited_20_Internet_20_Link">
630_360_16822...</text:a>
", "<text:a xlink:type="simple" xlink:href="https://static.ukrinform.com/photos/2023_04/thumb_files/630_360_1682251185-3108.jpeg" text:style-name="Internet_20_link" text:visited-style-name="Visited_20_Internet_20_Link">
630_360_16822...</text:a>
", "<text:a xlink:type="simple" xlink:href="https://static.ukrinform.com/photos/2023_04/thumb_files/630_360_1682251185-2821.jpeg" text:style-name="Internet_20_link" text:visited-style-name="Visited_20_Internet_20_Link">
630_360_16822...</text:a>
", "<text:a xlink:type="simple" xlink:href="https://static.ukrinform.com/photos/2023_04/thumb_files/630_360_1682251185-7460.jpeg" text:style-name="Internet_20_link" text:visited-style-name="Visited_20_Internet_20_Link">
630_360_16822...</text:a>
", "<text:a xlink:type="simple" xlink:href="https://static.ukrinform.com/photos/2023_04/thumb_files/630_360_1682251185-9301.jpeg" text:style-name="Internet_20_link" text:visited-style-name="Visited_20_Internet_20_Link">
630_360_16822...</text:a>
", "<text:a xlink:type="simple" xlink:href="https://static.ukrinform.com/photos/2023_04/thumb_files/630_360_1682251185-9099.jpeg" text:style-name="Internet_20_link" text:visited-style-name="Visited_20_Internet_20_Link">
630_360_16822...</text:a>
"]</text:p>
      <text:p text:style-name="P4">
Tags: ['Міноборони', 'Військові навчання', 'Війна з росією']</text:p>
      <text:p text:style-name="P4">
Type: Article</text:p>
      <!--METADATA-->
      <text:p text:style-name="P4">
<draw:frame draw:style-name="fr1" draw:name="Image140" text:anchor-type="as-char" svg:width="6.9236in" svg:height="3.956343in" draw:z-index="0">
<draw:image xlink:href="../Images/yкринформ/2023-04-23T15-02-00-03-00/630_360_1682251185-6359.jpeg" xlink:type="simple" xlink:show="embed" xlink:actuate="onLoad" draw:mime-type="image/jpeg"/>
</draw:frame>
 Тактичнізаняття десантно-штурмових підрозділів відбуваються в максимально реалістичнихумовах.</text:p>
      <text:p text:style-name="P4">
Як передає Укрінформ, про це перший заступник міністра оборони Українигенерал-лейтенант Олександр Павлюк повідомив у <text:a xlink:type="simple" xlink:href="https://t.me/Pavliuk_KSV/4027" text:style-name="Internet_20_link" text:visited-style-name="Visited_20_Internet_20_Link">
</text:a>
 та опублікував відповідні світлини.</text:p>
      <text:p text:style-name="P4">
«Тактичні заняття десантно-штурмових підрозділів відбуваються в максимальнореалістичних умовах. Накази командири віддають чітко й професійно, контролюючикожен етап виконання поставлених завдань», - зазначив Павлюк.</text:p>
      <text:p text:style-name="P4">
<draw:frame draw:style-name="fr1" draw:name="Image141" text:anchor-type="as-char" svg:width="6.9236in" svg:height="3.956343in" draw:z-index="0">
<draw:image xlink:href="../Images/yкринформ/2023-04-23T15-02-00-03-00/630_360_1682251185-3108.jpeg" xlink:type="simple" xlink:show="embed" xlink:actuate="onLoad" draw:mime-type="image/jpeg"/>
</draw:frame>
 УМіноборони показали, як проходять тактичні заняття десантно-штурмовихпідрозділів / Фото: Олександр Павлюк | Міністерство оборони України  <text:a xlink:type="simple" xlink:href="https://static.ukrinform.com/photos/2023_04/1682251185-3108.jpeg" text:style-name="Internet_20_link" text:visited-style-name="Visited_20_Internet_20_Link">
<draw:frame draw:style-name="fr1" draw:name="Image142" text:anchor-type="as-char" svg:width="6.9236in" svg:height="3.956343in" draw:z-index="0">
<draw:image xlink:href="../Images/yкринформ/2023-04-23T15-02-00-03-00/630_360_1682251185-3108.jpeg" xlink:type="simple" xlink:show="embed" xlink:actuate="onLoad" draw:mime-type="image/jpeg"/>
</draw:frame>
</text:a>
 <text:a xlink:type="simple" xlink:href="https://static.ukrinform.com/photos/2023_04/1682251185-2821.jpeg" text:style-name="Internet_20_link" text:visited-style-name="Visited_20_Internet_20_Link">
<draw:frame draw:style-name="fr1" draw:name="Image143" text:anchor-type="as-char" svg:width="6.9236in" svg:height="3.956343in" draw:z-index="0">
<draw:image xlink:href="../Images/yкринформ/2023-04-23T15-02-00-03-00/630_360_1682251185-2821.jpeg" xlink:type="simple" xlink:show="embed" xlink:actuate="onLoad" draw:mime-type="image/jpeg"/>
</draw:frame>
</text:a>
 <text:a xlink:type="simple" xlink:href="https://static.ukrinform.com/photos/2023_04/1682251185-7460.jpeg" text:style-name="Internet_20_link" text:visited-style-name="Visited_20_Internet_20_Link">
<draw:frame draw:style-name="fr1" draw:name="Image144" text:anchor-type="as-char" svg:width="6.9236in" svg:height="3.956343in" draw:z-index="0">
<draw:image xlink:href="../Images/yкринформ/2023-04-23T15-02-00-03-00/630_360_1682251185-7460.jpeg" xlink:type="simple" xlink:show="embed" xlink:actuate="onLoad" draw:mime-type="image/jpeg"/>
</draw:frame>
</text:a>
 <text:a xlink:type="simple" xlink:href="https://static.ukrinform.com/photos/2023_04/1682251185-9301.jpeg" text:style-name="Internet_20_link" text:visited-style-name="Visited_20_Internet_20_Link">
<draw:frame draw:style-name="fr1" draw:name="Image145" text:anchor-type="as-char" svg:width="6.9236in" svg:height="3.956343in" draw:z-index="0">
<draw:image xlink:href="../Images/yкринформ/2023-04-23T15-02-00-03-00/630_360_1682251185-9301.jpeg" xlink:type="simple" xlink:show="embed" xlink:actuate="onLoad" draw:mime-type="image/jpeg"/>
</draw:frame>
</text:a>
 <text:a xlink:type="simple" xlink:href="https://static.ukrinform.com/photos/2023_04/1682251185-6359.jpeg" text:style-name="Internet_20_link" text:visited-style-name="Visited_20_Internet_20_Link">
<draw:frame draw:style-name="fr1" draw:name="Image146" text:anchor-type="as-char" svg:width="6.9236in" svg:height="3.956343in" draw:z-index="0">
<draw:image xlink:href="../Images/yкринформ/2023-04-23T15-02-00-03-00/630_360_1682251185-6359.jpeg" xlink:type="simple" xlink:show="embed" xlink:actuate="onLoad" draw:mime-type="image/jpeg"/>
</draw:frame>
</text:a>
 <text:a xlink:type="simple" xlink:href="https://static.ukrinform.com/photos/2023_04/1682251185-9099.jpeg" text:style-name="Internet_20_link" text:visited-style-name="Visited_20_Internet_20_Link">
<draw:frame draw:style-name="fr1" draw:name="Image147" text:anchor-type="as-char" svg:width="6.9236in" svg:height="3.956343in" draw:z-index="0">
<draw:image xlink:href="../Images/yкринформ/2023-04-23T15-02-00-03-00/630_360_1682251185-9099.jpeg" xlink:type="simple" xlink:show="embed" xlink:actuate="onLoad" draw:mime-type="image/jpeg"/>
</draw:frame>
</text:a>
</text:p>
      <text:p text:style-name="P4">
<text:span text:style-name="T4">
Читайте також:</text:span>
 <text:a xlink:type="simple" xlink:href="https://www.ukrinform.ua/rubric-ato/3699403-reznikov-obgovoriv-z-vollesom-podalse-navcanna-ukrainskih-vijskovih.html" text:style-name="Internet_20_link" text:visited-style-name="Visited_20_Internet_20_Link">
 <text:span text:style-name="T4">
навчанн</text:span>
 </text:a>
</text:p>
      <text:p text:style-name="P4">
За його словами, «пересування пересіченою місцевістю, штурм «ворожих» позицій,стрімкість і злагодженість дій десантників підтвердили: кожен день навчаньнаближає перемогу над російськими окупантами».</text:p>
      <text:p text:style-name="P4">
Крім того, на сторінці Генштабу ЗСУ у <text:a xlink:type="simple" xlink:href="https://www.facebook.com/watch/" text:style-name="Internet_20_link" text:visited-style-name="Visited_20_Internet_20_Link">
</text:a>
 міститься документальнийдинамічний сюжет Королівських Військово-морських сил Збройних Сил Нідерландівпро те, як інструктори Корпусу морської піхоти навчають українських військовихволодінню всюдихідними транспортними засобами.</text:p>
      <text:p text:style-name="P4">
Як повідомляв Укрінформ, ще 65 українців військових завершили навчання назенітно-ракетних комплексах Patriot.</text:p>
      <text:p text:style-name="P4">
Як повідомляв Укрінформ, Сили оборони України з 24 лютого 2022 року по 23квітня 2023 року <text:a xlink:type="simple" xlink:href="https://www.ukrinform.ua/rubric-ato/3699470-sili-oboroni-znisili-vze-186-420-rosijskih-zagarbnikiv.html" text:style-name="Internet_20_link" text:visited-style-name="Visited_20_Internet_20_Link">
 </text:a>
 .</text:p>
      <text:p text:style-name="P4">
Source: <text:a xlink:type="simple" xlink:href="https://www.ukrinform.ua/rubric-ato/3699597-u-minoboroni-pokazali-ak-prohodat-takticni-zanatta-ukrainskih-desantnikiv.html" text:style-name="Internet_20_link" text:visited-style-name="Visited_20_Internet_20_Link">
https://www.ukrinform.ua/rubric-ato/3699597-u-minoboroni-pokazali-ak-prohodat-takticni-zanatta-ukrainskih-desantnikiv.html</text:a>
</text:p>
      <!--NEWS-->
      <text:h text:style-name="P10" text:outline-level="1">
<text:span text:style-name="T4">
На Дніпропетровщині через водопілля залишаються підтопленими понад 150 об'єктів</text:span>
</text:h>
      <text:p text:style-name="P4">
Authors: Ukrinform (Person)</text:p>
      <text:p text:style-name="P4">
Publisher: Укринформ (Organization)</text:p>
      <text:p text:style-name="P4">
Published Time: 2023-04-23T15:12:00+03:00</text:p>
      <text:p text:style-name="P4">
Modified Time: 2023-04-23T15:12:00+03:00</text:p>
      <text:p text:style-name="P4">
Description: У Дніпропетровській області через весняне водопілля підтоплено 58 садових будинків та ще понад 90 ділянок. — Укрінформ.</text:p>
      <text:p text:style-name="P4">
Images: ["<text:a xlink:type="simple" xlink:href="https://static.ukrinform.com/photos/2023_04/thumb_files/630_360_1682251885-690.jpg" text:style-name="Internet_20_link" text:visited-style-name="Visited_20_Internet_20_Link">
630_360_16822...</text:a>
", "<text:a xlink:type="simple" xlink:href="https://static.ukrinform.com/photos/2023_04/1682252027-904.jpg" text:style-name="Internet_20_link" text:visited-style-name="Visited_20_Internet_20_Link">
1682252027-90...</text:a>
", "<text:a xlink:type="simple" xlink:href="https://static.ukrinform.com/photos/2023_04/1682252027-725.jpg" text:style-name="Internet_20_link" text:visited-style-name="Visited_20_Internet_20_Link">
1682252027-72...</text:a>
"]</text:p>
      <text:p text:style-name="P4">
Tags: ['Дніпропетровщина', 'ДСНС', 'Водопілля']</text:p>
      <text:p text:style-name="P4">
Type: Article</text:p>
      <!--METADATA-->
      <text:p text:style-name="P4">
<draw:frame draw:style-name="fr1" draw:name="Image148" text:anchor-type="as-char" svg:width="6.9236in" svg:height="3.956343in" draw:z-index="0">
<draw:image xlink:href="../Images/yкринформ/2023-04-23T15-12-00-03-00/630_360_1682251885-690.jpg" xlink:type="simple" xlink:show="embed" xlink:actuate="onLoad" draw:mime-type="image/jpeg"/>
</draw:frame>
 УДніпропетровській області через весняне водопілля підтоплено 58 садовихбудинків та ще понад 90 ділянок.</text:p>
      <text:p text:style-name="P4">
Про це у <text:a xlink:type="simple" xlink:href="https://www.facebook.com/story.php" text:style-name="Internet_20_link" text:visited-style-name="Visited_20_Internet_20_Link">
</text:a>
повідомляє ГУ ДСНС у Дніпропетровській області, передає Укрінформ.</text:p>
      <text:p text:style-name="P4">
"Станом на 12:00 23-го квітня всього на території Дніпропетровської областіпідтоплено 95 ділянок (95 приватних домоволодінь та база відпочинку), 58будинків (58 садових будинків)", - йдеться у дописі.</text:p>
      <text:p text:style-name="P4">
<draw:frame draw:style-name="fr1" draw:name="Image149" text:anchor-type="as-char" svg:width="6.9236in" svg:height="4.615733in" draw:z-index="0">
<draw:image xlink:href="../Images/yкринформ/2023-04-23T15-12-00-03-00/1682252027-904.jpg" xlink:type="simple" xlink:show="embed" xlink:actuate="onLoad" draw:mime-type="image/jpeg"/>
</draw:frame>
<draw:frame draw:style-name="fr1" draw:name="Image150" text:anchor-type="as-char" svg:width="6.9236in" svg:height="4.615733in" draw:z-index="0">
<draw:image xlink:href="../Images/yкринформ/2023-04-23T15-12-00-03-00/1682252027-725.jpg" xlink:type="simple" xlink:show="embed" xlink:actuate="onLoad" draw:mime-type="image/jpeg"/>
</draw:frame>
</text:p>
      <text:p text:style-name="P4">
У ДСНС зазначили, що підтоплена територія закладу відпочинку; 58 будинків (1 –м. Дніпро, 57 – смт. Курилівка Петриківська селищна ТГ Дніпровський район);території 95 приватних домоволодінь (9 – м. Дніпро, 80 – смт. КурилівкаПетриківська селищна ТГ, 6 – с. Самарівка, Слобожанська ТГ, Дніпровськийрайон).</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a>
</text:p>
      <text:p text:style-name="P4">
В Укргідроенерго <text:a xlink:type="simple" xlink:href="https://t.me/ukrhydroenergo/3407" text:style-name="Internet_20_link" text:visited-style-name="Visited_20_Internet_20_Link">
 </text:a>
 , що станом на 23квітня гідроенергетики продовжують пропуск води за збалансованим графіком.Падіння рівня води в Дніпрі в межах столиці триває від початку тижня. Такожфіксується зниження рівнів води й на Дніпропетровщині.</text:p>
      <text:p text:style-name="P4">
З 20 квітня перша хвиля весняного водопілля йде на спад. Друга хвиляпрогнозується слабшою.</text:p>
      <text:p text:style-name="P4">
Фото: ДСНС</text:p>
      <text:p text:style-name="P4">
Source: <text:a xlink:type="simple" xlink:href="https://www.ukrinform.ua/rubric-regions/3699599-na-dnipropetrovsini-cerez-vodopilla-zalisautsa-pidtoplenimi-ponad-150-obektiv.html" text:style-name="Internet_20_link" text:visited-style-name="Visited_20_Internet_20_Link">
https://www.ukrinform.ua/rubric-regions/3699599-na-dnipropetrovsini-cerez-vodopilla-zalisautsa-pidtoplenimi-ponad-150-obektiv.html</text:a>
</text:p>
      <!--NEWS-->
      <text:h text:style-name="P10" text:outline-level="1">
<text:span text:style-name="T4">
Папа Римський закликав світ не забувати про українців, які страждають від війни</text:span>
</text:h>
      <text:p text:style-name="P4">
Authors: Ukrinform (Person)</text:p>
      <text:p text:style-name="P4">
Publisher: Укринформ (Organization)</text:p>
      <text:p text:style-name="P4">
Published Time: 2023-04-23T15:20:42+03:00</text:p>
      <text:p text:style-name="P4">
Modified Time: 2023-04-23T15:20:42+03:00</text:p>
      <text:p text:style-name="P4">
Description: Папа Римський Франциск закликав світ не забувати про українців, які досі страждають від російсько-української війни. — Укрінформ.</text:p>
      <text:p text:style-name="P4">
Images: ["<text:a xlink:type="simple" xlink:href="https://static.ukrinform.com/photos/2022_11/thumb_files/630_360_1668594332-122.jpg" text:style-name="Internet_20_link" text:visited-style-name="Visited_20_Internet_20_Link">
630_360_16685...</text:a>
"]</text:p>
      <text:p text:style-name="P4">
Tags: ['Папа Франциск', 'Україна', 'Війна з росією']</text:p>
      <text:p text:style-name="P4">
Type: Article</text:p>
      <!--METADATA-->
      <text:p text:style-name="P4">
<draw:frame draw:style-name="fr1" draw:name="Image151" text:anchor-type="as-char" svg:width="6.9236in" svg:height="3.956343in" draw:z-index="0">
<draw:image xlink:href="../Images/yкринформ/2023-04-23T15-20-42-03-00/630_360_1668594332-122.jpg" xlink:type="simple" xlink:show="embed" xlink:actuate="onLoad" draw:mime-type="image/jpeg"/>
</draw:frame>
 ПапаРимський Франциск закликав світ не забувати про українців, які досі страждаютьвід російсько-української війни.</text:p>
      <text:p text:style-name="P4">
Як передає Укрінформ, про це повідомляє  <text:a xlink:type="simple" xlink:href="https://www.vaticannews.va/uk/pope/news/2023-04/zaklyky-papy-23-kvitnya-2023.html" text:style-name="Internet_20_link" text:visited-style-name="Visited_20_Internet_20_Link">
</text:a>
 .</text:p>
      <text:p text:style-name="P4">
«Наступної п’ятниці я поїду на три дні до Будапешта в Угорщині, щоб доповнитиподорож, яку 2021 року здійснив на Міжнародний Євхаристійний Конгрес. Це будетакож візит у центр <text:a xlink:type="simple" xlink:href="https://www.ukrinform.ua/tag-evropa" text:style-name="Internet_20_link" text:visited-style-name="Visited_20_Internet_20_Link">
 </text:a>
 , над якою і далівіють холодні вітри війни, в той час як переміщення багатьох людей ставлять напорядку денному нагальні гуманітарні питання. Але тепер хочу з любов’юзвернутися до братів і сестер угорців, чекаючи на візит до вас. Я знаю, що виз великими стараннями готуєте мій приїзд: від щирого серця дякую вам за це. Іне забуваймо про наших братів і сестер українців, які досі страждають від цієївійни», - заявив понтифік після молитви в неділю, 23 квітня.</text:p>
      <text:p text:style-name="P4">
<text:span text:style-name="T4">
Читайте також:</text:span>
 <text:a xlink:type="simple" xlink:href="https://www.ukrinform.ua/rubric-world/3696182-posol-ukraini-u-vatikani-rozpoviv-zvidki-papa-rimskij-otrimue-informaciu-pro-vijnu.html" text:style-name="Internet_20_link" text:visited-style-name="Visited_20_Internet_20_Link">
 <text:span text:style-name="T4">
Папа</text:span>
 </text:a>
</text:p>
      <text:p text:style-name="P4">
Серед іншого він також згадав і про те, що напередодні відзначався Всесвітнійдень Землі, та ситуацію в Судані.</text:p>
      <text:p text:style-name="P4">
«На жаль, залишається серйозною ситуація в Судані, тому поновлюю мій закликякнайшвидше припинити насильство та повернутися на дорогу діалогу. Заохочуювсіх молитися за наших братів і сестер суданців», - додав понтифік.</text:p>
      <text:p text:style-name="P4">
Як повідомляв Укрінформ, Папа Римський Франциск під час свого візиту доУгорщини, 28-30 квітня,  <text:a xlink:type="simple" xlink:href="https://www.ukrinform.ua/rubric-world/3698184-papa-francisk-v-ugorsini-obgovorit-mir-dla-ukraini.html" text:style-name="Internet_20_link" text:visited-style-name="Visited_20_Internet_20_Link">
 </text:a>
 .</text:p>
      <text:p text:style-name="P4">
Source: <text:a xlink:type="simple" xlink:href="https://www.ukrinform.ua/rubric-world/3699602-papa-rimskij-zaklikav-svit-ne-zabuvati-pro-ukrainciv-aki-strazdaut-vid-vijni.html" text:style-name="Internet_20_link" text:visited-style-name="Visited_20_Internet_20_Link">
https://www.ukrinform.ua/rubric-world/3699602-papa-rimskij-zaklikav-svit-ne-zabuvati-pro-ukrainciv-aki-strazdaut-vid-vijni.html</text:a>
</text:p>
      <!--NEWS-->
      <text:h text:style-name="P10" text:outline-level="1">
<text:span text:style-name="T4">
Українка Онопрієнко - друга у вправах з булавами на КС в Баку</text:span>
</text:h>
      <text:p text:style-name="P4">
Authors: Ukrinform (Person)</text:p>
      <text:p text:style-name="P4">
Publisher: Укринформ (Organization)</text:p>
      <text:p text:style-name="P4">
Published Time: 2023-04-23T15:30:10+03:00</text:p>
      <text:p text:style-name="P4">
Modified Time: 2023-04-23T15:30:10+03:00</text:p>
      <text:p text:style-name="P4">
Description: Українка Вікторія Онопрієнко завоювала «срібло» на етапі Кубка світу з художньої гімнастики в Баку. — Укрінформ.</text:p>
      <text:p text:style-name="P4">
Images: ["<text:a xlink:type="simple" xlink:href="https://static.ukrinform.com/photos/2023_04/thumb_files/630_360_1682252887-918.jpg" text:style-name="Internet_20_link" text:visited-style-name="Visited_20_Internet_20_Link">
630_360_16822...</text:a>
"]</text:p>
      <text:p text:style-name="P4">
Tags: ['Гімнастика']</text:p>
      <text:p text:style-name="P4">
Type: Article</text:p>
      <!--METADATA-->
      <text:p text:style-name="P4">
<draw:frame draw:style-name="fr1" draw:name="Image152" text:anchor-type="as-char" svg:width="6.9236in" svg:height="3.956343in" draw:z-index="0">
<draw:image xlink:href="../Images/yкринформ/2023-04-23T15-30-10-03-00/630_360_1682252887-918.jpg" xlink:type="simple" xlink:show="embed" xlink:actuate="onLoad" draw:mime-type="image/jpeg"/>
</draw:frame>
 УкраїнкаВікторія Онопрієнко завоювала «срібло» на етапі Кубка світу з художньоїгімнастики в Баку.</text:p>
      <text:p text:style-name="P4">
Вона набрала 32,650 балів, передає Укрінформ.</text:p>
      <text:p text:style-name="P4">
Перемогу здобула Стіліана Ніколова з Болгарії. Дар’я Варфоломеєв з Німеччинистала третьою.</text:p>
      <text:p text:style-name="P4">
Раніше Україна завоювала «бронзу» у вправі з п’ятьма обручами на КС.</text:p>
      <text:p text:style-name="P4">
<text:span text:style-name="T4">
Читайте також:</text:span>
 <text:a xlink:type="simple" xlink:href="https://www.ukrinform.ua/rubric-sports/3696684-illa-kovtun-zdobuv-bronzu-na-ce-zi-sportivnoi-gimnastiki.html" text:style-name="Internet_20_link" text:visited-style-name="Visited_20_Internet_20_Link">
 <text:span text:style-name="T4">
гімнастики</text:span>
 </text:a>
</text:p>
      <text:p text:style-name="P4">
КС проходить з 21 по 23 квітня.</text:p>
      <text:p text:style-name="P4">
Фото: Getty Images</text:p>
      <text:p text:style-name="P4">
Source: <text:a xlink:type="simple" xlink:href="https://www.ukrinform.ua/rubric-sports/3699605-ukrainka-onoprienko-druga-u-vpravah-z-bulavami-na-ks-v-baku.html" text:style-name="Internet_20_link" text:visited-style-name="Visited_20_Internet_20_Link">
https://www.ukrinform.ua/rubric-sports/3699605-ukrainka-onoprienko-druga-u-vpravah-z-bulavami-na-ks-v-baku.html</text:a>
</text:p>
      <!--NEWS-->
      <text:h text:style-name="P10" text:outline-level="1">
<text:span text:style-name="T4">
У ПАРЄ проведуть дебати щодо участі російських та білоруських спортсменів на Олімпіаді-2024</text:span>
</text:h>
      <text:p text:style-name="P4">
Authors: Ukrinform (Person)</text:p>
      <text:p text:style-name="P4">
Publisher: Укринформ (Organization)</text:p>
      <text:p text:style-name="P4">
Published Time: 2023-04-23T15:36:06+03:00</text:p>
      <text:p text:style-name="P4">
Modified Time: 2023-04-23T15:36:06+03:00</text:p>
      <text:p text:style-name="P4">
Description: У Комітеті з питань культури ПАРЄ проведуть слухання стосовно участі атлетів росії та білорусі на Олімпіаді-2024 у Парижі. — Укрінформ.</text:p>
      <text:p text:style-name="P4">
Images: ["<text:a xlink:type="simple" xlink:href="https://static.ukrinform.com/photos/2019_06/thumb_files/630_360_1561558508-838.jpg" text:style-name="Internet_20_link" text:visited-style-name="Visited_20_Internet_20_Link">
630_360_15615...</text:a>
"]</text:p>
      <text:p text:style-name="P4">
Tags: ['білорусь', 'ПАРЄ', 'Спорт', 'росія', 'Олімпійські ігри']</text:p>
      <text:p text:style-name="P4">
Type: Article</text:p>
      <!--METADATA-->
      <text:p text:style-name="P4">
<draw:frame draw:style-name="fr1" draw:name="Image153" text:anchor-type="as-char" svg:width="6.9236in" svg:height="3.956343in" draw:z-index="0">
<draw:image xlink:href="../Images/yкринформ/2023-04-23T15-36-06-03-00/630_360_1561558508-838.jpg" xlink:type="simple" xlink:show="embed" xlink:actuate="onLoad" draw:mime-type="image/jpeg"/>
</draw:frame>
 У Комітетіз питань культури ПАРЄ проведуть слухання стосовно участі атлетів росії табілорусі на Олімпіаді-2024 у Парижі.</text:p>
      <text:p text:style-name="P4">
Про це у  <text:a xlink:type="simple" xlink:href="https://www.facebook.com/yevheniya.khudzik/posts/pfbid026ppGh8s7KRadNVZzKvFeUqVHHB3Tqj6UP55keoasNJ1g4XDTrELoMtR2Ex5RWPgWl" text:style-name="Internet_20_link" text:visited-style-name="Visited_20_Internet_20_Link">
</text:a>
повідомила заступник голови Комітету Верховної Ради з питань гуманітарної таінформаційної політики, очільниця Комітету з питань культури, науки, освіти тамедіа ПАРЄ Євгенія Кравчук.</text:p>
      <text:p text:style-name="P4">
“Вже прибула до Страсбурга, де увесь наступний тиждень працюватиму на веснянійсесії ПАРЄ у складі потужної української делегації. У Комітеті з питанькультури ПАРЄ проведемо слухання стосовно (не) участі атлетів рф та білорусіна <text:a xlink:type="simple" xlink:href="https://www.ukrinform.ua/tag-olimpiada" text:style-name="Internet_20_link" text:visited-style-name="Visited_20_Internet_20_Link">
 </text:a>
 в Парижі”, - зазначила Кравчук.</text:p>
      <text:p text:style-name="P4">
Вона повідомила, що також серед найважливіших для України пунктів порядкуденного будуть дебати за терміновою процедурою та резолюція щодо примусовогопереміщення та депортації українських дітей до рф і тимчасово окупованихтериторій. З онлайн-зверненням до делегатів ПАРЄ із 46 країн виступить першаледі України Олена Зеленська.</text:p>
      <text:p text:style-name="P4">
<text:span text:style-name="T4">
Читайте також:</text:span>
 <text:a xlink:type="simple" xlink:href="https://www.ukrinform.ua/rubric-sports/3698592-ukrainski-sportsmeni-zvernulisa-do-tomasa-baha-z-vimogou-ne-dopustiti-rosian-i-bilorusiv-do-olimpiadi.html" text:style-name="Internet_20_link" text:visited-style-name="Visited_20_Internet_20_Link">
 <text:span text:style-name="T4">
Олімп</text:span>
 </text:a>
</text:p>
      <text:p text:style-name="P4">
Також плануються дебати із підготовки до 4-го саміту Ради Європи у Рейк’явіку,що відбудеться у травні цього року, та слухання щодо ролі росії у зростаннінапруги в Республіці Молдова.</text:p>
      <text:p text:style-name="P4">
“Практичне для нас значення матиме прийняття резолюції щодо імплементаціїрішень ЄСПЛ”, - підкреслила депутат.</text:p>
      <text:p text:style-name="P4">
Окрім цього, вона повідомила, що цієї сесії матимуть нагоду виступити панГвюдні Йоуганнессон та пані Тордіс Гильфадоттір – президент та міністрзакордонних справ Ісландії, держави-хоста травневого саміту; а також президентЄСПЛ пані Сіофра О‘Лірі.</text:p>
      <text:p text:style-name="P4">
“З нетерпінням чекаємо на презентацію щорічного звіту від комісара Ради Європиз прав людини пані Дуні Міятович, яка, до речі, нещодавно підготувалавсеохопний документ щодо порушень прав кримських татар”, - зауважила Кравчук.</text:p>
      <text:p text:style-name="P4">
<text:span text:style-name="T4">
Читайте також:</text:span>
 <text:a xlink:type="simple" xlink:href="https://www.ukrinform.ua/rubric-sports/3695989-bidnij-e-bagato-krain-aki-rozgladaut-varianti-zorstkoi-reakcii-na-dopusk-rosian-i-bilorusiv.html" text:style-name="Internet_20_link" text:visited-style-name="Visited_20_Internet_20_Link">
 </text:a>
</text:p>
      <text:p text:style-name="P4">
Також депутат зазначила, що пленарні засідання РЄ тимчасово відбуватимуться уголовному залі Європейського парламенту, що пов‘язано з реконструкцією ПалацуЄвропи.</text:p>
      <text:p text:style-name="P4">
Вона висловила переконання, що українські делегати засідатимуть у стінахЄвропарламенту і як представники повноправної держави-члена ЄС.</text:p>
      <text:p text:style-name="P4">
Як повідомлялося, весняна пленарна сесія Парламентської асамблеї Ради Європи(ПАРЄ) проходитиме у Страсбурзі 24-28 квітня.</text:p>
      <text:p text:style-name="P4">
Source: <text:a xlink:type="simple" xlink:href="https://www.ukrinform.ua/rubric-sports/3699607-u-pare-provedut-debati-sodo-ucasti-rosijskih-ta-biloruskih-sportsmeniv-na-olimpiadi2024.html" text:style-name="Internet_20_link" text:visited-style-name="Visited_20_Internet_20_Link">
https://www.ukrinform.ua/rubric-sports/3699607-u-pare-provedut-debati-sodo-ucasti-rosijskih-ta-biloruskih-sportsmeniv-na-olimpiadi2024.html</text:a>
</text:p>
      <!--NEWS-->
      <text:h text:style-name="P10" text:outline-level="1">
<text:span text:style-name="T4">
«Прометей» виграв волейбольну Суперлігу України</text:span>
</text:h>
      <text:p text:style-name="P4">
Authors: Ukrinform (Person)</text:p>
      <text:p text:style-name="P4">
Publisher: Укринформ (Organization)</text:p>
      <text:p text:style-name="P4">
Published Time: 2023-04-23T15:41:00+03:00</text:p>
      <text:p text:style-name="P4">
Modified Time: 2023-04-23T15:41:00+03:00</text:p>
      <text:p text:style-name="P4">
Description: Золоті нагороди Суперліги України з волейболу сезону-2022/23 здобув ВК «Прометей» з Дніпра. — Укрінформ.</text:p>
      <text:p text:style-name="P4">
Images: ["<text:a xlink:type="simple" xlink:href="https://static.ukrinform.com/photos/2023_04/thumb_files/630_360_1682253696-305.jpg" text:style-name="Internet_20_link" text:visited-style-name="Visited_20_Internet_20_Link">
630_360_16822...</text:a>
"]</text:p>
      <text:p text:style-name="P4">
Tags: ['Волейбол']</text:p>
      <text:p text:style-name="P4">
Type: Article</text:p>
      <!--METADATA-->
      <text:p text:style-name="P4">
<draw:frame draw:style-name="fr1" draw:name="Image154" text:anchor-type="as-char" svg:width="6.9236in" svg:height="3.956343in" draw:z-index="0">
<draw:image xlink:href="../Images/yкринформ/2023-04-23T15-41-00-03-00/630_360_1682253696-305.jpg" xlink:type="simple" xlink:show="embed" xlink:actuate="onLoad" draw:mime-type="image/jpeg"/>
</draw:frame>
 Золотінагороди Суперліги України з волейболу сезону-2022/23 здобув ВК «Прометей» зДніпра.</text:p>
      <text:p text:style-name="P4">
У четвертому матчі фінальної серії до трьох перемог «Прометей» та тайбрейкувзяв гору над командою «Епіцентр-Подоляни» з міста Городок Хмельницькоїобласті - 3:2 (25:12, 13:25, 22:25, 25:22, 20:18), передає Укрінформ.</text:p>
      <text:p text:style-name="P4">
Підсумковий рахунок у серії - 3:1.</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prometeyvc.com.</text:p>
      <text:p text:style-name="P4">
Source: <text:a xlink:type="simple" xlink:href="https://www.ukrinform.ua/rubric-sports/3699609-prometej-vigrav-volejbolnu-superligu-ukraini.html" text:style-name="Internet_20_link" text:visited-style-name="Visited_20_Internet_20_Link">
https://www.ukrinform.ua/rubric-sports/3699609-prometej-vigrav-volejbolnu-superligu-ukraini.html</text:a>
</text:p>
      <!--NEWS-->
      <text:h text:style-name="P10" text:outline-level="1">
<text:span text:style-name="T4">
У Варшаві відбувся благодійний бізнес-форум Be brave like Ukraine</text:span>
</text:h>
      <text:p text:style-name="P4">
Authors: Ukrinform (Person)</text:p>
      <text:p text:style-name="P4">
Publisher: Укринформ (Organization)</text:p>
      <text:p text:style-name="P4">
Published Time: 2023-04-23T15:42:09+03:00</text:p>
      <text:p text:style-name="P4">
Modified Time: 2023-04-23T15:42:09+03:00</text:p>
      <text:p text:style-name="P4">
Description: У Варшаві за участю близько 200 представників українського бізнесу, діячів культури та волонтерів відбувся благодійний бізнес-форум “Be brave like Ukraine”. — Укрінформ.</text:p>
      <text:p text:style-name="P4">
Images: ["<text:a xlink:type="simple" xlink:href="https://static.ukrinform.com/photos/2023_04/thumb_files/630_360_1682253183-6276.jpeg" text:style-name="Internet_20_link" text:visited-style-name="Visited_20_Internet_20_Link">
630_360_16822...</text:a>
", "<text:a xlink:type="simple" xlink:href="https://static.ukrinform.com/photos/2023_04/thumb_files/630_360_1682253185-1567.jpeg" text:style-name="Internet_20_link" text:visited-style-name="Visited_20_Internet_20_Link">
630_360_16822...</text:a>
", "<text:a xlink:type="simple" xlink:href="https://static.ukrinform.com/photos/2023_04/thumb_files/630_360_1682253186-5608.jpeg" text:style-name="Internet_20_link" text:visited-style-name="Visited_20_Internet_20_Link">
630_360_16822...</text:a>
", "<text:a xlink:type="simple" xlink:href="https://static.ukrinform.com/photos/2023_04/thumb_files/630_360_1682253183-7324.jpeg" text:style-name="Internet_20_link" text:visited-style-name="Visited_20_Internet_20_Link">
630_360_16822...</text:a>
", "<text:a xlink:type="simple" xlink:href="https://static.ukrinform.com/photos/2023_04/thumb_files/630_360_1682253183-6473.jpeg" text:style-name="Internet_20_link" text:visited-style-name="Visited_20_Internet_20_Link">
630_360_16822...</text:a>
", "<text:a xlink:type="simple" xlink:href="https://static.ukrinform.com/photos/2023_04/thumb_files/630_360_1682253183-8442.jpeg" text:style-name="Internet_20_link" text:visited-style-name="Visited_20_Internet_20_Link">
630_360_16822...</text:a>
", "<text:a xlink:type="simple" xlink:href="https://static.ukrinform.com/photos/2023_04/thumb_files/630_360_1682253183-7754.jpeg" text:style-name="Internet_20_link" text:visited-style-name="Visited_20_Internet_20_Link">
630_360_16822...</text:a>
", "<text:a xlink:type="simple" xlink:href="https://static.ukrinform.com/photos/2023_04/thumb_files/630_360_1682253185-3770.jpeg" text:style-name="Internet_20_link" text:visited-style-name="Visited_20_Internet_20_Link">
630_360_16822...</text:a>
", "<text:a xlink:type="simple" xlink:href="https://static.ukrinform.com/photos/2023_04/thumb_files/630_360_1682253183-4144.jpeg" text:style-name="Internet_20_link" text:visited-style-name="Visited_20_Internet_20_Link">
630_360_16822...</text:a>
", "<text:a xlink:type="simple" xlink:href="https://static.ukrinform.com/photos/2023_04/thumb_files/630_360_1682253185-9899.jpeg" text:style-name="Internet_20_link" text:visited-style-name="Visited_20_Internet_20_Link">
630_360_16822...</text:a>
", "<text:a xlink:type="simple" xlink:href="https://static.ukrinform.com/photos/2023_04/thumb_files/630_360_1682253185-5047.jpeg" text:style-name="Internet_20_link" text:visited-style-name="Visited_20_Internet_20_Link">
630_360_16822...</text:a>
", "<text:a xlink:type="simple" xlink:href="https://static.ukrinform.com/photos/2023_04/thumb_files/630_360_1682253185-7542.jpeg" text:style-name="Internet_20_link" text:visited-style-name="Visited_20_Internet_20_Link">
630_360_16822...</text:a>
", "<text:a xlink:type="simple" xlink:href="https://static.ukrinform.com/photos/2023_04/thumb_files/630_360_1682253185-1258.jpeg" text:style-name="Internet_20_link" text:visited-style-name="Visited_20_Internet_20_Link">
630_360_16822...</text:a>
"]</text:p>
      <text:p text:style-name="P4">
Tags: ['Форум', 'Польща', 'Варшава']</text:p>
      <text:p text:style-name="P4">
Type: Article</text:p>
      <!--METADATA-->
      <text:p text:style-name="P4">
<draw:frame draw:style-name="fr1" draw:name="Image155" text:anchor-type="as-char" svg:width="6.9236in" svg:height="3.956343in" draw:z-index="0">
<draw:image xlink:href="../Images/yкринформ/2023-04-23T15-42-09-03-00/630_360_1682253183-6276.jpeg" xlink:type="simple" xlink:show="embed" xlink:actuate="onLoad" draw:mime-type="image/jpeg"/>
</draw:frame>
 УВаршаві за участю близько 200 представників українського бізнесу, діячівкультури та волонтерів відбувся благодійний бізнес-форум “Be brave likeUkraine”.</text:p>
      <text:p text:style-name="P4">
Учасники заходу обговорили, зокрема, питання подальшої підтримки України йоб’єднання зусиль для протидії агресору у різних сферах, повідомляєкореспондент Укрінформу.</text:p>
      <text:p text:style-name="P4">
“Кожен і кожна, хто сьогодні перебуває в цьому залі, має одну-єдину мету - цеперемога України”,- підкреслила на відкритті форуму його організатор - лідерваршавського Євромайдану Наталка Панченко.</text:p>
      <text:p text:style-name="P4">
Радник посольства України в Польщі Віталій Білий від імені посла ВасиляЗварича подякував представникам бізнесу за роботу, яку вони виконують задляперемоги над агресором. Дипломат від імені посла України передав подяку фонду"Євромайдан-Варшава" за вагомий внесок у розвиток українсько-польськогопартнерства та всебічну підтримку України в умовах російської збройноїагресії.</text:p>
      <text:p text:style-name="P4">
<text:span text:style-name="T4">
Читайте також:</text:span>
 <text:a xlink:type="simple" xlink:href="https://www.ukrinform.ua/rubric-diaspora/3698817-ukrainska-skola-materinka-u-varsavi-otrimala-podaku-vid-posla-ukraini.html" text:style-name="Internet_20_link" text:visited-style-name="Visited_20_Internet_20_Link">
 <text:span text:style-name="T4">
Варша</text:span>
 </text:a>
</text:p>
      <text:p text:style-name="P4">
На форумі було відзначено роль польського бізнесу у допомозі України в умовахросійської агресії. Зокрема, спеціальну нагороду – календар з особистимпідписом Головнокомандувача ЗСУ Валерія Залужного - вручено фонду польськихпідприємців й філантропів Рафала Бжоського й Омени Менсах. Як зазначилапредставниця фонду Анастасія Обарчук, отримуючи нагороду, у перші тижніповномасштабної війни подружжя польських філантропів передало в Україну 34вагони гуманітарної допомоги на 400 млн злотих (понад 95 млн євро) іпродовжують допомагати.</text:p>
      <text:p text:style-name="P4">
<draw:frame draw:style-name="fr1" draw:name="Image156" text:anchor-type="as-char" svg:width="6.9236in" svg:height="3.956343in" draw:z-index="0">
<draw:image xlink:href="../Images/yкринформ/2023-04-23T15-42-09-03-00/630_360_1682253185-1567.jpeg" xlink:type="simple" xlink:show="embed" xlink:actuate="onLoad" draw:mime-type="image/jpeg"/>
</draw:frame>
 Бізнес-форум у Варшаві "Be Brave like Ukraine" / Фото: Юрій Банахевич, Укрінформ  <text:a xlink:type="simple" xlink:href="https://static.ukrinform.com/photos/2023_04/1682253185-1567.jpeg" text:style-name="Internet_20_link" text:visited-style-name="Visited_20_Internet_20_Link">
<draw:frame draw:style-name="fr1" draw:name="Image157" text:anchor-type="as-char" svg:width="6.9236in" svg:height="3.956343in" draw:z-index="0">
<draw:image xlink:href="../Images/yкринформ/2023-04-23T15-42-09-03-00/630_360_1682253185-1567.jpeg" xlink:type="simple" xlink:show="embed" xlink:actuate="onLoad" draw:mime-type="image/jpeg"/>
</draw:frame>
</text:a>
 <text:a xlink:type="simple" xlink:href="https://static.ukrinform.com/photos/2023_04/1682253186-5608.jpeg" text:style-name="Internet_20_link" text:visited-style-name="Visited_20_Internet_20_Link">
<draw:frame draw:style-name="fr1" draw:name="Image158" text:anchor-type="as-char" svg:width="6.9236in" svg:height="3.956343in" draw:z-index="0">
<draw:image xlink:href="../Images/yкринформ/2023-04-23T15-42-09-03-00/630_360_1682253186-5608.jpeg" xlink:type="simple" xlink:show="embed" xlink:actuate="onLoad" draw:mime-type="image/jpeg"/>
</draw:frame>
</text:a>
 <text:a xlink:type="simple" xlink:href="https://static.ukrinform.com/photos/2023_04/1682253183-7324.jpeg" text:style-name="Internet_20_link" text:visited-style-name="Visited_20_Internet_20_Link">
<draw:frame draw:style-name="fr1" draw:name="Image159" text:anchor-type="as-char" svg:width="6.9236in" svg:height="3.956343in" draw:z-index="0">
<draw:image xlink:href="../Images/yкринформ/2023-04-23T15-42-09-03-00/630_360_1682253183-7324.jpeg" xlink:type="simple" xlink:show="embed" xlink:actuate="onLoad" draw:mime-type="image/jpeg"/>
</draw:frame>
</text:a>
 <text:a xlink:type="simple" xlink:href="https://static.ukrinform.com/photos/2023_04/1682253183-6276.jpeg" text:style-name="Internet_20_link" text:visited-style-name="Visited_20_Internet_20_Link">
<draw:frame draw:style-name="fr1" draw:name="Image160" text:anchor-type="as-char" svg:width="6.9236in" svg:height="3.956343in" draw:z-index="0">
<draw:image xlink:href="../Images/yкринформ/2023-04-23T15-42-09-03-00/630_360_1682253183-6276.jpeg" xlink:type="simple" xlink:show="embed" xlink:actuate="onLoad" draw:mime-type="image/jpeg"/>
</draw:frame>
</text:a>
 <text:a xlink:type="simple" xlink:href="https://static.ukrinform.com/photos/2023_04/1682253183-6473.jpeg" text:style-name="Internet_20_link" text:visited-style-name="Visited_20_Internet_20_Link">
<draw:frame draw:style-name="fr1" draw:name="Image161" text:anchor-type="as-char" svg:width="6.9236in" svg:height="3.956343in" draw:z-index="0">
<draw:image xlink:href="../Images/yкринформ/2023-04-23T15-42-09-03-00/630_360_1682253183-6473.jpeg" xlink:type="simple" xlink:show="embed" xlink:actuate="onLoad" draw:mime-type="image/jpeg"/>
</draw:frame>
</text:a>
 <text:a xlink:type="simple" xlink:href="https://static.ukrinform.com/photos/2023_04/1682253183-8442.jpeg" text:style-name="Internet_20_link" text:visited-style-name="Visited_20_Internet_20_Link">
<draw:frame draw:style-name="fr1" draw:name="Image162" text:anchor-type="as-char" svg:width="6.9236in" svg:height="3.956343in" draw:z-index="0">
<draw:image xlink:href="../Images/yкринформ/2023-04-23T15-42-09-03-00/630_360_1682253183-8442.jpeg" xlink:type="simple" xlink:show="embed" xlink:actuate="onLoad" draw:mime-type="image/jpeg"/>
</draw:frame>
</text:a>
 <text:a xlink:type="simple" xlink:href="https://static.ukrinform.com/photos/2023_04/1682253183-7754.jpeg" text:style-name="Internet_20_link" text:visited-style-name="Visited_20_Internet_20_Link">
<draw:frame draw:style-name="fr1" draw:name="Image163" text:anchor-type="as-char" svg:width="6.9236in" svg:height="3.956343in" draw:z-index="0">
<draw:image xlink:href="../Images/yкринформ/2023-04-23T15-42-09-03-00/630_360_1682253183-7754.jpeg" xlink:type="simple" xlink:show="embed" xlink:actuate="onLoad" draw:mime-type="image/jpeg"/>
</draw:frame>
</text:a>
 <text:a xlink:type="simple" xlink:href="https://static.ukrinform.com/photos/2023_04/1682253185-3770.jpeg" text:style-name="Internet_20_link" text:visited-style-name="Visited_20_Internet_20_Link">
<draw:frame draw:style-name="fr1" draw:name="Image164" text:anchor-type="as-char" svg:width="6.9236in" svg:height="3.956343in" draw:z-index="0">
<draw:image xlink:href="../Images/yкринформ/2023-04-23T15-42-09-03-00/630_360_1682253185-3770.jpeg" xlink:type="simple" xlink:show="embed" xlink:actuate="onLoad" draw:mime-type="image/jpeg"/>
</draw:frame>
</text:a>
 <text:a xlink:type="simple" xlink:href="https://static.ukrinform.com/photos/2023_04/1682253183-4144.jpeg" text:style-name="Internet_20_link" text:visited-style-name="Visited_20_Internet_20_Link">
<draw:frame draw:style-name="fr1" draw:name="Image165" text:anchor-type="as-char" svg:width="6.9236in" svg:height="3.956343in" draw:z-index="0">
<draw:image xlink:href="../Images/yкринформ/2023-04-23T15-42-09-03-00/630_360_1682253183-4144.jpeg" xlink:type="simple" xlink:show="embed" xlink:actuate="onLoad" draw:mime-type="image/jpeg"/>
</draw:frame>
</text:a>
 <text:a xlink:type="simple" xlink:href="https://static.ukrinform.com/photos/2023_04/1682253185-9899.jpeg" text:style-name="Internet_20_link" text:visited-style-name="Visited_20_Internet_20_Link">
<draw:frame draw:style-name="fr1" draw:name="Image166" text:anchor-type="as-char" svg:width="6.9236in" svg:height="3.956343in" draw:z-index="0">
<draw:image xlink:href="../Images/yкринформ/2023-04-23T15-42-09-03-00/630_360_1682253185-9899.jpeg" xlink:type="simple" xlink:show="embed" xlink:actuate="onLoad" draw:mime-type="image/jpeg"/>
</draw:frame>
</text:a>
 <text:a xlink:type="simple" xlink:href="https://static.ukrinform.com/photos/2023_04/1682253185-5047.jpeg" text:style-name="Internet_20_link" text:visited-style-name="Visited_20_Internet_20_Link">
<draw:frame draw:style-name="fr1" draw:name="Image167" text:anchor-type="as-char" svg:width="6.9236in" svg:height="3.956343in" draw:z-index="0">
<draw:image xlink:href="../Images/yкринформ/2023-04-23T15-42-09-03-00/630_360_1682253185-5047.jpeg" xlink:type="simple" xlink:show="embed" xlink:actuate="onLoad" draw:mime-type="image/jpeg"/>
</draw:frame>
</text:a>
 <text:a xlink:type="simple" xlink:href="https://static.ukrinform.com/photos/2023_04/1682253185-7542.jpeg" text:style-name="Internet_20_link" text:visited-style-name="Visited_20_Internet_20_Link">
<draw:frame draw:style-name="fr1" draw:name="Image168" text:anchor-type="as-char" svg:width="6.9236in" svg:height="3.956343in" draw:z-index="0">
<draw:image xlink:href="../Images/yкринформ/2023-04-23T15-42-09-03-00/630_360_1682253185-7542.jpeg" xlink:type="simple" xlink:show="embed" xlink:actuate="onLoad" draw:mime-type="image/jpeg"/>
</draw:frame>
</text:a>
 <text:a xlink:type="simple" xlink:href="https://static.ukrinform.com/photos/2023_04/1682253185-1258.jpeg" text:style-name="Internet_20_link" text:visited-style-name="Visited_20_Internet_20_Link">
<draw:frame draw:style-name="fr1" draw:name="Image169" text:anchor-type="as-char" svg:width="6.9236in" svg:height="3.956343in" draw:z-index="0">
<draw:image xlink:href="../Images/yкринформ/2023-04-23T15-42-09-03-00/630_360_1682253185-1258.jpeg" xlink:type="simple" xlink:show="embed" xlink:actuate="onLoad" draw:mime-type="image/jpeg"/>
</draw:frame>
</text:a>
</text:p>
      <text:p text:style-name="P4">
Під час однієї з дискусійних панелей українські діячі наголошували наважливості ролі культури України під час війни, необхідності її належногофінансування і розвитку, просування у світі. У цьому контексті відомийтеатральний діяч Євген Лавренчук згадав слова прем’єр-міністра ВеликоїБританії Вінстона Черчілля, який під час Другої світової війни, затверджуючибюджет країн, зазначив, що кошти на культуру не можна зменшувати, бо "за щотоді воює країна?"</text:p>
      <text:p text:style-name="P4">
Учасники дискусії також звернули увагу на необхідність подальшого скороченнятак званої культурної присутності рф в Україні та за кордоном, адже у кремлівважають культуру одним з головних елементів просування “руського міра” вУкраїні та в Європі.</text:p>
      <text:p text:style-name="P4">
<text:span text:style-name="T4">
Читайте також:</text:span>
 <text:a xlink:type="simple" xlink:href="https://www.ukrinform.ua/rubric-vidbudova/3698371-u-varsavi-rozpovili-pro-kompleksnu-gumanitarnu-dopomogu-ukraini-v-umovah-vijni.html" text:style-name="Internet_20_link" text:visited-style-name="Visited_20_Internet_20_Link">
 <text:span text:style-name="T4">
Варшав</text:span>
 </text:a>
</text:p>
      <text:p text:style-name="P4">
Під час дискусії щодо потреб України в озброєнні відома волонтерка МаріяБерлінська застерегла від зволікання з наданням військової допомоги Києв інагадала про імперські плани рф щодо подальшого збройного підкорення Європи.</text:p>
      <text:p text:style-name="P4">
Вона підкреслила, що Україні зараз потрібні сучасні винищувачі F-16, аджеМіГ-29 морально застаріли. У контексті аргументів, які наводяться на Заходіпро відсутність в українців відповідної інфраструктури, тривале опануванняукраїнськими пілотами літаків цього типу, а також що це дуже дорогаінвестиція, волонтерка наголосила: “Україна просить лише пів відсотка літаківF-16, які є у світі”.</text:p>
      <text:p text:style-name="P4">
Водночас, на її думку, всі українці мусять опанувати основи тактичноїмедицини, і по змозі якнайактивніше донатити на дрони.</text:p>
      <text:p text:style-name="P4">
“Найважливіше зараз: адвокатуємо передачу Україні F-16, переконуємоєвропейських та американських політиків, щоб вони дали змогу захистити себе ітаким чином захистити весь світ”, - наголосила Берлінська.</text:p>
      <text:p text:style-name="P4">
Лідерка варшавського Євромайдану Наталка Панченко підсумувала діяльністьорганізації від початку повномасштабної агресії – від блокування транзитуросійських продуктів через територію Польщі до закликів світової спільноти іміжнародних організацій надати Україні більше зброї для відбиття російськоїагресії. У цьому контексті вона звернула увагу н акцію зі збору підписів запередачу Україні літаків F-16.</text:p>
      <text:p text:style-name="P4">
“Це наша петиція, під якою ми зараз збираємо підписи, ми вже дозбируємо 10тисяч. Її суть полягає в тому, що кожні 10 тисяч підписів ми приноситимемо підпосольство США у Варшаві, аби показати Байдену, що українці в Польщі незупиняються, поляки не зупиняються”,- підкреслила Панченко.</text:p>
      <text:p text:style-name="P4">
Вона додала, що усі мають розуміти: це потрібно не лише Україні, а всійСхідній Європі та цілому світові.</text:p>
      <text:p text:style-name="P4">
У межах форуму також відбувся концерт української співачки KOLA.</text:p>
      <text:p text:style-name="P4">
Source: <text:a xlink:type="simple" xlink:href="https://www.ukrinform.ua/rubric-diaspora/3699610-u-varsavi-vidbuvsa-blagodijnij-biznesforum-be-brave-like-ukraine.html" text:style-name="Internet_20_link" text:visited-style-name="Visited_20_Internet_20_Link">
https://www.ukrinform.ua/rubric-diaspora/3699610-u-varsavi-vidbuvsa-blagodijnij-biznesforum-be-brave-like-ukraine.html</text:a>
</text:p>
      <!--NEWS-->
      <text:h text:style-name="P10" text:outline-level="1">
<text:span text:style-name="T4">
Резніков разом з одеським «Чорноморцем» збирають команду із міністрів оборони країн-партнерів</text:span>
</text:h>
      <text:p text:style-name="P4">
Authors: Ukrinform (Person)</text:p>
      <text:p text:style-name="P4">
Publisher: Укринформ (Organization)</text:p>
      <text:p text:style-name="P4">
Published Time: 2023-04-23T15:59:00+03:00</text:p>
      <text:p text:style-name="P4">
Modified Time: 2023-04-23T15:59:00+03:00</text:p>
      <text:p text:style-name="P4">
Description: Одеський футбольний клуб "Чорноморець" спільно з міністром оборони Олексієм Резніковим збирають команду з міністрів оборони країн, що допомагають Україні нищити ворога. — Укрінформ.</text:p>
      <text:p text:style-name="P4">
Images: ["<text:a xlink:type="simple" xlink:href="https://static.ukrinform.com/photos/2023_03/thumb_files/630_360_1678276922-524.jpg" text:style-name="Internet_20_link" text:visited-style-name="Visited_20_Internet_20_Link">
630_360_16782...</text:a>
", "<text:a xlink:type="simple" xlink:href="https://static.ukrinform.com/photos/2023_04/1682254521-779.jpg" text:style-name="Internet_20_link" text:visited-style-name="Visited_20_Internet_20_Link">
1682254521-77...</text:a>
"]</text:p>
      <text:p text:style-name="P4">
Tags: ['Чорноморець', 'Резніков', 'Зустріч Рамштайн']</text:p>
      <text:p text:style-name="P4">
Type: Article</text:p>
      <!--METADATA-->
      <text:p text:style-name="P4">
<draw:frame draw:style-name="fr1" draw:name="Image170" text:anchor-type="as-char" svg:width="6.9236in" svg:height="3.956343in" draw:z-index="0">
<draw:image xlink:href="../Images/yкринформ/2023-04-23T15-59-00-03-00/630_360_1678276922-524.jpg" xlink:type="simple" xlink:show="embed" xlink:actuate="onLoad" draw:mime-type="image/jpeg"/>
</draw:frame>
 Одеськийфутбольний клуб "Чорноморець" спільно з міністром оборони Олексієм Резніковимзбирають команду з міністрів оборони країн, що допомагають Україні нищитиворога.</text:p>
      <text:p text:style-name="P4">
Міністр оборони України Олексій Резніков вручив у Німеччині "чорно-сині"футболки клубу своїм колегам, передає Укрінформ із посиланням на його <text:a xlink:type="simple" xlink:href="https://twitter.com/oleksiireznikov/status/1650106242814164992" text:style-name="Internet_20_link" text:visited-style-name="Visited_20_Internet_20_Link">
</text:a>
 .</text:p>
      <text:p text:style-name="P4">
Таке рішення ухвалене під час 11-ї зустрічі союзників України на американськійвійськово-повітряній базі "Рамштайн" у Німеччині.</text:p>
      <text:p text:style-name="P4">
<draw:frame draw:style-name="fr1" draw:name="Image171" text:anchor-type="as-char" svg:width="6.9236in" svg:height="6.9236in" draw:z-index="0">
<draw:image xlink:href="../Images/yкринформ/2023-04-23T15-59-00-03-00/1682254521-779.jpg" xlink:type="simple" xlink:show="embed" xlink:actuate="onLoad" draw:mime-type="image/jpeg"/>
</draw:frame>
</text:p>
      <text:p text:style-name="P4">
Фото: Олексій Резніков, Твіттер</text:p>
      <text:p text:style-name="P4">
«Мені подобається цей проєкт з українським ФК «Чорноморець»! Ми залучиликілька гідних гравців на цей футбольний сезон. Є жорсткі вимоги: ви маєте бутидостатньо сміливими, щоб побувати в Одесі, і ви прихильні до перемоги Україниу війні. Якщо ви ще й будете міністром оборони, це буде перевагою. Цього разуя буду воротарем», - написав він.</text:p>
      <text:p text:style-name="P4">
<text:span text:style-name="T4">
Читайте також:</text:span>
 <text:a xlink:type="simple" xlink:href="https://www.ukrinform.ua/rubric-ato/3699442-dla-kontrnastupu-ukraini-potribni-vinisuvaci-ta-dalekobijni-raketi-zastupnik-glavi-mzs.html" text:style-name="Internet_20_link" text:visited-style-name="Visited_20_Internet_20_Link">
 </text:a>
</text:p>
      <text:p text:style-name="P4">
ФК «Чорноморець» <text:a xlink:type="simple" xlink:href="https://www.facebook.com/fc.chernomorets/posts/1262988244495430" text:style-name="Internet_20_link" text:visited-style-name="Visited_20_Internet_20_Link">
</text:a>
 , щоРезніков вручив "чорно-сині" футболки ще трьом своїм колегам: міністру оборониЛитви Арвідасу Анушаускасу, міністру оборони Швеції Полу Йонсону та мініструоборони Іспанії Маргариті Роблес.</text:p>
      <text:p text:style-name="P4">
«Шановні міністри, друзі, Кайса Оллонґрен, Арвідас Анушаускас, міністр оборониСловаччини Маріо Баножич, Трольс Лунд Пульсен, Пол Йонсон, міністр МаргаритаРоблес, це круто бути з вами в одній команді мрії! Дякуємо за вашу відданістьі підтримку!» - написав Резніков.</text:p>
      <text:p text:style-name="P4">
Як зазначив футбольний клуб, з урахуванням міністра оборони України, обороннівідомства своїх країн очолюють сім "моряків" - це міністри, які в різний часбули на одеському стадіоні, відвідали музей клубу та господарську роздягальню.</text:p>
      <text:p text:style-name="P4">
<text:span text:style-name="T4">
Читайте також:</text:span>
 <text:a xlink:type="simple" xlink:href="https://www.ukrinform.ua/rubric-ato/3699403-reznikov-obgovoriv-z-vollesom-podalse-navcanna-ukrainskih-vijskovih.html" text:style-name="Internet_20_link" text:visited-style-name="Visited_20_Internet_20_Link">
 <text:span text:style-name="T4">
Резніко</text:span>
 </text:a>
</text:p>
      <text:p text:style-name="P4">
«Набір в збірну триває. А поки можемо повідомити, що грати це скликання"Чорноморця" буде за тією ж схемою, що й звична нам команда: 4-3-3. Під часоборонної фази трійка центральних півзахисників виконуватиме функціїопорників-руйнівників. Все як в реальному житті. Під час наступу два центрхавиперетворюється на інсайдів, що активно допомагатимуть вінгерам. Також участь ватакувальних діях братимуть крайні захисники - діятимуть як небезпечнілатералі. Жоден суперник з таким атакувальним потенціалом не впорається», -додали у «Чорноморці».</text:p>
      <text:p text:style-name="P4">
Як повідомлялося, 21 квітня на авіабазі ВПС США «Рамштайн» у Німеччинівідбулося 11-те засідання Контактної групи з питань оборони України. Під часзустрічі обговорювалися питання протиповітряної оборони, боєприпасів, засобівзабезпечення.</text:p>
      <text:p text:style-name="P4">
Source: <text:a xlink:type="simple" xlink:href="https://www.ukrinform.ua/rubric-ato/3699615-reznikov-razom-z-odeskim-cornomorcem-zbiraut-komandu-iz-ministriv-oboroni-krainpartneriv.html" text:style-name="Internet_20_link" text:visited-style-name="Visited_20_Internet_20_Link">
https://www.ukrinform.ua/rubric-ato/3699615-reznikov-razom-z-odeskim-cornomorcem-zbiraut-komandu-iz-ministriv-oboroni-krainpartneriv.html</text:a>
</text:p>
      <!--NEWS-->
      <text:h text:style-name="P10" text:outline-level="1">
<text:span text:style-name="T4">
Віденський міський марафон цьогоріч зібрав 40 тисяч учасників</text:span>
</text:h>
      <text:p text:style-name="P4">
Authors: Ukrinform (Person)</text:p>
      <text:p text:style-name="P4">
Publisher: Укринформ (Organization)</text:p>
      <text:p text:style-name="P4">
Published Time: 2023-04-23T16:12:00+03:00</text:p>
      <text:p text:style-name="P4">
Modified Time: 2023-04-23T16:12:00+03:00</text:p>
      <text:p text:style-name="P4">
Description: У столиці Австрії у неділю пройшов ювілейний 40-й Віденський міський марафон (VCM) за участі тисяч бігунів, у т. ч. українців. — Укрінформ.</text:p>
      <text:p text:style-name="P4">
Images: ["<text:a xlink:type="simple" xlink:href="https://static.ukrinform.com/photos/2023_04/thumb_files/630_360_1682256483-118.jpg" text:style-name="Internet_20_link" text:visited-style-name="Visited_20_Internet_20_Link">
630_360_16822...</text:a>
", "<text:a xlink:type="simple" xlink:href="https://static.ukrinform.com/photos/2023_04/thumb_files/630_360_1682254941-5132.jpeg" text:style-name="Internet_20_link" text:visited-style-name="Visited_20_Internet_20_Link">
630_360_16822...</text:a>
", "<text:a xlink:type="simple" xlink:href="https://static.ukrinform.com/photos/2023_04/thumb_files/630_360_1682254936-7483.jpeg" text:style-name="Internet_20_link" text:visited-style-name="Visited_20_Internet_20_Link">
630_360_16822...</text:a>
", "<text:a xlink:type="simple" xlink:href="https://static.ukrinform.com/photos/2023_04/thumb_files/630_360_1682254936-2834.jpeg" text:style-name="Internet_20_link" text:visited-style-name="Visited_20_Internet_20_Link">
630_360_16822...</text:a>
", "<text:a xlink:type="simple" xlink:href="https://static.ukrinform.com/photos/2023_04/thumb_files/630_360_1682254936-9494.jpeg" text:style-name="Internet_20_link" text:visited-style-name="Visited_20_Internet_20_Link">
630_360_16822...</text:a>
", "<text:a xlink:type="simple" xlink:href="https://static.ukrinform.com/photos/2023_04/thumb_files/630_360_1682254936-5411.jpeg" text:style-name="Internet_20_link" text:visited-style-name="Visited_20_Internet_20_Link">
630_360_16822...</text:a>
", "<text:a xlink:type="simple" xlink:href="https://static.ukrinform.com/photos/2023_04/thumb_files/630_360_1682254936-8914.jpeg" text:style-name="Internet_20_link" text:visited-style-name="Visited_20_Internet_20_Link">
630_360_16822...</text:a>
", "<text:a xlink:type="simple" xlink:href="https://static.ukrinform.com/photos/2023_04/thumb_files/630_360_1682254936-5695.jpeg" text:style-name="Internet_20_link" text:visited-style-name="Visited_20_Internet_20_Link">
630_360_16822...</text:a>
", "<text:a xlink:type="simple" xlink:href="https://static.ukrinform.com/photos/2023_04/thumb_files/630_360_1682254940-4063.jpeg" text:style-name="Internet_20_link" text:visited-style-name="Visited_20_Internet_20_Link">
630_360_16822...</text:a>
", "<text:a xlink:type="simple" xlink:href="https://static.ukrinform.com/photos/2023_04/thumb_files/630_360_1682254941-3578.jpeg" text:style-name="Internet_20_link" text:visited-style-name="Visited_20_Internet_20_Link">
630_360_16822...</text:a>
", "<text:a xlink:type="simple" xlink:href="https://static.ukrinform.com/photos/2023_04/thumb_files/630_360_1682254941-4382.jpeg" text:style-name="Internet_20_link" text:visited-style-name="Visited_20_Internet_20_Link">
630_360_16822...</text:a>
", "<text:a xlink:type="simple" xlink:href="https://static.ukrinform.com/photos/2023_04/thumb_files/630_360_1682254941-7084.jpeg" text:style-name="Internet_20_link" text:visited-style-name="Visited_20_Internet_20_Link">
630_360_16822...</text:a>
"]</text:p>
      <text:p text:style-name="P4">
Tags: ['Марафон', 'Відень']</text:p>
      <text:p text:style-name="P4">
Type: Article</text:p>
      <!--METADATA-->
      <text:p text:style-name="P4">
<draw:frame draw:style-name="fr1" draw:name="Image172" text:anchor-type="as-char" svg:width="6.9236in" svg:height="3.956343in" draw:z-index="0">
<draw:image xlink:href="../Images/yкринформ/2023-04-23T16-12-00-03-00/630_360_1682256483-118.jpg" xlink:type="simple" xlink:show="embed" xlink:actuate="onLoad" draw:mime-type="image/jpeg"/>
</draw:frame>
 У столиціАвстрії у неділю пройшов ювілейний 40-й Віденський міський марафон (VCM) заучасті тисяч бігунів, у т. ч. українців.</text:p>
      <text:p text:style-name="P4">
Про це повідомляє власний кореспондент Укрінформу в Австрії.</text:p>
      <text:p text:style-name="P4">
Деякі заходи у рамках VCM відбулися ще в суботу. Так, усі охочі моглиздійснити 5-кілометровий забіг центром міста, а діти - спробувати себе надистанціях у 800 та 1600 метрів. Також відбувся забіг для людей з обмеженимиможливостями.</text:p>
      <text:p text:style-name="P4">
За інформацією організаторів, у різних забігах Віденського міського марафонувзяли участь близько 40 тис. осіб. З них понад 9 тисяч були заявлені накласичний <text:a xlink:type="simple" xlink:href="https://www.ukrinform.ua/tag-marafon" text:style-name="Internet_20_link" text:visited-style-name="Visited_20_Internet_20_Link">
 </text:a>
 у неділю.</text:p>
      <text:p text:style-name="P4">
Загалом на різні дистанції вийшли представники 130 національностей, включаючиукраїнців, які бігли з національними символікою та прапором.</text:p>
      <text:p text:style-name="P4">
<draw:frame draw:style-name="fr1" draw:name="Image173" text:anchor-type="as-char" svg:width="6.9236in" svg:height="3.956343in" draw:z-index="0">
<draw:image xlink:href="../Images/yкринформ/2023-04-23T16-12-00-03-00/630_360_1682254941-5132.jpeg" xlink:type="simple" xlink:show="embed" xlink:actuate="onLoad" draw:mime-type="image/jpeg"/>
</draw:frame>
Віденський марафон / Фото: Василь Короткий, Укрінформ  <text:a xlink:type="simple" xlink:href="https://static.ukrinform.com/photos/2023_04/1682254941-5132.jpeg" text:style-name="Internet_20_link" text:visited-style-name="Visited_20_Internet_20_Link">
<draw:frame draw:style-name="fr1" draw:name="Image174" text:anchor-type="as-char" svg:width="6.9236in" svg:height="3.956343in" draw:z-index="0">
<draw:image xlink:href="../Images/yкринформ/2023-04-23T16-12-00-03-00/630_360_1682254941-5132.jpeg" xlink:type="simple" xlink:show="embed" xlink:actuate="onLoad" draw:mime-type="image/jpeg"/>
</draw:frame>
</text:a>
 <text:a xlink:type="simple" xlink:href="https://static.ukrinform.com/photos/2023_04/1682254936-7483.jpeg" text:style-name="Internet_20_link" text:visited-style-name="Visited_20_Internet_20_Link">
<draw:frame draw:style-name="fr1" draw:name="Image175" text:anchor-type="as-char" svg:width="6.9236in" svg:height="3.956343in" draw:z-index="0">
<draw:image xlink:href="../Images/yкринформ/2023-04-23T16-12-00-03-00/630_360_1682254936-7483.jpeg" xlink:type="simple" xlink:show="embed" xlink:actuate="onLoad" draw:mime-type="image/jpeg"/>
</draw:frame>
</text:a>
 <text:a xlink:type="simple" xlink:href="https://static.ukrinform.com/photos/2023_04/1682254936-2834.jpeg" text:style-name="Internet_20_link" text:visited-style-name="Visited_20_Internet_20_Link">
<draw:frame draw:style-name="fr1" draw:name="Image176" text:anchor-type="as-char" svg:width="6.9236in" svg:height="3.956343in" draw:z-index="0">
<draw:image xlink:href="../Images/yкринформ/2023-04-23T16-12-00-03-00/630_360_1682254936-2834.jpeg" xlink:type="simple" xlink:show="embed" xlink:actuate="onLoad" draw:mime-type="image/jpeg"/>
</draw:frame>
</text:a>
 <text:a xlink:type="simple" xlink:href="https://static.ukrinform.com/photos/2023_04/1682254936-9494.jpeg" text:style-name="Internet_20_link" text:visited-style-name="Visited_20_Internet_20_Link">
<draw:frame draw:style-name="fr1" draw:name="Image177" text:anchor-type="as-char" svg:width="6.9236in" svg:height="3.956343in" draw:z-index="0">
<draw:image xlink:href="../Images/yкринформ/2023-04-23T16-12-00-03-00/630_360_1682254936-9494.jpeg" xlink:type="simple" xlink:show="embed" xlink:actuate="onLoad" draw:mime-type="image/jpeg"/>
</draw:frame>
</text:a>
 <text:a xlink:type="simple" xlink:href="https://static.ukrinform.com/photos/2023_04/1682254936-5411.jpeg" text:style-name="Internet_20_link" text:visited-style-name="Visited_20_Internet_20_Link">
<draw:frame draw:style-name="fr1" draw:name="Image178" text:anchor-type="as-char" svg:width="6.9236in" svg:height="3.956343in" draw:z-index="0">
<draw:image xlink:href="../Images/yкринформ/2023-04-23T16-12-00-03-00/630_360_1682254936-5411.jpeg" xlink:type="simple" xlink:show="embed" xlink:actuate="onLoad" draw:mime-type="image/jpeg"/>
</draw:frame>
</text:a>
 <text:a xlink:type="simple" xlink:href="https://static.ukrinform.com/photos/2023_04/1682254936-8914.jpeg" text:style-name="Internet_20_link" text:visited-style-name="Visited_20_Internet_20_Link">
<draw:frame draw:style-name="fr1" draw:name="Image179" text:anchor-type="as-char" svg:width="6.9236in" svg:height="3.956343in" draw:z-index="0">
<draw:image xlink:href="../Images/yкринформ/2023-04-23T16-12-00-03-00/630_360_1682254936-8914.jpeg" xlink:type="simple" xlink:show="embed" xlink:actuate="onLoad" draw:mime-type="image/jpeg"/>
</draw:frame>
</text:a>
 <text:a xlink:type="simple" xlink:href="https://static.ukrinform.com/photos/2023_04/1682254936-5695.jpeg" text:style-name="Internet_20_link" text:visited-style-name="Visited_20_Internet_20_Link">
<draw:frame draw:style-name="fr1" draw:name="Image180" text:anchor-type="as-char" svg:width="6.9236in" svg:height="3.956343in" draw:z-index="0">
<draw:image xlink:href="../Images/yкринформ/2023-04-23T16-12-00-03-00/630_360_1682254936-5695.jpeg" xlink:type="simple" xlink:show="embed" xlink:actuate="onLoad" draw:mime-type="image/jpeg"/>
</draw:frame>
</text:a>
 <text:a xlink:type="simple" xlink:href="https://static.ukrinform.com/photos/2023_04/1682254940-4063.jpeg" text:style-name="Internet_20_link" text:visited-style-name="Visited_20_Internet_20_Link">
<draw:frame draw:style-name="fr1" draw:name="Image181" text:anchor-type="as-char" svg:width="6.9236in" svg:height="3.956343in" draw:z-index="0">
<draw:image xlink:href="../Images/yкринформ/2023-04-23T16-12-00-03-00/630_360_1682254940-4063.jpeg" xlink:type="simple" xlink:show="embed" xlink:actuate="onLoad" draw:mime-type="image/jpeg"/>
</draw:frame>
</text:a>
 <text:a xlink:type="simple" xlink:href="https://static.ukrinform.com/photos/2023_04/1682254941-3578.jpeg" text:style-name="Internet_20_link" text:visited-style-name="Visited_20_Internet_20_Link">
<draw:frame draw:style-name="fr1" draw:name="Image182" text:anchor-type="as-char" svg:width="6.9236in" svg:height="3.956343in" draw:z-index="0">
<draw:image xlink:href="../Images/yкринформ/2023-04-23T16-12-00-03-00/630_360_1682254941-3578.jpeg" xlink:type="simple" xlink:show="embed" xlink:actuate="onLoad" draw:mime-type="image/jpeg"/>
</draw:frame>
</text:a>
 <text:a xlink:type="simple" xlink:href="https://static.ukrinform.com/photos/2023_04/1682254941-4382.jpeg" text:style-name="Internet_20_link" text:visited-style-name="Visited_20_Internet_20_Link">
<draw:frame draw:style-name="fr1" draw:name="Image183" text:anchor-type="as-char" svg:width="6.9236in" svg:height="3.956343in" draw:z-index="0">
<draw:image xlink:href="../Images/yкринформ/2023-04-23T16-12-00-03-00/630_360_1682254941-4382.jpeg" xlink:type="simple" xlink:show="embed" xlink:actuate="onLoad" draw:mime-type="image/jpeg"/>
</draw:frame>
</text:a>
 <text:a xlink:type="simple" xlink:href="https://static.ukrinform.com/photos/2023_04/1682254941-7084.jpeg" text:style-name="Internet_20_link" text:visited-style-name="Visited_20_Internet_20_Link">
<draw:frame draw:style-name="fr1" draw:name="Image184" text:anchor-type="as-char" svg:width="6.9236in" svg:height="3.956343in" draw:z-index="0">
<draw:image xlink:href="../Images/yкринформ/2023-04-23T16-12-00-03-00/630_360_1682254941-7084.jpeg" xlink:type="simple" xlink:show="embed" xlink:actuate="onLoad" draw:mime-type="image/jpeg"/>
</draw:frame>
</text:a>
</text:p>
      <text:p text:style-name="P4">
Переможцем цьогорічного Віденського міського марафону став 30-річний СамвелМайлу з Кенії, який пробіг 42,195 км з рекордним часом у 2 год. 5 хв 8 сек.Друге та третє місця також зайняли бігуни з Кенії.</text:p>
      <text:p text:style-name="P4">
У жіночому марафоні перемогу також святкували кенійці: перше місце зрезультатом у 2:24:12 посіла Магдалина Масаї, на другому місці розташуваласяїї співвітчизниця з Кенії Агнес Кейно. Третє місце дісталося бігунці зЕфіопії.</text:p>
      <text:p text:style-name="P4">
<text:span text:style-name="T4">
Читайте також:</text:span>
 <text:a xlink:type="simple" xlink:href="https://www.ukrinform.ua/rubric-world/3696472-u-niderlandskomu-marafoni-vizmut-ucast-rodici-zagiblih-rejsu-mn17.html" text:style-name="Internet_20_link" text:visited-style-name="Visited_20_Internet_20_Link">
 <text:span text:style-name="T4">
марафон</text:span>
 </text:a>
</text:p>
      <text:p text:style-name="P4">
Привітати переможців особисто прийшли на фініш забігу біля міської ратушіфедеральний президент Австрії Александер Ван дер Беллен та віцеканцлер,федеральний міністр спорту Вернер Коглер.</text:p>
      <text:p text:style-name="P4">
Як повідомляв Укрінформ, 3 <text:a xlink:type="simple" xlink:href="https://www.ukrinform.ua/rubric-sports/3466106-big-zaradi-miru-videnskij-marafon-cogoric-prisvacenij-ukraini.html" text:style-name="Internet_20_link" text:visited-style-name="Visited_20_Internet_20_Link">
 </text:a>
 , яка захищається від російських загарбників. Участь у ньомувзяли 31 тис. бігунів.</text:p>
      <text:p text:style-name="P4">
Source: <text:a xlink:type="simple" xlink:href="https://www.ukrinform.ua/rubric-world/3699618-videnskij-miskij-marafon-zibrav-cogoric-40-tisac-ucasnikiv.html" text:style-name="Internet_20_link" text:visited-style-name="Visited_20_Internet_20_Link">
https://www.ukrinform.ua/rubric-world/3699618-videnskij-miskij-marafon-zibrav-cogoric-40-tisac-ucasnikiv.html</text:a>
</text:p>
      <!--NEWS-->
      <text:h text:style-name="P10" text:outline-level="1">
<text:span text:style-name="T4">
Британських дипломатів евакуювали із Судану</text:span>
</text:h>
      <text:p text:style-name="P4">
Authors: Ukrinform (Person)</text:p>
      <text:p text:style-name="P4">
Publisher: Укринформ (Organization)</text:p>
      <text:p text:style-name="P4">
Published Time: 2023-04-23T16:23:00+03:00</text:p>
      <text:p text:style-name="P4">
Modified Time: 2023-04-23T16:23:00+03:00</text:p>
      <text:p text:style-name="P4">
Description: Британські дипломати та їхні родини були евакуйовані з Судану після значної ескалації насилля в країні. — Укрінформ.</text:p>
      <text:p text:style-name="P4">
Images: ["<text:a xlink:type="simple" xlink:href="https://static.ukrinform.com/photos/2023_04/thumb_files/630_360_1682256117-638.jpg" text:style-name="Internet_20_link" text:visited-style-name="Visited_20_Internet_20_Link">
630_360_16822...</text:a>
"]</text:p>
      <text:p text:style-name="P4">
Tags: ['Британія', 'Евакуація', 'Судан', 'Ріші Сунак']</text:p>
      <text:p text:style-name="P4">
Type: Article</text:p>
      <!--METADATA-->
      <text:p text:style-name="P4">
<draw:frame draw:style-name="fr1" draw:name="Image185" text:anchor-type="as-char" svg:width="6.9236in" svg:height="3.956343in" draw:z-index="0">
<draw:image xlink:href="../Images/yкринформ/2023-04-23T16-23-00-03-00/630_360_1682256117-638.jpg" xlink:type="simple" xlink:show="embed" xlink:actuate="onLoad" draw:mime-type="image/jpeg"/>
</draw:frame>
 Британськідипломати та їхні родини були евакуйовані з Судану після значної ескалаціїнасилля в країні.</text:p>
      <text:p text:style-name="P4">
Як передає Укрінформ, про це у  <text:a xlink:type="simple" xlink:href="https://twitter.com/RishiSunak/status/1650111786765504514" text:style-name="Internet_20_link" text:visited-style-name="Visited_20_Internet_20_Link">
</text:a>
 заявив главабританського уряду Ріші Сунак.</text:p>
      <text:p text:style-name="P4">
«Збройні сили Великої Британії завершили складну та швидку евакуаціюбританських дипломатів та їхніх родин із Судану на тлі значної ескалаціїнасильства та погроз персоналу посольства. Я віддаю належне самовідданостінаших дипломатів і хоробрості військовослужбовців, які проводили цю важкуоперацію», - написав прем’єр-міністр.</text:p>
      <text:p text:style-name="P4">
Сунак також додав, що <text:a xlink:type="simple" xlink:href="https://www.ukrinform.ua/tag-britania" text:style-name="Internet_20_link" text:visited-style-name="Visited_20_Internet_20_Link">
 </text:a>
 продовжуєвживати всіх заходів, щоб припинити кровопролиття в Судані та забезпечитибезпеку британських громадян, які залишаються в країні.</text:p>
      <text:p text:style-name="P4">
«Я закликаю сторони скласти зброю та запровадити негайне гуманітарнеприпинення вогню, щоб забезпечити можливість цивільним особам залишити зониконфлікту», - зазначив він.</text:p>
      <text:p text:style-name="P4">
<text:span text:style-name="T4">
Читайте також:</text:span>
 <text:a xlink:type="simple" xlink:href="https://www.ukrinform.ua/rubric-world/3699486-ssa-evakuuvali-personal-posolstva-u-sudani.html" text:style-name="Internet_20_link" text:visited-style-name="Visited_20_Internet_20_Link">
 <text:span text:style-name="T4">
Судан</text:span>
 </text:a>
</text:p>
      <text:p text:style-name="P4">
Раніше американські військові завершили евакуацію персоналу посольства США вСудані.</text:p>
      <text:p text:style-name="P4">
Як повідомляв Укрінформ, армія Судану раніше заявила, що  <text:a xlink:type="simple" xlink:href="https://www.ukrinform.ua/rubric-world/3699371-armia-sudanu-poobicala-zabezpeciti-evakuaciu-inozemnih-gromadan-u-najblizci-godini.html" text:style-name="Internet_20_link" text:visited-style-name="Visited_20_Internet_20_Link">
</text:a>
</text:p>
      <text:p text:style-name="P4">
15 квітня після кількох днів напруженості між армією Судану та «Силамишвидкого реагування» в Хартумі пролунали вибухи й стрілянина. Конфліктточиться навколо переходу країни до цивільного правління.</text:p>
      <text:p text:style-name="P4">
Обидві сторони застосовують танки, артилерію, бойову авіацію та іншу важкузброю.</text:p>
      <text:p text:style-name="P4">
За даними ВООЗ, унаслідок конфлікту, який спалахнув у Судані, загинули 270людей, 2600 зазнали поранень.</text:p>
      <text:p text:style-name="P4">
_ Фото: Ben Birchall/PA  _</text:p>
      <text:p text:style-name="P4">
Source: <text:a xlink:type="simple" xlink:href="https://www.ukrinform.ua/rubric-world/3699620-britanskih-diplomativ-evakuuvali-iz-sudanu.html" text:style-name="Internet_20_link" text:visited-style-name="Visited_20_Internet_20_Link">
https://www.ukrinform.ua/rubric-world/3699620-britanskih-diplomativ-evakuuvali-iz-sudanu.html</text:a>
</text:p>
      <!--NEWS-->
      <text:h text:style-name="P10" text:outline-level="1">
<text:span text:style-name="T4">
російські війська масовано обстріляли село на Херсонщині, двоє поранених</text:span>
</text:h>
      <text:p text:style-name="P4">
Authors: Ukrinform (Person)</text:p>
      <text:p text:style-name="P4">
Publisher: Укринформ (Organization)</text:p>
      <text:p text:style-name="P4">
Published Time: 2023-04-23T16:30:00+03:00</text:p>
      <text:p text:style-name="P4">
Modified Time: 2023-04-23T16:30:00+03:00</text:p>
      <text:p text:style-name="P4">
Description: російські війська обстріляли село Кізомис на Херсонщині, внаслідок чого дві жінки отримали пораненн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Поранені', 'Війна з росією']</text:p>
      <text:p text:style-name="P4">
Type: Article</text:p>
      <!--METADATA-->
      <text:p text:style-name="P4">
<draw:frame draw:style-name="fr1" draw:name="Image186" text:anchor-type="as-char" svg:width="6.9236in" svg:height="3.956343in" draw:z-index="0">
<draw:image xlink:href="../Images/yкринформ/2023-04-23T16-30-00-03-00/630_360_1669987737-966.jpg" xlink:type="simple" xlink:show="embed" xlink:actuate="onLoad" draw:mime-type="image/jpeg"/>
</draw:frame>
 російськівійська обстріляли село Кізомис на Херсонщині, внаслідок чого дві жінкиотримали поранення.</text:p>
      <text:p text:style-name="P4">
Про це в  <text:a xlink:type="simple" xlink:href="https://t.me/olexandrprokudin/339" text:style-name="Internet_20_link" text:visited-style-name="Visited_20_Internet_20_Link">
 </text:a>
 повідомив начальникХерсонської ОВА Олександр Прокудін, передає Укрінформ.</text:p>
      <text:p text:style-name="P4">
«Армія рф вкрила масованим вогнем село Кізомис Білозерської громади, єпостраждалі серед мирних жителів. В обід російська артилерія била понаселеному пункту. Ворог поцілив у будівлю місцевої <text:a xlink:type="simple" xlink:href="https://www.ukrinform.ua/tag-skola" text:style-name="Internet_20_link" text:visited-style-name="Visited_20_Internet_20_Link">
</text:a>
 , автівку правоохоронців та близько 25житлових будинків», - написав Прокудін.</text:p>
      <text:p text:style-name="P4">
<text:span text:style-name="T4">
Читайте також:</text:span>
 <text:a xlink:type="simple" xlink:href="https://www.ukrinform.ua/rubric-ato/3699542-rosiani-otrimali-novu-partiu-sahediv-i-namagautsa-znajti-nasu-ppo-gumenuk.html" text:style-name="Internet_20_link" text:visited-style-name="Visited_20_Internet_20_Link">
 <text:span text:style-name="T4">
росіяни</text:span>
 <text:span text:style-name="T4">
отримали</text:span>
 <text:span text:style-name="T4">
нову</text:span>
 <text:span text:style-name="T4">
партію</text:span>
 <text:span text:style-name="T4">
шахедів</text:span>
<text:span text:style-name="T4">
намагаються</text:span>
 <text:span text:style-name="T4">
знайти</text:span>
 <text:span text:style-name="T4">
нашу</text:span>
 <text:span text:style-name="T4">
ППО</text:span>
 <text:span text:style-name="T4">
Гуменюк</text:span>
</text:a>
</text:p>
      <text:p text:style-name="P4">
Через обстріли 85-річна жінка отримала поранення голови та грудної клітки. Щеодна постраждала – 57-річна місцева жителька, у неї поранена рука. Обохпоранених госпіталізували.</text:p>
      <text:p text:style-name="P4">
Як повідомляв Укрінформ, минулої доби російські війська 12 разів обстрілялиХерсонську громаду, внаслідок чого <text:a xlink:type="simple" xlink:href="https://www.ukrinform.ua/rubric-regions/3699468-zagarbniki-minuloi-dobi-vipustili-236-snaradiv-po-hersonsini-e-zagibli-ta-poraneni.html" text:style-name="Internet_20_link" text:visited-style-name="Visited_20_Internet_20_Link">
 </text:a>
 .</text:p>
      <text:p text:style-name="P4">
Source: <text:a xlink:type="simple" xlink:href="https://www.ukrinform.ua/rubric-ato/3699621-rosijski-vijska-obstrilali-selo-na-hersonsini-dvoe-poranenih.html" text:style-name="Internet_20_link" text:visited-style-name="Visited_20_Internet_20_Link">
https://www.ukrinform.ua/rubric-ato/3699621-rosijski-vijska-obstrilali-selo-na-hersonsini-dvoe-poranenih.html</text:a>
</text:p>
      <!--NEWS-->
      <text:h text:style-name="P10" text:outline-level="1">
<text:span text:style-name="T4">
У день коронації Чарльза ІІІ новонароджені діти отримають пам'ятний кухоль</text:span>
</text:h>
      <text:p text:style-name="P4">
Authors: Ukrinform (Person)</text:p>
      <text:p text:style-name="P4">
Publisher: Укринформ (Organization)</text:p>
      <text:p text:style-name="P4">
Published Time: 2023-04-23T16:48:00+03:00</text:p>
      <text:p text:style-name="P4">
Modified Time: 2023-04-23T16:48:00+03:00</text:p>
      <text:p text:style-name="P4">
Description: Діти, які народяться в графстві на заході центральної частини Англії Стаффордширі в день коронації короля Чарльза ІІІ, отримають по пам'ятному кухлю. — Укрінформ.</text:p>
      <text:p text:style-name="P4">
Images: ["<text:a xlink:type="simple" xlink:href="https://static.ukrinform.com/photos/2023_03/thumb_files/630_360_1680179394-131.jpg" text:style-name="Internet_20_link" text:visited-style-name="Visited_20_Internet_20_Link">
630_360_16801...</text:a>
", "<text:a xlink:type="simple" xlink:href="https://static.ukrinform.com/photos/2023_04/1682257398-764.png" text:style-name="Internet_20_link" text:visited-style-name="Visited_20_Internet_20_Link">
1682257398-76...</text:a>
"]</text:p>
      <text:p text:style-name="P4">
Tags: ['Британія', 'Діти', 'Король', 'Чарльз ІІІ', 'Коронація']</text:p>
      <text:p text:style-name="P4">
Type: Article</text:p>
      <!--METADATA-->
      <text:p text:style-name="P4">
<draw:frame draw:style-name="fr1" draw:name="Image187" text:anchor-type="as-char" svg:width="6.9236in" svg:height="3.956343in" draw:z-index="0">
<draw:image xlink:href="../Images/yкринформ/2023-04-23T16-48-00-03-00/630_360_1680179394-131.jpg" xlink:type="simple" xlink:show="embed" xlink:actuate="onLoad" draw:mime-type="image/jpeg"/>
</draw:frame>
 Діти, якінародяться в графстві на заході центральної частини Англії Стаффордширі в денькоронації короля Чарльза ІІІ, отримають по пам'ятному кухлю.</text:p>
      <text:p text:style-name="P4">
Як передає Укрінформ, про це повідомляє  <text:a xlink:type="simple" xlink:href="https://www.bbc.co.uk/news/uk-england-stoke-staffordshire-65338065" text:style-name="Internet_20_link" text:visited-style-name="Visited_20_Internet_20_Link">
 </text:a>
 .</text:p>
      <text:p text:style-name="P4">
Родини зможуть отримати кухлі, звернувшись до міськради після дня коронації,який відбудеться у суботу, 6 травня.</text:p>
      <text:p text:style-name="P4">
«Коронація <text:a xlink:type="simple" xlink:href="https://www.ukrinform.ua/tag-korol" text:style-name="Internet_20_link" text:visited-style-name="Visited_20_Internet_20_Link">
 </text:a>
 Чарльза III станеісторичною подією, а для тих немовлят, які народяться в цей день, це буде щебільш пам’ятний час для їхніх батьків. Люди по всьому Стаффордширудивитимуться коронацію по телевізору, збиратимуться з сусідами й друзями тавідвідуватимуть спеціальні заходи, щоб відзначити цю подію», - заявив членміськради Саймон Тагг.</text:p>
      <text:p text:style-name="P4">
<text:span text:style-name="T4">
Читайте також:</text:span>
 <text:a xlink:type="simple" xlink:href="https://www.ukrinform.ua/rubric-world/3694153-bukingemskij-palac-opriludniv-novi-detali-koronacii-carlza-iii.html" text:style-name="Internet_20_link" text:visited-style-name="Visited_20_Internet_20_Link">
 <text:span text:style-name="T4">
коронац</text:span>
 </text:a>
</text:p>
      <text:p text:style-name="P4">
Зазначається, що діти, що народилися в день коронації королеви Єлизавети II 2червня 1953 року, свого часу отримували срібні пам'ятні кухлі на честь цієїподії.</text:p>
      <text:p text:style-name="P4">
<draw:frame draw:style-name="fr1" draw:name="Image188" text:anchor-type="as-char" svg:width="6.9236in" svg:height="3.878498in" draw:z-index="0">
<draw:image xlink:href="../Images/yкринформ/2023-04-23T16-48-00-03-00/1682257398-764.png" xlink:type="simple" xlink:show="embed" xlink:actuate="onLoad" draw:mime-type="image/png"/>
</draw:frame>
 Фото:STAFFORDSHIRE COUNTY COUNCIL</text:p>
      <text:p text:style-name="P4">
Нині ж протягом «коронаційних» вихідних по всій країні планується провестинизку заходів, зокрема, вуличні вечірки та спеціальні виставки.</text:p>
      <text:p text:style-name="P4">
Як повідомляв Укрінформ,  <text:a xlink:type="simple" xlink:href="https://www.ukrinform.ua/rubric-world/3696686-u-koronacii-carlza-iii-vizmut-ucast-sist-tisac-vijskovosluzbovciv.html" text:style-name="Internet_20_link" text:visited-style-name="Visited_20_Internet_20_Link">
 </text:a>
 , що зробить її найбільшою військовою церемоніальноюоперацією за 70 років.</text:p>
      <text:p text:style-name="P4">
_ Перше фото: Facebook/The Royal Family  _</text:p>
      <text:p text:style-name="P4">
Source: <text:a xlink:type="simple" xlink:href="https://www.ukrinform.ua/rubric-world/3699628-u-den-koronacii-carlza-iii-novonarodzeni-diti-otrimaut-pamatnij-kuhol.html" text:style-name="Internet_20_link" text:visited-style-name="Visited_20_Internet_20_Link">
https://www.ukrinform.ua/rubric-world/3699628-u-den-koronacii-carlza-iii-novonarodzeni-diti-otrimaut-pamatnij-kuhol.html</text:a>
</text:p>
      <!--NEWS-->
      <text:h text:style-name="P10" text:outline-level="1">
<text:span text:style-name="T4">
ФК «Оболонь» переміг «Полісся» й очолив Першу лігу</text:span>
</text:h>
      <text:p text:style-name="P4">
Authors: Ukrinform (Person)</text:p>
      <text:p text:style-name="P4">
Publisher: Укринформ (Organization)</text:p>
      <text:p text:style-name="P4">
Published Time: 2023-04-23T16:48:33+03:00</text:p>
      <text:p text:style-name="P4">
Modified Time: 2023-04-23T16:48:33+03:00</text:p>
      <text:p text:style-name="P4">
Description: «Оболонь» піднявся на першу сходинку таблиці після матчу з «Поліссям». — Укрінформ.</text:p>
      <text:p text:style-name="P4">
Images: ["<text:a xlink:type="simple" xlink:href="https://static.ukrinform.com/photos/2023_04/thumb_files/630_360_1682257620-442.jpg" text:style-name="Internet_20_link" text:visited-style-name="Visited_20_Internet_20_Link">
630_360_16822...</text:a>
"]</text:p>
      <text:p text:style-name="P4">
Tags: ['перша ліга', 'Полісся']</text:p>
      <text:p text:style-name="P4">
Type: Article</text:p>
      <!--METADATA-->
      <text:p text:style-name="P4">
<draw:frame draw:style-name="fr1" draw:name="Image189" text:anchor-type="as-char" svg:width="6.9236in" svg:height="3.956343in" draw:z-index="0">
<draw:image xlink:href="../Images/yкринформ/2023-04-23T16-48-33-03-00/630_360_1682257620-442.jpg" xlink:type="simple" xlink:show="embed" xlink:actuate="onLoad" draw:mime-type="image/jpeg"/>
</draw:frame>
 «Оболонь»піднявся на першу сходинку таблиці після матчу з «Поліссям».</text:p>
      <text:p text:style-name="P4">
«Оболонь» на чужому полі мінімально здолав «Полісся» 1:0 в третьому турідругого етапу Першої ліги, передає Укрінформ.</text:p>
      <text:p text:style-name="P4">
Єдиний гол записав на свій рахунок Єрмоленко.</text:p>
      <text:p text:style-name="P4">
<text:span text:style-name="T4">
Читайте також:</text:span>
 <text:a xlink:type="simple" xlink:href="https://www.ukrinform.ua/rubric-sports/3699595-upl-lviv-prograv-metalistu-1925.html" text:style-name="Internet_20_link" text:visited-style-name="Visited_20_Internet_20_Link">
 </text:a>
</text:p>
      <text:p text:style-name="P4">
«Оболонь» набрала 21 очко і вийшла на перше місце в чемпіонській групі. У«Полісся» 19 очок.</text:p>
      <text:p text:style-name="P4">
Фото: ukrfootball.ua</text:p>
      <text:p text:style-name="P4">
Source: <text:a xlink:type="simple" xlink:href="https://www.ukrinform.ua/rubric-sports/3699629-fk-obolon-peremig-polissa-j-ocoliv-persu-ligu.html" text:style-name="Internet_20_link" text:visited-style-name="Visited_20_Internet_20_Link">
https://www.ukrinform.ua/rubric-sports/3699629-fk-obolon-peremig-polissa-j-ocoliv-persu-ligu.html</text:a>
</text:p>
      <!--NEWS-->
      <text:h text:style-name="P10" text:outline-level="1">
<text:span text:style-name="T4">
У Кенії виявили десятки тіл вірян, які голодували до смерті</text:span>
</text:h>
      <text:p text:style-name="P4">
Authors: Ukrinform (Person)</text:p>
      <text:p text:style-name="P4">
Publisher: Укринформ (Organization)</text:p>
      <text:p text:style-name="P4">
Published Time: 2023-04-23T17:00:00+03:00</text:p>
      <text:p text:style-name="P4">
Modified Time: 2023-04-23T17:00:00+03:00</text:p>
      <text:p text:style-name="P4">
Description: Кенійська поліція ексгумувала 21 тіло поблизу прибережного міста Малінді у рамках розслідування справи проповідника, який закликав своїх послідовників голодувати до смерті. — Укрінформ.</text:p>
      <text:p text:style-name="P4">
Images: ["<text:a xlink:type="simple" xlink:href="https://static.ukrinform.com/photos/2023_04/thumb_files/630_360_1682258411-411.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190" text:anchor-type="as-char" svg:width="6.9236in" svg:height="3.956343in" draw:z-index="0">
<draw:image xlink:href="../Images/yкринформ/2023-04-23T17-00-00-03-00/630_360_1682258411-411.jpg" xlink:type="simple" xlink:show="embed" xlink:actuate="onLoad" draw:mime-type="image/jpeg"/>
</draw:frame>
 Кенійськаполіція ексгумувала 21 тіло поблизу прибережного міста Малінді у рамкахрозслідування справи проповідника, який закликав своїх послідовниківголодувати до смерті.</text:p>
      <text:p text:style-name="P4">
Як передає Укрінформ, про це повідомляє <text:a xlink:type="simple" xlink:href="https://www.bbc.co.uk/news/world-africa-65363585" text:style-name="Internet_20_link" text:visited-style-name="Visited_20_Internet_20_Link">
 </text:a>
</text:p>
      <text:p text:style-name="P4">
Неглибокі могили було знайдено в лісі Шакахола, де минулого тижня буловрятовано 15 членів Міжнародної церкви "Добра Новина". Її проповідник ПолМаккензі Нтенге перебуває під вартою в очікуванні суду. Він закликав своїхпослідовників голодувати до смерті.</text:p>
      <text:p text:style-name="P4">
Серед <text:a xlink:type="simple" xlink:href="https://www.ukrinform.ua/tag-eksgumacia" text:style-name="Internet_20_link" text:visited-style-name="Visited_20_Internet_20_Link">
 </text:a>
 21 тіл були мертві діти.Поліція заявила, що очікує знайти ще більше.</text:p>
      <text:p text:style-name="P4">
"Коли ми перебуваємо у цьому лісі і підходимо до місця, де бачимо великий івисокий хрест, ми знаємо, що це означає, що там поховано понад п'ять осіб", -сказав Віктор Каудо з Центру соціальної справедливості Малінді.</text:p>
      <text:p text:style-name="P4">
<text:span text:style-name="T4">
Читайте також:</text:span>
 <text:a xlink:type="simple" xlink:href="https://www.ukrinform.ua/rubric-world/3698940-u-sudani-z-pocatku-zbrojnogo-protistoanna-vze-ponad-400-zagiblih.html" text:style-name="Internet_20_link" text:visited-style-name="Visited_20_Internet_20_Link">
 <text:span text:style-name="T4">
Судан</text:span>
 </text:a>
</text:p>
      <text:p text:style-name="P4">
Як повідомляв Укрінформ, Україна від початку роботи "зернового коридору" <text:a xlink:type="simple" xlink:href="https://www.ukrinform.ua/rubric-economy/3688973-ukraina-vze-eksportuvala-ponad-3-miljoni-tonn-zbizza-do-krain-afriki.html" text:style-name="Internet_20_link" text:visited-style-name="Visited_20_Internet_20_Link">
</text:a>
</text:p>
      <text:p text:style-name="P4">
Завдяки ініціативі Grain from Ukraine Україна може наблизитися до довоєннихпоказників експорту пшениці в такі країни, як Ефіопія, Кенія та Ємен.</text:p>
      <text:p text:style-name="P4">
<text:span text:style-name="T5">
Фото: Wachira Mwangi | Nation Media Group</text:span>
</text:p>
      <text:p text:style-name="P4">
Source: <text:a xlink:type="simple" xlink:href="https://www.ukrinform.ua/rubric-world/3699632-u-kenii-viavili-desatki-til-viran-aki-goloduvali-do-smerti.html" text:style-name="Internet_20_link" text:visited-style-name="Visited_20_Internet_20_Link">
https://www.ukrinform.ua/rubric-world/3699632-u-kenii-viavili-desatki-til-viran-aki-goloduvali-do-smerti.html</text:a>
</text:p>
      <!--NEWS-->
      <text:h text:style-name="P10" text:outline-level="1">
<text:span text:style-name="T4">
У напрямку Києва ускладнений рух транспорту через ДТП</text:span>
</text:h>
      <text:p text:style-name="P4">
Authors: Ukrinform (Person)</text:p>
      <text:p text:style-name="P4">
Publisher: Укринформ (Organization)</text:p>
      <text:p text:style-name="P4">
Published Time: 2023-04-23T17:02:42+03:00</text:p>
      <text:p text:style-name="P4">
Modified Time: 2023-04-23T17:02:42+03:00</text:p>
      <text:p text:style-name="P4">
Description: У напрямку Києва ускладнений рух транспорту через дорожньо-транспортну пригоду. — Укрінформ.</text:p>
      <text:p text:style-name="P4">
Images: ["<text:a xlink:type="simple" xlink:href="https://static.ukrinform.com/photos/2023_04/thumb_files/630_360_1682258230-534.jpeg" text:style-name="Internet_20_link" text:visited-style-name="Visited_20_Internet_20_Link">
630_360_16822...</text:a>
"]</text:p>
      <text:p text:style-name="P4">
Tags: ['Аварія', 'ДТП', 'Транспорт', 'Київ']</text:p>
      <text:p text:style-name="P4">
Type: Article</text:p>
      <!--METADATA-->
      <text:p text:style-name="P4">
<draw:frame draw:style-name="fr1" draw:name="Image191" text:anchor-type="as-char" svg:width="6.9236in" svg:height="3.956343in" draw:z-index="0">
<draw:image xlink:href="../Images/yкринформ/2023-04-23T17-02-42-03-00/630_360_1682258230-534.jpeg" xlink:type="simple" xlink:show="embed" xlink:actuate="onLoad" draw:mime-type="image/jpeg"/>
</draw:frame>
 Унапрямку Києва ускладнений рух транспорту через дорожньо-транспортну пригоду.</text:p>
      <text:p text:style-name="P4">
Як передає Укрінформ, про це патрульна поліція Києва повідомляє у  <text:a xlink:type="simple" xlink:href="https://t.me/kyivpatrol/10046" text:style-name="Internet_20_link" text:visited-style-name="Visited_20_Internet_20_Link">
</text:a>
 .</text:p>
      <text:p text:style-name="P4">
«ДТП на Бориспільському шосе (1 км від Харківської площі). Рух ускладнено унапрямку міста <text:a xlink:type="simple" xlink:href="https://www.ukrinform.ua/tag-kiiv" text:style-name="Internet_20_link" text:visited-style-name="Visited_20_Internet_20_Link">
 </text:a>
 . Перед в'їздом у місторух здійснюється крайньою правою смугою», - йдеться у повідомленні.</text:p>
      <text:p text:style-name="P4">
<text:span text:style-name="T4">
Читайте також:</text:span>
 <text:a xlink:type="simple" xlink:href="https://www.ukrinform.ua/rubric-regions/3697778-na-kiivsini-stalasa-potrijna-dtp-iz-vantazivkami-dvoe-zagiblih.html" text:style-name="Internet_20_link" text:visited-style-name="Visited_20_Internet_20_Link">
 <text:span text:style-name="T4">
ДТП</text:span>
 </text:a>
</text:p>
      <text:p text:style-name="P4">
Патрульні забезпечують охорону місця ДТП.</text:p>
      <text:p text:style-name="P4">
Як повідомляв Укрінформ, у селі на Львівщині внаслідок наїзду мотоциклапостраждав чотирирічний хлопчик.</text:p>
      <text:p text:style-name="P4">
Source: <text:a xlink:type="simple" xlink:href="https://www.ukrinform.ua/rubric-kyiv/3699633-u-napramku-kieva-uskladnenij-ruh-transportu-cerez-dtp.html" text:style-name="Internet_20_link" text:visited-style-name="Visited_20_Internet_20_Link">
https://www.ukrinform.ua/rubric-kyiv/3699633-u-napramku-kieva-uskladnenij-ruh-transportu-cerez-dtp.html</text:a>
</text:p>
      <!--NEWS-->
      <text:h text:style-name="P10" text:outline-level="1">
<text:span text:style-name="T4">
У рамках акції «Українським дітям – українську книгу» передали понад 50 тисяч книжок</text:span>
</text:h>
      <text:p text:style-name="P4">
Authors: Ukrinform (Person)</text:p>
      <text:p text:style-name="P4">
Publisher: Укринформ (Organization)</text:p>
      <text:p text:style-name="P4">
Published Time: 2023-04-23T17:07:57+03:00</text:p>
      <text:p text:style-name="P4">
Modified Time: 2023-04-23T17:07:57+03:00</text:p>
      <text:p text:style-name="P4">
Description: Міністр культури та інформаційної політики Олександр Ткаченко у Всесвітній день книги та авторського права нагадав про важливість книги та про книжкові проєкти, які міністерство разом із партнерами запустили і підтримали з початку повномасштабної війни. — Укрінформ.</text:p>
      <text:p text:style-name="P4">
Images: ["<text:a xlink:type="simple" xlink:href="https://static.ukrinform.com/photos/2023_04/thumb_files/630_360_1682258783-881.jpg" text:style-name="Internet_20_link" text:visited-style-name="Visited_20_Internet_20_Link">
630_360_16822...</text:a>
"]</text:p>
      <text:p text:style-name="P4">
Tags: ['Ткаченко', 'Українська книга', 'МКІП ']</text:p>
      <text:p text:style-name="P4">
Type: Article</text:p>
      <!--METADATA-->
      <text:p text:style-name="P4">
<draw:frame draw:style-name="fr1" draw:name="Image192" text:anchor-type="as-char" svg:width="6.9236in" svg:height="3.956343in" draw:z-index="0">
<draw:image xlink:href="../Images/yкринформ/2023-04-23T17-07-57-03-00/630_360_1682258783-881.jpg" xlink:type="simple" xlink:show="embed" xlink:actuate="onLoad" draw:mime-type="image/jpeg"/>
</draw:frame>
 Міністркультури та інформаційної політики Олександр Ткаченко у Всесвітній день книгита авторського права нагадав про важливість книги та про книжкові проєкти, якіміністерство разом із партнерами запустили і підтримали з початкуповномасштабної війни.</text:p>
      <text:p text:style-name="P4">
Як передає Укрінформ, про це Ткаченко написав у <text:a xlink:type="simple" xlink:href="https://t.me/otkachenkokyiv/3452" text:style-name="Internet_20_link" text:visited-style-name="Visited_20_Internet_20_Link">
</text:a>
 .</text:p>
      <text:p text:style-name="P4">
За його словами, зокрема це “Українська книжкова поличка”. Проєкт ініційованийпершою леді України Оленою Зеленською спільно з Міністерством закордоннихсправ України, МКІП, а також Українським інститутом книги разом з посольствамиУкраїни за кордоном. “Українська книжкова поличка” вже відкрилася у 37країнах".</text:p>
      <text:p text:style-name="P4">
<text:span text:style-name="T4">
Читайте також:</text:span>
 <text:a xlink:type="simple" xlink:href="https://www.ukrinform.ua/rubric-culture/3693950-biblioteki-mozut-vzati-ucast-u-proekti-polska-polica-v-ukraini.html" text:style-name="Internet_20_link" text:visited-style-name="Visited_20_Internet_20_Link">
 </text:a>
</text:p>
      <text:p text:style-name="P4">
Також “Українським дітям – українську книгу”, започаткована Державнимкомітетом телебачення і радіомовлення спільно з Офісом Президента, МКІП таМЗС. Мета - безкоштовне забезпечення дітей та дорослих, які були змушеніпереселитися рятуючись від російської агресії, підручниками, навчальнимипосібниками, художньою літературою.</text:p>
      <text:p text:style-name="P4">
"В Україні та за її межами вже передано понад 600 тис. книг. Подолано понад400 тис. км Україною та 25 європейськими країнами. У межах програми“Українським дітям – українську книгу” понад 50 тис. літератури передано до“пунктів незламності”, - зазначив очільник МКІП.</text:p>
      <text:p text:style-name="P4">
“Українським захисникам - українську книгу”. “Понад одна тисяча книжок у межахакції потрапила до українських захисників, які перебувають нині в одному зістоличних госпіталів”, - додав Ткаченко.</text:p>
      <text:p text:style-name="P4">
<text:span text:style-name="T4">
Читайте також:</text:span>
 <text:a xlink:type="simple" xlink:href="https://www.ukrinform.ua/rubric-culture/3690658-ukrainski-diti-u-25-krainah-otrimali-majze-600-tisac-knig.html" text:style-name="Internet_20_link" text:visited-style-name="Visited_20_Internet_20_Link">
 </text:a>
</text:p>
      <text:p text:style-name="P4">
Також “Книжки без кордонів” - проєкт, спрямований на забезпечення дітей,вимушених виїхати через війну з України, дитячими книжками. Проєкт булоініційовано в УІК і реалізовано під патронатом першої леді Олени Зеленськоїспільно з МКІП та МЗС.</text:p>
      <text:p text:style-name="P4">
Протягом 2022 року в рамках проєкту було надруковано 298 543 книжки, які булипоширені в 22 країнах.</text:p>
      <text:p text:style-name="P4">
Проєкт “Книги на фронт”, ініційований громадською організацією “Культурнийдесант” та МКІП. “Кожен може долучитися до проєкту, придбавши книгу в одному змагазинів наших “книжкових” партнерів: Клуб сімейного дозвілля, КМ БУКС, Моякнижкова полиця. Книгу треба підписати та покласти на спеціальну поличку,звідки вона поїде на фронт”, - підкреслив міністр.</text:p>
      <text:p text:style-name="P4">
<text:span text:style-name="T4">
Читайте також:</text:span>
 <text:a xlink:type="simple" xlink:href="https://www.ukrinform.ua/rubric-culture/3690582-tkacenko-podakuvav-usim-pricetnim-do-zbagacenna-ta-posirenna-ukrainskoi-ditacoi-literaturi.html" text:style-name="Internet_20_link" text:visited-style-name="Visited_20_Internet_20_Link">
 </text:a>
</text:p>
      <text:p text:style-name="P4">
Ткаченко закликав долучатись до проєктів, дарувати книги та колекціонувати впам‘яті найкращі сторінки.</text:p>
      <text:p text:style-name="P4">
Як повідомлялось, 23 квітня відзначається Всесвітній день книги і авторськогоправа, проголошений на 28 сесії Генеральної конференції ЮНЕСКО у 1995 році начесть трьох геніїв світової літератури Вільяма Шекспіра , Мігеля де Сервантесата Інки Гарсіласо де ла Веги.</text:p>
      <text:p text:style-name="P4">
Фото: Олександр Ткаченко, Телеграм</text:p>
      <text:p text:style-name="P4">
Source: <text:a xlink:type="simple" xlink:href="https://www.ukrinform.ua/rubric-culture/3699635-u-ramkah-akcii-ukrainskim-ditam-ukrainsku-knigu-peredali-ponad-50-tisac-knizok.html" text:style-name="Internet_20_link" text:visited-style-name="Visited_20_Internet_20_Link">
https://www.ukrinform.ua/rubric-culture/3699635-u-ramkah-akcii-ukrainskim-ditam-ukrainsku-knigu-peredali-ponad-50-tisac-knizok.html</text:a>
</text:p>
      <!--NEWS-->
      <text:h text:style-name="P10" text:outline-level="1">
<text:span text:style-name="T4">
Компроміс із путіним стане фатальною помилкою - Дмитро Кулеба</text:span>
</text:h>
      <text:p text:style-name="P4">
Authors: Ukrinform (Person)</text:p>
      <text:p text:style-name="P4">
Publisher: Укринформ (Organization)</text:p>
      <text:p text:style-name="P4">
Published Time: 2023-04-23T17:19:00+03:00</text:p>
      <text:p text:style-name="P4">
Modified Time: 2023-04-23T17:19:00+03:00</text:p>
      <text:p text:style-name="P4">
Description: Разом із партнерами Україна має відновити свої територіальну цілісність і суверенітет, адже це необхідно для майбутнього миру на континенті та у світі. — Укрінформ.</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путін', 'Війна з росією']</text:p>
      <text:p text:style-name="P4">
Type: Article</text:p>
      <!--METADATA-->
      <text:p text:style-name="P4">
<draw:frame draw:style-name="fr1" draw:name="Image193" text:anchor-type="as-char" svg:width="6.9236in" svg:height="3.956343in" draw:z-index="0">
<draw:image xlink:href="../Images/yкринформ/2023-04-23T17-19-00-03-00/630_360_1668440631-706.jpeg" xlink:type="simple" xlink:show="embed" xlink:actuate="onLoad" draw:mime-type="image/jpeg"/>
</draw:frame>
 Разом ізпартнерами Україна має відновити свої територіальну цілісність і суверенітет,адже це необхідно для майбутнього миру на континенті та у світі.</text:p>
      <text:p text:style-name="P4">
Про це йдеться у гостьовій статті міністра закордонних справ України ДмитраКулеби для німецького видання <text:a xlink:type="simple" xlink:href="https://www.welt.de/debatte/kommentare/article244947038/Dmytro-Kuleba-Russland-hat-auch-Europa-den-Frieden-gestohlen.html" text:style-name="Internet_20_link" text:visited-style-name="Visited_20_Internet_20_Link">
</text:a>
 , передає Укрінформ.</text:p>
      <text:p text:style-name="P4">
«Територіальну цілісність України необхідно відновити, компроміс із москвоюмав би фатальні наслідки для майбутнього світового порядку», - впевненийКулеба.</text:p>
      <text:p text:style-name="P4">
Він звертає увагу на те, що на тлі послаблення наступу росії на сході Українита очікуваного українського наступу голоси з усього світу закликають до мирнихпереговорів між рф та Україною, до негайного припинення вогню. Ці голосиігнорують той факт, що росія не продемонструвала реального інтересу додобросовісних переговорів чи припинення бойових дій, зауважив міністр. Вінупевнений, що слова москви нічого не вартують і вона все одно продовжитьатакувати Україну, щоб убити більше людей і захопити більше територій.</text:p>
      <text:p text:style-name="P4">
«Жодна країна світу так не прагне миру, як Україна. Але ми також знаємо, щосправжній мир має бути справедливим і міцним. Бачення України шляху до такогомиру є реалістичним і конкретним», - підкреслив глава МЗС. Він нагадав проформулу миру Президента Володимира Зеленського та закликав усі націїпідтримати її.</text:p>
      <text:p text:style-name="P4">
<text:span text:style-name="T4">
Читайте також:</text:span>
 <text:a xlink:type="simple" xlink:href="https://www.ukrinform.ua/rubric-polytics/3699079-u-mzs-zaavili-ukraina-ne-vstupatime-v-nato-castinami.html" text:style-name="Internet_20_link" text:visited-style-name="Visited_20_Internet_20_Link">
 </text:a>
</text:p>
      <text:p text:style-name="P4">
Київ ретельно вивчає усі пропозиції та вітає будь-які ініціативи, якіповажають територіальну цілісність України, принципи Статуту ООН та відповіднірезолюції Генеральної Асамблеї, додав дипломат. Але, зауважив він, будь-якіпропозиції Україні піти на територіальні поступки будуть відхилені.</text:p>
      <text:p text:style-name="P4">
«Ми ніколи не хотіли цієї війни і не хочемо більше, ніж те, що належить намзгідно з міжнародним правом і Статутом ООН. Це реалістична і законна вимога, вякій немає нічого максималістського. Ми ніколи ні на кого не нападали і невисували територіальних претензій. Ми просто хочемо, щоб росія повернула те,що вона у нас вкрала. І я маю на увазі не лише українську територію. Такожросія вкрала мир у Європі та стабільність у світі», - написав главаукраїнського МЗС.</text:p>
      <text:p text:style-name="P4">
Як зазначив <text:a xlink:type="simple" xlink:href="https://www.ukrinform.ua/tag-kuleba" text:style-name="Internet_20_link" text:visited-style-name="Visited_20_Internet_20_Link">
 </text:a>
 , загроза одному в Європі– це загроза всім. Так, за його словами, російські ракети, випущені поУкраїні, поставили під загрозу Польщу, Румунію та Молдову. Торговельні шляхибули порушені. Екосистемі Чорного моря завдано шкоди.</text:p>
      <text:p text:style-name="P4">
Кулеба висловив глибоку вдячність усім союзникам і партнерам, включно зНімеччиною, за невтомну підтримку з лютого 2022 року. Ця допомога врятувалабагато життів і допомогла українцям вижити, підкреслив він.</text:p>
      <text:p text:style-name="P4">
<text:span text:style-name="T4">
Читайте також:</text:span>
 <text:a xlink:type="simple" xlink:href="https://www.ukrinform.ua/rubric-ato/3695547-dmitro-kuleba-nazvav-tri-negajnih-kroki-neobhidnih-dla-uspihu-ukraini-na-poli-bou.html" text:style-name="Internet_20_link" text:visited-style-name="Visited_20_Internet_20_Link">
 <text:span text:style-name="T4">
Дмитро</text:span>
 <text:span text:style-name="T4">
Кулеба</text:span>
 </text:a>
</text:p>
      <text:p text:style-name="P4">
«Майбутнє євроатлантичної безпеки вирішуватиметься на полі бою в Україні. Якщоми зробимо помилку зараз і вирішимо винагородити путіна за його агресію в тійчи іншій формі, а не перемогти його, як урок для всіх інших потенційнихагресорів, майбутнє України, Європи та світу опиниться під загрозою», -написав Кулеба.</text:p>
      <text:p text:style-name="P4">
Він підкреслив, що справжній мир означає відновлення міжнародно визнанихкордонів України. Справжній мир означає безпечну батьківщину длякримськотатарського народу в українському Криму. Справжній мир означаєзернові, а не військові кораблі у Чорному морі. Справжній мир означає світ,об’єднаний під верховенством міжнародного права.</text:p>
      <text:p text:style-name="P4">
Як повідомлялося, міністр закордонних справ Дмитро Кулеба заявив, що <text:a xlink:type="simple" xlink:href="https://www.ukrinform.ua/rubric-polytics/3696067-ukraina-ne-prijme-surogatnih-risen-vilnuskogo-samitu-sodo-svogo-vstupu-do-nato-kuleba.html" text:style-name="Internet_20_link" text:visited-style-name="Visited_20_Internet_20_Link">
</text:a>
</text:p>
      <text:p text:style-name="P4">
Source: <text:a xlink:type="simple" xlink:href="https://www.ukrinform.ua/rubric-polytics/3699636-kompromis-iz-putinim-stane-fatalnou-pomilkou-dmitro-kuleba.html" text:style-name="Internet_20_link" text:visited-style-name="Visited_20_Internet_20_Link">
https://www.ukrinform.ua/rubric-polytics/3699636-kompromis-iz-putinim-stane-fatalnou-pomilkou-dmitro-kuleba.html</text:a>
</text:p>
      <!--NEWS-->
      <text:h text:style-name="P10" text:outline-level="1">
<text:span text:style-name="T4">
У Дубенському замку запрацювала дитяча точка «Спільно» від ЮНІСЕФ</text:span>
</text:h>
      <text:p text:style-name="P4">
Authors: Ukrinform (Person)</text:p>
      <text:p text:style-name="P4">
Publisher: Укринформ (Organization)</text:p>
      <text:p text:style-name="P4">
Published Time: 2023-04-23T17:29:00+03:00</text:p>
      <text:p text:style-name="P4">
Modified Time: 2023-04-23T17:29:00+03:00</text:p>
      <text:p text:style-name="P4">
Description: У Дубенському замку на Рівненщині запрацювала дитяча точка «Спільно» від ЮНІСЕФ. — Укрінформ.</text:p>
      <text:p text:style-name="P4">
Images: ["<text:a xlink:type="simple" xlink:href="https://static.ukrinform.com/photos/2023_04/thumb_files/630_360_1682260136-623.jpg" text:style-name="Internet_20_link" text:visited-style-name="Visited_20_Internet_20_Link">
630_360_16822...</text:a>
"]</text:p>
      <text:p text:style-name="P4">
Tags: ['Рівненщина', 'ЮНІСЕФ', 'Віталій Коваль']</text:p>
      <text:p text:style-name="P4">
Type: Article</text:p>
      <!--METADATA-->
      <text:p text:style-name="P4">
<draw:frame draw:style-name="fr1" draw:name="Image194" text:anchor-type="as-char" svg:width="6.9236in" svg:height="3.956343in" draw:z-index="0">
<draw:image xlink:href="../Images/yкринформ/2023-04-23T17-29-00-03-00/630_360_1682260136-623.jpg" xlink:type="simple" xlink:show="embed" xlink:actuate="onLoad" draw:mime-type="image/jpeg"/>
</draw:frame>
 УДубенському замку на Рівненщині запрацювала дитяча точка «Спільно» від ЮНІСЕФ.</text:p>
      <text:p text:style-name="P4">
Про це в <text:a xlink:type="simple" xlink:href="https://t.me/vitalykoval8/11163" text:style-name="Internet_20_link" text:visited-style-name="Visited_20_Internet_20_Link">
 </text:a>
 повідомив начальник РівненськоїОВА Віталій Коваль, передає Укрінформ.</text:p>
      <text:p text:style-name="P4">
«Двері Дубенського замку відкриті для найменших відвідувачів. Тут облаштувалидитячу точку «Спільно» – єдину ігрову кімнату ЮНІСЕФ серед замків світу. Цебезпечний і затишний простір для дітей, де працюють професійні педагоги,аніматори та психологи, які проводять творчі заняття для діток, грають із нимив розвиваючі ігри», - написав Коваль.</text:p>
      <text:p text:style-name="P4">
Начальник ОВА додав, що такі кімнати допомагають соціалізації дітей ташвидшому подоланню психологічних наслідків війни. Усе дитяче дозвілля тамайстер-класи у локації «Спільно» в замку безкоштовні.</text:p>
      <text:p text:style-name="P4">
<text:span text:style-name="T4">
Читайте також:</text:span>
 <text:a xlink:type="simple" xlink:href="https://www.ukrinform.ua/rubric-kyiv/3694568-u-kiivskomu-metro-zapracuvala-ditaca-lokacia-vid-unisef.html" text:style-name="Internet_20_link" text:visited-style-name="Visited_20_Internet_20_Link">
 <text:span text:style-name="T4">
ЮНІСЕФ</text:span>
 </text:a>
</text:p>
      <text:p text:style-name="P4">
Це вже друга така кімната в області. Першу відкрили у Рівному два місяці томув Інституті післядипломної педагогічної освіти.</text:p>
      <text:p text:style-name="P4">
Як повідомлялося, з березня 2022 до березня 2023 року понад 150 точок«Спільно» у 20 областях прийняли понад 775 000 відвідувачів, із них 480 000діти. Дитячі точки «Спільно» надають підтримку та послуги дітям, підліткам таїхнім опікунам, у тому числі тим, які проживають на територіях, де нещодавновелися бойові дії.</text:p>
      <text:p text:style-name="P4">
Source: <text:a xlink:type="simple" xlink:href="https://www.ukrinform.ua/rubric-regions/3699641-u-dubenskomu-zamku-zapracuvala-ditaca-tocka-spilno-vid-unisef.html" text:style-name="Internet_20_link" text:visited-style-name="Visited_20_Internet_20_Link">
https://www.ukrinform.ua/rubric-regions/3699641-u-dubenskomu-zamku-zapracuvala-ditaca-tocka-spilno-vid-unisef.html</text:a>
</text:p>
      <!--NEWS-->
      <text:h text:style-name="P10" text:outline-level="1">
<text:span text:style-name="T4">
війська рф обстріляли кладовище на Херсонщині</text:span>
</text:h>
      <text:p text:style-name="P4">
Authors: Ukrinform (Person)</text:p>
      <text:p text:style-name="P4">
Publisher: Укринформ (Organization)</text:p>
      <text:p text:style-name="P4">
Published Time: 2023-04-23T17:35:00+03:00</text:p>
      <text:p text:style-name="P4">
Modified Time: 2023-04-23T17:35:00+03:00</text:p>
      <text:p text:style-name="P4">
Description: російські війська обстріляли кладовище в селі Гаврилівка на Херсонщині.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Херсонщина', 'Обстріл', 'Кладовище', 'Війна з росією']</text:p>
      <text:p text:style-name="P4">
Type: Article</text:p>
      <!--METADATA-->
      <text:p text:style-name="P4">
<draw:frame draw:style-name="fr1" draw:name="Image195" text:anchor-type="as-char" svg:width="6.9236in" svg:height="3.956343in" draw:z-index="0">
<draw:image xlink:href="../Images/yкринформ/2023-04-23T17-35-00-03-00/630_360_1677781968-366.jpg" xlink:type="simple" xlink:show="embed" xlink:actuate="onLoad" draw:mime-type="image/jpeg"/>
</draw:frame>
 російськівійська обстріляли кладовище в селі Гаврилівка на Херсонщині.</text:p>
      <text:p text:style-name="P4">
Про це у <text:a xlink:type="simple" xlink:href="https://t.me/khersonskaODA/5340" text:style-name="Internet_20_link" text:visited-style-name="Visited_20_Internet_20_Link">
 </text:a>
 повідомила Херсонська ОВА,передає Укрінформ.</text:p>
      <text:p text:style-name="P4">
«У Бериславському районі у Провідну неділю російська артилерія атакувалакладовище. Подія сталася у селі Гаврилівка Новоолександрівської громади», -йдеться у дописі.</text:p>
      <text:p text:style-name="P4">
Зазначається, що внаслідок <text:a xlink:type="simple" xlink:href="https://www.ukrinform.ua/tag-obstril" text:style-name="Internet_20_link" text:visited-style-name="Visited_20_Internet_20_Link">
 </text:a>
 ніхто непостраждав.</text:p>
      <text:p text:style-name="P4">
<text:span text:style-name="T4">
Читайте також:</text:span>
 <text:a xlink:type="simple" xlink:href="https://www.ukrinform.ua/rubric-regions/3699509-na-zaporizzi-vnaslidok-artilerijskogo-obstrilu-poranenij-colovik.html" text:style-name="Internet_20_link" text:visited-style-name="Visited_20_Internet_20_Link">
 <text:span text:style-name="T4">
обстріл</text:span>
 </text:a>
</text:p>
      <text:p text:style-name="P4">
Як повідомляв Укрінформ, російські військові обстріляли село Кізомис наХерсонщині, внаслідок чого дві жінки отримали поранення.</text:p>
      <text:p text:style-name="P4">
Source: <text:a xlink:type="simple" xlink:href="https://www.ukrinform.ua/rubric-ato/3699619-vijska-rf-obstrilali-kladovise-na-hersonsini.html" text:style-name="Internet_20_link" text:visited-style-name="Visited_20_Internet_20_Link">
https://www.ukrinform.ua/rubric-ato/3699619-vijska-rf-obstrilali-kladovise-na-hersonsini.html</text:a>
</text:p>
      <!--NEWS-->
      <text:h text:style-name="P10" text:outline-level="1">
<text:span text:style-name="T4">
Постол: Мені пропонували бій проти білоруса, але я одразу відмовився</text:span>
</text:h>
      <text:p text:style-name="P4">
Authors: Ukrinform (Person)</text:p>
      <text:p text:style-name="P4">
Publisher: Укринформ (Organization)</text:p>
      <text:p text:style-name="P4">
Published Time: 2023-04-23T17:49:08+03:00</text:p>
      <text:p text:style-name="P4">
Modified Time: 2023-04-23T17:49:08+03:00</text:p>
      <text:p text:style-name="P4">
Description: Український боксер Віктор Постол розповів, коли він вийде в ринг і хто стане його потенційним супротивником. — Укрінформ.</text:p>
      <text:p text:style-name="P4">
Images: ["<text:a xlink:type="simple" xlink:href="https://static.ukrinform.com/photos/2023_04/thumb_files/630_360_1682261275-295.jpg" text:style-name="Internet_20_link" text:visited-style-name="Visited_20_Internet_20_Link">
630_360_16822...</text:a>
"]</text:p>
      <text:p text:style-name="P4">
Tags: ['Бокс']</text:p>
      <text:p text:style-name="P4">
Type: Article</text:p>
      <!--METADATA-->
      <text:p text:style-name="P4">
<draw:frame draw:style-name="fr1" draw:name="Image196" text:anchor-type="as-char" svg:width="6.9236in" svg:height="3.956343in" draw:z-index="0">
<draw:image xlink:href="../Images/yкринформ/2023-04-23T17-49-08-03-00/630_360_1682261275-295.jpg" xlink:type="simple" xlink:show="embed" xlink:actuate="onLoad" draw:mime-type="image/jpeg"/>
</draw:frame>
Український боксер Віктор Постол розповів, коли він вийде в ринг і хто станейого потенційним супротивником.</text:p>
      <text:p text:style-name="P4">
Він сказав про це ексклюзивно в коментарі кореспонденту Укрінформу.</text:p>
      <text:p text:style-name="P4">
«Я підтримую спортивну форму і чекаю поєдинку. Сподіваюся, що він буде в цьомуроці. Можливо, це буде рейтинговий бій. Думаю, що це станеться наприкінціліта», - сказав боксер.</text:p>
      <text:p text:style-name="P4">
Постол також підкреслив, що принципово не боксуватиме з представниками росії йбілорусі.</text:p>
      <text:p text:style-name="P4">
«Боксувати хотів би проти американця. Мені пропонували бій проти білоруса, алея одразу відмовився. Ми не будемо боксувати із росіянами й білорусами. Хочувідбоксувати в США з топовим боксером», - зауважив він.</text:p>
      <text:p text:style-name="P4">
<text:span text:style-name="T4">
Читайте також:</text:span>
 <text:a xlink:type="simple" xlink:href="https://www.ukrinform.ua/rubric-sports/3698834-oleksandr-gvozdik-pidtverdiv-datu-bokserskogo-bou-z-bolotnikom.html" text:style-name="Internet_20_link" text:visited-style-name="Visited_20_Internet_20_Link">
 <text:span text:style-name="T4">
бокс</text:span>
 </text:a>
</text:p>
      <text:p text:style-name="P4">
Як повідомлялося, 22 квітня у Києві відбувся перший від початкуповномасштабного вторгення росії в Україну вечір боксу. У головному поєдинкуівенту Назрі Рагімов у 6-раундовому поєдинку за очками переміг АтумаНоторіуса.</text:p>
      <text:p text:style-name="P4">
Фото: facebook.com</text:p>
      <text:p text:style-name="P4">
Source: <text:a xlink:type="simple" xlink:href="https://www.ukrinform.ua/rubric-sports/3699647-postol-meni-proponuvali-bij-proti-bilorusa-ale-a-odrazu-vidmovivsa.html" text:style-name="Internet_20_link" text:visited-style-name="Visited_20_Internet_20_Link">
https://www.ukrinform.ua/rubric-sports/3699647-postol-meni-proponuvali-bij-proti-bilorusa-ale-a-odrazu-vidmovivsa.html</text:a>
</text:p>
      <!--NEWS-->
      <text:h text:style-name="P10" text:outline-level="1">
<text:span text:style-name="T4">
Міністри праці країн G7 закликають інвестувати в людей</text:span>
</text:h>
      <text:p text:style-name="P4">
Authors: Ukrinform (Person)</text:p>
      <text:p text:style-name="P4">
Publisher: Укринформ (Organization)</text:p>
      <text:p text:style-name="P4">
Published Time: 2023-04-23T17:50:00+03:00</text:p>
      <text:p text:style-name="P4">
Modified Time: 2023-04-23T17:50:00+03:00</text:p>
      <text:p text:style-name="P4">
Description: Міністри праці семи країн світу з найбільш розвиненими економіками (G7) виступили зі спільною заявою, закликавши уряди більше інвестувати в людей і, зокрема, перекваліфікацію своїх громадян.  — Укрінформ.</text:p>
      <text:p text:style-name="P4">
Images: ["<text:a xlink:type="simple" xlink:href="https://static.ukrinform.com/photos/2019_08/thumb_files/630_360_1566581453-801.jpg" text:style-name="Internet_20_link" text:visited-style-name="Visited_20_Internet_20_Link">
630_360_15665...</text:a>
"]</text:p>
      <text:p text:style-name="P4">
Tags: ['Інвестиції', 'Працівники', 'Велика сімка']</text:p>
      <text:p text:style-name="P4">
Type: Article</text:p>
      <!--METADATA-->
      <text:p text:style-name="P4">
<draw:frame draw:style-name="fr1" draw:name="Image197" text:anchor-type="as-char" svg:width="6.9236in" svg:height="3.956343in" draw:z-index="0">
<draw:image xlink:href="../Images/yкринформ/2023-04-23T17-50-00-03-00/630_360_1566581453-801.jpg" xlink:type="simple" xlink:show="embed" xlink:actuate="onLoad" draw:mime-type="image/jpeg"/>
</draw:frame>
 Міністрипраці семи країн світу з найбільш розвиненими економіками (G7) виступили зіспільною заявою, закликавши уряди більше інвестувати в людей і, зокрема,перекваліфікацію своїх громадян.</text:p>
      <text:p text:style-name="P4">
Про це йдеться в заяві за підсумками дводенної зустрічі міністрів в японськомумісті Курашікі, оприлюдненій міністром праці Японії Като Кацунобу, передаєУкрінформ із посиланням на  <text:a xlink:type="simple" xlink:href="https://www3.nhk.or.jp/nhkworld/en/news/20230423_12/" text:style-name="Internet_20_link" text:visited-style-name="Visited_20_Internet_20_Link">
</text:a>
 .</text:p>
      <text:p text:style-name="P4">
«Враховуючи зміни на ринку праці, спричинені цифровізацією і переходом довуглецевої нейтральності, уряди повинні активно підтримувати перекваліфікацію,яка є основою інвестування в людей», - йдеться у заяві.</text:p>
      <text:p text:style-name="P4">
У ній додається, що люди похилого віку, люди з обмеженими можливостями тапрацівники малих і середніх компаній не повинні залишитися осторонь.</text:p>
      <text:p text:style-name="P4">
<text:span text:style-name="T4">
Читайте також:</text:span>
 <text:a xlink:type="simple" xlink:href="https://www.ukrinform.ua/rubric-economy/3699541-stribok-cin-na-zerno-ta-palivo-ministri-g7-sturbovani-vplivom-vijni-na-prodovolcu-bezpeku.html" text:style-name="Internet_20_link" text:visited-style-name="Visited_20_Internet_20_Link">
 <text:span text:style-name="T4">
Стрибок</text:span>
 <text:span text:style-name="T4">
цін</text:span>
 <text:span text:style-name="T4">
зерно</text:span>
 <text:span text:style-name="T4">
паливо</text:span>
 <text:span text:style-name="T4">
міністри</text:span>
<text:span text:style-name="T4">
стурбовані</text:span>
 <text:span text:style-name="T4">
впливом</text:span>
 <text:span text:style-name="T4">
війни</text:span>
 <text:span text:style-name="T4">
продовольчу</text:span>
 <text:span text:style-name="T4">
безпеку</text:span>
</text:a>
</text:p>
      <text:p text:style-name="P4">
У заяві також міститься заклик до країн G7 скоротити диспропорції в оплатіпраці та забезпечити належний рівень <text:a xlink:type="simple" xlink:href="https://www.ukrinform.ua/tag-zarplata" text:style-name="Internet_20_link" text:visited-style-name="Visited_20_Internet_20_Link">
 </text:a>
 «для підвищення морального стану працівників і їхньої задоволеностіроботою».</text:p>
      <text:p text:style-name="P4">
За словами японського міністра, хоча культури в різних державах відрізняються,у нього склалося враження, що «інвестиції в людей розглядаються як проблема,яку потрібно вирішувати негайно».</text:p>
      <text:p text:style-name="P4">
Як повідомляв Укрінформ, країни G7 закликали до продовження, повноїімплементації та розширення критично важливої  <text:a xlink:type="simple" xlink:href="https://www.ukrinform.ua/rubric-economy/3699462-kraini-g7-zaklikali-prodovziti-ta-rozsiriti-zernovu-ugodu.html" text:style-name="Internet_20_link" text:visited-style-name="Visited_20_Internet_20_Link">
</text:a>
 .</text:p>
      <text:p text:style-name="P4">
Source: <text:a xlink:type="simple" xlink:href="https://www.ukrinform.ua/rubric-economy/3699648-ministri-praci-krain-g7-zaklikaut-investuvati-v-ludej.html" text:style-name="Internet_20_link" text:visited-style-name="Visited_20_Internet_20_Link">
https://www.ukrinform.ua/rubric-economy/3699648-ministri-praci-krain-g7-zaklikaut-investuvati-v-ludej.html</text:a>
</text:p>
      <!--NEWS-->
      <text:h text:style-name="P10" text:outline-level="1">
<text:span text:style-name="T4">
Ворожі літаки рухаються у бік півдня, можуть застосувати керовані авіабомби - Ігнат</text:span>
</text:h>
      <text:p text:style-name="P4">
Authors: Ukrinform (Person)</text:p>
      <text:p text:style-name="P4">
Publisher: Укринформ (Organization)</text:p>
      <text:p text:style-name="P4">
Published Time: 2023-04-23T18:00:00+03:00</text:p>
      <text:p text:style-name="P4">
Modified Time: 2023-04-23T18:00:00+03:00</text:p>
      <text:p text:style-name="P4">
Description: Група ворожих літаків рухається у бік південних регіонів України, тому можливе знову застосування росією керованих авіабомб.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Літак', 'Бомба', 'Війна з росією', 'Єдині новини']</text:p>
      <text:p text:style-name="P4">
Type: Article</text:p>
      <!--METADATA-->
      <text:p text:style-name="P4">
<draw:frame draw:style-name="fr1" draw:name="Image198" text:anchor-type="as-char" svg:width="6.9236in" svg:height="3.956343in" draw:z-index="0">
<draw:image xlink:href="../Images/yкринформ/2023-04-23T18-00-00-03-00/630_360_1681053650-211.jpg" xlink:type="simple" xlink:show="embed" xlink:actuate="onLoad" draw:mime-type="image/jpeg"/>
</draw:frame>
 Групаворожих літаків рухається у бік південних регіонів України, тому можливе зновузастосування росією керованих авіабомб.</text:p>
      <text:p text:style-name="P4">
Про це в ефірі загальнонаціонального телемарафону «Єдині новини» сказав речниккомандування Повітряних сил ЗСУ Юрій Ігнат, передає Укрінформ.</text:p>
      <text:p text:style-name="P4">
«Це не є якийсь новий винахід. Це те, що вдається застосовувати у зв’язку ізтим, що немає у них достатньо ракетного озброєння, потужного озброєння. Саметому ці бомби вони почали модернізувати та застосовувати, не входячи в зонуураження нашої <text:a xlink:type="simple" xlink:href="https://www.ukrinform.ua/tag-ppo" text:style-name="Internet_20_link" text:visited-style-name="Visited_20_Internet_20_Link">
 </text:a>
 . Як то кажуть, безкарноатакувати зони у радіусі до 70 км. Це, зрештою, відбувається і саме зараз,коли ми із вами говоримо. Група літаків на південному напрямку рухається у бікпівденних регіонів, тому можуть бути теж такі застосування. На жаль, цейвиклик зараз серйозний, тому що бомба у 500 кг», - сказав Ігнат.</text:p>
      <text:p text:style-name="P4">
<text:span text:style-name="T4">
Читайте також:</text:span>
 <text:a xlink:type="simple" xlink:href="https://www.ukrinform.ua/rubric-ato/3699295-sistemi-patriot-dozvolat-trimati-rosijski-litaki-podali-vid-kordonu-ukraini-ignat.html" text:style-name="Internet_20_link" text:visited-style-name="Visited_20_Internet_20_Link">
 </text:a>
</text:p>
      <text:p text:style-name="P4">
Він зазначив, що росія почала активно використовувати тактику скидання по всійтериторії розмежування керованих авіабомб з літаків Су-35 і Су-34. «Противникб'є по наших містах, по прифронтовій зоні, дістати його важкувато, але будемопосилюватися, отримуючи нові стреми для того, щоб протидіяти», - додав речниккомандування Повітряних сил ЗСУ.</text:p>
      <text:p text:style-name="P4">
Як повідомляв Укрінформ, внаслідок обстрілів росіянами Білозерської таСтаніславської громад Херсонщини травми різного ступеня отримали щонайменшетроє мирних жителів.</text:p>
      <text:p text:style-name="P4">
Source: <text:a xlink:type="simple" xlink:href="https://www.ukrinform.ua/rubric-ato/3699654-vorozi-litaki-ruhautsa-u-bik-pivdna-mozut-zastosuvati-kerovani-aviabombi-ignat.html" text:style-name="Internet_20_link" text:visited-style-name="Visited_20_Internet_20_Link">
https://www.ukrinform.ua/rubric-ato/3699654-vorozi-litaki-ruhautsa-u-bik-pivdna-mozut-zastosuvati-kerovani-aviabombi-ignat.html</text:a>
</text:p>
      <!--NEWS-->
      <text:h text:style-name="P10" text:outline-level="1">
<text:span text:style-name="T4">
Японія розгорнула на Окінаві перехоплювачі балістичних ракет</text:span>
</text:h>
      <text:p text:style-name="P4">
Authors: Ukrinform (Person)</text:p>
      <text:p text:style-name="P4">
Publisher: Укринформ (Organization)</text:p>
      <text:p text:style-name="P4">
Published Time: 2023-04-23T18:19:13+03:00</text:p>
      <text:p text:style-name="P4">
Modified Time: 2023-04-23T18:19:13+03:00</text:p>
      <text:p text:style-name="P4">
Description: Сили самооборони Японії розгорнули на найзахіднішому острові в префектурі Окінава ракети-перехоплювачі PAC3 в очікуванні оголошеного Північною Кореєю запуску її першого розвідувального супутника, що відбуватиметься з використанням технології балістичних ракет. — Укрінформ.</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КНДР', 'Ракетні випробування КНДР']</text:p>
      <text:p text:style-name="P4">
Type: Article</text:p>
      <!--METADATA-->
      <text:p text:style-name="P4">
<draw:frame draw:style-name="fr1" draw:name="Image199" text:anchor-type="as-char" svg:width="6.9236in" svg:height="3.956343in" draw:z-index="0">
<draw:image xlink:href="../Images/yкринформ/2023-04-23T18-19-13-03-00/630_360_1664258482-721.jpg" xlink:type="simple" xlink:show="embed" xlink:actuate="onLoad" draw:mime-type="image/jpeg"/>
</draw:frame>
 Силисамооборони Японії розгорнули на найзахіднішому острові в префектурі Окінаваракети-перехоплювачі PAC3 в очікуванні оголошеного Північною Кореєю запуску їїпершого розвідувального супутника, що відбуватиметься з використаннямтехнології балістичних ракет.</text:p>
      <text:p text:style-name="P4">
Як передає Укрінформ із посиланням на <text:a xlink:type="simple" xlink:href="https://www3.nhk.or.jp/nhkworld/en/news/20230423_19/" text:style-name="Internet_20_link" text:visited-style-name="Visited_20_Internet_20_Link">
</text:a>
 , транспортний літакдоставив ракетну установку до вказаного району в неділю вранці.</text:p>
      <text:p text:style-name="P4">
Розгортання елементів протиракетної оборони (ПРО) відбувається за наказомміністра оборони Ясуказу Хамада з метою підготовки до можливого знищеннябалістичних ракет або інших запущених Північною Кореєю об’єктів, які можутьприземлитись на території Японії.</text:p>
      <text:p text:style-name="P4">
<text:span text:style-name="T4">
Читайте також:</text:span>
 <text:a xlink:type="simple" xlink:href="https://www.ukrinform.ua/rubric-world/3699314-bajden-onovit-garantii-bezpeki-dla-korei-vid-adernih-provokacij-z-boku-kndr-kitau-ta-rosii-reuters.html" text:style-name="Internet_20_link" text:visited-style-name="Visited_20_Internet_20_Link">
 <text:span text:style-name="T4">
КНДР</text:span>
 </text:a>
</text:p>
      <text:p text:style-name="P4">
Морські сили також виводять на бойове чергування есмінці, оснащеніамериканськими системами «Іджіс» із новітніми засобами виявлення іперехоплення ракет.</text:p>
      <text:p text:style-name="P4">
Хоча Північна Корея не розкрила дати запуску чи будь-яких інших подробицьстосовно виведення свого супутника на навколоземну орбіту, Японія проводитьзавчасну підготовку своєї ПРО, оскільки під час попередніх пусків у 2012 і2016 роках північнокорейські ракети пролетіли над територією префектуриОкінава, створюючи загрози жителям у разі падіння.</text:p>
      <text:p text:style-name="P4">
<text:span text:style-name="T4">
Читайте також:</text:span>
 <text:a xlink:type="simple" xlink:href="https://www.ukrinform.ua/rubric-world/3698628-phenan-zaviv-pro-ostatocnij-i-nezvorotnij-status-kndr-ak-svitovoi-adernoi-derzavi.html" text:style-name="Internet_20_link" text:visited-style-name="Visited_20_Internet_20_Link">
 <text:span text:style-name="T4">
КНДР</text:span>
 </text:a>
</text:p>
      <text:p text:style-name="P4">
Як повідомляв Укрінформ, лідер Північної Кореї Кім Чен Ин наказав Агентствукосмічного розвитку країни <text:a xlink:type="simple" xlink:href="https://www.ukrinform.ua/rubric-technology/3697697-kim-cen-in-nakazav-pidgotuvati-zapusk-u-kosmos-persogo-suputnikaspiguna-kndr.html" text:style-name="Internet_20_link" text:visited-style-name="Visited_20_Internet_20_Link">
 </text:a>
 .</text:p>
      <text:p text:style-name="P4">
Фото: Getty Images</text:p>
      <text:p text:style-name="P4">
Source: <text:a xlink:type="simple" xlink:href="https://www.ukrinform.ua/rubric-world/3699657-aponia-rozgornula-na-okinavi-perehopluvaci-balisticnih-raket.html" text:style-name="Internet_20_link" text:visited-style-name="Visited_20_Internet_20_Link">
https://www.ukrinform.ua/rubric-world/3699657-aponia-rozgornula-na-okinavi-perehopluvaci-balisticnih-raket.html</text:a>
</text:p>
      <!--NEWS-->
      <text:h text:style-name="P10" text:outline-level="1">
<text:span text:style-name="T4">
Загарбники скинули снаряди на Нікополь, троє поранених</text:span>
</text:h>
      <text:p text:style-name="P4">
Authors: Ukrinform (Person)</text:p>
      <text:p text:style-name="P4">
Publisher: Укринформ (Organization)</text:p>
      <text:p text:style-name="P4">
Published Time: 2023-04-23T18:29:00+03:00</text:p>
      <text:p text:style-name="P4">
Modified Time: 2023-04-23T18:29:00+03:00</text:p>
      <text:p text:style-name="P4">
Description: російські війська скинули на Нікополь небезпечні снаряди, внаслідок чого три людини отримали поранення. — Укрінформ.</text:p>
      <text:p text:style-name="P4">
Images: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Tags: ['Нікополь', 'Обстріл', 'Поранені', 'Війна з росією']</text:p>
      <text:p text:style-name="P4">
Type: Article</text:p>
      <!--METADATA-->
      <text:p text:style-name="P4">
<draw:frame draw:style-name="fr1" draw:name="Image200" text:anchor-type="as-char" svg:width="6.9236in" svg:height="3.956343in" draw:z-index="0">
<draw:image xlink:href="../Images/yкринформ/2023-04-23T18-29-00-03-00/630_360_1682263490-975.jpg" xlink:type="simple" xlink:show="embed" xlink:actuate="onLoad" draw:mime-type="image/jpeg"/>
</draw:frame>
 російськівійська скинули на Нікополь небезпечні снаряди, внаслідок чого три людиниотримали поранення.</text:p>
      <text:p text:style-name="P4">
Про це у <text:a xlink:type="simple" xlink:href="https://t.me/dnipropetrovskaODA/4232" text:style-name="Internet_20_link" text:visited-style-name="Visited_20_Internet_20_Link">
 </text:a>
 повідомив головаДніпропетровської ОВА Сергій Лисак, передає Укрінформ.</text:p>
      <text:p text:style-name="P4">
"У Нікополі троє постраждалих серед місцевих! Це черговий доказ того, що маємосправу з терористами. Вони вкотре атакували місто з безпілотників. Скидалинебезпечні снаряди. Пролунало щонайменше чотири <text:a xlink:type="simple" xlink:href="https://www.ukrinform.ua/tag-vibuh" text:style-name="Internet_20_link" text:visited-style-name="Visited_20_Internet_20_Link">
</text:a>
 ", - йдеться у дописі.</text:p>
      <text:p text:style-name="P4">
<draw:frame draw:style-name="fr1" draw:name="Image201" text:anchor-type="as-char" svg:width="6.9236in" svg:height="6.9236in" draw:z-index="0">
<draw:image xlink:href="../Images/yкринформ/2023-04-23T18-29-00-03-00/1682263490-975.jpg" xlink:type="simple" xlink:show="embed" xlink:actuate="onLoad" draw:mime-type="image/jpeg"/>
</draw:frame>
<draw:frame draw:style-name="fr1" draw:name="Image202" text:anchor-type="as-char" svg:width="6.9236in" svg:height="6.9236in" draw:z-index="0">
<draw:image xlink:href="../Images/yкринформ/2023-04-23T18-29-00-03-00/1682263469-198.jpg" xlink:type="simple" xlink:show="embed" xlink:actuate="onLoad" draw:mime-type="image/jpeg"/>
</draw:frame>
</text:p>
      <text:p text:style-name="P4">
Один чоловік 33 років отримав осколкові поранення. Ще двоє – з мінно-вибуховими травмами та контузіями.</text:p>
      <text:p text:style-name="P4">
<text:span text:style-name="T4">
Читайте також:</text:span>
 <text:a xlink:type="simple" xlink:href="https://www.ukrinform.ua/rubric-ato/3699621-rosijski-vijska-obstrilali-selo-na-hersonsini-dvoe-poranenih.html" text:style-name="Internet_20_link" text:visited-style-name="Visited_20_Internet_20_Link">
 <text:span text:style-name="T4">
масовано</text:span>
 </text:a>
</text:p>
      <text:p text:style-name="P4">
Як згодом повідомив у <text:a xlink:type="simple" xlink:href="https://t.me/mykola_lukashuk/4212" text:style-name="Internet_20_link" text:visited-style-name="Visited_20_Internet_20_Link">
 </text:a>
 головаДніпропетровської обласної ради Микола Лукашук, удень в Нікополі булозафіксовано 5 атак, є поранені та руйнування.</text:p>
      <text:p text:style-name="P4">
<draw:frame draw:style-name="fr1" draw:name="Image203" text:anchor-type="as-char" svg:width="6.9236in" svg:height="6.9236in" draw:z-index="0">
<draw:image xlink:href="../Images/yкринформ/2023-04-23T18-29-00-03-00/1682270350-932.jpg" xlink:type="simple" xlink:show="embed" xlink:actuate="onLoad" draw:mime-type="image/jpeg"/>
</draw:frame>
</text:p>
      <text:p text:style-name="P4">
"Внаслідок обстрілу було поранено трьох людей, двох 1990 р.н. та одного 1992р.н. Вони отримали необхідну медичну допомогу. Один із поранених бувгоспіталізований, інші проходять амбулаторне лікування. Пошкоджено комунальнийзаклад, два житлових будинки, дві господарські споруди, автомобіль та лініяелектропередачі", - йдеться у дописі.</text:p>
      <text:p text:style-name="P4">
Раніше повідомлялося, що пізно ввечері ворог скинув з безпілотника вибуховийснаряд на територію Марганецької громади Дніпропетровщини.</text:p>
      <text:p text:style-name="P4">
<text:span text:style-name="T5">
Фото: Телеграм Сергій Лисак / Дніпропетровська ОДА (ОВА)</text:span>
</text:p>
      <text:p text:style-name="P4">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Обіцяні партнерами системи ППО вже у дорозі до своїх майбутніх позицій - Повітряні сили</text:span>
</text:h>
      <text:p text:style-name="P4">
Authors: Ukrinform (Person)</text:p>
      <text:p text:style-name="P4">
Publisher: Укринформ (Organization)</text:p>
      <text:p text:style-name="P4">
Published Time: 2023-04-23T18:42:00+03:00</text:p>
      <text:p text:style-name="P4">
Modified Time: 2023-04-23T18:42:00+03:00</text:p>
      <text:p text:style-name="P4">
Description: Передана західними партнерами система протиповітряної оборони Patriot уже заступила на бойове чергування в Україні та захищає наше небо від ворожих ракет, в тому числі балістичних та авіації, інші системи ППО – ще у дорозі. — Укрінформ.</text:p>
      <text:p text:style-name="P4">
Images: ["<text:a xlink:type="simple" xlink:href="https://static.ukrinform.com/photos/2022_06/thumb_files/630_360_1655213739-313.jpg" text:style-name="Internet_20_link" text:visited-style-name="Visited_20_Internet_20_Link">
630_360_16552...</text:a>
"]</text:p>
      <text:p text:style-name="P4">
Tags: ['Повітряні сили ЗСУ', 'Patriot ', 'ППО', 'Єдині новини']</text:p>
      <text:p text:style-name="P4">
Type: Article</text:p>
      <!--METADATA-->
      <text:p text:style-name="P4">
<draw:frame draw:style-name="fr1" draw:name="Image204" text:anchor-type="as-char" svg:width="6.9236in" svg:height="3.956343in" draw:z-index="0">
<draw:image xlink:href="../Images/yкринформ/2023-04-23T18-42-00-03-00/630_360_1655213739-313.jpg" xlink:type="simple" xlink:show="embed" xlink:actuate="onLoad" draw:mime-type="image/jpeg"/>
</draw:frame>
 Переданазахідними партнерами система протиповітряної оборони Patriot уже заступила набойове чергування в Україні та захищає наше небо від ворожих ракет, в томучислі балістичних та авіації, інші системи ППО – ще у дорозі.</text:p>
      <text:p text:style-name="P4">
Про це в ефірі загальнонаціонального телемарафону «Єдині новини» сказав речниккомандування Повітряних сил ЗСУ Юрій Ігнат, передає Укрінформ.</text:p>
      <text:p text:style-name="P4">
«Один з дивізіонів вже заступив кілька днів тому, працює… Інші ті (системи ППО- ред.), що нам обіцяли, вже у дорозі до своїх майбутніх позицій.Сподіваємося, що вже будуть якісь результати й проти рашистских літаківзокрема», - сказав Ігнат</text:p>
      <text:p text:style-name="P4">
Він нагадав про те, що командувач Повітряних сил Збройних сил України МиколаОлещук вже перевірив бойові позиції ЗРК Patriot на одному з напрямків таподякував зенітникам, які завершили навчання значно раніше від запланованихтермінів.</text:p>
      <text:p text:style-name="P4">
<text:span text:style-name="T4">
Читайте також:</text:span>
 <text:a xlink:type="simple" xlink:href="https://www.ukrinform.ua/rubric-ato/3699295-sistemi-patriot-dozvolat-trimati-rosijski-litaki-podali-vid-kordonu-ukraini-ignat.html" text:style-name="Internet_20_link" text:visited-style-name="Visited_20_Internet_20_Link">
 <text:span text:style-name="T4">
Patriot</text:span>
 </text:a>
</text:p>
      <text:p text:style-name="P4">
Ігнат також вкотре зазначив, що росія використовує для атак на Україну до 40своїх, білоруських й кримських летовищ. «Війна у нас же точиться в основномуна східному напрямку та південніше, йдеться про Запорізьку, Херсонську,Миколаївську області, також були нещодавно зафіксовані удари по Чернігівськійта Сумській областях. Зрештою, це відбувається постійно. Близько 20 літаків зцих летовищ знаходяться у повітряному просторі у світлу пору доби», - додавречник.</text:p>
      <text:p text:style-name="P4">
Як повідомлялося, речник командування Повітряних сил <text:a xlink:type="simple" xlink:href="https://www.ukrinform.ua/tag-zsu" text:style-name="Internet_20_link" text:visited-style-name="Visited_20_Internet_20_Link">
</text:a>
 Юрій Ігнат раніше наголошував на тому, щоотримані від міжнародних партнерів зенітно-ракетні комплекси Patriot суттєвопосилять протиповітряну оборону України і дозволять тримати російські літакиподалі від кордону.</text:p>
      <text:p text:style-name="P4">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Хокей: збірна України поступилася Китаю в овертаймі на ЧС</text:span>
</text:h>
      <text:p text:style-name="P4">
Authors: Ukrinform (Person)</text:p>
      <text:p text:style-name="P4">
Publisher: Укринформ (Organization)</text:p>
      <text:p text:style-name="P4">
Published Time: 2023-04-23T18:51:00+03:00</text:p>
      <text:p text:style-name="P4">
Modified Time: 2023-04-23T18:51:00+03:00</text:p>
      <text:p text:style-name="P4">
Description: Збірна України програла в овертаймі Китаю на старті чемпіонату світу з хокею в Дивізіоні ІВ. — Укрінформ.</text:p>
      <text:p text:style-name="P4">
Images: ["<text:a xlink:type="simple" xlink:href="https://static.ukrinform.com/photos/2023_04/thumb_files/630_360_1682265009-246.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205" text:anchor-type="as-char" svg:width="6.9236in" svg:height="3.956343in" draw:z-index="0">
<draw:image xlink:href="../Images/yкринформ/2023-04-23T18-51-00-03-00/630_360_1682265009-246.jpg" xlink:type="simple" xlink:show="embed" xlink:actuate="onLoad" draw:mime-type="image/jpeg"/>
</draw:frame>
 ЗбірнаУкраїни програла в овертаймі Китаю на старті чемпіонату світу з хокею вДивізіоні ІВ.</text:p>
      <text:p text:style-name="P4">
Сьогодні, 23 квітня, в естонському Таллінні стартував чемпіонат світу з хокеюу Дивізіоні ІВ, передає Укрінформ.</text:p>
      <text:p text:style-name="P4">
Чоловіча збірна України програла в овертаймі Китаю - 4:5.</text:p>
      <text:p text:style-name="P4">
У складі «синьо-жовтих» відзначився Мережко, хет-трик на рахунку Ворони.</text:p>
      <text:p text:style-name="P4">
Переглянути гру можна <text:a xlink:type="simple" xlink:href="https://www.youtube.com/live/I5u3WScJ1is" text:style-name="Internet_20_link" text:visited-style-name="Visited_20_Internet_20_Link">
</text:a>
 .</text:p>
      <text:p text:style-name="P4">
24 квітня українці зіграють зі збірною Сербії.</text:p>
      <text:p text:style-name="P4">
<text:span text:style-name="T4">
Читайте також:</text:span>
 <text:a xlink:type="simple" xlink:href="https://www.ukrinform.ua/rubric-sports/3699499-nhl-vegas-po-bulitah-obigrav-vinnipeg-u-matci-serii-plejoff-kubka-stenli.html" text:style-name="Internet_20_link" text:visited-style-name="Visited_20_Internet_20_Link">
 </text:a>
</text:p>
      <text:p text:style-name="P4">
Як повідомлялося, переможець турніру підвищиться у класі й наступного сезонугратиме в Дивізіоні ІА.</text:p>
      <text:p text:style-name="P4">
Фото: ФХУ</text:p>
      <text:p text:style-name="P4">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Унаслідок обстрілів Херсонщини поранені три людини</text:span>
</text:h>
      <text:p text:style-name="P4">
Authors: Ukrinform (Person)</text:p>
      <text:p text:style-name="P4">
Publisher: Укринформ (Organization)</text:p>
      <text:p text:style-name="P4">
Published Time: 2023-04-23T18:54:00+03:00</text:p>
      <text:p text:style-name="P4">
Modified Time: 2023-04-23T18:54:00+03:00</text:p>
      <text:p text:style-name="P4">
Description: На Херсонщині внаслідок обстрілів росіянами Білозерської та Станіславської громад поранені три людини. — Укрінформ.</text:p>
      <text:p text:style-name="P4">
Images: ["<text:a xlink:type="simple" xlink:href="https://static.ukrinform.com/photos/2023_04/thumb_files/630_360_1682261916-835.jpg" text:style-name="Internet_20_link" text:visited-style-name="Visited_20_Internet_20_Link">
630_360_16822...</text:a>
", "<text:a xlink:type="simple" xlink:href="https://static.ukrinform.com/photos/2023_04/1682261916-747.jpg" text:style-name="Internet_20_link" text:visited-style-name="Visited_20_Internet_20_Link">
1682261916-74...</text:a>
"]</text:p>
      <text:p text:style-name="P4">
Tags: ['Херсонщина', 'Обстріл', 'Офіс генпрокурора', 'Війна з росією']</text:p>
      <text:p text:style-name="P4">
Type: Article</text:p>
      <!--METADATA-->
      <text:p text:style-name="P4">
<draw:frame draw:style-name="fr1" draw:name="Image206" text:anchor-type="as-char" svg:width="6.9236in" svg:height="3.956343in" draw:z-index="0">
<draw:image xlink:href="../Images/yкринформ/2023-04-23T18-54-00-03-00/630_360_1682261916-835.jpg" xlink:type="simple" xlink:show="embed" xlink:actuate="onLoad" draw:mime-type="image/jpeg"/>
</draw:frame>
 НаХерсонщині внаслідок обстрілів росіянами Білозерської та Станіславської громадпоранені три людини.</text:p>
      <text:p text:style-name="P4">
Як передає Укрінформ, про це в <text:a xlink:type="simple" xlink:href="https://t.me/pgo_gov_ua/11519" text:style-name="Internet_20_link" text:visited-style-name="Visited_20_Internet_20_Link">
 </text:a>
 повідомивОфіс генерального прокурора.</text:p>
      <text:p text:style-name="P4">
«За процесуального керівництва Олешківської окружної прокуратури розпочатодосудові розслідування за фактом порушення законів та звичаїв війни (ч. 1 ст.438 ККУ). За даними слідства, 23 квітня 2023 року ворог вчергове обстрілявнаселені пункти Білозерської та Станіславської громад на Херсонщині. Травмирізного ступеня отримало щонайменше троє мирних жителів», - йдеться уповідомленні.</text:p>
      <text:p text:style-name="P4">
<text:span text:style-name="T4">
Читайте також:</text:span>
 <text:a xlink:type="simple" xlink:href="https://www.ukrinform.ua/rubric-ato/3699619-vijska-rf-obstrilali-kladovise-na-hersonsini.html" text:style-name="Internet_20_link" text:visited-style-name="Visited_20_Internet_20_Link">
 <text:span text:style-name="T4">
обстріл</text:span>
 </text:a>
</text:p>
      <text:p text:style-name="P4">
<draw:frame draw:style-name="fr1" draw:name="Image207" text:anchor-type="as-char" svg:width="6.9236in" svg:height="5.769667in" draw:z-index="0">
<draw:image xlink:href="../Images/yкринформ/2023-04-23T18-54-00-03-00/1682261916-747.jpg" xlink:type="simple" xlink:show="embed" xlink:actuate="onLoad" draw:mime-type="image/jpeg"/>
</draw:frame>
</text:p>
      <text:p text:style-name="P4">
За попередніми даними, ворог завдав артилерійських ударів та атакувавкерованими авіабомбами. Внаслідок обстрілів пошкоджено житлові будинки тагосподарські споруди.</text:p>
      <text:p text:style-name="P4">
Як повідомляв Укрінформ, <text:a xlink:type="simple" xlink:href="https://www.ukrinform.ua/rubric-ato/3699621-rosijski-vijska-obstrilali-selo-na-hersonsini-dvoe-poranenih.html" text:style-name="Internet_20_link" text:visited-style-name="Visited_20_Internet_20_Link">
 </text:a>
. Окрім того, ворог обстріляв кладовище в селі Гаврилівка.</text:p>
      <text:p text:style-name="P4">
Фото: ОГП, Телеграм</text:p>
      <text:p text:style-name="P4">
Source: <text:a xlink:type="simple" xlink:href="https://www.ukrinform.ua/rubric-ato/3699652-unaslidok-obstriliv-hersonsini-poraneni-tri-ludini.html" text:style-name="Internet_20_link" text:visited-style-name="Visited_20_Internet_20_Link">
https://www.ukrinform.ua/rubric-ato/3699652-unaslidok-obstriliv-hersonsini-poraneni-tri-ludini.html</text:a>
</text:p>
      <!--NEWS-->
      <text:h text:style-name="P10" text:outline-level="1">
<text:span text:style-name="T4">
Авіація Сил оборони завдала 11 ударів по російських загарбниках</text:span>
</text:h>
      <text:p text:style-name="P4">
Authors: Ukrinform (Person)</text:p>
      <text:p text:style-name="P4">
Publisher: Укринформ (Organization)</text:p>
      <text:p text:style-name="P4">
Published Time: 2023-04-23T19:08:42+03:00</text:p>
      <text:p text:style-name="P4">
Modified Time: 2023-04-23T19:08:42+03:00</text:p>
      <text:p text:style-name="P4">
Description: Авіація Сил оборони України за добу завдала 11 ударів по російських загарбниках. — Укрінформ.</text:p>
      <text:p text:style-name="P4">
Images: ["<text:a xlink:type="simple" xlink:href="https://static.ukrinform.com/photos/2023_04/thumb_files/630_360_1681751256-398.jpg" text:style-name="Internet_20_link" text:visited-style-name="Visited_20_Internet_20_Link">
630_360_16817...</text:a>
"]</text:p>
      <text:p text:style-name="P4">
Tags: ['Генштаб', 'ЗСУ', 'Російська авіація', 'Війна з росією']</text:p>
      <text:p text:style-name="P4">
Type: Article</text:p>
      <!--METADATA-->
      <text:p text:style-name="P4">
<draw:frame draw:style-name="fr1" draw:name="Image208" text:anchor-type="as-char" svg:width="6.9236in" svg:height="3.956343in" draw:z-index="0">
<draw:image xlink:href="../Images/yкринформ/2023-04-23T19-08-42-03-00/630_360_1681751256-398.jpg" xlink:type="simple" xlink:show="embed" xlink:actuate="onLoad" draw:mime-type="image/jpeg"/>
</draw:frame>
 АвіаціяСил оборони України за добу завдала 11 ударів по російських загарбниках.</text:p>
      <text:p text:style-name="P4">
Як передає Укрінформ, про це Генеральний штаб Збройних сил України повідомив у<text:a xlink:type="simple" xlink:href="https://www.facebook.com/GeneralStaff.ua/posts/pfbid0NvLxNmEnT5P5eNBssoobkH2EBdLwrEd2sbq5JyDBAn9c8TuAsRbSTFBaL6szr9Qnl" text:style-name="Internet_20_link" text:visited-style-name="Visited_20_Internet_20_Link">
</text:a>
, оприлюднивши оперативну інформацію станом на 18:00 23 квітня.</text:p>
      <text:p text:style-name="P4">
«Авіація Сил оборони за добу завдала 11 ударів по районах зосередженняособового складу та військової техніки окупантів. Також було збито два ворожірозвідувальні БпЛА типу «Мерлін» та один «Орлан-10», - ідеться в повідомленні.</text:p>
      <text:p text:style-name="P4">
У Генштабі зазначають, що російська федерація не відмовляється від своїхпланів щодо захоплення території України. Продовжує ігнорувати Міжнароднегуманітарне право, завдає ударів, здійснює обстріли не лише по позиціяхукраїнських військ, а й по цивільній інфраструктурі населених пунктів,тероризуючи мирних жителів.</text:p>
      <text:p text:style-name="P4">
<text:span text:style-name="T4">
Читайте також:</text:span>
 <text:a xlink:type="simple" xlink:href="https://www.ukrinform.ua/rubric-ato/3699586-na-pivdni-zenitniki-znisili-cotiri-rosijski-dronikamikadze-lancet.html" text:style-name="Internet_20_link" text:visited-style-name="Visited_20_Internet_20_Link">
 </text:a>
</text:p>
      <text:p text:style-name="P4">
Протягом доби ворог завдав 28 авіаційних ударів та здійснив близько 10обстрілів з реактивних систем залпового вогню по позиціях українських військта населених пунктах. Є поранені серед цивільного населення, зруйновано тапошкоджено приватні житлові будинки та іншу цивільну інфраструктуру.</text:p>
      <text:p text:style-name="P4">
Ймовірність завдання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доби було відбито понад 45 атак противника на зазначенихділянках фронту. Найзапекліші бої тривають за Бахмут та Мар’їнку», -поінформували у Генштабі.</text:p>
      <text:p text:style-name="P4">
<text:span text:style-name="T4">
Читайте також:</text:span>
 <text:a xlink:type="simple" xlink:href="https://www.ukrinform.ua/rubric-ato/3699565-na-mikolaivsini-zenitniki-zbili-rosijskij-rozviduvalnij-bezpilotnik.html" text:style-name="Internet_20_link" text:visited-style-name="Visited_20_Internet_20_Link">
 </text:a>
</text:p>
      <text:p text:style-name="P4">
_<text:span text:style-name="T4">
На Волинському та Поліському напрямках</text:span>
 _ оперативна обстановказалишається сталою. Ознак формування наступальних угруповань не виявлено.Визначені підрозділи збройних сил республіки білорусь продовжують виконуватизавдання у прикордонних з Україною районах. На території білорусі продовжуютьперебувати деякі підрозділи територіальних військ збройних сил рф.</text:p>
      <text:p text:style-name="P4">
_<text:span text:style-name="T4">
На Сіверському та Слобожанському напрямках</text:span>
 _ ворог продовжує утримувати уприкордонних з Україною районах Брянської, Курської та Бєлгородської областейпевну кількість своїх військ. Протягом доби здійснив обстріли населенихпунктів Червона Зоря Сумської області, а також Гоптівка, Зелене, Нескучне,Бударки, Мілове та Красне Перше на Харківщині.</text:p>
      <text:p text:style-name="P4">
_<text:span text:style-name="T4">
На Куп’янському напрямку</text:span>
 _ артилерійських обстрілів зазнали населеніпункти Дворічна, Гряниківка, Масютівка, Лиман Перший, Кислівка, БерестовеХарківської області.</text:p>
      <text:p text:style-name="P4">
<text:span text:style-name="T4">
Читайте також:</text:span>
 <text:a xlink:type="simple" xlink:href="https://www.ukrinform.ua/rubric-ato/3699470-sili-oboroni-znisili-vze-186-420-rosijskih-zagarbnikiv.html" text:style-name="Internet_20_link" text:visited-style-name="Visited_20_Internet_20_Link">
 <text:span text:style-name="T4">
знищил</text:span>
 </text:a>
</text:p>
      <text:p text:style-name="P4">
_<text:span text:style-name="T4">
На Лиманському напрямку</text:span>
 _ цієї доби загарбники не проводили наступальнихдій. Артилерійських обстрілів зазнали населені пункти, що поряд з лінієюбойового зіткнення, а саме: Макіївка, Невське, Білогорівка Луганської областіта Діброва, Верхньокам’янське, Спірне Донецької області.</text:p>
      <text:p text:style-name="P4">
<text:span text:style-name="T4">
<text:span text:style-name="T5">
На Бахмутському напрямку</text:span>
 </text:span>
 ворог продовжує вести наступальні дії.Тривають важкі бої за місто Бахмут. Також протягом доби ворог вів безуспішнінаступальні дії на околицях населених пунктів Григорівка та Богданівка. Відворожих обстрілів постраждали Васюківка, Оріхово-Василівка, Маркове,Григорівка, Бахмут, Іванівське, Часів Яр, Новодмитрівка, Костянтинівка та Нью-Йорк Донецької області.</text:p>
      <text:p text:style-name="P4">
_<text:span text:style-name="T4">
На Авдіївському напрямку</text:span>
 _ російські війська вели наступальні дії врайонах Новокалинового та Первомайського Донецької області, успіху не мали,зазнали великих втрат. Здійснили обстріли населених пунктів, що знаходятьсянеподалік лінії зіткнення, зокрема: Новокалинове, Авдіївка, Ласточкине,Первомайське, Карлівка та Невельське Донецької області.</text:p>
      <text:p text:style-name="P4">
<text:span text:style-name="T4">
Читайте також:</text:span>
 <text:a xlink:type="simple" xlink:href="https://www.ukrinform.ua/rubric-ato/3699659-zagarbniki-skinuli-snaradi-na-nikopol-troe-poranenih.html" text:style-name="Internet_20_link" text:visited-style-name="Visited_20_Internet_20_Link">
 </text:a>
</text:p>
      <text:p text:style-name="P4">
_<text:span text:style-name="T4">
На Мар’їнському напрямку</text:span>
 _ протягом доби українські захисники відбиличисленні атаки ворога у північній і центральній частинах населеного пунктуМар’їнка, а також в районі Новомихайлівки Донецької області. Водночас, ворожихобстрілів зазнали населені пункти Красногорівка, Георгіївка, Мар’їнка,Новомихайлівка та Парасковіївка Донецької області.</text:p>
      <text:p text:style-name="P4">
_<text:span text:style-name="T4">
На Шахтарському напрямку</text:span>
 _ протягом поточної доби ворог наступальних дійне проводив. Здійснив обстріли населених пунктів Богоявленка, Новоукраїнка,Вугледар, Золота Нива, Велика Новосілка Донецької області.</text:p>
      <text:p text:style-name="P4">
_<text:span text:style-name="T4">
На Запорізькому та Херсонському напрямках</text:span>
 _ загарбники продовжують вестиоборонні дії. Водночас, протягом доби здійснили обстріли понад 35 населенихпунктів. Серед них - Времівка Донецької області; Малинівка, Гуляйполе,Залізничне, Гуляйпільське, Білогір'я, Мала Токмачка, Новоданилівка,Новоандріївка та Кам’янське Запорізької області; Золота Балка, Берислав,Веселе, Іванівка, Інженерне, Антонівка, Дніпровське, Велетенське, КізомисХерсонської області та місто Херсон.</text:p>
      <text:p text:style-name="P4">
<text:span text:style-name="T4">
Читайте також:</text:span>
 <text:a xlink:type="simple" xlink:href="https://www.ukrinform.ua/rubric-ato/3699513-na-zaporizzi-vorog-prodovzue-zvoditi-fortifikacijni-sporudi-ta-minuvati-teritorii-vijskovi.html" text:style-name="Internet_20_link" text:visited-style-name="Visited_20_Internet_20_Link">
 <text:span text:style-name="T4">
ворог</text:span>
 </text:a>
</text:p>
      <text:p text:style-name="P4">
«Не маючи значущих досягнень на полі бою, військовослужбовці зс рф тапредставники ПВК «вагнер» все частіше намагаються відшукати винних у цьому.Відповідальність за власні тактичні прорахунки та допущені втрати перекладаютьодин на одного. Нещодавно у населеному пункті Станиця Луганська Луганськоїобласті відбулася бійка між військовослужбовцями зс рф та найманцями ПВК«вагнер», яка переросла у перестрілку. Внаслідок конфлікту є загиблі з обохсторін», - сказано в повідомленні.</text:p>
      <text:p text:style-name="P4">
У Генштабі повідомляють, що російські війська продовжують зазнавати великихвтрат на полі бою. Всі медичні заклади на тимчасово захопленій територіїпереповнені пораненими загарбниками. Ворог вимушений використовувати навчальнізаклади тимчасово захоплених територій у власних цілях.</text:p>
      <text:p text:style-name="P4">
«Так, в населеному пункті Містки Луганської області загарбники облаштувалимісцеву школу під військовий шпиталь. Там перебуває велика кількість пораненихросіян. Крім того, у всіх медичних закладах окупантів існує великий дефіцитмедикаментів та перев’язувальних матеріалів», - ідеться в повідомленні.</text:p>
      <text:p text:style-name="P4">
Як повідомляв Укрінформ, Сили оборони України з 24 лютого 2022 року по 23квітня 2023 року ліквідували близько 186 тисяч 420 російських агресорів.</text:p>
      <text:p text:style-name="P4">
Фото: Фейсбук Міноборони</text:p>
      <text:p text:style-name="P4">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Ла Ліга: «Барселона» мінімально перемогла «Атлетико»</text:span>
</text:h>
      <text:p text:style-name="P4">
Authors: Ukrinform (Person)</text:p>
      <text:p text:style-name="P4">
Publisher: Укринформ (Organization)</text:p>
      <text:p text:style-name="P4">
Published Time: 2023-04-23T19:10:21+03:00</text:p>
      <text:p text:style-name="P4">
Modified Time: 2023-04-23T19:10:21+03:00</text:p>
      <text:p text:style-name="P4">
Description: «Каталонці» продовжують очолювати чемпіонат Іспанії. — Укрінформ.</text:p>
      <text:p text:style-name="P4">
Images: ["<text:a xlink:type="simple" xlink:href="https://static.ukrinform.com/photos/2023_04/thumb_files/630_360_1682266047-553.jpg" text:style-name="Internet_20_link" text:visited-style-name="Visited_20_Internet_20_Link">
630_360_16822...</text:a>
"]</text:p>
      <text:p text:style-name="P4">
Tags: ['Барселона', 'Футбол']</text:p>
      <text:p text:style-name="P4">
Type: Article</text:p>
      <!--METADATA-->
      <text:p text:style-name="P4">
<draw:frame draw:style-name="fr1" draw:name="Image209" text:anchor-type="as-char" svg:width="6.9236in" svg:height="3.956343in" draw:z-index="0">
<draw:image xlink:href="../Images/yкринформ/2023-04-23T19-10-21-03-00/630_360_1682266047-553.jpg" xlink:type="simple" xlink:show="embed" xlink:actuate="onLoad" draw:mime-type="image/jpeg"/>
</draw:frame>
«Каталонці» продовжують очолювати чемпіонат Іспанії.</text:p>
      <text:p text:style-name="P4">
«Барселона» на своєму полі здолала «Атлетико» 1:0 в 30-у турі іспанськоїпірмери, передає Укрінформ.</text:p>
      <text:p text:style-name="P4">
Єдиний гол записав на свій рахунок Торрес на 44-й хвилині.</text:p>
      <text:p text:style-name="P4">
«Барселона» продовжує очолювати Ла Лігу, маючи в активі 76 пунктів після 30матчів.</text:p>
      <text:p text:style-name="P4">
<text:span text:style-name="T4">
Читайте також:</text:span>
 <text:a xlink:type="simple" xlink:href="https://www.ukrinform.ua/rubric-sports/3699396-mancester-siti-rozgromiv-seffld-unajted-i-zigrae-u-finali-kubka-anglii.html" text:style-name="Internet_20_link" text:visited-style-name="Visited_20_Internet_20_Link">
 </text:a>
</text:p>
      <text:p text:style-name="P4">
Як повідомлялося, чинний переможець Прімери «Реал» йде на другій сходинці,відстаючи від лідера на 11 очок.</text:p>
      <text:p text:style-name="P4">
Фото: fcbarcelona.com</text:p>
      <text:p text:style-name="P4">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У росії відреагували на невидачу віз її журналістам для роботи в ООН</text:span>
</text:h>
      <text:p text:style-name="P4">
Authors: Ukrinform (Person)</text:p>
      <text:p text:style-name="P4">
Publisher: Укринформ (Organization)</text:p>
      <text:p text:style-name="P4">
Published Time: 2023-04-23T19:26:00+03:00</text:p>
      <text:p text:style-name="P4">
Modified Time: 2023-04-23T19:26:00+03:00</text:p>
      <text:p text:style-name="P4">
Description: Сполучені Штати не видали працівникам російських медіа віз для висвітлення візиту глави МЗС рф сергія лаврова на Генеральну асамблею ООН. лавров і загалом російська сторона погрожують через це американським журналістам, які працюють у росії. — Укрінформ.</text:p>
      <text:p text:style-name="P4">
Images: ["<text:a xlink:type="simple" xlink:href="https://static.ukrinform.com/photos/2019_10/thumb_files/630_360_1570183193-551.jpeg" text:style-name="Internet_20_link" text:visited-style-name="Visited_20_Internet_20_Link">
630_360_15701...</text:a>
"]</text:p>
      <text:p text:style-name="P4">
Tags: ['США', 'Віза', 'Журналіст', 'росія']</text:p>
      <text:p text:style-name="P4">
Type: Article</text:p>
      <!--METADATA-->
      <text:p text:style-name="P4">
<draw:frame draw:style-name="fr1" draw:name="Image210" text:anchor-type="as-char" svg:width="6.9236in" svg:height="3.956343in" draw:z-index="0">
<draw:image xlink:href="../Images/yкринформ/2023-04-23T19-26-00-03-00/630_360_1570183193-551.jpeg" xlink:type="simple" xlink:show="embed" xlink:actuate="onLoad" draw:mime-type="image/jpeg"/>
</draw:frame>
 СполученіШтати не видали працівникам російських медіа віз для висвітлення візиту главиМЗС рф сергія лаврова на Генеральну асамблею ООН. лавров і загалом російськасторона погрожують через це американським журналістам, які працюють у росії.</text:p>
      <text:p text:style-name="P4">
Як передає Укрінформ, про це повідомляє <text:a xlink:type="simple" xlink:href="https://t.me/rian_ru/200616" text:style-name="Internet_20_link" text:visited-style-name="Visited_20_Internet_20_Link">
 </text:a>
російського держінформагентства.</text:p>
      <text:p text:style-name="P4">
«Ставлення до американських журналістів у росії буде таким самим, як у США доросійських після історії з невидачею віз для роботи в ООН», - заявилоросійське дипломатичне джерело.</text:p>
      <text:p text:style-name="P4">
За його словами, американські журналісти будуть відчувати на собі весьдискомфорт, незручність та аналогічне ставлення. Джерело додало, що «турбота»США про заарештованого в рф журналіста Гершковича уявна, інакше б вони,мовляв, «не дошкуляли російським журналістам».</text:p>
      <text:p text:style-name="P4">
<text:span text:style-name="T4">
Читайте також:</text:span>
 <text:a xlink:type="simple" xlink:href="https://www.ukrinform.ua/rubric-world/3699100-derzdep-vidmovivsa-komentuvati-comu-ne-vsij-delegacii-rf-vidali-vizi-dla-vidvidanna-oon.html" text:style-name="Internet_20_link" text:visited-style-name="Visited_20_Internet_20_Link">
 <text:span text:style-name="T4">
візи</text:span>
 </text:a>
</text:p>
      <text:p text:style-name="P4">
Ця заява є більш конкретним викладенням позиції, яку заявив з цього приводуглава МЗС рф <text:a xlink:type="simple" xlink:href="https://t.me/rian_ru/200615" text:style-name="Internet_20_link" text:visited-style-name="Visited_20_Internet_20_Link">
 </text:a>
 : «Не забудемо, не пробачимо».</text:p>
      <text:p text:style-name="P4">
Як повідомлялося, російські медіапрацівники направлялися в Нью-Йорк длявисвітлення заходів у рамках російського головування в Радбезі ООН. Проте СШАвидали <text:a xlink:type="simple" xlink:href="https://www.ukrinform.ua/tag-viza" text:style-name="Internet_20_link" text:visited-style-name="Visited_20_Internet_20_Link">
 </text:a>
 тільки лаврову та дипломатам,які його супроводжують.</text:p>
      <text:p text:style-name="P4">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У Кенії ексгумували тіла вже 47 осіб, які голодували до смерті</text:span>
</text:h>
      <text:p text:style-name="P4">
Authors: Ukrinform (Person)</text:p>
      <text:p text:style-name="P4">
Publisher: Укринформ (Organization)</text:p>
      <text:p text:style-name="P4">
Published Time: 2023-04-23T19:45:00+03:00</text:p>
      <text:p text:style-name="P4">
Modified Time: 2023-04-23T19:45:00+03:00</text:p>
      <text:p text:style-name="P4">
Description: Кенійська поліція ексгумувала тіла 47 осіб, які голодували до смерті для того, щоб потрапити на небеса. — Укрінформ.</text:p>
      <text:p text:style-name="P4">
Images: ["<text:a xlink:type="simple" xlink:href="https://static.ukrinform.com/photos/2023_04/thumb_files/630_360_1682258392-827.jpg" text:style-name="Internet_20_link" text:visited-style-name="Visited_20_Internet_20_Link">
630_360_16822...</text:a>
"]</text:p>
      <text:p text:style-name="P4">
Tags: ['Церква', 'Кенія', 'Загибель', 'Ексгумація']</text:p>
      <text:p text:style-name="P4">
Type: Article</text:p>
      <!--METADATA-->
      <text:p text:style-name="P4">
<draw:frame draw:style-name="fr1" draw:name="Image211" text:anchor-type="as-char" svg:width="6.9236in" svg:height="3.956343in" draw:z-index="0">
<draw:image xlink:href="../Images/yкринформ/2023-04-23T19-45-00-03-00/630_360_1682258392-827.jpg" xlink:type="simple" xlink:show="embed" xlink:actuate="onLoad" draw:mime-type="image/jpeg"/>
</draw:frame>
 Кенійськаполіція ексгумувала тіла 47 осіб, які голодували до смерті для того, щобпотрапити на небеса.</text:p>
      <text:p text:style-name="P4">
Як передає Укрінформ, про це повідомляє <text:a xlink:type="simple" xlink:href="https://www.reuters.com/world/africa/kenyan-police-exhume-21-bodies-suspected-christian-cult-graves-2023-04-23/" text:style-name="Internet_20_link" text:visited-style-name="Visited_20_Internet_20_Link">
</text:a>
</text:p>
      <text:p text:style-name="P4">
У п'ятницю поліція почала ексгумацію тіл з лісу Шакахола, що поблизуприбережного міста Малінді. Люди, які були причетні до християнського культу,вірили, що потраплять на небеса, якщо вб'ють себе голодом.</text:p>
      <text:p text:style-name="P4">
"Загалом у лісі Шакахола загинули 47 осіб", - повідомив детектив Чарльз Камаув неділю агентству Reuters.</text:p>
      <text:p text:style-name="P4">
<text:span text:style-name="T4">
Читайте також:</text:span>
 <text:a xlink:type="simple" xlink:href="https://www.ukrinform.ua/rubric-world/3698940-u-sudani-z-pocatku-zbrojnogo-protistoanna-vze-ponad-400-zagiblih.html" text:style-name="Internet_20_link" text:visited-style-name="Visited_20_Internet_20_Link">
 <text:span text:style-name="T4">
Судані</text:span>
 </text:a>
</text:p>
      <text:p text:style-name="P4">
За словами Камау, <text:a xlink:type="simple" xlink:href="https://www.ukrinform.ua/tag-eksgumacia" text:style-name="Internet_20_link" text:visited-style-name="Visited_20_Internet_20_Link">
 </text:a>
 все ще триває.</text:p>
      <text:p text:style-name="P4">
Як повідомляв Укрінформ, <text:a xlink:type="simple" xlink:href="https://www.ukrinform.ua/rubric-world/3699632-u-kenii-viavili-desatki-til-viran-aki-goloduvali-do-smerti.html" text:style-name="Internet_20_link" text:visited-style-name="Visited_20_Internet_20_Link">
 </text:a>
у рамках розслідування справи проповідника, який закликав своїх послідовниківголодувати до смерті.</text:p>
      <text:p text:style-name="P4">
<text:span text:style-name="T5">
Фото: Wachira Mwangi | Nation Media Group</text:span>
</text:p>
      <text:p text:style-name="P4">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Президент ФХУ Зубко: Тренерський штаб отримав від федерації одне завдання - перемагати</text:span>
</text:h>
      <text:p text:style-name="P4">
Authors: Ukrinform (Person)</text:p>
      <text:p text:style-name="P4">
Publisher: Укринформ (Organization)</text:p>
      <text:p text:style-name="P4">
Published Time: 2023-04-23T19:51:56+03:00</text:p>
      <text:p text:style-name="P4">
Modified Time: 2023-04-23T19:51:56+03:00</text:p>
      <text:p text:style-name="P4">
Description: Президент Федерації хокею України Георгій Зубко оцінив виступ збірної України у першому матчі чемпіонату світу в дивізіоні ІВ проти Китаю (4:5). — Укрінформ.</text:p>
      <text:p text:style-name="P4">
Images: ["<text:a xlink:type="simple" xlink:href="https://static.ukrinform.com/photos/2023_04/thumb_files/630_360_1682268658-974.jpg" text:style-name="Internet_20_link" text:visited-style-name="Visited_20_Internet_20_Link">
630_360_16822...</text:a>
"]</text:p>
      <text:p text:style-name="P4">
Tags: ['хокей', 'Збірна України']</text:p>
      <text:p text:style-name="P4">
Type: Article</text:p>
      <!--METADATA-->
      <text:p text:style-name="P4">
<draw:frame draw:style-name="fr1" draw:name="Image212" text:anchor-type="as-char" svg:width="6.9236in" svg:height="3.956343in" draw:z-index="0">
<draw:image xlink:href="../Images/yкринформ/2023-04-23T19-51-56-03-00/630_360_1682268658-974.jpg" xlink:type="simple" xlink:show="embed" xlink:actuate="onLoad" draw:mime-type="image/jpeg"/>
</draw:frame>
 ПрезидентФедерації хокею України Георгій Зубко оцінив виступ збірної України у першомуматчі чемпіонату світу в дивізіоні ІВ проти Китаю (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ext:p>
      <text:p text:style-name="P4">
Як повідомлялося, збірна України програла в овертаймі Китаю на стартічемпіонату світу з хокею в Дивізіоні ІВ (4:5).</text:p>
      <text:p text:style-name="P4">
Фото: пресслужба федерації</text:p>
      <text:p text:style-name="P4">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Дії росіян на Таврійському напрямку стали більш інтенсивними – військові</text:span>
</text:h>
      <text:p text:style-name="P4">
Authors: Ukrinform (Person)</text:p>
      <text:p text:style-name="P4">
Publisher: Укринформ (Organization)</text:p>
      <text:p text:style-name="P4">
Published Time: 2023-04-23T20:04:00+03:00</text:p>
      <text:p text:style-name="P4">
Modified Time: 2023-04-23T20:04:00+03:00</text:p>
      <text:p text:style-name="P4">
Description: Тактика та характер дій росіян на Таврійському напрямку змінилися та стали більш інтенсивними. — Укрінформ.</text:p>
      <text:p text:style-name="P4">
Images: ["<text:a xlink:type="simple" xlink:href="https://static.ukrinform.com/photos/2022_07/thumb_files/630_360_1658910361-742.jpg" text:style-name="Internet_20_link" text:visited-style-name="Visited_20_Internet_20_Link">
630_360_16589...</text:a>
"]</text:p>
      <text:p text:style-name="P4">
Tags: ['Російські військові', 'Війна з росією', 'Єдині новини']</text:p>
      <text:p text:style-name="P4">
Type: Article</text:p>
      <!--METADATA-->
      <text:p text:style-name="P4">
<draw:frame draw:style-name="fr1" draw:name="Image213" text:anchor-type="as-char" svg:width="6.9236in" svg:height="3.956343in" draw:z-index="0">
<draw:image xlink:href="../Images/yкринформ/2023-04-23T20-04-00-03-00/630_360_1658910361-742.jpg" xlink:type="simple" xlink:show="embed" xlink:actuate="onLoad" draw:mime-type="image/jpeg"/>
</draw:frame>
 Тактика тахарактер дій росіян на Таврійському напрямку змінилися та стали більшінтенсивними.</text:p>
      <text:p text:style-name="P4">
Як передає Укрінформ, про це в ефірі телемарафону «Єдині новини» повідомивкерівник об'єднаного пресцентру сил оборони Таврійського напрямку ОлексійДмитрашківський.</text:p>
      <text:p text:style-name="P4">
«Тактика та характер дій противника на нашому напрямку дещо змінивсяінтенсивністю та нарощенням зусиль на Авдіївському, Мар'їнському таВугледарському напрямках. Мета – витіснення, захоплення та створення такихумов, які дозволять їм вийти на адміністративні кордони Донецької області.Характерною рисою є постійна ротація, систематичне перегрупування, невпинненарощування підрозділів для того, щоб морально вплинути на наші війська.Вогнем артилерії постійно ворог впливає на наші війська, наносить авіаційніудари, намагається змусити наші підрозділи відходити та вживати заходи попротивнику», - сказав Дмитрашківський.</text:p>
      <text:p text:style-name="P4">
<text:span text:style-name="T4">
Читайте також:</text:span>
 <text:a xlink:type="simple" xlink:href="https://www.ukrinform.ua/rubric-ato/3696933-vijska-rf-vidveli-z-rajonu-marinki-dvi-desantni-castini-na-vidnovlenna.html" text:style-name="Internet_20_link" text:visited-style-name="Visited_20_Internet_20_Link">
 </text:a>
</text:p>
      <text:p text:style-name="P4">
За його словами, командування рф перекинуло для боїв під Мар’їнкою наДонеччині так звані «штурмові підрозділи Z», які були завезені замістьдесантників. Армія противника почала повністю переймати досвід пвк «вагнер» танабирати у свої ряди людей із кримінальним минулим. «Є певні інструкції, якіпотрапили до нас разом з полоненими, де чітко зазначається, що бійцям даногопідрозділу під час ведення бойових дій не надається медична допомога на полібою і поранених не евакуюють до тих пір, поки не буде взята позиція або небуде дана команда на відступ», - розповів він.</text:p>
      <text:p text:style-name="P4">
Раніше він припустив, що втративши дуже багато особового складу наАвдіївському та Мар’їнському напрямках, <text:a xlink:type="simple" xlink:href="https://www.ukrinform.ua/tag-rosijski-vijskovi" text:style-name="Internet_20_link" text:visited-style-name="Visited_20_Internet_20_Link">
 </text:a>
 може зосередити увагу на Вугледарському напрямку. У суботув районі Вугледара росіяни здійснили 6 авіанальотів, внаслідок яких зруйнованопомешкання мирного населення. «Для чого це робить? Зараз у Бахмуті така жситуація. Вони, що називається, розбирають будинок поверх за поверхом, аби унаших воїнів не було можливості облаштувати хоча б якусь позицію для відбиттянаступу чи для відпочинку. Тому вони, на мою думку, обстрілюють саме Вугледарі намагаються досягти так успіху. Можливо, це і є причиною того, що найближчимчасом вони спробують штурмувати на Вугледарському напрямку», - сказавДмитрашківський.</text:p>
      <text:p text:style-name="P4">
Як повідомляв Укрінформ, раніше керівник об'єднаного пресцентру сил оборониТаврійського напрямку зазначив, що <text:a xlink:type="simple" xlink:href="https://www.ukrinform.ua/rubric-ato/3699513-na-zaporizzi-vorog-prodovzue-zvoditi-fortifikacijni-sporudi-ta-minuvati-teritorii-vijskovi.html" text:style-name="Internet_20_link" text:visited-style-name="Visited_20_Internet_20_Link">
 </text:a>
 продовжує зводити фортифікаційні споруди,встановлювати протитанкові засоби й мінувати території.</text:p>
      <text:p text:style-name="P4">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Помер один із найбагатших депутатів держдуми рф, якого засудили в Україні</text:span>
</text:h>
      <text:p text:style-name="P4">
Authors: Ukrinform (Person)</text:p>
      <text:p text:style-name="P4">
Publisher: Укринформ (Organization)</text:p>
      <text:p text:style-name="P4">
Published Time: 2023-04-23T20:17:00+03:00</text:p>
      <text:p text:style-name="P4">
Modified Time: 2023-04-23T20:17:00+03:00</text:p>
      <text:p text:style-name="P4">
Description: У росії у віці 77 років помер депутат держдуми рф Микола Борцов, якого минулого року засудили за посягання на територіальну цілісність і недоторканність України. — Укрінформ.</text:p>
      <text:p text:style-name="P4">
Images: ["<text:a xlink:type="simple" xlink:href="https://static.ukrinform.com/photos/2023_04/thumb_files/630_360_1682266089-851.jpeg" text:style-name="Internet_20_link" text:visited-style-name="Visited_20_Internet_20_Link">
630_360_16822...</text:a>
"]</text:p>
      <text:p text:style-name="P4">
Tags: ['Депутат', 'Смерть', 'Держдума РФ', 'росія']</text:p>
      <text:p text:style-name="P4">
Type: Article</text:p>
      <!--METADATA-->
      <text:p text:style-name="P4">
<draw:frame draw:style-name="fr1" draw:name="Image214" text:anchor-type="as-char" svg:width="6.9236in" svg:height="3.956343in" draw:z-index="0">
<draw:image xlink:href="../Images/yкринформ/2023-04-23T20-17-00-03-00/630_360_1682266089-851.jpeg" xlink:type="simple" xlink:show="embed" xlink:actuate="onLoad" draw:mime-type="image/jpeg"/>
</draw:frame>
 У росії увіці 77 років помер депутат держдуми рф Микола Борцов, якого минулого рокузасудили за посягання на територіальну цілісність і недоторканність України.</text:p>
      <text:p text:style-name="P4">
Як передає Укрінформ, про це повідомляє  <text:a xlink:type="simple" xlink:href="https://www.rbc.ru/politics/23/04/2023/6444f9ba9a7947704f5b19a6" text:style-name="Internet_20_link" text:visited-style-name="Visited_20_Internet_20_Link">
</text:a>
 .</text:p>
      <text:p text:style-name="P4">
Про смерть Борцова повідомив губернатор Липецької області Ігор Артамонов.Проте причину смерті він не уточнив. Борцова поховають у москві.</text:p>
      <text:p text:style-name="P4">
Зазначається, що Борцов, який народився 8 травня 1945 року, був депутатомдерждуми рф з 2003 року, входив до фракції "єдина росія".</text:p>
      <text:p text:style-name="P4">
Декілька років входив до списку найбагатших парламентаріїв, які задекларувалинайвищі доходи. У 2021 році посідав 194 місце у списку заможних росіян заверсією <text:a xlink:type="simple" xlink:href="https://www.ukrinform.ua/tag-forbes" text:style-name="Internet_20_link" text:visited-style-name="Visited_20_Internet_20_Link">
 </text:a>
 , журнал оцінив його статки в550 млн дол.</text:p>
      <text:p text:style-name="P4">
<text:span text:style-name="T4">
Читайте також:</text:span>
 <text:a xlink:type="simple" xlink:href="https://www.ukrinform.ua/rubric-world/3571340-u-rosii-pomer-golovred-ulublenoi-gazeti-putina.html" text:style-name="Internet_20_link" text:visited-style-name="Visited_20_Internet_20_Link">
 <text:span text:style-name="T4">
росії</text:span>
 <text:span text:style-name="T4">
помер</text:span>
 <text:span text:style-name="T4">
головред</text:span>
 <text:span text:style-name="T4">
улюбленої</text:span>
 <text:span text:style-name="T4">
газети</text:span>
<text:span text:style-name="T4">
путіна</text:span>
 </text:a>
</text:p>
      <text:p text:style-name="P4">
Як повідомляв Укрінформ, наприкінці березня минулого року Офіс генеральногопрокурора заявив, що за посягання на територіальну цілісність інедоторканність України засудили 20 депутатів державної думи російськоїфедерації. Кожного з них засуджено до 15 років позбавлення волі з конфіскацієюмайна.</text:p>
      <text:p text:style-name="P4">
Незадовго до повномасштабного вторгнення, 15 лютого 2022 року, російськідепутати підтримали постанову щодо звернення до президента рф з проханнямрозглянути питання щодо визнання псевдореспублік «днр» і «лнр» як самостійних,суверенних і незалежних держав.</text:p>
      <text:p text:style-name="P4">
У переліку засуджених вказаний Борцов Микола Іванович, 08.05.1945 р.н.</text:p>
      <text:p text:style-name="P4">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Українка Олійникова перемогла литовку Бубеліте у фіналі ITF 15 в Іспанії</text:span>
</text:h>
      <text:p text:style-name="P4">
Authors: Ukrinform (Person)</text:p>
      <text:p text:style-name="P4">
Publisher: Укринформ (Organization)</text:p>
      <text:p text:style-name="P4">
Published Time: 2023-04-23T20:32:25+03:00</text:p>
      <text:p text:style-name="P4">
Modified Time: 2023-04-23T20:32:25+03:00</text:p>
      <text:p text:style-name="P4">
Description: Українська тенісистка Олександра Олійникова (№711 WTA) перемогла на турнірі ITF 15 в іспанському Тельде. — Укрінформ.</text:p>
      <text:p text:style-name="P4">
Images: ["<text:a xlink:type="simple" xlink:href="https://static.ukrinform.com/photos/2023_04/thumb_files/630_360_1682271103-644.jpg" text:style-name="Internet_20_link" text:visited-style-name="Visited_20_Internet_20_Link">
630_360_16822...</text:a>
"]</text:p>
      <text:p text:style-name="P4">
Tags: ['Теніс']</text:p>
      <text:p text:style-name="P4">
Type: Article</text:p>
      <!--METADATA-->
      <text:p text:style-name="P4">
<draw:frame draw:style-name="fr1" draw:name="Image215" text:anchor-type="as-char" svg:width="6.9236in" svg:height="3.956343in" draw:z-index="0">
<draw:image xlink:href="../Images/yкринформ/2023-04-23T20-32-25-03-00/630_360_1682271103-644.jpg" xlink:type="simple" xlink:show="embed" xlink:actuate="onLoad" draw:mime-type="image/jpeg"/>
</draw:frame>
 Українськатенісистка Олександра Олійникова (№711 WTA) перемогла на турнірі ITF 15 віспанському Тельде.</text:p>
      <text:p text:style-name="P4">
У фіналі спортсменка перемогла литовку Клаудію Бубеліте (№682 WTA) з рахунком6:3, 6:1, передає Укрінформ.</text:p>
      <text:p text:style-name="P4">
Олійникова не допустила жодної подвійної помилки, жодного разу не подаланавиліт та реалізувала 4/6 брейк-пойнтів.</text:p>
      <text:p text:style-name="P4">
<text:span text:style-name="T4">
Читайте також:</text:span>
 <text:a xlink:type="simple" xlink:href="https://www.ukrinform.ua/rubric-sports/3699527-ukrainski-tenisisti-vigrali-turnir-itf-v-ispanii.html" text:style-name="Internet_20_link" text:visited-style-name="Visited_20_Internet_20_Link">
 <text:span text:style-name="T4">
теніс</text:span>
 </text:a>
</text:p>
      <text:p text:style-name="P4">
Це четверта перемога Олійникової на турнірі ITF в кар'єрі та перша внинішньому сезоні.</text:p>
      <text:p text:style-name="P4">
Фото: ITF</text:p>
      <text:p text:style-name="P4">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Patriot може збивати ракети С-300, але раціональніше нищити ці ЗРК на землі - Ігнат</text:span>
</text:h>
      <text:p text:style-name="P4">
Authors: Ukrinform (Person)</text:p>
      <text:p text:style-name="P4">
Publisher: Укринформ (Organization)</text:p>
      <text:p text:style-name="P4">
Published Time: 2023-04-23T20:35:00+03:00</text:p>
      <text:p text:style-name="P4">
Modified Time: 2023-04-23T20:35:00+03:00</text:p>
      <text:p text:style-name="P4">
Description: Передані міжнародними партнерами зенітно-ракетні комплекси Patriot можуть збивати випущені ворожими зенітно-ракетними системами С-300 ракети, але це буде не раціонально, тому установки краще намагатися нищити на землі. — Укрінформ.</text:p>
      <text:p text:style-name="P4">
Images: ["<text:a xlink:type="simple" xlink:href="https://static.ukrinform.com/photos/2023_04/thumb_files/630_360_1682265061-481.jpg" text:style-name="Internet_20_link" text:visited-style-name="Visited_20_Internet_20_Link">
630_360_16822...</text:a>
"]</text:p>
      <text:p text:style-name="P4">
Tags: ['Війна з росією', 'Patriot ', 'Єдині новини']</text:p>
      <text:p text:style-name="P4">
Type: Article</text:p>
      <!--METADATA-->
      <text:p text:style-name="P4">
<draw:frame draw:style-name="fr1" draw:name="Image216" text:anchor-type="as-char" svg:width="6.9236in" svg:height="3.952746in" draw:z-index="0">
<draw:image xlink:href="../Images/yкринформ/2023-04-23T20-35-00-03-00/630_360_1682265061-481.jpg" xlink:type="simple" xlink:show="embed" xlink:actuate="onLoad" draw:mime-type="image/jpeg"/>
</draw:frame>
 Переданіміжнародними партнерами зенітно-ракетні комплекси Patriot можуть збивативипущені ворожими зенітно-ракетними системами С-300 ракети, але це буде нераціонально, тому установки краще намагатися нищити на землі.</text:p>
      <text:p text:style-name="P4">
Про це в ефірі телемарафону «Єдині новини» сказав речник командуванняПовітряних сил ЗСУ Юрій Ігнат, передає Укрінформ.</text:p>
      <text:p text:style-name="P4">
«Їх багато: 6-7 тисяч ракет С-300 було ще кілька місяців тому. Тут більшраціонально нищити їх на землі. Та й летять вони зі швидкістю 3,5 тисячікілометрів на годину. Їм треба лічені хвилини, щоб прибути. Але Patriot можезбивати такі ракети, тому що С-300 запускають по балістичній траєкторії. Може,але треба розуміти, скільки у нас буде ракет до Patriot і скільки у них доС-300. Зрозуміло, що вони будуть робити те ж саме, як Shahed запускати їх,виснажуючи нашу ППО», - сказав Ігнат.</text:p>
      <text:p text:style-name="P4">
<text:span text:style-name="T4">
Читайте також:</text:span>
 <text:a xlink:type="simple" xlink:href="https://www.ukrinform.ua/rubric-ato/3699662-obicani-partnerami-sistemi-ppo-vze-u-dorozi-do-svoih-majbutnih-pozicij-povitrani-sili.html" text:style-name="Internet_20_link" text:visited-style-name="Visited_20_Internet_20_Link">
 </text:a>
</text:p>
      <text:p text:style-name="P4">
Він зазначив, що іранськими Shahed росіяни намагаються виявити українську ППО,спробувати влучити в неї та виснажити загалом. «Подивіться, скільки ми на нихвитрачаємо ракет та різних засобів. Тому це й називається війною нависнаження, бо ворог намагається виснажити нас, ми – його. Але ж ми його такожвиснажуємо. Подивіться, скільки техніки ворожої знищено, його крилатих ракет»,- додав речник.</text:p>
      <text:p text:style-name="P4">
Передана західними партнерами система протиповітряної оборони Patriot ужезаступила на бойове чергування в Україні та захищає наше небо від ворожихракет, в тому числі й балістичних, та авіації, а інші – ще у дорозі.</text:p>
      <text:p text:style-name="P4">
<text:span text:style-name="T4">
Читайте також:</text:span>
 <text:a xlink:type="simple" xlink:href="https://www.ukrinform.ua/rubric-ato/3699497-izrailska-sistema-rannogo-opovisenna-suttevo-dopomoze-ukraini-ignat.html" text:style-name="Internet_20_link" text:visited-style-name="Visited_20_Internet_20_Link">
 <text:span text:style-name="T4">
Ігнат</text:span>
 </text:a>
</text:p>
      <text:p text:style-name="P4">
Як повідомлялося, Юрій Ігнат раніше наголошував на тому, що отримані відміжнародних партнерів зенітно-ракетні комплекси Patriot суттєво посилятьпротиповітряну оборону України і дозволять тримати російські літаки подалі відкордону.</text:p>
      <text:p text:style-name="P4">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Twitter відновив синю галочку для відомих акаунтів</text:span>
</text:h>
      <text:p text:style-name="P4">
Authors: Ukrinform (Person)</text:p>
      <text:p text:style-name="P4">
Publisher: Укринформ (Organization)</text:p>
      <text:p text:style-name="P4">
Published Time: 2023-04-23T20:56:00+03:00</text:p>
      <text:p text:style-name="P4">
Modified Time: 2023-04-23T20:56:00+03:00</text:p>
      <text:p text:style-name="P4">
Description: Деяким акаунтам Twitter з більш ніж мільйоном підписників Twitter повернув синю галочку без оплати за підписку. — Укрінформ.</text:p>
      <text:p text:style-name="P4">
Images: ["<text:a xlink:type="simple" xlink:href="https://static.ukrinform.com/photos/2023_04/thumb_files/630_360_1682252855-654.jpg" text:style-name="Internet_20_link" text:visited-style-name="Visited_20_Internet_20_Link">
630_360_16822...</text:a>
"]</text:p>
      <text:p text:style-name="P4">
Tags: ['Технології', 'Twitter', 'Соцмережі']</text:p>
      <text:p text:style-name="P4">
Type: Article</text:p>
      <!--METADATA-->
      <text:p text:style-name="P4">
<draw:frame draw:style-name="fr1" draw:name="Image217" text:anchor-type="as-char" svg:width="6.9236in" svg:height="3.956343in" draw:z-index="0">
<draw:image xlink:href="../Images/yкринформ/2023-04-23T20-56-00-03-00/630_360_1682252855-654.jpg" xlink:type="simple" xlink:show="embed" xlink:actuate="onLoad" draw:mime-type="image/jpeg"/>
</draw:frame>
 Деякимакаунтам Twitter з більш ніж мільйоном підписників Twitter повернув синюгалочку без оплати за підписку.</text:p>
      <text:p text:style-name="P4">
Як передає Укрінформ, про це повідомляє <text:a xlink:type="simple" xlink:href="https://www.bbc.co.uk/news/technology-65365366" text:style-name="Internet_20_link" text:visited-style-name="Visited_20_Internet_20_Link">
</text:a>
 .</text:p>
      <text:p text:style-name="P4">
Серед тих, кому повернули синю галочку, десятки знаменитостей, деякітелеведучі та акаунти медіа. Деякі випадки відновлення позначки відбуваютьсяна безоплатній основі.</text:p>
      <text:p text:style-name="P4">
До того, як платформу купив Ілон Маск, синя галочка була значком верифікації,який Twitter надавав безкоштовно.</text:p>
      <text:p text:style-name="P4">
<text:span text:style-name="T4">
Читайте також:</text:span>
 <text:a xlink:type="simple" xlink:href="https://www.ukrinform.ua/rubric-technology/3699365-king-zaproponuvav-masku-peredati-jogo-sinu-galocku-u-twitter-fondu-prituli.html" text:style-name="Internet_20_link" text:visited-style-name="Visited_20_Internet_20_Link">
 <text:span text:style-name="T4">
Twitter</text:span>
 </text:a>
</text:p>
      <text:p text:style-name="P4">
Повідомлялося, що видалення застарілих синіх галочок доводилося робити вручну,тому цілком можливо, що це також ручний процес, який триватиме впродовжнайближчих днів.</text:p>
      <text:p text:style-name="P4">
Спочатку він використовувався як інструмент аутентифікації, покликанийдопомогти зупинити фейкові акаунти і поширення дезінформації.</text:p>
      <text:p text:style-name="P4">
Зараз це символ того, що акаунт підписався на преміум-послугу під назвоюTwitter Blue - і при здійсненні платежу відбувається процес верифікації.Існують різні ціни залежно від того, де здійснюється підписка, але всередньому вона становить близько 8 доларів на місяць.</text:p>
      <text:p text:style-name="P4">
<text:span text:style-name="T4">
Читайте також:</text:span>
 <text:a xlink:type="simple" xlink:href="https://www.ukrinform.ua/rubric-technology/3699574-mask-vidpoviv-kingu-so-zadonativ-100-miljoniv-dla-ukraini.html" text:style-name="Internet_20_link" text:visited-style-name="Visited_20_Internet_20_Link">
 </text:a>
</text:p>
      <text:p text:style-name="P4">
Як повідомляв Укрінформ, чимало акаунтів медіа у Twitter позбулися позначок,які засвідчують їхню приналежність або джерела фінансування.</text:p>
      <text:p text:style-name="P4">
Фото: Getty Images</text:p>
      <text:p text:style-name="P4">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Зеленський подякував Силам оборони, які показали результат у бою</text:span>
</text:h>
      <text:p text:style-name="P4">
Authors: Ukrinform (Person)</text:p>
      <text:p text:style-name="P4">
Publisher: Укринформ (Organization)</text:p>
      <text:p text:style-name="P4">
Published Time: 2023-04-23T21:13:00+03:00</text:p>
      <text:p text:style-name="P4">
Modified Time: 2023-04-23T21:13:00+03:00</text:p>
      <text:p text:style-name="P4">
Description: Президент України Володимир Зеленський подякував Силам оборони, які у бою показали результат, захищаючи Батьківщину. — Укрінформ.</text:p>
      <text:p text:style-name="P4">
Images: ["<text:a xlink:type="simple" xlink:href="https://static.ukrinform.com/photos/2023_02/thumb_files/630_360_1677434079-719.jpeg" text:style-name="Internet_20_link" text:visited-style-name="Visited_20_Internet_20_Link">
630_360_16774...</text:a>
"]</text:p>
      <text:p text:style-name="P4">
Tags: ['ДСНС', 'Зеленський', 'Війна з росією']</text:p>
      <text:p text:style-name="P4">
Type: Article</text:p>
      <!--METADATA-->
      <text:p text:style-name="P4">
<draw:frame draw:style-name="fr1" draw:name="Image218" text:anchor-type="as-char" svg:width="6.9236in" svg:height="3.956343in" draw:z-index="0">
<draw:image xlink:href="../Images/yкринформ/2023-04-23T21-13-00-03-00/630_360_1677434079-719.jpeg" xlink:type="simple" xlink:show="embed" xlink:actuate="onLoad" draw:mime-type="image/jpeg"/>
</draw:frame>
 ПрезидентУкраїни Володимир Зеленський подякував Силам оборони, які у бою показалирезультат, захищаючи Батьківщину.</text:p>
      <text:p text:style-name="P4">
Про це він сказав у <text:a xlink:type="simple" xlink:href="https://www.youtube.com/watch" text:style-name="Internet_20_link" text:visited-style-name="Visited_20_Internet_20_Link">
</text:a>
, передає Укрінформ.</text:p>
      <text:p text:style-name="P4">
«Сьогодні хочу зосередитися на словах вдячності. Перше – воїнам. Усім, хтозараз у бою, на позиціях, у бойових завданнях… Авдіївка, Марʼїнка, Бахмут,Лиманський напрямок, Сіверський… 35-та окрема бригада морської піхоти іменіконтрадмірала Остроградського, 55-та окрема артилерійська бригада «ЗапорізькаСіч», десантники нашої «сімдесятдевʼятки» – дякую вам, воїни! Незмінно хоробрій міцні! 80-та бригада ДШВ – дякую за зразкове знищення ворога під Бахмутом.Молодці, хлопці! 54-та окрема механізована бригада імені гетьмана Мазепи –дякую за стійкість, за захист позицій, а отже, за захист України», - сказавЗеленський.</text:p>
      <text:p text:style-name="P4">
Президент також подякував рятувальникам та всім працівникам ДСНС, які задіянів ліквідації наслідків ворожих ударів. Він згадав й про психологів, адже в цейдень у нашій державі відзначають їхнє професійне свято. «Я дякую кожному ікожній, хто обрав саме цю професію та присвячує своє життя, власний часздоровʼю та спокою інших. Де б ви не працювали, коли б не працювали, за якихби це не відбувалось умов, сенс роботи психолога завжди шляхетний: допомогти.Дякую тим, хто допомагає нашим людям», - сказав він.</text:p>
      <text:p text:style-name="P4">
<text:span text:style-name="T4">
Читайте також:</text:span>
 <text:a xlink:type="simple" xlink:href="https://www.ukrinform.ua/rubric-economy/3699420-pocalas-globalna-robota-z-obmezenna-rosijskoi-atomnoi-galuzi-zelenskij.html" text:style-name="Internet_20_link" text:visited-style-name="Visited_20_Internet_20_Link">
 <text:span text:style-name="T4">
Зеленський</text:span>
 </text:a>
</text:p>
      <text:p text:style-name="P4">
Глава держави також нагадав про те, що починаючи з 90-х років саме 23 квітнящороку відзначається Всесвітній день книги та авторського права. Зараз, колимільйони наших людей перебувають у різних країнах, коли українські діти живутьі вчаться в інших мовних та культурних середовищах, особливо важливо, щобчерез українську книгу українське бачення світу обʼєднувало наших людей,зберігало звʼязок із домом, вважає Зеленський.</text:p>
      <text:p text:style-name="P4">
Фото: ОП</text:p>
      <text:p text:style-name="P4">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В Україні очікуються дощі, подекуди із грозами, вдень до 19° тепла</text:span>
</text:h>
      <text:p text:style-name="P4">
Authors: Ukrinform (Person)</text:p>
      <text:p text:style-name="P4">
Publisher: Укринформ (Organization)</text:p>
      <text:p text:style-name="P4">
Published Time: 2023-04-23T21:15:00+03:00</text:p>
      <text:p text:style-name="P4">
Modified Time: 2023-04-23T21:15:00+03:00</text:p>
      <text:p text:style-name="P4">
Description: В Україні у понеділок, 24 квітня, дощитиме, подекуди прошумлять грози, повітря вдень прогріється максимально до 19°. — Укрінформ.</text:p>
      <text:p text:style-name="P4">
Images: ["<text:a xlink:type="simple" xlink:href="https://static.ukrinform.com/photos/2018_05/thumb_files/630_360_1525846985-5329.jpg" text:style-name="Internet_20_link" text:visited-style-name="Visited_20_Internet_20_Link">
630_360_15258...</text:a>
"]</text:p>
      <text:p text:style-name="P4">
Tags: ['Дощ', 'Гроза', 'Погода', 'Тепло', 'Прогноз', 'Весна']</text:p>
      <text:p text:style-name="P4">
Type: Article</text:p>
      <!--METADATA-->
      <text:p text:style-name="P4">
<draw:frame draw:style-name="fr1" draw:name="Image219" text:anchor-type="as-char" svg:width="6.9236in" svg:height="3.956343in" draw:z-index="0">
<draw:image xlink:href="../Images/yкринформ/2023-04-23T21-15-00-03-00/630_360_1525846985-5329.jpg" xlink:type="simple" xlink:show="embed" xlink:actuate="onLoad" draw:mime-type="image/jpeg"/>
</draw:frame>
 В Україніу понеділок, 24 квітня, дощитиме, подекуди прошумлять грози, повітря вденьпрогріється максимально до 19°.</text:p>
      <text:p text:style-name="P4">
Про це Укрінформу повідомили в Українському гідрометцентрі.</text:p>
      <text:p text:style-name="P4">
"Хмарно з проясненнями. Вночі без опадів, вдень на Лівобережжі, в Криму таКарпатському регіоні короткочасні дощі, окремі грози, на решті територіїмісцями невеликий дощ. Вітер переважно південно-східний, 5-10 м/с. Температуравночі 3-8° тепла, вдень 14-19°; на високогір'ї Карпат вночі близько 0°, вдень6-11° тепла", - поінформували синоптики.</text:p>
      <text:p text:style-name="P4">
За їхнім прогнозом, у Києві та Київській області буде хмарно з проясненнями,вдень місцями пройде невеликий дощ. Температура у столиці становитиме вночі6-8° тепла, вдень 16-18°, у регіоні вночі буде +3-8°, вдень 14-19°.</text:p>
      <text:p text:style-name="P4">
Хмарна з проясненнями погода збережеться в Україні й у наступні два дні. Узахідних, 25 квітня і у східних областях, вдень 26 квітня на Правобережжікороткочасні дощі, подекуди грози, 25 квітня в Карпатському регіоні місцямизначні опади; на решті території без опадів.</text:p>
      <text:p text:style-name="P4">
Температура вночі 4-9° тепла; вдень 15-20°, на заході, 25 квітня і на сході9-14°, 26 квітня на Житомирщині, Київщині, Вінниччині, Черкащині та Одещині12-17°.</text:p>
      <text:p text:style-name="P4">
<text:span text:style-name="T4">
Читайте також:</text:span>
 <text:a xlink:type="simple" xlink:href="https://www.ukrinform.ua/rubric-regions/3699520-v-ukraini-zalisautsa-pidtoplenimi-ponad-1200-dvorogospodarstv.html" text:style-name="Internet_20_link" text:visited-style-name="Visited_20_Internet_20_Link">
 <text:span text:style-name="T4">
Україні</text:span>
 <text:span text:style-name="T4">
залишаються</text:span>
 <text:span text:style-name="T4">
підтопленими</text:span>
 <text:span text:style-name="T4">
понад</text:span>
<text:span text:style-name="T4">
1200</text:span>
 <text:span text:style-name="T4">
дворогосподарств</text:span>
 </text:a>
</text:p>
      <text:p text:style-name="P4">
Синоптики прогнозують у ці дні на високогір'ї Карпат помірний, місцями значнийдощ з мокрим снігом; температура вночі та вдень 1-6° тепла.</text:p>
      <text:p text:style-name="P4">
У Києві та області буде без опадів, лише вдень 26 квітня пройде короткочаснийдощ, місцями гроза. У столиці вночі стовпчики термометрів покажуть 7-9°; вдень25 квітня 17-19°, 26 квітня 13-15°. По області буде вночі 4-9°, вдень 25квітня 15-20°, 26 квітня 12-17°.</text:p>
      <text:p text:style-name="P4">
За прогнозом, 27 квітня в Україні, крім західних областей, 28 квітня упівденній та східній частинах країни, вдень і в більшості центральних,Чернігівській та Сумській областях часом пройдуть дощі, місцями грози.</text:p>
      <text:p text:style-name="P4">
Температура у східних, Дніпропетровській, Запорізькій та Херсонській областяхвночі 6-12°, вдень 15-21°; на решті території вночі 3-9°, у західних,Житомирській, Вінницькій, 28 квітня і в Київській та Черкаській областях 1-6°тепла (в західних областях на поверхні ґрунту заморозки 0-3°); вдень 7-13°тепла; на високогір'ї Карпат вночі 0-5° <text:a xlink:type="simple" xlink:href="https://www.ukrinform.ua/tag-moroz" text:style-name="Internet_20_link" text:visited-style-name="Visited_20_Internet_20_Link">
 </text:a>
 , вдень 1-6° тепла.</text:p>
      <text:p text:style-name="P4">
У Києві та столичному регіоні 27 квітня очікується дощ, місцями гроза; 28квітня опадів не прогнозують. Температура у столиці становитиме вночі 4-6°тепла, вдень 10-12°, по області вночі буде 27 квітня 3-8°, 28 квітня 1-6°тепла; вдень 7-12°.</text:p>
      <text:p text:style-name="P4">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Стефанчук прибув до Праги для участі у Конференції спікерів парламентів ЄС</text:span>
</text:h>
      <text:p text:style-name="P4">
Authors: Ukrinform (Person)</text:p>
      <text:p text:style-name="P4">
Publisher: Укринформ (Organization)</text:p>
      <text:p text:style-name="P4">
Published Time: 2023-04-23T21:24:00+03:00</text:p>
      <text:p text:style-name="P4">
Modified Time: 2023-04-23T21:24:00+03:00</text:p>
      <text:p text:style-name="P4">
Description: Голова Верховної Ради Руслан Стефанчук прибув до Праги для участі у Конференції спікерів парламентів Європейського Союзу. — Укрінформ.</text:p>
      <text:p text:style-name="P4">
Images: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Tags: ['Євросоюз', 'Прага', 'Стефанчук']</text:p>
      <text:p text:style-name="P4">
Type: Article</text:p>
      <!--METADATA-->
      <text:p text:style-name="P4">
<draw:frame draw:style-name="fr1" draw:name="Image220" text:anchor-type="as-char" svg:width="6.9236in" svg:height="3.956343in" draw:z-index="0">
<draw:image xlink:href="../Images/yкринформ/2023-04-23T21-24-00-03-00/630_360_1682273806-233.jpg" xlink:type="simple" xlink:show="embed" xlink:actuate="onLoad" draw:mime-type="image/jpeg"/>
</draw:frame>
 ГоловаВерховної Ради Руслан Стефанчук прибув до Праги для участі у Конференціїспікерів парламентів Європейського Союзу.</text:p>
      <text:p text:style-name="P4">
Як передає Укрінформ, про це Стефанчук написав у <text:a xlink:type="simple" xlink:href="https://www.facebook.com/stefanchuk.official/posts/pfbid02cidqXvgBx9mrPYbbXiiUeQkVyyhinBdVsBwzqfRB7a26J8SzG3WJRooBEUQPHvgxl" text:style-name="Internet_20_link" text:visited-style-name="Visited_20_Internet_20_Link">
</text:a>
.</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Стефанчук вже зустрівся із головою Сенату Парламенту Чеської РеспублікиМілошем Вистрчілом. Голова ВРУ, подякував Чехії за послідовну підтримкусуверенітету та територіальної цілісності України.</text:p>
      <text:p text:style-name="P4">
<draw:frame draw:style-name="fr1" draw:name="Image221" text:anchor-type="as-char" svg:width="6.9236in" svg:height="4.615733in" draw:z-index="0">
<draw:image xlink:href="../Images/yкринформ/2023-04-23T21-24-00-03-00/1682273974-180.jpg" xlink:type="simple" xlink:show="embed" xlink:actuate="onLoad" draw:mime-type="image/jpeg"/>
</draw:frame>
<draw:frame draw:style-name="fr1" draw:name="Image222" text:anchor-type="as-char" svg:width="6.9236in" svg:height="4.615733in" draw:z-index="0">
<draw:image xlink:href="../Images/yкринформ/2023-04-23T21-24-00-03-00/1682273974-890.jpg" xlink:type="simple" xlink:show="embed" xlink:actuate="onLoad" draw:mime-type="image/jpeg"/>
</draw:frame>
</text:p>
      <text:p text:style-name="P4">
Він нагадав, що указом Президента України Володимира Зеленського голова СенатуЧехії нагороджений орденом князя Ярослава Мудрого ІІ ступеня. “Для мене євеликою честю вручити цю нагороду шановному колезі й справжньому другуУкраїни”, - підкреслив він.</text:p>
      <text:p text:style-name="P4">
Як повідомляв Укрінформ, Голова Верховної Ради <text:span text:style-name="T5">
<text:span text:style-name="T4">
<text:a xlink:type="simple" xlink:href="https://www.ukrinform.ua/rubric-polytics/3698946-stefancuk-vizme-ucast-u-samiti-goliv-parlamentiv-kraincleniv-ta-kandidativ-na-clenstvo-v-es.html" text:style-name="Internet_20_link" text:visited-style-name="Visited_20_Internet_20_Link">
</text:a>
 </text:span>
 </text:span>
, який відбудеться в Празі (Чехія).</text:p>
      <text:p text:style-name="P4">
<text:span text:style-name="T5">
Фото: Руслан Стефанчук, Фейсбук</text:span>
</text:p>
      <text:p text:style-name="P4">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Президент: Наша перемога в цій війні буде спільною – усіх, хто її наближав</text:span>
</text:h>
      <text:p text:style-name="P4">
Authors: Ukrinform (Person)</text:p>
      <text:p text:style-name="P4">
Publisher: Укринформ (Organization)</text:p>
      <text:p text:style-name="P4">
Published Time: 2023-04-23T21:31:00+03:00</text:p>
      <text:p text:style-name="P4">
Modified Time: 2023-04-23T21:31:00+03:00</text:p>
      <text:p text:style-name="P4">
Description: Продовжуємо готувати кілька важливих міжнародних подій, які можуть дати нашій державі більше міцності, а нашим воїнам – більше зброї.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223" text:anchor-type="as-char" svg:width="6.9236in" svg:height="3.956343in" draw:z-index="0">
<draw:image xlink:href="../Images/yкринформ/2023-04-23T21-31-00-03-00/630_360_1682063024-559.jpeg" xlink:type="simple" xlink:show="embed" xlink:actuate="onLoad" draw:mime-type="image/jpeg"/>
</draw:frame>
Продовжуємо готувати кілька важливих міжнародних подій, які можуть дати нашійдержаві більше міцності, а нашим воїнам – більше зброї.</text:p>
      <text:p text:style-name="P4">
Про це у своєму <text:a xlink:type="simple" xlink:href="https://www.youtube.com/watch" text:style-name="Internet_20_link" text:visited-style-name="Visited_20_Internet_20_Link">
 </text:a>
 наприкінці424-го дня війни сказав Президент України Володимир Зеленський, передаєУкрінформ.</text:p>
      <text:p text:style-name="P4">
_Відео:<text:a xlink:type="simple" xlink:href="https://www.youtube.com/watch" text:style-name="Internet_20_link" text:visited-style-name="Visited_20_Internet_20_Link">
 </text:a>
 _</text:p>
      <text:p text:style-name="P4">
_<text:span text:style-name="T4">
Бажаю здоровʼя, шановні українці!</text:span>
 _</text:p>
      <text:p text:style-name="P4">
Сьогодні хочу зосередитися на словах вдячності.</text:p>
      <text:p text:style-name="P4">
Перше – воїнам. Усім, хто зараз у бою, на позиціях, на бойових завданнях.Авдіївка, Марʼїнка, Бахмут, Лиманський напрямок, Сіверський...</text:p>
      <text:p text:style-name="P4">
35-та окрема бригада морської піхоти імені контрадмірала Остроградського,55-та окрема артилерійська бригада «Запорізька Січ», десантники нашої«Сімдесятдевʼятки» – дякую вам, воїни! Незмінно хоробрі й міцні!</text:p>
      <text:p text:style-name="P4">
80-та бригада ДШВ – дякую за зразкове знищення ворога під Бахмутом. Молодці,хлопці!</text:p>
      <text:p text:style-name="P4">
54-та окрема механізована бригада імені гетьмана Мазепи – дякую за стійкість,за захист позицій, а отже, за захист України!</text:p>
      <text:p text:style-name="P4">
Це важливо розуміти в кожному нашому місті, в кожному селі, всюди, де заразбільш-менш вже тихо. Всюди, де сьогодні був просто спокійний весняний сонячнийдень... Кожен день такої тиші в тилових областях здобувається нашими воїнами вжорстоких боях на передовій. У щоденних боях! Будь ласка, прошу, шануйте це. Ізавжди допомагайте нашим воїнам, коли це потрібно, завжди підтримуйте державуй оборону так, як це можливо.</text:p>
      <text:p text:style-name="P4">
Друге – подяка рятувальникам, усім нашим працівникам ДСНС, які залучені доліквідації наслідків ворожих ударів. Дякую всьому колективу ДСНС! А окремо зароботу саме цього тижня варто відзначити наших пожежників-рятувальників –сержанта Романа Світличного, сержанта Петра Бондаренка, старшого сержантаОлексія Інгульського, командира відділення 5-го державного пожежно-рятувального поста старшого прапорщика Олександра Іваненка, начальника 13-їпожежно-рятувальної частини міста Немирів майора Василя Мельника тапідполковника Віктора Кузьменка з Головного управління ДСНС у Полтавськійобласті. Дякую вам!</text:p>
      <text:p text:style-name="P4">
Третє – наші психологи. Сьогодні в нашій державі професійний день психологів,і я дякую кожному й кожній, хто обрав саме цю професію та присвячує своє життяі власне свій час здоров’ю та спокою інших. Хоч би де ви працювали, хоч биколи працювали, хоч би за яких умов це відбувалося, сенс роботи психологазавжди шляхетний – допомогти. Дякую тим, хто допомагає нашим людям!</text:p>
      <text:p text:style-name="P4">
Четвертий пункт. Починаючи з 90-х років саме 23 квітня щорічно відзначаєтьсяВсесвітній день книги та авторського права. Зараз, коли мільйони наших людейперебувають у різних країнах, коли українські діти живуть і вчаться в іншихмовних та культурних середовищах, особливо важливо, мені здається, щоб черезукраїнську книгу українське бачення світу все це об’єднувало наших людей,зберігало звʼязок із домом.</text:p>
      <text:p text:style-name="P4">
І я дякую всім, хто допомагає розповсюдженню нашої книги у світі. Хтореалізовує такі проєкти, як, наприклад «Книжки без кордонів». Важкого минулогороку було роздано понад 280 тис. книжок у межах цього проєкту. 20 країндолучились. Або інший наш проєкт – українські книжкові полички в майже 40країнах світу. Дякую всім, хто допомагає! Дякую всім нашим українськимвидавцям, які продовжують роботу. І, звичайно, дякую всім, хто пишеукраїнською та про Україну.</text:p>
      <text:p text:style-name="P4">
І, нарешті, п’яте. Ми продовжуємо готувати кілька важливих міжнародних подій,які можуть дати нашій державі більше міцності, а нашим воїнам – більше зброї.Майже щодня – відповідна комунікація з партнерами, відповідні завдання длянашої дипломатії. Наради, розмови, зустрічі.</text:p>
      <text:p text:style-name="P4">
І я дякую всім, хто залучений до такої підготовчої роботи. В абсолютнійбільшості випадків це невидима для загалу робота. І так правильно. Саме так цепрацює. Результат базується на підготовці. Дякую кожному й кожній, хто готуєрезультати для України! Офіс, уряд, наші дипломатичні представництва – дякуювсім, хто залучений!</text:p>
      <text:p text:style-name="P4">
Наша перемога в цій війні буде спільною. Усіх, хто її наближав. Усіх, хтовоював і працював заради перемоги. Слава кожному українському герою! Славанашому прекрасному народу!</text:p>
      <text:p text:style-name="P4">
_<text:span text:style-name="T4">
Слава Україні!</text:span>
 _</text:p>
      <text:p text:style-name="P4">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Українці здобули «срібло» та «бронзу» на чемпіонаті Європи з греко-римської боротьби</text:span>
</text:h>
      <text:p text:style-name="P4">
Authors: Ukrinform (Person)</text:p>
      <text:p text:style-name="P4">
Publisher: Укринформ (Organization)</text:p>
      <text:p text:style-name="P4">
Published Time: 2023-04-23T21:35:00+03:00</text:p>
      <text:p text:style-name="P4">
Modified Time: 2023-04-23T21:35:00+03:00</text:p>
      <text:p text:style-name="P4">
Description: На чемпіонаті Європи зі спортивної боротьби у Загребі (Хорватія) змагання завершили представникі греко-римского стилю. — Укрінформ.</text:p>
      <text:p text:style-name="P4">
Images: ["<text:a xlink:type="simple" xlink:href="https://static.ukrinform.com/photos/2023_04/thumb_files/630_360_1682273008-141.jpg" text:style-name="Internet_20_link" text:visited-style-name="Visited_20_Internet_20_Link">
630_360_16822...</text:a>
"]</text:p>
      <text:p text:style-name="P4">
Tags: ['Греко-римська боротьба']</text:p>
      <text:p text:style-name="P4">
Type: Article</text:p>
      <!--METADATA-->
      <text:p text:style-name="P4">
<draw:frame draw:style-name="fr1" draw:name="Image224" text:anchor-type="as-char" svg:width="6.9236in" svg:height="3.956343in" draw:z-index="0">
<draw:image xlink:href="../Images/yкринформ/2023-04-23T21-35-00-03-00/630_360_1682273008-141.jpg" xlink:type="simple" xlink:show="embed" xlink:actuate="onLoad" draw:mime-type="image/jpeg"/>
</draw:frame>
 Начемпіонаті Європи зі спортивної боротьби у Загребі (Хорватія) змаганнязавершили представникі греко-римского стилю.</text:p>
      <text:p text:style-name="P4">
В останній день континентальної першості українці здобули дві медалі, передаєУкрінформ.</text:p>
      <text:p text:style-name="P4">
Срібну нагороду завоював Ярослав Фільчаков, який дійшов до фіналу у ваговійкатегорії до 82 кг, де за додатковими показниками поступився чинному чемпіонусвіту Бурхану Акбудаку із Туреччини (підсумковий рахунок - 3:3), передаєУкрінформ.</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ext:p>
      <text:p text:style-name="P4">
Бронзовим призером у Загребі став ще один представник української командиПарвіз Насібов (67 кг), який у сутичці за 3-є місце взяв гору над румуномМіхаєм Раду Міхутом (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Андрій Кулик (72 кг) посів 5-е місце, програвши у поєдинку за «бронзу»Селькуку Сану з Туреччини (1:5).</text:p>
      <text:p text:style-name="P4">
На фото: Ярослав Фільчаков (United World Wrestling).</text:p>
      <text:p text:style-name="P4">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Гуменюк пояснила, чому ворог посилив обстріли правобережжя Херсонщини</text:span>
</text:h>
      <text:p text:style-name="P4">
Authors: Ukrinform (Person)</text:p>
      <text:p text:style-name="P4">
Publisher: Укринформ (Organization)</text:p>
      <text:p text:style-name="P4">
Published Time: 2023-04-23T21:40:00+03:00</text:p>
      <text:p text:style-name="P4">
Modified Time: 2023-04-23T21:40:00+03:00</text:p>
      <text:p text:style-name="P4">
Description: Оприлюднення інформації про те, що українські сили зайняли позиції на лівому березі Дніпра у Херсонській області призвело до активізації дій росіян, посилення ворожих обстрілів, внаслідок чого було зруйновано близько 30 будинків та постраждало мирне населення. — Укрінформ.</text:p>
      <text:p text:style-name="P4">
Images: ["<text:a xlink:type="simple" xlink:href="https://static.ukrinform.com/photos/2022_07/thumb_files/630_360_1658745649-140.jpg" text:style-name="Internet_20_link" text:visited-style-name="Visited_20_Internet_20_Link">
630_360_16587...</text:a>
"]</text:p>
      <text:p text:style-name="P4">
Tags: ['Херсонщина', 'Обстріл', 'Війна з росією', 'Єдині новини', 'Наталія Гуменюк']</text:p>
      <text:p text:style-name="P4">
Type: Article</text:p>
      <!--METADATA-->
      <text:p text:style-name="P4">
<draw:frame draw:style-name="fr1" draw:name="Image225" text:anchor-type="as-char" svg:width="6.9236in" svg:height="3.956343in" draw:z-index="0">
<draw:image xlink:href="../Images/yкринформ/2023-04-23T21-40-00-03-00/630_360_1658745649-140.jpg" xlink:type="simple" xlink:show="embed" xlink:actuate="onLoad" draw:mime-type="image/jpeg"/>
</draw:frame>
Оприлюднення інформації про те, що українські сили зайняли позиції на лівомуберезі Дніпра у Херсонській області призвело до активізації дій росіян,посилення ворожих обстрілів, внаслідок чого було зруйновано близько 30будинків та постраждало мирне населення.</text:p>
      <text:p text:style-name="P4">
Як передає Укрінформ, про це повідомила керівник пресцентру оперативногокомандування "Південь" Наталія Гуменюк в ефірі телемарафону «Єдині новини».</text:p>
      <text:p text:style-name="P4">
«Треба довіряти достовірним джерелам та розуміти, що таке висновки аналітиківта що таке звіт про проведену бойову роботу. Уточнена інформація, на жаль, недуже втішна і не дуже приємна. Ворог, реагуючи на такі інформаційні вкиди,дуже суттєво посилив атаки по протилежному берегу. Ми маємо дуже потужнийобстріл Херсонського району, Бериславського району, зруйновано близько 30житлових будинків, постраждали цивільні люди, зруйновано школу в одному знаселених пунктів. Натхненний такою інформацією ворог застосував дуже потужнуавіаційну атаку, підтягнув артилерію і намагався довести всіма силами, щоутримує позиції. Саме такі наслідки має інформаційний вкид в умовах гібридноївійни», - сказала Гуменюк.</text:p>
      <text:p text:style-name="P4">
<text:span text:style-name="T4">
Читайте також:</text:span>
 <text:a xlink:type="simple" xlink:href="https://www.ukrinform.ua/rubric-ato/3699531-gumenuk-zaklikae-do-informacijnoi-tisi-sodo-visadki-zsu-na-livomu-berezi.html" text:style-name="Internet_20_link" text:visited-style-name="Visited_20_Internet_20_Link">
 <text:span text:style-name="T4">
Гуменюк</text:span>
 </text:a>
</text:p>
      <text:p text:style-name="P4">
Раніше Гуменюк вже наголошувала на тому, що умови військової операціївимагають інформаційної тиші. Речниця вкотре закликала дуже ретельно підходитидо інформації, яку оприлюднюють з різних джерел та виважено її сприймати, ажурналістам – повідомляти дані, спираючись тільки на офіційні джерела.</text:p>
      <text:p text:style-name="P4">
«Інформаційний фронт – це теж фронт, і там теж може бути дуже боляче», -наголосила вона.</text:p>
      <text:p text:style-name="P4">
<text:span text:style-name="T4">
Читайте також:</text:span>
 <text:a xlink:type="simple" xlink:href="https://www.ukrinform.ua/rubric-ato/3699652-unaslidok-obstriliv-hersonsini-poraneni-tri-ludini.html" text:style-name="Internet_20_link" text:visited-style-name="Visited_20_Internet_20_Link">
 <text:span text:style-name="T4">
Херсонщин</text:span>
 </text:a>
</text:p>
      <text:p text:style-name="P4">
Як повідомлялося, Інститут вивчення війни повідомив, що українські силизайняли позиції на лівому березі Дніпра у Херсонській області.</text:p>
      <text:p text:style-name="P4">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Манчестер Юнайтед» вийшов у фінал кубка Англії</text:span>
</text:h>
      <text:p text:style-name="P4">
Authors: Ukrinform (Person)</text:p>
      <text:p text:style-name="P4">
Publisher: Укринформ (Organization)</text:p>
      <text:p text:style-name="P4">
Published Time: 2023-04-23T21:43:16+03:00</text:p>
      <text:p text:style-name="P4">
Modified Time: 2023-04-23T21:43:16+03:00</text:p>
      <text:p text:style-name="P4">
Description: «Манкуніанці» здобули перемогу в серії післяматчевих пенальті. — Укрінформ.</text:p>
      <text:p text:style-name="P4">
Images: ["<text:a xlink:type="simple" xlink:href="https://static.ukrinform.com/photos/2023_04/thumb_files/630_360_1682275273-133.jpg" text:style-name="Internet_20_link" text:visited-style-name="Visited_20_Internet_20_Link">
630_360_16822...</text:a>
"]</text:p>
      <text:p text:style-name="P4">
Tags: ['Футбол', 'Манчестер Юнайтед', 'АПЛ']</text:p>
      <text:p text:style-name="P4">
Type: Article</text:p>
      <!--METADATA-->
      <text:p text:style-name="P4">
<draw:frame draw:style-name="fr1" draw:name="Image226" text:anchor-type="as-char" svg:width="6.9236in" svg:height="3.956343in" draw:z-index="0">
<draw:image xlink:href="../Images/yкринформ/2023-04-23T21-43-16-03-00/630_360_1682275273-133.jpg" xlink:type="simple" xlink:show="embed" xlink:actuate="onLoad" draw:mime-type="image/jpeg"/>
</draw:frame>
«Манкуніанці» здобули перемогу в серії післяматчевих пенальті.</text:p>
      <text:p text:style-name="P4">
«Манчестер Юнайтед» на чужому полі переміг «Брайтон» 7:6 (0:0 за підсумкомосновного часу), передає Укрінформ.</text:p>
      <text:p text:style-name="P4">
В іншому півфінальному матчі «Манчестер Сіті» переміг «Шеффілд» (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text:p>
      <text:p text:style-name="P4">
«Манчестер Юнайтед» і «Манчестер Сіті» зустрінуться у фіналі кубка 3 червня.Початок матчу - о 17:00 за Києвом.</text:p>
      <text:p text:style-name="P4">
Фото: twitter.com/ManUtd</text:p>
      <text:p text:style-name="P4">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Зеленський анонсував декілька важливих міжнародних подій для України</text:span>
</text:h>
      <text:p text:style-name="P4">
Authors: Ukrinform (Person)</text:p>
      <text:p text:style-name="P4">
Publisher: Укринформ (Organization)</text:p>
      <text:p text:style-name="P4">
Published Time: 2023-04-23T21:52:00+03:00</text:p>
      <text:p text:style-name="P4">
Modified Time: 2023-04-23T21:52:00+03:00</text:p>
      <text:p text:style-name="P4">
Description: Влада продовжує готувати кілька важливих міжнародних подій, які можуть дати Україні більше міцності, а нашим воїнам – більше зброї. — Укрінформ.</text:p>
      <text:p text:style-name="P4">
Images: ["<text:a xlink:type="simple" xlink:href="https://static.ukrinform.com/photos/2023_04/thumb_files/630_360_1682275359-951.jpeg" text:style-name="Internet_20_link" text:visited-style-name="Visited_20_Internet_20_Link">
630_360_16822...</text:a>
"]</text:p>
      <text:p text:style-name="P4">
Tags: ['Зброя',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4-23T21-52-00-03-00/630_360_1682275359-951.jpeg" xlink:type="simple" xlink:show="embed" xlink:actuate="onLoad" draw:mime-type="image/jpeg"/>
</draw:frame>
 Владапродовжує готувати кілька важливих міжнародних подій, які можуть дати Українібільше міцності, а нашим воїнам – більше зброї.</text:p>
      <text:p text:style-name="P4">
Про це Президент України Володимир Зеленський сказав у <text:a xlink:type="simple" xlink:href="https://t.me/OP_UA/9312" text:style-name="Internet_20_link" text:visited-style-name="Visited_20_Internet_20_Link">
</text:a>
 , передає Укрінформ.</text:p>
      <text:p text:style-name="P4">
«Ми продовжуємо готувати кілька важливих міжнародних подій, які можуть датинашій державі більше міцності, а нашим воїнам – більше зброї. Майже щодня –відповідна комунікація з партнерами, відповідні завдання для нашої дипломатії.Наради, розмови, зустрічі", - сказав Зеленський.</text:p>
      <text:p text:style-name="P4">
<text:span text:style-name="T4">
Читайте також:</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Він подякував усім тим, хто залучений до такої підготовчої роботи. Вабсолютній більшості випадків це невидима для загалу робота, але саме так цепрацює. "Результат базується на підготовці. Дякую кожному й кожній, хто готуєрезультати для України! Офіс, уряд, наші дипломатичні представництва – дякуювсім, хто залучений", - сказав глава держави.</text:p>
      <text:p text:style-name="P4">
Він упевнений у тому, що наша перемога в цій війні буде спільною - усіх, хтоїї наближав, усіх, хто воював і працював заради перемоги.</text:p>
      <text:p text:style-name="P4">
<text:span text:style-name="T4">
Читайте також:</text:span>
 <text:span text:style-name="T4">
<text:a xlink:type="simple" xlink:href="https://www.ukrinform.ua/rubric-ato/3699698-zelenskij-podakuvav-silam-oboroni-aki-pokazali-rezultat-u-bou.html" text:style-name="Internet_20_link" text:visited-style-name="Visited_20_Internet_20_Link">
 </text:a>
 </text:span>
</text:p>
      <text:p text:style-name="P4">
Як повідомляв Укрінформ, Президент України Володимир Зеленський <text:span text:style-name="T5">
<text:span text:style-name="T4">
<text:a xlink:type="simple" xlink:href="https://www.ukrinform.ua/rubric-polytics/3699043-zbroa-ta-pidtrimka-ekonomiki-zelenskij-proviv-naradu-pro-zaplanovani-miznarodni-zahodi.html" text:style-name="Internet_20_link" text:visited-style-name="Visited_20_Internet_20_Link">
</text:a>
 </text:span>
 </text:span>
, що мають надати допомогу нашій обороні.</text:p>
      <text:p text:style-name="P4">
Фото: ОП</text:p>
      <text:p text:style-name="P4">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У Києві горів очерет, пожежу ліквідували</text:span>
</text:h>
      <text:p text:style-name="P4">
Authors: Ukrinform (Person)</text:p>
      <text:p text:style-name="P4">
Publisher: Укринформ (Organization)</text:p>
      <text:p text:style-name="P4">
Published Time: 2023-04-23T22:07:38+03:00</text:p>
      <text:p text:style-name="P4">
Modified Time: 2023-04-23T22:07:38+03:00</text:p>
      <text:p text:style-name="P4">
Description: Пожежу на відкритій території в Солом’янському районі столиці ліквідували. — Укрінформ.</text:p>
      <text:p text:style-name="P4">
Images: ["<text:a xlink:type="simple" xlink:href="https://static.ukrinform.com/photos/2021_11/thumb_files/630_360_1636888675-773.jpg" text:style-name="Internet_20_link" text:visited-style-name="Visited_20_Internet_20_Link">
630_360_16368...</text:a>
"]</text:p>
      <text:p text:style-name="P4">
Tags: ['Пожежа', 'Віталій Кличко', 'Київ']</text:p>
      <text:p text:style-name="P4">
Type: Article</text:p>
      <!--METADATA-->
      <text:p text:style-name="P4">
<draw:frame draw:style-name="fr1" draw:name="Image228" text:anchor-type="as-char" svg:width="6.9236in" svg:height="3.956343in" draw:z-index="0">
<draw:image xlink:href="../Images/yкринформ/2023-04-23T22-07-38-03-00/630_360_1636888675-773.jpg" xlink:type="simple" xlink:show="embed" xlink:actuate="onLoad" draw:mime-type="image/jpeg"/>
</draw:frame>
 Пожежу навідкритій території в Солом’янському районі столиці ліквідували.</text:p>
      <text:p text:style-name="P4">
Про це київський міський голова Віталій Кличко повідомив у <text:a xlink:type="simple" xlink:href="https://t.me/vitaliy_klitschko/1908" text:style-name="Internet_20_link" text:visited-style-name="Visited_20_Internet_20_Link">
</text:a>
 , передає Укрінформ.</text:p>
      <text:p text:style-name="P4">
«Пожежу на відкритій території в Солом’янському районі столиці ліквідували. Наперехресті пр. Лобановського та вул. Брожка сталось загоряння очерету на площі500 м.кв.», - написав Кличко.</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пожеж</text:span>
 </text:a>
</text:p>
      <text:p text:style-name="P4">
Детальну інформацію мер поки що не оприлюднив.</text:p>
      <text:p text:style-name="P4">
Як повідомляв Укрінформ, двоє людей загинули, а ще десятеро отримали пораненнявнаслідок ​​пожежі, що <text:a xlink:type="simple" xlink:href="https://www.ukrinform.ua/rubric-world/3699296-u-madridi-stalasa-pozeza-v-restorani-dvoe-zagiblih-10-postrazdalih.html" text:style-name="Internet_20_link" text:visited-style-name="Visited_20_Internet_20_Link">
 </text:a>
 .</text:p>
      <text:p text:style-name="P4">
Фото ілюстративне</text:p>
      <text:p text:style-name="P4">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росіяни упродовж дня обстріляли дві громади на Сумщині - ОВА</text:span>
</text:h>
      <text:p text:style-name="P4">
Authors: Ukrinform (Person)</text:p>
      <text:p text:style-name="P4">
Publisher: Укринформ (Organization)</text:p>
      <text:p text:style-name="P4">
Published Time: 2023-04-23T22:11:00+03:00</text:p>
      <text:p text:style-name="P4">
Modified Time: 2023-04-23T22:11:00+03:00</text:p>
      <text:p text:style-name="P4">
Description: російські війська у неділю, 23 квітня, здійснили обстріли Хотінської та Білопільської Сумської області. — Укрінформ.</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229" text:anchor-type="as-char" svg:width="6.9236in" svg:height="3.956343in" draw:z-index="0">
<draw:image xlink:href="../Images/yкринформ/2023-04-23T22-11-00-03-00/630_360_1676709830-821.jpeg" xlink:type="simple" xlink:show="embed" xlink:actuate="onLoad" draw:mime-type="image/jpeg"/>
</draw:frame>
 російськівійська у неділю, 23 квітня, здійснили обстріли Хотінської та БілопільськоїСумської області.</text:p>
      <text:p text:style-name="P4">
Як передає Укрінформ, про це Сумська обласна військова адміністраціяповідомляє у <text:a xlink:type="simple" xlink:href="https://t.me/operativnoZSU/92768" text:style-name="Internet_20_link" text:visited-style-name="Visited_20_Internet_20_Link">
 </text:a>
 .</text:p>
      <text:p text:style-name="P4">
“Протягом дня росіяни здійснили обстріли двох прикордонних громад – Хотінськоїта Білопільської. Зафіксовано 11 прильотів з мінометів”, – ідеться вповідомленні.</text:p>
      <text:p text:style-name="P4">
Територію Білопільської громади росіяни обстріляли з мінометів, випустившип`ять мін.</text:p>
      <text:p text:style-name="P4">
<text:span text:style-name="T4">
Читайте також:</text:span>
 <text:span text:style-name="T4">
<text:a xlink:type="simple" xlink:href="https://www.ukrinform.ua/rubric-ato/3699355-vijska-rf-trici-obstrilali-prikordonna-sumsini.html" text:style-name="Internet_20_link" text:visited-style-name="Visited_20_Internet_20_Link">
 </text:a>
 </text:span>
</text:p>
      <text:p text:style-name="P4">
росіяни обстріляли з мінометів й Хотінську громаду, випустивши шість мін.</text:p>
      <text:p text:style-name="P4">
Також в Сумській ОВА додали, що з 07:00 ранку по території Білопільськоїгромади був мінометний <text:span text:style-name="T4">
<text:a xlink:type="simple" xlink:href="https://www.ukrinform.ua/tag-obstril" text:style-name="Internet_20_link" text:visited-style-name="Visited_20_Internet_20_Link">
 </text:a>
 </text:span>
 – п`ятьвлучань.</text:p>
      <text:p text:style-name="P4">
В усіх випадках обійшлося без наслідків.</text:p>
      <text:p text:style-name="P4">
<text:span text:style-name="T4">
Читайте також:</text:span>
 <text:span text:style-name="T4">
<text:a xlink:type="simple" xlink:href="https://www.ukrinform.ua/rubric-ato/3699652-unaslidok-obstriliv-hersonsini-poraneni-tri-ludini.html" text:style-name="Internet_20_link" text:visited-style-name="Visited_20_Internet_20_Link">
 </text:a>
 </text:span>
</text:p>
      <text:p text:style-name="P4">
Як повідомляв Укрінформ, війська російської федерації 22 квітня завдали ударівпо п'яти територіальних громадах Сумської області, здійснивши загалом 64влучання.</text:p>
      <text:p text:style-name="P4">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Німецький генерал закликав уряд передати Україні більше боєприпасів для ППО та винищувачі F-16</text:span>
</text:h>
      <text:p text:style-name="P4">
Authors: Ukrinform (Person)</text:p>
      <text:p text:style-name="P4">
Publisher: Укринформ (Organization)</text:p>
      <text:p text:style-name="P4">
Published Time: 2023-04-23T22:24:00+03:00</text:p>
      <text:p text:style-name="P4">
Modified Time: 2023-04-23T22:24:00+03:00</text:p>
      <text:p text:style-name="P4">
Description: Німеччині варто передати Україні бойову авіацію, зокрема винищувачі F-16 та боєприпаси для ППО. — Укрінформ.</text:p>
      <text:p text:style-name="P4">
Images: ["<text:a xlink:type="simple" xlink:href="https://static.ukrinform.com/photos/2023_04/thumb_files/630_360_1682278035-325.jpg" text:style-name="Internet_20_link" text:visited-style-name="Visited_20_Internet_20_Link">
630_360_16822...</text:a>
"]</text:p>
      <text:p text:style-name="P4">
Tags: ['Літак', 'Німеччина', 'Винищувач', 'ППО']</text:p>
      <text:p text:style-name="P4">
Type: Article</text:p>
      <!--METADATA-->
      <text:p text:style-name="P4">
<draw:frame draw:style-name="fr1" draw:name="Image230" text:anchor-type="as-char" svg:width="6.9236in" svg:height="3.956343in" draw:z-index="0">
<draw:image xlink:href="../Images/yкринформ/2023-04-23T22-24-00-03-00/630_360_1682278035-325.jpg" xlink:type="simple" xlink:show="embed" xlink:actuate="onLoad" draw:mime-type="image/jpeg"/>
</draw:frame>
 Німеччиніварто передати Україні бойову авіацію, зокрема винищувачі F-16 та боєприпасидля ППО.</text:p>
      <text:p text:style-name="P4">
Як передає Укрінформ, таку думку висловив генерал у відставці, колишнійкомандувач сил KFOR Ерхард Бюлер, повідомляє <text:a xlink:type="simple" xlink:href="https://www.bild.de/politik/inland/politik-inland/ukraine-krieg-top-general-geht-auf-ampel-los-83658200.bild.html#fromWall" text:style-name="Internet_20_link" text:visited-style-name="Visited_20_Internet_20_Link">
</text:a>
 .</text:p>
      <text:p text:style-name="P4">
Уряд Німеччини, на думку генерала, безпосередньо відповідальний за поганеоснащення українських військових. За його словами, країна дуже пізно ухвалиларішення про постачання озброєння, тому Україна досі потерпає від нестачісучасної техніки.</text:p>
      <text:p text:style-name="P4">
<text:span text:style-name="T4">
Читайте також:</text:span>
 <text:a xlink:type="simple" xlink:href="https://www.ukrinform.ua/rubric-ato/3699667-patriot-moze-zbivati-raketi-s300-ale-racionalnise-nisiti-ci-zrk-na-zemli-ignat.html" text:style-name="Internet_20_link" text:visited-style-name="Visited_20_Internet_20_Link">
 </text:a>
</text:p>
      <text:p text:style-name="P4">
Бюлер також зазначив, що німецькі чиновники повинні якнайшвидше відповідати назапити української сторони та передавати не лише боєприпаси для ППО, а йбойову авіацію, як американські винищувачі F-16, які "є у великій кількості повсьому світу".</text:p>
      <text:p text:style-name="P4">
"Україна потребує більше боєприпасів для протиповітряної оборони, а такожбойових літаків" – сказав він, маючи на увазі не німецькі літаки, "аамериканські F-16, яких у світі дуже багато", - наголосив він.</text:p>
      <text:p text:style-name="P4">
За його словами, F16 - це лише один і прикладів.</text:p>
      <text:p text:style-name="P4">
"Сенс у тому, щоб поставити українців у становище, при якому вони самі зможутьзабезпечити безпеку своєї країни в довгостроковій перспективі", - сказавгенерал.</text:p>
      <text:p text:style-name="P4">
Як повідомляв Укрінформ, речник командування Повітряних сил ЗСУ Юрій Ігнатзаявив, що <text:a xlink:type="simple" xlink:href="https://www.ukrinform.ua/rubric-ato/3699662-obicani-partnerami-sistemi-ppo-vze-u-dorozi-do-svoih-majbutnih-pozicij-povitrani-sili.html" text:style-name="Internet_20_link" text:visited-style-name="Visited_20_Internet_20_Link">
 </text:a>
 .</text:p>
      <text:p text:style-name="P4">
Фото: ddp</text:p>
      <text:p text:style-name="P4">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Штати понизили рівень свого представництва в Радбезі ООН під час головування росії – Держдеп</text:span>
</text:h>
      <text:p text:style-name="P4">
Authors: Ukrinform (Person)</text:p>
      <text:p text:style-name="P4">
Publisher: Укринформ (Organization)</text:p>
      <text:p text:style-name="P4">
Published Time: 2023-04-23T22:38:00+03:00</text:p>
      <text:p text:style-name="P4">
Modified Time: 2023-04-23T22:38:00+03:00</text:p>
      <text:p text:style-name="P4">
Description: Стратегія поводження США в Раді Безпеки ООН під час головування росії цього місяця передбачала зміну рівня її участі в засіданнях. — Укрінформ.</text:p>
      <text:p text:style-name="P4">
Images: ["<text:a xlink:type="simple" xlink:href="https://static.ukrinform.com/photos/2017_11/thumb_files/630_360_1511288470-1706.jpg" text:style-name="Internet_20_link" text:visited-style-name="Visited_20_Internet_20_Link">
630_360_15112...</text:a>
"]</text:p>
      <text:p text:style-name="P4">
Tags: ['ООН', 'Агресія РФ', 'Держдеп', 'росія', 'Радбез ООН']</text:p>
      <text:p text:style-name="P4">
Type: Article</text:p>
      <!--METADATA-->
      <text:p text:style-name="P4">
<draw:frame draw:style-name="fr1" draw:name="Image231" text:anchor-type="as-char" svg:width="6.9236in" svg:height="3.956343in" draw:z-index="0">
<draw:image xlink:href="../Images/yкринформ/2023-04-23T22-38-00-03-00/630_360_1511288470-1706.jpg" xlink:type="simple" xlink:show="embed" xlink:actuate="onLoad" draw:mime-type="image/jpeg"/>
</draw:frame>
 Стратегіяповодження США в Раді Безпеки ООН під час головування росії цього місяцяпередбачала зміну рівня її участі в засіданнях.</text:p>
      <text:p text:style-name="P4">
Як передає Укрінформ, про це повідомляє <text:a xlink:type="simple" xlink:href="https://www.politico.com/news/2023/04/23/un-security-council-russia-us-00093272" text:style-name="Internet_20_link" text:visited-style-name="Visited_20_Internet_20_Link">
</text:a>
 з посиланням на посадовця Держдепу.</text:p>
      <text:p text:style-name="P4">
«Це означає направлення на деякі засідання дипломатів нижчого рангу замістьпосла США Лінди Томас-Грінфілд. Ці дипломати потім залишали засідання включові моменти», – пояснив посадовець на умовах анонімності.</text:p>
      <text:p text:style-name="P4">
Також Томас-Ґрінфілд пропустила традиційний сніданок, який росіяни влаштувализ нагоди початку свого президентства 3 квітня.</text:p>
      <text:p text:style-name="P4">
<text:span text:style-name="T4">
Читайте також:</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За словами посадовця, усе це свідчить про необхідність заявленої Вашингтономмети – зміни структури Організації Об'єднаних Націй.</text:p>
      <text:p text:style-name="P4">
«Це божевілля, що росія є постійним членом Ради Безпеки після того, як вонагрубо порушила Статут ООН, – сказав він. – Це дійсно один із багатьох проявівтого, що Рада Безпеки та ООН у цілому потребують реформування».</text:p>
      <text:p text:style-name="P4">
ООН звикла до дивацтв, абсурду й певної частки лицемірства, зазначає видання,але у квітні «це сягнуло епічних масштабів, оскільки росія перебрала на себеголовування в Раді Безпеки ООН на ротаційній основі й використала його длявиправдання своєї війни проти України».</text:p>
      <text:p text:style-name="P4">
<text:span text:style-name="T4">
Читайте також:</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5 квітня рф провела зустріч членів РБ у форматі Аррія для виправданнявикрадення дітей з окупованих територій України.</text:p>
      <text:p text:style-name="P4">
10 квітня організувала відкриті дебати в Радбезі, аби звинуватити західнікраїни у постачанні зброї Україні.</text:p>
      <text:p text:style-name="P4">
У понеділок, 24 квітня міністр закордонних справ росії сергій лавровголовуватиме на засіданні РБ, присвяченому захисту принципів Статуту ООН,зокрема запобіганню війнам.</text:p>
      <text:p text:style-name="P4">
«Вони намагаються нас тролити, – сказав американський посадовець. – Вониобирають теми, що стосуються їхніх найбільш кричущих дій у цій війні, інамагаються перевернути все з ніг на голову. Ми не піддамося на це».</text:p>
      <text:p text:style-name="P4">
<text:span text:style-name="T4">
Читайте також:</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Видання нагадує, що росія попереднього разу головувала в Раді Безпеки в лютому2022 року, коли розпочалося її повномасштабне вторгнення в Україну.</text:p>
      <text:p text:style-name="P4">
Як повідомлялося, у квітні росія головує в Раді Безпеки ООН. Головування вцьому органі щомісяця змінюється почергово між його членами. У травні цю рольвиконуватиме Швейцарія, у червні – ОАЕ.</text:p>
      <text:p text:style-name="P4">
До складу Радбезу входять п'ять постійних членів <text:span text:style-name="T4">
<text:a xlink:type="simple" xlink:href="https://www.ukrinform.ua/tag-oon" text:style-name="Internet_20_link" text:visited-style-name="Visited_20_Internet_20_Link">
</text:a>
 </text:span>
 – США, Велика Британія, Франція, Китайта росія (на місці радянського союзу), які мають право вето, а також 10 країн-членів на ротаційній основі.</text:p>
      <text:p text:style-name="P4">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Українські параволейболісти стали віцечемпіонами на міжнародному турнірі у Німеччині</text:span>
</text:h>
      <text:p text:style-name="P4">
Authors: Ukrinform (Person)</text:p>
      <text:p text:style-name="P4">
Publisher: Укринформ (Organization)</text:p>
      <text:p text:style-name="P4">
Published Time: 2023-04-23T22:52:22+03:00</text:p>
      <text:p text:style-name="P4">
Modified Time: 2023-04-23T22:52:22+03:00</text:p>
      <text:p text:style-name="P4">
Description: Українські параволейболісти стали віцечемпіонами міжнародного турніру з волейболу сидячи серед чоловічих команд. — Укрінформ.</text:p>
      <text:p text:style-name="P4">
Images: ["<text:a xlink:type="simple" xlink:href="https://static.ukrinform.com/photos/2023_04/thumb_files/630_360_1682278951-576.jpg" text:style-name="Internet_20_link" text:visited-style-name="Visited_20_Internet_20_Link">
630_360_16822...</text:a>
"]</text:p>
      <text:p text:style-name="P4">
Tags: ['Німеччина', 'Збірна України', 'Паралімпійці']</text:p>
      <text:p text:style-name="P4">
Type: Article</text:p>
      <!--METADATA-->
      <text:p text:style-name="P4">
<draw:frame draw:style-name="fr1" draw:name="Image232" text:anchor-type="as-char" svg:width="6.9236in" svg:height="3.956343in" draw:z-index="0">
<draw:image xlink:href="../Images/yкринформ/2023-04-23T22-52-22-03-00/630_360_1682278951-576.jpg" xlink:type="simple" xlink:show="embed" xlink:actuate="onLoad" draw:mime-type="image/jpeg"/>
</draw:frame>
 Українськіпараволейболісти стали віцечемпіонами міжнародного турніру з волейболу сидячисеред чоловічих команд.</text:p>
      <text:p text:style-name="P4">
Як передає Укрінформ, про це на своїй сторінці у <text:a xlink:type="simple" xlink:href="https://www.facebook.com/NationalSportsCommitteeOfTheDisabledOfUkraine/posts/pfbid0iWtrfAQRqMMCAtYhaWfoh2HKWEvwgoB4jHNnzCD5AW8YuSGTaqCJBQvhYrh8oQsel" text:style-name="Internet_20_link" text:visited-style-name="Visited_20_Internet_20_Link">
</text:a>
повідомляє Національний паралімпійський комітет України.</text:p>
      <text:p text:style-name="P4">
За найвищий титул континенту в європейському волейболі сидячи змагалисязагалом 9 команд.</text:p>
      <text:p text:style-name="P4">
Україну представила параволейбольна команда у складі 11 спортсменів зінвалідністю, які здобули почесне друге місце, поступившись лише команді зБоснії та Герцеговини.</text:p>
      <text:p text:style-name="P4">
<text:span text:style-name="T4">
Читайте також:</text:span>
 <text:a xlink:type="simple" xlink:href="https://www.ukrinform.ua/rubric-sports/3692256-zinoca-paralimpijska-zbirna-ukraini-z-golbolu-vigrala-turnir-u-litvi.html" text:style-name="Internet_20_link" text:visited-style-name="Visited_20_Internet_20_Link">
 <text:span text:style-name="T4">
Жіноча</text:span>
 <text:span text:style-name="T4">
паралімпійська</text:span>
 <text:span text:style-name="T4">
збірна</text:span>
 <text:span text:style-name="T4">
України</text:span>
<text:span text:style-name="T4">
голболу</text:span>
 <text:span text:style-name="T4">
виграла</text:span>
 <text:span text:style-name="T4">
турнір</text:span>
 <text:span text:style-name="T4">
Литві</text:span>
</text:a>
</text:p>
      <text:p text:style-name="P4">
У паралімпійському комітеті України також оприлюднили прізвища спортсменів:</text:p>
      <ul>
        <li>
Битченко Денис - Київська обл.,   * Ковальчук Юрій - Рівненська обл.,   * Прищепа Роман - Київська обл.,   * Сікальський Андрій - Рівненська обл.,   * Харламов Олексій - Дніпропетровська обл.,   * Драпак Олександр - Полтавська обл.,   * Забігайло Андрій - Житомирська обл.,   * Подік Іван - Житомирська обл.,   * Петренчук Максим - Харківська обл.,   * Приймаков Марк - Донецька/Дніпропетровська обл.,   * Прищепа Андрій - Київська обл.</li>
      </ul>
      <text:p text:style-name="P4">
Як повідомляв Укрінформ, національна паралімпійська збірна України зіспортивних танців на візках <text:a xlink:type="simple" xlink:href="https://www.ukrinform.ua/rubric-sports/3694240-ukrainski-paralimpijci-vigrali-turnir-zi-sportivnih-tanciv-na-vizkah.html" text:style-name="Internet_20_link" text:visited-style-name="Visited_20_Internet_20_Link">
 </text:a>
 .</text:p>
      <text:p text:style-name="P4">
Фото: Національний паралімпійський комітет України, Фейсбук</text:p>
      <text:p text:style-name="P4">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У росії помер другий за день депутат держдуми від правлячої партії</text:span>
</text:h>
      <text:p text:style-name="P4">
Authors: Ukrinform (Person)</text:p>
      <text:p text:style-name="P4">
Publisher: Укринформ (Organization)</text:p>
      <text:p text:style-name="P4">
Published Time: 2023-04-23T23:08:00+03:00</text:p>
      <text:p text:style-name="P4">
Modified Time: 2023-04-23T23:08:00+03:00</text:p>
      <text:p text:style-name="P4">
Description: У росії помер депутат держдуми від фракції "єдина росія" Джашарбек Узденов. — Укрінформ.</text:p>
      <text:p text:style-name="P4">
Images: ["<text:a xlink:type="simple" xlink:href="https://static.ukrinform.com/photos/2023_04/thumb_files/630_360_1682271792-181.jpg" text:style-name="Internet_20_link" text:visited-style-name="Visited_20_Internet_20_Link">
630_360_16822...</text:a>
"]</text:p>
      <text:p text:style-name="P4">
Tags: ['Депутат', 'Смерть', 'Держдума РФ']</text:p>
      <text:p text:style-name="P4">
Type: Article</text:p>
      <!--METADATA-->
      <text:p text:style-name="P4">
<draw:frame draw:style-name="fr1" draw:name="Image233" text:anchor-type="as-char" svg:width="6.9236in" svg:height="3.956343in" draw:z-index="0">
<draw:image xlink:href="../Images/yкринформ/2023-04-23T23-08-00-03-00/630_360_1682271792-181.jpg" xlink:type="simple" xlink:show="embed" xlink:actuate="onLoad" draw:mime-type="image/jpeg"/>
</draw:frame>
 У росіїпомер депутат держдуми від фракції "єдина росія" Джашарбек Узденов.</text:p>
      <text:p text:style-name="P4">
Як передає Укрінформ, про це повідомляє <text:a xlink:type="simple" xlink:href="https://www.kommersant.ru/doc/5952357" text:style-name="Internet_20_link" text:visited-style-name="Visited_20_Internet_20_Link">
</text:a>
</text:p>
      <text:p text:style-name="P4">
Йому було 56 років.</text:p>
      <text:p text:style-name="P4">
У повідомленні партії вказується, що Узденов помер «після тяжкої та тривалоїхвороби».</text:p>
      <text:p text:style-name="P4">
Політик був членом Комітету з екології, природних ресурсів та охоронинавколишнього середовища <text:a xlink:type="simple" xlink:href="https://www.ukrinform.ua/tag-derzduma-rf" text:style-name="Internet_20_link" text:visited-style-name="Visited_20_Internet_20_Link">
 </text:a>
</text:p>
      <text:p text:style-name="P4">
The Insider зазначає, що Узденов пропустив безліч засідань у 2022 році, і неголосував за визнання росією так званих «днр» та «лнр» як самостійних,суверенних і незалежних держав.</text:p>
      <text:p text:style-name="P4">
<text:span text:style-name="T4">
Читайте також:</text:span>
 <text:a xlink:type="simple" xlink:href="https://www.ukrinform.ua/rubric-ato/3695950-sbu-ogolosila-pidozru-rosijskomu-deputatu-akij-komanduvav-obstrilom-pozicij-zsu.html" text:style-name="Internet_20_link" text:visited-style-name="Visited_20_Internet_20_Link">
 </text:a>
</text:p>
      <text:p text:style-name="P4">
Як повідомляв Укрінформ, <text:a xlink:type="simple" xlink:href="https://www.ukrinform.ua/rubric-world/3699675-pomer-odin-iz-najbagatsih-deputativ-derzdumi-rf-akogo-zasudili-v-ukraini.html" text:style-name="Internet_20_link" text:visited-style-name="Visited_20_Internet_20_Link">
 </text:a>
 , якого минулого року засудили за посягання на територіальнуцілісність і недоторканність України. Він підтримав постанову щодо зверненнядо президента рф з проханням розглянути питання щодо визнання псевдореспублік«днр» і «лнр» як самостійних, суверенних і незалежних держав.</text:p>
      <text:p text:style-name="P4">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Із Судану евакуювали першу групу нідерландців</text:span>
</text:h>
      <text:p text:style-name="P4">
Authors: Ukrinform (Person)</text:p>
      <text:p text:style-name="P4">
Publisher: Укринформ (Organization)</text:p>
      <text:p text:style-name="P4">
Published Time: 2023-04-23T23:22:00+03:00</text:p>
      <text:p text:style-name="P4">
Modified Time: 2023-04-23T23:22:00+03:00</text:p>
      <text:p text:style-name="P4">
Description: Перша група нідерландців покинула Судан на французькому літаку. — Укрінформ.</text:p>
      <text:p text:style-name="P4">
Images: ["<text:a xlink:type="simple" xlink:href="https://static.ukrinform.com/photos/2019_04/thumb_files/630_360_1555077319-488.jpg" text:style-name="Internet_20_link" text:visited-style-name="Visited_20_Internet_20_Link">
630_360_15550...</text:a>
"]</text:p>
      <text:p text:style-name="P4">
Tags: ['Евакуація', 'Судан', 'Війна']</text:p>
      <text:p text:style-name="P4">
Type: Article</text:p>
      <!--METADATA-->
      <text:p text:style-name="P4">
<draw:frame draw:style-name="fr1" draw:name="Image234" text:anchor-type="as-char" svg:width="6.9236in" svg:height="3.956343in" draw:z-index="0">
<draw:image xlink:href="../Images/yкринформ/2023-04-23T23-22-00-03-00/630_360_1555077319-488.jpg" xlink:type="simple" xlink:show="embed" xlink:actuate="onLoad" draw:mime-type="image/jpeg"/>
</draw:frame>
 Першагрупа нідерландців покинула Судан на французькому літаку.</text:p>
      <text:p text:style-name="P4">
Про це повідомляє Укрінформ з посиланням на <text:a xlink:type="simple" xlink:href="https://nos.nl/collectie/13927/artikel/2472555-eerste-nederlanders-vanuit-sudan-geevacueerd" text:style-name="Internet_20_link" text:visited-style-name="Visited_20_Internet_20_Link">
</text:a>
 .</text:p>
      <text:p text:style-name="P4">
“Перші нідерландці були евакуйовані з Судану французьким літаком. Про цеповідомляє міністр закордонних справ Нідерландів Вопке Гукстра”, - йдеться уповідомленні.</text:p>
      <text:p text:style-name="P4">
Зазначається, що за його словами, йдеться про групу людей. Точної цифри він неназиває.</text:p>
      <text:p text:style-name="P4">
Ще одна група нідерландців покинула Хартум з автомобільною колоною ООН.</text:p>
      <text:p text:style-name="P4">
<text:span text:style-name="T4">
Читайте також:</text:span>
 <text:span text:style-name="T4">
<text:a xlink:type="simple" xlink:href="https://www.ukrinform.ua/rubric-world/3699620-britanskih-diplomativ-evakuuvali-iz-sudanu.html" text:style-name="Internet_20_link" text:visited-style-name="Visited_20_Internet_20_Link">
 </text:a>
 </text:span>
</text:p>
      <text:p text:style-name="P4">
У рятувальній операції Нідерланди об'єднали зусилля із Францією та Німеччиною.</text:p>
      <text:p text:style-name="P4">
Як повідомляв Укрінформ, 15 квітня після кількох днів напруженості між армією<text:span text:style-name="T4">
<text:a xlink:type="simple" xlink:href="https://www.ukrinform.ua/tag-sudan" text:style-name="Internet_20_link" text:visited-style-name="Visited_20_Internet_20_Link">
 </text:a>
 </text:span>
 та Силами швидкого реагування(RSF) в Хартумі пролунали вибухи й стрілянина. Суперечка зосереджена навколозапропонованого переходу країни до цивільного правління.</text:p>
      <text:p text:style-name="P4">
<text:span text:style-name="T4">
Читайте також:</text:span>
 <text:span text:style-name="T4">
<text:a xlink:type="simple" xlink:href="https://www.ukrinform.ua/rubric-world/3699486-ssa-evakuuvali-personal-posolstva-u-sudani.html" text:style-name="Internet_20_link" text:visited-style-name="Visited_20_Internet_20_Link">
 </text:a>
 </text:span>
</text:p>
      <text:p text:style-name="P4">
Щонайменше 97 людей загинули та ще сотні зазнали поранень під час зіткнень повсьому Судану.</text:p>
      <text:p text:style-name="P4">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Боррель назвав «неприйнятною» заяву посла КНР щодо суверенітету колишніх радянських республік</text:span>
</text:h>
      <text:p text:style-name="P4">
Authors: Ukrinform (Person)</text:p>
      <text:p text:style-name="P4">
Publisher: Укринформ (Organization)</text:p>
      <text:p text:style-name="P4">
Published Time: 2023-04-23T23:39:00+03:00</text:p>
      <text:p text:style-name="P4">
Modified Time: 2023-04-23T23:39:00+03:00</text:p>
      <text:p text:style-name="P4">
Description: Високий представник ЄС Жозеп Боррель назвав неприйнятними висловлювання китайського посла у Франції Лу Шає, який поставив під сумніви суверенітет держав, що постали на місці колишнього Радянського Союзу. — Укрінформ.</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Китай', 'Посол', 'СРСР', 'Боррель']</text:p>
      <text:p text:style-name="P4">
Type: Article</text:p>
      <!--METADATA-->
      <text:p text:style-name="P4">
<draw:frame draw:style-name="fr1" draw:name="Image235" text:anchor-type="as-char" svg:width="6.9236in" svg:height="3.956343in" draw:z-index="0">
<draw:image xlink:href="../Images/yкринформ/2023-04-23T23-39-00-03-00/630_360_1613983608-121.jpg" xlink:type="simple" xlink:show="embed" xlink:actuate="onLoad" draw:mime-type="image/jpeg"/>
</draw:frame>
 Високийпредставник ЄС Жозеп Боррель назвав неприйнятними висловлювання китайськогопосла у Франції Лу Шає, який поставив під сумніви суверенітет держав, щопостали на місці колишнього Радянського Союзу.</text:p>
      <text:p text:style-name="P4">
Як передає Укрінформ, про це він написав у <text:a xlink:type="simple" xlink:href="https://twitter.com/JosepBorrellF/status/1650148235166531586" text:style-name="Internet_20_link" text:visited-style-name="Visited_20_Internet_20_Link">
</text:a>
 .</text:p>
      <text:p text:style-name="P4">
«Неприйнятні висловлювання посла Китаю у Франції, які ставлять під сумнівсуверенітет країн, що стали незалежними після розпаду Радянського Союзу в 1991році. ЄС може лише припустити, що ці заяви не є офіційною політикою Китаю», –зазначив він.</text:p>
      <text:p text:style-name="Quotations">

<text:p text:style-name="P4">
Unacceptable remarks of the Chinese Ambassador to France questioning the&gt;
 sovereignty of the countries which became independent with the end of the&gt;
 Soviet Union in 1991.  &gt;
  &gt;
  The EU can only suppose these declarations do not represent China’s&gt;
 official policy.&gt;
&gt;
 — Josep Borrell Fontelles (@JosepBorrellF) <text:a xlink:type="simple" xlink:href="https://twitter.com/JosepBorrellF/status/1650148235166531586" text:style-name="Internet_20_link" text:visited-style-name="Visited_20_Internet_20_Link">
&gt;
 </text:a>
</text:p>

</text:p>
      <text:p text:style-name="P4">
<text:span text:style-name="T4">
Читайте також:</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style-name="P4">
Як повідомляв Укрінформ, китайський посол у Франції заявив, що країни, якіколись були республіками у складі СССР, «не мають ефективного статусу вміжнародному праві», оскільки відповідна міжнародна угода, яка б ратифікувалаїхній статус, на його думку, відсутня.</text:p>
      <text:p text:style-name="P4">
Офіційний представник <text:span text:style-name="T4">
<text:a xlink:type="simple" xlink:href="https://www.ukrinform.ua/tag-kitaj" text:style-name="Internet_20_link" text:visited-style-name="Visited_20_Internet_20_Link">
 </text:a>
 </text:span>
 такожзгадав про окупований росією Крим, зазначивши, що у цьому випадку все залежитьвід того, «з якої точки зору сприймати проблему», і що «все не так просто», апівострів «спочатку був російським».</text:p>
      <text:p text:style-name="P4">
Посол України у Франції Вадим Омельченко у відповідь припустив, що Лу Шає маєпроблеми з географією та нагадав, що такі заяви суперечать офіційній позиціїКитаю.</text:p>
      <text:p text:style-name="P4">
<text:span text:style-name="T4">
Читайте також:</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З Критикою заяв китайського дипломата виступили Франція та країни Балтії.</text:p>
      <text:p text:style-name="P4">
Радник Офісу Президента Михайло Подоляк закликав Китай не переказуватипропаганду російських аутсайдерів, якщо він хоче бути «великим політичнимгравцем».</text:p>
      <text:p text:style-name="P4">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Сирський: ЗСУ в Бахмуті продовжують утримувати стратегічні рубежі</text:span>
</text:h>
      <text:p text:style-name="P4">
Authors: Ukrinform (Person)</text:p>
      <text:p text:style-name="P4">
Publisher: Укринформ (Organization)</text:p>
      <text:p text:style-name="P4">
Published Time: 2023-04-23T23:54:00+03:00</text:p>
      <text:p text:style-name="P4">
Modified Time: 2023-04-23T23:54:00+03:00</text:p>
      <text:p text:style-name="P4">
Description: Командувач Сухопутних Військ ЗСУ генерал-полковник Олександр Сирський ввечері 23 квітня розповів про свій візит на Бахмутський напрямок, де він проїхав лінією зіткнення та зустрівся з командирами. — Укрінформ.</text:p>
      <text:p text:style-name="P4">
Images: ["<text:a xlink:type="simple" xlink:href="https://static.ukrinform.com/photos/2023_04/thumb_files/630_360_1682284583-6471.jpeg" text:style-name="Internet_20_link" text:visited-style-name="Visited_20_Internet_20_Link">
630_360_16822...</text:a>
", "<text:a xlink:type="simple" xlink:href="https://static.ukrinform.com/photos/2023_04/thumb_files/630_360_1682284583-5990.jpeg" text:style-name="Internet_20_link" text:visited-style-name="Visited_20_Internet_20_Link">
630_360_16822...</text:a>
", "<text:a xlink:type="simple" xlink:href="https://static.ukrinform.com/photos/2023_04/thumb_files/630_360_1682284583-5889.jpeg" text:style-name="Internet_20_link" text:visited-style-name="Visited_20_Internet_20_Link">
630_360_16822...</text:a>
", "<text:a xlink:type="simple" xlink:href="https://static.ukrinform.com/photos/2023_04/thumb_files/630_360_1682284583-1256.jpeg" text:style-name="Internet_20_link" text:visited-style-name="Visited_20_Internet_20_Link">
630_360_16822...</text:a>
"]</text:p>
      <text:p text:style-name="P4">
Tags: ['Бахмут', 'ЗСУ', 'Сирський', 'Війна з росією']</text:p>
      <text:p text:style-name="P4">
Type: Article</text:p>
      <!--METADATA-->
      <text:p text:style-name="P4">
<draw:frame draw:style-name="fr1" draw:name="Image236" text:anchor-type="as-char" svg:width="6.9236in" svg:height="3.956343in" draw:z-index="0">
<draw:image xlink:href="../Images/yкринформ/2023-04-23T23-54-00-03-00/630_360_1682284583-6471.jpeg" xlink:type="simple" xlink:show="embed" xlink:actuate="onLoad" draw:mime-type="image/jpeg"/>
</draw:frame>
Командувач Сухопутних Військ ЗСУ генерал-полковник Олександр Сирський ввечері23 квітня розповів про свій візит на Бахмутський напрямок, де він проїхавлінією зіткнення та зустрівся з командирами.</text:p>
      <text:p text:style-name="P4">
Про це він повідомив у <text:a xlink:type="simple" xlink:href="https://t.me/osirskiy/49" text:style-name="Internet_20_link" text:visited-style-name="Visited_20_Internet_20_Link">
 </text:a>
 , передає Укрінформ.</text:p>
      <text:p text:style-name="P4">
Сирський зазначив, що був у частинах, які тримають весь бахмутський фронт.</text:p>
      <text:p text:style-name="P4">
«Тут ми працюємо разом з командирами та воїнами над плануванням операцій,штурмових дій та оборони, контролюємо ситуацію безпосередньо на місцях», —написав він.</text:p>
      <text:p text:style-name="P4">
<text:span text:style-name="T4">
Читайте також:</text:span>
 <text:span text:style-name="T4">
<text:a xlink:type="simple" xlink:href="https://www.ukrinform.ua/rubric-ato/3699681-najblizcim-casom-vorog-sprobue-sturmuvati-vugledarskij-napramok-vijskovi.html" text:style-name="Internet_20_link" text:visited-style-name="Visited_20_Internet_20_Link">
 </text:a>
 </text:span>
</text:p>
      <text:p text:style-name="P4">
За словами генерала, для нього важливо перебувати пліч-о-пліч із захисникамиБахмута в такий час.</text:p>
      <text:p text:style-name="P4">
«Ми б‘ємо ворога, часто несподівано для нього, і продовжуємо утримуватистратегічні рубежі. Воїни, які здійснюють активні штурмові дії по захопленнюпозицій росіян, отримують заохочення та винагороду. Кожен тут — герой. росіянинесуть великі втрати, ми знищуємо їх кадровий та наступальний потенціал», —розповів Сирський.</text:p>
      <text:p text:style-name="P4">
<draw:frame draw:style-name="fr1" draw:name="Image237" text:anchor-type="as-char" svg:width="6.9236in" svg:height="3.956343in" draw:z-index="0">
<draw:image xlink:href="../Images/yкринформ/2023-04-23T23-54-00-03-00/630_360_1682284583-6471.jpeg" xlink:type="simple" xlink:show="embed" xlink:actuate="onLoad" draw:mime-type="image/jpeg"/>
</draw:frame>
 Сирськийпроїхав всією лінією зіткнення на Бахмутському напрямку / Фото: t.me/osirskiy<text:a xlink:type="simple" xlink:href="https://static.ukrinform.com/photos/2023_04/1682284583-6471.jpeg" text:style-name="Internet_20_link" text:visited-style-name="Visited_20_Internet_20_Link">
 <draw:frame draw:style-name="fr1" draw:name="Image238" text:anchor-type="as-char" svg:width="6.9236in" svg:height="3.956343in" draw:z-index="0">
<draw:image xlink:href="../Images/yкринформ/2023-04-23T23-54-00-03-00/630_360_1682284583-6471.jpeg" xlink:type="simple" xlink:show="embed" xlink:actuate="onLoad" draw:mime-type="image/jpeg"/>
</draw:frame>
</text:a>
 <text:a xlink:type="simple" xlink:href="https://static.ukrinform.com/photos/2023_04/1682284583-5990.jpeg" text:style-name="Internet_20_link" text:visited-style-name="Visited_20_Internet_20_Link">
<draw:frame draw:style-name="fr1" draw:name="Image239" text:anchor-type="as-char" svg:width="6.9236in" svg:height="3.956343in" draw:z-index="0">
<draw:image xlink:href="../Images/yкринформ/2023-04-23T23-54-00-03-00/630_360_1682284583-5990.jpeg" xlink:type="simple" xlink:show="embed" xlink:actuate="onLoad" draw:mime-type="image/jpeg"/>
</draw:frame>
</text:a>
 <text:a xlink:type="simple" xlink:href="https://static.ukrinform.com/photos/2023_04/1682284583-5889.jpeg" text:style-name="Internet_20_link" text:visited-style-name="Visited_20_Internet_20_Link">
<draw:frame draw:style-name="fr1" draw:name="Image240" text:anchor-type="as-char" svg:width="6.9236in" svg:height="3.956343in" draw:z-index="0">
<draw:image xlink:href="../Images/yкринформ/2023-04-23T23-54-00-03-00/630_360_1682284583-5889.jpeg" xlink:type="simple" xlink:show="embed" xlink:actuate="onLoad" draw:mime-type="image/jpeg"/>
</draw:frame>
</text:a>
 <text:a xlink:type="simple" xlink:href="https://static.ukrinform.com/photos/2023_04/1682284583-1256.jpeg" text:style-name="Internet_20_link" text:visited-style-name="Visited_20_Internet_20_Link">
<draw:frame draw:style-name="fr1" draw:name="Image241" text:anchor-type="as-char" svg:width="6.9236in" svg:height="3.956343in" draw:z-index="0">
<draw:image xlink:href="../Images/yкринформ/2023-04-23T23-54-00-03-00/630_360_1682284583-1256.jpeg" xlink:type="simple" xlink:show="embed" xlink:actuate="onLoad" draw:mime-type="image/jpeg"/>
</draw:frame>
</text:a>
</text:p>
      <text:p text:style-name="P4">
<text:span text:style-name="T4">
Читайте також:</text:span>
 <text:span text:style-name="T4">
<text:a xlink:type="simple" xlink:href="https://www.ukrinform.ua/rubric-ato/3699698-zelenskij-podakuvav-silam-oboroni-aki-pokazali-rezultat-u-bou.html" text:style-name="Internet_20_link" text:visited-style-name="Visited_20_Internet_20_Link">
 </text:a>
 </text:span>
</text:p>
      <text:p text:style-name="P4">
Як раніше повідомляло агентство, авіація Сил оборони України за добу _<text:span text:style-name="T4">
<text:a xlink:type="simple" xlink:href="https://www.ukrinform.ua/rubric-ato/3699672-aviacia-sil-oboroni-zavdala-11-udariv-po-rosijskih-zagarbnikah.html" text:style-name="Internet_20_link" text:visited-style-name="Visited_20_Internet_20_Link">
</text:a>
 </text:span>
 _ Наразі найзапекліші боїтривають за Бахмут та Мар'їнку.</text:p>
      <text:p text:style-name="P4">
Загалом же ЗСУ з 24 лютого 2022 року по 23 квітня 2023 року ліквідувалиблизько 186 тисяч 420 російських агресорів.</text:p>
      <text:p text:style-name="P4">
Source: <text:a xlink:type="simple" xlink:href="https://www.ukrinform.ua/rubric-ato/3699716-sirskij-proihav-vsieu-linieu-zitknenna-na-bahmutskomu-napramku.html" text:style-name="Internet_20_link" text:visited-style-name="Visited_20_Internet_20_Link">
https://www.ukrinform.ua/rubric-ato/3699716-sirskij-proihav-vsieu-linieu-zitknenna-na-bahmutskomu-napramku.html</text:a>
</text:p>
      <!--NEWS-->
      <text:h text:style-name="P10" text:outline-level="1">
<text:span text:style-name="T4">
На Херсонщині окупанти примусово виселяють мешканців лівого берега Дніпра</text:span>
</text:h>
      <text:p text:style-name="P4">
Author: ['АРМІЯINFORM']</text:p>
      <text:p text:style-name="P4">
Time: 2023-04-23T58:00:00-04:00</text:p>
      <text:p text:style-name="P4">
Description: росіяни вимагають від мешканців лівого берега Херсонщини, які проживають вздовж Дніп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lyustratyvne-foto_large-1.jpg" text:style-name="Internet_20_link" text:visited-style-name="Visited_20_Internet_20_Link">
ilyustratyvne-foto_large-1.jpg</text:a>
']</text:p>
      <text:p text:style-name="P4">
Tags: ['STOPRUSSIA', 'АГРЕСІЯ РФ', 'ВТОРГНЕННЯ РФ']</text:p>
      <text:p text:style-name="P4">
Category: News</text:p>
      <!--METADATA-->
      <text:p text:style-name="P4">
<draw:frame draw:style-name="fr1" draw:name="Image242" text:anchor-type="as-char" svg:width="6.9236in" svg:height="3.893007in" draw:z-index="0">
<draw:image xlink:href="../Images/AРМІЯINFORM/2023-04-23T58-00-00-04-00/ilyustratyvne-foto_large-1.jpg" xlink:type="simple" xlink:show="embed" xlink:actuate="onLoad" draw:mime-type="image/jpeg"/>
</draw:frame>
 Ілюстративне фото</text:p>
      <text:p text:style-name="P4">
росіяни вимагають від мешканців лівого берега Херсонщини, які проживаютьвздовж Дніпра залишити регіон.</text:p>
      <text:p text:style-name="P4">
Про це <text:a xlink:type="simple" xlink:href="https://sprotyv.mod.gov.ua/2023/04/22/okupanty-grabuyut-hersonshhynu-ta-provodyat-evakuacziyu-naselennya/" text:style-name="Internet_20_link" text:visited-style-name="Visited_20_Internet_20_Link">
повідомляє</text:a>
 Центр національногоспротиву.</text:p>
      <text:p text:style-name="P4">
Так, у Новій Каховці й в смт Дніпряни окупанти повідомили місцевих мешканців,що ті, хто проживає на першій береговій лінії Дніпра має терміново покинутипомешкання. При цьому, ворог розташовує свою техніку в житлових районах цихнаселених пунктів.</text:p>
      <text:p text:style-name="P4">
Також росіяни продовжують розкрадати українську інфраструктуру на тимчасовозахоплених землях. Зокрема в смт Брилівка близько 150 окупантів демонтувалиелеватор на брухт.</text:p>
      <text:p text:style-name="P4">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NEWS-->
      <text:h text:style-name="P10" text:outline-level="1">
<text:span text:style-name="T4">
Глава держави підписав укази про введення санкцій щодо 422 фізичних та юридичних осіб</text:span>
</text:h>
      <text:p text:style-name="P4">
Author: ['АРМІЯINFORM']</text:p>
      <text:p text:style-name="P4">
Time: 2023-04-23T59:00:00-04:00</text:p>
      <text:p text:style-name="P4">
Description: Президент України Володимир Зеленський своїми указами увів у дію рішення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volodymyr-zelenskyj.jpg" text:style-name="Internet_20_link" text:visited-style-name="Visited_20_Internet_20_Link">
volodymyr-zelenskyj.jpg</text:a>
']</text:p>
      <text:p text:style-name="P4">
Tags: ['STOPRUSSIA', 'АГРЕСІЯ РФ', 'ВОЛОДИМИР ЗЕЛЕНСЬКИЙ', 'ВТОРГНЕННЯ РФ', 'САНКЦІЇ']</text:p>
      <text:p text:style-name="P4">
Category: News</text:p>
      <!--METADATA-->
      <text:p text:style-name="P4">
<draw:frame draw:style-name="fr1" draw:name="Image243" text:anchor-type="as-char" svg:width="6.9236in" svg:height="3.883237in" draw:z-index="0">
<draw:image xlink:href="../Images/AРМІЯINFORM/2023-04-23T59-00-00-04-00/volodymyr-zelenskyj.jpg" xlink:type="simple" xlink:show="embed" xlink:actuate="onLoad" draw:mime-type="image/jpeg"/>
</draw:frame>
 Президент України Володимир Зеленський</text:p>
      <text:p text:style-name="P4">
Президент України Володимир Зеленський своїми указами увів у дію рішення Радинаціональної безпеки і оборони України про застосування персональнихспеціальних економічних й інших обмежувальних заходів до 40 фізичних та 382юридичних осіб.</text:p>
      <text:p text:style-name="P4">
Так, згідно з указом №235/2023, Президент України ввів в дію рішення Радинаціональної безпеки і оборони України від 22 квітня 2023 року «Прозастосування персональних спеціальних економічних та інших обмежувальнихзаходів (санкцій)» проти 40фізичних осіб – громадян російської федерації,Швейцарії, Ірану та Республіки Малі.</text:p>
      <text:p text:style-name="P4">
Відповідно до цього указу під економічні й інші обмежувальні заходи такожпотрапили 60 юридичних осіб, серед яких – товариство з обмеженоювідповідальністю «авіакомпанія далекосхідна ксм», публічне акціонернетовариство «росбанк», так зване «міністерство у справах громадянської оборони,надзвичайних ситуацій і ліквідації наслідків стихійних лих донецької народноїреспубліки», центральної виборчої комісія російської федерації. Окрім цього,до цього списку включили юридичних осіб, які зареєстровані у Франції,Швейцарії, Тайвані, Німеччині, Вірменії.</text:p>
      <text:p text:style-name="P4">
Наступним Указом №236/2023 Глава держави увів у дію рішення про застосуванняперсональних санкцій до 322 російських юридичних осіб, серед яких – акціонернетовариство «Науково-виробнича корпорація «Космічні системи моніторингу,інформаційно-керуючі та електромеханічні комплекси» та державне унітарнепідприємство «ростовський-на-дону науково-дослідний інститут радіозв'язку».</text:p>
      <text:p text:style-name="P4">
<text:span text:style-name="T4">
Джерело:</text:span>
 <text:span text:style-name="T5">
<text:a xlink:type="simple" xlink:href="https://www.president.gov.ua/documents/decrees" text:style-name="Internet_20_link" text:visited-style-name="Visited_20_Internet_20_Link">
сайт ПрезидентаУкраїни</text:a>
</text:span>
</text:p>
      <text:p text:style-name="P4">
Source: <text:a xlink:type="simple" xlink:href="https://armyinform.com.ua/2023/04/23/glava-derzhavy-pidpysav-ukazy-pro-vvedennya-sankczij-shhodo-422-fizychnyh-ta-yurydychnyh-osib/" text:style-name="Internet_20_link" text:visited-style-name="Visited_20_Internet_20_Link">
https://armyinform.com.ua/2023/04/23/glava-derzhavy-pidpysav-ukazy-pro-vvedennya-sankczij-shhodo-422-fizychnyh-ta-yurydychnyh-osib/</text:a>
</text:p>
      <!--NEWS-->
      <text:h text:style-name="P10" text:outline-level="1">
<text:span text:style-name="T4">
На ТОТ окупанти повертають примусову «продразверстку»</text:span>
</text:h>
      <text:p text:style-name="P4">
Author: ['АРМІЯINFORM']</text:p>
      <text:p text:style-name="P4">
Time: 2023-04-23T60:00:00-04:00</text:p>
      <text:p text:style-name="P4">
Description: На тимчасово окупованих територіях півдня та сходу України противник почав проц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06125.webp" text:style-name="Internet_20_link" text:visited-style-name="Visited_20_Internet_20_Link">
406125.webp</text:a>
']</text:p>
      <text:p text:style-name="P4">
Tags: ['STOPRUSSIA', 'АГРЕСІЯ РФ', 'ВТОРГНЕННЯ РФ']</text:p>
      <text:p text:style-name="P4">
Category: News</text:p>
      <!--METADATA-->
      <text:p text:style-name="P4">
<draw:frame draw:style-name="fr1" draw:name="Image244" text:anchor-type="as-char" svg:width="6.9236in" svg:height="4.787175in" draw:z-index="0">
<draw:image xlink:href="../ConvertedIMGs/AРМІЯINFORM/2023-04-23T60-00-00-04-00/406125.png" xlink:type="simple" xlink:show="embed" xlink:actuate="onLoad" draw:mime-type="image/png"/>
</draw:frame>
Ілюстративне фото</text:p>
      <text:p text:style-name="P4">
На тимчасово окупованих територіях півдня та сходу України противник почавпроцес формування «структурних підрозділів» федеральних органів виконавчоївлади рф.</text:p>
      <text:p text:style-name="P4">
Про це <text:a xlink:type="simple" xlink:href="https://sprotyv.mod.gov.ua/2023/04/22/okupanty-stvoryly-filialy-derzhrezervu-na-tot-j-prymusovo-napovnyuyut-za-rahunok-grabuvannya-misczevyh/" text:style-name="Internet_20_link" text:visited-style-name="Visited_20_Internet_20_Link">
повідомляє</text:a>
 Центр національного спротиву.</text:p>
      <text:p text:style-name="P4">
Так, росіяни створили федеральну державну установу «центр по хранению ираспределению грузов натуральной помощи министерства рф по делам гражданскойоборони», що по факту є філіалом держрезерву.</text:p>
      <text:p text:style-name="P4">
Місцевим аграріям вже повідомили, що вони мають добровільно передати доновостворених центрів встановлену кількість тон врожаю. Також на склади везутьбудматеріали зі зруйнованих та покинутих через війну будівель.</text:p>
      <text:p text:style-name="P4">
Source: <text:a xlink:type="simple" xlink:href="https://armyinform.com.ua/2023/04/23/na-tot-okupanty-povertayut-prymusovu-prodrazverstku/" text:style-name="Internet_20_link" text:visited-style-name="Visited_20_Internet_20_Link">
https://armyinform.com.ua/2023/04/23/na-tot-okupanty-povertayut-prymusovu-prodrazverstku/</text:a>
</text:p>
      <!--NEWS-->
      <text:h text:style-name="P10" text:outline-level="1">
<text:span text:style-name="T4">
Україна починає будувати систему захисту критичної інфраструктури відповідно до найкращих світових практик</text:span>
</text:h>
      <text:p text:style-name="P4">
Author: ['АРМІЯINFORM']</text:p>
      <text:p text:style-name="P4">
Time: 2023-04-23T61:00:00-04:00</text:p>
      <text:p text:style-name="P4">
Description: Про це розповів заступник голови Держспецзв'язку Олександр Потій під час участ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38820_184639591122355_3656418815845589117_n-1.jpg" text:style-name="Internet_20_link" text:visited-style-name="Visited_20_Internet_20_Link">
342838820_184639591122355_3656418815845589117_n-1.jpg</text:a>
']</text:p>
      <text:p text:style-name="P4">
Tags: ['STOPRUSSIA', 'АГРЕСІЯ РФ', 'ВТОРГНЕННЯ РФ', 'ЗАХИСТ КРИТИЧНОЇ ІНФРАСТРУКТУРИ']</text:p>
      <text:p text:style-name="P4">
Category: News</text:p>
      <!--METADATA-->
      <text:p text:style-name="P4">
<draw:frame draw:style-name="fr1" draw:name="Image245" text:anchor-type="as-char" svg:width="6.9236in" svg:height="4.615733in" draw:z-index="0">
<draw:image xlink:href="../Images/AРМІЯINFORM/2023-04-23T61-00-00-04-00/342838820_184639591122355_3656418815845589117_n-1.jpg" xlink:type="simple" xlink:show="embed" xlink:actuate="onLoad" draw:mime-type="image/jpeg"/>
</draw:frame>
</text:p>
      <text:p text:style-name="P4">
Про це розповів заступник голови Держспецзв'язку Олександр Потій під часучасті в панельній дискусії «Захист критичної інфраструктури при майбутнійперебудові енергетики».</text:p>
      <text:p text:style-name="P4">
Він зазначив, що Україна вивчає директиви ЄС NIS 2 (EU 2022/2555) та RCE (EU2022/2557) щодо захисту критичної інфраструктури і співпрацює з країнами, яківже розпочали їхнє впровадження. Крім того, Україна плідно співпрацює зАмериканською агенцією з кібербезпеки та захисту критичної інфраструктури(CISA -<text:a xlink:type="simple" xlink:href="https://www.facebook.com/CISA" text:style-name="Internet_20_link" text:visited-style-name="Visited_20_Internet_20_Link">
Cybersecurity and Infrastructure SecurityAgency</text:a>
y).Саме ця організація має провідний досвід у питаннях захисту ОКІ.Держспецзв'язку та CISA уклали меморандум про співпрацю, вже були проведенінавчання відповідно до методики CISA.</text:p>
      <text:p text:style-name="P4">
Держспецзв'язку як уповноважений орган у сфері захисту критичноїінфраструктури України зараз напрацьовує необхідну нормативно-правову базу. ВУкраїні створені секторальні переліки обʼєктів критичної інфраструктури (ОКІ).Незабаром має бути ухвалена постанова КМУ про затвердження порядку веденняРеєстру критичної інфраструктури. Поява реєстру стане важливим кроком длякоординації захисту ОКІ.</text:p>
      <text:p text:style-name="P4">
Реєстр міститиме інформацію про реєстраційний номер ОКІ, оператора та формувласності, країну реєстрації, КВЕД основної діяльності, кінцевогобенефіціарного власника / контролера та інше. Відповідальними за категоризаціюоб'єктів критичної інфраструктури та подання інформації до Реєстру об'єктівкритичної інфраструктури є секторальні органи разом з операторами об'єктівкритичної інфраструктури.</text:p>
      <text:p text:style-name="P4">
Відповідальні за захист обʼєктів критичної інфраструктури – безпосередньо їїоператори.</text:p>
      <text:p text:style-name="P4">
Функціональні органи беруть участь у реагуванні на кризові ситуації, пов'язанііз забезпеченням безпеки та стійкості критичної інфраструктури. Наприклад, ЗСУ– від ракетних обстрілів, СБУ – проти диверсій, Держспецзв'язку – протикібератак.</text:p>
      <text:p text:style-name="P4">
Уповноважений орган координує діяльність суб'єктів національної системизахисту, забезпечує формування та реалізацію державної політики у сферізахисту критичної інфраструктури та фактично представляє критичнуінфраструктуру у владі. «Ми зобовʼязані проводити аналіз ризиків та загроз іподавати цю інформацію до КМУ та РНБО, щоб вони здійснювали необхідніпланування – бюджетні та інші», – пояснив заступник голови Держспецзв'язку.Він додав, що ОКІ першої категорії критичності зможуть розраховувати нанаціональний пріоритет у захисті.</text:p>
      <text:p text:style-name="P4">
Він додав, що в Держспецзв'язку вже триває робота над нормативно-правовимурегулюванням процесу паспортизації ОКІ та розробленням і затвердженнямпроєктних загроз національного рівня.</text:p>
      <text:p text:style-name="P4">
Учасники заходу розповіли про те, що однією з головних мішеней ворога під часповномасштабної війни є енергетична інфраструктура. Від жовтня 2022 року полютий 2023 по українській енергосистемі було випущено 1 500 ракет і дронів-камікадзе, 100 з-поміж них вразили великі енергетичні обʼєкти. Внаслідокобстрілів Україна втратила 61% генерації. Для проходження наступної зимипотрібно вже зараз активізувати зусилля для підготовки до загроз та захистуенергетичної інфраструктури.</text:p>
      <text:p text:style-name="P4">
Реєстр ОКІ та вчасне подання інформації для його наповнення є вкрай важливимидля захисту критичної інфраструктури України.</text:p>
      <text:p text:style-name="P4">
Панельна дискусія відбувалась у межах проєкту ЄUROSCOPE, що досліджуєнаближення України до членства в ЄС.</text:p>
      <text:p text:style-name="P4">
<text:span text:style-name="T4">
Джерело:</text:span>
 <text:a xlink:type="simple" xlink:href="https://www.facebook.com/dsszzi/posts/pfbid096XLPYLNXED6sUQZDzCFKq8sKVihzthQiLjtsv5kFbHFgjtyrieHij91jJvjkzqMl" text:style-name="Internet_20_link" text:visited-style-name="Visited_20_Internet_20_Link">
Державна служба спеціального зв'язку та захисту інформаціїУкраїни</text:a>
</text:p>
      <text:p text:style-name="P4">
Source: <text:a xlink:type="simple" xlink:href="https://armyinform.com.ua/2023/04/23/ukrayina-pochynaye-buduvaty-systemu-zahystu-krytychnoyi-infrastruktury-vidpovidno-do-najkrashhyh-svitovyh-praktyk/" text:style-name="Internet_20_link" text:visited-style-name="Visited_20_Internet_20_Link">
https://armyinform.com.ua/2023/04/23/ukrayina-pochynaye-buduvaty-systemu-zahystu-krytychnoyi-infrastruktury-vidpovidno-do-najkrashhyh-svitovyh-praktyk/</text:a>
</text:p>
      <!--NEWS-->
      <text:h text:style-name="P10" text:outline-level="1">
<text:span text:style-name="T4">
Регіональні органи влади залучаються до пошуку зниклих безвісти</text:span>
</text:h>
      <text:p text:style-name="P4">
Author: ['АРМІЯINFORM']</text:p>
      <text:p text:style-name="P4">
Time: 2023-04-23T62:00:00-04:00</text:p>
      <text:p text:style-name="P4">
Description: Уповноважений з питань осіб, зниклих безвісті за особливих обставин Олег Котен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2_150129_781.jpg" text:style-name="Internet_20_link" text:visited-style-name="Visited_20_Internet_20_Link">
img_20230422_150129_781.jpg</text:a>
']</text:p>
      <text:p text:style-name="P4">
Tags: ['ЗНИКЛІ БЕЗВІСТИ']</text:p>
      <text:p text:style-name="P4">
Category: News</text:p>
      <!--METADATA-->
      <text:p text:style-name="P4">
<draw:frame draw:style-name="fr1" draw:name="Image246" text:anchor-type="as-char" svg:width="6.9236in" svg:height="4.939221in" draw:z-index="0">
<draw:image xlink:href="../Images/AРМІЯINFORM/2023-04-23T62-00-00-04-00/img_20230422_150129_781.jpg" xlink:type="simple" xlink:show="embed" xlink:actuate="onLoad" draw:mime-type="image/jpeg"/>
</draw:frame>
</text:p>
      <text:p text:style-name="P4">
Уповноважений з питань осіб, зниклих безвісті за особливих обставин ОлегКотенко та регіональна координаторка в Київській області Анастасія Голішевськазустрілись із заступником голови Київської обласної військової адміністраціїСергієм Білецьким, <text:a xlink:type="simple" xlink:href="https://minre.gov.ua/2023/04/22/regionalni-organy-vlady-zaluchayutsya-do-poshuku-znyklyh-bezvisty/" text:style-name="Internet_20_link" text:visited-style-name="Visited_20_Internet_20_Link">
інформує</text:a>
 Міністерство з питаньреінтеграції тимчасово окупованих територій України.</text:p>
      <text:p text:style-name="P4">
Учасники зустрічі обговорили спільні дії під час проведення пошукових робіт.Також порушили питання фінансування зберігання тіл досі неопізнаних героїв.</text:p>
      <text:p text:style-name="P4">
Представники ОВА запевнили, що всебічно сприятимуть роботі ОфісуУповноваженого, зокрема допомагатимуть регіональній координаторці в Київськійобласті.</text:p>
      <text:p text:style-name="P4">
— Маємо на всіх рівнях налагодити взаємодію Офісу Уповноваженого з органамивлади в усіх регіонах. Це сприятиме як інформуванню родин зниклих безвісти,так і прискорить пошукову діяльність. У цьому чутливому питанні маємооб’єднувати всі можливі ресурси, — Наголосив під час зустрічі УповноваженийОлег Котенко.</text:p>
      <text:p text:style-name="P4">
Source: <text:a xlink:type="simple" xlink:href="https://armyinform.com.ua/2023/04/23/regionalni-organy-vlady-zaluchayutsya-do-poshuku-znyklyh-bezvisty/" text:style-name="Internet_20_link" text:visited-style-name="Visited_20_Internet_20_Link">
https://armyinform.com.ua/2023/04/23/regionalni-organy-vlady-zaluchayutsya-do-poshuku-znyklyh-bezvisty/</text:a>
</text:p>
      <!--NEWS-->
      <text:h text:style-name="P10" text:outline-level="1">
<text:span text:style-name="T4">
Слід зупинити росію та притягнути до відповідальності міжнародних злочинців — Генпрокурор України</text:span>
</text:h>
      <text:p text:style-name="P4">
Author: ['АРМІЯINFORM']</text:p>
      <text:p text:style-name="P4">
Time: 2023-04-23T63:00:00-04:00</text:p>
      <text:p text:style-name="P4">
Description: Генеральний прокурор Андрій Костін обговорив координацію зусиль для протидії агресор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64155_2834839753312762_7558744717951667592_n.jpg" text:style-name="Internet_20_link" text:visited-style-name="Visited_20_Internet_20_Link">
342864155_2834839753312762_7558744717951667592_n.jpg</text:a>
']</text:p>
      <text:p text:style-name="P4">
Tags: ['STOPRUSSIA', 'ВОЄННІ ЗЛОЧИНИ РФ']</text:p>
      <text:p text:style-name="P4">
Category: News</text:p>
      <!--METADATA-->
      <text:p text:style-name="P4">
<draw:frame draw:style-name="fr1" draw:name="Image247" text:anchor-type="as-char" svg:width="6.9236in" svg:height="5.19847in" draw:z-index="0">
<draw:image xlink:href="../Images/AРМІЯINFORM/2023-04-23T63-00-00-04-00/342864155_2834839753312762_7558744717951667592_n.jpg" xlink:type="simple" xlink:show="embed" xlink:actuate="onLoad" draw:mime-type="image/jpeg"/>
</draw:frame>
</text:p>
      <text:p text:style-name="P4">
Генеральний прокурор Андрій Костін обговорив координацію зусиль для протидіїагресору на зустрічі з нью-йоркськими членами Group of Friends ofAccountability after the Aggression Against Ukraine (Групи друзів),<text:a xlink:type="simple" xlink:href="https://www.facebook.com/pgo.gov.ua/posts/pfbid02jQ7UrXCN8TC5H42e6f8b1bZDfjzKhRKana6A5PimBFqub4SyS1YEBKTv5UrceGsSl" text:style-name="Internet_20_link" text:visited-style-name="Visited_20_Internet_20_Link">
інформує</text:a>
Офіс Генерального прокураора України.</text:p>
      <text:p text:style-name="P4">
— Від України до Австралії. Злочинний режим рф є загрозою для всьогоцивілізованого світу. Радий бачити, що друзі України об’єднують зусилля абизупинити росію та притягнути до відповідальності причетних до міжнароднихзлочинів. Складно переоцінити значення підтримки в ООН для відновленнясправедливості та миру», — заявив Андрій Костін.</text:p>
      <text:p text:style-name="P4">
Група друзів — це неформальний форум держав, який має на меті забезпечитивідповідальність за міжнародні злочини, скоєні внаслідок російської агресіїпроти України. Група була заснована в березні 2022 року і базується у Нью-Йорку та Женеві.</text:p>
      <text:p text:style-name="P4">
Її цілі: обмін інформацією між державами та відповідними міжнароднимиорганізаціями, інститутами та громадянським суспільством для вдосконаленнямеханізмів правосуддя; залучення невеликих держав, які високою міроюзацікавлені у дотриманні принципів верховенства прав.</text:p>
      <text:p text:style-name="P4">
Source: <text:a xlink:type="simple" xlink:href="https://armyinform.com.ua/2023/04/23/slid-zupynyty-rosiyu-ta-prytyagnuty-do-vidpovidalnosti-mizhnarodnyh-zlochyniv-genprokuror-ukrayiny/" text:style-name="Internet_20_link" text:visited-style-name="Visited_20_Internet_20_Link">
https://armyinform.com.ua/2023/04/23/slid-zupynyty-rosiyu-ta-prytyagnuty-do-vidpovidalnosti-mizhnarodnyh-zlochyniv-genprokuror-ukrayiny/</text:a>
</text:p>
      <!--NEWS-->
      <text:h text:style-name="P10" text:outline-level="1">
<text:span text:style-name="T4">
Сили оборони відбили 58 атак противника</text:span>
</text:h>
      <text:p text:style-name="P4">
Author: ['АРМІЯINFORM']</text:p>
      <text:p text:style-name="P4">
Time: 2023-04-23T64:00:00-04:00</text:p>
      <text:p text:style-name="P4">
Description: Cтаном на 06:00 23 квітня 2023 року російська федерація протягом минулої доби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63100_181143908190218_1350549467359605309_n.jpg" text:style-name="Internet_20_link" text:visited-style-name="Visited_20_Internet_20_Link">
342863100_181143908190218_1350549467359605309_n.jpg</text:a>
']</text:p>
      <text:p text:style-name="P4">
Tags: ['STOPRUSSIA', 'АГРЕСІЯ РФ', 'ВТОРГНЕННЯ РФ', 'ГШ ЗСУ', 'ХРОНІКА ОБОРОНИ']</text:p>
      <text:p text:style-name="P4">
Category: News</text:p>
      <!--METADATA-->
      <text:p text:style-name="P4">
<draw:frame draw:style-name="fr1" draw:name="Image248" text:anchor-type="as-char" svg:width="6.9236in" svg:height="4.615733in" draw:z-index="0">
<draw:image xlink:href="../Images/AРМІЯINFORM/2023-04-23T64-00-00-04-00/342863100_181143908190218_1350549467359605309_n.jpg" xlink:type="simple" xlink:show="embed" xlink:actuate="onLoad" draw:mime-type="image/jpeg"/>
</draw:frame>
Ілюстративне фото <text:span text:style-name="T4">
🔥 Ситуація щодо російського вторгнення</text:span>
</text:p>
      <text:p text:style-name="P4">
Cтаном на 06:00 23 квітня 2023 року російська федерація протягом минулої добизавдала 8 ракетних, 37 авіаційних ударів та здійснила близько 45 обстрілів ізреактивних систем залпового вогню по позиціях наших військ та населенихпунктах,<text:a xlink:type="simple" xlink:href="https://www.facebook.com/GeneralStaff.ua/posts/pfbid0jiTgdntfXQB84gGzXP5n3vw7RZysWzwnK7wJz6zuPtMd8HsS9pcrFcadoCNEZ1Wnl" text:style-name="Internet_20_link" text:visited-style-name="Visited_20_Internet_20_Link">
інформує</text:a>
Генеральний штаб ЗС України. Є загиблі та поранені серед цивільного населення,зруйновано та пошкоджено приватні житлові будинки та інша цивільнаінфраструктура.</text:p>
      <text:p text:style-name="P4">
Ймовірність подальших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 відбито 58 атакпротивника. Найзапекліші бої тривають за Бахмут та Мар’їнку.</text:p>
      <text:p text:style-name="P4">
Source: <text:a xlink:type="simple" xlink:href="https://armyinform.com.ua/2023/04/23/syly-oborony-vidbyly-58-atak-protyvnyka/" text:style-name="Internet_20_link" text:visited-style-name="Visited_20_Internet_20_Link">
https://armyinform.com.ua/2023/04/23/syly-oborony-vidbyly-58-atak-protyvnyka/</text:a>
</text:p>
      <!--NEWS-->
      <text:h text:style-name="P10" text:outline-level="1">
<text:span text:style-name="T4">
ЗСУ уразили 4 райони зосередження живої сили ворога та 2 склади боєприпасів</text:span>
</text:h>
      <text:p text:style-name="P4">
Author: ['АРМІЯINFORM']</text:p>
      <text:p text:style-name="P4">
Time: 2023-04-23T65:00:00-04:00</text:p>
      <text:p text:style-name="P4">
Description: Авіація Сил оборони за добу завдала 8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17718_1302126500703258_2674878638138628500_n.jpg" text:style-name="Internet_20_link" text:visited-style-name="Visited_20_Internet_20_Link">
342917718_1302126500703258_2674878638138628500_n.jpg</text:a>
']</text:p>
      <text:p text:style-name="P4">
Tags: ['STOPRUSSIA', 'ВТОРГНЕННЯ РФ', 'ГШ ЗСУ', 'ХРОНІКА ОБОРОНИ']</text:p>
      <text:p text:style-name="P4">
Category: News</text:p>
      <!--METADATA-->
      <text:p text:style-name="P4">
<draw:frame draw:style-name="fr1" draw:name="Image249" text:anchor-type="as-char" svg:width="6.9236in" svg:height="4.615733in" draw:z-index="0">
<draw:image xlink:href="../Images/AРМІЯINFORM/2023-04-23T65-00-00-04-00/342917718_1302126500703258_2674878638138628500_n.jpg" xlink:type="simple" xlink:show="embed" xlink:actuate="onLoad" draw:mime-type="image/jpeg"/>
</draw:frame>
<text:span text:style-name="T4">
🔥 Ситуація щодо російського вторгнення</text:span>
</text:p>
      <text:p text:style-name="P4">
Авіація Сил оборони за добу завдала 8 ударів по районах зосередженняокупантів,<text:a xlink:type="simple" xlink:href="https://www.facebook.com/GeneralStaff.ua/posts/pfbid0jiTgdntfXQB84gGzXP5n3vw7RZysWzwnK7wJz6zuPtMd8HsS9pcrFcadoCNEZ1Wnl" text:style-name="Internet_20_link" text:visited-style-name="Visited_20_Internet_20_Link">
інформує</text:a>
Генеральний штаб ЗС України. Також було збито ворожий гелікоптер Мі-24 та 4БПЛА противника (2 розвідувальних — «Орлан-10» та Zala, а також 2 дрони-камікадзе типу «Ланцет»).</text:p>
      <text:p text:style-name="P4">
Підрозділи ракетних військ і артилерії протягом доби уразили 4 районизосередження живої сили, 2 склади боєприпасів та ще два важливі військовіоб’єкти противника.</text:p>
      <text:p text:style-name="P4">
Source: <text:a xlink:type="simple" xlink:href="https://armyinform.com.ua/2023/04/23/zsu-urazyly-4-rajony-zoseredzhennya-zhyvoyi-syly-voroga-ta-2-sklady-boyeprypasiv/" text:style-name="Internet_20_link" text:visited-style-name="Visited_20_Internet_20_Link">
https://armyinform.com.ua/2023/04/23/zsu-urazyly-4-rajony-zoseredzhennya-zhyvoyi-syly-voroga-ta-2-sklady-boyeprypasiv/</text:a>
</text:p>
      <!--NEWS-->
      <text:h text:style-name="P10" text:outline-level="1">
<text:span text:style-name="T4">
Україна готова до поглиблення співпраці з партнерами у сфері кіберзахисту</text:span>
</text:h>
      <text:p text:style-name="P4">
Author: ['АРМІЯINFORM']</text:p>
      <text:p text:style-name="P4">
Time: 2023-04-23T66:00:00-04:00</text:p>
      <text:p text:style-name="P4">
Description: Протидія ворожим військовим кіберопераціям вимагає якісної взаємодії та зна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21564_760041195558549_4876170695531176358_n.jpg" text:style-name="Internet_20_link" text:visited-style-name="Visited_20_Internet_20_Link">
342821564_760041195558549_4876170695531176358_n.jpg</text:a>
']</text:p>
      <text:p text:style-name="P4">
Tags: ['STOPRUSSIA', 'АГРЕСІЯ РФ', 'ВТОРГНЕННЯ РФ', 'КІБЕРЗАХИСТ']</text:p>
      <text:p text:style-name="P4">
Category: News</text:p>
      <!--METADATA-->
      <text:p text:style-name="P4">
<draw:frame draw:style-name="fr1" draw:name="Image250" text:anchor-type="as-char" svg:width="6.9236in" svg:height="4.615733in" draw:z-index="0">
<draw:image xlink:href="../Images/AРМІЯINFORM/2023-04-23T66-00-00-04-00/342821564_760041195558549_4876170695531176358_n.jpg" xlink:type="simple" xlink:show="embed" xlink:actuate="onLoad" draw:mime-type="image/jpeg"/>
</draw:frame>
</text:p>
      <text:p text:style-name="P4">
Протидія ворожим військовим кіберопераціям вимагає якісної взаємодії тазначного інтелектуального ресурсу, які необхідно примножувати. Україна здобулаунікальний практичний досвід за дев’ять років війни і готова будувати більшщільну взаємодію з колегами з Чорноморського регіону, зокрема через участь успільних науково-дослідних R&amp;D та навчальних проєктах.</text:p>
      <text:p text:style-name="P4">
Про це йшлося під час експертної дискусії на Чорноморській безпековійконференції Міжнародної Кримської Платформи в Бухаресті, Румунія.</text:p>
      <text:p text:style-name="P4">
«Ми маємо поглиблювати нашу співпрацю. Я маю на увазі не лише обмінінформацією про події та певними знаннями, а й спільну роботу, участь успільних науково-дослідних R&amp;D та навчальних проєктах. Разом ми зможемодосягти якісніших результатів», – підкреслив Назар Тимошик, член Урядовоїкоманди реагування на компʼютерні надзвичайні події CERT-UA.</text:p>
      <text:p text:style-name="P4">
За його словами, ворожі розвідувальні кібер- та інформаційні операціїтриватимуть навіть після перемоги України, вони значно дешевші та ефективнішіза традиційні способи отримання інформації. Тож питання захисту відкіберзагроз, питання кіберстійкості не зникне з порядку денного.</text:p>
      <text:p text:style-name="P4">
«Під час російського вторгнення російські хакери неодноразово намагалисявкрасти персональні дані громадян України, щоб використати їх для полювання наактивних українців та колишніх військовослужбовців на окупованих територіях»,– підкреслив Назар Тимошик.</text:p>
      <text:p text:style-name="P4">
Для прикладу, при атаках на Міністерство закордонних справ України російськіхакери намагалися заволодіти листуванням українських дипломатів, їхнімипланами, порядком денним їхнього спілкування та підготовкою контраргументів напереговори.</text:p>
      <text:p text:style-name="P4">
<text:span text:style-name="T4">
Джерело:</text:span>
 <text:a xlink:type="simple" xlink:href="https://www.facebook.com/100069034355657/posts/pfbid02X24CuypC6dc4fBADMzgTH5ZksuC3j2VowFPLwB7RtksrU6eEpELZThj9Qb2nGofil/" text:style-name="Internet_20_link" text:visited-style-name="Visited_20_Internet_20_Link">
<text:span text:style-name="T5">
Державна служба спеціального зв 'язку та захисту інформаціїУкраїни</text:span>
</text:a>
</text:p>
      <text:p text:style-name="P4">
Source: <text:a xlink:type="simple" xlink:href="https://armyinform.com.ua/2023/04/23/ukrayina-gotova-do-poglyblennya-spivpraczi-z-partneramy-u-sferi-kiberzahystu/" text:style-name="Internet_20_link" text:visited-style-name="Visited_20_Internet_20_Link">
https://armyinform.com.ua/2023/04/23/ukrayina-gotova-do-poglyblennya-spivpraczi-z-partneramy-u-sferi-kiberzahystu/</text:a>
</text:p>
      <!--NEWS-->
      <text:h text:style-name="P10" text:outline-level="1">
<text:span text:style-name="T4">
Втрати ворога за добу: ліквідовано майже 700 окупантів, 3 танки і 5 артсистем</text:span>
</text:h>
      <text:p text:style-name="P4">
Author: ['АРМІЯINFORM']</text:p>
      <text:p text:style-name="P4">
Time: 2023-04-23T67:00:00-04:00</text:p>
      <text:p text:style-name="P4">
Description: Загальні бойові втрати противника з 24.02.22 по 23.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voroga-scaled.jpg" text:style-name="Internet_20_link" text:visited-style-name="Visited_20_Internet_20_Link">
vtraty-voroga-scaled.jpg</text:a>
']</text:p>
      <text:p text:style-name="P4">
Tags: ['STOPRUSSIA', 'АГРЕСІЯ РФ', 'ВІЙНА', 'ВТОРГНЕННЯ РФ', 'ВТРАТИ ВОРОГА', 'ГЕНШТАБ ЗС УКРАЇНИ', 'ГШ ЗС УКРАЇНИ']</text:p>
      <text:p text:style-name="P4">
Category: News</text:p>
      <!--METADATA-->
      <text:p text:style-name="P4">
<draw:frame draw:style-name="fr1" draw:name="Image251" text:anchor-type="as-char" svg:width="6.9236in" svg:height="7.021684in" draw:z-index="0">
<draw:image xlink:href="../Images/AРМІЯINFORM/2023-04-23T67-00-00-04-00/vtraty-voroga-scaled.jpg" xlink:type="simple" xlink:show="embed" xlink:actuate="onLoad" draw:mime-type="image/jpeg"/>
</draw:frame>
</text:p>
      <text:p text:style-name="P4">
<text:span text:style-name="T4">
Загальні бойові втрати противника з 24.02.22 по 2</text:span>
 <text:span text:style-name="T4">
3.04.23 орієнтовностановлять:</text:span>
</text:p>
      <text:p text:style-name="P4">
особового складу ‒ 186420 (+690) осіб ліквідовано</text:p>
      <text:p text:style-name="P4">
танків ‒ 3675 (+3)</text:p>
      <text:p text:style-name="P4">
бойових броньованих машин ‒ 7131 (+1)</text:p>
      <text:p text:style-name="P4">
артилерійських систем ‒ 2837 (+5)</text:p>
      <text:p text:style-name="P4">
РСЗВ ‒ 539 (0)</text:p>
      <text:p text:style-name="P4">
засоби ППО ‒ 289 0)</text:p>
      <text:p text:style-name="P4">
літаків ‒ 308 (0)</text:p>
      <text:p text:style-name="P4">
гелікоптерів ‒ 294 (+1)</text:p>
      <text:p text:style-name="P4">
БПЛА оперативно-тактичного рівня ‒ 2402 (+4)</text:p>
      <text:p text:style-name="P4">
крилаті ракети ‒ 911 (0)</text:p>
      <text:p text:style-name="P4">
кораблі / катери ‒ 18 (0)</text:p>
      <text:p text:style-name="P4">
автомобільної техніки та автоцистерн ‒ 5730 (+12)</text:p>
      <text:p text:style-name="P4">
спеціальна техніка ‒ 339 (+2)</text:p>
      <text:p text:style-name="P4">
Дані уточнюються…</text:p>
      <text:p text:style-name="P4">
Бий окупанта! Разом переможемо! Наша сила — в правді!</text:p>
      <text:p text:style-name="P4">
Джерело: <text:a xlink:type="simple" xlink:href="https://www.facebook.com/GeneralStaff.ua/posts/pfbid0HmKvpd8kjed8NrjRZthNUZufxmJzdKyEiQKVrAasPBDjahw1JitiqrDW1i35ihryl" text:style-name="Internet_20_link" text:visited-style-name="Visited_20_Internet_20_Link">
Генеральний штаб Збройних СилУкраїни</text:a>
станом на 23.04.23.</text:p>
      <text:p text:style-name="P4">
Source: <text:a xlink:type="simple" xlink:href="https://armyinform.com.ua/2023/04/23/vtraty-voroga-za-dobu-likvidovano-majzhe-700-okupantiv-3-tanky-i-5-artsystem/" text:style-name="Internet_20_link" text:visited-style-name="Visited_20_Internet_20_Link">
https://armyinform.com.ua/2023/04/23/vtraty-voroga-za-dobu-likvidovano-majzhe-700-okupantiv-3-tanky-i-5-artsystem/</text:a>
</text:p>
      <!--NEWS-->
      <text:h text:style-name="P10" text:outline-level="1">
<text:span text:style-name="T4">
Корабельне угруповання окупантів у Чорному морі налічує 10 одиниць, два із яких підводні ракетоносії — Наталія Гуменюк</text:span>
</text:h>
      <text:p text:style-name="P4">
Author: ['Дмитро Горбунов']</text:p>
      <text:p text:style-name="P4">
Time: 2023-04-23T68:00:00-04:00</text:p>
      <text:p text:style-name="P4">
Description: Про це в ефірі теле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marafon.jpg" text:style-name="Internet_20_link" text:visited-style-name="Visited_20_Internet_20_Link">
gumenyuk-marafon.jpg</text:a>
']</text:p>
      <text:p text:style-name="P4">
Tags: ['STOPRUSSIA', 'АГРЕСІЯ РФ', 'ВІЙНА', 'ВОРОЖІ КОРАБЛІ', 'ВТОРГНЕННЯ РФ', 'КОРАБЕЛЬНЕ УГРУПОВАННЯ ОКУПАНТІВ', 'НАТАЛІЯ ГУМЕНЮК', 'ЧОРНЕ ТА АЗОВСЬКЕ МОРЯ']</text:p>
      <text:p text:style-name="P4">
Category: News</text:p>
      <!--METADATA-->
      <text:p text:style-name="P4">
<draw:frame draw:style-name="fr1" draw:name="Image252" text:anchor-type="as-char" svg:width="6.9236in" svg:height="3.063693in" draw:z-index="0">
<draw:image xlink:href="../Images/AРМІЯINFORM/2023-04-23T68-00-00-04-00/gumenyuk-marafon.jpg" xlink:type="simple" xlink:show="embed" xlink:actuate="onLoad" draw:mime-type="image/jpeg"/>
</draw:frame>
</text:p>
      <text:p text:style-name="P4">
Про це в ефірі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України НаталіяГуменюк.</text:p>
      <text:p text:style-name="P4">
— Корабельне угруповання противника в Чорному морі постійно маневрує ізмінюється. Наразі воно налічує 10 кораблів, два із яких підводні носії«Калібрів». Вони тримаються в ракетобезпековому для себе районі. Однак із тихмісць вони також можуть дістати своїми ракетами будь-який район України. Окрімцього, в пункті базування росіяни тримають напоготові ще один надводнийракетоносій в повному бойовому спорядженні, — розповіла Наталія Гуменюк.</text:p>
      <text:p text:style-name="P4">
Вона уточнила, що кількість ракетоносіїв залежить від погодних умов,конкретної ситуації та рівня забезпечення.</text:p>
      <text:p text:style-name="P4">
— Маневрування окупанти проводять, щоб створити певне напруження. Це такийелемент психологічного тиску на населення під час війни. Основний пунктбазування ворога розташований якомога далі від українських берегів і цедоводить, що вони нас дуже бояться, — додала начальник Об’єднаногокоординаційного пресцентру Сил оборони півдня України.</text:p>
      <text:p text:style-name="P4">
Source: <text:a xlink:type="simple" xlink:href="https://armyinform.com.ua/2023/04/23/korabelne-ugrupovannya-okupantiv-u-chornomu-mori-nalichuye-10-odynycz-dva-iz-yakyh-pidvodni-raketonosiyi-nataliya-gumenyuk/" text:style-name="Internet_20_link" text:visited-style-name="Visited_20_Internet_20_Link">
https://armyinform.com.ua/2023/04/23/korabelne-ugrupovannya-okupantiv-u-chornomu-mori-nalichuye-10-odynycz-dva-iz-yakyh-pidvodni-raketonosiyi-nataliya-gumenyuk/</text:a>
</text:p>
      <!--NEWS-->
      <text:h text:style-name="P10" text:outline-level="1">
<text:span text:style-name="T4">
В Україні хвилина мовчання</text:span>
</text:h>
      <text:p text:style-name="P4">
Author: ['АРМІЯINFORM']</text:p>
      <text:p text:style-name="P4">
Time: 2023-04-23T6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gif" text:style-name="Internet_20_link" text:visited-style-name="Visited_20_Internet_20_Link">
candle.gif</text:a>
']</text:p>
      <text:p text:style-name="P4">
Tags: ['STOPRUSSIA', 'ВІЙНА', 'ВТОРГНЕННЯ РФ', 'ХВИЛИНА МОВЧАННЯ']</text:p>
      <text:p text:style-name="P4">
Category: News</text:p>
      <!--METADATA-->
      <text:p text:style-name="P4">
<draw:frame draw:style-name="fr1" draw:name="Image253" text:anchor-type="as-char" svg:width="6.9236in" svg:height="3.895992in" draw:z-index="0">
<draw:image xlink:href="../Images/AРМІЯINFORM/2023-04-23T69-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3/v-ukrayini-hvylyna-movchannya-2/" text:style-name="Internet_20_link" text:visited-style-name="Visited_20_Internet_20_Link">
https://armyinform.com.ua/2023/04/23/v-ukrayini-hvylyna-movchannya-2/</text:a>
</text:p>
      <!--NEWS-->
      <text:h text:style-name="P10" text:outline-level="1">
<text:span text:style-name="T4">
Олексій Резніков подякував міністрам оборони Німеччини та Іспанії за танки Leopard</text:span>
</text:h>
      <text:p text:style-name="P4">
Author: ['АРМІЯINFORM']</text:p>
      <text:p text:style-name="P4">
Time: 2023-04-23T70:00:00-04:00</text:p>
      <text:p text:style-name="P4">
Description: Міністр оборони України Олексій Резніков у своєму Twitter подякував Міністру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1.jpg" text:style-name="Internet_20_link" text:visited-style-name="Visited_20_Internet_20_Link">
reznikov-1.jpg</text:a>
']</text:p>
      <text:p text:style-name="P4">
Tags: ['STOPRUSSIA', 'АГРЕСІЯ РФ', 'ВІЙНА', 'ВТОРГНЕННЯ РФ', 'ІСПАНІЯ', 'НІМЕЧЧИНА', 'ОЛЕКСІЙ РЕЗНІКОВ']</text:p>
      <text:p text:style-name="P4">
Category: News</text:p>
      <!--METADATA-->
      <text:p text:style-name="P4">
<draw:frame draw:style-name="fr1" draw:name="Image254" text:anchor-type="as-char" svg:width="6.9236in" svg:height="4.615733in" draw:z-index="0">
<draw:image xlink:href="../Images/AРМІЯINFORM/2023-04-23T70-00-00-04-00/reznikov-1.jpg" xlink:type="simple" xlink:show="embed" xlink:actuate="onLoad" draw:mime-type="image/jpeg"/>
</draw:frame>
</text:p>
      <text:p text:style-name="P4">
Міністр оборони України Олексій Резніков у своєму Twitter<text:a xlink:type="simple" xlink:href="https://twitter.com/oleksiireznikov/status/1649891349867503617" text:style-name="Internet_20_link" text:visited-style-name="Visited_20_Internet_20_Link">
подякував</text:a>
Міністру оборони Королівства Іспанії Маргариті Роблес та Міністру оборониНімеччини Борису Пісторіусу за рішення надати Україні танки Leopard.</text:p>
      <text:p text:style-name="P4">
— Маргарита Роблес, Борис Пісторіус, дякуємо за ваші леопардові серця. І заїхню сталеву броню, — написав Олексій Резніков.</text:p>
      <text:p text:style-name="P4">
АрміяInform раніше <text:a xlink:type="simple" xlink:href="https://armyinform.com.ua/2023/03/08/ministry-oborony-yes-mayemo-rozshyryty-pidtrymku-ukrayini-de-cze-mozhlyvo/" text:style-name="Internet_20_link" text:visited-style-name="Visited_20_Internet_20_Link">
писала</text:a>
 про планиМіністрів оборони ЄС розширити підтримку Україні.</text:p>
      <text:p text:style-name="P4">
Source: <text:a xlink:type="simple" xlink:href="https://armyinform.com.ua/2023/04/23/oleksij-reznikov-podyakuvav-ministram-oborony-nimechchyny-ta-ispaniyi-za-tanky-leopard/" text:style-name="Internet_20_link" text:visited-style-name="Visited_20_Internet_20_Link">
https://armyinform.com.ua/2023/04/23/oleksij-reznikov-podyakuvav-ministram-oborony-nimechchyny-ta-ispaniyi-za-tanky-leopard/</text:a>
</text:p>
      <!--NEWS-->
      <text:h text:style-name="P10" text:outline-level="1">
<text:span text:style-name="T4">
Не запитуємо у ворожих цілей про їхню «свіжість», ми їх нищимо! — Юрій Ігнат</text:span>
</text:h>
      <text:p text:style-name="P4">
Author: ['Володимир Скоростецький']</text:p>
      <text:p text:style-name="P4">
Time: 2023-04-23T71:00:00-04:00</text:p>
      <text:p text:style-name="P4">
Description: Про намагання окупантів використовувати «Шахеди» для атак на українські території т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ІЙНА', 'ВТОРГНЕННЯ РФ', 'КОМАНДУВАННЯ ПОВІТРЯНИХ СИЛ ЗС УКРАЇНИ', 'ШАХЕДИ', 'ЮРІЙ ІГНАТ']</text:p>
      <text:p text:style-name="P4">
Category: News</text:p>
      <!--METADATA-->
      <text:p text:style-name="P4">
<draw:frame draw:style-name="fr1" draw:name="Image255" text:anchor-type="as-char" svg:width="6.9236in" svg:height="4.32725in" draw:z-index="0">
<draw:image xlink:href="../Images/AРМІЯINFORM/2023-04-23T71-00-00-04-00/foto-1-krylati-aviabomby-yurij-ignat.jpg" xlink:type="simple" xlink:show="embed" xlink:actuate="onLoad" draw:mime-type="image/jpeg"/>
</draw:frame>
 Колаж: АрміяInform</text:p>
      <text:p text:style-name="P4">
Про намагання окупантів використовувати «Шахеди» для атак на українськітериторії та про загальну поточну ситуацію щодо захисту повітряного просторуУкраїни в телемарафоні Єдиних новин журналісти спілкувалися із речникомПовітряних Сил ЗС України полковником Юрієм Ігнатом.</text:p>
      <text:p text:style-name="P4">
З його слів, Командуванню Повітряних Сил не відомо, чи використовуютьзагарбники вже нову партію іранських дронів «Шахед», чи це ще старі запасиармії московитів.</text:p>
      <text:p text:style-name="P4">
— Ми маємо інформацію про те, що були перельоти з Тегерана в Москву військово-транспортних літаків. Це спостерігалося. рф намагатиметься отримувати івикористовуватиме більше дронів-камікадзе. Адже в такий спосіб вони можутьфактично щоночі атакувати Україну і виснажувати таким чином нашупротиповітряну оборону, — зазначив Юрій Ігнат.</text:p>
      <text:p text:style-name="P4">
Також він поінформував, що є спеціальні інституції, які детально вивчають усізалишки боєприпасів, які використовує ворог. Вивчають рештки і дронів, іракет: цей центр займається вивченням, з’ясуванням, коли саме було виготовленотой чи інший зразок. Бо ми вже говорили, що деякі ракети, які були використанірф, були «свіжі», виготовлені буквально минулого літа. Втім, головна причинадосліджень — з’ясувати, як ми ще можемо вплинути на той чи інший вид ворожихбоєприпасів.</text:p>
      <text:p text:style-name="P4">
— Однак, незалежно від «партії», ми будемо збивати такі повітряні цілі. Бо ценаш обов’язок! — підкреслив він.</text:p>
      <text:p text:style-name="P4">
Source: <text:a xlink:type="simple" xlink:href="https://armyinform.com.ua/2023/04/23/ne-zapytuyemo-u-vorozhyh-czilej-pro-yihnyu-svizhist-my-yih-nyshhymo-yurij-ignat/" text:style-name="Internet_20_link" text:visited-style-name="Visited_20_Internet_20_Link">
https://armyinform.com.ua/2023/04/23/ne-zapytuyemo-u-vorozhyh-czilej-pro-yihnyu-svizhist-my-yih-nyshhymo-yurij-ignat/</text:a>
</text:p>
      <!--NEWS-->
      <text:h text:style-name="P10" text:outline-level="1">
<text:span text:style-name="T4">
За минулу добу підрозділи ДСНС здійснили 153 виїзди на ліквідацію наслідків російських обстрілів</text:span>
</text:h>
      <text:p text:style-name="P4">
Author: ['АРМІЯINFORM']</text:p>
      <text:p text:style-name="P4">
Time: 2023-04-23T72:00:00-04:00</text:p>
      <text:p text:style-name="P4">
Description: Державна служба України з надзвичайних ситуацій оприлюднила оперативну інформацію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ns.jpg" text:style-name="Internet_20_link" text:visited-style-name="Visited_20_Internet_20_Link">
dsns.jpg</text:a>
']</text:p>
      <text:p text:style-name="P4">
Tags: ['STOPRUSSIA', 'ВІЙНА', 'ВТОРГНЕННЯ РФ', 'ДСНС УКРАЇНИ']</text:p>
      <text:p text:style-name="P4">
Category: News</text:p>
      <!--METADATA-->
      <text:p text:style-name="P4">
<draw:frame draw:style-name="fr1" draw:name="Image256" text:anchor-type="as-char" svg:width="6.9236in" svg:height="4.15761in" draw:z-index="0">
<draw:image xlink:href="../Images/AРМІЯINFORM/2023-04-23T72-00-00-04-00/dsns.jpg" xlink:type="simple" xlink:show="embed" xlink:actuate="onLoad" draw:mime-type="image/jpeg"/>
</draw:frame>
</text:p>
      <text:p text:style-name="P4">
Державна служба України з надзвичайних ситуацій<text:a xlink:type="simple" xlink:href="https://dsns.gov.ua/uk/news/nadzvicaini-podiyi/operativna-informaciia-dsns-shhodo-naslidkiv-vedennia-boiovix-dii-rosiiskoiu-federacijeiu-135" text:style-name="Internet_20_link" text:visited-style-name="Visited_20_Internet_20_Link">
оприлюднила</text:a>
 оперативну інформацію щодо наслідків ведення бойових дійросійською федерацією.</text:p>
      <text:p text:style-name="P4">
Так, протягом доби 22 квітня підрозділами ДСНС здійснено 153 виїзди наліквідацію наслідків обстрілів окупантами населених пунктів та об’єктівінфраструктури. Ліквідовано 2 пожежі. Надано психологічну допомогу 71 особі.</text:p>
      <text:p text:style-name="P4">
Піротехнічні підрозділи ДСНС протягом минулої доби<text:a xlink:type="simple" xlink:href="https://dsns.gov.ua/uk/news/nadzvicaini-podiyi/operativna-informaciia-shhodo-roboti-pirotexnicnix-pidrozdiliv-dsns-ukrayini-37" text:style-name="Internet_20_link" text:visited-style-name="Visited_20_Internet_20_Link">
залучалися</text:a>
 131 раз.Виявлено, вилучено і знешкоджено 381 од. вибухонебезпечних предметів, у томучислі 1 од. авіаційних бомб, обстежено територію площею 177 гектарів.</text:p>
      <text:p text:style-name="P4">
Всього з початку широкомасштабного військового вторгнення російської федераціїна території України підрозділами ДСНС здійснено 90 тис. 623 виїзди наліквідацію наслідків обстрілів, ліквідовано 14 тис. 324 пожежі, врятовано 4тис. 6 осіб, надано психологічну допомогу 210 тис. 912 особам. Знешкоджено 349тис. 189 од. вибухонебезпечних предметів та 2 тис. 891 кг вибухової речовини,у тому числі 2 тис. 209 од. авіаційних бомб. Обстежено територію площеюблизько 83 тис. 109 гектарів.</text:p>
      <text:p text:style-name="P4">
Найчастіше піротехнічні підрозділи працювали: в Харківській області 17 тис.134 рази, Київщині – 7 тис. 475, Донеччині – 4 тис. 835, Миколаївщині – 4 тис.536, Чернігівщині – 4 тис. 515, Херсонщині – 4 тис. 312, Сумщині – 1 тис. 857,Черкащині – 1 тис. 85.</text:p>
      <text:p text:style-name="P4">
Source: <text:a xlink:type="simple" xlink:href="https://armyinform.com.ua/2023/04/23/za-mynulu-doby-pidrozdily-dsns-zdijsnyly-153-vyyizdy-na-likvidacziyu-naslidkiv-rosijskyh-obstriliv/" text:style-name="Internet_20_link" text:visited-style-name="Visited_20_Internet_20_Link">
https://armyinform.com.ua/2023/04/23/za-mynulu-doby-pidrozdily-dsns-zdijsnyly-153-vyyizdy-na-likvidacziyu-naslidkiv-rosijskyh-obstriliv/</text:a>
</text:p>
      <!--NEWS-->
      <text:h text:style-name="P10" text:outline-level="1">
<text:span text:style-name="T4">
Речник Повітряних Сил ЗСУ: іноземні системи ППО можна отримувати вже і зараз, а літаки чекаємо з надією</text:span>
</text:h>
      <text:p text:style-name="P4">
Author: ['Володимир Скоростецький']</text:p>
      <text:p text:style-name="P4">
Time: 2023-04-23T73:00:00-04:00</text:p>
      <text:p text:style-name="P4">
Description: Про новини щодо військово-технічної підтримки України західними партнерами та сві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gnat-rakety-2.jpg" text:style-name="Internet_20_link" text:visited-style-name="Visited_20_Internet_20_Link">
ignat-rakety-2.jpg</text:a>
']</text:p>
      <text:p text:style-name="P4">
Tags: ['STOPRUSSIA', 'АГРЕСІЯ РФ', 'ВІЙНА', 'ВТОРГНЕННЯ РФ', 'КОМАНДУВАННЯ ПОВІТРЯНИХ СИЛ ЗС УКРАЇНИ', 'ЮРІЙ ІГНАТ']</text:p>
      <text:p text:style-name="P4">
Category: News</text:p>
      <!--METADATA-->
      <text:p text:style-name="P4">
<draw:frame draw:style-name="fr1" draw:name="Image257" text:anchor-type="as-char" svg:width="6.9236in" svg:height="4.615733in" draw:z-index="0">
<draw:image xlink:href="../Images/AРМІЯINFORM/2023-04-23T73-00-00-04-00/ignat-rakety-2.jpg" xlink:type="simple" xlink:show="embed" xlink:actuate="onLoad" draw:mime-type="image/jpeg"/>
</draw:frame>
Юрій Ігнат про російські ракети. Колаж АрміяInform</text:p>
      <text:p text:style-name="P4">
Про новини щодо військово-технічної підтримки України західними партнерами тасвіжі відомості з проведеної у Рамштайні зустрічі в етері Єдиних новинрозповів речник командування ПС ЗСУ полковник Юрій Ігнат.</text:p>
      <text:p text:style-name="P4">
— Уже багато хто озвучив ці новини. Зокрема, маємо коментар Міністра оборониУкраїни Олексія Резнікова. І тема надання сучасних бойових літаків для Україниє завжди у пріоритеті, — наголосив речник ПС ЗСУ.</text:p>
      <text:p text:style-name="P4">
З його слів, засоби протиповітряної оборони також є сьогодні пріоритетнимзавданням. Не лише самі системи, але і ракети до них. Дуже великий запас ракетбуло використано в осінньо-зимовий період.</text:p>
      <text:p text:style-name="P4">
— Але зайшли вже і системи Patriot, чекаємо інші системи, щоб посилити ППОназемними засобами. Не вдасться літаки отримати одномоментно. На це потрібномісяці як мінімум. А системи ППО можна отримати вже і зараз. Бо вже маємонавчених людей і на NASAMS, і на IRIS-T, і на Patriot, і на SAMP/T. Це те, щоможе допомогти в короткостроковій перспективі. Зустрічі в Рамштайні будуть ще.І не одна, мабуть. Сподіватимемось, що там буде ухвалено те доленосне рішення,про яке казав Командувач Повітряних Сил ЗСУ. То ж чекатимемо гарних новин, —сказав Юрій Ігнат</text:p>
      <text:p text:style-name="P4">
Також журналісти поцікавились про те, чи може рф знову атакувати наші об’єктиенергетичної інфраструктури, аби перед наступною зимою максимально ускладнитижиття українцям.</text:p>
      <text:p text:style-name="P4">
— Вочевидь вони це можуть робити не лише перед настанням холодів. Але вонитоді не досягли своєї мети. рф буде використовувати будь-які способи і методинакопичення в себе ракетного потенціалу. Минулої осені та взимку вонизапустили стільки ракет, що їм не вдасться накопичити навіть третину від нихза той період, що залишився до осені 2023 року. Бо виробництво ракетнихбоєприпасів триває довго. І в умовах санкцій здійснювати його теж не просто.Ворог намагатиметься отримати додаткові системи можливо в інших країнах. Проце говорилося ще пів року тому. І ми знаємо, які країни в цьому процесі можутьбути задіяні, кого вони хотіли долучити до такої співпраці, — сказав ЮрійІгнат.</text:p>
      <text:p text:style-name="P4">
Source: <text:a xlink:type="simple" xlink:href="https://armyinform.com.ua/2023/04/23/rechnyk-povitryanyh-syl-zsu-inozemni-systemy-ppo-mozhna-otrymuvaty-vzhe-i-zaraz-a-litaky-chekayemo-z-nadiyeyu/" text:style-name="Internet_20_link" text:visited-style-name="Visited_20_Internet_20_Link">
https://armyinform.com.ua/2023/04/23/rechnyk-povitryanyh-syl-zsu-inozemni-systemy-ppo-mozhna-otrymuvaty-vzhe-i-zaraz-a-litaky-chekayemo-z-nadiyeyu/</text:a>
</text:p>
      <!--NEWS-->
      <text:h text:style-name="P10" text:outline-level="1">
<text:span text:style-name="T4">
«Уроки Херсона для окупантів не минули даремно — вони панічно бояться» — Олексій Дмитрашківський</text:span>
</text:h>
      <text:p text:style-name="P4">
Author: ['Володимир Скоростецький']</text:p>
      <text:p text:style-name="P4">
Time: 2023-04-23T74:00:00-04:00</text:p>
      <text:p text:style-name="P4">
Description: Про оперативну обстановку на фронті в неділю зранку глядачів 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258" text:anchor-type="as-char" svg:width="6.9236in" svg:height="4.096023in" draw:z-index="0">
<draw:image xlink:href="../Images/AРМІЯINFORM/2023-04-23T74-00-00-04-00/dmytrashkivskyj.png" xlink:type="simple" xlink:show="embed" xlink:actuate="onLoad" draw:mime-type="image/png"/>
</draw:frame>
</text:p>
      <text:p text:style-name="P4">
Про оперативну обстановку на фронті в неділю зранку глядачів марафону «Єдиніновини» проінформував керівник Об’єднаного пресцентру Сил оборони Таврійськогонапрямку полковник Олексій Дмитрашківський</text:p>
      <text:p text:style-name="P4">
— Противник традиційно намагається здійснювати наступальні дії на Авдіївськомунапрямку, веде активну оборону на Новопавлівському та Оріхівському напрямках.На Запорізькому напрямку характер дій противника без змін. В очікуванніукраїнського контрнаступу противник продовжує зводити фортифікаційні спорудита встановлювати протитанкові засоби, здійснює мінування. Противник вівштурмові дії із завданням оволодіти опорними пунктами першого ешелону. Цевідбувалося в районі Новокалинова Первомайського, Мар’їнки. Ворог здійснив 28штурмових дій, 485 обстрілів позицій наших захисників. Але успіху на цихнапрямках не мав. Натомість зазнав втрат близько двох рот особового складу, 10одиниць техніки. Ворог 186 разів обстріляв наші позиції. Серед них було 30 наЗапоріжжі, 156 — на Донецькому напрямку. Це інформація за ніч, — повідомивОлексій Дмитрашківський.</text:p>
      <text:p text:style-name="P4">
Також він додав, що ворог 6 разів завдавав авіаційних ударів по Вугледару.Рашисти дотримуються тактики випаленої землі. Це робиться, аби нашимзахисникам не було можливості будь-де тримати оборону.</text:p>
      <text:p text:style-name="P4">
— Говорячи військовим сленгом, «розбирають» будинки поверх за поверхом. Такевідбувається як у Бахмуті, так і у Вугледарі. Ще можна сказати з огляду на те,що ворог зазнав чималих втрат на Авдіївському та Мар’їнському напрямках,найближчим часом може зосередити свої зусилля на Вугледарському напрямку, —додав він.</text:p>
      <text:p text:style-name="P4">
Крім того, Олексій Дмитрашківський зауважив, що ворог панічно боїтьсяукраїнського контрнаступу. Така інформація з’явилась із перехоплень телефоннихрозмов російських окупантів з їхніми рідними.</text:p>
      <text:p text:style-name="P4">
— Дуже бояться надходження зразків західного озброєння, панічно боятьсяHIMARS. Тобто наука, яка їм була надана українським військом у районі Херсона,не минула даремно, — підкреслив полковник Дмитрашківський.</text:p>
      <text:p text:style-name="P4">
Source: <text:a xlink:type="simple" xlink:href="https://armyinform.com.ua/2023/04/23/uroky-hersona-dlya-okupantiv-ne-mynuly-daremno-vony-panichno-boyatsya-oleksij-dmytrashkivskyj/" text:style-name="Internet_20_link" text:visited-style-name="Visited_20_Internet_20_Link">
https://armyinform.com.ua/2023/04/23/uroky-hersona-dlya-okupantiv-ne-mynuly-daremno-vony-panichno-boyatsya-oleksij-dmytrashkivskyj/</text:a>
</text:p>
      <!--NEWS-->
      <text:h text:style-name="P10" text:outline-level="1">
<text:span text:style-name="T4">
Протягом минулої доби російські війська обстріляли територію 8 областей України</text:span>
</text:h>
      <text:p text:style-name="P4">
Author: ['АРМІЯINFORM']</text:p>
      <text:p text:style-name="P4">
Time: 2023-04-23T75:00:00-04:00</text:p>
      <text:p text:style-name="P4">
Description: За інформацією, яка надана Ситуаційним центром Міністерства оборони України,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rta_obstr.jpg" text:style-name="Internet_20_link" text:visited-style-name="Visited_20_Internet_20_Link">
karta_obstr.jpg</text:a>
']</text:p>
      <text:p text:style-name="P4">
Tags: ['MILITARY MEDIA CENTER', 'STOPRUSSIA', 'ВІЙНА', 'ВТОРГНЕННЯ РФ', 'ХАРКІВСЬКИЙ ТРИБУНАЛ']</text:p>
      <text:p text:style-name="P4">
Category: News</text:p>
      <!--METADATA-->
      <text:p text:style-name="P4">
<draw:frame draw:style-name="fr1" draw:name="Image259" text:anchor-type="as-char" svg:width="6.9236in" svg:height="5.234076in" draw:z-index="0">
<draw:image xlink:href="../Images/AРМІЯINFORM/2023-04-23T75-00-00-04-00/karta_obstr.jpg" xlink:type="simple" xlink:show="embed" xlink:actuate="onLoad" draw:mime-type="image/jpeg"/>
</draw:frame>
</text:p>
      <text:p text:style-name="P4">
За інформацією, яка надана Ситуаційним центром Міністерства оборони України,протягом минулої доби російські війська обстріляли територію 8 областейУкраїни.</text:p>
      <text:p text:style-name="P4">
Загалом із різних видів озброєння (міномети, танки, артилерія, РСЗВ, ЗРК,БПЛА, тактична авіація) здійснено обстріли 98 населених пунктів, підтвердженоураження 87 об’єктів інфраструктури.</text:p>
      <text:p text:style-name="P4">
Є загиблі та поранені серед цивільних, кількість жертв уточнюється.</text:p>
      <text:p text:style-name="P4">
Джерело: <text:a xlink:type="simple" xlink:href="https://t.me/militarymediacenter/1772" text:style-name="Internet_20_link" text:visited-style-name="Visited_20_Internet_20_Link">
Military Media Center</text:a>
</text:p>
      <text:p text:style-name="P4">
Source: <text:a xlink:type="simple" xlink:href="https://armyinform.com.ua/2023/04/23/protyagom-mynuloyi-doby-rosijski-vijska-obstrilyaly-terytoriyu-8-oblastej-ukrayiny-2/" text:style-name="Internet_20_link" text:visited-style-name="Visited_20_Internet_20_Link">
https://armyinform.com.ua/2023/04/23/protyagom-mynuloyi-doby-rosijski-vijska-obstrilyaly-terytoriyu-8-oblastej-ukrayiny-2/</text:a>
</text:p>
      <!--NEWS-->
      <text:h text:style-name="P10" text:outline-level="1">
<text:span text:style-name="T4">
«Наша сила — в наших людях» — Президент України</text:span>
</text:h>
      <text:p text:style-name="P4">
Author: ['АРМІЯINFORM']</text:p>
      <text:p text:style-name="P4">
Time: 2023-04-23T76:00:00-04:00</text:p>
      <text:p text:style-name="P4">
Description: Президент України Володимир Зеленський на своїй сторінці у Facebook опублікував добір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2.jpg" text:style-name="Internet_20_link" text:visited-style-name="Visited_20_Internet_20_Link">
golovne-2.jpg</text:a>
', '<text:a xlink:type="simple" xlink:href="https://armyinform.com.ua/wp-content/uploads/2023/04/1-76-150x150.jpg" text:style-name="Internet_20_link" text:visited-style-name="Visited_20_Internet_20_Link">
1-76-150x150.jpg</text:a>
', '<text:a xlink:type="simple" xlink:href="https://armyinform.com.ua/wp-content/uploads/2023/04/2-67-150x150.jpg" text:style-name="Internet_20_link" text:visited-style-name="Visited_20_Internet_20_Link">
2-67-150x150.jpg</text:a>
', '<text:a xlink:type="simple" xlink:href="https://armyinform.com.ua/wp-content/uploads/2023/04/3-60-150x150.jpg" text:style-name="Internet_20_link" text:visited-style-name="Visited_20_Internet_20_Link">
3-60-150x150.jpg</text:a>
', '<text:a xlink:type="simple" xlink:href="https://armyinform.com.ua/wp-content/uploads/2023/04/4-52-150x150.jpg" text:style-name="Internet_20_link" text:visited-style-name="Visited_20_Internet_20_Link">
4-52-150x150.jpg</text:a>
', '<text:a xlink:type="simple" xlink:href="https://armyinform.com.ua/wp-content/uploads/2023/04/5-42-150x150.jpg" text:style-name="Internet_20_link" text:visited-style-name="Visited_20_Internet_20_Link">
5-42-150x150.jpg</text:a>
', '<text:a xlink:type="simple" xlink:href="https://armyinform.com.ua/wp-content/uploads/2023/04/6-40-150x150.jpg" text:style-name="Internet_20_link" text:visited-style-name="Visited_20_Internet_20_Link">
6-40-150x150.jpg</text:a>
', '<text:a xlink:type="simple" xlink:href="https://armyinform.com.ua/wp-content/uploads/2023/04/7-23-150x150.jpg" text:style-name="Internet_20_link" text:visited-style-name="Visited_20_Internet_20_Link">
7-23-150x150.jpg</text:a>
', '<text:a xlink:type="simple" xlink:href="https://armyinform.com.ua/wp-content/uploads/2023/04/8-21-150x150.jpg" text:style-name="Internet_20_link" text:visited-style-name="Visited_20_Internet_20_Link">
8-21-150x150.jpg</text:a>
', '<text:a xlink:type="simple" xlink:href="https://armyinform.com.ua/wp-content/uploads/2023/04/9-22-150x150.jpg" text:style-name="Internet_20_link" text:visited-style-name="Visited_20_Internet_20_Link">
9-22-150x150.jpg</text:a>
']</text:p>
      <text:p text:style-name="P4">
Tags: ['STOPRUSSIA', 'АГРЕСІЯ РФ', 'ВІЙНА', 'ВОЛОДИМИР ЗЕЛЕНСЬКИЙ', 'ВТОРГНЕННЯ РФ', 'ПРЕЗИДЕНТ УКРАЇНИ', 'ФОТОГРАФІЇ']</text:p>
      <text:p text:style-name="P4">
Category: News</text:p>
      <!--METADATA-->
      <text:p text:style-name="P4">
<draw:frame draw:style-name="fr1" draw:name="Image260" text:anchor-type="as-char" svg:width="6.9236in" svg:height="4.615733in" draw:z-index="0">
<draw:image xlink:href="../Images/AРМІЯINFORM/2023-04-23T76-00-00-04-00/golovne-2.jpg" xlink:type="simple" xlink:show="embed" xlink:actuate="onLoad" draw:mime-type="image/jpeg"/>
</draw:frame>
</text:p>
      <text:p text:style-name="P4">
Президент України Володимир Зеленський на своїй сторінці у Facebook<text:a xlink:type="simple" xlink:href="https://www.facebook.com/zelenskiy.official/posts/pfbid02Nvfu49bwoZQPC4Hh9LaJTqiWNLBkYQfEDZ2G7b9E29ZNGWk7uL2vGfDp6VFRvVHzl" text:style-name="Internet_20_link" text:visited-style-name="Visited_20_Internet_20_Link">
опублікував</text:a>
добірку фотографій українських та іноземних фотографів. Знімки яскравосимволізують незламність нашого народу та його прагнення до Перемоги.</text:p>
      <text:p text:style-name="P4">
— Наша сила — в наших людях. У наших громадах, у нашій здатності діяти зарадиспільної мети. А коли ми потребуємо єдності й саме державної дії, цедосягається передусім вірою людей в Україну та довірою людей до своєї держави,її захисників і захисниць, одне до одного, — прокоментував фотографіїВолодимир Зеленський.</text:p>
      <text:p text:style-name="P4">
<text:a xlink:type="simple" xlink:href="https://armyinform.com.ua/wp-content/uploads/2023/04/1-76.jpg" text:style-name="Internet_20_link" text:visited-style-name="Visited_20_Internet_20_Link">
<draw:frame draw:style-name="fr1" draw:name="Image261" text:anchor-type="as-char" svg:width="6.9236in" svg:height="6.9236in" draw:z-index="0">
<draw:image xlink:href="../Images/AРМІЯINFORM/2023-04-23T76-00-00-04-00/1-76-150x150.jpg" xlink:type="simple" xlink:show="embed" xlink:actuate="onLoad" draw:mime-type="image/jpeg"/>
</draw:frame>
</text:a>
</text:p>
      <text:p text:style-name="P4">
<text:a xlink:type="simple" xlink:href="https://armyinform.com.ua/wp-content/uploads/2023/04/2-67.jpg" text:style-name="Internet_20_link" text:visited-style-name="Visited_20_Internet_20_Link">
<draw:frame draw:style-name="fr1" draw:name="Image262" text:anchor-type="as-char" svg:width="6.9236in" svg:height="6.9236in" draw:z-index="0">
<draw:image xlink:href="../Images/AРМІЯINFORM/2023-04-23T76-00-00-04-00/2-67-150x150.jpg" xlink:type="simple" xlink:show="embed" xlink:actuate="onLoad" draw:mime-type="image/jpeg"/>
</draw:frame>
</text:a>
</text:p>
      <text:p text:style-name="P4">
<text:a xlink:type="simple" xlink:href="https://armyinform.com.ua/wp-content/uploads/2023/04/3-60.jpg" text:style-name="Internet_20_link" text:visited-style-name="Visited_20_Internet_20_Link">
<draw:frame draw:style-name="fr1" draw:name="Image263" text:anchor-type="as-char" svg:width="6.9236in" svg:height="6.9236in" draw:z-index="0">
<draw:image xlink:href="../Images/AРМІЯINFORM/2023-04-23T76-00-00-04-00/3-60-150x150.jpg" xlink:type="simple" xlink:show="embed" xlink:actuate="onLoad" draw:mime-type="image/jpeg"/>
</draw:frame>
</text:a>
</text:p>
      <text:p text:style-name="P4">
<text:a xlink:type="simple" xlink:href="https://armyinform.com.ua/wp-content/uploads/2023/04/4-52.jpg" text:style-name="Internet_20_link" text:visited-style-name="Visited_20_Internet_20_Link">
<draw:frame draw:style-name="fr1" draw:name="Image264" text:anchor-type="as-char" svg:width="6.9236in" svg:height="6.9236in" draw:z-index="0">
<draw:image xlink:href="../Images/AРМІЯINFORM/2023-04-23T76-00-00-04-00/4-52-150x150.jpg" xlink:type="simple" xlink:show="embed" xlink:actuate="onLoad" draw:mime-type="image/jpeg"/>
</draw:frame>
</text:a>
</text:p>
      <text:p text:style-name="P4">
<text:a xlink:type="simple" xlink:href="https://armyinform.com.ua/wp-content/uploads/2023/04/5-42.jpg" text:style-name="Internet_20_link" text:visited-style-name="Visited_20_Internet_20_Link">
<draw:frame draw:style-name="fr1" draw:name="Image265" text:anchor-type="as-char" svg:width="6.9236in" svg:height="6.9236in" draw:z-index="0">
<draw:image xlink:href="../Images/AРМІЯINFORM/2023-04-23T76-00-00-04-00/5-42-150x150.jpg" xlink:type="simple" xlink:show="embed" xlink:actuate="onLoad" draw:mime-type="image/jpeg"/>
</draw:frame>
</text:a>
</text:p>
      <text:p text:style-name="P4">
<text:a xlink:type="simple" xlink:href="https://armyinform.com.ua/wp-content/uploads/2023/04/6-40.jpg" text:style-name="Internet_20_link" text:visited-style-name="Visited_20_Internet_20_Link">
<draw:frame draw:style-name="fr1" draw:name="Image266" text:anchor-type="as-char" svg:width="6.9236in" svg:height="6.9236in" draw:z-index="0">
<draw:image xlink:href="../Images/AРМІЯINFORM/2023-04-23T76-00-00-04-00/6-40-150x150.jpg" xlink:type="simple" xlink:show="embed" xlink:actuate="onLoad" draw:mime-type="image/jpeg"/>
</draw:frame>
</text:a>
</text:p>
      <text:p text:style-name="P4">
<text:a xlink:type="simple" xlink:href="https://armyinform.com.ua/wp-content/uploads/2023/04/7-23.jpg" text:style-name="Internet_20_link" text:visited-style-name="Visited_20_Internet_20_Link">
<draw:frame draw:style-name="fr1" draw:name="Image267" text:anchor-type="as-char" svg:width="6.9236in" svg:height="6.9236in" draw:z-index="0">
<draw:image xlink:href="../Images/AРМІЯINFORM/2023-04-23T76-00-00-04-00/7-23-150x150.jpg" xlink:type="simple" xlink:show="embed" xlink:actuate="onLoad" draw:mime-type="image/jpeg"/>
</draw:frame>
</text:a>
</text:p>
      <text:p text:style-name="P4">
<text:a xlink:type="simple" xlink:href="https://armyinform.com.ua/wp-content/uploads/2023/04/8-21.jpg" text:style-name="Internet_20_link" text:visited-style-name="Visited_20_Internet_20_Link">
<draw:frame draw:style-name="fr1" draw:name="Image268" text:anchor-type="as-char" svg:width="6.9236in" svg:height="6.9236in" draw:z-index="0">
<draw:image xlink:href="../Images/AРМІЯINFORM/2023-04-23T76-00-00-04-00/8-21-150x150.jpg" xlink:type="simple" xlink:show="embed" xlink:actuate="onLoad" draw:mime-type="image/jpeg"/>
</draw:frame>
</text:a>
</text:p>
      <text:p text:style-name="P4">
<text:a xlink:type="simple" xlink:href="https://armyinform.com.ua/wp-content/uploads/2023/04/9-22.jpg" text:style-name="Internet_20_link" text:visited-style-name="Visited_20_Internet_20_Link">
<draw:frame draw:style-name="fr1" draw:name="Image269" text:anchor-type="as-char" svg:width="6.9236in" svg:height="6.9236in" draw:z-index="0">
<draw:image xlink:href="../Images/AРМІЯINFORM/2023-04-23T76-00-00-04-00/9-22-150x150.jpg" xlink:type="simple" xlink:show="embed" xlink:actuate="onLoad" draw:mime-type="image/jpeg"/>
</draw:frame>
</text:a>
</text:p>
      <text:p text:style-name="P4">
Source: <text:a xlink:type="simple" xlink:href="https://armyinform.com.ua/2023/04/23/nasha-syla-v-nashyh-lyudyah-prezydent-ukrayiny/" text:style-name="Internet_20_link" text:visited-style-name="Visited_20_Internet_20_Link">
https://armyinform.com.ua/2023/04/23/nasha-syla-v-nashyh-lyudyah-prezydent-ukrayiny/</text:a>
</text:p>
      <!--NEWS-->
      <text:h text:style-name="P10" text:outline-level="1">
<text:span text:style-name="T4">
Американські законодавці закликали росію негайно повернути депортованих українських дітей</text:span>
</text:h>
      <text:p text:style-name="P4">
Author: ['АРМІЯINFORM']</text:p>
      <text:p text:style-name="P4">
Time: 2023-04-23T77:00:00-04:00</text:p>
      <text:p text:style-name="P4">
Description: Члени Конгресу США на засіданні комітету із закордонних справ засудили депорт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3_110419_209.jpg" text:style-name="Internet_20_link" text:visited-style-name="Visited_20_Internet_20_Link">
img_20230423_110419_209.jpg</text:a>
']</text:p>
      <text:p text:style-name="P4">
Tags: ['STOPRUSSIA', 'АГРЕСІЯ РФ', 'ВТОРГНЕННЯ РФ', 'ЗЛОЧИНИ ПРОТИ ДІТЕЙ', 'КОНГРЕС США', 'МІНРЕІНТЕГРАЦІЇ']</text:p>
      <text:p text:style-name="P4">
Category: News</text:p>
      <!--METADATA-->
      <text:p text:style-name="P4">
<draw:frame draw:style-name="fr1" draw:name="Image270" text:anchor-type="as-char" svg:width="6.9236in" svg:height="6.9236in" draw:z-index="0">
<draw:image xlink:href="../Images/AРМІЯINFORM/2023-04-23T77-00-00-04-00/img_20230423_110419_209.jpg" xlink:type="simple" xlink:show="embed" xlink:actuate="onLoad" draw:mime-type="image/jpeg"/>
</draw:frame>
</text:p>
      <text:p text:style-name="P4">
Члени Конгресу США на засіданні комітету із закордонних справ засудилидепортацію українських дітей і внесли відповідну резолюцію в ПалатіПредставників і в Сенаті. Там акцентували, що такі слухання допомагають знайтинові важелі й способи притягти до відповідальності винних,<text:a xlink:type="simple" xlink:href="https://minre.gov.ua/2023/04/23/amerykanski-zakonodavczi-zaklykaly-rosiyu-negajno-povernuty-deportovanyh-ukrayinskyh-ditej/" text:style-name="Internet_20_link" text:visited-style-name="Visited_20_Internet_20_Link">
повідомляє</text:a>
Міністерство з питань реінтеграції тимчасово окупованих територій України.</text:p>
      <text:p text:style-name="P4">
Учасники засідання навели факти, коли окупанти буквально виривали дітей ізсімей, відвозили до таборів, де вони живуть у нелюдських умовах. У місцяхперебування на них тиснуть російською пропагандою. У такий спосіб намагаютьсяперевиховати та примусити до покори. Це не лише воєнний злочин, це ознакагеноциду і спроба стерти саму ідентичність нації.</text:p>
      <text:p text:style-name="P4">
Конгресмени зазначили, що виданий Міжнародним кримінальним судом ордер наарешт путіна за цим звинуваченням — це перший із багатьох важливих кроків дляпритягнення вищого політичного керівництва росії до відповідальності.</text:p>
      <text:p text:style-name="P4">
Ця резолюція має продемонструвати, що американський народ підтримує прагненняукраїнців боротися за свою демократію та повернення цих дітей до їхніхдомівок.</text:p>
      <text:p text:style-name="P4">
Source: <text:a xlink:type="simple" xlink:href="https://armyinform.com.ua/2023/04/23/amerykanski-zakonodavczi-zaklykaly-rosiyu-negajno-povernuty-deportovanyh-ukrayinskyh-ditej/" text:style-name="Internet_20_link" text:visited-style-name="Visited_20_Internet_20_Link">
https://armyinform.com.ua/2023/04/23/amerykanski-zakonodavczi-zaklykaly-rosiyu-negajno-povernuty-deportovanyh-ukrayinskyh-ditej/</text:a>
</text:p>
      <!--NEWS-->
      <text:h text:style-name="P10" text:outline-level="1">
<text:span text:style-name="T4">
Офіс Генпрокурора задокументував понад 82 тисячі воєнних злочинів рф</text:span>
</text:h>
      <text:p text:style-name="P4">
Author: ['АРМІЯINFORM']</text:p>
      <text:p text:style-name="P4">
Time: 2023-04-23T78:00:00-04:00</text:p>
      <text:p text:style-name="P4">
Description: Офіс Генерального прокурора України повідомляє про задокументовані злочини, вчин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424128-951521a-ea7bd8c-ogp-2-.jpg" text:style-name="Internet_20_link" text:visited-style-name="Visited_20_Internet_20_Link">
2424128-951521a-ea7bd8c-ogp-2-.jpg</text:a>
', '<text:a xlink:type="simple" xlink:href="https://armyinform.com.ua/wp-content/uploads/2023/04/warcrime-23042023ua.jpg" text:style-name="Internet_20_link" text:visited-style-name="Visited_20_Internet_20_Link">
warcrime-23042023ua.jpg</text:a>
', '<text:a xlink:type="simple" xlink:href="https://armyinform.com.ua/wp-content/uploads/2023/04/warcrime-23042023en-1.jpg" text:style-name="Internet_20_link" text:visited-style-name="Visited_20_Internet_20_Link">
warcrime-23042023en-1.jpg</text:a>
']</text:p>
      <text:p text:style-name="P4">
Tags: ['STOPRUSSIA', 'АГРЕСІЯ РФ', 'ВІЙСЬКОВІ ЗЛОЧИНИ РФ', 'ВТОРГНЕННЯ РФ', 'ОФІС ГЕНЕРАЛЬНОГО ПРОКУРОРА УКРАЇНИ']</text:p>
      <text:p text:style-name="P4">
Category: News</text:p>
      <!--METADATA-->
      <text:p text:style-name="P4">
<draw:frame draw:style-name="fr1" draw:name="Image271" text:anchor-type="as-char" svg:width="6.9236in" svg:height="3.883237in" draw:z-index="0">
<draw:image xlink:href="../Images/AРМІЯINFORM/2023-04-23T78-00-00-04-00/2424128-951521a-ea7bd8c-ogp-2-.jpg" xlink:type="simple" xlink:show="embed" xlink:actuate="onLoad" draw:mime-type="image/jpeg"/>
</draw:frame>
</text:p>
      <text:p text:style-name="P4">
Офіс Генерального прокурора України повідомляє про задокументовані злочини,вчинені в період широкомасштабної агресії російської федерації проти України.</text:p>
      <text:p text:style-name="P4">
<draw:frame draw:style-name="fr1" draw:name="Image272" text:anchor-type="as-char" svg:width="6.9236in" svg:height="4.448413in" draw:z-index="0">
<draw:image xlink:href="../Images/AРМІЯINFORM/2023-04-23T78-00-00-04-00/warcrime-23042023ua.jpg" xlink:type="simple" xlink:show="embed" xlink:actuate="onLoad" draw:mime-type="image/jpeg"/>
</draw:frame>
</text:p>
      <text:p text:style-name="P4">
Станом на 23 квітня зареєстровано:</text:p>
      <ul>
        <li>
82 250 воєнних злочини,  * 17 073 злочинів проти національної безпеки України.</li>
      </ul>
      <text:p text:style-name="P4">
Крім того, за офіційними даними ювенальних прокурорів, 1418 дітей постраждаливнаслідок агресії рф, з них:</text:p>
      <ul>
        <li>
470 — дітей загинули,  * 948 — дітей дістали поранення різного ступеня тяжкості.</li>
      </ul>
      <text:p text:style-name="P4">
<draw:frame draw:style-name="fr1" draw:name="Image273" text:anchor-type="as-char" svg:width="6.9236in" svg:height="4.448413in" draw:z-index="0">
<draw:image xlink:href="../Images/AРМІЯINFORM/2023-04-23T78-00-00-04-00/warcrime-23042023en-1.jpg" xlink:type="simple" xlink:show="embed" xlink:actuate="onLoad" draw:mime-type="image/jpeg"/>
</draw:frame>
</text:p>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Джерело: <text:a xlink:type="simple" xlink:href="https://www.gp.gov.ua/ua/posts/do-5-rokiv-za-gratami-zasudzeno-kolaboranta-yakii-pid-cas-okupaciyi-izyumshhini-obiimav-posadu-zaviduyucogo-sektoru-zkg" text:style-name="Internet_20_link" text:visited-style-name="Visited_20_Internet_20_Link">
Офіс Генерального прокурораУкраїни</text:a>
</text:p>
      <text:p text:style-name="P4">
Source: <text:a xlink:type="simple" xlink:href="https://armyinform.com.ua/2023/04/23/ofis-genprokurora-zadokumentuvav-ponad-82-tysyachi-voyennyh-zlochyniv-rf/" text:style-name="Internet_20_link" text:visited-style-name="Visited_20_Internet_20_Link">
https://armyinform.com.ua/2023/04/23/ofis-genprokurora-zadokumentuvav-ponad-82-tysyachi-voyennyh-zlochyniv-rf/</text:a>
</text:p>
      <!--NEWS-->
      <text:h text:style-name="P10" text:outline-level="1">
<text:span text:style-name="T4">
Лікарі роблять неоціненний внесок в обороноздатність держави — Ганна Маляр</text:span>
</text:h>
      <text:p text:style-name="P4">
Author: ['АРМІЯINFORM']</text:p>
      <text:p text:style-name="P4">
Time: 2023-04-23T79:00:00-04:00</text:p>
      <text:p text:style-name="P4">
Description: «Український медичний фронт» — цивільні та військові медики разом рятують жи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Tags: ['STOPRUSSIA', 'ВІЙСЬКОВІ ЛІКАРІ', 'ГАННА МАЛЯР', 'УКРАЇНСЬКИЙ МЕДИЧНИЙ ФРОНТ']</text:p>
      <text:p text:style-name="P4">
Category: News</text:p>
      <!--METADATA-->
      <text:p text:style-name="P4">
<draw:frame draw:style-name="fr1" draw:name="Image274" text:anchor-type="as-char" svg:width="6.9236in" svg:height="4.615733in" draw:z-index="0">
<draw:image xlink:href="../Images/AРМІЯINFORM/2023-04-23T79-00-00-04-00/342988166_1194507931266345_3132785888064533294_n.jpg" xlink:type="simple" xlink:show="embed" xlink:actuate="onLoad" draw:mime-type="image/jpeg"/>
</draw:frame>
</text:p>
      <text:p text:style-name="P4">
«Український медичний фронт» — цивільні та військові медики разом рятуютьжиття і здоров‘я наших військових.</text:p>
      <text:p text:style-name="P4">
500 медиків, військових та волонтерів в одній залі на Medical MotivationalMeeting провели вкрай важливий обмін думками, аналізом подій, досвідом.</text:p>
      <text:p text:style-name="P4">
<draw:frame draw:style-name="fr1" draw:name="Image275" text:anchor-type="as-char" svg:width="6.9236in" svg:height="7.158206in" draw:z-index="0">
<draw:image xlink:href="../Images/AРМІЯINFORM/2023-04-23T79-00-00-04-00/342620576_1715232635568497_8165851594006101599_n.jpg" xlink:type="simple" xlink:show="embed" xlink:actuate="onLoad" draw:mime-type="image/jpeg"/>
</draw:frame>
</text:p>
      <text:p text:style-name="P4">
«Нагадаю, що в Україні для порятунку наших воїнів створено унікальний єдинийпростір військових та цивільних медичних закладів, аналогів якому немає всвіті. У лікарів дуже відповідальна ділянка фронту. Вони роблять свійнеоціненний внесок в обороноздатність держави» —<text:a xlink:type="simple" xlink:href="https://www.facebook.com/ganna.maliar/posts/pfbid0JeL22WEc894ufT376pirVcDD69zNwHGEDvigbFmmdWPT7Ca78vmsdUegvufVS4MXl" text:style-name="Internet_20_link" text:visited-style-name="Visited_20_Internet_20_Link">
зазначила</text:a>
заступник Міністра оборони України Ганна Маляр.</text:p>
      <text:p text:style-name="P4">
<draw:frame draw:style-name="fr1" draw:name="Image276"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У Харкові відбулося виїзне засідання Тимчасової спеціальної комісії Верховної Ради України</text:span>
</text:h>
      <text:p text:style-name="P4">
Author: ['АРМІЯINFORM']</text:p>
      <text:p text:style-name="P4">
Time: 2023-04-23T80:00:00-04:00</text:p>
      <text:p text:style-name="P4">
Description: Тимчасова спеціальна комісія Верховної Ради України з питань міжнародного гуманіт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rh-rada-ukrayiny-1.png" text:style-name="Internet_20_link" text:visited-style-name="Visited_20_Internet_20_Link">
verh-rada-ukrayiny-1.png</text:a>
']</text:p>
      <text:p text:style-name="P4">
Tags: ['STOPRUSSIA', 'АГРЕСІЯ РФ', 'ВЕРХОВА РАДА УКРАЇНИ', 'ВІЙНА', 'ВОЄННІ ЗЛОЧИНИ', 'ВТОРГНЕННЯ РФ', 'ТИМЧАСОВА СПЕЦІАЛЬНА КОМІСІЯ ВЕРХОВНОЇ РАДИ УКРАЇНИ']</text:p>
      <text:p text:style-name="P4">
Category: News</text:p>
      <!--METADATA-->
      <text:p text:style-name="P4">
<draw:frame draw:style-name="fr1" draw:name="Image277" text:anchor-type="as-char" svg:width="6.9236in" svg:height="3.548345in" draw:z-index="0">
<draw:image xlink:href="../Images/AРМІЯINFORM/2023-04-23T80-00-00-04-00/verh-rada-ukrayiny-1.png" xlink:type="simple" xlink:show="embed" xlink:actuate="onLoad" draw:mime-type="image/png"/>
</draw:frame>
</text:p>
      <text:p text:style-name="P4">
Тимчасова спеціальна комісія Верховної Ради України з питань міжнародногогуманітарного та міжнародного кримінального права в умовах збройної агресіїросійської федерації проти України провела виїзне засідання в місті Харкові.</text:p>
      <text:p text:style-name="P4">
Про це<text:a xlink:type="simple" xlink:href="https://www.facebook.com/verkhovna.rada.ukraine/videos/973492180476624" text:style-name="Internet_20_link" text:visited-style-name="Visited_20_Internet_20_Link">
йдеться</text:a>
у повідомленні на офіційній сторінці Верховної Ради України у Facebook.</text:p>
      <text:p text:style-name="P4">
— Війна не є виправданням для порушення прав людини та міжнароднихгуманітарних норм, — на цьому наголосив спікер Парламенту Руслан Стефанчук узверненні до учасників ТСК.</text:p>
      <text:p text:style-name="P4">
Серед одного із найважливіших завдань комісії її організатори вважаютьфіксацію злочинів, що вчиняються проти українського народу, збір належноїдоказової бази та встановлення всіх причетних до порушення міжнародногогуманітарного права.</text:p>
      <text:p text:style-name="P4">
Source: <text:a xlink:type="simple" xlink:href="https://armyinform.com.ua/2023/04/23/u-harkovi-vidbulosya-vyyizne-zasidannya-tymchasovoyi-speczialnoyi-komisiyi-verhovnoyi-rady-ukrayiny/" text:style-name="Internet_20_link" text:visited-style-name="Visited_20_Internet_20_Link">
https://armyinform.com.ua/2023/04/23/u-harkovi-vidbulosya-vyyizne-zasidannya-tymchasovoyi-speczialnoyi-komisiyi-verhovnoyi-rady-ukrayiny/</text:a>
</text:p>
      <!--NEWS-->
      <text:h text:style-name="P10" text:outline-level="1">
<text:span text:style-name="T4">
На Миколаївщині збито російський розвідувальний безпілотник</text:span>
</text:h>
      <text:p text:style-name="P4">
Author: ['АРМІЯINFORM']</text:p>
      <text:p text:style-name="P4">
Time: 2023-04-23T81:00:00-04:00</text:p>
      <text:p text:style-name="P4">
Description: Про це на сторінці у Facebook повідомила служба зв’язків з громадськістю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90538_195618476625181_3104676035316537918_n.jpg" text:style-name="Internet_20_link" text:visited-style-name="Visited_20_Internet_20_Link">
342990538_195618476625181_3104676035316537918_n.jpg</text:a>
']</text:p>
      <text:p text:style-name="P4">
Tags: ['STOPRUSSIA', 'АГРЕСІЯ РФ', 'БПЛА', 'ВІЙНА', 'ВТОРГНЕННЯ РФ', 'МЕРЛІН', 'ПОВІТРЯНЕ КОМАНДУВАННЯ «ПІВДЕНЬ»']</text:p>
      <text:p text:style-name="P4">
Category: News</text:p>
      <!--METADATA-->
      <text:p text:style-name="P4">
<draw:frame draw:style-name="fr1" draw:name="Image278" text:anchor-type="as-char" svg:width="6.9236in" svg:height="6.9236in" draw:z-index="0">
<draw:image xlink:href="../Images/AРМІЯINFORM/2023-04-23T81-00-00-04-00/342990538_195618476625181_3104676035316537918_n.jpg" xlink:type="simple" xlink:show="embed" xlink:actuate="onLoad" draw:mime-type="image/jpeg"/>
</draw:frame>
</text:p>
      <text:p text:style-name="P4">
Про це на сторінці у Facebook<text:a xlink:type="simple" xlink:href="https://www.facebook.com/PvKPivden/posts/pfbid02FCajQbvehnrSUpH9DxAVMeEmCXn7tDY3imyJoDfjACRRJcgUbLcCo5KGApLEfpYLl" text:style-name="Internet_20_link" text:visited-style-name="Visited_20_Internet_20_Link">
повідомила</text:a>
служба зв’язків з громадськістю повітряного командування «Південь».</text:p>
      <text:p text:style-name="P4">
23 квітня 2023 року, близько 11.50, на Миколаївщині, воїнами зенітної ракетноїОдеської бригади повітряного командування «Південь» збито російськийрозвідувальний БПЛА типу «Мерлін» — йдеться у повідомленні.</text:p>
      <text:p text:style-name="P4">
Source: <text:a xlink:type="simple" xlink:href="https://armyinform.com.ua/2023/04/23/na-mykolayivshhyni-zbyto-rosijskyj-rozviduvalnyj-bezpilotnyk/" text:style-name="Internet_20_link" text:visited-style-name="Visited_20_Internet_20_Link">
https://armyinform.com.ua/2023/04/23/na-mykolayivshhyni-zbyto-rosijskyj-rozviduvalnyj-bezpilotnyk/</text:a>
</text:p>
      <!--NEWS-->
      <text:h text:style-name="P10" text:outline-level="1">
<text:span text:style-name="T4">
рф продовжує порушувати Міжнародну конвенцію з охорони людського життя на морі</text:span>
</text:h>
      <text:p text:style-name="P4">
Author: ['АРМІЯINFORM']</text:p>
      <text:p text:style-name="P4">
Time: 2023-04-23T82:00:00-04:00</text:p>
      <text:p text:style-name="P4">
Description: У Чорному морі на бойовому чергуванні знаходиться 7 ворожих кораблів, серед яких 2 н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ms.jpg" text:style-name="Internet_20_link" text:visited-style-name="Visited_20_Internet_20_Link">
vms.jpg</text:a>
']</text:p>
      <text:p text:style-name="P4">
Tags: ['ВМС', 'ВМС ЗС УКРАЇНИ', 'ВОРОЖІ КОРАБЛІ', 'СЕРЕДЗЕМНЕ МОРЕ', 'ЧОРНЕ ТА АЗОВСЬКЕ МОРЯ']</text:p>
      <text:p text:style-name="P4">
Category: News</text:p>
      <!--METADATA-->
      <text:p text:style-name="P4">
<draw:frame draw:style-name="fr1" draw:name="Image279" text:anchor-type="as-char" svg:width="6.9236in" svg:height="8.6545in" draw:z-index="0">
<draw:image xlink:href="../Images/AРМІЯINFORM/2023-04-23T82-00-00-04-00/vms.jpg" xlink:type="simple" xlink:show="embed" xlink:actuate="onLoad" draw:mime-type="image/jpeg"/>
</draw:frame>
</text:p>
      <text:p text:style-name="P4">
У Чорному морі на бойовому чергуванні знаходиться 7 ворожих кораблів, середяких 2 носії крилатих ракет «калібр» загальний залп до 8 ракет; в Азовськомуморі — 1 ворожий корабель; в Середземному морі на бойовому чергуваннізнаходиться до 8 ворожих кораблів, з них 2 носії крилатих ракет «Калібр»,загальний залп до 24 ракет.</text:p>
      <text:p text:style-name="P4">
Ці уточненні дані<text:a xlink:type="simple" xlink:href="https://www.facebook.com/navy.mil.gov.ua/posts/pfbid0yuUAKZrTPzxu5uxR1wL2Y5FLmU1fNCL675TU68hZfGnRCKheWasVnPDptSALZLiLl" text:style-name="Internet_20_link" text:visited-style-name="Visited_20_Internet_20_Link">
оприлюднило</text:a>
командування Військово-Морських Сил ЗСУ на своїй офіційній сторінці уFacebook.</text:p>
      <text:p text:style-name="P4">
За добу в інтересах рф прохід Керч-Єнікальською протокою здійснили:</text:p>
      <text:p text:style-name="P4">
— до Азовського моря — 7 суден, з них 2 рухались з протоки Босфор;</text:p>
      <text:p text:style-name="P4">
— до Чорного моря — 24 судна, з них 9 продовжили рух у напрямку протокиБосфор.</text:p>
      <text:p text:style-name="P4">
—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 — йдеться у повідомленні.</text:p>
      <text:p text:style-name="P4">
Source: <text:a xlink:type="simple" xlink:href="https://armyinform.com.ua/2023/04/23/komanduvannya-vms-zsu-oprylyudnylo-dani-pro-kilkist-korabliv-rf-u-chornomu-seredzemnomu-ta-azovskomu-moryah/" text:style-name="Internet_20_link" text:visited-style-name="Visited_20_Internet_20_Link">
https://armyinform.com.ua/2023/04/23/komanduvannya-vms-zsu-oprylyudnylo-dani-pro-kilkist-korabliv-rf-u-chornomu-seredzemnomu-ta-azovskomu-moryah/</text:a>
</text:p>
      <!--NEWS-->
      <text:h text:style-name="P10" text:outline-level="1">
<text:span text:style-name="T4">
Нові антиросійські санкції: ВПК, політичні партії та особи, наближені до олігархів</text:span>
</text:h>
      <text:p text:style-name="P4">
Author: ['АРМІЯINFORM']</text:p>
      <text:p text:style-name="P4">
Time: 2023-04-23T83:00:00-04:00</text:p>
      <text:p text:style-name="P4">
Description: Президент України Володимир Зеленський ввів в дію рішення Ради національної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russia-1.jpg" text:style-name="Internet_20_link" text:visited-style-name="Visited_20_Internet_20_Link">
stop-russia-1.jpg</text:a>
']</text:p>
      <text:p text:style-name="P4">
Tags: ['STOPRUSSIA', 'АГРЕСІЯ РФ', 'АНТИРОСІЙСЬКІ САНКЦІЇ']</text:p>
      <text:p text:style-name="P4">
Category: News</text:p>
      <!--METADATA-->
      <text:p text:style-name="P4">
<draw:frame draw:style-name="fr1" draw:name="Image280" text:anchor-type="as-char" svg:width="6.9236in" svg:height="3.851253in" draw:z-index="0">
<draw:image xlink:href="../Images/AРМІЯINFORM/2023-04-23T83-00-00-04-00/stop-russia-1.jpg" xlink:type="simple" xlink:show="embed" xlink:actuate="onLoad" draw:mime-type="image/jpeg"/>
</draw:frame>
</text:p>
      <text:p text:style-name="P4">
Президент України Володимир Зеленський ввів в дію рішення Ради національноїбезпеки та оборони України про запровадження санкцій проти юридичних осіб,пов’язаних з російським військово-промисловим комплексом. Іншим Указом Головадержави ввів в дію санкції проти осіб, обмеження щодо яких вже запровадженіпартнерами України раніше, політичних партій з рф тощо.</text:p>
      <text:p text:style-name="P4">
Попередньо пропозиції санкцій розглянула та рекомендувала подати на розглядРНБО України Міжвідомча робоча група з питань реалізації державної санкційноїполітики під головуванням Першого віце-прем’єр-міністра України — Міністраекономіки України Юлії Свириденко.</text:p>
      <text:p text:style-name="P4">
— Запроваджено черговий великий пакет щодо компаній та осіб, пов’язаних зросійським ВПК. Також віддзеркалюємо санкції, накладені нашими партнерами начленів родин російських олігархів, наближених до них осіб та компанії, якимиросіяни володіють де-факто. Нарешті, санкції вводяться проти російськихполітичних партій, а по суті — філіалів однієї партії на ім’я «режим путіна».Продовжуємо далі працювати над посиленням санкційного тиску, — зазначила ЮліяСвириденко.</text:p>
      <text:p text:style-name="P4">
Так, згідно Указу Президента № 236/2023 санкції запроваджено проти 322компаній, пов’язаних з ВПК росії. Зокрема, у переліку: АТ «науково-виробничакорпорація «космічні системи моніторингу, інформаційно-керуючі таелектромеханічні комплекси», федеральний державний бюджетний заклад«центральний науково-дослідний інститут повітряно-космічних сил» міністерстваоборони російської федерації, АТ «радіопріборснаб», АТ «федеральний науково-виробничий центр «прогрес», АТ «казанський оптико-механічний завод», АТ«дослідно-конструкторське бюро спеціальних технічних засобів» , АТ«радіотехнічні та інформаційні системи повітряно-космічної оборони», ТОВ«кварк-ВПК» та ін.</text:p>
      <text:p text:style-name="P4">
Указом № 235/2023 запроваджено санкції проти 40 фізичних осіб — громадян рф,Ірану, Малі, Швейцарії тощо. Так, наприклад, до санкційного переліку потрапилидружина, донька та син російського олігарха володимира потаніна. Санкції протиних були запроваджені США в грудні 2022 року. Також у переліку — дружина тадоньки російського олігарха сулеймана керімова, який є членом найближчого колаолігархів, близьких до володимира путіна. Обмеження проти членів родиникерімова запроваджені раніше США, Великобританією, Японією. Також Україназапроваджує санкції проти осіб, які керують закордонними компаніями вінтересах російських олігархів та проти самих компаній.</text:p>
      <text:p text:style-name="P4">
Окрім того Указом № 235/2023 запроваджено санкції щодо окремих російськихфінансових та банківських установ, зокрема, Публічного акціонерного товариства«росбанк».</text:p>
      <text:p text:style-name="P4">
В переліку також політичні партії рф — «єдина росія», кпрф, лдпр «справедливаросія» та інші,</text:p>
      <text:p text:style-name="P4">
Запроваджено санкції й проти т.з. «міністерства у справах громадянськоїоборони, надзвичайних ситуацій і ліквідації наслідків стихійних лих донецькоїнародної республіки». Усього в переліку — 60 юридичних осіб,<text:a xlink:type="simple" xlink:href="https://www.kmu.gov.ua/news/novi-sanktsii-vpk-politychni-partii-ta-osoby-nablyzheni-do-oliharkhiv" text:style-name="Internet_20_link" text:visited-style-name="Visited_20_Internet_20_Link">
повідомляє</text:a>
 Урядовий портал.</text:p>
      <text:p text:style-name="P4">
Source: <text:a xlink:type="simple" xlink:href="https://armyinform.com.ua/2023/04/23/novi-antyrosijski-sankcziyi-vpk-politychni-partiyi-ta-osoby-nablyzheni-do-oligarhiv/" text:style-name="Internet_20_link" text:visited-style-name="Visited_20_Internet_20_Link">
https://armyinform.com.ua/2023/04/23/novi-antyrosijski-sankcziyi-vpk-politychni-partiyi-ta-osoby-nablyzheni-do-oligarhiv/</text:a>
</text:p>
      <!--NEWS-->
      <text:h text:style-name="P10" text:outline-level="1">
<text:span text:style-name="T4">
Генштаб показав тренування десантно-штурмових підрозділів</text:span>
</text:h>
      <text:p text:style-name="P4">
Author: ['АРМІЯINFORM']</text:p>
      <text:p text:style-name="P4">
Time: 2023-04-23T84:00:00-04:00</text:p>
      <text:p text:style-name="P4">
Description: Тактичні заняття десантно-штурмових підрозділів відбуваються в максимально реалісти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52806_1901611233529727_6784965320004299049_n.jpg" text:style-name="Internet_20_link" text:visited-style-name="Visited_20_Internet_20_Link">
343052806_1901611233529727_6784965320004299049_n.jpg</text:a>
', '<text:a xlink:type="simple" xlink:href="https://armyinform.com.ua/wp-content/uploads/2023/04/342577016_499291012283247_9172234364978701752_n-150x150.jpg" text:style-name="Internet_20_link" text:visited-style-name="Visited_20_Internet_20_Link">
342577016_499291012283247_9172234364978701752_n-150x150.jpg</text:a>
', '<text:a xlink:type="simple" xlink:href="https://armyinform.com.ua/wp-content/uploads/2023/04/342603927_626545652249561_6534273269673558576_n-150x150.jpg" text:style-name="Internet_20_link" text:visited-style-name="Visited_20_Internet_20_Link">
342603927_626545652249561_6534273269673558576_n-150x150.jpg</text:a>
', '<text:a xlink:type="simple" xlink:href="https://armyinform.com.ua/wp-content/uploads/2023/04/342610157_778372500223451_8165624481080207626_n-150x150.jpg" text:style-name="Internet_20_link" text:visited-style-name="Visited_20_Internet_20_Link">
342610157_778372500223451_8165624481080207626_n-150x150.jpg</text:a>
', '<text:a xlink:type="simple" xlink:href="https://armyinform.com.ua/wp-content/uploads/2023/04/342620514_187818157432394_7395782807148968991_n-150x150.jpg" text:style-name="Internet_20_link" text:visited-style-name="Visited_20_Internet_20_Link">
342620514_187818157432394_7395782807148968991_n-150x150.jpg</text:a>
', '<text:a xlink:type="simple" xlink:href="https://armyinform.com.ua/wp-content/uploads/2023/04/342623826_6069460449836564_3112899433607826680_n-150x150.jpg" text:style-name="Internet_20_link" text:visited-style-name="Visited_20_Internet_20_Link">
342623826_6069460449836564_3112899433607826680_n-150x150.jpg</text:a>
']</text:p>
      <text:p text:style-name="P4">
Tags: ['STOPRUSSIA', 'ВІЙНА', 'ГШ ЗСУ', 'ДШВ ЗС УКРАЇНИ']</text:p>
      <text:p text:style-name="P4">
Category: News</text:p>
      <!--METADATA-->
      <text:p text:style-name="P4">
<draw:frame draw:style-name="fr1" draw:name="Image281" text:anchor-type="as-char" svg:width="6.9236in" svg:height="3.894525in" draw:z-index="0">
<draw:image xlink:href="../Images/AРМІЯINFORM/2023-04-23T84-00-00-04-00/343052806_1901611233529727_6784965320004299049_n.jpg" xlink:type="simple" xlink:show="embed" xlink:actuate="onLoad" draw:mime-type="image/jpeg"/>
</draw:frame>
</text:p>
      <text:p text:style-name="P4">
Тактичні заняття десантно-штурмових підрозділів відбуваються в максимальнореалістичних умовах. Накази командири віддають чітко й професійно, контролюючикожен етап виконання поставлених завдань. Пересування пересіченою місцевістю,штурм «ворожих» позицій, стрімкість і злагодженість дій десантниківпідтвердили: кожен день навчань наближає перемогу над російськими окупантами.</text:p>
      <text:p text:style-name="P4">
<text:a xlink:type="simple" xlink:href="https://armyinform.com.ua/wp-content/uploads/2023/04/342577016_499291012283247_9172234364978701752_n.jpg" text:style-name="Internet_20_link" text:visited-style-name="Visited_20_Internet_20_Link">
<draw:frame draw:style-name="fr1" draw:name="Image282" text:anchor-type="as-char" svg:width="6.9236in" svg:height="6.9236in" draw:z-index="0">
<draw:image xlink:href="../Images/AРМІЯINFORM/2023-04-23T84-00-00-04-00/342577016_499291012283247_9172234364978701752_n-150x150.jpg" xlink:type="simple" xlink:show="embed" xlink:actuate="onLoad" draw:mime-type="image/jpeg"/>
</draw:frame>
</text:a>
</text:p>
      <text:p text:style-name="P4">
<text:a xlink:type="simple" xlink:href="https://armyinform.com.ua/wp-content/uploads/2023/04/342603927_626545652249561_6534273269673558576_n.jpg" text:style-name="Internet_20_link" text:visited-style-name="Visited_20_Internet_20_Link">
<draw:frame draw:style-name="fr1" draw:name="Image283" text:anchor-type="as-char" svg:width="6.9236in" svg:height="6.9236in" draw:z-index="0">
<draw:image xlink:href="../Images/AРМІЯINFORM/2023-04-23T84-00-00-04-00/342603927_626545652249561_6534273269673558576_n-150x150.jpg" xlink:type="simple" xlink:show="embed" xlink:actuate="onLoad" draw:mime-type="image/jpeg"/>
</draw:frame>
</text:a>
</text:p>
      <text:p text:style-name="P4">
<text:a xlink:type="simple" xlink:href="https://armyinform.com.ua/wp-content/uploads/2023/04/342610157_778372500223451_8165624481080207626_n.jpg" text:style-name="Internet_20_link" text:visited-style-name="Visited_20_Internet_20_Link">
<draw:frame draw:style-name="fr1" draw:name="Image284" text:anchor-type="as-char" svg:width="6.9236in" svg:height="6.9236in" draw:z-index="0">
<draw:image xlink:href="../Images/AРМІЯINFORM/2023-04-23T84-00-00-04-00/342610157_778372500223451_8165624481080207626_n-150x150.jpg" xlink:type="simple" xlink:show="embed" xlink:actuate="onLoad" draw:mime-type="image/jpeg"/>
</draw:frame>
</text:a>
</text:p>
      <text:p text:style-name="P4">
<text:a xlink:type="simple" xlink:href="https://armyinform.com.ua/wp-content/uploads/2023/04/342620514_187818157432394_7395782807148968991_n.jpg" text:style-name="Internet_20_link" text:visited-style-name="Visited_20_Internet_20_Link">
<draw:frame draw:style-name="fr1" draw:name="Image285" text:anchor-type="as-char" svg:width="6.9236in" svg:height="6.9236in" draw:z-index="0">
<draw:image xlink:href="../Images/AРМІЯINFORM/2023-04-23T84-00-00-04-00/342620514_187818157432394_7395782807148968991_n-150x150.jpg" xlink:type="simple" xlink:show="embed" xlink:actuate="onLoad" draw:mime-type="image/jpeg"/>
</draw:frame>
</text:a>
</text:p>
      <text:p text:style-name="P4">
<text:a xlink:type="simple" xlink:href="https://armyinform.com.ua/wp-content/uploads/2023/04/342623826_6069460449836564_3112899433607826680_n.jpg" text:style-name="Internet_20_link" text:visited-style-name="Visited_20_Internet_20_Link">
<draw:frame draw:style-name="fr1" draw:name="Image286" text:anchor-type="as-char" svg:width="6.9236in" svg:height="6.9236in" draw:z-index="0">
<draw:image xlink:href="../Images/AРМІЯINFORM/2023-04-23T84-00-00-04-00/342623826_6069460449836564_3112899433607826680_n-150x150.jpg" xlink:type="simple" xlink:show="embed" xlink:actuate="onLoad" draw:mime-type="image/jpeg"/>
</draw:frame>
</text:a>
</text:p>
      <text:p text:style-name="P4">
Ворога буде розбито й вигнано з нашої землі, —<text:a xlink:type="simple" xlink:href="https://www.facebook.com/GeneralStaff.ua/posts/pfbid02a7Gey2cZEVSXtRGK7LsQNwUHdZSXjtmnV7foPUTd2MnHcCscLAwMFZpKFdrxvyQEl" text:style-name="Internet_20_link" text:visited-style-name="Visited_20_Internet_20_Link">
йдеться</text:a>
в повідомленні.</text:p>
      <text:p text:style-name="P4">
Source: <text:a xlink:type="simple" xlink:href="https://armyinform.com.ua/2023/04/23/genshtab-pokazav-trenuvannya-desantno-shturmovyh-pidrozdiliv/" text:style-name="Internet_20_link" text:visited-style-name="Visited_20_Internet_20_Link">
https://armyinform.com.ua/2023/04/23/genshtab-pokazav-trenuvannya-desantno-shturmovyh-pidrozdiliv/</text:a>
</text:p>
      <!--NEWS-->
      <text:h text:style-name="P10" text:outline-level="1">
<text:span text:style-name="T4">
росіяни планують мобілізовувати мігрантів із Центральної Азії</text:span>
</text:h>
      <text:p text:style-name="P4">
Author: ['АРМІЯINFORM']</text:p>
      <text:p text:style-name="P4">
Time: 2023-04-23T85:00:00-04:00</text:p>
      <text:p text:style-name="P4">
Description: У кремлі придумали метод, як поповнити лави зс рф та знизити рівень напру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protyv_news_000000000000000.jpg" text:style-name="Internet_20_link" text:visited-style-name="Visited_20_Internet_20_Link">
sprotyv_news_000000000000000.jpg</text:a>
']</text:p>
      <text:p text:style-name="P4">
Tags: ['STOPRUSSIA', 'ВТОРГНЕННЯ РФ', 'ДУТА ВЕЛИЧ РОСАРМІЇ', 'ЦЕНТР НАЦІОНАЛЬНОГО СПРОТИВУ']</text:p>
      <text:p text:style-name="P4">
Category: News</text:p>
      <!--METADATA-->
      <text:p text:style-name="P4">
<draw:frame draw:style-name="fr1" draw:name="Image287" text:anchor-type="as-char" svg:width="6.9236in" svg:height="4.615733in" draw:z-index="0">
<draw:image xlink:href="../Images/AРМІЯINFORM/2023-04-23T85-00-00-04-00/sprotyv_news_000000000000000.jpg" xlink:type="simple" xlink:show="embed" xlink:actuate="onLoad" draw:mime-type="image/jpeg"/>
</draw:frame>
</text:p>
      <text:p text:style-name="P4">
У кремлі придумали метод, як поповнити лави зс рф та знизити рівень напруги всуспільстві, <text:a xlink:type="simple" xlink:href="https://sprotyv.mod.gov.ua/2023/04/23/rosiyany-planuyut-mobilizovuvaty-migrantiv-z-czentralnoyi-aziyi/" text:style-name="Internet_20_link" text:visited-style-name="Visited_20_Internet_20_Link">
повідомляє</text:a>
 Центр національногоспротиву.</text:p>
      <text:p text:style-name="P4">
У росії почали тиснути на мігрантів із країн Центральної Азії та вимагати відних участі у війні проти України. росіяни йдуть двома шляхами.</text:p>
      <text:p text:style-name="P4">
Перший — через військкомати, і це стосується мігрантів, які сталиновоспеченими власниками російського паспорта. Практично відразу післяотримання паспорта вони отримують повістку і вже під час спілкування зкомісаром отримують погрози, що їх позбавлять громадянства, якщо вониуникатимуть мобілізації.</text:p>
      <text:p text:style-name="P4">
Другий стосується тих, хто ще не отримав паспорт. Їм обіцяють отриманнягромадянства в найкоротші терміни, якщо підуть до лав зс рф. У разі ж їхньоївідмови — погрожують депортацією.</text:p>
      <text:p text:style-name="P4">
Одна з причин такого рішення — це невдоволення сімей російськихвійськовослужбовців щодо затримок виплат за загиблих. Мобілізація мігрантівпокликана заспокоїти етнічних росіян щодо нових хвиль мобілізації. У такийспосіб кремль продовжує стратегію використання як гарматного м’яса мешканцівбідних регіонів та менш забезпечених людей на противагу москвичам.</text:p>
      <text:p text:style-name="P4">
Source: <text:a xlink:type="simple" xlink:href="https://armyinform.com.ua/2023/04/23/rosiyany-planuyut-mobilizovuvaty-migrantiv-z-czentralnoyi-aziyi/" text:style-name="Internet_20_link" text:visited-style-name="Visited_20_Internet_20_Link">
https://armyinform.com.ua/2023/04/23/rosiyany-planuyut-mobilizovuvaty-migrantiv-z-czentralnoyi-aziyi/</text:a>
</text:p>
      <!--NEWS-->
      <text:h text:style-name="P10" text:outline-level="1">
<text:span text:style-name="T4">
«Справжній мир — це відновлення міжнародно визнаних кордонів України» — Дмитро Кулеба</text:span>
</text:h>
      <text:p text:style-name="P4">
Author: ['АРМІЯINFORM']</text:p>
      <text:p text:style-name="P4">
Time: 2023-04-23T86:00:00-04:00</text:p>
      <text:p text:style-name="P4">
Description: Міністр закордонних справ України Дмитро Кулеба впевнений, що голоси за переговори мі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STOPRUSSIA', 'АГРЕСІЯ РФ', 'ВТОРГНЕННЯ РФ', 'ДМИТРО КУЛЕБА']</text:p>
      <text:p text:style-name="P4">
Category: News</text:p>
      <!--METADATA-->
      <text:p text:style-name="P4">
<draw:frame draw:style-name="fr1" draw:name="Image288" text:anchor-type="as-char" svg:width="6.9236in" svg:height="3.891564in" draw:z-index="0">
<draw:image xlink:href="../Images/AРМІЯINFORM/2023-04-23T86-00-00-04-00/kuleba.jpg" xlink:type="simple" xlink:show="embed" xlink:actuate="onLoad" draw:mime-type="image/jpeg"/>
</draw:frame>
</text:p>
      <text:p text:style-name="P4">
Міністр закордонних справ України Дмитро Кулеба впевнений, що голоси запереговори між Україною і рф, які лунають з різних частин світу, не враховуютьтого факту, що москва не демонструє ані найменшої готовності до миру. Про це<text:a xlink:type="simple" xlink:href="https://www.welt.de/debatte/kommentare/article244947038/Dmytro-Kuleba-Russland-hat-auch-Europa-den-Frieden-gestohlen.html" text:style-name="Internet_20_link" text:visited-style-name="Visited_20_Internet_20_Link">
йдеться</text:a>
 в колонці міністрадля німецького видання Die Welt.</text:p>
      <text:p text:style-name="P4">
Кулеба підкреслив, що росія продовжує здійснювати жорстокі напади наукраїнські села і міста з метою вбити більше людей і захопити більше землі, іце не схоже на бажання вести переговори, припинити агресію і відновити мир.</text:p>
      <text:p text:style-name="P4">
«Не буде справжнього миру ні для України, ні для решти світу, якщо росія непонесе повної відповідальності за всі свої злочини, включно зі злочиномагресії проти України та всіма наступними військовими злочинами, злочинамипроти людяності та геноцидом», — наголосив Кулеба.</text:p>
      <text:p text:style-name="P4">
За його словами, майбутнє євроатлантичної безпеки вирішується на полі бою вУкраїні.</text:p>
      <text:p text:style-name="P4">
«Справжній мир — це відновлення міжнародно визнаних кордонів України.Справжній мир — це безпечна батьківщина для кримськотатарського народу вукраїнському Криму. Справжній мир — це кораблі з зерном, а не військовікораблі в Чорному морі. Справжній мир — це світ, об’єднаний верховенствомміжнародного права. Це те, за що ми боремося — не лише за перемогу у війні,але й за справжній, довготривалий мир», — пояснив міністр закордонних справУкраїни.</text:p>
      <text:p text:style-name="P4">
Source: <text:a xlink:type="simple" xlink:href="https://armyinform.com.ua/2023/04/23/spravzhnij-myr-cze-vidnovlennya-mizhnarodno-vyznanyh-kordoniv-ukrayiny-dmytro-kuleba/" text:style-name="Internet_20_link" text:visited-style-name="Visited_20_Internet_20_Link">
https://armyinform.com.ua/2023/04/23/spravzhnij-myr-cze-vidnovlennya-mizhnarodno-vyznanyh-kordoniv-ukrayiny-dmytro-kuleba/</text:a>
</text:p>
      <!--NEWS-->
      <text:h text:style-name="P10" text:outline-level="1">
<text:span text:style-name="T4">
Міжнародні організації продовжують надавати допомогу українцям, які вимушено покинули свої домівки</text:span>
</text:h>
      <text:p text:style-name="P4">
Author: ['АРМІЯINFORM']</text:p>
      <text:p text:style-name="P4">
Time: 2023-04-23T87:00:00-04:00</text:p>
      <text:p text:style-name="P4">
Description: Про це на своєму офіційному сайті повідомляє Міністерство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zentr-nadannya-dopomogy-scaled.jpg" text:style-name="Internet_20_link" text:visited-style-name="Visited_20_Internet_20_Link">
czentr-nadannya-dopomogy-scaled.jpg</text:a>
']</text:p>
      <text:p text:style-name="P4">
Tags: ['STOPRUSSIA', 'АГРЕСІЯ РФ', 'ВІЙНА', 'ВНУТРІШНЬО ПЕРЕМІЩЕНІ ОСОБИ', 'ВТОРГНЕННЯ РФ', 'ДОПОМОГА ВПО', 'ДОПОМОГА ПАРТНЕРІВ', 'СВІТ ПІДТРИМУЄ УКРАЇНУ']</text:p>
      <text:p text:style-name="P4">
Category: News</text:p>
      <!--METADATA-->
      <text:p text:style-name="P4">
<draw:frame draw:style-name="fr1" draw:name="Image289" text:anchor-type="as-char" svg:width="6.9236in" svg:height="4.621503in" draw:z-index="0">
<draw:image xlink:href="../Images/AРМІЯINFORM/2023-04-23T87-00-00-04-00/czentr-nadannya-dopomogy-scaled.jpg" xlink:type="simple" xlink:show="embed" xlink:actuate="onLoad" draw:mime-type="image/jpeg"/>
</draw:frame>
 Фото з сайту UKRAINE.UNFPA.ORG</text:p>
      <text:p text:style-name="P4">
Про це на своєму офіційному сайті<text:a xlink:type="simple" xlink:href="https://minre.gov.ua/2023/04/23/czentry-soczialno-psyhologichnoyi-pidtrymky-unfpa/" text:style-name="Internet_20_link" text:visited-style-name="Visited_20_Internet_20_Link">
повідомляє</text:a>
 Міністерство з питань реінтеграції тимчасовоокупованих територій України.</text:p>
      <text:p text:style-name="P4">
Серед організацій, що допомагають внутрішньо переміщеним особам,Мінреінтеграції назвало UNFPA (Фонд Народонаселення ООН в Україні). Йогофахівці здійснюють соціально-психологічну підтримку у спеціальних Центрахсоціально-психологічної підтримки.</text:p>
      <text:p text:style-name="P4">
Там можна отримати консультації з юридичних питань, щодо медичної тагуманітарної допомоги, державних виплат, тимчасового прихистку, а такожпсихологічну підтримку.</text:p>
      <text:p text:style-name="P4">
Центри працюють за адресами:</text:p>
      <ul>
        <li>
Полтава: вул. Соборності, 58, 2-й поверх, тел.: (097) 944-96-01, (099) 014-74-45, понеділок — п’ятниця з 09:00 до 15:30.  * Запоріжжя: просп. Соборний, 106, тел.: (050) 463-16-29, понеділок — субота з 09:00 до 16:00.  * Львів: Львівський палац мистецтв, вул. Миколи Коперника, 17, тел.: (067) 600-32-69, (050) 777-22-19, понеділок — п’ятниця з 10:00 до 18:00.  * Дніпро: просп. Дмитра Яворницького, 68 Б, тел.: (099) 245-21-21, понеділок — п’ятниця з 09:00 до 16:00.  * Київ: вул. Райдужна, 6А, тел.: (066) 170-48-90, понеділок — п’ятниця з 09:00 до 17:00, субота — з 09:00 до 15:00.  * Чернівці: вул. Головна, 128, тел.: (098) 090-39-97, понеділок — п’ятниця з 10:00 до 18:00.  * Мукачево: пл. Духновича, 2 (у приміщенні ЦНАПу), тел.: (050) 815-90-49, понеділок — п’ятниця з 08:00 до 18:00.  * Херсон: мобільний центр, тел.: (050) 626-13-79, понеділок — п’ятниця з 09:00 до 16:00.  * Харків: мобільний центр, тел.: (068) 577-79-13, середа — неділя з 09:00 до 18:00.</li>
      </ul>
      <text:p text:style-name="P4">
Source: <text:a xlink:type="simple" xlink:href="https://armyinform.com.ua/2023/04/23/mizhnarodni-organizacziyi-prodovzhuyut-nadavaty-dopomogu-ukrayinczyam-yaki-vymusheno-pokynuly-svoyi-domivky/" text:style-name="Internet_20_link" text:visited-style-name="Visited_20_Internet_20_Link">
https://armyinform.com.ua/2023/04/23/mizhnarodni-organizacziyi-prodovzhuyut-nadavaty-dopomogu-ukrayinczyam-yaki-vymusheno-pokynuly-svoyi-domivky/</text:a>
</text:p>
      <!--NEWS-->
      <text:h text:style-name="P10" text:outline-level="1">
<text:span text:style-name="T4">
Авіація Сил оборони за добу завдала 11 ударів по районах зосередження противника</text:span>
</text:h>
      <text:p text:style-name="P4">
Author: ['АРМІЯINFORM']</text:p>
      <text:p text:style-name="P4">
Time: 2023-04-23T88:00:00-04:00</text:p>
      <text:p text:style-name="P4">
Description: Авіація Сил оборони за добу завдала 11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cziya_udar-2.jpg" text:style-name="Internet_20_link" text:visited-style-name="Visited_20_Internet_20_Link">
avicziya_udar-2.jpg</text:a>
']</text:p>
      <text:p text:style-name="P4">
Tags: ['STOPRUSSIA', 'АГРЕСІЯ РФ', 'ВТОРГНЕННЯ РФ', 'ВТРАТИ ВОРОГА', 'ГШ ЗСУ', 'ХРОНІКА ОБОРОНИ']</text:p>
      <text:p text:style-name="P4">
Category: News</text:p>
      <!--METADATA-->
      <text:p text:style-name="P4">
<draw:frame draw:style-name="fr1" draw:name="Image290" text:anchor-type="as-char" svg:width="6.9236in" svg:height="4.834981in" draw:z-index="0">
<draw:image xlink:href="../Images/AРМІЯINFORM/2023-04-23T88-00-00-04-00/avicziya_udar-2.jpg" xlink:type="simple" xlink:show="embed" xlink:actuate="onLoad" draw:mime-type="image/jpeg"/>
</draw:frame>
<text:span text:style-name="T4">
🔥 Ситуація щодо російського вторгнення</text:span>
</text:p>
      <text:p text:style-name="P4">
Авіація Сил оборони за добу завдала 11 ударів по районах зосередженняособового складу та військової техніки окупантів. Також було збито 2 ворожихрозвідувальних БпЛА типу «Мерлін» та 1 — «Орлан-10»,<text:a xlink:type="simple" xlink:href="https://www.facebook.com/GeneralStaff.ua/posts/pfbid0NvLxNmEnT5P5eNBssoobkH2EBdLwrEd2sbq5JyDBAn9c8TuAsRbSTFBaL6szr9Qnl" text:style-name="Internet_20_link" text:visited-style-name="Visited_20_Internet_20_Link">
повідомляє</text:a>
 Генеральний штаб ЗС України.</text:p>
      <text:p text:style-name="P4">
Source: <text:a xlink:type="simple" xlink:href="https://armyinform.com.ua/2023/04/23/aviacziya-syl-oborony-za-dobu-zavdala-11-udariv-po-rajonah-zoseredzhennya-protyvnyka/" text:style-name="Internet_20_link" text:visited-style-name="Visited_20_Internet_20_Link">
https://armyinform.com.ua/2023/04/23/aviacziya-syl-oborony-za-dobu-zavdala-11-udariv-po-rajonah-zoseredzhennya-protyvnyka/</text:a>
</text:p>
      <!--NEWS-->
      <text:h text:style-name="P10" text:outline-level="1">
<text:span text:style-name="T4">
Ворог зосереджує наступальні зусилля на Бахмутському, Авдіївському та Мар’їнському напрямках</text:span>
</text:h>
      <text:p text:style-name="P4">
Author: ['АРМІЯINFORM']</text:p>
      <text:p text:style-name="P4">
Time: 2023-04-23T89:00:00-04:00</text:p>
      <text:p text:style-name="P4">
Description: Як повідомляє Генеральний штаб ЗС України, російська федерація продовжує ігнор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xmut-1.jpg" text:style-name="Internet_20_link" text:visited-style-name="Visited_20_Internet_20_Link">
baxmut-1.jpg</text:a>
']</text:p>
      <text:p text:style-name="P4">
Tags: ['STOPRUSSIA', 'АГРЕСІЯ РФ', 'ВІЙНА', 'ВТОРГНЕННЯ РФ', 'ГШ ЗСУ', 'ХРОНІКА ОБОРОНИ']</text:p>
      <text:p text:style-name="P4">
Category: News</text:p>
      <!--METADATA-->
      <text:p text:style-name="P4">
<draw:frame draw:style-name="fr1" draw:name="Image291" text:anchor-type="as-char" svg:width="6.9236in" svg:height="4.615733in" draw:z-index="0">
<draw:image xlink:href="../Images/AРМІЯINFORM/2023-04-23T89-00-00-04-00/baxmut-1.jpg" xlink:type="simple" xlink:show="embed" xlink:actuate="onLoad" draw:mime-type="image/jpeg"/>
</draw:frame>
 <text:span text:style-name="T4">
🔥Ситуація щодо російського вторгнення</text:span>
</text:p>
      <text:p text:style-name="P4">
Як<text:a xlink:type="simple" xlink:href="https://www.facebook.com/GeneralStaff.ua/posts/pfbid0NvLxNmEnT5P5eNBssoobkH2EBdLwrEd2sbq5JyDBAn9c8TuAsRbSTFBaL6szr9Qnl" text:style-name="Internet_20_link" text:visited-style-name="Visited_20_Internet_20_Link">
повідомляє</text:a>
 Генеральний штаб ЗС України, російськафедерація продовжує ігнорувати Міжнародне гуманітарне право, завдає ударів,здійснює обстріли не лише по позиціях наших військ, а й по цивільнійінфраструктурі населених пунктів, тероризуючи мирних жителів.</text:p>
      <text:p text:style-name="P4">
Протягом доби противник завдав 28 авіаційних ударів та здійснив близько 10обстрілів з реактивних систем залпового вогню по позиціях наших військ танаселених пунктах. Є поранені серед цивільного населення, зруйновано тапошкоджено приватні житлові будинки та інша 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доби було відбито понад 45 атак противника на зазначенихділянках фронту. Найзапекліші бої тривають за Бахмут та Мар’їнку.</text:p>
      <text:p text:style-name="P4">
Source: <text:a xlink:type="simple" xlink:href="https://armyinform.com.ua/2023/04/23/vorog-zoseredzhuye-nastupalni-osnovni-zusyllya-na-bahmutskomu-avdiyivskomu-ta-maryinskomu-napryamkah/" text:style-name="Internet_20_link" text:visited-style-name="Visited_20_Internet_20_Link">
https://armyinform.com.ua/2023/04/23/vorog-zoseredzhuye-nastupalni-osnovni-zusyllya-na-bahmutskomu-avdiyivskomu-ta-maryinskomu-napryamkah/</text:a>
</text:p>
      <!--NEWS-->
      <text:h text:style-name="P10" text:outline-level="1">
<text:span text:style-name="T4">
рф використовує до 40 летовищ для повітряних атак по Україні — Юрій Ігнат</text:span>
</text:h>
      <text:p text:style-name="P4">
Author: ['Володимир Скоростецький']</text:p>
      <text:p text:style-name="P4">
Time: 2023-04-23T90:00:00-04:00</text:p>
      <text:p text:style-name="P4">
Description: Про груповий удар російських літаків по Херсонщині та захист українського неба в е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КОМАНДУВАННЯ ПОВІТРЯНИХ СИЛ ЗСУ', 'ЮРІЙ ІГНАТ']</text:p>
      <text:p text:style-name="P4">
Category: News</text:p>
      <!--METADATA-->
      <text:p text:style-name="P4">
<draw:frame draw:style-name="fr1" draw:name="Image292" text:anchor-type="as-char" svg:width="6.9236in" svg:height="4.869599in" draw:z-index="0">
<draw:image xlink:href="../Images/AРМІЯINFORM/2023-04-23T90-00-00-04-00/ignat.jpg" xlink:type="simple" xlink:show="embed" xlink:actuate="onLoad" draw:mime-type="image/jpeg"/>
</draw:frame>
</text:p>
      <text:p text:style-name="P4">
Про груповий удар російських літаків по Херсонщині та захист українського небав етері телемарафону «Єдині новини» розповів речник Командування Повітрянихсил ЗСУ полковник Юрій Ігнат.</text:p>
      <text:p text:style-name="P4">
З його слів, Командування ПС ЗСУ вже майже місяць інформує громадськість проте, що маємо нові загрози з боку ворожої авіації. Ворожі винищувачі-бомбардувальники Су-35, Су-34 атакують керованими авіабомбами.</text:p>
      <text:p text:style-name="P4">
<text:span text:style-name="T4">
—</text:span>
 Цей боєприпас не є новим винаходом. Це те, що вони застосовують черезнедостатню кількість у них ракетного озброєння. Тому вони почали модернізуватибомби. Робити їх аналогами JDAM, тобто плануючих високоточних боєприпасів. Ізастосовувати їх, не входячи в зону ураження нашої ППО. Тобто безкарноатакувати зони, які вони можуть уразити в радіусі до 70 кілометрів. На жаль,це є серйозний виклик. Бомба має 500 кілограмів. Аналогічний боєприпасокупанти впустили на власний Білгород. І всі бачили, який це мало наслідок.Противник робить це, аби бити по наших прифронтових містах, по житловій зоні.Дістати його важкувато. Але будемо посилюватись, отримуючи нові системи ППОдля того, щоби протидіяти цим новим загрозам, <text:span text:style-name="T4">
—</text:span>
 зазначив Юрій Ігнат.</text:p>
      <text:p text:style-name="P4">
Також він зазначив, що рф використовує до 40 летовищ, аби атакувати Україну.Це і аеродроми в окупованому Криму, і аеродроми в країні-агресорі на ближніх,дальніх та середніх підступах до наших кордонів. І близько 20 літаків з цихаеродромів перебувають у повітрі в світлу пору доби.</text:p>
      <text:p text:style-name="P4">
Полковник Юрій Ігнат також показав селфі із системою ППО Patriot і розповів,що один з дивізіонів, озброєний цією системою ППО, вже заступив на бойовечергування для охорони повітряного простору України. З його слів, командувачПС ЗСУ особисто відвідав бойову позицію дивізіону, аби подякувати особовомускладу, який достроково пройшов підготовку в Німеччині і швидше повернувся,аби заступити на охорону повітряних рубежів України.</text:p>
      <text:p text:style-name="P4">
<text:span text:style-name="T4">
—</text:span>
 Інші зразки систем ППО, які нам обіцяли передати західні партнери, вже вдорозі до своїх бойових позицій. Чекатимемо позитивних результатівзастосування. Зокрема, проти рашистських літаків, <text:span text:style-name="T4">
—</text:span>
 зазначив Юрій Ігнат.</text:p>
      <text:p text:style-name="P4">
Речник командування ПС ЗСУ також розповів, що система ППО Patriot здатназбивати ракети С-300 окупантів. Втім, таких ракет в окупантів ще доситьбагато. І витрачати боєзапас для ППО Patriot на масові пуски С-300 нелогічно.Їх збиватимуть іншими засобами. Хоча рф намагатиметься і в такий спосібвиснажувати наше ППО, як вони роблять нині, застосовуючи «Шахеди» длямасованих атак. Засоби ППО Patriot краще спрямувати на знищення таких цілей,як крилаті ракети окупантів.</text:p>
      <text:p text:style-name="P4">
Source: <text:a xlink:type="simple" xlink:href="https://armyinform.com.ua/2023/04/23/rf-vykorystovuye-do-40-letovyshh-dlya-povitryanyh-atak-po-ukrayini-yurij-ignat/" text:style-name="Internet_20_link" text:visited-style-name="Visited_20_Internet_20_Link">
https://armyinform.com.ua/2023/04/23/rf-vykorystovuye-do-40-letovyshh-dlya-povitryanyh-atak-po-ukrayini-yurij-ignat/</text:a>
</text:p>
      <!--NEWS-->
      <text:h text:style-name="P10" text:outline-level="1">
<text:span text:style-name="T4">
На Північному напрямку ознак наступальних угруповань росіян не виявлено</text:span>
</text:h>
      <text:p text:style-name="P4">
Author: ['АРМІЯINFORM']</text:p>
      <text:p text:style-name="P4">
Time: 2023-04-23T91:00:00-04:00</text:p>
      <text:p text:style-name="P4">
Description: На Волинському та Поліському напрямках оперативна обстановка залишається стал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inchinyj-napryamok-1.jpg" text:style-name="Internet_20_link" text:visited-style-name="Visited_20_Internet_20_Link">
pinchinyj-napryamok-1.jpg</text:a>
']</text:p>
      <text:p text:style-name="P4">
Tags: ['STOPRUSSIA', 'АГРЕСІЯ РФ', 'ВІЙНА', 'ВТОРГНЕННЯ РФ', 'ГШ ЗСУ', 'ПІВНІЧНИЙ НАПРЯМОК']</text:p>
      <text:p text:style-name="P4">
Category: News</text:p>
      <!--METADATA-->
      <text:p text:style-name="P4">
<draw:frame draw:style-name="fr1" draw:name="Image293" text:anchor-type="as-char" svg:width="6.9236in" svg:height="4.61903in" draw:z-index="0">
<draw:image xlink:href="../Images/AРМІЯINFORM/2023-04-23T91-00-00-04-00/pinchinyj-napryamok-1.jpg" xlink:type="simple" xlink:show="embed" xlink:actuate="onLoad" draw:mime-type="image/jpeg"/>
</draw:frame>
 <text:span text:style-name="T4">
🔥 Ситуація щодо російського вторгнення</text:span>
</text:p>
      <text:p text:style-name="P4">
На Волинському та Поліському напрямках оперативна обстановка залишаєтьсясталою. Ознак формування наступальних угруповань не виявлено. Визначеніпідрозділи збройних сил республіки білорусь продовжують виконувати завдання уприкордонних з Україною районах. На території республіки білорусь продовжуютьперебувати деякі підрозділи територіальних військ збройних сил російськоїфедерації,<text:a xlink:type="simple" xlink:href="https://www.facebook.com/GeneralStaff.ua/posts/pfbid0NvLxNmEnT5P5eNBssoobkH2EBdLwrEd2sbq5JyDBAn9c8TuAsRbSTFBaL6szr9Qnl" text:style-name="Internet_20_link" text:visited-style-name="Visited_20_Internet_20_Link">
повідомляє</text:a>
 Генеральний штаб ЗС України.</text:p>
      <text:p text:style-name="P4">
На Сіверському та Слобожанському напрямках противник продовжує утримувати уприкордонних з Україною районах Брянської, Курської та Бєлгородської областейпевну кількість своїх військ. Протягом доби здійснив обстріли населенихпунктів Червона Зоря Сумської області, а також Гоптівка, Зелене, Нескучне,Бударки, Мілове та Красне Перше на Харківщині.</text:p>
      <text:p text:style-name="P4">
На Куп’янському напрямку артилерійських обстрілів противника зазнали населеніпункти Дворічна, Гряниківка, Масютівка, Лиман Перший, Кислівка, БерестовеХарківської області.</text:p>
      <text:p text:style-name="P4">
Source: <text:a xlink:type="simple" xlink:href="https://armyinform.com.ua/2023/04/23/na-pivnichnomu-napryamku-oznak-nastupalnyh-ugrupovan-rosiyan-ne-vyyavleno/" text:style-name="Internet_20_link" text:visited-style-name="Visited_20_Internet_20_Link">
https://armyinform.com.ua/2023/04/23/na-pivnichnomu-napryamku-oznak-nastupalnyh-ugrupovan-rosiyan-ne-vyyavleno/</text:a>
</text:p>
      <!--NEWS-->
      <text:h text:style-name="P10" text:outline-level="1">
<text:span text:style-name="T4">
Медзаклади на тимчасово захоплених територіях переповнені недостріляними загарбниками</text:span>
</text:h>
      <text:p text:style-name="P4">
Author: ['АРМІЯINFORM']</text:p>
      <text:p text:style-name="P4">
Time: 2023-04-23T92:00:00-04:00</text:p>
      <text:p text:style-name="P4">
Description: Російські окупаційні війська продовжують зазнавати великих втрат на полі бою. Всі меди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ranenyj-ork-1.jpg" text:style-name="Internet_20_link" text:visited-style-name="Visited_20_Internet_20_Link">
poranenyj-ork-1.jpg</text:a>
']</text:p>
      <text:p text:style-name="P4">
Tags: []</text:p>
      <text:p text:style-name="P4">
Category: News</text:p>
      <!--METADATA-->
      <text:p text:style-name="P4">
<draw:frame draw:style-name="fr1" draw:name="Image294" text:anchor-type="as-char" svg:width="6.9236in" svg:height="3.742486in" draw:z-index="0">
<draw:image xlink:href="../Images/AРМІЯINFORM/2023-04-23T92-00-00-04-00/poranenyj-ork-1.jpg" xlink:type="simple" xlink:show="embed" xlink:actuate="onLoad" draw:mime-type="image/jpeg"/>
</draw:frame>
</text:p>
      <text:p text:style-name="P4">
Російські окупаційні війська продовжують зазнавати великих втрат на полі бою.Всі медичні заклади на тимчасово окупованій території переповнені пораненимиокупантами. Внаслідок чого противник вимушений використовувати навчальнізаклади тимчасово окупованих територій у власних цілях. Так, в населеномупункті Містки Луганської області, загарбники облаштували місцеву школу підвійськовий шпиталь. Там перебуває велика кількість поранених росіян. Крімтого, у всіх медичних закладах окупантів існує великий дефіцит медикаментів таперев’язувальних матеріалів,<text:a xlink:type="simple" xlink:href="https://www.facebook.com/GeneralStaff.ua/posts/pfbid0NvLxNmEnT5P5eNBssoobkH2EBdLwrEd2sbq5JyDBAn9c8TuAsRbSTFBaL6szr9Qnl" text:style-name="Internet_20_link" text:visited-style-name="Visited_20_Internet_20_Link">
повідомляє</text:a>
 Генеральний штаб ЗС України.</text:p>
      <text:p text:style-name="P4">
Source: <text:a xlink:type="simple" xlink:href="https://armyinform.com.ua/2023/04/23/medzaklady-na-tymchasovo-zahoplenyh-terytoriyah-perepovneni-nedostrilyanymy-zagarbnykamy/" text:style-name="Internet_20_link" text:visited-style-name="Visited_20_Internet_20_Link">
https://armyinform.com.ua/2023/04/23/medzaklady-na-tymchasovo-zahoplenyh-terytoriyah-perepovneni-nedostrilyanymy-zagarbnykamy/</text:a>
</text:p>
      <!--NEWS-->
      <text:h text:style-name="P10" text:outline-level="1">
<text:span text:style-name="T4">
«вагнерівці» вже почали з’ясовувати стосунки з рашистськими вояками</text:span>
</text:h>
      <text:p text:style-name="P4">
Author: ['АРМІЯINFORM']</text:p>
      <text:p text:style-name="P4">
Time: 2023-04-23T93:00:00-04:00</text:p>
      <text:p text:style-name="P4">
Description: Не маючи значних досягнень на полі бою, військовослужбовці зс рф та представники ПВ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moby1.jpg" text:style-name="Internet_20_link" text:visited-style-name="Visited_20_Internet_20_Link">
chmoby1.jpg</text:a>
']</text:p>
      <text:p text:style-name="P4">
Tags: ['STOPRUSSIA', 'АГРЕСІЯ РФ', 'ВІЙНА', 'ВТОРГНЕННЯ РФ']</text:p>
      <text:p text:style-name="P4">
Category: News</text:p>
      <!--METADATA-->
      <text:p text:style-name="P4">
<draw:frame draw:style-name="fr1" draw:name="Image295" text:anchor-type="as-char" svg:width="6.9236in" svg:height="3.883237in" draw:z-index="0">
<draw:image xlink:href="../Images/AРМІЯINFORM/2023-04-23T93-00-00-04-00/chmoby1.jpg" xlink:type="simple" xlink:show="embed" xlink:actuate="onLoad" draw:mime-type="image/jpeg"/>
</draw:frame>
</text:p>
      <text:p text:style-name="P4">
Не маючи значних досягнень на полі бою, військовослужбовці зс рф тапредставники ПВК «вагнер» дедалі частіше намагаються відшукати винних у цьому.Відповідальність за власні тактичні прорахунки та допущені втрати перекладаютьодин на одного. В результаті, нещодавно, у населеному пункті Станиця ЛуганськаЛуганської області відбулася бійка між військовослужбовцями зс рф танайманцями ПВК «вагнер», яка переросла у перестрілку. Внаслідок конфлікту єзагиблі з обох сторін,<text:a xlink:type="simple" xlink:href="https://www.facebook.com/GeneralStaff.ua/posts/pfbid0NvLxNmEnT5P5eNBssoobkH2EBdLwrEd2sbq5JyDBAn9c8TuAsRbSTFBaL6szr9Qnl" text:style-name="Internet_20_link" text:visited-style-name="Visited_20_Internet_20_Link">
повідомляє</text:a>
 Генеральний штаб ЗС України.</text:p>
      <text:p text:style-name="P4">
Source: <text:a xlink:type="simple" xlink:href="https://armyinform.com.ua/2023/04/23/vagnerivczi-vzhe-pochaly-zyasovuvaty-stosunky-z-rashystskymy-voyakamy/" text:style-name="Internet_20_link" text:visited-style-name="Visited_20_Internet_20_Link">
https://armyinform.com.ua/2023/04/23/vagnerivczi-vzhe-pochaly-zyasovuvaty-stosunky-z-rashystskymy-voyakamy/</text:a>
</text:p>
      <!--NEWS-->
      <text:h text:style-name="P10" text:outline-level="1">
<text:span text:style-name="T4">
Наша перемога в цій війні буде спільною — усіх, хто її наближав — Президент України</text:span>
</text:h>
      <text:p text:style-name="P4">
Author: ['АРМІЯINFORM']</text:p>
      <text:p text:style-name="P4">
Time: 2023-04-23T94:00:00-04:00</text:p>
      <text:p text:style-name="P4">
Description: Бажаю здоровʼя, шановні українці!    Сьогодні хочу зосередитися на словах вдячност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1c5bee862bd5df34ca767bbfc7a9b0d_1682273145_extra_large.jpeg" text:style-name="Internet_20_link" text:visited-style-name="Visited_20_Internet_20_Link">
71c5bee862bd5df34ca767bbfc7a9b0d_1682273145_extra_large.jpeg</text:a>
']</text:p>
      <text:p text:style-name="P4">
Tags: ['STOPRUSSIA', 'ВОЛОДИМИР ЗЕЛЕНСЬКИЙ', 'ЗВЕРНЕННЯ ПРЕЗИДЕНТА УКРАЇНИ']</text:p>
      <text:p text:style-name="P4">
Category: News</text:p>
      <!--METADATA-->
      <text:p text:style-name="P4">
<draw:frame draw:style-name="fr1" draw:name="Image296" text:anchor-type="as-char" svg:width="6.9236in" svg:height="3.894525in" draw:z-index="0">
<draw:image xlink:href="../Images/AРМІЯINFORM/2023-04-23T94-00-00-04-00/71c5bee862bd5df34ca767bbfc7a9b0d_1682273145_extra_large.jpeg" xlink:type="simple" xlink:show="embed" xlink:actuate="onLoad" draw:mime-type="image/jpeg"/>
</draw:frame>
</text:p>
      <text:p text:style-name="P4">
<text:span text:style-name="T5">
Бажаю здоровʼя, шановні українці!</text:span>
</text:p>
      <text:p text:style-name="P4">
Сьогодні хочу зосередитися на словах вдячності.</text:p>
      <text:p text:style-name="P4">
Перше — воїнам. Усім, хто зараз у бою, на позиціях, на бойових завданнях.Авдіївка, Марʼїнка, Бахмут, Лиманський напрямок, Сіверський…</text:p>
      <text:p text:style-name="P4">
35-та окрема бригада морської піхоти імені контр-адмірала Остроградського,55-та окрема артилерійська бригада «Запорізька Січ», десантники нашої«Сімдесятдевʼятки» — дякую вам, воїни! Незмінно хоробрі й міцні!</text:p>
      <text:p text:style-name="P4">
80-та бригада ДШВ — дякую за зразкове знищення ворога під Бахмутом. Молодці,хлопці!</text:p>
      <text:p text:style-name="P4">
54-та окрема механізована бригада імені гетьмана Мазепи — дякую за стійкість,за захист позицій, а отже, за захист України!</text:p>
      <text:p text:style-name="P4">
Це важливо розуміти в кожному нашому місті, в кожному селі, всюди, де заразбільш-менш вже тихо. Всюди, де сьогодні був просто спокійний весняний сонячнийдень… Кожен день такої тиші в тилових областях здобувається нашими воїнами вжорстоких боях на передовій. У щоденних боях! Будь ласка, прошу, шануйте це. Ізавжди допомагайте нашим воїнам, коли це потрібно, завжди підтримуйте державуй оборону так, як це можливо.</text:p>
      <text:p text:style-name="P4">
Друге — подяка рятувальникам, усім нашим працівникам ДСНС, які залучені доліквідації наслідків ворожих ударів. Дякую всьому колективу ДСНС! А окремо зароботу саме цього тижня варто відзначити наших пожежників-рятувальників —сержанта Романа Світличного, сержанта Петра Бондаренка, старшого сержантаОлексія Інгульського, командира відділення 5-го державного пожежно-рятувального поста старшого прапорщика Олександра Іваненка, начальника 13-їпожежно-рятувальної частини міста Немирів майора Василя Мельника тапідполковника Віктора Кузьменка з Головного управління ДСНС у Полтавськійобласті. Дякую вам!</text:p>
      <text:p text:style-name="P4">
Третє — наші психологи. Сьогодні в нашій державі професійний день психологів,і я дякую кожному й кожній, хто обрав саме цю професію та присвячує своє життяі власне свій час здоров’ю та спокою інших. Хоч би де ви працювали, хоч биколи працювали, хоч би за яких умов це відбувалося, сенс роботи психологазавжди шляхетний — допомогти. Дякую тим, хто допомагає нашим людям!</text:p>
      <text:p text:style-name="P4">
Четвертий пункт. Починаючи з 90-х років саме 23 квітня щорічно відзначаєтьсяВсесвітній день книги та авторського права. Зараз, коли мільйони наших людейперебувають у різних країнах, коли українські діти живуть і вчаться в іншихмовних та культурних середовищах, особливо важливо, мені здається, щоб черезукраїнську книгу українське бачення світу все це об’єднувало наших людей,зберігало звʼязок із домом.</text:p>
      <text:p text:style-name="P4">
І я дякую всім, хто допомагає розповсюдженню нашої книги у світі. Хтореалізовує такі проекти, як наприклад «Книжки без кордонів». Важкого минулогороку було роздано понад 280 тис. книжок у межах цього проекту. 20 країндолучились. Або інший наш проект — українські книжкові полички в майже 40країнах світу. Дякую всім, хто допомагає! Дякую всім нашим українськимвидавцям, які продовжують роботу. І, звичайно, дякую всім, хто пишеукраїнською та про Україну.</text:p>
      <text:p text:style-name="P4">
І, нарешті, п’яте. Ми продовжуємо готувати кілька важливих міжнародних подій,які можуть дати нашій державі більше міцності, а нашим воїнам — більше зброї.Майже щодня — відповідна комунікація з партнерами, відповідні завдання длянашої дипломатії. Наради, розмови, зустрічі.</text:p>
      <text:p text:style-name="P4">
І я дякую всім, хто залучений до такої підготовчої роботи. В абсолютнійбільшості випадків це невидима для загалу робота. І так правильно. Саме так цепрацює. Результат базується на підготовці. Дякую кожному й кожній, хто готуєрезультати для України! Офіс, уряд, наші дипломатичні представництва — дякуювсім, хто залучений!</text:p>
      <text:p text:style-name="P4">
Наша перемога в цій війні буде спільною. Усіх, хто її наближав. Усіх, хтовоював і працював заради перемоги. Слава кожному українському герою! Славанашому прекрасному народу!</text:p>
      <text:p text:style-name="P4">
<text:span text:style-name="T5">
<text:span text:style-name="T4">
Слава Україні!</text:span>
</text:span>
</text:p>
      <text:p text:style-name="P4">
Source: <text:a xlink:type="simple" xlink:href="https://armyinform.com.ua/2023/04/23/nasha-peremoga-v-czij-vijni-bude-spilnoyu-usih-hto-yiyi-nablyzhav-prezydent-ukrayiny/" text:style-name="Internet_20_link" text:visited-style-name="Visited_20_Internet_20_Link">
https://armyinform.com.ua/2023/04/23/nasha-peremoga-v-czij-vijni-bude-spilnoyu-usih-hto-yiyi-nablyzhav-prezydent-ukrayiny/</text:a>
</text:p>
      <!--NEWS-->
      <text:h text:style-name="P10" text:outline-level="1">
<text:span text:style-name="T4">
За даними онлайн-платформи «Діти війни» 19 393 українських дітей депортовано рашистами</text:span>
</text:h>
      <text:p text:style-name="P4">
Author: ['АРМІЯINFORM']</text:p>
      <text:p text:style-name="P4">
Time: 2023-04-23T95:00:00-04:00</text:p>
      <text:p text:style-name="P4">
Description: 19 393 дитини! На офіційній сторінці Верховної Ради України у Facebook Перша заступни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portacziya-ditej.jpg" text:style-name="Internet_20_link" text:visited-style-name="Visited_20_Internet_20_Link">
deportacziya-ditej.jpg</text:a>
']</text:p>
      <text:p text:style-name="P4">
Tags: ['STOPRUSSIA', 'АГРЕСІЯ РФ', 'ВЕРХОВНА РАДА УКРАЇНИ', 'ВІЙНА', 'ВТОРГНЕННЯ РФ', 'ДЕПОРТАЦІЯ УКРАЇНСЬКИХ ДІТЕЙ']</text:p>
      <text:p text:style-name="P4">
Category: News</text:p>
      <!--METADATA-->
      <text:p text:style-name="P4">
<draw:frame draw:style-name="fr1" draw:name="Image297" text:anchor-type="as-char" svg:width="6.9236in" svg:height="3.63489in" draw:z-index="0">
<draw:image xlink:href="../Images/AРМІЯINFORM/2023-04-23T95-00-00-04-00/deportacziya-ditej.jpg" xlink:type="simple" xlink:show="embed" xlink:actuate="onLoad" draw:mime-type="image/jpeg"/>
</draw:frame>
 Колаж з офіційної сторінки Верховної Ради України у FB</text:p>
      <text:p text:style-name="P4">
19 393 дитини! На офіційній сторінці Верховної Ради України у Facebook Першазаступниця Голови Комітету гуманітарної та інформаційної політики ІринаКонстанкевич<text:a xlink:type="simple" xlink:href="https://www.facebook.com/verkhovna.rada.ukraine/posts/pfbid03SEpYnt3XEuRY7JNzJdfsLQBJXVakDvAw5oCUEfZ3sEew7E2uAyyLNqvGr4pmKaVl" text:style-name="Internet_20_link" text:visited-style-name="Visited_20_Internet_20_Link">
оприлюднила</text:a>
інформацію онлайн-платформи «Діти війни» про кількість депортованих до рфукраїнських дітей.</text:p>
      <text:p text:style-name="P4">
— Однак насправді окупанти могли вивезти близько 200-300 тис. осіб. За даними,озвученими росією у відкритих джерелах, депортованих дітей значно більше —понад 700 000, — пише Ірина Констанкевич.</text:p>
      <text:p text:style-name="P4">
У дослідженні Єльської лабораторії гуманітарних досліджень йдеться про більшяк 70 таборів для «перевиховання» цих дітей. Це систематична державна політикаросійської федерації для того, щоб перевиховувати українських дітей, знищуючиїхню ідентичність.</text:p>
      <text:p text:style-name="P4">
Вони цинічно вбивають все рідне та дороге для наших дітей, забирають їх відбатьків, позбавляють їх минулого, порушують їхні права. Вони викрадають інищать наше майбутнє. Вони роблять все, аби українських дітей було неможливовідшукати і повернути на батьківщину.</text:p>
      <text:p text:style-name="P4">
Source: <text:a xlink:type="simple" xlink:href="https://armyinform.com.ua/2023/04/23/za-danymy-onlajn-platformy-dity-vijny-19-393-ukrayinskyh-ditej-deportovano-rashystamy/" text:style-name="Internet_20_link" text:visited-style-name="Visited_20_Internet_20_Link">
https://armyinform.com.ua/2023/04/23/za-danymy-onlajn-platformy-dity-vijny-19-393-ukrayinskyh-ditej-deportovano-rashystamy/</text:a>
</text:p>
      <!--NEWS-->
      <text:h text:style-name="P10" text:outline-level="1">
<text:span text:style-name="T4">
Деякі аспекти соцзахисту: актуальні поради від Кабміну</text:span>
</text:h>
      <text:p text:style-name="P4">
Author: ['АРМІЯINFORM']</text:p>
      <text:p text:style-name="P4">
Time: 2023-04-23T96:00:00-04:00</text:p>
      <text:p text:style-name="P4">
Description: Офіційний телеграм-канал Кабінету міністрів України Уряд online опублікував корис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ryad_on.jpg" text:style-name="Internet_20_link" text:visited-style-name="Visited_20_Internet_20_Link">
uryad_on.jpg</text:a>
']</text:p>
      <text:p text:style-name="P4">
Tags: []</text:p>
      <text:p text:style-name="P4">
Category: News</text:p>
      <!--METADATA-->
      <text:p text:style-name="P4">
<draw:frame draw:style-name="fr1" draw:name="Image298" text:anchor-type="as-char" svg:width="6.9236in" svg:height="6.9236in" draw:z-index="0">
<draw:image xlink:href="../Images/AРМІЯINFORM/2023-04-23T96-00-00-04-00/uryad_on.jpg" xlink:type="simple" xlink:show="embed" xlink:actuate="onLoad" draw:mime-type="image/jpeg"/>
</draw:frame>
</text:p>
      <text:p text:style-name="P4">
Офіційний телеграм-канал Кабінету міністрів України <text:a xlink:type="simple" xlink:href="https://armyinform.com.ua/reformator/Уряд%20online" text:style-name="Internet_20_link" text:visited-style-name="Visited_20_Internet_20_Link">
Урядonline</text:a>
 опублікувавкорисні посилання, які можуть статися в нагоді.</text:p>
      <ul>
        <li>
Держава <text:a xlink:type="simple" xlink:href="https://t.me/uriad24/2134" text:style-name="Internet_20_link" text:visited-style-name="Visited_20_Internet_20_Link">
забезпечує</text:a>
 <text:span text:style-name="T4">
безоплатну медичну допомогу</text:span>
 пацієнтам із гемофілією.  * Чи існує <text:a xlink:type="simple" xlink:href="https://t.me/uriad24/2154" text:style-name="Internet_20_link" text:visited-style-name="Visited_20_Internet_20_Link">
ліміт</text:a>
 на безоплатні послуги за <text:span text:style-name="T4">
Програмою медичних гарантій?</text:span>
  * Як <text:a xlink:type="simple" xlink:href="https://t.me/uriad24/2155" text:style-name="Internet_20_link" text:visited-style-name="Visited_20_Internet_20_Link">
отримати</text:a>
 <text:span text:style-name="T4">
міжнародне</text:span>
 посвідчення водія?  * Як нараховують <text:a xlink:type="simple" xlink:href="https://t.me/uriad24/2171" text:style-name="Internet_20_link" text:visited-style-name="Visited_20_Internet_20_Link">
страхову пенсію</text:a>
 <text:span text:style-name="T4">
по втраті годувальника на трьох дітей?</text:span>
  * Як здійснити <text:a xlink:type="simple" xlink:href="https://t.me/uriad24/2183" text:style-name="Internet_20_link" text:visited-style-name="Visited_20_Internet_20_Link">
перереєстрацію</text:a>
 авто <text:span text:style-name="T4">
за 30 хвилин?</text:span>
  * <text:span text:style-name="T4">
Збільшилась кількість підприємств</text:span>
 <text:span text:style-name="T4">
,</text:span>
 які <text:a xlink:type="simple" xlink:href="https://t.me/uriad24/2200" text:style-name="Internet_20_link" text:visited-style-name="Visited_20_Internet_20_Link">
можуть бронювати</text:a>
 військовозобов’язаних працівників.  * Як <text:a xlink:type="simple" xlink:href="https://t.me/uriad24/2207" text:style-name="Internet_20_link" text:visited-style-name="Visited_20_Internet_20_Link">
відновити</text:a>
 <text:span text:style-name="T4">
пошкоджені, втрачені чи викрадені номерні знаки?</text:span>
</li>
      </ul>
      <text:p text:style-name="P4">
Source: <text:a xlink:type="simple" xlink:href="https://armyinform.com.ua/2023/04/23/deyaki-aspekty-soczzahystu-aktualni-porady-vid-kabminu/" text:style-name="Internet_20_link" text:visited-style-name="Visited_20_Internet_20_Link">
https://armyinform.com.ua/2023/04/23/deyaki-aspekty-soczzahystu-aktualni-porady-vid-kabminu/</text:a>
</text:p>
      <!--NEWS-->
      <text:h text:style-name="P10" text:outline-level="1">
<text:span text:style-name="T4">
У бійців ЗСУ знайшли «супербактерії», стійкі до антибіотиків — ЦПД про фейки рф</text:span>
</text:h>
      <text:p text:style-name="P4">
Author: ['АРМІЯINFORM']</text:p>
      <text:p text:style-name="P4">
Time: 2023-04-23T97:00:00-04:00</text:p>
      <text:p text:style-name="P4">
Description: Центр протидії дезінформації на своїй офіційній сторінці у Facebook поінформува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ky-czpd.jpg" text:style-name="Internet_20_link" text:visited-style-name="Visited_20_Internet_20_Link">
fejky-czpd.jpg</text:a>
']</text:p>
      <text:p text:style-name="P4">
Tags: ['STOPRUSSIA', 'ВІЙНА', 'ВТОРГНЕННЯ РФ', 'РОСІЙСЬКІ ФЕЙКИ', 'РОСФЕЙКИ', 'ЦПД РНБО']</text:p>
      <text:p text:style-name="P4">
Category: News</text:p>
      <!--METADATA-->
      <text:p text:style-name="P4">
<draw:frame draw:style-name="fr1" draw:name="Image299" text:anchor-type="as-char" svg:width="6.9236in" svg:height="6.9236in" draw:z-index="0">
<draw:image xlink:href="../Images/AРМІЯINFORM/2023-04-23T97-00-00-04-00/fejky-czpd.jpg" xlink:type="simple" xlink:show="embed" xlink:actuate="onLoad" draw:mime-type="image/jpeg"/>
</draw:frame>
</text:p>
      <text:p text:style-name="P4">
Центр протидії дезінформації на своїй офіційній сторінці у Facebook<text:a xlink:type="simple" xlink:href="https://www.facebook.com/protydiyadezinformatsiyi.cpd/posts/pfbid02PQQnHdJhcL3bL7GsWiFtLd1Xv1fwCj5Lu4Vq5uFsJ34YBjAodoarTXwdd22qomfpl" text:style-name="Internet_20_link" text:visited-style-name="Visited_20_Internet_20_Link">
поінформував</text:a>
про основні фейки, що просували російські ЗМІ цього тижня:</text:p>
      <ul>
        <li>
США відмовилися від того, щоб пояснити діяльність біолабораторій Пентагону, розташованих уздовж кордонів рф;  * Київський режим планує погубити ще кілька десятків, можливо сотень тисяч слов’янських холопів у запланованому контрнаступі;  * У бійців ЗСУ знайшли «супербактерії», стійкі до антибіотиків;  * Вашингтон оголосив хрестовий похід проти законних інтересів росії, її культури і традицій;  * ЗСУ при спробі прориву російської оборони можуть втратити майже всі наземні сили.</li>
      </ul>
      <text:p text:style-name="P4">
Source: <text:a xlink:type="simple" xlink:href="https://armyinform.com.ua/2023/04/23/u-bijcziv-zsu-znajshly-superbakteriyi-stijki-do-antybiotykiv-czpd-pro-fejky-rf/" text:style-name="Internet_20_link" text:visited-style-name="Visited_20_Internet_20_Link">
https://armyinform.com.ua/2023/04/23/u-bijcziv-zsu-znajshly-superbakteriyi-stijki-do-antybiotykiv-czpd-pro-fejky-rf/</text:a>
</text:p>
      <!--NEWS-->
      <text:h text:style-name="P10" text:outline-level="1">
<text:span text:style-name="T4">
За фактом сьогоднішнього обстрілу безпілотниками Нікополя розпочато досудове розслудування</text:span>
</text:h>
      <text:p text:style-name="P4">
Author: ['АРМІЯINFORM']</text:p>
      <text:p text:style-name="P4">
Time: 2023-04-23T98:00:00-04:00</text:p>
      <text:p text:style-name="P4">
Description: Держава-агресор атакувала безпілотниками м. Нікополь на Дніпропетровщині — розпоч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Tags: ['STOPRUSSIA', 'АГРЕСІЯ РФ', 'ВІЙНА', 'ВОРОЖІ ОБСТРІЛИ', 'ВТОРГНЕННЯ РФ', 'НІКОПОЛЬ', 'ОФІС ГЕНЕРАЛЬНОГО ПРОКУРОРА']</text:p>
      <text:p text:style-name="P4">
Category: News</text:p>
      <!--METADATA-->
      <text:p text:style-name="P4">
<draw:frame draw:style-name="fr1" draw:name="Image300" text:anchor-type="as-char" svg:width="6.9236in" svg:height="3.894525in" draw:z-index="0">
<draw:image xlink:href="../Images/AРМІЯINFORM/2023-04-23T98-00-00-04-00/342793513_1780329332382311_3231938476983012356_n.jpg" xlink:type="simple" xlink:show="embed" xlink:actuate="onLoad" draw:mime-type="image/jpeg"/>
</draw:frame>
</text:p>
      <text:p text:style-name="P4">
Держава-агресор атакувала безпілотниками м. Нікополь на Дніпропетровщині —розпочато розслідування. Про це<text:a xlink:type="simple" xlink:href="https://www.facebook.com/pgo.gov.ua/posts/pfbid0UL75B2bHf4ijrG6csPD41vqov9ZxqFGWhUsib5XEzm4J1tyoZMqu6ZYFcSv1Ew3Wl" text:style-name="Internet_20_link" text:visited-style-name="Visited_20_Internet_20_Link">
повідомляє</text:a>
Офіс Генерального прокурора на своїй офіційній сторінці у Facebook.</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Коротко. Війна. День 424</text:span>
</text:h>
      <text:p text:style-name="P4">
Author: ['АРМІЯINFORM']</text:p>
      <text:p text:style-name="P4">
Time: 2023-04-23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deodaj23.jpg" text:style-name="Internet_20_link" text:visited-style-name="Visited_20_Internet_20_Link">
videodaj23.jpg</text:a>
']</text:p>
      <text:p text:style-name="P4">
Tags: ['STOPRUSSIA', 'АГРЕСІЯ РФ', 'ВІЙНА', 'ВТОРГНЕННЯ РФ', 'ГШ ЗСУ']</text:p>
      <text:p text:style-name="P4">
Category: News</text:p>
      <!--METADATA-->
      <text:p text:style-name="P4">
<draw:frame draw:style-name="fr1" draw:name="Image301" text:anchor-type="as-char" svg:width="6.9236in" svg:height="4.525933in" draw:z-index="0">
<draw:image xlink:href="../Images/AРМІЯINFORM/2023-04-23T99-00-00-04-00/videodaj23.jpg" xlink:type="simple" xlink:show="embed" xlink:actuate="onLoad" draw:mime-type="image/jpeg"/>
</draw:frame>
</text:p>
      <text:p text:style-name="P4">
Джерело: <text:a xlink:type="simple" xlink:href="https://www.facebook.com/GeneralStaff.ua/posts/pfbid0Jysrz1yN9BRm88ywbAiPUDWQKPCwENxw6FRGuiACAo41qB1WX3FAUzxU3UFs2ovil" text:style-name="Internet_20_link" text:visited-style-name="Visited_20_Internet_20_Link">
Генеральний штаб ЗСУкраїни</text:a>
</text:p>
      <text:p text:style-name="P4">
Source: <text:a xlink:type="simple" xlink:href="https://armyinform.com.ua/2023/04/23/korotko-vijna-den-424/" text:style-name="Internet_20_link" text:visited-style-name="Visited_20_Internet_20_Link">
https://armyinform.com.ua/2023/04/23/korotko-vijna-den-424/</text:a>
</text:p>
      <!--NEWS-->
      <text:h text:style-name="P10" text:outline-level="1">
<text:span text:style-name="T4">
В Італії за добу врятували понад сто мігрантів</text:span>
</text:h>
      <text:p text:style-name="P4">
Authors: Ukrinform (Person)</text:p>
      <text:p text:style-name="P4">
Publisher: Укринформ (Organization)</text:p>
      <text:p text:style-name="P4">
Published Time: 2023-04-24T00:20:00+03:00</text:p>
      <text:p text:style-name="P4">
Modified Time: 2023-04-24T00:20:00+03:00</text:p>
      <text:p text:style-name="P4">
Description: Італійська берегова служба та гуманітарно-рятувальне судно впродовж доби врятували 109 мігрантів. — Укрінформ.</text:p>
      <text:p text:style-name="P4">
Images: ["<text:a xlink:type="simple" xlink:href="https://static.ukrinform.com/photos/2023_04/thumb_files/630_360_1682264739-937.jpg" text:style-name="Internet_20_link" text:visited-style-name="Visited_20_Internet_20_Link">
630_360_16822...</text:a>
"]</text:p>
      <text:p text:style-name="P4">
Tags: ['Італія', 'Мігранти']</text:p>
      <text:p text:style-name="P4">
Type: Article</text:p>
      <!--METADATA-->
      <text:p text:style-name="P4">
<draw:frame draw:style-name="fr1" draw:name="Image302" text:anchor-type="as-char" svg:width="6.9236in" svg:height="3.956343in" draw:z-index="0">
<draw:image xlink:href="../Images/yкринформ/2023-04-24T00-20-00-03-00/630_360_1682264739-937.jpg" xlink:type="simple" xlink:show="embed" xlink:actuate="onLoad" draw:mime-type="image/jpeg"/>
</draw:frame>
 Італійськаберегова служба та гуманітарно-рятувальне судно впродовж доби врятували 109мігрантів.</text:p>
      <text:p text:style-name="P4">
Як передає Укрінформ, про це повідомляє <text:a xlink:type="simple" xlink:href="https://www.ansa.it/english/news/2023/04/23/ocean-viking-arrives-with-29-migrants-in-bari_484992c0-4ec5-40cd-a8ae-b863651f78b2.html" text:style-name="Internet_20_link" text:visited-style-name="Visited_20_Internet_20_Link">
</text:a>
</text:p>
      <text:p text:style-name="P4">
У неділю до портового міста Апулії Барі прибуло гуманітарно-рятувальне судноOcean Viking, на борту якого доправили 29 мігрантів.</text:p>
      <text:p text:style-name="P4">
Зазначається, що група з Судану і Бангладеш була врятована в мальтійськійпошуково-рятувальній зоні. Серед <text:span text:style-name="T4">
<text:a xlink:type="simple" xlink:href="https://www.ukrinform.ua/tag-migranti" text:style-name="Internet_20_link" text:visited-style-name="Visited_20_Internet_20_Link">
 </text:a>
</text:span>
 було двоє неповнолітніх без супроводу дорослих, одному з яких знадобиласямедична допомога в лікарні. Загалом же стан прибулих оцінюється якзадовільний.</text:p>
      <text:p text:style-name="P4">
Напередодні інша група з близько 90 осіб, переважно з Афганістану, Пакистану іСирії, зійшла на берег у калабрійському порту Рочелла-Джоніка після того, якїї врятувала італійська берегова охорона.</text:p>
      <text:p text:style-name="P4">
<text:span text:style-name="T4">
Читайте також:</text:span>
 _<text:span text:style-name="T4">
<text:a xlink:type="simple" xlink:href="https://www.ukrinform.ua/rubric-world/3695142-u-seredzemnomori-za-tri-misaci-zaginuli-ponad-440-migrantiv.html" text:style-name="Internet_20_link" text:visited-style-name="Visited_20_Internet_20_Link">
 </text:a>
 </text:span>
 _</text:p>
      <text:p text:style-name="P4">
Вони подорожували на 20-метровому вітрильнику, який вийшов з Туреччини. Догрупи входили 24 жінки та 14 неповнолітніх, частина з яких подорожувала безсупроводу дорослих.</text:p>
      <text:p text:style-name="P4">
Як повідомляв Укрінформ, <text:span text:style-name="T4">
_<text:a xlink:type="simple" xlink:href="https://www.ukrinform.ua/rubric-world/3696717-bila-uzberezza-italii-vratuvali-blizko-600-migrantiv.html" text:style-name="Internet_20_link" text:visited-style-name="Visited_20_Internet_20_Link">
 </text:a>
 _ </text:span>
, які перебували на тральщику в Середземному морі.</text:p>
      <text:p text:style-name="P4">
<text:span text:style-name="T5">
Фото: www.ansa.it</text:span>
</text:p>
      <text:p text:style-name="P4">
Source: <text:a xlink:type="simple" xlink:href="https://www.ukrinform.ua/rubric-world/3699665-v-italii-za-dobu-vratuvali-ponad-sto-migrantiv.html" text:style-name="Internet_20_link" text:visited-style-name="Visited_20_Internet_20_Link">
https://www.ukrinform.ua/rubric-world/3699665-v-italii-za-dobu-vratuvali-ponad-sto-migrantiv.html</text:a>
</text:p>
      <!--NEWS-->
      <text:h text:style-name="P10" text:outline-level="1">
<text:span text:style-name="T4">
Гуменюк анонсувала сезон «бавовни» у тимчасово окупованому Криму</text:span>
</text:h>
      <text:p text:style-name="P4">
Authors: Ukrinform (Person)</text:p>
      <text:p text:style-name="P4">
Publisher: Укринформ (Organization)</text:p>
      <text:p text:style-name="P4">
Published Time: 2023-04-24T00:42:00+03:00</text:p>
      <text:p text:style-name="P4">
Modified Time: 2023-04-24T00:42:00+03:00</text:p>
      <text:p text:style-name="P4">
Description: росіянам, які звикли жити та відпочивати у тимчасово окупованому Криму, варто звикати до звуків повітряної тривоги, адже нинішній теплий період року на півострові оголошується "сезоном бавовни". — Укрінформ.</text:p>
      <text:p text:style-name="P4">
Images: ["<text:a xlink:type="simple" xlink:href="https://static.ukrinform.com/photos/2022_08/thumb_files/630_360_1660188458-133.jpg" text:style-name="Internet_20_link" text:visited-style-name="Visited_20_Internet_20_Link">
630_360_16601...</text:a>
"]</text:p>
      <text:p text:style-name="P4">
Tags: ['Крим', 'Окупація Криму', 'ЗСУ', 'Війна з росією', 'Єдині новини', 'Наталія Гуменюк']</text:p>
      <text:p text:style-name="P4">
Type: Article</text:p>
      <!--METADATA-->
      <text:p text:style-name="P4">
<draw:frame draw:style-name="fr1" draw:name="Image303" text:anchor-type="as-char" svg:width="6.9236in" svg:height="3.956343in" draw:z-index="0">
<draw:image xlink:href="../Images/yкринформ/2023-04-24T00-42-00-03-00/630_360_1660188458-133.jpg" xlink:type="simple" xlink:show="embed" xlink:actuate="onLoad" draw:mime-type="image/jpeg"/>
</draw:frame>
 росіянам,які звикли жити та відпочивати у тимчасово окупованому Криму, варто звикати дозвуків повітряної тривоги, адже нинішній теплий період року на півостровіоголошується "сезоном бавовни".</text:p>
      <text:p text:style-name="P4">
Про це в ефірі телемарафону "Єдині новини" у неділю, 23 квітня 2023 року,заявила начальниця Об'єднаного координаційного пресцентру Сил оборони півдняУкраїни Наталія Гуменюк, передає Укрінформ із посиланням на <text:a xlink:type="simple" xlink:href="https://espreso.tv/zsu-pochinayut-sezon-bavovni-v-krimu-gumenyuk" text:style-name="Internet_20_link" text:visited-style-name="Visited_20_Internet_20_Link">
</text:a>
 .</text:p>
      <text:p text:style-name="P4">
"Думаю що до пляжів у них просто справи не дійдуть. Тому що вони вже тамнагралися в пісочок. На цьому їх ігри й закінчаться", - сказала вона,коментуючи появу окопів на деяких піщаних пляжах на заході Кримськогопівострова.</text:p>
      <text:p text:style-name="P4">
<text:span text:style-name="T4">
Читайте також:</text:span>
 <text:span text:style-name="T4">
<text:a xlink:type="simple" xlink:href="https://www.ukrinform.ua/rubric-ato/3699682-gumenuk-poasnila-comu-vorog-posiliv-obstrili-pravoberezza-hersonsini.html" text:style-name="Internet_20_link" text:visited-style-name="Visited_20_Internet_20_Link">
 </text:a>
 </text:span>
</text:p>
      <text:p text:style-name="P4">
За словами Гуменюк, у тимчасово окупованому Криму нинішній сезон оголошено"сезоном бавовни, а не просто курорту".</text:p>
      <text:p text:style-name="P4">
"Тому до звуків повітряної тривоги їм необхідно звикати", - сказала вона.</text:p>
      <text:p text:style-name="P4">
<text:span text:style-name="T4">
Читайте також:</text:span>
 <text:span text:style-name="T4">
<text:a xlink:type="simple" xlink:href="https://www.ukrinform.ua/rubric-crimea/3699008-rosiani-stvoruut-u-krimu-kilka-rubeziv-oboroni-ta-vivozat-majno-do-rf-gumenuk.html" text:style-name="Internet_20_link" text:visited-style-name="Visited_20_Internet_20_Link">
 </text:a>
 </text:span>
</text:p>
      <text:p text:style-name="P4">
Як повідомлялося, окупаційні «органи влади» АР Крим та Севастополя _<text:span text:style-name="T4">
<text:a xlink:type="simple" xlink:href="https://www.ukrinform.ua/rubric-crimea/3694813-u-krimu-skasuvali-demonstracii-mars-bezsmertnogo-polku-ta-parad-na-9-travna.html" text:style-name="Internet_20_link" text:visited-style-name="Visited_20_Internet_20_Link">
</text:a>
 </text:span>
 _ , марш«Безсмертного полку» та військовий парад на 9 травня.</text:p>
      <text:p text:style-name="P4">
21 квітня Сімферополь, Джанкой, інші міста та райони тимчасово окупованого <text:span text:style-name="T4">
<text:a xlink:type="simple" xlink:href="https://www.ukrinform.ua/rubric-crimea" text:style-name="Internet_20_link" text:visited-style-name="Visited_20_Internet_20_Link">
</text:a>
 </text:span>
 знеструмлено. У Севастополісвітло зникало майже по всьому місту.</text:p>
      <text:p text:style-name="P4">
Source: <text:a xlink:type="simple" xlink:href="https://www.ukrinform.ua/rubric-crimea/3699717-gumenuk-anonsuvala-sezon-bavovni-u-timcasovo-okupovanomu-krimu.html" text:style-name="Internet_20_link" text:visited-style-name="Visited_20_Internet_20_Link">
https://www.ukrinform.ua/rubric-crimea/3699717-gumenuk-anonsuvala-sezon-bavovni-u-timcasovo-okupovanomu-krimu.html</text:a>
</text:p>
      <!--NEWS-->
      <text:h text:style-name="P10" text:outline-level="1">
<text:span text:style-name="T4">
В Україні зафіксували надзвичайно рідкісне для нашої широти Північне сяйво</text:span>
</text:h>
      <text:p text:style-name="P4">
Authors: Ukrinform (Person)</text:p>
      <text:p text:style-name="P4">
Publisher: Укринформ (Organization)</text:p>
      <text:p text:style-name="P4">
Published Time: 2023-04-24T00:57:00+03:00</text:p>
      <text:p text:style-name="P4">
Modified Time: 2023-04-24T00:57:00+03:00</text:p>
      <text:p text:style-name="P4">
Description: Українці спостерігають над дивовижним світлом у небі, яке нагадує Північне сяйво. — Укрінформ.</text:p>
      <text:p text:style-name="P4">
Images: ["<text:a xlink:type="simple" xlink:href="https://static.ukrinform.com/photos/2023_04/thumb_files/630_360_1682287082-425.jpeg" text:style-name="Internet_20_link" text:visited-style-name="Visited_20_Internet_20_Link">
630_360_16822...</text:a>
"]</text:p>
      <text:p text:style-name="P4">
Tags: ['Погода', 'Україна', 'Полярне сяйво']</text:p>
      <text:p text:style-name="P4">
Type: Article</text:p>
      <!--METADATA-->
      <text:p text:style-name="P4">
<draw:frame draw:style-name="fr1" draw:name="Image304" text:anchor-type="as-char" svg:width="6.9236in" svg:height="3.956343in" draw:z-index="0">
<draw:image xlink:href="../Images/yкринформ/2023-04-24T00-57-00-03-00/630_360_1682287082-425.jpeg" xlink:type="simple" xlink:show="embed" xlink:actuate="onLoad" draw:mime-type="image/jpeg"/>
</draw:frame>
 Українціспостерігають над дивовижним світлом у небі, яке нагадує Північне сяйво.</text:p>
      <text:p text:style-name="P4">
Про це повідомляє Укрінформ із посиланням на численні дописи у соцмережах.</text:p>
      <text:p text:style-name="P4">
Незвичайне явище у небі, яке нагадує північне сяйво помітили жителі багатьохрегіонів України.</text:p>
      <text:p text:style-name="P4">
Ось як це виглядало у Київській області:</text:p>
      <text:p text:style-name="Quotations">

<text:p text:style-name="P4">
Північне сяйво над Київською областю <text:a xlink:type="simple" xlink:href="https://twitter.com/hashtag/%D0%BF%D1%96%D0%B2%D0%BD%D1%96%D1%87%D0%BD%D0%B5%D1%81%D1%8F%D0%B9%D0%B2%D0%BE" text:style-name="Internet_20_link" text:visited-style-name="Visited_20_Internet_20_Link">
&gt;
 </text:a>
&gt;
 <text:a xlink:type="simple" xlink:href="https://twitter.com/hashtag/%D0%BA%D0%B8%D1%97%D0%B2%D1%89%D0%B8%D0%BD%D0%B0" text:style-name="Internet_20_link" text:visited-style-name="Visited_20_Internet_20_Link">
&gt;
 </text:a>
&gt;
 <text:a xlink:type="simple" xlink:href="https://twitter.com/hashtag/%D0%BA%D0%B8%D1%97%D0%B2%D1%81%D1%8C%D0%BA%D0%B0%D0%BE%D0%B1%D0%BB%D0%B0%D1%81%D1%82%D1%8C" text:style-name="Internet_20_link" text:visited-style-name="Visited_20_Internet_20_Link">
&gt;
 </text:a>
&gt;
 <text:a xlink:type="simple" xlink:href="https://twitter.com/hashtag/%D1%83%D0%BA%D1%80%D0%B0%D1%97%D0%BD%D0%B0" text:style-name="Internet_20_link" text:visited-style-name="Visited_20_Internet_20_Link">
&gt;
 </text:a>
&gt;
 <text:a xlink:type="simple" xlink:href="https://twitter.com/hashtag/%D0%BD%D0%BE%D0%B2%D0%B8%D0%BD%D0%B8%D1%83%D0%BA%D1%80%D0%B0%D1%97%D0%BD%D0%B8" text:style-name="Internet_20_link" text:visited-style-name="Visited_20_Internet_20_Link">
&gt;
 </text:a>
&gt;
 <text:a xlink:type="simple" xlink:href="https://twitter.com/hashtag/%D0%BD%D0%BE%D0%B2%D0%B8%D0%BD%D0%B8" text:style-name="Internet_20_link" text:visited-style-name="Visited_20_Internet_20_Link">
&gt;
 </text:a>
&gt;
 <text:a xlink:type="simple" xlink:href="https://t.co/xLqZGjk8SZ" text:style-name="Internet_20_link" text:visited-style-name="Visited_20_Internet_20_Link">
 </text:a>
&gt;
&gt;
 — Inform UA (@InformUAnews) <text:a xlink:type="simple" xlink:href="https://twitter.com/InformUAnews/status/1650248106972200961" text:style-name="Internet_20_link" text:visited-style-name="Visited_20_Internet_20_Link">
&gt;
 </text:a>
</text:p>

<text:p text:style-name="P4">
Північне сяйво над Чорнобилем <text:a xlink:type="simple" xlink:href="https://t.co/4JFgHsHjR1" text:style-name="Internet_20_link" text:visited-style-name="Visited_20_Internet_20_Link">
 </text:a>
&gt;
&gt;
 — Слава українському Криму (@nvAiOL22V3rq6oG) <text:a xlink:type="simple" xlink:href="https://twitter.com/nvAiOL22V3rq6oG/status/1650236550549057537" text:style-name="Internet_20_link" text:visited-style-name="Visited_20_Internet_20_Link">
&gt;
 </text:a>
</text:p>

</text:p>
      <text:p text:style-name="P4">
На Чернігівщині та Черкащині:</text:p>
      <text:p text:style-name="P4">
У Хмельницькому:</text:p>
      <text:p text:style-name="Quotations">

<text:p text:style-name="P4">
Так, це правда. Північне сяйво над Україною, та над рідним Хмельницьким.  &gt;
  Photoscape_km <text:a xlink:type="simple" xlink:href="https://twitter.com/hashtag/NorthernLights" text:style-name="Internet_20_link" text:visited-style-name="Visited_20_Internet_20_Link">
&gt;
 </text:a>
 <text:a xlink:type="simple" xlink:href="https://t.co/368jmzvbHw" text:style-name="Internet_20_link" text:visited-style-name="Visited_20_Internet_20_Link">
&gt;
 </text:a>
&gt;
&gt;
 — Василь Камінський (@Vasyl_Kaminskiy) <text:a xlink:type="simple" xlink:href="https://twitter.com/Vasyl_Kaminskiy/status/1650238426309095425" text:style-name="Internet_20_link" text:visited-style-name="Visited_20_Internet_20_Link">
&gt;
 </text:a>
</text:p>

</text:p>
      <text:p text:style-name="P4">
На Львівщині:</text:p>
      <text:p text:style-name="Quotations">

<text:p text:style-name="P4">
Північне сяйво в Івано-Франковому на Львівщині. Зафіксовано о 22:04. Тривало&gt;
 4 хвилини лише.  &gt;
  &gt;
  Відео: boikokyrylo <text:a xlink:type="simple" xlink:href="https://t.co/QzlJLsuvBS" text:style-name="Internet_20_link" text:visited-style-name="Visited_20_Internet_20_Link">
 </text:a>
&gt;
&gt;
 — Так люблю той Львів (@lviv1256) <text:a xlink:type="simple" xlink:href="https://twitter.com/lviv1256/status/1650240304337899521" text:style-name="Internet_20_link" text:visited-style-name="Visited_20_Internet_20_Link">
&gt;
 </text:a>
</text:p>

</text:p>
      <text:p text:style-name="P4">
Незвичне явище у небі може бути наслідком сильного геомагнітного шторму, якийза повідомлення компанії Space Weather Live відбувся 23 квітня.</text:p>
      <text:p text:style-name="Quotations">

<text:p text:style-name="P4">
Severe G4 geomagnetic storm (Kp8)  &gt;
  Threshold Reached: 19:44 UTC  &gt;
  Follow live on <text:a xlink:type="simple" xlink:href="https://t.co/Zkq26B89Y7" text:style-name="Internet_20_link" text:visited-style-name="Visited_20_Internet_20_Link">
 </text:a>
 <text:a xlink:type="simple" xlink:href="https://t.co/jC7uShfe5d" text:style-name="Internet_20_link" text:visited-style-name="Visited_20_Internet_20_Link">
 </text:a>
&gt;
&gt;
 — SpaceWeatherLive (@<text:span text:style-name="T5">
SpaceWeather</text:span>
) <text:a xlink:type="simple" xlink:href="https://twitter.com/_SpaceWeather_/status/1650228093326336000" text:style-name="Internet_20_link" text:visited-style-name="Visited_20_Internet_20_Link">
&gt;
 </text:a>
</text:p>

</text:p>
      <text:p text:style-name="P4">
Північне сяйво (воно ж <text:span text:style-name="T4">
<text:a xlink:type="simple" xlink:href="https://www.ukrinform.ua/tag-polarne-sajvo" text:style-name="Internet_20_link" text:visited-style-name="Visited_20_Internet_20_Link">
 </text:a>
 </text:span>
 )– це оптичне явище світіння окремих ділянок нічного неба в полярних районах,яке швидко змінюється. Виникає у верхніх шарах атмосфери планети під впливомпотоків заряджених частинок, які магнітне поле планети спрямовує до полюсів.</text:p>
      <text:p text:style-name="P4">
Зазвичай на Землі такі сяйва спостерігаються на відстані 20-35° від магнітнихполюсів Землі одночасно на всіх довготах, але з різною інтенсивністю. Київзнаходиться на широті 50°, тому для цього регіону планети такі явища єнадзвичайно рідкісними.</text:p>
      <text:p text:style-name="P4">
Source: <text:a xlink:type="simple" xlink:href="https://www.ukrinform.ua/rubric-regions/3699718-v-ukraini-zafiksuvali-pivnicne-sajvo.html" text:style-name="Internet_20_link" text:visited-style-name="Visited_20_Internet_20_Link">
https://www.ukrinform.ua/rubric-regions/3699718-v-ukraini-zafiksuvali-pivnicne-sajvo.html</text:a>
</text:p>
      <!--NEWS-->
      <text:h text:style-name="P10" text:outline-level="1">
<text:span text:style-name="T4">
Мінреінтеграції опублікувало алгоритми дій для родин зниклих безвісти</text:span>
</text:h>
      <text:p text:style-name="P4">
Author: ['АРМІЯINFORM']</text:p>
      <text:p text:style-name="P4">
Time: 2023-04-24T99:00:00-04:00</text:p>
      <text:p text:style-name="P4">
Description: Родини зниклих безвісти часто не знають, як діяти та до яких органів звертатися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305" text:anchor-type="as-char" svg:width="6.9236in" svg:height="5.1927in" draw:z-index="0">
<draw:image xlink:href="../Images/AРМІЯINFORM/2023-04-24T99-00-00-04-00/minre.jpeg" xlink:type="simple" xlink:show="embed" xlink:actuate="onLoad" draw:mime-type="image/jpeg"/>
</draw:frame>
</text:p>
      <text:p text:style-name="P4">
Родини зниклих безвісти часто не знають, як діяти та до яких органівзвертатися з питань, які їх хвилюють.</text:p>
      <text:p text:style-name="P4">
Мінреінтеграції <text:a xlink:type="simple" xlink:href="https://minre.gov.ua/2023/04/23/algorytmy-dij-dlya-rodyn-znyklyh-bezvisty/" text:style-name="Internet_20_link" text:visited-style-name="Visited_20_Internet_20_Link">
наводить</text:a>
 найбільш поширені запитання:</text:p>
      <ul>
        <li>
Взаємодія родин зниклих із територіальними центрами комплектації та соціальної підтримки.  * Як отримати інформацію про слідчого, який веде кримінальне провадження.  * Оформлення грошового забезпечення зниклого безвісти військовослужбовця.  * Як отримати витяг із Єдиного реєстру досудових розслідувань.</li>
      </ul>
      <text:p text:style-name="P4">
Мінреінтеграції підготувало алгоритми дій щодо найбільш актуальних питань.Алгоритми розроблено на підставі запитів, які надходили на гарячі лініїУповноваженого зі зниклих безвісти. Відповіді на найбільш актуальні запитаннянаведені за <text:a xlink:type="simple" xlink:href="https://minre.gov.ua/wp-content/uploads/2023/04/algorytm_dij_dlya_rodyn_znyklyh_bezvisty_04.pdf" text:style-name="Internet_20_link" text:visited-style-name="Visited_20_Internet_20_Link">
посиланням</text:a>
.</text:p>
      <text:p text:style-name="P4">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